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52in"/>
    </style:style>
    <style:style style:name="co2" style:family="table-column">
      <style:table-column-properties fo:break-before="auto" style:column-width="1.5516in"/>
    </style:style>
    <style:style style:name="ro1" style:family="table-row">
      <style:table-row-properties style:row-height="0.2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2.1043in" fo:break-before="auto" style:use-optimal-row-height="true"/>
    </style:style>
    <style:style style:name="ro4" style:family="table-row">
      <style:table-row-properties style:row-height="2.4236in" fo:break-before="auto" style:use-optimal-row-height="true"/>
    </style:style>
    <style:style style:name="ro5" style:family="table-row">
      <style:table-row-properties style:row-height="2.2638in" fo:break-before="auto" style:use-optimal-row-height="true"/>
    </style:style>
    <style:style style:name="ro6" style:family="table-row">
      <style:table-row-properties style:row-height="2.7429in" fo:break-before="auto" style:use-optimal-row-height="true"/>
    </style:style>
    <style:style style:name="ro7" style:family="table-row">
      <style:table-row-properties style:row-height="2.5835in" fo:break-before="auto" style:use-optimal-row-height="true"/>
    </style:style>
    <style:style style:name="ro8" style:family="table-row">
      <style:table-row-properties style:row-height="3.0626in" fo:break-before="auto" style:use-optimal-row-height="true"/>
    </style:style>
    <style:style style:name="ro9" style:family="table-row">
      <style:table-row-properties style:row-height="1.1457in" fo:break-before="auto" style:use-optimal-row-height="true"/>
    </style:style>
    <style:style style:name="ro10" style:family="table-row">
      <style:table-row-properties style:row-height="1.3055in" fo:break-before="auto" style:use-optimal-row-height="true"/>
    </style:style>
    <style:style style:name="ro11" style:family="table-row">
      <style:table-row-properties style:row-height="3.7016in" fo:break-before="auto" style:use-optimal-row-height="true"/>
    </style:style>
    <style:style style:name="ro12" style:family="table-row">
      <style:table-row-properties style:row-height="2.9028in" fo:break-before="auto" style:use-optimal-row-height="true"/>
    </style:style>
    <style:style style:name="ro13" style:family="table-row">
      <style:table-row-properties style:row-height="1.7846in" fo:break-before="auto" style:use-optimal-row-height="true"/>
    </style:style>
    <style:style style:name="ro14" style:family="table-row">
      <style:table-row-properties style:row-height="3.222in" fo:break-before="auto" style:use-optimal-row-height="true"/>
    </style:style>
    <style:style style:name="ro15" style:family="table-row">
      <style:table-row-properties style:row-height="1.9445in" fo:break-before="auto" style:use-optimal-row-height="true"/>
    </style:style>
    <style:style style:name="ro16" style:family="table-row">
      <style:table-row-properties style:row-height="3.3819in" fo:break-before="auto" style:use-optimal-row-height="true"/>
    </style:style>
    <style:style style:name="ro17" style:family="table-row">
      <style:table-row-properties style:row-height="1.6252in" fo:break-before="auto" style:use-optimal-row-height="true"/>
    </style:style>
    <style:style style:name="ro18" style:family="table-row">
      <style:table-row-properties style:row-height="3.5417in" fo:break-before="auto" style:use-optimal-row-height="true"/>
    </style:style>
    <style:style style:name="ta1" style:family="table" style:master-page-name="PageStyle_5f_Worksheet">
      <style:table-properties table:display="true" style:writing-mode="lr-tb"/>
    </style:style>
    <style:style style:name="ce1" style:family="table-cell" style:parent-style-name="Default" style:data-style-name="N0">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Worksheet" table:style-name="ta1">
        <office:forms form:automatic-focus="false" form:apply-design-mode="false"/>
        <table:table-column table:style-name="co1" table:number-columns-repeated="16" table:default-cell-style-name="Default"/>
        <table:table-column table:style-name="co2" table:default-cell-style-name="ce1"/>
        <table:table-column table:style-name="co1" table:number-columns-repeated="50" table:default-cell-style-name="Default"/>
        <table:table-row table:style-name="ro1">
          <table:table-cell office:value-type="string" calcext:value-type="string">
            <text:p>Product ID</text:p>
          </table:table-cell>
          <table:table-cell office:value-type="string" calcext:value-type="string">
            <text:p>Active (0/1)</text:p>
          </table:table-cell>
          <table:table-cell office:value-type="string" calcext:value-type="string">
            <text:p>Name</text:p>
          </table:table-cell>
          <table:table-cell office:value-type="string" calcext:value-type="string">
            <text:p>Categories (x,y,z...)</text:p>
          </table:table-cell>
          <table:table-cell office:value-type="string" calcext:value-type="string">
            <text:p>Price tax excluded</text:p>
          </table:table-cell>
          <table:table-cell office:value-type="string" calcext:value-type="string">
            <text:p>Tax rules ID</text:p>
          </table:table-cell>
          <table:table-cell office:value-type="string" calcext:value-type="string">
            <text:p>Wholesale price</text:p>
          </table:table-cell>
          <table:table-cell office:value-type="string" calcext:value-type="string">
            <text:p>On sale (0/1)</text:p>
          </table:table-cell>
          <table:table-cell office:value-type="string" calcext:value-type="string">
            <text:p>Discount amount</text:p>
          </table:table-cell>
          <table:table-cell office:value-type="string" calcext:value-type="string">
            <text:p>Discount percent</text:p>
          </table:table-cell>
          <table:table-cell office:value-type="string" calcext:value-type="string">
            <text:p>Discount from (yyyy-mm-dd)</text:p>
          </table:table-cell>
          <table:table-cell office:value-type="string" calcext:value-type="string">
            <text:p>Discount to (yyyy-mm-dd)</text:p>
          </table:table-cell>
          <table:table-cell office:value-type="string" calcext:value-type="string">
            <text:p>Reference #</text:p>
          </table:table-cell>
          <table:table-cell office:value-type="string" calcext:value-type="string">
            <text:p>Supplier reference #</text:p>
          </table:table-cell>
          <table:table-cell office:value-type="string" calcext:value-type="string">
            <text:p>Supplier</text:p>
          </table:table-cell>
          <table:table-cell office:value-type="string" calcext:value-type="string">
            <text:p>Manufacturer</text:p>
          </table:table-cell>
          <table:table-cell office:value-type="string" calcext:value-type="string">
            <text:p>EAN13</text:p>
          </table:table-cell>
          <table:table-cell office:value-type="string" calcext:value-type="string">
            <text:p>UPC</text:p>
          </table:table-cell>
          <table:table-cell office:value-type="string" calcext:value-type="string">
            <text:p>MPN</text:p>
          </table:table-cell>
          <table:table-cell office:value-type="string" calcext:value-type="string">
            <text:p>Ecotax</text:p>
          </table:table-cell>
          <table:table-cell office:value-type="string" calcext:value-type="string">
            <text:p>Width</text:p>
          </table:table-cell>
          <table:table-cell office:value-type="string" calcext:value-type="string">
            <text:p>Height</text:p>
          </table:table-cell>
          <table:table-cell office:value-type="string" calcext:value-type="string">
            <text:p>Depth</text:p>
          </table:table-cell>
          <table:table-cell office:value-type="string" calcext:value-type="string">
            <text:p>Weight</text:p>
          </table:table-cell>
          <table:table-cell office:value-type="string" calcext:value-type="string">
            <text:p>Deliver time of in-stock products</text:p>
          </table:table-cell>
          <table:table-cell office:value-type="string" calcext:value-type="string">
            <text:p>Delivery time of out-of-stock products with allowed orders</text:p>
          </table:table-cell>
          <table:table-cell office:value-type="string" calcext:value-type="string">
            <text:p>Quantity</text:p>
          </table:table-cell>
          <table:table-cell office:value-type="string" calcext:value-type="string">
            <text:p>Minimal quantity</text:p>
          </table:table-cell>
          <table:table-cell office:value-type="string" calcext:value-type="string">
            <text:p>Low stock level</text:p>
          </table:table-cell>
          <table:table-cell office:value-type="string" calcext:value-type="string">
            <text:p>Send me an email when the quantity is under this level</text:p>
          </table:table-cell>
          <table:table-cell office:value-type="string" calcext:value-type="string">
            <text:p>Visbility</text:p>
          </table:table-cell>
          <table:table-cell office:value-type="string" calcext:value-type="string">
            <text:p>Additional shipping cost</text:p>
          </table:table-cell>
          <table:table-cell office:value-type="string" calcext:value-type="string">
            <text:p>Unity</text:p>
          </table:table-cell>
          <table:table-cell office:value-type="string" calcext:value-type="string">
            <text:p>Unity price</text:p>
          </table:table-cell>
          <table:table-cell office:value-type="string" calcext:value-type="string">
            <text:p>Summary</text:p>
          </table:table-cell>
          <table:table-cell office:value-type="string" calcext:value-type="string">
            <text:p>Description</text:p>
          </table:table-cell>
          <table:table-cell office:value-type="string" calcext:value-type="string">
            <text:p>Tags (x,y,z...)</text:p>
          </table:table-cell>
          <table:table-cell office:value-type="string" calcext:value-type="string">
            <text:p>Meta title</text:p>
          </table:table-cell>
          <table:table-cell office:value-type="string" calcext:value-type="string">
            <text:p>Meta keywords</text:p>
          </table:table-cell>
          <table:table-cell office:value-type="string" calcext:value-type="string">
            <text:p>Meta description</text:p>
          </table:table-cell>
          <table:table-cell office:value-type="string" calcext:value-type="string">
            <text:p>URL rewritten</text:p>
          </table:table-cell>
          <table:table-cell office:value-type="string" calcext:value-type="string">
            <text:p>Text when in stock</text:p>
          </table:table-cell>
          <table:table-cell office:value-type="string" calcext:value-type="string">
            <text:p>Text when backorder allowed</text:p>
          </table:table-cell>
          <table:table-cell office:value-type="string" calcext:value-type="string">
            <text:p>Available for order (0 = No, 1 = Yes)</text:p>
          </table:table-cell>
          <table:table-cell office:value-type="string" calcext:value-type="string">
            <text:p>Product available date</text:p>
          </table:table-cell>
          <table:table-cell office:value-type="string" calcext:value-type="string">
            <text:p>Product creation date</text:p>
          </table:table-cell>
          <table:table-cell office:value-type="string" calcext:value-type="string">
            <text:p>Show price (0 = No, 1 = Yes)</text:p>
          </table:table-cell>
          <table:table-cell office:value-type="string" calcext:value-type="string">
            <text:p>Image URLs (x,y,z...)</text:p>
          </table:table-cell>
          <table:table-cell office:value-type="string" calcext:value-type="string">
            <text:p>Image alt texts (x,y,z...)</text:p>
          </table:table-cell>
          <table:table-cell office:value-type="string" calcext:value-type="string">
            <text:p>Delete existing images (0 = No, 1 = Yes)</text:p>
          </table:table-cell>
          <table:table-cell office:value-type="string" calcext:value-type="string">
            <text:p>Feature(Name:Value:Position)</text:p>
          </table:table-cell>
          <table:table-cell office:value-type="string" calcext:value-type="string">
            <text:p>Available online only (0 = No, 1 = Yes)</text:p>
          </table:table-cell>
          <table:table-cell office:value-type="string" calcext:value-type="string">
            <text:p>Condition</text:p>
          </table:table-cell>
          <table:table-cell office:value-type="string" calcext:value-type="string">
            <text:p>Customizable (0 = No, 1 = Yes)</text:p>
          </table:table-cell>
          <table:table-cell office:value-type="string" calcext:value-type="string">
            <text:p>Uploadable files (0 = No, 1 = Yes)</text:p>
          </table:table-cell>
          <table:table-cell office:value-type="string" calcext:value-type="string">
            <text:p>Text fields (0 = No, 1 = Yes)</text:p>
          </table:table-cell>
          <table:table-cell office:value-type="string" calcext:value-type="string">
            <text:p>Out of stock action</text:p>
          </table:table-cell>
          <table:table-cell office:value-type="string" calcext:value-type="string">
            <text:p>Virtual product</text:p>
          </table:table-cell>
          <table:table-cell office:value-type="string" calcext:value-type="string">
            <text:p>File URL</text:p>
          </table:table-cell>
          <table:table-cell office:value-type="string" calcext:value-type="string">
            <text:p>Number of allowed downloads</text:p>
          </table:table-cell>
          <table:table-cell office:value-type="string" calcext:value-type="string">
            <text:p>Expiration date</text:p>
          </table:table-cell>
          <table:table-cell office:value-type="string" calcext:value-type="string">
            <text:p>Number of days</text:p>
          </table:table-cell>
          <table:table-cell office:value-type="string" calcext:value-type="string">
            <text:p>ID / Name of shop</text:p>
          </table:table-cell>
          <table:table-cell office:value-type="string" calcext:value-type="string">
            <text:p>Advanced stock management</text:p>
          </table:table-cell>
          <table:table-cell office:value-type="string" calcext:value-type="string">
            <text:p>Depends On Stock</text:p>
          </table:table-cell>
          <table:table-cell office:value-type="string" calcext:value-type="string">
            <text:p>Warehouse</text:p>
          </table:table-cell>
          <table:table-cell office:value-type="string" calcext:value-type="string">
            <text:p>Acessories <text:s/>(x,y,z...)</text:p>
          </table:table-cell>
        </table:table-row>
        <table:table-row table:style-name="ro2">
          <table:table-cell table:number-columns-repeated="2" office:value-type="float" office:value="1" calcext:value-type="float">
            <text:p>1</text:p>
          </table:table-cell>
          <table:table-cell office:value-type="string" calcext:value-type="string">
            <text:p>Przemysłowa lampa wisząca czarna ze stelażem 4-punktowa - Cage Rack</text:p>
          </table:table-cell>
          <table:table-cell office:value-type="string" calcext:value-type="string">
            <text:p>Lampy wiszące</text:p>
          </table:table-cell>
          <table:table-cell office:value-type="float" office:value="1365" calcext:value-type="float">
            <text:p>1365</text:p>
          </table:table-cell>
          <table:table-cell office:value-type="float" office:value="1" calcext:value-type="float">
            <text:p>1</text:p>
          </table:table-cell>
          <table:table-cell/>
          <table:table-cell office:value-type="float" office:value="1" calcext:value-type="float">
            <text:p>1</text:p>
          </table:table-cell>
          <table:table-cell office:value-type="float" office:value="50" calcext:value-type="float">
            <text:p>50</text:p>
          </table:table-cell>
          <table:table-cell table:number-columns-repeated="6"/>
          <table:table-cell office:value-type="string" calcext:value-type="string">
            <text:p>QAZQA</text:p>
          </table:table-cell>
          <table:table-cell office:value-type="float" office:value="8718881082771" calcext:value-type="float">
            <text:p>8718881082771</text:p>
          </table:table-cell>
          <table:table-cell table:number-columns-repeated="9"/>
          <table:table-cell office:value-type="float" office:value="131" calcext:value-type="float">
            <text:p>131</text:p>
          </table:table-cell>
          <table:table-cell table:number-columns-repeated="3"/>
          <table:table-cell office:value-type="string" calcext:value-type="string">
            <text:p>both</text:p>
          </table:table-cell>
          <table:table-cell table:number-columns-repeated="4"/>
          <table:table-cell office:value-type="string" calcext:value-type="string">
            <text:p>Ładny, przewiewny design z mocnym minimalistycznym wizerunkiem. Czy również wybierasz ten stylowy wygląd? Ta lampa wisząca Cage jest fajna i nowoczesna. Czyste linie stanowią mocne stwierdzenie. Czarny kolor sprawia, że pasuje do każdego wnętrza. Ta klatka jest wyjątkowa ze względu na otwarty stojak, który znajduje się na górze lampy. Tutaj możesz bardzo łatwo coś ustawić. To sprawia, że ta lampa jest bardzo ładna nad stołem w jadalni, na przykład z wiszącymi na niej roślinami lub nad wyspą kuchenną z ziołami i tym podobnymi. Wybór należy do Ciebie! Ta klatka ma 101,5 cm długości, 41 cm wysokości, 20 cm szerokości i posiada 4 punkty świetlne. Lampa jest regulowana w zakresie od minimum 75 cm do maksymalnie 150 cm. Kabel ma długość 112 cm. Otwarty charakter projektu jest idealny do wykorzystania jednego z naszych pięknych dekoracyjnych źródeł światła E27 (maks. 60 W). Upewnij się, że kupujesz źródła światła z możliwością ściemniania lub źródła światła o małym strumieniu światła. Ze względu na 4 punkty świetlne lampa daje dużo światła. Wyznaczaj trendy i wyprzedzaj resztę dzięki tej fajnej i nowoczesnej klatce. * Uwaga: maksymalna waga klatki zależy od wytrzymałości sufitu! Dobrze, jeśli wcześniej to sprawdzisz.</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4014_96770_0.jpg, https://www.lampyiswiatlo.pl/media/catalog/product/cache/dc8ebad46b1b99eec05144e062f13606/9/6/4014_96770_0.jpg</text:p>
          </table:table-cell>
          <table:table-cell office:value-type="string" calcext:value-type="string">
            <text:p>Przemysłowa lampa wisząca czarna ze stelażem 4-punktowa - Cage Rac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 calcext:value-type="float">
            <text:p>2</text:p>
          </table:table-cell>
          <table:table-cell office:value-type="float" office:value="1" calcext:value-type="float">
            <text:p>1</text:p>
          </table:table-cell>
          <table:table-cell office:value-type="string" calcext:value-type="string">
            <text:p>Designerska lampa wisząca czarna z diodami LED - Platinum</text:p>
          </table:table-cell>
          <table:table-cell office:value-type="string" calcext:value-type="string">
            <text:p>Lampy wiszące</text:p>
          </table:table-cell>
          <table:table-cell office:value-type="float" office:value="819" calcext:value-type="float">
            <text:p>819</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20" calcext:value-type="float">
            <text:p>20</text:p>
          </table:table-cell>
          <table:table-cell table:number-columns-repeated="5"/>
          <table:table-cell office:value-type="string" calcext:value-type="string">
            <text:p>QAZQA</text:p>
          </table:table-cell>
          <table:table-cell office:value-type="float" office:value="8718881096013" calcext:value-type="float">
            <text:p>8718881096013</text:p>
          </table:table-cell>
          <table:table-cell table:number-columns-repeated="9"/>
          <table:table-cell office:value-type="float" office:value="37" calcext:value-type="float">
            <text:p>37</text:p>
          </table:table-cell>
          <table:table-cell table:number-columns-repeated="3"/>
          <table:table-cell office:value-type="string" calcext:value-type="string">
            <text:p>both</text:p>
          </table:table-cell>
          <table:table-cell table:number-columns-repeated="4"/>
          <table:table-cell office:value-type="string" calcext:value-type="string">
            <text:p>Bardzo elegancka nowoczesna lampa wisząca w połączeniu z czarną stalą z pięknie ukształtowanym szkłem i czterema bardzo mocnymi niewymiennymi modułami LED (1280 lumenów i 3000 kelwinów). Szkło ma matową środkową część i wygląda to bardzo luksusowo. Lampa idealnie wpasowuje się nad stołem w salonie lub kuchni. Lampa ma długość 120 cm i szerokość 6 cm. Płyta montażowa ma długość 27 cm i szerokość 6 cm. Możesz samodzielnie ustawić lampę w wysokości od minimum 80 cm do maksymalnie 150 cm. Uwaga; tej lampy nie można przyciemniać. Platinum to naprawdę zdjęcie do zobaczeni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5923_98224_0.jpg, https://www.lampyiswiatlo.pl/media/catalog/product/cache/dc8ebad46b1b99eec05144e062f13606/9/8/5923_98224_0.jpg</text:p>
          </table:table-cell>
          <table:table-cell office:value-type="string" calcext:value-type="string">
            <text:p>Designerska lampa wisząca czarna z diodami LED - Platinu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3" calcext:value-type="float">
            <text:p>3</text:p>
          </table:table-cell>
          <table:table-cell office:value-type="float" office:value="1" calcext:value-type="float">
            <text:p>1</text:p>
          </table:table-cell>
          <table:table-cell office:value-type="string" calcext:value-type="string">
            <text:p>Lampa wisząca art deco kryształ złota 65cm - Kasbah</text:p>
          </table:table-cell>
          <table:table-cell office:value-type="string" calcext:value-type="string">
            <text:p>Lampy wiszące</text:p>
          </table:table-cell>
          <table:table-cell office:value-type="float" office:value="3335" calcext:value-type="float">
            <text:p>333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2152" calcext:value-type="float">
            <text:p>8718881092152</text:p>
          </table:table-cell>
          <table:table-cell table:number-columns-repeated="9"/>
          <table:table-cell office:value-type="float" office:value="50" calcext:value-type="float">
            <text:p>50</text:p>
          </table:table-cell>
          <table:table-cell table:number-columns-repeated="3"/>
          <table:table-cell office:value-type="string" calcext:value-type="string">
            <text:p>both</text:p>
          </table:table-cell>
          <table:table-cell table:number-columns-repeated="4"/>
          <table:table-cell office:value-type="string" calcext:value-type="string">
            <text:p>Lampa wisząca Kasbah wprowadzi iście królewską atmosferę do Twojego domu. </text:p>
            <text:p/>
            <text:p>Lampa inspirowana jest stylem art deco. Konstrukcja lampy w połączeniu z kryształkami nadaje lampie klasy. A same kryształy pięknie odbijają światło tworząc przecudowną atmosferę w pomieszczeniu.</text:p>
            <text:p/>
            <text:p>Średnica klosza: 65 cm</text:p>
            <text:p/>
            <text:p>Wysokość klosza: 75 cm</text:p>
            <text:p/>
            <text:p>Regulowana wysokość w zakresie: 80-190 cm</text:p>
            <text:p/>
            <text:p>Lampa jest gotowa do podłączenia do instalacji o napięciu 230 V. Maksymalny pobór mocy wynosi 3x40W. W komplecie nie ma źródła światła. Takowe należy zakupić we własnym zakresie. Lampa wyposażona jest w 3 gwinty na E27. </text:p>
            <text:p/>
            <text:p>Lampa Kasbah będzie prawdziwą ozdobą salonu, sypialni czy jadalni. </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4564_97803_0.jpg, https://www.lampyiswiatlo.pl/media/catalog/product/cache/dc8ebad46b1b99eec05144e062f13606/9/7/4564_97803_0.jpg</text:p>
          </table:table-cell>
          <table:table-cell office:value-type="string" calcext:value-type="string">
            <text:p>Lampa wisząca art deco kryształ złota 65cm - Kasbah</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 calcext:value-type="float">
            <text:p>4</text:p>
          </table:table-cell>
          <table:table-cell office:value-type="float" office:value="1" calcext:value-type="float">
            <text:p>1</text:p>
          </table:table-cell>
          <table:table-cell office:value-type="string" calcext:value-type="string">
            <text:p>Designerska lampa wisząca czarna 70 cm - Wire Dos</text:p>
          </table:table-cell>
          <table:table-cell office:value-type="string" calcext:value-type="string">
            <text:p>Lampy wiszące</text:p>
          </table:table-cell>
          <table:table-cell office:value-type="float" office:value="2459" calcext:value-type="float">
            <text:p>2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0519" calcext:value-type="float">
            <text:p>8718881130519</text:p>
          </table:table-cell>
          <table:table-cell table:number-columns-repeated="9"/>
          <table:table-cell office:value-type="float" office:value="114" calcext:value-type="float">
            <text:p>114</text:p>
          </table:table-cell>
          <table:table-cell table:number-columns-repeated="3"/>
          <table:table-cell office:value-type="string" calcext:value-type="string">
            <text:p>both</text:p>
          </table:table-cell>
          <table:table-cell table:number-columns-repeated="4"/>
          <table:table-cell office:value-type="string" calcext:value-type="string">
            <text:p>Wire Dos to piękna duża lampa wisząca do przedpokoju, salonu lub jadalni. Jej pionowe słupki zapewniają piękny efekt świetlny w pomieszczeniu. Lampa wisząca wykonana jest ze stali i wykończona w kolorze czarnym. Dzięki temu jest ponadczasowy i pasuje do każdego wnętrza. Wire Dos ma średnicę 70 cm i ma regulowaną wysokość: minimum 114 cm i maksimum 204 cm. Płyta montażowa ma średnicę 12 cm i wysokość 4 cm. Sznurek ma długość 120 cm. Czarny klosz ma średnicę 70 cm i wysokość 80 cm. Uzupełnij lampę wiszącą o źródło światła z oprawą E27 (maks. 40 Watt). Wybierz źródło światła, które również ładnie wygląda, ponieważ jest wyraźnie widoczne w oprawie. Aby było jeszcze przytulniej, możesz przyciemnić lampę zewnętrznym ściemniaczem (brak w zestawie)</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318_104749_0.jpg, https://www.lampyiswiatlo.pl/media/catalog/product/cache/dc8ebad46b1b99eec05144e062f13606/1/0/5318_104749_0.jpg</text:p>
          </table:table-cell>
          <table:table-cell office:value-type="string" calcext:value-type="string">
            <text:p>Designerska lampa wisząca czarna 70 cm - Wire Do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 calcext:value-type="float">
            <text:p>5</text:p>
          </table:table-cell>
          <table:table-cell office:value-type="float" office:value="1" calcext:value-type="float">
            <text:p>1</text:p>
          </table:table-cell>
          <table:table-cell office:value-type="string" calcext:value-type="string">
            <text:p>Designerska lampa wisząca złota 70 cm - Wire Dos</text:p>
          </table:table-cell>
          <table:table-cell office:value-type="string" calcext:value-type="string">
            <text:p>Lampy wiszące</text:p>
          </table:table-cell>
          <table:table-cell office:value-type="float" office:value="2459" calcext:value-type="float">
            <text:p>2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0526" calcext:value-type="float">
            <text:p>8718881130526</text:p>
          </table:table-cell>
          <table:table-cell table:number-columns-repeated="9"/>
          <table:table-cell office:value-type="float" office:value="125" calcext:value-type="float">
            <text:p>125</text:p>
          </table:table-cell>
          <table:table-cell table:number-columns-repeated="3"/>
          <table:table-cell office:value-type="string" calcext:value-type="string">
            <text:p>both</text:p>
          </table:table-cell>
          <table:table-cell table:number-columns-repeated="4"/>
          <table:table-cell office:value-type="string" calcext:value-type="string">
            <text:p>Wow, jaką piękną lampą jest Wire Dos! Tej lampy wiszącej nie powinno zabraknąć w Twoim designerskim wnętrzu. Listwy przebijające światło pionowo tworzą piękny efekt świetlny w pomieszczeniu. Lampa wisząca wykonana jest ze stali i wykończona w kolorze złotym. Ma średnicę 70 cm i jest regulowana na wysokość; minimum 114 cm i maksimum 204 cm. Płyta montażowa ma średnicę 12 cm i wysokość 4 cm. Sznurek ma długość 120 cm. Stalowy klosz ma średnicę 70 cm i wysokość 80 cm. Zakończ Wire Dos źródłem światła z oprawą E27 (maks. 40 Watt). Nie zapomnij zamówić ich osobno. Aby w domu było jeszcze przytulniej, lampę można podłączyć do ściemniacza, którego nie ma w zestawie. Piękna lampa wisząca nad stołem jadalnym, w salonie lub sypialni. Uzupełnij swoje designerskie wnętrze lampą wiszącą Wire Dos.</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387_104750_0.jpg, https://www.lampyiswiatlo.pl/media/catalog/product/cache/dc8ebad46b1b99eec05144e062f13606/1/0/8387_104750_0.jpg</text:p>
          </table:table-cell>
          <table:table-cell office:value-type="string" calcext:value-type="string">
            <text:p>Designerska lampa wisząca złota 70 cm - Wire Do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6" calcext:value-type="float">
            <text:p>6</text:p>
          </table:table-cell>
          <table:table-cell office:value-type="float" office:value="1" calcext:value-type="float">
            <text:p>1</text:p>
          </table:table-cell>
          <table:table-cell office:value-type="string" calcext:value-type="string">
            <text:p>Przemysłowa lampa wisząca brąz 35cm - Magna Classic</text:p>
          </table:table-cell>
          <table:table-cell office:value-type="string" calcext:value-type="string">
            <text:p>Lampy wiszące</text:p>
          </table:table-cell>
          <table:table-cell office:value-type="float" office:value="679" calcext:value-type="float">
            <text:p>67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61844" calcext:value-type="float">
            <text:p>8718881061844</text:p>
          </table:table-cell>
          <table:table-cell table:number-columns-repeated="9"/>
          <table:table-cell office:value-type="float" office:value="100" calcext:value-type="float">
            <text:p>100</text:p>
          </table:table-cell>
          <table:table-cell table:number-columns-repeated="3"/>
          <table:table-cell office:value-type="string" calcext:value-type="string">
            <text:p>both</text:p>
          </table:table-cell>
          <table:table-cell table:number-columns-repeated="4"/>
          <table:table-cell office:value-type="string" calcext:value-type="string">
            <text:p>Lampa wisząca Magna Classic będzie nie tylko praktycznym dodatkiem emitującymi nastrojowe światło, ale również ozdobą każdego pomieszczenia.</text:p>
            <text:p> </text:p>
            <text:p>Przecierane wnętrze klosza sprawia, że emitowane światło jest ciepłe i nastrojowe.</text:p>
            <text:p> </text:p>
            <text:p>Średnica klosza: 34 cm</text:p>
            <text:p> </text:p>
            <text:p>Wysokość klosza: 22 cm</text:p>
            <text:p> </text:p>
            <text:p>Średnica podsufitki: 9 cm</text:p>
            <text:p> </text:p>
            <text:p>Całkowita wysokość lampy: 85 cm (długość zawieszenia można skrócić)</text:p>
            <text:p> </text:p>
            <text:p>Lampa jest gotowa do podłączenia do instalacji o napięciu 230V. W komplecie nie ma źródła światła. Takowe należy zakupić we własnym zakresie. Lampa wyposażona jest w gwint na E27 o maksymalnym poborze mocy do 40W. </text:p>
            <text:p> </text:p>
            <text:p>Kolekcja Magna to synonim powabu i szyku.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4/9636_94504_0.jpg, https://www.lampyiswiatlo.pl/media/catalog/product/cache/dc8ebad46b1b99eec05144e062f13606/9/4/9636_94504_0.jpg</text:p>
          </table:table-cell>
          <table:table-cell office:value-type="string" calcext:value-type="string">
            <text:p>Przemysłowa lampa wisząca brąz 35cm - Magna Classic</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7" calcext:value-type="float">
            <text:p>7</text:p>
          </table:table-cell>
          <table:table-cell office:value-type="float" office:value="1" calcext:value-type="float">
            <text:p>1</text:p>
          </table:table-cell>
          <table:table-cell office:value-type="string" calcext:value-type="string">
            <text:p>Nowoczesna lampa wisząca złota z 5-punktowymi lampkami LED - Kiko</text:p>
          </table:table-cell>
          <table:table-cell office:value-type="string" calcext:value-type="string">
            <text:p>Lampy wiszące</text:p>
          </table:table-cell>
          <table:table-cell office:value-type="float" office:value="2469" calcext:value-type="float">
            <text:p>24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494" calcext:value-type="float">
            <text:p>8718881121494</text:p>
          </table:table-cell>
          <table:table-cell table:number-columns-repeated="9"/>
          <table:table-cell office:value-type="float" office:value="63" calcext:value-type="float">
            <text:p>63</text:p>
          </table:table-cell>
          <table:table-cell table:number-columns-repeated="3"/>
          <table:table-cell office:value-type="string" calcext:value-type="string">
            <text:p>both</text:p>
          </table:table-cell>
          <table:table-cell table:number-columns-repeated="4"/>
          <table:table-cell office:value-type="string" calcext:value-type="string">
            <text:p>Cóż za przytulna lampa wisząca Kiko! 5 punktów świetlnych wygląda jak świece zwisające z oprawy. Lampa wisząca wykonana jest z aluminium i wykończona w kolorze czarnym ze złotem. Ma długość 98 cm i szerokość 8 cm. Posiada regulację wysokości od 38,5 cm do 155 cm. Sznur ma długość 146,5 cm. Płyta montażowa ma wysokość 4 cm, długość 34 cm i szerokość 8 cm. Każda ze złotych czapek ma średnicę 4 cm i wysokość 4,5 cm. Dioda LED jest zintegrowana z oprawą i ma strumień świetlny 2000 lumenów i 2700 kelwinów. Daje to lampie wiszącej dużo bardzo ciepłego, białego światła. Dioda LED można również ściemniać za pomocą 3-stopniowego ściemniacza. Oznacza to, że po naciśnięciu własnego przełącznika światła, gdy uzyskasz 100% (pełnego) światła, a po raz drugi 60% światła. Za trzecim razem masz 30% (atmosferycznego) światła. Kiko to idealna lampa wisząca nad stołem w jadalni lub w biurze. Nadaj swojemu wnętrzu klimat dzięki lampie wiszącej Kiko!</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679_103835_0.jpg, https://www.lampyiswiatlo.pl/media/catalog/product/cache/dc8ebad46b1b99eec05144e062f13606/1/0/2679_103835_0.jpg</text:p>
          </table:table-cell>
          <table:table-cell office:value-type="string" calcext:value-type="string">
            <text:p>Nowoczesna lampa wisząca złota z 5-punktowymi lampkami LED - Kik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8" calcext:value-type="float">
            <text:p>8</text:p>
          </table:table-cell>
          <table:table-cell office:value-type="float" office:value="1" calcext:value-type="float">
            <text:p>1</text:p>
          </table:table-cell>
          <table:table-cell office:value-type="string" calcext:value-type="string">
            <text:p>Nowoczesna lampa wisząca drewniana z 3-stopniowym ściemnianiem LED - Holz</text:p>
          </table:table-cell>
          <table:table-cell office:value-type="string" calcext:value-type="string">
            <text:p>Lampy wiszące</text:p>
          </table:table-cell>
          <table:table-cell office:value-type="float" office:value="2469" calcext:value-type="float">
            <text:p>24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487" calcext:value-type="float">
            <text:p>8718881121487</text:p>
          </table:table-cell>
          <table:table-cell table:number-columns-repeated="9"/>
          <table:table-cell office:value-type="float" office:value="127" calcext:value-type="float">
            <text:p>127</text:p>
          </table:table-cell>
          <table:table-cell table:number-columns-repeated="3"/>
          <table:table-cell office:value-type="string" calcext:value-type="string">
            <text:p>both</text:p>
          </table:table-cell>
          <table:table-cell table:number-columns-repeated="4"/>
          <table:table-cell office:value-type="string" calcext:value-type="string">
            <text:p>Prosty w swojej konstrukcji, ale to nie czyni Holz mniej pięknym. Właśnie dlatego, że jest tak prosta, jest to potężna lampa. Lampa wisząca wykonana jest z drewna z aluminium. Ma długość 98 cm i szerokość 80 cm. Ma regulowaną wysokość, minimalnie 39 cm i maksymalnie 150 cm. Sznurek ma długość 141 cm. Płyta montażowa ma wysokość 4 cm, długość 34 cm i szerokość 8 cm. Drewniany klosz ma wysokość 5 cm i szerokość 4,5 cm. Holz jest dostarczany wraz z oświetleniem LED. Ma strumień świetlny 3600 lumenów i 2700 kelwinów. To sprawia, że jest to prawdziwa potęga! Na szczęście lampę można również ściemniać za pomocą 3-stopniowego ściemniacza. Oznacza to, że po naciśnięciu własnego przełącznika światła po uzyskaniu 100% (pełnego) światła, po raz drugi uzyskasz 60% światła. A za trzecim razem otrzymujesz 30% (atmosferycznego) światła. Holz wytrzymuje średnio 40 000 godzin palenia. Holz tworzy atmosferę w Twoim salonie, biurze lub jadalni. Tego właśnie szukasz!</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192_103834_0.jpg, https://www.lampyiswiatlo.pl/media/catalog/product/cache/dc8ebad46b1b99eec05144e062f13606/1/0/2192_103834_0.jpg</text:p>
          </table:table-cell>
          <table:table-cell office:value-type="string" calcext:value-type="string">
            <text:p>Nowoczesna lampa wisząca drewniana z 3-stopniowym ściemnianiem LED - Holz</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9" calcext:value-type="float">
            <text:p>9</text:p>
          </table:table-cell>
          <table:table-cell office:value-type="float" office:value="1" calcext:value-type="float">
            <text:p>1</text:p>
          </table:table-cell>
          <table:table-cell office:value-type="string" calcext:value-type="string">
            <text:p>Nowoczesna lampa wisząca palona stal 98 cm z 5-punktowymi diodami LED - Kiko</text:p>
          </table:table-cell>
          <table:table-cell office:value-type="string" calcext:value-type="string">
            <text:p>Lampy wiszące</text:p>
          </table:table-cell>
          <table:table-cell office:value-type="float" office:value="2469" calcext:value-type="float">
            <text:p>24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500" calcext:value-type="float">
            <text:p>8718881121500</text:p>
          </table:table-cell>
          <table:table-cell table:number-columns-repeated="9"/>
          <table:table-cell office:value-type="float" office:value="60" calcext:value-type="float">
            <text:p>60</text:p>
          </table:table-cell>
          <table:table-cell table:number-columns-repeated="3"/>
          <table:table-cell office:value-type="string" calcext:value-type="string">
            <text:p>both</text:p>
          </table:table-cell>
          <table:table-cell table:number-columns-repeated="4"/>
          <table:table-cell office:value-type="string" calcext:value-type="string">
            <text:p>Co za przytulna lampa wisząca Kiko! 5 punktów świetlnych wygląda jak świece zwisające z oprawy. Lampa wisząca wykonana jest z aluminium i wykończona w kolorze czarnym z wielokolorowymi odcieniami brązu. Ma długość 98 cm i szerokość 8 cm. Ma regulowaną wysokość, minimalnie 38,5 cm i maksymalnie 155 cm. Sznurek ma długość 146,5 cm. Płyta montażowa ma wysokość 4 cm, długość 34 cm i szerokość 8 cm. Każda z wielokolorowych czapek ma średnicę 4 cm i wysokość 4,5 cm. Dioda LED jest zintegrowana z oprawą i ma strumień świetlny 2000 lumenów i 2700 kelwinów. Daje to lampie wiszącej dużo dodatkowego, ciepłego, białego światła. Diodę można ściemniać za pomocą zewnętrznego ściemniacza (brak w zestawie). Kiko to idealna lampa wisząca nad stołem jadalnym lub w biurze. Nadaj swojemu wnętrzu atmosfery dzięki lampie wiszącej Kiko!</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654_103836_0.jpg, https://www.lampyiswiatlo.pl/media/catalog/product/cache/dc8ebad46b1b99eec05144e062f13606/1/0/8654_103836_0.jpg</text:p>
          </table:table-cell>
          <table:table-cell office:value-type="string" calcext:value-type="string">
            <text:p>Nowoczesna lampa wisząca palona stal 98 cm z 5-punktowymi diodami LED - Kik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10" calcext:value-type="float">
            <text:p>10</text:p>
          </table:table-cell>
          <table:table-cell office:value-type="float" office:value="1" calcext:value-type="float">
            <text:p>1</text:p>
          </table:table-cell>
          <table:table-cell office:value-type="string" calcext:value-type="string">
            <text:p>Lampa wisząca art deco kryształ złota 50cm - Kasbah</text:p>
          </table:table-cell>
          <table:table-cell office:value-type="string" calcext:value-type="string">
            <text:p>Lampy wiszące</text:p>
          </table:table-cell>
          <table:table-cell office:value-type="float" office:value="2739" calcext:value-type="float">
            <text:p>27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2138" calcext:value-type="float">
            <text:p>8718881092138</text:p>
          </table:table-cell>
          <table:table-cell table:number-columns-repeated="9"/>
          <table:table-cell office:value-type="float" office:value="69" calcext:value-type="float">
            <text:p>69</text:p>
          </table:table-cell>
          <table:table-cell table:number-columns-repeated="3"/>
          <table:table-cell office:value-type="string" calcext:value-type="string">
            <text:p>both</text:p>
          </table:table-cell>
          <table:table-cell table:number-columns-repeated="4"/>
          <table:table-cell office:value-type="string" calcext:value-type="string">
            <text:p>Lampa wisząca Kasbah wprowadzi iście królewską atmosferę do Twojego domu. </text:p>
            <text:p/>
            <text:p>Lampa inspirowana jest stylem art deco. Konstrukcja lampy w połączeniu z kryształkami nadaje lampie klasy. A same kryształy pięknie odbijają światło tworząc przecudowną atmosferę w pomieszczeniu.</text:p>
            <text:p/>
            <text:p>Średnica klosza: 50 cm</text:p>
            <text:p/>
            <text:p>Wysokość klosza: 65 cm</text:p>
            <text:p/>
            <text:p>Regulowana wysokość w zakresie: 70-195 cm</text:p>
            <text:p/>
            <text:p>Lampa jest gotowa do podłączenia do instalacji o napięciu 230 V. Maksymalny pobór mocy wynosi 2x40W. W komplecie nie ma źródła światła. Takowe należy zakupić we własnym zakresie. Lampa wyposażona jest w 2 gwinty na E27. </text:p>
            <text:p/>
            <text:p>Lampa Kasbah będzie prawdziwą ozdobą salonu, sypialni czy jadalni. </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9280_97801_0.jpg, https://www.lampyiswiatlo.pl/media/catalog/product/cache/dc8ebad46b1b99eec05144e062f13606/9/7/9280_97801_0.jpg</text:p>
          </table:table-cell>
          <table:table-cell office:value-type="string" calcext:value-type="string">
            <text:p>Lampa wisząca art deco kryształ złota 50cm - Kasbah</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1" calcext:value-type="float">
            <text:p>11</text:p>
          </table:table-cell>
          <table:table-cell office:value-type="float" office:value="1" calcext:value-type="float">
            <text:p>1</text:p>
          </table:table-cell>
          <table:table-cell office:value-type="string" calcext:value-type="string">
            <text:p>Nowoczesna lampa wisząca rdza z 3-stopniowym ściemnianiem LED - Sjaak</text:p>
          </table:table-cell>
          <table:table-cell office:value-type="string" calcext:value-type="string">
            <text:p>Lampy wiszące</text:p>
          </table:table-cell>
          <table:table-cell office:value-type="float" office:value="2329" calcext:value-type="float">
            <text:p>23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449" calcext:value-type="float">
            <text:p>8718881121449</text:p>
          </table:table-cell>
          <table:table-cell table:number-columns-repeated="9"/>
          <table:table-cell office:value-type="float" office:value="100" calcext:value-type="float">
            <text:p>100</text:p>
          </table:table-cell>
          <table:table-cell table:number-columns-repeated="3"/>
          <table:table-cell office:value-type="string" calcext:value-type="string">
            <text:p>both</text:p>
          </table:table-cell>
          <table:table-cell table:number-columns-repeated="4"/>
          <table:table-cell office:value-type="string" calcext:value-type="string">
            <text:p>Lampa wisząca Sjaak to bardzo fajna lampa wisząca. Prosty w konstrukcji, ale ze względu na swój rdzawy kolor jest bardzo wyjątkowy! Wykonany jest z aluminium i wykończony w kolorze mosiądzu/rdzy. Lampa wisząca ma długość 105 cm i szerokość 10 cm. Jest regulowana na wysokość, minimalnie 34 cm i maksymalnie 155 cm. Sznurek ma długość 141 cm. Płyta montażowa ma wysokość 4 cm, długość 34 i szerokość 10 cm. Klosz ma wysokość 10 cm, długość 105 i szerokość 10 cm. Sjaak posiada niewymienne oświetlenie LED o strumieniu świetlnym 3600 lumenów i 2700 kelwinów. Daje to lampie dużo ciepłego światła. Diodę można ściemniać za pomocą 3-stopniowego ściemniacza. Oznacza to, że po naciśnięciu własnego przełącznika światła po uzyskaniu 100% (pełnego) światła, po raz drugi uzyskasz 60% światła. A za trzecim razem otrzymujesz 30% (atmosferycznego) światła. Lampa wisząca wytrzymuje średnio 40 000 godzin palenia. Sjaak jest bardzo tajemniczy ze względu na swój kolor i tworzy przytulną atmosferę w pomieszczeniu. Tej lampy wiszącej nie powinno zabraknąć w Twoim salonie, biurze czy jadalni. Szalik jest tym, czego szukasz!</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477_103830_0.jpg, https://www.lampyiswiatlo.pl/media/catalog/product/cache/dc8ebad46b1b99eec05144e062f13606/1/0/7477_103830_0.jpg</text:p>
          </table:table-cell>
          <table:table-cell office:value-type="string" calcext:value-type="string">
            <text:p>Nowoczesna lampa wisząca rdza z 3-stopniowym ściemnianiem LED - Sjaa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12" calcext:value-type="float">
            <text:p>12</text:p>
          </table:table-cell>
          <table:table-cell office:value-type="float" office:value="1" calcext:value-type="float">
            <text:p>1</text:p>
          </table:table-cell>
          <table:table-cell office:value-type="string" calcext:value-type="string">
            <text:p>Lampa wisząca art deco mosiądz 7-źródeł światła niebieskie szkło - Pallon</text:p>
          </table:table-cell>
          <table:table-cell office:value-type="string" calcext:value-type="string">
            <text:p>Lampy wiszące</text:p>
          </table:table-cell>
          <table:table-cell office:value-type="float" office:value="1505" calcext:value-type="float">
            <text:p>15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871" calcext:value-type="float">
            <text:p>8718881098871</text:p>
          </table:table-cell>
          <table:table-cell table:number-columns-repeated="9"/>
          <table:table-cell office:value-type="float" office:value="38" calcext:value-type="float">
            <text:p>38</text:p>
          </table:table-cell>
          <table:table-cell table:number-columns-repeated="3"/>
          <table:table-cell office:value-type="string" calcext:value-type="string">
            <text:p>both</text:p>
          </table:table-cell>
          <table:table-cell table:number-columns-repeated="4"/>
          <table:table-cell office:value-type="string" calcext:value-type="string">
            <text:p>Szukasz oryginalnej lampy, która odmieni wnętrze Twojego domu? Lampy z kolekcji Pallon to spełnienie Twoich marzeń. </text:p>
            <text:p> </text:p>
            <text:p>Klasyczna forma zyskała wiele uroku za sprawą kolorowego szkła. Kolory wydają się nieuchwytne, ale jednak bije od nich moc. Były inspirowane naturą: morzem i niebem.</text:p>
            <text:p> </text:p>
            <text:p>Lampa wisząca Pallon jest gotowa do podłączenia do instalacji o napięciu 230 V. Maksymalny pobór mocy wynosi 7 x 25W. W komplecie nie ma źródła światła. Takowe należy zakupić we własnym zakresie. Zalecamy użycie żarówki LED z widocznym żarnikiem, która będzie idealnym dopełnieniem. Lampa wyposażona jest w 7 gwintów na E27. </text:p>
            <text:p> </text:p>
            <text:p>Całkowita wysokość lampy regulowana w zakresie: 150-300 cm </text:p>
            <text:p> </text:p>
            <text:p>Średnica płytki montażowej: 50 cm</text:p>
            <text:p> </text:p>
            <text:p>Średnica szkła: 20 cm</text:p>
            <text:p> </text:p>
            <text:p>Dzięki zastosowaniu szkła konstrukcja lampy nabrała lekkości, a elementy w kolorze mosiądzu dodają jej klasy. Świetnie sprawdzi się jako dodatek do sypialni, salonu, przedpokoju czy kuchni.</text:p>
            <text:p/>
          </table:table-cell>
          <table:table-cell office:value-type="string" calcext:value-type="string">
            <text:p>Kula, Oblongue</text:p>
          </table:table-cell>
          <table:table-cell office:value-type="string" calcext:value-type="string">
            <text:p>Meta title-Kula, Oblongue</text:p>
          </table:table-cell>
          <table:table-cell office:value-type="string" calcext:value-type="string">
            <text:p>Meta keywords-Kula, Oblongue</text:p>
          </table:table-cell>
          <table:table-cell office:value-type="string" calcext:value-type="string">
            <text:p>Meta description-Kula, 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6181_98707_0.jpg, https://www.lampyiswiatlo.pl/media/catalog/product/cache/dc8ebad46b1b99eec05144e062f13606/9/8/6181_98707_0.jpg</text:p>
          </table:table-cell>
          <table:table-cell office:value-type="string" calcext:value-type="string">
            <text:p>Lampa wisząca art deco mosiądz 7-źródeł światła niebieskie szkło - Pallo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3" calcext:value-type="float">
            <text:p>13</text:p>
          </table:table-cell>
          <table:table-cell office:value-type="float" office:value="1" calcext:value-type="float">
            <text:p>1</text:p>
          </table:table-cell>
          <table:table-cell office:value-type="string" calcext:value-type="string">
            <text:p>Designerska lampa wisząca ze stali z 3-stopniowym ściemnianiem LED - Tijn</text:p>
          </table:table-cell>
          <table:table-cell office:value-type="string" calcext:value-type="string">
            <text:p>Lampy wiszące</text:p>
          </table:table-cell>
          <table:table-cell office:value-type="float" office:value="2209" calcext:value-type="float">
            <text:p>22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53584" calcext:value-type="float">
            <text:p>4017807453584</text:p>
          </table:table-cell>
          <table:table-cell table:number-columns-repeated="9"/>
          <table:table-cell office:value-type="float" office:value="129" calcext:value-type="float">
            <text:p>129</text:p>
          </table:table-cell>
          <table:table-cell table:number-columns-repeated="3"/>
          <table:table-cell office:value-type="string" calcext:value-type="string">
            <text:p>both</text:p>
          </table:table-cell>
          <table:table-cell table:number-columns-repeated="4"/>
          <table:table-cell office:value-type="string" calcext:value-type="string">
            <text:p>Wow, naprawdę przyciąga wzrok ten Tijn! Pomyśl tylko, jak pięknie wyglądałby nad stołem jadalnym lub w biurze. Lampa wisząca wykonana jest ze stali i ma średnicę 80 cm. Tijn ma regulowaną wysokość, minimalnie 96 cm i maksymalnie 200 cm wysokości. Płyta montażowa ma średnicę 22 cm i wysokość 6 cm. Tijn ma zintegrowane oświetlenie LED. Z mocą świetlną 3000 kelwinów i 8000 lumenów jest prawdziwą potęgą! Na szczęście diodę LED można również ściemniać za pomocą 3-stopniowego ściemniacza. Oznacza to, że gdy naciśniesz własny włącznik światła, gdy uzyskasz 100% (funkcjonalne) światło, za drugim razem uzyskasz 60% światła, a trzeci raz 30% (atmosferyczne). Tijn wytrzymuje średnio 30 000 godzin palenia. Piękna lampa wisząca, która od razu sprawi, że poczujesz się mile widziany w pokoju. Designerska lampa wisząca Tijn jest tym, czego szukasz!</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023_103670_0.jpg, https://www.lampyiswiatlo.pl/media/catalog/product/cache/dc8ebad46b1b99eec05144e062f13606/1/0/2023_103670_0.jpg</text:p>
          </table:table-cell>
          <table:table-cell office:value-type="string" calcext:value-type="string">
            <text:p>Designerska lampa wisząca ze stali z 3-stopniowym ściemnianiem LED - Tij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4" calcext:value-type="float">
            <text:p>14</text:p>
          </table:table-cell>
          <table:table-cell office:value-type="float" office:value="1" calcext:value-type="float">
            <text:p>1</text:p>
          </table:table-cell>
          <table:table-cell office:value-type="string" calcext:value-type="string">
            <text:p>Lampa wisząca czarna z diodą LED i ściemniaczem dotykowym 3-punktowa - Sofie</text:p>
          </table:table-cell>
          <table:table-cell office:value-type="string" calcext:value-type="string">
            <text:p>Lampy wiszące</text:p>
          </table:table-cell>
          <table:table-cell office:value-type="float" office:value="2075" calcext:value-type="float">
            <text:p>20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72233" calcext:value-type="float">
            <text:p>4017807472233</text:p>
          </table:table-cell>
          <table:table-cell table:number-columns-repeated="9"/>
          <table:table-cell office:value-type="float" office:value="135" calcext:value-type="float">
            <text:p>135</text:p>
          </table:table-cell>
          <table:table-cell table:number-columns-repeated="3"/>
          <table:table-cell office:value-type="string" calcext:value-type="string">
            <text:p>both</text:p>
          </table:table-cell>
          <table:table-cell table:number-columns-repeated="4"/>
          <table:table-cell office:value-type="string" calcext:value-type="string">
            <text:p>Lampa wisząca Sofie przyciąga wzrok w Twoim domu! Jej czarny kolor sprawia, że jest ponadczasowy i pasuje do każdego wnętrza. Lampa wisząca wykonana jest ze stali i wykończona w kolorze czarnym. Ma długość 150 cm i szerokość 6 cm. Sofie ma regulowaną wysokość, minimalnie 95 cm i maksymalnie 150 cm. Płyta montażowa ma wysokość 4 cm, szerokość 6 cm i długość 34 cm. Klosz ma wysokość 4 cm, długość 150 cm i szerokość 5,8 cm. Sofie ma zintegrowane oświetlenie LED o mocy 2700-5 000 kelwinów i 4000 lumenów. Prawdziwa potęga! Na szczęście diodę LED można ściemniać za pomocą ściemniacza dotykowego, dzięki czemu możesz samodzielnie stworzyć pożądaną atmosferę w swoim domu. Sofie wytrzymuje średnio 30 000 godzin palenia. Ta lampa wisząca jest piękna nad stołem jadalnym lub w biurze. Piękny dodatek do Twojego wnętrz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257_103671_0.jpg, https://www.lampyiswiatlo.pl/media/catalog/product/cache/dc8ebad46b1b99eec05144e062f13606/1/0/6257_103671_0.jpg</text:p>
          </table:table-cell>
          <table:table-cell office:value-type="string" calcext:value-type="string">
            <text:p>Lampa wisząca czarna z diodą LED i ściemniaczem dotykowym 3-punktowa - Sofi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15" calcext:value-type="float">
            <text:p>15</text:p>
          </table:table-cell>
          <table:table-cell office:value-type="float" office:value="1" calcext:value-type="float">
            <text:p>1</text:p>
          </table:table-cell>
          <table:table-cell office:value-type="string" calcext:value-type="string">
            <text:p>Designerska lampa wisząca czarna podłużna szkło bursztynowe 8-źródeł światła - Uvas</text:p>
          </table:table-cell>
          <table:table-cell office:value-type="string" calcext:value-type="string">
            <text:p>Lampy wiszące</text:p>
          </table:table-cell>
          <table:table-cell office:value-type="float" office:value="2145" calcext:value-type="float">
            <text:p>21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8006" calcext:value-type="float">
            <text:p>8718881108006</text:p>
          </table:table-cell>
          <table:table-cell table:number-columns-repeated="9"/>
          <table:table-cell office:value-type="float" office:value="117" calcext:value-type="float">
            <text:p>117</text:p>
          </table:table-cell>
          <table:table-cell table:number-columns-repeated="3"/>
          <table:table-cell office:value-type="string" calcext:value-type="string">
            <text:p>both</text:p>
          </table:table-cell>
          <table:table-cell table:number-columns-repeated="4"/>
          <table:table-cell office:value-type="string" calcext:value-type="string">
            <text:p>Nowoczesna i minimalistyczna lampa wisząca przeznaczona dla miłośników nieoczywistych, designerskich rozwiązań.</text:p>
            <text:p/>
            <text:p>Do głównego korpusu zostały przyczepione klosze wykonane z przyciemnionego szkła. Tworzy to harmonijną i lekką całość.</text:p>
            <text:p/>
            <text:p>Wysokość regulowana w zakresie: 50-135 cm</text:p>
            <text:p/>
            <text:p>Średnica podsufitki: 24 cm</text:p>
            <text:p/>
            <text:p>Średnica klosza: 80 cm</text:p>
            <text:p/>
            <text:p>Wysokość klosza: 35 cm</text:p>
            <text:p/>
            <text:p>Lampa jest gotowa do podłączenia do instalacji o napięciu 230V. W komplecie nie ma źródła światła. Takowe należy zakupić we własnym zakresie. Lampa wyposażona jest w 8 gwintów na G9, każdy o maksymalnym poborze mocy do 28W.</text:p>
            <text:p/>
            <text:p>Lampa wisząca Uvas będzie prawdziwą ozdobą Twojego wnętrz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629_102339_0.jpg, https://www.lampyiswiatlo.pl/media/catalog/product/cache/dc8ebad46b1b99eec05144e062f13606/1/0/5629_102339_0.jpg</text:p>
          </table:table-cell>
          <table:table-cell office:value-type="string" calcext:value-type="string">
            <text:p>Designerska lampa wisząca czarna podłużna szkło bursztynowe 8-źródeł światła - Uva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6" calcext:value-type="float">
            <text:p>16</text:p>
          </table:table-cell>
          <table:table-cell office:value-type="float" office:value="1" calcext:value-type="float">
            <text:p>1</text:p>
          </table:table-cell>
          <table:table-cell office:value-type="string" calcext:value-type="string">
            <text:p>Wiejska lampa wisząca makrama 90 cm - sznurek</text:p>
          </table:table-cell>
          <table:table-cell office:value-type="string" calcext:value-type="string">
            <text:p>Lampy wiszące</text:p>
          </table:table-cell>
          <table:table-cell office:value-type="float" office:value="745" calcext:value-type="float">
            <text:p>7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9175" calcext:value-type="float">
            <text:p>8718881099175</text:p>
          </table:table-cell>
          <table:table-cell table:number-columns-repeated="9"/>
          <table:table-cell office:value-type="float" office:value="37" calcext:value-type="float">
            <text:p>37</text:p>
          </table:table-cell>
          <table:table-cell table:number-columns-repeated="3"/>
          <table:table-cell office:value-type="string" calcext:value-type="string">
            <text:p>both</text:p>
          </table:table-cell>
          <table:table-cell table:number-columns-repeated="4"/>
          <table:table-cell office:value-type="string" calcext:value-type="string">
            <text:p>Wprowadź naturę do swojego domu dzięki tej wiszącej lampie! Beżowy klosz makrama wykonany jest ze sznura i zapewnia piękny efekt świetlny na ścianie lub nad stołem. To także naprawdę przytulny dodatek do pokoju dziecinnego. <text:s/>Klosz ma wysokość 90 cm i średnicę 59 cm. Płyta montażowa do sufitu ma średnicę 10 cm. Uzupełniasz String ładnym źródłem światła, które pasuje do oprawy E27 (maks. 60 W). Lampę można również ściemniać za pomocą zewnętrznego ściemniacza; spraw, aby było przytulnie ze sznurkiem po obiedzie! Wybierz w domu przyjemny element przyciągający wzrok dzięki lampie wiszącej String.</text:p>
          </table:table-cell>
          <table:table-cell office:value-type="string" calcext:value-type="string">
            <text:p>Organiczny</text:p>
          </table:table-cell>
          <table:table-cell office:value-type="string" calcext:value-type="string">
            <text:p>Meta title-Organiczny</text:p>
          </table:table-cell>
          <table:table-cell office:value-type="string" calcext:value-type="string">
            <text:p>Meta keywords-Organiczny</text:p>
          </table:table-cell>
          <table:table-cell office:value-type="string" calcext:value-type="string">
            <text:p>Meta description-Organi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5986_98734_0.jpg, https://www.lampyiswiatlo.pl/media/catalog/product/cache/dc8ebad46b1b99eec05144e062f13606/9/8/5986_98734_0.jpg</text:p>
          </table:table-cell>
          <table:table-cell office:value-type="string" calcext:value-type="string">
            <text:p>Wiejska lampa wisząca makrama 90 cm - sznure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17" calcext:value-type="float">
            <text:p>17</text:p>
          </table:table-cell>
          <table:table-cell office:value-type="float" office:value="1" calcext:value-type="float">
            <text:p>1</text:p>
          </table:table-cell>
          <table:table-cell office:value-type="string" calcext:value-type="string">
            <text:p>Przemysłowa lampa wisząca czarna - Sicko</text:p>
          </table:table-cell>
          <table:table-cell office:value-type="string" calcext:value-type="string">
            <text:p>Lampy wiszące</text:p>
          </table:table-cell>
          <table:table-cell office:value-type="float" office:value="1229" calcext:value-type="float">
            <text:p>1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31151" calcext:value-type="float">
            <text:p>8718881031151</text:p>
          </table:table-cell>
          <table:table-cell table:number-columns-repeated="9"/>
          <table:table-cell office:value-type="float" office:value="108" calcext:value-type="float">
            <text:p>108</text:p>
          </table:table-cell>
          <table:table-cell table:number-columns-repeated="3"/>
          <table:table-cell office:value-type="string" calcext:value-type="string">
            <text:p>both</text:p>
          </table:table-cell>
          <table:table-cell table:number-columns-repeated="4"/>
          <table:table-cell office:value-type="string" calcext:value-type="string">
            <text:p>Lampa wisząca Sicko swój industrialny styl zawdzięcza w dużej mierze odpowiednio dobranej kolorystyce oraz solidnemu materiałowi, z którego jest wykonana. Warto również wspomnieć o unikatowym, masywnym zakończeniu lampy.</text:p>
            <text:p/>
            <text:p>Wysokość klosza: 60 cm</text:p>
            <text:p/>
            <text:p>Średnica klosza: 53 cm</text:p>
            <text:p/>
            <text:p>Całkowita wysokość lampy: 215 cm (długość zawieszenia można skrócić)</text:p>
            <text:p/>
            <text:p>Średnica przysufitki: 12 cm</text:p>
            <text:p/>
            <text:p>Lampa jest gotowa do podłączenia do instalacji o napięciu 230 V. Maksymalny pobór mocy wynosi 150W. W komplecie nie ma źródła światła. Takowe należy zakupić we własnym zakresie. Lampa wyposażona jest w gwint na E27. </text:p>
            <text:p/>
            <text:p>Lampa wisząca Sicko dzięki swojej formie pięknie prezentuje się w nowoczesnych i industrialnych wnętrzach. </text:p>
            <text:p/>
            <text:p>Najlepiej sprawdzi się nad kuchennym stołem bądź w salonie. Spodoba się miłośnikom loftów i nowoczesnych wnętrz.</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1/1175_91038_0.jpg, https://www.lampyiswiatlo.pl/media/catalog/product/cache/dc8ebad46b1b99eec05144e062f13606/9/1/1175_91038_0.jpg</text:p>
          </table:table-cell>
          <table:table-cell office:value-type="string" calcext:value-type="string">
            <text:p>Przemysłowa lampa wisząca czarna - Sick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18" calcext:value-type="float">
            <text:p>18</text:p>
          </table:table-cell>
          <table:table-cell office:value-type="float" office:value="1" calcext:value-type="float">
            <text:p>1</text:p>
          </table:table-cell>
          <table:table-cell office:value-type="string" calcext:value-type="string">
            <text:p>Zestaw 2 x przemysłowa lampa wisząca mała matowa czarna - Sicko</text:p>
          </table:table-cell>
          <table:table-cell office:value-type="string" calcext:value-type="string">
            <text:p>Lampy wiszące</text:p>
          </table:table-cell>
          <table:table-cell office:value-type="float" office:value="915" calcext:value-type="float">
            <text:p>9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5360" calcext:value-type="float">
            <text:p>8718881075360</text:p>
          </table:table-cell>
          <table:table-cell table:number-columns-repeated="9"/>
          <table:table-cell office:value-type="float" office:value="97" calcext:value-type="float">
            <text:p>97</text:p>
          </table:table-cell>
          <table:table-cell table:number-columns-repeated="3"/>
          <table:table-cell office:value-type="string" calcext:value-type="string">
            <text:p>both</text:p>
          </table:table-cell>
          <table:table-cell table:number-columns-repeated="4"/>
          <table:table-cell office:value-type="string" calcext:value-type="string">
            <text:p>Zestaw 2 lamp wiszących.</text:p>
            <text:p/>
            <text:p>Lampa wisząca Sicko swój industrialny styl zawdzięcza w dużej mierze odpowiednio dobranej kolorystyce oraz solidnemu materiałowi, z którego jest wykonana. Warto również wspomnieć o unikatowym, masywnym zakończeniu lampy.</text:p>
            <text:p/>
            <text:p>Wysokość klosza: 42 cm</text:p>
            <text:p/>
            <text:p>Średnica klosza: 38.5 cm</text:p>
            <text:p/>
            <text:p>Całkowita wysokość lampy: 150 cm (długość zawieszenia można skrócić)</text:p>
            <text:p/>
            <text:p>Średnica przysufitki: 10 cm</text:p>
            <text:p/>
            <text:p>Lampa jest gotowa do podłączenia do instalacji o napięciu 230 V. Maksymalny pobór mocy wynosi 60W. W komplecie nie ma źródła światła. Takowe należy zakupić we własnym zakresie. Lampa wyposażona jest w gwint na E27. </text:p>
            <text:p/>
            <text:p>Lampa wisząca Sicko dzięki swojej formie pięknie prezentuje się w nowoczesnych i industrialnych wnętrzach. </text:p>
            <text:p/>
            <text:p>Najlepiej sprawdzi się nad kuchennym stołem bądź w salonie. Spodoba się miłośnikom loftów i nowoczesnych wnętrz.</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5/5616_95599_0.jpg, https://www.lampyiswiatlo.pl/media/catalog/product/cache/dc8ebad46b1b99eec05144e062f13606/9/5/5616_95599_0.jpg</text:p>
          </table:table-cell>
          <table:table-cell office:value-type="string" calcext:value-type="string">
            <text:p>Zestaw 2 x przemysłowa lampa wisząca mała matowa czarna - Sick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19" calcext:value-type="float">
            <text:p>19</text:p>
          </table:table-cell>
          <table:table-cell office:value-type="float" office:value="1" calcext:value-type="float">
            <text:p>1</text:p>
          </table:table-cell>
          <table:table-cell office:value-type="string" calcext:value-type="string">
            <text:p>Nowoczesna lampa wisząca szara 20cm - Pallon</text:p>
          </table:table-cell>
          <table:table-cell office:value-type="string" calcext:value-type="string">
            <text:p>Lampy wisząc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49897" calcext:value-type="float">
            <text:p>8718881049897</text:p>
          </table:table-cell>
          <table:table-cell table:number-columns-repeated="9"/>
          <table:table-cell office:value-type="float" office:value="36" calcext:value-type="float">
            <text:p>36</text:p>
          </table:table-cell>
          <table:table-cell table:number-columns-repeated="3"/>
          <table:table-cell office:value-type="string" calcext:value-type="string">
            <text:p>both</text:p>
          </table:table-cell>
          <table:table-cell table:number-columns-repeated="4"/>
          <table:table-cell office:value-type="string" calcext:value-type="string">
            <text:p>Lampa wisząca Pallon będzie prawdziwą ozdobą Twojego domu. </text:p>
            <text:p/>
            <text:p>Szklany klosz sprawia, że emitowane światło jest jasne, jednak nie oślepiające. Ponadto warto zauważyć, że szklane lampy nigdy nie wychodzą z mody. Pallon to klasyka osadzana w nowoczesnym designie. </text:p>
            <text:p/>
            <text:p>Średnica klosza: 20 cm</text:p>
            <text:p/>
            <text:p>Średnica płytki montażowej: 10 cm</text:p>
            <text:p/>
            <text:p>Całkowita wysokość lampy: 143 cm (długość zawieszenia można skrócić)</text:p>
            <text:p/>
            <text:p>Lampa jest gotowa do podłączenia do instalacji o napięciu 230 V. Maksymalny pobór mocy wynosi 60W. W komplecie nie ma źródła światła. Takowe należy zakupić we własnym zakresie. Lampa wyposażona jest w gwint na E27. </text:p>
            <text:p/>
            <text:p>Lampa wisząca świetnie sprawdzi się jako główne oświetlenie sypialni, salonu czy gabinetu</text:p>
            <text:p/>
            <text:p>Sprawdź pozostałe lampy z kolekcji Pallon!</text:p>
            <text:p/>
          </table:table-cell>
          <table:table-cell office:value-type="string" calcext:value-type="string">
            <text:p>Kula, Oblongue</text:p>
          </table:table-cell>
          <table:table-cell office:value-type="string" calcext:value-type="string">
            <text:p>Meta title-Kula, Oblongue</text:p>
          </table:table-cell>
          <table:table-cell office:value-type="string" calcext:value-type="string">
            <text:p>Meta keywords-Kula, Oblongue</text:p>
          </table:table-cell>
          <table:table-cell office:value-type="string" calcext:value-type="string">
            <text:p>Meta description-Kula, 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5297_93158_0.jpg, https://www.lampyiswiatlo.pl/media/catalog/product/cache/dc8ebad46b1b99eec05144e062f13606/9/3/5297_93158_0.jpg</text:p>
          </table:table-cell>
          <table:table-cell office:value-type="string" calcext:value-type="string">
            <text:p>Nowoczesna lampa wisząca szara 20cm - Pallo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0" calcext:value-type="float">
            <text:p>20</text:p>
          </table:table-cell>
          <table:table-cell office:value-type="float" office:value="1" calcext:value-type="float">
            <text:p>1</text:p>
          </table:table-cell>
          <table:table-cell office:value-type="string" calcext:value-type="string">
            <text:p>Lampa wisząca czarna ze złotym wnętrzem, w tym LED - Balo 4</text:p>
          </table:table-cell>
          <table:table-cell office:value-type="string" calcext:value-type="string">
            <text:p>Lampy wiszące</text:p>
          </table:table-cell>
          <table:table-cell office:value-type="float" office:value="1049" calcext:value-type="float">
            <text:p>10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5256" calcext:value-type="float">
            <text:p>8718881055256</text:p>
          </table:table-cell>
          <table:table-cell table:number-columns-repeated="9"/>
          <table:table-cell office:value-type="float" office:value="131" calcext:value-type="float">
            <text:p>131</text:p>
          </table:table-cell>
          <table:table-cell table:number-columns-repeated="3"/>
          <table:table-cell office:value-type="string" calcext:value-type="string">
            <text:p>both</text:p>
          </table:table-cell>
          <table:table-cell table:number-columns-repeated="4"/>
          <table:table-cell office:value-type="string" calcext:value-type="string">
            <text:p>Balo 4 przyciąga wzrok w domu. Zewnętrzna część tej lampy jest nowoczesna i czarna, ale wnętrze ma pięknie złoty kolor. Włącz światło, a Twój salon zostanie owinięty pięknym, ciepłym blaskiem! Dzięki matowemu wykończeniu lampa jest szczególnie atrakcyjnym obrazem do zobaczenia! <text:s/>Ta solidna lampa wisząca ma zintegrowany moduł LED o mocy 1440 lumenów i 3000 kelwinów; idealne jako funkcjonalne oświetlenie. Możesz również przyciemnić lampę, aby zapewnić dodatkową atmosferę wieczorem nad stołem (ściemniacz nie wchodzi w skład zestawu). <text:s/>Lampa ma wysokość 150 cm, długość 100 cm i szerokość 7 cm. Płyta montażowa ma długość 25 cm i szerokość 8,5 cm. Sznur ma długość 140 cm. Nadaj swojemu wnętrzu więcej klimatu dzięki Balo 4.</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8538_93699_0.jpg, https://www.lampyiswiatlo.pl/media/catalog/product/cache/dc8ebad46b1b99eec05144e062f13606/9/3/8538_93699_0.jpg</text:p>
          </table:table-cell>
          <table:table-cell office:value-type="string" calcext:value-type="string">
            <text:p>Lampa wisząca czarna ze złotym wnętrzem, w tym LED - Balo 4</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21" calcext:value-type="float">
            <text:p>21</text:p>
          </table:table-cell>
          <table:table-cell office:value-type="float" office:value="1" calcext:value-type="float">
            <text:p>1</text:p>
          </table:table-cell>
          <table:table-cell office:value-type="string" calcext:value-type="string">
            <text:p>Designerska lampa wisząca czarna przydymione szkło - Bliss</text:p>
          </table:table-cell>
          <table:table-cell office:value-type="string" calcext:value-type="string">
            <text:p>Lampy wiszące</text:p>
          </table:table-cell>
          <table:table-cell office:value-type="float" office:value="545" calcext:value-type="float">
            <text:p>5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7991" calcext:value-type="float">
            <text:p>8718881057991</text:p>
          </table:table-cell>
          <table:table-cell table:number-columns-repeated="9"/>
          <table:table-cell office:value-type="float" office:value="108" calcext:value-type="float">
            <text:p>108</text:p>
          </table:table-cell>
          <table:table-cell table:number-columns-repeated="3"/>
          <table:table-cell office:value-type="string" calcext:value-type="string">
            <text:p>both</text:p>
          </table:table-cell>
          <table:table-cell table:number-columns-repeated="4"/>
          <table:table-cell office:value-type="string" calcext:value-type="string">
            <text:p>Miłośnicy minimalizmu zapewne zachwycą się naszą kolekcją lamp Bliss. </text:p>
            <text:p/>
            <text:p>Przydymione szkło nie tylko nadaje lampie uroku i aury tajemniczości, ale po włączeniu sprawia, że lampa jest jeszcze ciekawsza, a przez to piękniejsza. </text:p>
            <text:p/>
            <text:p>Polecamy zastosować dekoracyjną żarówkę, aby wzmocnić efekt.</text:p>
            <text:p/>
            <text:p>Lampa wisząca Bliss posiada gwint na E27. Maksymalny pobór mocy wynosi 40W. Do lampy nie jest dołączone źródło światła. Takowe musisz zakupić we własnym zakresie. </text:p>
            <text:p/>
            <text:p>Średnica podsufitki: 12 cm</text:p>
            <text:p/>
            <text:p>Całkowita wysokość: 210 cm (długość zawieszenia można skrócić)</text:p>
            <text:p/>
            <text:p>Średnica klosza: 29 cm</text:p>
            <text:p/>
            <text:p>Wysokość klosza: 37 cm</text:p>
            <text:p/>
            <text:p>Lampa wisząca Bliss świetnie prezentować się będzie nie tylko w surowych, przemysłowych wnętrzach, ale również w bardziej klasycznych i stonowanych aranżacjach.</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6227_93956_0.jpg, https://www.lampyiswiatlo.pl/media/catalog/product/cache/dc8ebad46b1b99eec05144e062f13606/9/3/6227_93956_0.jpg</text:p>
          </table:table-cell>
          <table:table-cell office:value-type="string" calcext:value-type="string">
            <text:p>Designerska lampa wisząca czarna przydymione szkło - Blis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2" calcext:value-type="float">
            <text:p>22</text:p>
          </table:table-cell>
          <table:table-cell office:value-type="float" office:value="1" calcext:value-type="float">
            <text:p>1</text:p>
          </table:table-cell>
          <table:table-cell office:value-type="string" calcext:value-type="string">
            <text:p>Designerska lampa wisząca szara z 3-stopniowym ściemnianiem LED -Tijn</text:p>
          </table:table-cell>
          <table:table-cell office:value-type="string" calcext:value-type="string">
            <text:p>Lampy wiszące</text:p>
          </table:table-cell>
          <table:table-cell office:value-type="float" office:value="2075" calcext:value-type="float">
            <text:p>20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53607" calcext:value-type="float">
            <text:p>4017807453607</text:p>
          </table:table-cell>
          <table:table-cell table:number-columns-repeated="9"/>
          <table:table-cell office:value-type="float" office:value="76" calcext:value-type="float">
            <text:p>76</text:p>
          </table:table-cell>
          <table:table-cell table:number-columns-repeated="3"/>
          <table:table-cell office:value-type="string" calcext:value-type="string">
            <text:p>both</text:p>
          </table:table-cell>
          <table:table-cell table:number-columns-repeated="4"/>
          <table:table-cell office:value-type="string" calcext:value-type="string">
            <text:p>Wow, naprawdę przyciąga wzrok ten Tijn! Pomyśl tylko, jak pięknie wyglądałby nad stołem jadalnym lub w biurze. Lampa wisząca wykonana jest ze stali, jest szara i ma średnicę 80 cm. Tijn ma regulowaną wysokość, minimalnie 96 cm i maksymalnie 200 cm wysokości. Płyta montażowa ma średnicę 22 cm i wysokość 6 cm. Tijn ma zintegrowane oświetlenie LED. Z mocą świetlną 3000 kelwinów i 8000 lumenów jest prawdziwą potęgą! Na szczęście diodę LED można również ściemniać za pomocą 3-stopniowego ściemniacza. Oznacza to, że gdy naciśniesz własny włącznik światła, gdy uzyskasz 100% (funkcjonalne) światło, za drugim razem uzyskasz 60% światła, a trzeci raz 30% (atmosferyczne). Tijn wytrzymuje średnio 30 000 godzin palenia. Piękna lampa wisząca, która od razu sprawi, że poczujesz się mile widziany w pokoju. Designerska lampa wisząca Tijn jest tym, czego szukasz!</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645_103669_0.jpg, https://www.lampyiswiatlo.pl/media/catalog/product/cache/dc8ebad46b1b99eec05144e062f13606/1/0/8645_103669_0.jpg</text:p>
          </table:table-cell>
          <table:table-cell office:value-type="string" calcext:value-type="string">
            <text:p>Designerska lampa wisząca szara z 3-stopniowym ściemnianiem LED -Tij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3" calcext:value-type="float">
            <text:p>23</text:p>
          </table:table-cell>
          <table:table-cell office:value-type="float" office:value="1" calcext:value-type="float">
            <text:p>1</text:p>
          </table:table-cell>
          <table:table-cell office:value-type="string" calcext:value-type="string">
            <text:p>Wiejska lampa wisząca drewniana z 3-stopniowym ściemnianiem LED - Sjaak</text:p>
          </table:table-cell>
          <table:table-cell office:value-type="string" calcext:value-type="string">
            <text:p>Lampy wiszące</text:p>
          </table:table-cell>
          <table:table-cell office:value-type="float" office:value="2105" calcext:value-type="float">
            <text:p>21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456" calcext:value-type="float">
            <text:p>8718881121456</text:p>
          </table:table-cell>
          <table:table-cell table:number-columns-repeated="9"/>
          <table:table-cell office:value-type="float" office:value="61" calcext:value-type="float">
            <text:p>61</text:p>
          </table:table-cell>
          <table:table-cell table:number-columns-repeated="3"/>
          <table:table-cell office:value-type="string" calcext:value-type="string">
            <text:p>both</text:p>
          </table:table-cell>
          <table:table-cell table:number-columns-repeated="4"/>
          <table:table-cell office:value-type="string" calcext:value-type="string">
            <text:p>Lampa wisząca Sjaak to wiejska lampa wisząca. Prosty w designie, ale ze względu na swój kolor jest bardzo nowoczesny i czuje się jak w domu w wiejskim wnętrzu! Wykonany jest z aluminium z drewnem. Lampa wisząca ma długość 105 cm i szerokość 10 cm. Jest regulowana na wysokość, minimalnie 34 cm i maksymalnie 155 cm. Sznurek ma długość 141 cm. Płyta montażowa ma wysokość 4 cm, długość 34 i szerokość 10 cm. Klosz ma wysokość 10 cm, długość 105 i szerokość 10 cm. Sjaak posiada niewymienne oświetlenie LED o strumieniu świetlnym 3600 lumenów i 2700 kelwinów. Daje to lampie dużo ciepłego światła. Diodę można ściemniać za pomocą 3-stopniowego ściemniacza. Oznacza to, że po naciśnięciu własnego przełącznika światła po uzyskaniu 100% (pełnego) światła, po raz drugi uzyskasz 60% światła. A za trzecim razem otrzymujesz 30% (atmosferycznego) światła. Lampa wisząca wytrzymuje średnio 40 000 godzin palenia. Sjaak jest ciepły dzięki swojemu kolorowi i dzięki temu tworzy przytulną atmosferę w pomieszczeniu. Tej lampy wiszącej nie powinno zabraknąć w Twoim salonie, biurze czy jadalni. Szalik jest tym, czego szukasz!</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124_103831_0.jpg, https://www.lampyiswiatlo.pl/media/catalog/product/cache/dc8ebad46b1b99eec05144e062f13606/1/0/2124_103831_0.jpg</text:p>
          </table:table-cell>
          <table:table-cell office:value-type="string" calcext:value-type="string">
            <text:p>Wiejska lampa wisząca drewniana z 3-stopniowym ściemnianiem LED - Sjaa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4" calcext:value-type="float">
            <text:p>24</text:p>
          </table:table-cell>
          <table:table-cell office:value-type="float" office:value="1" calcext:value-type="float">
            <text:p>1</text:p>
          </table:table-cell>
          <table:table-cell office:value-type="string" calcext:value-type="string">
            <text:p>Lampa wisząca czarna ze złotem z 3-stopniowym ściemnianiem LED - Sjaak</text:p>
          </table:table-cell>
          <table:table-cell office:value-type="string" calcext:value-type="string">
            <text:p>Lampy wiszące</text:p>
          </table:table-cell>
          <table:table-cell office:value-type="float" office:value="2105" calcext:value-type="float">
            <text:p>21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463" calcext:value-type="float">
            <text:p>8718881121463</text:p>
          </table:table-cell>
          <table:table-cell table:number-columns-repeated="9"/>
          <table:table-cell office:value-type="float" office:value="45" calcext:value-type="float">
            <text:p>45</text:p>
          </table:table-cell>
          <table:table-cell table:number-columns-repeated="3"/>
          <table:table-cell office:value-type="string" calcext:value-type="string">
            <text:p>both</text:p>
          </table:table-cell>
          <table:table-cell table:number-columns-repeated="4"/>
          <table:table-cell office:value-type="string" calcext:value-type="string">
            <text:p>Lampa wisząca Sjaak to nowoczesna lampa wisząca. Prosta w konstrukcji, ale jej kolor sprawia, że jest bardzo nowoczesna, a złote wnętrze czyni ją atrakcyjną lampą! Wykonany jest z aluminium i wykończony w kolorze czarnym ze złotem. Lampa wisząca ma długość 105 cm i szerokość 10 cm. Jest regulowana na wysokość, minimalnie 34 cm i maksymalnie 155 cm. Sznurek ma długość 141 cm. Płyta montażowa ma wysokość 4 cm, długość 34 i szerokość 10 cm. Klosz ma wysokość 10 cm, długość 105 i szerokość 10 cm. Sjaak posiada niewymienne oświetlenie LED o strumieniu świetlnym 3600 lumenów i 2700 kelwinów. Daje to lampie dużo ciepłego światła. Diodę można ściemniać za pomocą 3-stopniowego ściemniacza. Oznacza to, że po naciśnięciu własnego przełącznika światła po uzyskaniu 100% (pełnego) światła, po raz drugi uzyskasz 60% światła. A za trzecim razem otrzymujesz 30% (atmosferycznego) światła. Lampa wisząca wytrzymuje średnio 40 000 godzin palenia. Sjaak jest nowoczesny ze względu na swój kolor, dzięki czemu zapewnia stylową przestrzeń. Tej lampy wiszącej nie powinno zabraknąć w Twoim salonie, biurze czy jadalni. Szalik jest tym, czego szukasz!</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314_103832_0.jpg, https://www.lampyiswiatlo.pl/media/catalog/product/cache/dc8ebad46b1b99eec05144e062f13606/1/0/2314_103832_0.jpg</text:p>
          </table:table-cell>
          <table:table-cell office:value-type="string" calcext:value-type="string">
            <text:p>Lampa wisząca czarna ze złotem z 3-stopniowym ściemnianiem LED - Sjaa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5" calcext:value-type="float">
            <text:p>25</text:p>
          </table:table-cell>
          <table:table-cell office:value-type="float" office:value="1" calcext:value-type="float">
            <text:p>1</text:p>
          </table:table-cell>
          <table:table-cell office:value-type="string" calcext:value-type="string">
            <text:p>Przemysłowa lampa wisząca czarna 6 lamp - Sydney</text:p>
          </table:table-cell>
          <table:table-cell office:value-type="string" calcext:value-type="string">
            <text:p>Lampy wiszące</text:p>
          </table:table-cell>
          <table:table-cell office:value-type="float" office:value="499" calcext:value-type="float">
            <text:p>4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43208" calcext:value-type="float">
            <text:p>8718881043208</text:p>
          </table:table-cell>
          <table:table-cell table:number-columns-repeated="9"/>
          <table:table-cell office:value-type="float" office:value="74" calcext:value-type="float">
            <text:p>74</text:p>
          </table:table-cell>
          <table:table-cell table:number-columns-repeated="3"/>
          <table:table-cell office:value-type="string" calcext:value-type="string">
            <text:p>both</text:p>
          </table:table-cell>
          <table:table-cell table:number-columns-repeated="4"/>
          <table:table-cell office:value-type="string" calcext:value-type="string">
            <text:p>Czy widzisz już tę wiszącą lampę oświetlającą Twój dom? Sydney to lampa, która bez wątpienia przyciągnie wszystkie oczy! Zabawny projekt jest zestawiony w bardzo elegancki sposób, który wygląda super elegancko i nadaje każdemu pomieszczeniu odrobinę dodatkowego uroku! Oprawa wyposażona jest w sześć oprawek E27. Zapewnij sześć dekoracyjnych źródeł światła (maks. 60 W), aby dopełnić imprezę! Lampa nadaje się do każdego wnętrza. Lampa jest ściemniana (brak ściemniacza w zestawie), aby stworzyć idealną atmosferę. Ta lampa wisząca Sidney ma średnicę 75 cm i wysokość 155 cm. Płyta montażowa ma średnicę 12 cm. Przewód lampy ma 105 cm długości. Wykończ swoje wnętrze z Sydney!</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2/4968_92386_0.jpg, https://www.lampyiswiatlo.pl/media/catalog/product/cache/dc8ebad46b1b99eec05144e062f13606/9/2/4968_92386_0.jpg</text:p>
          </table:table-cell>
          <table:table-cell office:value-type="string" calcext:value-type="string">
            <text:p>Przemysłowa lampa wisząca czarna 6 lamp - Sydne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26" calcext:value-type="float">
            <text:p>26</text:p>
          </table:table-cell>
          <table:table-cell office:value-type="float" office:value="1" calcext:value-type="float">
            <text:p>1</text:p>
          </table:table-cell>
          <table:table-cell office:value-type="string" calcext:value-type="string">
            <text:p>Designerska lampa wisząca czarna podłużna szkło przydymione 8-źródeł światła - Uvas</text:p>
          </table:table-cell>
          <table:table-cell office:value-type="string" calcext:value-type="string">
            <text:p>Lampy wiszące</text:p>
          </table:table-cell>
          <table:table-cell office:value-type="float" office:value="2145" calcext:value-type="float">
            <text:p>21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8013" calcext:value-type="float">
            <text:p>8718881108013</text:p>
          </table:table-cell>
          <table:table-cell table:number-columns-repeated="9"/>
          <table:table-cell office:value-type="float" office:value="139" calcext:value-type="float">
            <text:p>139</text:p>
          </table:table-cell>
          <table:table-cell table:number-columns-repeated="3"/>
          <table:table-cell office:value-type="string" calcext:value-type="string">
            <text:p>both</text:p>
          </table:table-cell>
          <table:table-cell table:number-columns-repeated="4"/>
          <table:table-cell office:value-type="string" calcext:value-type="string">
            <text:p>Nowoczesna i minimalistyczna lampa wisząca przeznaczona dla miłośników nieoczywistych, designerskich rozwiązań.</text:p>
            <text:p/>
            <text:p>Do głównego korpusu zostały przyczepione klosze wykonane z przyciemnionego szkła. Tworzy to harmonijną i lekką całość.</text:p>
            <text:p/>
            <text:p>Wysokość regulowana w zakresie: 50-135 cm</text:p>
            <text:p/>
            <text:p>Średnica podsufitki: 24 cm</text:p>
            <text:p/>
            <text:p>Średnica klosza: 80 cm</text:p>
            <text:p/>
            <text:p>Wysokość klosza: 35 cm</text:p>
            <text:p/>
            <text:p>Lampa jest gotowa do podłączenia do instalacji o napięciu 230V. W komplecie nie ma źródła światła. Takowe należy zakupić we własnym zakresie. Lampa wyposażona jest w 8 gwintów na G9, każdy o maksymalnym poborze mocy do 28W.</text:p>
            <text:p/>
            <text:p>Lampa wisząca Uvas będzie prawdziwą ozdobą Twojego wnętrz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732_102340_0.jpg, https://www.lampyiswiatlo.pl/media/catalog/product/cache/dc8ebad46b1b99eec05144e062f13606/1/0/8732_102340_0.jpg</text:p>
          </table:table-cell>
          <table:table-cell office:value-type="string" calcext:value-type="string">
            <text:p>Designerska lampa wisząca czarna podłużna szkło przydymione 8-źródeł światła - Uva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27" calcext:value-type="float">
            <text:p>27</text:p>
          </table:table-cell>
          <table:table-cell office:value-type="float" office:value="1" calcext:value-type="float">
            <text:p>1</text:p>
          </table:table-cell>
          <table:table-cell office:value-type="string" calcext:value-type="string">
            <text:p>Zestaw 2 x designerska lampa wisząca czarna przydymione szkło - Bliss</text:p>
          </table:table-cell>
          <table:table-cell office:value-type="string" calcext:value-type="string">
            <text:p>Lampy wiszące</text:p>
          </table:table-cell>
          <table:table-cell office:value-type="float" office:value="1089" calcext:value-type="float">
            <text:p>10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9078" calcext:value-type="float">
            <text:p>8718881079078</text:p>
          </table:table-cell>
          <table:table-cell table:number-columns-repeated="9"/>
          <table:table-cell office:value-type="float" office:value="114" calcext:value-type="float">
            <text:p>114</text:p>
          </table:table-cell>
          <table:table-cell table:number-columns-repeated="3"/>
          <table:table-cell office:value-type="string" calcext:value-type="string">
            <text:p>both</text:p>
          </table:table-cell>
          <table:table-cell table:number-columns-repeated="4"/>
          <table:table-cell office:value-type="string" calcext:value-type="string">
            <text:p>Zestaw 2 lamp wiszących.</text:p>
            <text:p/>
            <text:p>Miłośnicy minimalizmu zapewne zachwycą się naszą kolekcją lamp Bliss. </text:p>
            <text:p/>
            <text:p>Przydymione szkło nie tylko nadaje lampie uroku i aury tajemniczości, ale po włączeniu sprawia, że lampa jest jeszcze ciekawsza, a przez to piękniejsza. </text:p>
            <text:p/>
            <text:p>Polecamy zastosować dekoracyjną żarówkę, aby wzmocnić efekt.</text:p>
            <text:p/>
            <text:p>Lampa wisząca Bliss posiada gwint na E27. Maksymalny pobór mocy wynosi 40W. Do lampy nie jest dołączone źródło światła. Takowe musisz zakupić we własnym zakresie. </text:p>
            <text:p/>
            <text:p>Średnica podsufitki: 12 cm</text:p>
            <text:p/>
            <text:p>Całkowita wysokość: 210 cm (długość zawieszenia można skrócić)</text:p>
            <text:p/>
            <text:p>Średnica klosza: 29 cm</text:p>
            <text:p/>
            <text:p>Wysokość klosza: 37 cm</text:p>
            <text:p/>
            <text:p>Lampa wisząca Bliss świetnie prezentować się będzie nie tylko w surowych, przemysłowych wnętrzach, ale również w bardziej klasycznych i stonowanych aranżacjach.</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9894_96065_0.jpg, https://www.lampyiswiatlo.pl/media/catalog/product/cache/dc8ebad46b1b99eec05144e062f13606/9/6/9894_96065_0.jpg</text:p>
          </table:table-cell>
          <table:table-cell office:value-type="string" calcext:value-type="string">
            <text:p>Zestaw 2 x designerska lampa wisząca czarna przydymione szkło - Blis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8" calcext:value-type="float">
            <text:p>28</text:p>
          </table:table-cell>
          <table:table-cell office:value-type="float" office:value="1" calcext:value-type="float">
            <text:p>1</text:p>
          </table:table-cell>
          <table:table-cell office:value-type="string" calcext:value-type="string">
            <text:p>Designerska lampa wisząca czarna mleczne szkło 3-źródła światła - Hero</text:p>
          </table:table-cell>
          <table:table-cell office:value-type="string" calcext:value-type="string">
            <text:p>Lampy wiszące</text:p>
          </table:table-cell>
          <table:table-cell office:value-type="float" office:value="1139" calcext:value-type="float">
            <text:p>1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3032" calcext:value-type="float">
            <text:p>8718881103032</text:p>
          </table:table-cell>
          <table:table-cell table:number-columns-repeated="9"/>
          <table:table-cell office:value-type="float" office:value="41" calcext:value-type="float">
            <text:p>41</text:p>
          </table:table-cell>
          <table:table-cell table:number-columns-repeated="3"/>
          <table:table-cell office:value-type="string" calcext:value-type="string">
            <text:p>both</text:p>
          </table:table-cell>
          <table:table-cell table:number-columns-repeated="4"/>
          <table:table-cell office:value-type="string" calcext:value-type="string">
            <text:p>Super fajna kombinacja, ten bohater! Lampa ma 1 okrągłą płytę sufitową z trzema różnymi białymi lampami z falistego szkła falistego, co daje zabawny efekt, bardzo elegancki! Ta wisząca lampa jest piękna nad stołem, w kuchni lub w dużym korytarzu. <text:s/>Zwróć uwagę na tego Bohatera: dzięki tej lampie pod oprawą są przymocowane dwa kołki, które musisz umieścić, aby prawidłowo zabezpieczyć szklany klosz. Te szpilki ostatecznie znikają w masce. <text:s/>Bohater ma długość 120 cm. Płyta montażowa ma średnicę 30 cm. Trzy lampy mają średnicę 20 cm, 33 cm i 24 cm. Dzięki 3 źródłom światła E27 o mocy do 60 watów możesz całkowicie skompletować lampę. Lampę można również przyciemnić zewnętrznym ściemniaczem, aby stworzyć idealną atmosferę. Dzięki eleganckiemu czarnemu kolorowi i pięknemu designerskiemu szkłu możesz uzupełnić swoje wnętrze!</text:p>
          </table:table-cell>
          <table:table-cell office:value-type="string" calcext:value-type="string">
            <text:p>Oblongue, Okrągły</text:p>
          </table:table-cell>
          <table:table-cell office:value-type="string" calcext:value-type="string">
            <text:p>Meta title-Oblongue, Okrągły</text:p>
          </table:table-cell>
          <table:table-cell office:value-type="string" calcext:value-type="string">
            <text:p>Meta keywords-Oblongue, Okrągły</text:p>
          </table:table-cell>
          <table:table-cell office:value-type="string" calcext:value-type="string">
            <text:p>Meta description-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7992_98890_0.jpg, https://www.lampyiswiatlo.pl/media/catalog/product/cache/dc8ebad46b1b99eec05144e062f13606/9/8/7992_98890_0.jpg</text:p>
          </table:table-cell>
          <table:table-cell office:value-type="string" calcext:value-type="string">
            <text:p>Designerska lampa wisząca czarna mleczne szkło 3-źródła światła - Her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9" calcext:value-type="float">
            <text:p>29</text:p>
          </table:table-cell>
          <table:table-cell office:value-type="float" office:value="1" calcext:value-type="float">
            <text:p>1</text:p>
          </table:table-cell>
          <table:table-cell office:value-type="string" calcext:value-type="string">
            <text:p>Lampa wisząca retro czarna - Strike</text:p>
          </table:table-cell>
          <table:table-cell office:value-type="string" calcext:value-type="string">
            <text:p>Lampy wiszące</text:p>
          </table:table-cell>
          <table:table-cell office:value-type="float" office:value="589" calcext:value-type="float">
            <text:p>5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5584" calcext:value-type="float">
            <text:p>8718881055584</text:p>
          </table:table-cell>
          <table:table-cell table:number-columns-repeated="9"/>
          <table:table-cell office:value-type="float" office:value="71" calcext:value-type="float">
            <text:p>71</text:p>
          </table:table-cell>
          <table:table-cell table:number-columns-repeated="3"/>
          <table:table-cell office:value-type="string" calcext:value-type="string">
            <text:p>both</text:p>
          </table:table-cell>
          <table:table-cell table:number-columns-repeated="4"/>
          <table:table-cell office:value-type="string" calcext:value-type="string">
            <text:p>Teraz mamy ten cylinder dla miłośników stylu retro życia! Spójrz na tę specjalną lampę wiszącą, czy to nie zdjęcie? Czarna lampa wisząca Strike ma klasyczną żarówkę i jest całkowicie retro. <text:s/>Czarny abażur wykonany jest ze smokey glass, aby uzyskać specjalny efekt i ma chromowane detale. <text:s/>Abażur ma średnicę 30 cm. Całkowita wysokość wynosi 155 cm, którą można skrócić podczas instalacji. Strike ma dużą oprawkę E27 i jest dostarczany bez źródła światła, więc upewnij się, że go zamawiasz (maks. 60 Watt). <text:s/>Ta wisząca lampa będzie wyglądać jak ryba w wodzie w wielu różnych wnętrzach i stylach, od retro do nowoczesnego zawsze można znaleźć miejsc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4810_93827_0.jpg, https://www.lampyiswiatlo.pl/media/catalog/product/cache/dc8ebad46b1b99eec05144e062f13606/9/3/4810_93827_0.jpg</text:p>
          </table:table-cell>
          <table:table-cell office:value-type="string" calcext:value-type="string">
            <text:p>Lampa wisząca retro czarna - Strik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30" calcext:value-type="float">
            <text:p>30</text:p>
          </table:table-cell>
          <table:table-cell office:value-type="float" office:value="1" calcext:value-type="float">
            <text:p>1</text:p>
          </table:table-cell>
          <table:table-cell office:value-type="string" calcext:value-type="string">
            <text:p>Designerska lampa wisząca czarna szkło przydymione 8-źródeł światła - Uvas</text:p>
          </table:table-cell>
          <table:table-cell office:value-type="string" calcext:value-type="string">
            <text:p>Lampy wiszące</text:p>
          </table:table-cell>
          <table:table-cell office:value-type="float" office:value="2145" calcext:value-type="float">
            <text:p>21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7962" calcext:value-type="float">
            <text:p>8718881107962</text:p>
          </table:table-cell>
          <table:table-cell table:number-columns-repeated="9"/>
          <table:table-cell office:value-type="float" office:value="116" calcext:value-type="float">
            <text:p>116</text:p>
          </table:table-cell>
          <table:table-cell table:number-columns-repeated="3"/>
          <table:table-cell office:value-type="string" calcext:value-type="string">
            <text:p>both</text:p>
          </table:table-cell>
          <table:table-cell table:number-columns-repeated="4"/>
          <table:table-cell office:value-type="string" calcext:value-type="string">
            <text:p>Nowoczesna i minimalistyczna lampa wisząca przeznaczona dla miłośników nieoczywistych, designerskich rozwiązań.</text:p>
            <text:p/>
            <text:p>Do głównego korpusu zostały przyczepione klosze wykonane z przyciemnionego szkła. Tworzy to harmonijną i lekką całość.</text:p>
            <text:p/>
            <text:p>Wysokość regulowana w zakresie: 70-160 cm</text:p>
            <text:p/>
            <text:p>Średnica podsufitki: 12 cm</text:p>
            <text:p/>
            <text:p>Średnica klosza: 50 cm</text:p>
            <text:p/>
            <text:p>Wysokość klosza: 50 cm</text:p>
            <text:p/>
            <text:p>Lampa jest gotowa do podłączenia do instalacji o napięciu 230V. W komplecie nie ma źródła światła. Takowe należy zakupić we własnym zakresie. Lampa wyposażona jest w 8 gwintów na G9, każdy o maksymalnym poborze mocy do 28W.</text:p>
            <text:p/>
            <text:p>Lampa wisząca Uvas będzie prawdziwą ozdobą Twojego wnętrza!</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314_102338_0.jpg, https://www.lampyiswiatlo.pl/media/catalog/product/cache/dc8ebad46b1b99eec05144e062f13606/1/0/5314_102338_0.jpg</text:p>
          </table:table-cell>
          <table:table-cell office:value-type="string" calcext:value-type="string">
            <text:p>Designerska lampa wisząca czarna szkło przydymione 8-źródeł światła - Uva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31" calcext:value-type="float">
            <text:p>31</text:p>
          </table:table-cell>
          <table:table-cell office:value-type="float" office:value="1" calcext:value-type="float">
            <text:p>1</text:p>
          </table:table-cell>
          <table:table-cell office:value-type="string" calcext:value-type="string">
            <text:p>Lampa wisząca art deco kryształ złota 35cm - Kasbah</text:p>
          </table:table-cell>
          <table:table-cell office:value-type="string" calcext:value-type="string">
            <text:p>Lampy wiszące</text:p>
          </table:table-cell>
          <table:table-cell office:value-type="float" office:value="1919" calcext:value-type="float">
            <text:p>19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2114" calcext:value-type="float">
            <text:p>8718881092114</text:p>
          </table:table-cell>
          <table:table-cell table:number-columns-repeated="9"/>
          <table:table-cell office:value-type="float" office:value="86" calcext:value-type="float">
            <text:p>86</text:p>
          </table:table-cell>
          <table:table-cell table:number-columns-repeated="3"/>
          <table:table-cell office:value-type="string" calcext:value-type="string">
            <text:p>both</text:p>
          </table:table-cell>
          <table:table-cell table:number-columns-repeated="4"/>
          <table:table-cell office:value-type="string" calcext:value-type="string">
            <text:p>Lampa wisząca Kasbah wprowadzi iście królewską atmosferę do Twojego domu. </text:p>
            <text:p/>
            <text:p>Lampa inspirowana jest stylem art deco. Konstrukcja lampy w połączeniu z kryształkami nadaje lampie klasy. A same kryształy pięknie odbijają światło tworząc przecudowną atmosferę w pomieszczeniu.</text:p>
            <text:p/>
            <text:p>Średnica klosza: 35 cm</text:p>
            <text:p/>
            <text:p>Wysokość klosza: 50 cm</text:p>
            <text:p/>
            <text:p>Regulowana wysokość w zakresie: 60-180 cm</text:p>
            <text:p/>
            <text:p>Lampa jest gotowa do podłączenia do instalacji o napięciu 230 V. Maksymalny pobór mocy wynosi 2x40W. W komplecie nie ma źródła światła. Takowe należy zakupić we własnym zakresie. Lampa wyposażona jest w 2 gwinty na E27. </text:p>
            <text:p/>
            <text:p>Lampa Kasbah będzie prawdziwą ozdobą salonu, sypialni czy jadalni. </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5386_97799_0.jpg, https://www.lampyiswiatlo.pl/media/catalog/product/cache/dc8ebad46b1b99eec05144e062f13606/9/7/5386_97799_0.jpg</text:p>
          </table:table-cell>
          <table:table-cell office:value-type="string" calcext:value-type="string">
            <text:p>Lampa wisząca art deco kryształ złota 35cm - Kasbah</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32" calcext:value-type="float">
            <text:p>32</text:p>
          </table:table-cell>
          <table:table-cell office:value-type="float" office:value="1" calcext:value-type="float">
            <text:p>1</text:p>
          </table:table-cell>
          <table:table-cell office:value-type="string" calcext:value-type="string">
            <text:p>Rustykalna lampa wisząca beton - Fauna A</text:p>
          </table:table-cell>
          <table:table-cell office:value-type="string" calcext:value-type="string">
            <text:p>Lampy wiszące</text:p>
          </table:table-cell>
          <table:table-cell office:value-type="float" office:value="499" calcext:value-type="float">
            <text:p>4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69376" calcext:value-type="float">
            <text:p>8718881069376</text:p>
          </table:table-cell>
          <table:table-cell table:number-columns-repeated="9"/>
          <table:table-cell office:value-type="float" office:value="126" calcext:value-type="float">
            <text:p>126</text:p>
          </table:table-cell>
          <table:table-cell table:number-columns-repeated="3"/>
          <table:table-cell office:value-type="string" calcext:value-type="string">
            <text:p>both</text:p>
          </table:table-cell>
          <table:table-cell table:number-columns-repeated="4"/>
          <table:table-cell office:value-type="string" calcext:value-type="string">
            <text:p>Lampa wisząca Fauna reprezentuje jeden z najciekawszych obecnie trendów w oświetleniu. Nic tak bardzo nie podkreśli industrialnego charakteru wnętrza jak dodatki z betonu.</text:p>
            <text:p/>
            <text:p>To co wyróżnia lampę Fauna to miejsce na Twoją roślinkę. Dolna część klosza pełni rolę doniczki.</text:p>
            <text:p/>
            <text:p>Regulowana wysokość w zakresie: 85.5-200.5 cm</text:p>
            <text:p/>
            <text:p>Średnica podsufitki: 25 cm</text:p>
            <text:p/>
            <text:p>Średnica klosza: 19.5 cm</text:p>
            <text:p/>
            <text:p>Wysokość klosza: 53 cm</text:p>
            <text:p/>
            <text:p>Lampa jest gotowa do podłączenia do instalacji o napięciu 230 V. Maksymalny pobór mocy wynosi 25W. W komplecie nie ma źródła światła. Takowe należy zakupić we własnym zakresie. Lampa wyposażona jest w gwint na E27. </text:p>
            <text:p/>
            <text:p>Lampa wisząca Fauna w żadnym wnętrzu nie zostanie przeoczona. To mocny akcent każdej aranżacji niezależnie od jej stylu. </text:p>
          </table:table-cell>
          <table:table-cell office:value-type="string" calcext:value-type="string">
            <text:p>Oblongue, Okrągły</text:p>
          </table:table-cell>
          <table:table-cell office:value-type="string" calcext:value-type="string">
            <text:p>Meta title-Oblongue, Okrągły</text:p>
          </table:table-cell>
          <table:table-cell office:value-type="string" calcext:value-type="string">
            <text:p>Meta keywords-Oblongue, Okrągły</text:p>
          </table:table-cell>
          <table:table-cell office:value-type="string" calcext:value-type="string">
            <text:p>Meta description-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5/6756_95010_0.jpg, https://www.lampyiswiatlo.pl/media/catalog/product/cache/dc8ebad46b1b99eec05144e062f13606/9/5/6756_95010_0.jpg</text:p>
          </table:table-cell>
          <table:table-cell office:value-type="string" calcext:value-type="string">
            <text:p>Rustykalna lampa wisząca beton - Fauna 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3" calcext:value-type="float">
            <text:p>33</text:p>
          </table:table-cell>
          <table:table-cell office:value-type="float" office:value="1" calcext:value-type="float">
            <text:p>1</text:p>
          </table:table-cell>
          <table:table-cell office:value-type="string" calcext:value-type="string">
            <text:p>Designerska lampa wisząca czarna szkło bursztynowe 8-źródeł światła - Uvas</text:p>
          </table:table-cell>
          <table:table-cell office:value-type="string" calcext:value-type="string">
            <text:p>Lampy wiszące</text:p>
          </table:table-cell>
          <table:table-cell office:value-type="float" office:value="2145" calcext:value-type="float">
            <text:p>21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7955" calcext:value-type="float">
            <text:p>8718881107955</text:p>
          </table:table-cell>
          <table:table-cell table:number-columns-repeated="9"/>
          <table:table-cell office:value-type="float" office:value="46" calcext:value-type="float">
            <text:p>46</text:p>
          </table:table-cell>
          <table:table-cell table:number-columns-repeated="3"/>
          <table:table-cell office:value-type="string" calcext:value-type="string">
            <text:p>both</text:p>
          </table:table-cell>
          <table:table-cell table:number-columns-repeated="4"/>
          <table:table-cell office:value-type="string" calcext:value-type="string">
            <text:p>Cóż to za piękna lampa! Uvas przyciąga wzrok do salonu lub jadalni. Lampa wykonana ze stali ze szkłem. Ma średnicę 50 cm i jest regulowana na wysokość, minimalnie 70 cm i maksymalnie 160 cm. Płyta montażowa ma średnicę 12 cm i wysokość 2,5 cm. Każdy punkt świetlny ma średnicę 9 cm i wysokość 12 cm. Uzupełniasz lampę 8 źródłami światła, z których każde ma oprawę G9 (28 W), te nie są dołączone. Można go ściemniać za pomocą zewnętrznego ściemniacza, którego nie ma w zestawie. Tej pięknej lampy wiszącej w stylu Art Deco nie powinno zabraknąć w Twoim wnętrzu!</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668_102337_0.jpg, https://www.lampyiswiatlo.pl/media/catalog/product/cache/dc8ebad46b1b99eec05144e062f13606/1/0/7668_102337_0.jpg</text:p>
          </table:table-cell>
          <table:table-cell office:value-type="string" calcext:value-type="string">
            <text:p>Designerska lampa wisząca czarna szkło bursztynowe 8-źródeł światła - Uva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4" calcext:value-type="float">
            <text:p>34</text:p>
          </table:table-cell>
          <table:table-cell office:value-type="float" office:value="1" calcext:value-type="float">
            <text:p>1</text:p>
          </table:table-cell>
          <table:table-cell office:value-type="string" calcext:value-type="string">
            <text:p>Designerska lampa wisząca złota 60 cm - Wire Dos</text:p>
          </table:table-cell>
          <table:table-cell office:value-type="string" calcext:value-type="string">
            <text:p>Lampy wiszące</text:p>
          </table:table-cell>
          <table:table-cell office:value-type="float" office:value="1745" calcext:value-type="float">
            <text:p>17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0502" calcext:value-type="float">
            <text:p>8718881130502</text:p>
          </table:table-cell>
          <table:table-cell table:number-columns-repeated="9"/>
          <table:table-cell office:value-type="float" office:value="148" calcext:value-type="float">
            <text:p>148</text:p>
          </table:table-cell>
          <table:table-cell table:number-columns-repeated="3"/>
          <table:table-cell office:value-type="string" calcext:value-type="string">
            <text:p>both</text:p>
          </table:table-cell>
          <table:table-cell table:number-columns-repeated="4"/>
          <table:table-cell office:value-type="string" calcext:value-type="string">
            <text:p>Wow, jaką piękną lampą jest Wire Dos! Tej lampy wiszącej nie powinno zabraknąć w Twoim designerskim wnętrzu. Listwy przebijające światło pionowo tworzą piękny efekt świetlny w pomieszczeniu. Lampa wisząca wykonana jest ze stali i wykończona w kolorze złotym. Ma średnicę 60 cm i jest regulowana na wysokość; minimum 105 cm i maksimum 195 cm. Płyta montażowa ma średnicę 12 cm i wysokość 4 cm. Sznurek ma długość 120 cm. Stalowy klosz ma średnicę 60 cm i wysokość 71 cm. Zakończ Wire Dos źródłem światła z oprawą E27 (maks. 40 Watt). Nie zapomnij zamówić ich osobno. Aby w domu było jeszcze przytulniej, lampę można podłączyć do ściemniacza, którego nie ma w zestawie. Piękna lampa wisząca nad stołem jadalnym, w salonie lub sypialni. Uzupełnij swoje designerskie wnętrze lampą wiszącą Wire Dos.</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597_104748_0.jpg, https://www.lampyiswiatlo.pl/media/catalog/product/cache/dc8ebad46b1b99eec05144e062f13606/1/0/7597_104748_0.jpg</text:p>
          </table:table-cell>
          <table:table-cell office:value-type="string" calcext:value-type="string">
            <text:p>Designerska lampa wisząca złota 60 cm - Wire Do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5" calcext:value-type="float">
            <text:p>35</text:p>
          </table:table-cell>
          <table:table-cell office:value-type="float" office:value="1" calcext:value-type="float">
            <text:p>1</text:p>
          </table:table-cell>
          <table:table-cell office:value-type="string" calcext:value-type="string">
            <text:p>Przemysłowa lampa wisząca aluminiowa - obręcz przemysłowa</text:p>
          </table:table-cell>
          <table:table-cell office:value-type="string" calcext:value-type="string">
            <text:p>Lampy wiszące</text:p>
          </table:table-cell>
          <table:table-cell office:value-type="float" office:value="775" calcext:value-type="float">
            <text:p>7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06517" calcext:value-type="float">
            <text:p>8718881006517</text:p>
          </table:table-cell>
          <table:table-cell table:number-columns-repeated="9"/>
          <table:table-cell office:value-type="float" office:value="40" calcext:value-type="float">
            <text:p>40</text:p>
          </table:table-cell>
          <table:table-cell table:number-columns-repeated="3"/>
          <table:table-cell office:value-type="string" calcext:value-type="string">
            <text:p>both</text:p>
          </table:table-cell>
          <table:table-cell table:number-columns-repeated="4"/>
          <table:table-cell office:value-type="string" calcext:value-type="string">
            <text:p>Aby stworzyć prawdziwą atmosferę przemysłową w domu, ta okrągła lampa wisząca Industry jest dla Ciebie. Pasuje do jadalni lub też ładnie wygląda na korytarzu. Ponieważ ma piękny kolor aluminium, ta lampa naprawdę pasuje do industrialnego lub nowoczesnego wnętrza. Aby uzupełnić lampę, potrzebujesz źródła światła E27. Lampa jest ściemnialna (nie zawiera ściemniacza), więc idealnie nadaje się do siedzenia wieczorem przy stole jadalnym. Przemysł ma 195 cm wysokości (czapka ma 55 cm wysokości, a średnica 44 cm). Czy chcesz dodać trochę przyprawy do swojego wnętrza? Więc idź do branży!</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4/5/5731_45451_0.jpg, https://www.lampyiswiatlo.pl/media/catalog/product/cache/dc8ebad46b1b99eec05144e062f13606/4/5/5731_45451_0.jpg</text:p>
          </table:table-cell>
          <table:table-cell office:value-type="string" calcext:value-type="string">
            <text:p>Przemysłowa lampa wisząca aluminiowa - obręcz przemysłow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6" calcext:value-type="float">
            <text:p>36</text:p>
          </table:table-cell>
          <table:table-cell office:value-type="float" office:value="1" calcext:value-type="float">
            <text:p>1</text:p>
          </table:table-cell>
          <table:table-cell office:value-type="string" calcext:value-type="string">
            <text:p>Vintage lampa wisząca miedziana ze złotem - Burn 1</text:p>
          </table:table-cell>
          <table:table-cell office:value-type="string" calcext:value-type="string">
            <text:p>Lampy wiszące</text:p>
          </table:table-cell>
          <table:table-cell office:value-type="float" office:value="489" calcext:value-type="float">
            <text:p>4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61066" calcext:value-type="float">
            <text:p>8718881061066</text:p>
          </table:table-cell>
          <table:table-cell table:number-columns-repeated="9"/>
          <table:table-cell office:value-type="float" office:value="122" calcext:value-type="float">
            <text:p>122</text:p>
          </table:table-cell>
          <table:table-cell table:number-columns-repeated="3"/>
          <table:table-cell office:value-type="string" calcext:value-type="string">
            <text:p>both</text:p>
          </table:table-cell>
          <table:table-cell table:number-columns-repeated="4"/>
          <table:table-cell office:value-type="string" calcext:value-type="string">
            <text:p>Przykuwający uwagę, ten Burn 1! Ta metalowa lampa wisząca w kolorze miedzianym od razu nada Twojemu wnętrzu atrakcyjny wygląd. Dzięki lampie wiszącej Burn 1 Twój salon lub jadalnia zostanie całkowicie rozjaśniony. Ma wysokość 135 cm i średnicę 27,5 cm. Złote wnętrze klosza zapewnia ciepłe i przytulne światło. Antyczne wykończenie zapewnia super zabawny akcent nad stołem jadalnym. Ten Burn 1 również czuje się jak w domu w holu! Zapewnij ładne źródło światła dzięki oprawie E27 (maks. 25 W). Fajny dodatek do każdego pomieszczenia w dom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4/9748_94419_0.jpg, https://www.lampyiswiatlo.pl/media/catalog/product/cache/dc8ebad46b1b99eec05144e062f13606/9/4/9748_94419_0.jpg</text:p>
          </table:table-cell>
          <table:table-cell office:value-type="string" calcext:value-type="string">
            <text:p>Vintage lampa wisząca miedziana ze złotem - Burn 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37" calcext:value-type="float">
            <text:p>37</text:p>
          </table:table-cell>
          <table:table-cell office:value-type="float" office:value="1" calcext:value-type="float">
            <text:p>1</text:p>
          </table:table-cell>
          <table:table-cell office:value-type="string" calcext:value-type="string">
            <text:p>Industrialna lampa wisząca czarna ze złotym wnętrzem 2-źródła światła - Magna Eglip</text:p>
          </table:table-cell>
          <table:table-cell office:value-type="string" calcext:value-type="string">
            <text:p>Lampy wiszące</text:p>
          </table:table-cell>
          <table:table-cell office:value-type="float" office:value="545" calcext:value-type="float">
            <text:p>5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2916" calcext:value-type="float">
            <text:p>8718881092916</text:p>
          </table:table-cell>
          <table:table-cell table:number-columns-repeated="9"/>
          <table:table-cell office:value-type="float" office:value="144" calcext:value-type="float">
            <text:p>144</text:p>
          </table:table-cell>
          <table:table-cell table:number-columns-repeated="3"/>
          <table:table-cell office:value-type="string" calcext:value-type="string">
            <text:p>both</text:p>
          </table:table-cell>
          <table:table-cell table:number-columns-repeated="4"/>
          <table:table-cell office:value-type="string" calcext:value-type="string">
            <text:p>Lampa wisząca Magna Eglip będzie nie tylko praktycznym dodatkiem emitującymi nastrojowe światło, ale również ozdobą każdego pomieszczenia.</text:p>
            <text:p> </text:p>
            <text:p>Złote wnętrze klosza sprawia, że emitowane światło jest ciepłe i nastrojowe.</text:p>
            <text:p> </text:p>
            <text:p>Do jednego zasilania podłączone są dwie lampy, co pozwala dobrze oświetlić dużą powierzchnię.</text:p>
            <text:p> </text:p>
            <text:p>Wysokość regulowana w zakresie: 40-80 cm</text:p>
            <text:p> </text:p>
            <text:p>Średnica klosza: 30 cm</text:p>
            <text:p> </text:p>
            <text:p>Wysokość klosza: 15 cm</text:p>
            <text:p> </text:p>
            <text:p>Średnica przysufitki: 12.5 cm</text:p>
            <text:p> </text:p>
            <text:p>Lampa jest gotowa do podłączenia do instalacji o napięciu 230V. W komplecie nie ma źródła światła. Takowe należy zakupić we własnym zakresie. Lampa wyposażona jest w 2 gwinty na E27, każdy o maksymalnym poborze mocy do 40W. </text:p>
            <text:p> </text:p>
            <text:p>Kolekcja Magna to synonim powabu i szyku. </text:p>
          </table:table-cell>
          <table:table-cell office:value-type="string" calcext:value-type="string">
            <text:p>Oblongue, Okrągły</text:p>
          </table:table-cell>
          <table:table-cell office:value-type="string" calcext:value-type="string">
            <text:p>Meta title-Oblongue, Okrągły</text:p>
          </table:table-cell>
          <table:table-cell office:value-type="string" calcext:value-type="string">
            <text:p>Meta keywords-Oblongue, Okrągły</text:p>
          </table:table-cell>
          <table:table-cell office:value-type="string" calcext:value-type="string">
            <text:p>Meta description-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3877_97873_0.jpg, https://www.lampyiswiatlo.pl/media/catalog/product/cache/dc8ebad46b1b99eec05144e062f13606/9/7/3877_97873_0.jpg</text:p>
          </table:table-cell>
          <table:table-cell office:value-type="string" calcext:value-type="string">
            <text:p>Industrialna lampa wisząca czarna ze złotym wnętrzem 2-źródła światła - Magna Eglip</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38" calcext:value-type="float">
            <text:p>38</text:p>
          </table:table-cell>
          <table:table-cell office:value-type="float" office:value="1" calcext:value-type="float">
            <text:p>1</text:p>
          </table:table-cell>
          <table:table-cell office:value-type="string" calcext:value-type="string">
            <text:p>Designerska lampa wisząca złota z czarnym 40cm - Tess</text:p>
          </table:table-cell>
          <table:table-cell office:value-type="string" calcext:value-type="string">
            <text:p>Lampy wiszące</text:p>
          </table:table-cell>
          <table:table-cell office:value-type="float" office:value="589" calcext:value-type="float">
            <text:p>5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252" calcext:value-type="float">
            <text:p>8718881110252</text:p>
          </table:table-cell>
          <table:table-cell table:number-columns-repeated="9"/>
          <table:table-cell office:value-type="float" office:value="50" calcext:value-type="float">
            <text:p>50</text:p>
          </table:table-cell>
          <table:table-cell table:number-columns-repeated="3"/>
          <table:table-cell office:value-type="string" calcext:value-type="string">
            <text:p>both</text:p>
          </table:table-cell>
          <table:table-cell table:number-columns-repeated="4"/>
          <table:table-cell office:value-type="string" calcext:value-type="string">
            <text:p>Lampa wisząca Tess to prawdziwa gratka dla osób, które pragną stworzyć w swoim domu wyjątkową atmosferę. Wypustki w lampie, przepuszczając światło, tworzą przepiękną grę światła i cienia na ścianach i suficie. </text:p>
            <text:p/>
            <text:p>Lampa wisząca Tess to klasyka osadzana w nowoczesnym designie. Ponadto, połączenie czerni i złota nadaje lampie szyku. </text:p>
            <text:p/>
            <text:p>Średnica klosza: 40 cm</text:p>
            <text:p/>
            <text:p>Wysokość klosza: 40 cm</text:p>
            <text:p/>
            <text:p>Wysokość: 171 cm (długość zawieszenia można skrócić).</text:p>
            <text:p/>
            <text:p>Średnica podsufitki: 13 cm</text:p>
            <text:p/>
            <text:p>Lampa jest gotowa do podłączenia do instalacji o napięciu 230 V. Maksymalny pobór mocy wynosi 60W. W komplecie nie ma źródła światła. Takowe należy zakupić we własnym zakresie. Lampa wyposażona jest w gwint na E27. </text:p>
            <text:p/>
            <text:p>Lampa wisząca Tess będzie wspaniałym dodatkiem w Twoim domu.</text:p>
          </table:table-cell>
          <table:table-cell office:value-type="string" calcext:value-type="string">
            <text:p>Cylindryczny, Okrągły</text:p>
          </table:table-cell>
          <table:table-cell office:value-type="string" calcext:value-type="string">
            <text:p>Meta title-Cylindryczny, Okrągły</text:p>
          </table:table-cell>
          <table:table-cell office:value-type="string" calcext:value-type="string">
            <text:p>Meta keywords-Cylindryczny, Okrągły</text:p>
          </table:table-cell>
          <table:table-cell office:value-type="string" calcext:value-type="string">
            <text:p>Meta description-Cylindryczny,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169_102545_0.jpg, https://www.lampyiswiatlo.pl/media/catalog/product/cache/dc8ebad46b1b99eec05144e062f13606/1/0/3169_102545_0.jpg</text:p>
          </table:table-cell>
          <table:table-cell office:value-type="string" calcext:value-type="string">
            <text:p>Designerska lampa wisząca złota z czarnym 40cm - Tes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9" calcext:value-type="float">
            <text:p>39</text:p>
          </table:table-cell>
          <table:table-cell office:value-type="float" office:value="1" calcext:value-type="float">
            <text:p>1</text:p>
          </table:table-cell>
          <table:table-cell office:value-type="string" calcext:value-type="string">
            <text:p>Designerska lampa wisząca czarna 60 cm - Wire Dos</text:p>
          </table:table-cell>
          <table:table-cell office:value-type="string" calcext:value-type="string">
            <text:p>Lampy wiszące</text:p>
          </table:table-cell>
          <table:table-cell office:value-type="float" office:value="1745" calcext:value-type="float">
            <text:p>17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0496" calcext:value-type="float">
            <text:p>8718881130496</text:p>
          </table:table-cell>
          <table:table-cell table:number-columns-repeated="9"/>
          <table:table-cell office:value-type="float" office:value="85" calcext:value-type="float">
            <text:p>85</text:p>
          </table:table-cell>
          <table:table-cell table:number-columns-repeated="3"/>
          <table:table-cell office:value-type="string" calcext:value-type="string">
            <text:p>both</text:p>
          </table:table-cell>
          <table:table-cell table:number-columns-repeated="4"/>
          <table:table-cell office:value-type="string" calcext:value-type="string">
            <text:p>Wire Dos to piękna duża lampa wisząca do przedpokoju, salonu lub jadalni. Jej pionowe słupki zapewniają piękny efekt świetlny w pomieszczeniu. Lampa wisząca wykonana jest ze stali i wykończona w kolorze czarnym. Dzięki temu jest ponadczasowy i pasuje do każdego wnętrza. Wire Dos ma średnicę 60 cm i ma regulowaną wysokość: minimum 105 cm i maksimum 195 cm. Płyta montażowa ma średnicę 12 cm i wysokość 4 cm. Sznurek ma długość 120 cm. Czarny klosz ma średnicę 60 cm i wysokość 71 cm. Uzupełnij lampę wiszącą o źródło światła z oprawą E27 (maks. 40 Watt). Wybierz źródło światła, które również ładnie wygląda, ponieważ jest wyraźnie widoczne w oprawie. Aby było jeszcze przytulniej, możesz przyciemnić lampę zewnętrznym ściemniaczem (brak w zestawie). Wire Dos jest dokładnie tym, czego potrzebuje Twoje wnętrze!</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773_104747_0.jpg, https://www.lampyiswiatlo.pl/media/catalog/product/cache/dc8ebad46b1b99eec05144e062f13606/1/0/7773_104747_0.jpg</text:p>
          </table:table-cell>
          <table:table-cell office:value-type="string" calcext:value-type="string">
            <text:p>Designerska lampa wisząca czarna 60 cm - Wire Do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40" calcext:value-type="float">
            <text:p>40</text:p>
          </table:table-cell>
          <table:table-cell office:value-type="float" office:value="1" calcext:value-type="float">
            <text:p>1</text:p>
          </table:table-cell>
          <table:table-cell office:value-type="string" calcext:value-type="string">
            <text:p>Orientalna lampa wisząca złota 45 cm - Nidum</text:p>
          </table:table-cell>
          <table:table-cell office:value-type="string" calcext:value-type="string">
            <text:p>Lampy wiszące</text:p>
          </table:table-cell>
          <table:table-cell office:value-type="float" office:value="489" calcext:value-type="float">
            <text:p>4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4977" calcext:value-type="float">
            <text:p>8718881114977</text:p>
          </table:table-cell>
          <table:table-cell table:number-columns-repeated="9"/>
          <table:table-cell office:value-type="float" office:value="63" calcext:value-type="float">
            <text:p>63</text:p>
          </table:table-cell>
          <table:table-cell table:number-columns-repeated="3"/>
          <table:table-cell office:value-type="string" calcext:value-type="string">
            <text:p>both</text:p>
          </table:table-cell>
          <table:table-cell table:number-columns-repeated="4"/>
          <table:table-cell office:value-type="string" calcext:value-type="string">
            <text:p>Nidum to prawdziwe dzieło sztuki. </text:p>
            <text:p> </text:p>
            <text:p>Siatka sprawia, że na ścianie ukazuje się piękna gra światła i cienia. </text:p>
            <text:p> </text:p>
            <text:p>Średnica klosza: 45 cm</text:p>
            <text:p> </text:p>
            <text:p>Wysokość klosza: 60 cm</text:p>
            <text:p> </text:p>
            <text:p>Średnica podsufitki: 13 cm</text:p>
            <text:p> </text:p>
            <text:p>Wysokość regulowana w zakresie: 92.5-182.5 cm</text:p>
            <text:p> </text:p>
            <text:p>Lampa jest gotowa do podłączenia do instalacji o napięciu 230V. W komplecie nie ma źródła światła. Takowe należy zakupić we własnym zakresie. Lampa wyposażona jest w gwint na E27 o maksymalnym poborze mocy do 40W. </text:p>
            <text:p> </text:p>
            <text:p>Zalecamy użycie dekoracyjnej żarówki, która będzie doskonałym uzupełnieniem lampy. </text:p>
            <text:p> </text:p>
            <text:p>Każda lampa Nidum wykonana jest ręcznie, więc mogą wystąpić drobne różnice między modelami.</text:p>
            <text:p> </text:p>
            <text:p>UWAGA: Lampa dostarczana jest w małym pudełku, co oznacza, że musisz ją samodzielnie rozprostować.</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514_103094_0.jpg, https://www.lampyiswiatlo.pl/media/catalog/product/cache/dc8ebad46b1b99eec05144e062f13606/1/0/3514_103094_0.jpg</text:p>
          </table:table-cell>
          <table:table-cell office:value-type="string" calcext:value-type="string">
            <text:p>Orientalna lampa wisząca złota 45 cm - Nidu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41" calcext:value-type="float">
            <text:p>41</text:p>
          </table:table-cell>
          <table:table-cell office:value-type="float" office:value="1" calcext:value-type="float">
            <text:p>1</text:p>
          </table:table-cell>
          <table:table-cell office:value-type="string" calcext:value-type="string">
            <text:p>Lampa wisząca czarna 9 x E27 G125 przydymiona ściemnialna - Cavalux</text:p>
          </table:table-cell>
          <table:table-cell office:value-type="string" calcext:value-type="string">
            <text:p>Lampy wiszące</text:p>
          </table:table-cell>
          <table:table-cell office:value-type="float" office:value="2119" calcext:value-type="float">
            <text:p>21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4878" calcext:value-type="float">
            <text:p>8718881114878</text:p>
          </table:table-cell>
          <table:table-cell table:number-columns-repeated="9"/>
          <table:table-cell office:value-type="float" office:value="46" calcext:value-type="float">
            <text:p>46</text:p>
          </table:table-cell>
          <table:table-cell table:number-columns-repeated="3"/>
          <table:table-cell office:value-type="string" calcext:value-type="string">
            <text:p>both</text:p>
          </table:table-cell>
          <table:table-cell table:number-columns-repeated="4"/>
          <table:table-cell office:value-type="string" calcext:value-type="string">
            <text:p>Lampa wisząca Cavalux to idealny wybór dla każdego miłośnika minimalistycznych i nowoczesnych rozwiązań.</text:p>
            <text:p/>
            <text:p>Średnica podsufitki: 15 cm</text:p>
            <text:p/>
            <text:p>Wysokość regulowana w zakresie: 55-250 cm</text:p>
            <text:p/>
            <text:p>Średnica żarówki: 12.5 cm</text:p>
            <text:p/>
            <text:p>W komplecie: 9 x E27 G125 4W 100lm 2100 K</text:p>
            <text:p/>
            <text:p>Żarówki są ściemnialne.</text:p>
            <text:p/>
            <text:p>Lampa nadaje się zarówno do przestrzeni domowej, jak i biurowej.</text:p>
            <text:p/>
            <text:p>Sprawdź pozostałe lampy z kolekcji Cavalux!</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041_103075_0.jpg, https://www.lampyiswiatlo.pl/media/catalog/product/cache/dc8ebad46b1b99eec05144e062f13606/1/0/1041_103075_0.jpg</text:p>
          </table:table-cell>
          <table:table-cell office:value-type="string" calcext:value-type="string">
            <text:p>Lampa wisząca czarna 9 x E27 G125 przydymiona ściemnialna - Cavalux</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2" calcext:value-type="float">
            <text:p>42</text:p>
          </table:table-cell>
          <table:table-cell office:value-type="float" office:value="1" calcext:value-type="float">
            <text:p>1</text:p>
          </table:table-cell>
          <table:table-cell office:value-type="string" calcext:value-type="string">
            <text:p>Designerska lampa wisząca czarna z dymnym szkłem 2-punktowa - Bliss</text:p>
          </table:table-cell>
          <table:table-cell office:value-type="string" calcext:value-type="string">
            <text:p>Lampy wiszące</text:p>
          </table:table-cell>
          <table:table-cell office:value-type="float" office:value="909" calcext:value-type="float">
            <text:p>9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7251" calcext:value-type="float">
            <text:p>8718881117251</text:p>
          </table:table-cell>
          <table:table-cell table:number-columns-repeated="9"/>
          <table:table-cell office:value-type="float" office:value="128" calcext:value-type="float">
            <text:p>128</text:p>
          </table:table-cell>
          <table:table-cell table:number-columns-repeated="3"/>
          <table:table-cell office:value-type="string" calcext:value-type="string">
            <text:p>both</text:p>
          </table:table-cell>
          <table:table-cell table:number-columns-repeated="4"/>
          <table:table-cell office:value-type="string" calcext:value-type="string">
            <text:p>Designerska lampa wisząca Bliss to prawdziwy dodatek do Twojego wnętrza. Dzięki dymnym szklanym kapturom naprawdę kradniesz przedstawienie. Czapki mają nad nimi srebrny połysk. Szukasz lampy do stylizacji jadalni, wyspy kuchennej lub miejsca do siedzenia? Jest to całkowicie możliwe dzięki tej wiszącej lampie. Jego wysokość można łatwo regulować od minimum 70 cm do maksymalnie 188 cm. Ta lampa wisząca ma długość 100 cm i szerokość 30 cm. Płyta montażowa ma wysokość 2,5 cm i średnicę 10 cm. Ponieważ dwa klosze montujesz oddzielnie na suficie za pomocą dołączonego stalowego drutu, możesz zawiesić lampy dokładnie tam, gdzie chcesz. Uzupełnij lampę wiszącą o dwa źródła światła z oprawą E27 (każde maks. 60 W). Chcesz stworzyć dodatkową atmosferę? Możesz przyciemnić tę lampę wiszącą za pomocą zewnętrznego ściemniacza. Uwaga: zestaw nie zawiera źródeł światła i ściemniacza. Zdobądź ten błyszczący artykuł, a na pewno przyciągniesz wzrok!</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821_103335_0.jpg, https://www.lampyiswiatlo.pl/media/catalog/product/cache/dc8ebad46b1b99eec05144e062f13606/1/0/2821_103335_0.jpg</text:p>
          </table:table-cell>
          <table:table-cell office:value-type="string" calcext:value-type="string">
            <text:p>Designerska lampa wisząca czarna z dymnym szkłem 2-punktowa - Blis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3" calcext:value-type="float">
            <text:p>43</text:p>
          </table:table-cell>
          <table:table-cell office:value-type="float" office:value="1" calcext:value-type="float">
            <text:p>1</text:p>
          </table:table-cell>
          <table:table-cell office:value-type="string" calcext:value-type="string">
            <text:p>Retro lampa wisząca welur szara frędzle - Frills</text:p>
          </table:table-cell>
          <table:table-cell office:value-type="string" calcext:value-type="string">
            <text:p>Lampy wiszące</text:p>
          </table:table-cell>
          <table:table-cell office:value-type="float" office:value="625" calcext:value-type="float">
            <text:p>6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3636" calcext:value-type="float">
            <text:p>8718881103636</text:p>
          </table:table-cell>
          <table:table-cell table:number-columns-repeated="9"/>
          <table:table-cell office:value-type="float" office:value="54" calcext:value-type="float">
            <text:p>54</text:p>
          </table:table-cell>
          <table:table-cell table:number-columns-repeated="3"/>
          <table:table-cell office:value-type="string" calcext:value-type="string">
            <text:p>both</text:p>
          </table:table-cell>
          <table:table-cell table:number-columns-repeated="4"/>
          <table:table-cell office:value-type="string" calcext:value-type="string">
            <text:p>Lampy z kolekcji Frills pasują do przytulnie urządzonych pomieszczeń, gdzie dominuje wygoda, lekkość i przyjemna atmosfera.</text:p>
            <text:p> </text:p>
            <text:p>Wysokość regulowana w zakresie: 45-140.5 cm</text:p>
            <text:p> </text:p>
            <text:p>Średnica klosza: 50 cm</text:p>
            <text:p> </text:p>
            <text:p>Wysokość klosza: 12.5 cm</text:p>
            <text:p> </text:p>
            <text:p>Średnica płytki montażowej: 10 cm</text:p>
            <text:p> </text:p>
            <text:p>Lampa jest gotowa do podłączenia do instalacji o napięciu 230V. W komplecie nie ma źródła światła. Takowe należy zakupić we własnym zakresie. Lampa wyposażona jest w gwint na E27 o maksymalnym poborze mocy do 25W. </text:p>
            <text:p/>
            <text:p>Lampa wisząca Frills to rozwiązanie uniwersalne, gdyż może znaleźć zastosowanie zarówno we wnętrzach nowoczesnych, jak i klasycznych. </text:p>
          </table:table-cell>
          <table:table-cell office:value-type="string" calcext:value-type="string">
            <text:p>Oblongue, Okrągły</text:p>
          </table:table-cell>
          <table:table-cell office:value-type="string" calcext:value-type="string">
            <text:p>Meta title-Oblongue, Okrągły</text:p>
          </table:table-cell>
          <table:table-cell office:value-type="string" calcext:value-type="string">
            <text:p>Meta keywords-Oblongue, Okrągły</text:p>
          </table:table-cell>
          <table:table-cell office:value-type="string" calcext:value-type="string">
            <text:p>Meta description-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5102_98942_0.jpg, https://www.lampyiswiatlo.pl/media/catalog/product/cache/dc8ebad46b1b99eec05144e062f13606/9/8/5102_98942_0.jpg</text:p>
          </table:table-cell>
          <table:table-cell office:value-type="string" calcext:value-type="string">
            <text:p>Retro lampa wisząca welur szara frędzle - Frill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4" calcext:value-type="float">
            <text:p>44</text:p>
          </table:table-cell>
          <table:table-cell office:value-type="float" office:value="1" calcext:value-type="float">
            <text:p>1</text:p>
          </table:table-cell>
          <table:table-cell office:value-type="string" calcext:value-type="string">
            <text:p>Lampa wisząca art deco czarna 7-źródeł światła przezroczyste szkło - Pallon</text:p>
          </table:table-cell>
          <table:table-cell office:value-type="string" calcext:value-type="string">
            <text:p>Lampy wiszące</text:p>
          </table:table-cell>
          <table:table-cell office:value-type="float" office:value="1505" calcext:value-type="float">
            <text:p>15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864" calcext:value-type="float">
            <text:p>8718881098864</text:p>
          </table:table-cell>
          <table:table-cell table:number-columns-repeated="9"/>
          <table:table-cell office:value-type="float" office:value="149" calcext:value-type="float">
            <text:p>149</text:p>
          </table:table-cell>
          <table:table-cell table:number-columns-repeated="3"/>
          <table:table-cell office:value-type="string" calcext:value-type="string">
            <text:p>both</text:p>
          </table:table-cell>
          <table:table-cell table:number-columns-repeated="4"/>
          <table:table-cell office:value-type="string" calcext:value-type="string">
            <text:p>Szukasz oryginalnej lampy, która odmieni wnętrze Twojego domu? Lampy z kolekcji Pallon to spełnienie Twoich marzeń. </text:p>
            <text:p> </text:p>
            <text:p>Klasyczna forma zyskała wiele uroku za sprawą połączenia przezroczystego szkła i czerni.</text:p>
            <text:p> </text:p>
            <text:p>Lampa wisząca Pallon jest gotowa do podłączenia do instalacji o napięciu 230 V. Maksymalny pobór mocy wynosi 7 x 25W. W komplecie nie ma źródła światła. Takowe należy zakupić we własnym zakresie. Zalecamy użycie żarówki LED z widocznym żarnikiem, która będzie idealnym dopełnieniem. Lampa wyposażona jest w 7 gwintów na E27. </text:p>
            <text:p> </text:p>
            <text:p>Całkowita wysokość lampy regulowana w zakresie: 150-300 cm </text:p>
            <text:p> </text:p>
            <text:p>Średnica płytki montażowej: 50 cm</text:p>
            <text:p> </text:p>
            <text:p>Średnica szkła: 20 cm</text:p>
            <text:p> </text:p>
            <text:p>Dzięki zastosowaniu szkła konstrukcja lampy nabrała lekkości, a elementy w czarnym kolorze dodają jej klasy. Świetnie sprawdzi się jako dodatek do sypialni, salonu, przedpokoju czy kuchni.</text:p>
          </table:table-cell>
          <table:table-cell office:value-type="string" calcext:value-type="string">
            <text:p>Kula, Oblongue</text:p>
          </table:table-cell>
          <table:table-cell office:value-type="string" calcext:value-type="string">
            <text:p>Meta title-Kula, Oblongue</text:p>
          </table:table-cell>
          <table:table-cell office:value-type="string" calcext:value-type="string">
            <text:p>Meta keywords-Kula, Oblongue</text:p>
          </table:table-cell>
          <table:table-cell office:value-type="string" calcext:value-type="string">
            <text:p>Meta description-Kula, 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4962_98706_0.jpg, https://www.lampyiswiatlo.pl/media/catalog/product/cache/dc8ebad46b1b99eec05144e062f13606/9/8/4962_98706_0.jpg</text:p>
          </table:table-cell>
          <table:table-cell office:value-type="string" calcext:value-type="string">
            <text:p>Lampa wisząca art deco czarna 7-źródeł światła przezroczyste szkło - Pallo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5" calcext:value-type="float">
            <text:p>45</text:p>
          </table:table-cell>
          <table:table-cell office:value-type="float" office:value="1" calcext:value-type="float">
            <text:p>1</text:p>
          </table:table-cell>
          <table:table-cell office:value-type="string" calcext:value-type="string">
            <text:p>Lampa wisząca art deco mosiądz różowe szkło - Bliss</text:p>
          </table:table-cell>
          <table:table-cell office:value-type="string" calcext:value-type="string">
            <text:p>Lampy wiszące</text:p>
          </table:table-cell>
          <table:table-cell office:value-type="float" office:value="545" calcext:value-type="float">
            <text:p>5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6538" calcext:value-type="float">
            <text:p>8718881106538</text:p>
          </table:table-cell>
          <table:table-cell table:number-columns-repeated="9"/>
          <table:table-cell office:value-type="float" office:value="88" calcext:value-type="float">
            <text:p>88</text:p>
          </table:table-cell>
          <table:table-cell table:number-columns-repeated="3"/>
          <table:table-cell office:value-type="string" calcext:value-type="string">
            <text:p>both</text:p>
          </table:table-cell>
          <table:table-cell table:number-columns-repeated="4"/>
          <table:table-cell office:value-type="string" calcext:value-type="string">
            <text:p>Rozświetl swoje wnętrze naszą wesołą lampą wiszącą Bliss. Ta lampa wykończona jest jasnoróżowym szkłem i mosiądzem. Ta kombinacja sprawia, że jest bardzo wyjątkowa i zapewnia w Twoim domu akcent w stylu Art Deco lub retro. Jest przytulnym dodatkiem do sypialni, ale również doskonale sprawdza się jako nastrój w salonie czy przedpokoju. Lampa ma regulowaną wysokość: minimum 70,5 cm i maksymalnie 150 cm. Dzięki temu można go łatwo skrócić, aby umieścić go nad stołem jadalnym. Płyta montażowa ma średnicę 12 cm. Sznurek ma długość 109,5 cm. Uzupełniasz Bliss o źródło światła E27 (60 Watt). Można go również ściemniać za pomocą zewnętrznego ściemniacza. Bardzo modna i klimatyczna lampa w dom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183_102122_0.jpg, https://www.lampyiswiatlo.pl/media/catalog/product/cache/dc8ebad46b1b99eec05144e062f13606/1/0/1183_102122_0.jpg</text:p>
          </table:table-cell>
          <table:table-cell office:value-type="string" calcext:value-type="string">
            <text:p>Lampa wisząca art deco mosiądz różowe szkło - Blis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9">
          <table:table-cell office:value-type="float" office:value="46" calcext:value-type="float">
            <text:p>46</text:p>
          </table:table-cell>
          <table:table-cell office:value-type="float" office:value="1" calcext:value-type="float">
            <text:p>1</text:p>
          </table:table-cell>
          <table:table-cell office:value-type="string" calcext:value-type="string">
            <text:p>Zestaw 5 x designerska lampa wisząca złota - Wire</text:p>
          </table:table-cell>
          <table:table-cell office:value-type="string" calcext:value-type="string">
            <text:p>Lampy wiszące</text:p>
          </table:table-cell>
          <table:table-cell office:value-type="float" office:value="1939" calcext:value-type="float">
            <text:p>19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6200" calcext:value-type="float">
            <text:p>8718881106200</text:p>
          </table:table-cell>
          <table:table-cell table:number-columns-repeated="9"/>
          <table:table-cell office:value-type="float" office:value="109" calcext:value-type="float">
            <text:p>109</text:p>
          </table:table-cell>
          <table:table-cell table:number-columns-repeated="3"/>
          <table:table-cell office:value-type="string" calcext:value-type="string">
            <text:p>both</text:p>
          </table:table-cell>
          <table:table-cell table:number-columns-repeated="4"/>
          <table:table-cell office:value-type="string" calcext:value-type="string">
            <text:p>Zestaw 5 lamp wiszących z kolekcji Wire.</text:p>
            <text:p/>
            <text:p>Lampy wiszące z kolekcji Wire cechuje unikatowy design i ciekawa konstrukcja.</text:p>
            <text:p/>
            <text:p>Każda lampa jest gotowa do podłączenia do instalacji o napięciu 230 V.  Lampa wyposażona jest gwint na E27 o maksymalnym poborze mocy do 60W. Zalecamy użycie dekoracyjnej żarówki, która jeszcze bardziej podkreśli charakter lampy.</text:p>
            <text:p/>
            <text:p>Kolekcja lamp wiszących Wire świetnie sprawdzi się w nowoczesnych i loftowych wnętrzach. </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988_102029_0.jpg, https://www.lampyiswiatlo.pl/media/catalog/product/cache/dc8ebad46b1b99eec05144e062f13606/1/0/8988_102029_0.jpg</text:p>
          </table:table-cell>
          <table:table-cell office:value-type="string" calcext:value-type="string">
            <text:p>Zestaw 5 x designerska lampa wisząca złota - Wir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7" calcext:value-type="float">
            <text:p>47</text:p>
          </table:table-cell>
          <table:table-cell office:value-type="float" office:value="1" calcext:value-type="float">
            <text:p>1</text:p>
          </table:table-cell>
          <table:table-cell office:value-type="string" calcext:value-type="string">
            <text:p>Industrialna lampa wisząca czarna ze złotym wnętrzem 50cm - Magna Eco</text:p>
          </table:table-cell>
          <table:table-cell office:value-type="string" calcext:value-type="string">
            <text:p>Lampy wiszące</text:p>
          </table:table-cell>
          <table:table-cell office:value-type="float" office:value="769" calcext:value-type="float">
            <text:p>7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61936" calcext:value-type="float">
            <text:p>8718881061936</text:p>
          </table:table-cell>
          <table:table-cell table:number-columns-repeated="9"/>
          <table:table-cell office:value-type="float" office:value="142" calcext:value-type="float">
            <text:p>142</text:p>
          </table:table-cell>
          <table:table-cell table:number-columns-repeated="3"/>
          <table:table-cell office:value-type="string" calcext:value-type="string">
            <text:p>both</text:p>
          </table:table-cell>
          <table:table-cell table:number-columns-repeated="4"/>
          <table:table-cell office:value-type="string" calcext:value-type="string">
            <text:p>Lampa wisząca Magna Eco będzie nie tylko praktycznym dodatkiem emitującymi nastrojowe światło, ale również ozdobą każdego pomieszczenia.</text:p>
            <text:p> </text:p>
            <text:p>Przecierane wnętrze klosza sprawia, że emitowane światło jest ciepłe i nastrojowe.</text:p>
            <text:p> </text:p>
            <text:p>Regulowana wysokość w zakresie: 60-110 cm</text:p>
            <text:p> </text:p>
            <text:p>Średnica klosza: 50 cm</text:p>
            <text:p> </text:p>
            <text:p>Wysokość klosza: 25 cm</text:p>
            <text:p> </text:p>
            <text:p>Lampa jest gotowa do podłączenia do instalacji o napięciu 230V. W komplecie nie ma źródła światła. Takowe należy zakupić we własnym zakresie. Lampa wyposażona jest w gwint na E27 o maksymalnym poborze mocy do 40W. </text:p>
            <text:p> </text:p>
            <text:p>Kolekcja Magna to synonim powabu i szyku.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4/1748_94513_0.jpg, https://www.lampyiswiatlo.pl/media/catalog/product/cache/dc8ebad46b1b99eec05144e062f13606/9/4/1748_94513_0.jpg</text:p>
          </table:table-cell>
          <table:table-cell office:value-type="string" calcext:value-type="string">
            <text:p>Industrialna lampa wisząca czarna ze złotym wnętrzem 50cm - Magna Ec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8" calcext:value-type="float">
            <text:p>48</text:p>
          </table:table-cell>
          <table:table-cell office:value-type="float" office:value="1" calcext:value-type="float">
            <text:p>1</text:p>
          </table:table-cell>
          <table:table-cell office:value-type="string" calcext:value-type="string">
            <text:p>Orientalna lampa wisząca rattan 49 cm - Michelle</text:p>
          </table:table-cell>
          <table:table-cell office:value-type="string" calcext:value-type="string">
            <text:p>Lampy wiszące</text:p>
          </table:table-cell>
          <table:table-cell office:value-type="float" office:value="629" calcext:value-type="float">
            <text:p>6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6215" calcext:value-type="float">
            <text:p>8718881126215</text:p>
          </table:table-cell>
          <table:table-cell table:number-columns-repeated="9"/>
          <table:table-cell office:value-type="float" office:value="138" calcext:value-type="float">
            <text:p>138</text:p>
          </table:table-cell>
          <table:table-cell table:number-columns-repeated="3"/>
          <table:table-cell office:value-type="string" calcext:value-type="string">
            <text:p>both</text:p>
          </table:table-cell>
          <table:table-cell table:number-columns-repeated="4"/>
          <table:table-cell office:value-type="string" calcext:value-type="string">
            <text:p>Orientalna lampa wisząca Michelle idealnie komponuje się w nowoczesnym, orientalnym lub naturalnym wnętrzu ze względu na zastosowane materiały i kształt. Rattan również natychmiast zapewnia więcej ciepła w pomieszczeniu. Lampa ma średnicę 49 cm. Ma regulowaną wysokość, minimum 67,5 cm i maksymalnie 135 cm. Płyta montażowa ma średnicę 12 cm i wysokość 2,5 cm. Sznurek ma długość 97,5 cm. Klosz ma średnicę 49 cm i wysokość 35 cm. Lampę wiszącą kończymy źródłem światła z oprawą E27 (maks. 60 Watt). Upewnij się, że zamawiasz je osobno. Wybierz źródło światła, które również ładnie wygląda, ponieważ jest dobrze widoczne w oprawie. Michelle można ściemniać za pomocą zewnętrznego ściemniacza, którego nie ma w zestawie. Piękna lampa wisząca do salonu, jadalni lub sypialni. Michelle to dodatek, którego szukasz!</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256_104291_0.jpg, https://www.lampyiswiatlo.pl/media/catalog/product/cache/dc8ebad46b1b99eec05144e062f13606/1/0/8256_104291_0.jpg</text:p>
          </table:table-cell>
          <table:table-cell office:value-type="string" calcext:value-type="string">
            <text:p>Orientalna lampa wisząca rattan 49 cm - Michell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9" calcext:value-type="float">
            <text:p>49</text:p>
          </table:table-cell>
          <table:table-cell office:value-type="float" office:value="1" calcext:value-type="float">
            <text:p>1</text:p>
          </table:table-cell>
          <table:table-cell office:value-type="string" calcext:value-type="string">
            <text:p>Designerska lampa wisząca czarna ściemnialna LED 56cm - Rowan</text:p>
          </table:table-cell>
          <table:table-cell office:value-type="string" calcext:value-type="string">
            <text:p>Lampy wiszące</text:p>
          </table:table-cell>
          <table:table-cell office:value-type="float" office:value="1565" calcext:value-type="float">
            <text:p>156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12248324028" calcext:value-type="float">
            <text:p>4012248324028</text:p>
          </table:table-cell>
          <table:table-cell table:number-columns-repeated="9"/>
          <table:table-cell office:value-type="float" office:value="77" calcext:value-type="float">
            <text:p>77</text:p>
          </table:table-cell>
          <table:table-cell table:number-columns-repeated="3"/>
          <table:table-cell office:value-type="string" calcext:value-type="string">
            <text:p>both</text:p>
          </table:table-cell>
          <table:table-cell table:number-columns-repeated="4"/>
          <table:table-cell office:value-type="string" calcext:value-type="string">
            <text:p>Dla kogoś, kto kocha prawdziwy design, Rowan jest doskonałym przykładem. Połączenie czarnego koloru i metalu nadaje lampie elegancki wygląd. Kształt lampy jest naprawdę wyjątkowy! Będzie dobrze wyglądać nad nowoczesnym stołem jadalnym lub w salonie. Lampa wisi na łącznej wysokości 130 cm i ma średnicę 56 cm. Płyta montażowa na suficie ma średnicę 16 cm. Dzięki zintegrowanej diodzie LED Rowan ma średnią żywotność 25 000 godzin. Dzięki 3300 lumenom i 3000 kelwinów zapewnia ciepłe, białe światło do wnętrza. Ci, którzy lubią więcej atmosfery, mogą również przyciemnić tę lampę, Rowan jest wyposażony w funkcję ściemniania! Szukasz przyciągającego wzrok w swoim domu? W takim razie wprowadź tę Rowan do swojego domu i uzupełnij swoje wnętrz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2081_98157_0.jpg, https://www.lampyiswiatlo.pl/media/catalog/product/cache/dc8ebad46b1b99eec05144e062f13606/9/8/2081_98157_0.jpg</text:p>
          </table:table-cell>
          <table:table-cell office:value-type="string" calcext:value-type="string">
            <text:p>Designerska lampa wisząca czarna ściemnialna LED 56cm - Rowa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0" calcext:value-type="float">
            <text:p>50</text:p>
          </table:table-cell>
          <table:table-cell office:value-type="float" office:value="1" calcext:value-type="float">
            <text:p>1</text:p>
          </table:table-cell>
          <table:table-cell office:value-type="string" calcext:value-type="string">
            <text:p>Lampa wisząca ze stali, w tym LED z dotykowym ściemniaczem 5-punktowym - Sanne</text:p>
          </table:table-cell>
          <table:table-cell office:value-type="string" calcext:value-type="string">
            <text:p>Lampy wiszące</text:p>
          </table:table-cell>
          <table:table-cell office:value-type="float" office:value="1485" calcext:value-type="float">
            <text:p>14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362831" calcext:value-type="float">
            <text:p>4017807362831</text:p>
          </table:table-cell>
          <table:table-cell table:number-columns-repeated="9"/>
          <table:table-cell office:value-type="float" office:value="49" calcext:value-type="float">
            <text:p>49</text:p>
          </table:table-cell>
          <table:table-cell table:number-columns-repeated="3"/>
          <table:table-cell office:value-type="string" calcext:value-type="string">
            <text:p>both</text:p>
          </table:table-cell>
          <table:table-cell table:number-columns-repeated="4"/>
          <table:table-cell office:value-type="string" calcext:value-type="string">
            <text:p>Sanne to piękna lampa wisząca, która sprawdza się w nowoczesnym wnętrzu. Jego elegancki wygląd idealnie do tego pasuje. Sanne jest wykonany ze stali i wykończony na czarno. Ma długość 100 i szerokość 8 cm. Lampa wisząca ma regulowaną wysokość, minimalną 95 cm i maksymalnie 160 cm wysokości. Płyta montażowa ma wysokość 4 cm, długość 28 cm i szerokość 5,5 cm. Sznurek ma długość 150 cm. Sanne posiada 5 niewymiennych punktów świetlnych LED. Mają strumień świetlny 3000-5000 kelwinów i 350 lumenów. Lampa jest ściemniana za pomocą ściemniacza dotykowego, dzięki czemu sam określasz atmosferę w pomieszczeniu! Sanne wytrzymuje średnio 30 000 godzin palenia. Piękny dodatek do Twojego salonu, jadalni lub biura. Sanne dopełnia Twoje wnętrze!</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687_103673_0.jpg, https://www.lampyiswiatlo.pl/media/catalog/product/cache/dc8ebad46b1b99eec05144e062f13606/1/0/8687_103673_0.jpg</text:p>
          </table:table-cell>
          <table:table-cell office:value-type="string" calcext:value-type="string">
            <text:p>Lampa wisząca ze stali, w tym LED z dotykowym ściemniaczem 5-punktowym - Sann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51" calcext:value-type="float">
            <text:p>51</text:p>
          </table:table-cell>
          <table:table-cell office:value-type="float" office:value="1" calcext:value-type="float">
            <text:p>1</text:p>
          </table:table-cell>
          <table:table-cell office:value-type="string" calcext:value-type="string">
            <text:p>Nowoczesna lampa wisząca pierścień czarna 80 cm LED ściemnialna - Anello</text:p>
          </table:table-cell>
          <table:table-cell office:value-type="string" calcext:value-type="string">
            <text:p>Lampy wiszące</text:p>
          </table:table-cell>
          <table:table-cell office:value-type="float" office:value="1889" calcext:value-type="float">
            <text:p>18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12248305164" calcext:value-type="float">
            <text:p>4012248305164</text:p>
          </table:table-cell>
          <table:table-cell table:number-columns-repeated="9"/>
          <table:table-cell office:value-type="float" office:value="119" calcext:value-type="float">
            <text:p>119</text:p>
          </table:table-cell>
          <table:table-cell table:number-columns-repeated="3"/>
          <table:table-cell office:value-type="string" calcext:value-type="string">
            <text:p>both</text:p>
          </table:table-cell>
          <table:table-cell table:number-columns-repeated="4"/>
          <table:table-cell office:value-type="string" calcext:value-type="string">
            <text:p>Anello to elegancka i nowoczesna lampa wisząca. </text:p>
            <text:p/>
            <text:p>Górna część pierścienia jest elegancka, matowa, czarna, a dolna część składa się z wbudowanego pierścienia LED.</text:p>
            <text:p/>
            <text:p>Lampa wisząca Anello wyposażona została w zintegrowane źródło światła LED, które emituje światło o barwie ciepło białej 3000K na poziomie 2300 lumenów! Dioda ta uzyskała klasę energetyczną A, co oznacza, że jest nie tylko energooszczędna, ale zapewnia profity i dla Twojego portfela i dla środowiska. Wbudowany moduł LED gwarantuje 25 000 godzin świecenia. </text:p>
            <text:p/>
            <text:p>Lampa wisząca Anello ma wbudowany system ściemniania. Po włączeniu lampy automatycznie zaczyna ona pokazywać zakres jasności. Ponowne naciśnięcie włącznika powoduje wybranie danej jasności.</text:p>
            <text:p/>
            <text:p>Średnica płytki montażowej: 18 cm</text:p>
            <text:p/>
            <text:p>Średnica klosza: 80 cm</text:p>
            <text:p/>
            <text:p>Całkowita wysokość: 130 cm (długość zawieszenia można skrócić)</text:p>
            <text:p/>
            <text:p>Lampa Annello będzie pięknym uzupełnieniem aranżacji zarówno domowej, jak i biurowej. </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6619_97459_0.jpg, https://www.lampyiswiatlo.pl/media/catalog/product/cache/dc8ebad46b1b99eec05144e062f13606/9/7/6619_97459_0.jpg</text:p>
          </table:table-cell>
          <table:table-cell office:value-type="string" calcext:value-type="string">
            <text:p>Nowoczesna lampa wisząca pierścień czarna 80 cm LED ściemnialna - Anel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2" calcext:value-type="float">
            <text:p>52</text:p>
          </table:table-cell>
          <table:table-cell office:value-type="float" office:value="1" calcext:value-type="float">
            <text:p>1</text:p>
          </table:table-cell>
          <table:table-cell office:value-type="string" calcext:value-type="string">
            <text:p>Designerska lampa wisząca czarna 60 cm - Pua</text:p>
          </table:table-cell>
          <table:table-cell office:value-type="string" calcext:value-type="string">
            <text:p>Lampy wiszące</text:p>
          </table:table-cell>
          <table:table-cell office:value-type="float" office:value="499" calcext:value-type="float">
            <text:p>4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9118" calcext:value-type="float">
            <text:p>8718881119118</text:p>
          </table:table-cell>
          <table:table-cell table:number-columns-repeated="9"/>
          <table:table-cell office:value-type="float" office:value="84" calcext:value-type="float">
            <text:p>84</text:p>
          </table:table-cell>
          <table:table-cell table:number-columns-repeated="3"/>
          <table:table-cell office:value-type="string" calcext:value-type="string">
            <text:p>both</text:p>
          </table:table-cell>
          <table:table-cell table:number-columns-repeated="4"/>
          <table:table-cell office:value-type="string" calcext:value-type="string">
            <text:p>Pua to piękna czarna lampa wisząca, która wprowadzi niepowtarzalny klimat do Twoich przestrzeni! Stylowy, przyciągający wzrok, wykończony ponadczasowym czarnym kolorem. Pua może być używana np. W salonie, sypialni czy nad wyspą kuchenną. Aby stworzyć dodatkową atmosferę, Pua można przyciemnić (ten ściemniacz nie jest dołączony). Posiada regulację wysokości: minimum 60 cm i maksimum 150 cm. Bardzo przydatne do określenia wysokości nad stołem jadalnym lub wyspą kuchenną! Klosz ma średnicę 66 cm. Płyta montażowa ma średnicę 10 cm. Ponieważ źródło światła jest widoczne, ozdobne źródło światła jest dodatkowym dodatkiem do lampy! Należy pamiętać, że źródło światła pasuje do oprawy E27 (maks. 40 W). To źródło światła nie jest dołączone i należy je zamówić osobno! Ulepsz swój dom dzięki naszej lampie wiszącej Pu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125_103510_0.jpg, https://www.lampyiswiatlo.pl/media/catalog/product/cache/dc8ebad46b1b99eec05144e062f13606/1/0/3125_103510_0.jpg</text:p>
          </table:table-cell>
          <table:table-cell office:value-type="string" calcext:value-type="string">
            <text:p>Designerska lampa wisząca czarna 60 cm - Pu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3" calcext:value-type="float">
            <text:p>53</text:p>
          </table:table-cell>
          <table:table-cell office:value-type="float" office:value="1" calcext:value-type="float">
            <text:p>1</text:p>
          </table:table-cell>
          <table:table-cell office:value-type="string" calcext:value-type="string">
            <text:p>Wisząca lampa art deco kryształ ze srebrem 35 cm - Kasbah</text:p>
          </table:table-cell>
          <table:table-cell office:value-type="string" calcext:value-type="string">
            <text:p>Lampy wiszące</text:p>
          </table:table-cell>
          <table:table-cell office:value-type="float" office:value="1919" calcext:value-type="float">
            <text:p>19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2107" calcext:value-type="float">
            <text:p>8718881092107</text:p>
          </table:table-cell>
          <table:table-cell table:number-columns-repeated="9"/>
          <table:table-cell office:value-type="float" office:value="130" calcext:value-type="float">
            <text:p>130</text:p>
          </table:table-cell>
          <table:table-cell table:number-columns-repeated="3"/>
          <table:table-cell office:value-type="string" calcext:value-type="string">
            <text:p>both</text:p>
          </table:table-cell>
          <table:table-cell table:number-columns-repeated="4"/>
          <table:table-cell office:value-type="string" calcext:value-type="string">
            <text:p>Lampa wisząca Kasbah to perełka do zobaczenia! Lampa wykonana z dbałością o szczegóły takie jak łańcuszek, wszelkie zdobienia na oprawie i oczywiście wszystkie kryształy. Poziome i pionowe słupki są pokryte (owinięte) przezroczystymi koralikami i kryształami umieszczonymi na każdej powierzchni. Daje to specjalny efekt świetlny, zarówno przy włączonym, jak i wyłączonym świetle. Design, wiele kryształów i srebrne wykończenie nadają lampie klasyczny wygląd, który doda Twojemu wnętrzu nieco więcej uroku. Lampa wisząca Kasbah ma średnicę 35 cm. Ogólna wysokość to 180 cm, którą można bardzo łatwo skrócić do 60 cm, usuwając szereg połączeń pomiędzy nimi. Płyta montażowa ma średnicę 11 cm. Uzupełnij Kasbah dwoma ładnymi źródłami światła o mocy do 40 watów, które pasują do dużej oprawy E27. Lampa jest ściemniana za pomocą zewnętrznego ściemniacza, co zapewnia wyjątkowo przytulną atmosferę wieczorem. Ta wisząca lampa tworzy nastrój nad stołem jadalnym lub stolikiem kawowym. Podsumowując, elegancki dodatek do Twojego wnętrza!</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8259_97798_0.jpg, https://www.lampyiswiatlo.pl/media/catalog/product/cache/dc8ebad46b1b99eec05144e062f13606/9/7/8259_97798_0.jpg</text:p>
          </table:table-cell>
          <table:table-cell office:value-type="string" calcext:value-type="string">
            <text:p>Wisząca lampa art deco kryształ ze srebrem 35 cm - Kasbah</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4" calcext:value-type="float">
            <text:p>54</text:p>
          </table:table-cell>
          <table:table-cell office:value-type="float" office:value="1" calcext:value-type="float">
            <text:p>1</text:p>
          </table:table-cell>
          <table:table-cell office:value-type="string" calcext:value-type="string">
            <text:p>Vintage lampa wisząca mosiężna 5-punktowa - Botanica</text:p>
          </table:table-cell>
          <table:table-cell office:value-type="string" calcext:value-type="string">
            <text:p>Lampy wiszące</text:p>
          </table:table-cell>
          <table:table-cell office:value-type="float" office:value="1845" calcext:value-type="float">
            <text:p>18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2889" calcext:value-type="float">
            <text:p>8718881132889</text:p>
          </table:table-cell>
          <table:table-cell table:number-columns-repeated="9"/>
          <table:table-cell office:value-type="float" office:value="37" calcext:value-type="float">
            <text:p>37</text:p>
          </table:table-cell>
          <table:table-cell table:number-columns-repeated="3"/>
          <table:table-cell office:value-type="string" calcext:value-type="string">
            <text:p>both</text:p>
          </table:table-cell>
          <table:table-cell table:number-columns-repeated="4"/>
          <table:table-cell office:value-type="string" calcext:value-type="string">
            <text:p>Czy jesteś gotowy na przyciąganie wzroku do swojego domu? W takim razie Botanica jest tym, czego szukasz! Efektowny klosz przypominający liście natychmiast tworzy w domu wesołą atmosferę. Lampa wisząca wykonana jest ze stali i wykończona w mosiądzu. Ma średnicę 70 cm i jest regulowana na wysokość, minimalnie 52,5 cm i maksymalnie 292,5 cm. Płyta montażowa ma średnicę 40 cm i wysokość 3 cm. Sznurek ma długość 270 cm. Każdy klosz ma średnicę 30 cm i wysokość 20 cm. Uzupełniasz Botanicę o 5 źródeł światła, z których każde ma oprawkę E27 (maks. 60 Watt). Nie zapomnij zamówić ich osobno. Lampa wisząca ściemniana zewnętrznym ściemniaczem (brak w zestawie). Pomyśl tylko, jak piękna Botanica wisiała nad stołem jadalnym, stolikiem kawowym lub biurem. Nie wahaj się dłużej i wybierz tę wiszącą lampę w stylu vintag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469_104967_0.jpg, https://www.lampyiswiatlo.pl/media/catalog/product/cache/dc8ebad46b1b99eec05144e062f13606/1/0/7469_104967_0.jpg</text:p>
          </table:table-cell>
          <table:table-cell office:value-type="string" calcext:value-type="string">
            <text:p>Vintage lampa wisząca mosiężna 5-punktowa - Botanic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55" calcext:value-type="float">
            <text:p>55</text:p>
          </table:table-cell>
          <table:table-cell office:value-type="float" office:value="1" calcext:value-type="float">
            <text:p>1</text:p>
          </table:table-cell>
          <table:table-cell office:value-type="string" calcext:value-type="string">
            <text:p>Nowoczesna lampa wisząca czarna ze złotym wnętrzem 70cm - Magna</text:p>
          </table:table-cell>
          <table:table-cell office:value-type="string" calcext:value-type="string">
            <text:p>Lampy wiszące</text:p>
          </table:table-cell>
          <table:table-cell office:value-type="float" office:value="1825" calcext:value-type="float">
            <text:p>18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14802" calcext:value-type="float">
            <text:p>8718881014802</text:p>
          </table:table-cell>
          <table:table-cell table:number-columns-repeated="9"/>
          <table:table-cell office:value-type="float" office:value="117" calcext:value-type="float">
            <text:p>117</text:p>
          </table:table-cell>
          <table:table-cell table:number-columns-repeated="3"/>
          <table:table-cell office:value-type="string" calcext:value-type="string">
            <text:p>both</text:p>
          </table:table-cell>
          <table:table-cell table:number-columns-repeated="4"/>
          <table:table-cell office:value-type="string" calcext:value-type="string">
            <text:p>Lampa wisząca Magna to przykład klasycznej i eleganckiej lampy. </text:p>
            <text:p> </text:p>
            <text:p>Klosz został wykonany z fiberglassu, a jego widoczna struktura powierzchni pięknie odbija emitowane światło.</text:p>
            <text:p> </text:p>
            <text:p>Średnica klosza: 70 cm</text:p>
            <text:p> </text:p>
            <text:p>Wysokość regulowana w zakresie: 70-135 cm</text:p>
            <text:p> </text:p>
            <text:p>Lampa jest gotowa do podłączenia do instalacji o napięciu 230V. W komplecie nie ma źródła światła. Takowe należy zakupić we własnym zakresie. Lampa wyposażona jest w 3 gwinty na E27, każdy o maksymalnym poborze mocy do 60W. </text:p>
            <text:p> </text:p>
            <text:p>Kolekcja Magna to synonim powabu i szyku. </text:p>
            <text:p> </text:p>
            <text:p>Lampa wisząca Magna wnosi światło i sprawia, że nasz dom lśni jasnym światłem.</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8/8/6374_88968_0.jpg, https://www.lampyiswiatlo.pl/media/catalog/product/cache/dc8ebad46b1b99eec05144e062f13606/8/8/6374_88968_0.jpg</text:p>
          </table:table-cell>
          <table:table-cell office:value-type="string" calcext:value-type="string">
            <text:p>Nowoczesna lampa wisząca czarna ze złotym wnętrzem 70cm - Mag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6" calcext:value-type="float">
            <text:p>56</text:p>
          </table:table-cell>
          <table:table-cell office:value-type="float" office:value="1" calcext:value-type="float">
            <text:p>1</text:p>
          </table:table-cell>
          <table:table-cell office:value-type="string" calcext:value-type="string">
            <text:p>Designerska lampa wisząca czarna ze złotem z przydymionym szkłem 4-punktowa - Qara</text:p>
          </table:table-cell>
          <table:table-cell office:value-type="string" calcext:value-type="string">
            <text:p>Lampy wiszące</text:p>
          </table:table-cell>
          <table:table-cell office:value-type="float" office:value="138900" calcext:value-type="float">
            <text:p>138900</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9056" calcext:value-type="float">
            <text:p>8718881129056</text:p>
          </table:table-cell>
          <table:table-cell table:number-columns-repeated="9"/>
          <table:table-cell office:value-type="float" office:value="150" calcext:value-type="float">
            <text:p>150</text:p>
          </table:table-cell>
          <table:table-cell table:number-columns-repeated="3"/>
          <table:table-cell office:value-type="string" calcext:value-type="string">
            <text:p>both</text:p>
          </table:table-cell>
          <table:table-cell table:number-columns-repeated="4"/>
          <table:table-cell office:value-type="string" calcext:value-type="string">
            <text:p>Wow, lampa wisząca Qara przyciągnie wzrok do Twojego wnętrza! Klosze mają piękny organiczny design. Szkło dymne zapewnia dodatkową atmosferę przy włączonym oświetleniu. Lampa wisząca wykonana jest ze szkła ze stalą i wykończona w kolorze złotym z czarnym. Ma długość 120 cm, szerokość 21 cm i jest regulowana na wysokość; minimum 64 cm i maksimum 150 cm. Więc zawsze wieszasz go na idealnej wysokości! Płyta montażowa ma wysokość 2,5 cm, długość 120 cm i szerokość 10 cm. Sznurek ma długość 126 cm. Każdy szklany klosz ma średnicę 21 cm i wysokość 21 cm. Kompletna Qara z 4 źródłami światła, każde z oprawą E27 o mocy maks. 40 Watt. Lampa wisząca jest ściemniana za pomocą zewnętrznego ściemniacza, którego nie ma w zestawie. Qara pięknie prezentuje się nad stołem jadalnym, stołem do pracy lub w salonie. Dodaj atmosferę do swojego wnętrza z Qar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051_104561_0.jpg, https://www.lampyiswiatlo.pl/media/catalog/product/cache/dc8ebad46b1b99eec05144e062f13606/1/0/8051_104561_0.jpg</text:p>
          </table:table-cell>
          <table:table-cell office:value-type="string" calcext:value-type="string">
            <text:p>Designerska lampa wisząca czarna ze złotem z przydymionym szkłem 4-punktowa - Qa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7" calcext:value-type="float">
            <text:p>57</text:p>
          </table:table-cell>
          <table:table-cell office:value-type="float" office:value="1" calcext:value-type="float">
            <text:p>1</text:p>
          </table:table-cell>
          <table:table-cell office:value-type="string" calcext:value-type="string">
            <text:p>Lampa wisząca czarna w tym LED z dotykowym ściemniaczem 5-punktowym - Sanne</text:p>
          </table:table-cell>
          <table:table-cell office:value-type="string" calcext:value-type="string">
            <text:p>Lampy wiszące</text:p>
          </table:table-cell>
          <table:table-cell office:value-type="float" office:value="1395" calcext:value-type="float">
            <text:p>13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71229" calcext:value-type="float">
            <text:p>4017807471229</text:p>
          </table:table-cell>
          <table:table-cell table:number-columns-repeated="9"/>
          <table:table-cell office:value-type="float" office:value="30" calcext:value-type="float">
            <text:p>30</text:p>
          </table:table-cell>
          <table:table-cell table:number-columns-repeated="3"/>
          <table:table-cell office:value-type="string" calcext:value-type="string">
            <text:p>both</text:p>
          </table:table-cell>
          <table:table-cell table:number-columns-repeated="4"/>
          <table:table-cell office:value-type="string" calcext:value-type="string">
            <text:p>Sanne to piękna lampa wisząca, która sprawdza się w nowoczesnym wnętrzu. Jego elegancki wygląd idealnie do tego pasuje. Sanne jest wykonany ze stali i wykończony na czarno. Ma długość 100 i szerokość 8 cm. Lampa wisząca ma regulowaną wysokość, minimalną 95 cm i maksymalnie 160 cm wysokości. Płyta montażowa ma wysokość 4 cm, długość 28 cm i szerokość 5,5 cm. Sznurek ma długość 150 cm. Sanne posiada 5 niewymiennych punktów świetlnych LED. Mają strumień świetlny 3000-5000 kelwinów i 350 lumenów. Lampa jest ściemniana za pomocą ściemniacza dotykowego, dzięki czemu sam określasz atmosferę w pomieszczeniu! Sanne wytrzymuje średnio 30 000 godzin palenia. Piękny dodatek do Twojego salonu, jadalni lub biura. Sanne dopełnia Twoje wnętrze!</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096_103674_0.jpg, https://www.lampyiswiatlo.pl/media/catalog/product/cache/dc8ebad46b1b99eec05144e062f13606/1/0/8096_103674_0.jpg</text:p>
          </table:table-cell>
          <table:table-cell office:value-type="string" calcext:value-type="string">
            <text:p>Lampa wisząca czarna w tym LED z dotykowym ściemniaczem 5-punktowym - Sann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8" calcext:value-type="float">
            <text:p>58</text:p>
          </table:table-cell>
          <table:table-cell office:value-type="float" office:value="1" calcext:value-type="float">
            <text:p>1</text:p>
          </table:table-cell>
          <table:table-cell office:value-type="string" calcext:value-type="string">
            <text:p>Przemysłowa lampa wisząca stalowa 2-punktowa - Ravi</text:p>
          </table:table-cell>
          <table:table-cell office:value-type="string" calcext:value-type="string">
            <text:p>Lampy wiszące</text:p>
          </table:table-cell>
          <table:table-cell office:value-type="float" office:value="1395" calcext:value-type="float">
            <text:p>13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66812" calcext:value-type="float">
            <text:p>4017807466812</text:p>
          </table:table-cell>
          <table:table-cell table:number-columns-repeated="9"/>
          <table:table-cell office:value-type="float" office:value="147" calcext:value-type="float">
            <text:p>147</text:p>
          </table:table-cell>
          <table:table-cell table:number-columns-repeated="3"/>
          <table:table-cell office:value-type="string" calcext:value-type="string">
            <text:p>both</text:p>
          </table:table-cell>
          <table:table-cell table:number-columns-repeated="4"/>
          <table:table-cell office:value-type="string" calcext:value-type="string">
            <text:p>Ravi to efektowna lampa wisząca, wykończona w stali. Otwarty kaptur zapewnia zabawny efekt świetlny w każdym pomieszczeniu w domu. Każdy abażur ma średnicę 40 cm. Lampa ma również regulowaną wysokość: minimum 70 cm i maksimum 150 cm. W ten sposób możesz łatwo określić wysokość swojej lampy nad stołem w jadalni, w salonie lub w przedpokoju! Ravi czuje się jak w domu w każdym pokoju. Płyta montażowa ma długość 100 cm, a długość przewodu 105 cm. Uzupełnij go dwoma efektownymi źródłami światła E27 o maksymalnej mocy 40 W. Wybierz dwa warianty dekoracyjne, aby uczynić Ravi wyjątkowym! Możesz ściemnić lampę za pomocą zewnętrznego ściemniacza (np. Przełącznika ściennego). Postaw na niepowtarzalny design w domu dzięki naszej lampie wiszącej Ravi.</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050_103658_0.jpg, https://www.lampyiswiatlo.pl/media/catalog/product/cache/dc8ebad46b1b99eec05144e062f13606/1/0/6050_103658_0.jpg</text:p>
          </table:table-cell>
          <table:table-cell office:value-type="string" calcext:value-type="string">
            <text:p>Przemysłowa lampa wisząca stalowa 2-punktowa - Rav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9" calcext:value-type="float">
            <text:p>59</text:p>
          </table:table-cell>
          <table:table-cell office:value-type="float" office:value="1" calcext:value-type="float">
            <text:p>1</text:p>
          </table:table-cell>
          <table:table-cell office:value-type="string" calcext:value-type="string">
            <text:p>Lampa wisząca retro czarna - Strike small</text:p>
          </table:table-cell>
          <table:table-cell office:value-type="string" calcext:value-type="string">
            <text:p>Lampy wiszące</text:p>
          </table:table-cell>
          <table:table-cell office:value-type="float" office:value="499" calcext:value-type="float">
            <text:p>4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5591" calcext:value-type="float">
            <text:p>8718881055591</text:p>
          </table:table-cell>
          <table:table-cell table:number-columns-repeated="9"/>
          <table:table-cell office:value-type="float" office:value="49" calcext:value-type="float">
            <text:p>49</text:p>
          </table:table-cell>
          <table:table-cell table:number-columns-repeated="3"/>
          <table:table-cell office:value-type="string" calcext:value-type="string">
            <text:p>both</text:p>
          </table:table-cell>
          <table:table-cell table:number-columns-repeated="4"/>
          <table:table-cell office:value-type="string" calcext:value-type="string">
            <text:p>Teraz mamy ten cylinder dla miłośników stylu retro życia! Spójrz na tę specjalną lampę wiszącą, czy to nie zdjęcie? Mała lampa wisząca Strike ma klasyczną żarówkę i jest całkowicie retro. <text:s/>Czarny abażur wykonany jest ze smokey glass, aby uzyskać specjalny efekt i ma chromowane detale. <text:s/>Abażur ma średnicę 25 cm. Całkowita wysokość wynosi 145 cm, którą można skrócić podczas instalacji. Strike small ma dużą oprawkę E27 i jest dostarczany bez źródła światła, więc upewnij się, że nadal go zamawiasz (maks. 60 Watt). <text:s/>Ta wisząca lampa będzie wyglądać jak ryba w wodzie w wielu różnych wnętrzach i stylach, od retro do nowoczesnego zawsze można znaleźć miejsc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3299_93828_0.jpg, https://www.lampyiswiatlo.pl/media/catalog/product/cache/dc8ebad46b1b99eec05144e062f13606/9/3/3299_93828_0.jpg</text:p>
          </table:table-cell>
          <table:table-cell office:value-type="string" calcext:value-type="string">
            <text:p>Lampa wisząca retro czarna - Strike smal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60" calcext:value-type="float">
            <text:p>60</text:p>
          </table:table-cell>
          <table:table-cell office:value-type="float" office:value="1" calcext:value-type="float">
            <text:p>1</text:p>
          </table:table-cell>
          <table:table-cell office:value-type="string" calcext:value-type="string">
            <text:p>Przemysłowa lampa wisząca czarna z dużym stojakiem 4-punktowym - Cage Rack</text:p>
          </table:table-cell>
          <table:table-cell office:value-type="string" calcext:value-type="string">
            <text:p>Lampy wiszące</text:p>
          </table:table-cell>
          <table:table-cell office:value-type="float" office:value="1645" calcext:value-type="float">
            <text:p>16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2065" calcext:value-type="float">
            <text:p>8718881112065</text:p>
          </table:table-cell>
          <table:table-cell table:number-columns-repeated="9"/>
          <table:table-cell office:value-type="float" office:value="106" calcext:value-type="float">
            <text:p>106</text:p>
          </table:table-cell>
          <table:table-cell table:number-columns-repeated="3"/>
          <table:table-cell office:value-type="string" calcext:value-type="string">
            <text:p>both</text:p>
          </table:table-cell>
          <table:table-cell table:number-columns-repeated="4"/>
          <table:table-cell office:value-type="string" calcext:value-type="string">
            <text:p>Jak poręczny i fajny jest ten stojak na klatkę, w którym można połączyć przestrzeń do przechowywania z nastrojowym oświetleniem? Super poręczne i stylowe nad wyspą kuchenną, aby umieścić zioła lub nad stołem jadalnym, aby ustawić piękne rośliny. Oprócz funkcjonalności jest to również bardzo ładna lampa wisząca, którą można zobaczyć dzięki eleganckiemu wzornictwu! Uwaga: maksymalna waga klatki zależy od wytrzymałości sufitu! Dobrze, jeśli wcześniej to sprawdzisz, bo lampka waży 9 kg. Cage Rack ma 118 cm długości, 25 cm szerokości i regulację wysokości od maksymalnie 150 cm do minimum 80 cm. Uzupełniasz tę wiszącą lampę czterema źródłami światła E27 o maksymalnej mocy 60 W każde. Lampa wisząca jest ściemniana za pomocą zewnętrznego ściemniacza. Źródła światła i ściemniacz nie są uwzględnione. Czy wnosisz nastrojowe oświetlenie czy funkcjonalne światło z Cage Rack? To wszystko jest możliwe!</text:p>
          </table:table-cell>
          <table:table-cell office:value-type="string" calcext:value-type="string">
            <text:p>Oblongue, Podłużny</text:p>
          </table:table-cell>
          <table:table-cell office:value-type="string" calcext:value-type="string">
            <text:p>Meta title-Oblongue, Podłużny</text:p>
          </table:table-cell>
          <table:table-cell office:value-type="string" calcext:value-type="string">
            <text:p>Meta keywords-Oblongue, Podłużny</text:p>
          </table:table-cell>
          <table:table-cell office:value-type="string" calcext:value-type="string">
            <text:p>Meta description-Oblongue, 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387_102818_0.jpg, https://www.lampyiswiatlo.pl/media/catalog/product/cache/dc8ebad46b1b99eec05144e062f13606/1/0/4387_102818_0.jpg</text:p>
          </table:table-cell>
          <table:table-cell office:value-type="string" calcext:value-type="string">
            <text:p>Przemysłowa lampa wisząca czarna z dużym stojakiem 4-punktowym - Cage Rac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61" calcext:value-type="float">
            <text:p>61</text:p>
          </table:table-cell>
          <table:table-cell office:value-type="float" office:value="1" calcext:value-type="float">
            <text:p>1</text:p>
          </table:table-cell>
          <table:table-cell office:value-type="string" calcext:value-type="string">
            <text:p>Lampa wisząca regulowana czarna klosz lniany biały 35cm - Blitz II</text:p>
          </table:table-cell>
          <table:table-cell office:value-type="string" calcext:value-type="string">
            <text:p>Lampy wiszące</text:p>
          </table:table-cell>
          <table:table-cell office:value-type="float" office:value="1205" calcext:value-type="float">
            <text:p>12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1595" calcext:value-type="float">
            <text:p>8718881101595</text:p>
          </table:table-cell>
          <table:table-cell table:number-columns-repeated="9"/>
          <table:table-cell office:value-type="float" office:value="64" calcext:value-type="float">
            <text:p>64</text:p>
          </table:table-cell>
          <table:table-cell table:number-columns-repeated="3"/>
          <table:table-cell office:value-type="string" calcext:value-type="string">
            <text:p>both</text:p>
          </table:table-cell>
          <table:table-cell table:number-columns-repeated="4"/>
          <table:table-cell office:value-type="string" calcext:value-type="string">
            <text:p>Elegancka i nowoczesna lampa wisząca Blitz II będzie prawdziwą ozdobą domowej bądź biurowej aranżacji.</text:p>
            <text:p/>
            <text:p>Umieszczone w lampie zawiasy pozwalają na jej dostosowanie do indywidualnych preferencji.</text:p>
            <text:p/>
            <text:p>Aby lampa pozostała w żądanym kształcie należy zablokować poszczególne elementy łączące.</text:p>
            <text:p/>
            <text:p>Całkowita wysokość: 150 cm</text:p>
            <text:p/>
            <text:p>Średnica podsufitki: 15 cm</text:p>
            <text:p/>
            <text:p>Średnica klosza: 35 cm</text:p>
            <text:p/>
            <text:p>Wysokość klosza: 20 cm</text:p>
            <text:p/>
            <text:p>Lampa jest gotowa do podłączenia do instalacji o napięciu 230 V. Maksymalny pobór mocy wynosi 2 x 60W.</text:p>
            <text:p/>
            <text:p>W komplecie nie ma źródła światła. Takowe należy zakupić we własnym zakresie. Lampa wyposażona jest w 2 gwinty E27. </text:p>
            <text:p/>
            <text:p>Lampa ta jest idealnym rozwiązaniem dla pomieszczeń w których nie jest możliwe zainstalowanie oświetlenia dokładnie nad stołem.</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1054_98666_0.jpg, https://www.lampyiswiatlo.pl/media/catalog/product/cache/dc8ebad46b1b99eec05144e062f13606/9/8/1054_98666_0.jpg</text:p>
          </table:table-cell>
          <table:table-cell office:value-type="string" calcext:value-type="string">
            <text:p>Lampa wisząca regulowana czarna klosz lniany biały 35cm - Blitz I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62" calcext:value-type="float">
            <text:p>62</text:p>
          </table:table-cell>
          <table:table-cell office:value-type="float" office:value="1" calcext:value-type="float">
            <text:p>1</text:p>
          </table:table-cell>
          <table:table-cell office:value-type="string" calcext:value-type="string">
            <text:p>Designerska lampa wisząca czarna 80 cm LED ściemnialna - Anello</text:p>
          </table:table-cell>
          <table:table-cell office:value-type="string" calcext:value-type="string">
            <text:p>Lampy wiszące</text:p>
          </table:table-cell>
          <table:table-cell office:value-type="float" office:value="1599" calcext:value-type="float">
            <text:p>15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7966" calcext:value-type="float">
            <text:p>8718881097966</text:p>
          </table:table-cell>
          <table:table-cell table:number-columns-repeated="9"/>
          <table:table-cell office:value-type="float" office:value="48" calcext:value-type="float">
            <text:p>48</text:p>
          </table:table-cell>
          <table:table-cell table:number-columns-repeated="3"/>
          <table:table-cell office:value-type="string" calcext:value-type="string">
            <text:p>both</text:p>
          </table:table-cell>
          <table:table-cell table:number-columns-repeated="4"/>
          <table:table-cell office:value-type="string" calcext:value-type="string">
            <text:p>Anello to elegancka i nowoczesna lampa wisząca. </text:p>
            <text:p/>
            <text:p>Górna część pierścienia jest elegancka, matowa, czarna, a dolna część składa się z wbudowanego pierścienia LED.</text:p>
            <text:p/>
            <text:p>Lampa wisząca Anello wyposażona została w zintegrowane źródło światła LED, które emituje światło o barwie ciepło białej 2700K na poziomie 3000 lumenów! Dioda ta uzyskała klasę energetyczną A, co oznacza, że jest nie tylko energooszczędna, ale zapewnia profity i dla Twojego portfela i dla środowiska. Wbudowany moduł LED gwarantuje 30 000 godzin świecenia. </text:p>
            <text:p/>
            <text:p>Lampa wisząca Anello ma wbudowany system ściemniania. Lampę można przyciemnić w trzech krokach. Oznacza to, że możesz sam wybrać pozycję ściemniania. W 1 trybie lampa emituje 100% mocy światła, w trybie 2 - 60%, a tryb 3 to oświetlenie nastrojowe, gdzie emitowane jest  tylko 30% mocy światła. Naciśnięcie przełącznika powoduje wybranie trybu świecenia.</text:p>
            <text:p/>
            <text:p>Średnica płytki montażowej: 18 cm</text:p>
            <text:p/>
            <text:p>Średnica klosza: 80 cm</text:p>
            <text:p/>
            <text:p>Regulowana wysokość w zakresie: 50-120 cm</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5747_99149_0.jpg, https://www.lampyiswiatlo.pl/media/catalog/product/cache/dc8ebad46b1b99eec05144e062f13606/9/9/5747_99149_0.jpg</text:p>
          </table:table-cell>
          <table:table-cell office:value-type="string" calcext:value-type="string">
            <text:p>Designerska lampa wisząca czarna 80 cm LED ściemnialna - Anel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63" calcext:value-type="float">
            <text:p>63</text:p>
          </table:table-cell>
          <table:table-cell office:value-type="float" office:value="1" calcext:value-type="float">
            <text:p>1</text:p>
          </table:table-cell>
          <table:table-cell office:value-type="string" calcext:value-type="string">
            <text:p>Nowoczesna lampa wisząca biała 70cm - Magna</text:p>
          </table:table-cell>
          <table:table-cell office:value-type="string" calcext:value-type="string">
            <text:p>Lampy wiszące</text:p>
          </table:table-cell>
          <table:table-cell office:value-type="float" office:value="1825" calcext:value-type="float">
            <text:p>18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2016" calcext:value-type="float">
            <text:p>8718881082016</text:p>
          </table:table-cell>
          <table:table-cell table:number-columns-repeated="9"/>
          <table:table-cell office:value-type="float" office:value="110" calcext:value-type="float">
            <text:p>110</text:p>
          </table:table-cell>
          <table:table-cell table:number-columns-repeated="3"/>
          <table:table-cell office:value-type="string" calcext:value-type="string">
            <text:p>both</text:p>
          </table:table-cell>
          <table:table-cell table:number-columns-repeated="4"/>
          <table:table-cell office:value-type="string" calcext:value-type="string">
            <text:p>Lampa wisząca Magna to przykład klasycznej i eleganckiej lampy. </text:p>
            <text:p> </text:p>
            <text:p>Klosz został wykonany z fiberglassu, a jego widoczna struktura powierzchni pięknie odbija emitowane światło.</text:p>
            <text:p> </text:p>
            <text:p>Średnica klosza: 70 cm</text:p>
            <text:p> </text:p>
            <text:p>Wysokość regulowana w zakresie: 70-135 cm</text:p>
            <text:p> </text:p>
            <text:p>Lampa jest gotowa do podłączenia do instalacji o napięciu 230V. W komplecie nie ma źródła światła. Takowe należy zakupić we własnym zakresie. Lampa wyposażona jest w 3 gwinty na E27, każdy o maksymalnym poborze mocy do 60W. </text:p>
            <text:p> </text:p>
            <text:p>Kolekcja Magna to synonim powabu i szyku. </text:p>
            <text:p> </text:p>
            <text:p>Lampa wisząca Magna wnosi światło i sprawia, że nasz dom lśni jasnym światłem.</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6763_96649_0.jpg, https://www.lampyiswiatlo.pl/media/catalog/product/cache/dc8ebad46b1b99eec05144e062f13606/9/6/6763_96649_0.jpg</text:p>
          </table:table-cell>
          <table:table-cell office:value-type="string" calcext:value-type="string">
            <text:p>Nowoczesna lampa wisząca biała 70cm - Mag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64" calcext:value-type="float">
            <text:p>64</text:p>
          </table:table-cell>
          <table:table-cell office:value-type="float" office:value="1" calcext:value-type="float">
            <text:p>1</text:p>
          </table:table-cell>
          <table:table-cell office:value-type="string" calcext:value-type="string">
            <text:p>Industriële hanglamp zwart met hout en rek 4-lichts - Cage Rack</text:p>
          </table:table-cell>
          <table:table-cell office:value-type="string" calcext:value-type="string">
            <text:p>Lampy wiszące</text:p>
          </table:table-cell>
          <table:table-cell office:value-type="float" office:value="1365" calcext:value-type="float">
            <text:p>136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6796" calcext:value-type="float">
            <text:p>8718881126796</text:p>
          </table:table-cell>
          <table:table-cell table:number-columns-repeated="9"/>
          <table:table-cell office:value-type="float" office:value="107" calcext:value-type="float">
            <text:p>107</text:p>
          </table:table-cell>
          <table:table-cell table:number-columns-repeated="3"/>
          <table:table-cell office:value-type="string" calcext:value-type="string">
            <text:p>both</text:p>
          </table:table-cell>
          <table:table-cell table:number-columns-repeated="4"/>
          <table:table-cell office:value-type="string" calcext:value-type="string">
            <text:p>Brak opisu</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557_104350_0.jpg, https://www.lampyiswiatlo.pl/media/catalog/product/cache/dc8ebad46b1b99eec05144e062f13606/1/0/7557_104350_0.jpg</text:p>
          </table:table-cell>
          <table:table-cell office:value-type="string" calcext:value-type="string">
            <text:p>Industriële hanglamp zwart met hout en rek 4-lichts - Cage Rac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65" calcext:value-type="float">
            <text:p>65</text:p>
          </table:table-cell>
          <table:table-cell office:value-type="float" office:value="1" calcext:value-type="float">
            <text:p>1</text:p>
          </table:table-cell>
          <table:table-cell office:value-type="string" calcext:value-type="string">
            <text:p>Lampa wisząca Art Deco czarna 24-punktowa - Facil</text:p>
          </table:table-cell>
          <table:table-cell office:value-type="string" calcext:value-type="string">
            <text:p>Lampy wiszące</text:p>
          </table:table-cell>
          <table:table-cell office:value-type="float" office:value="1645" calcext:value-type="float">
            <text:p>16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3740" calcext:value-type="float">
            <text:p>8718881123740</text:p>
          </table:table-cell>
          <table:table-cell table:number-columns-repeated="9"/>
          <table:table-cell office:value-type="float" office:value="136" calcext:value-type="float">
            <text:p>136</text:p>
          </table:table-cell>
          <table:table-cell table:number-columns-repeated="3"/>
          <table:table-cell office:value-type="string" calcext:value-type="string">
            <text:p>both</text:p>
          </table:table-cell>
          <table:table-cell table:number-columns-repeated="4"/>
          <table:table-cell office:value-type="string" calcext:value-type="string">
            <text:p>Mówiąc o stylowej lampie wiszącej, co powiesz na tę lampę wiszącą Facil? W efektownej oprawie jest miejsce na nawet 24 źródła światła. Fajnie, prawda?! Ten duży przyciągający wzrok ma długość 70 cm! Szerokość 13,5 cm, a sama oprawa ma wysokość 32 cm. Całkowita wysokość wynosi 120 cm, można ją skrócić do 60 cm podczas montażu. Ta efektowna czarna lampa wisząca Facil w stylu vintage ma 24 duże oprawy E27 i jest dostarczana bez źródeł światła, więc upewnij się, że zamówisz ją razem z nią (maks. 60 W każda). Oprawę można ściemniać za pomocą zewnętrznego ściemniacza (ściemniacz nie wchodzi w skład zestawu). Wybierz źródła światła, które można przyciemniać, ponieważ ta lampa wisząca ma tak wiele punktów świetlnych, że w ten sposób określisz odpowiednią atmosferę. Ta super fajna lampa wisząca jest piękna nad stołem jadalnym, ale także piękna w przedpokoju lub w biurze. Seria Facil jest dostępna w wielu różnych kolorach i wariantach.</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809_104035_0.jpg, https://www.lampyiswiatlo.pl/media/catalog/product/cache/dc8ebad46b1b99eec05144e062f13606/1/0/1809_104035_0.jpg</text:p>
          </table:table-cell>
          <table:table-cell office:value-type="string" calcext:value-type="string">
            <text:p>Lampa wisząca Art Deco czarna 24-punktowa - Faci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66" calcext:value-type="float">
            <text:p>66</text:p>
          </table:table-cell>
          <table:table-cell office:value-type="float" office:value="1" calcext:value-type="float">
            <text:p>1</text:p>
          </table:table-cell>
          <table:table-cell office:value-type="string" calcext:value-type="string">
            <text:p>Industrialna lampa wisząca czarna drewno 3-źródła światła - Arthur</text:p>
          </table:table-cell>
          <table:table-cell office:value-type="string" calcext:value-type="string">
            <text:p>Lampy wiszące</text:p>
          </table:table-cell>
          <table:table-cell office:value-type="float" office:value="1229" calcext:value-type="float">
            <text:p>1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9157" calcext:value-type="float">
            <text:p>8718881109157</text:p>
          </table:table-cell>
          <table:table-cell table:number-columns-repeated="9"/>
          <table:table-cell office:value-type="float" office:value="133" calcext:value-type="float">
            <text:p>133</text:p>
          </table:table-cell>
          <table:table-cell table:number-columns-repeated="3"/>
          <table:table-cell office:value-type="string" calcext:value-type="string">
            <text:p>both</text:p>
          </table:table-cell>
          <table:table-cell table:number-columns-repeated="4"/>
          <table:table-cell office:value-type="string" calcext:value-type="string">
            <text:p>Super nowoczesna i bardzo modna lampa wisząca, której klosze wykonane zostały z grubego, czarnego drutu. </text:p>
            <text:p/>
            <text:p>Klosze zamontowane są na drewnianej belce.</text:p>
            <text:p/>
            <text:p>Lampa wisząca Arthur jest gotowa do podłączenia do instalacji o napięciu 230 V. Maksymalny pobór mocy wynosi 3 x 40W. W komplecie nie ma źródła światła. Takowe należy zakupić we własnym zakresie. Lampa wyposażona jest w 3 gwinty na E27. </text:p>
            <text:p/>
            <text:p>Całkowita wysokość lampy: 110 cm (długość zawieszenia można skrócić)</text:p>
            <text:p/>
            <text:p>Średnica klosza: 25 cm</text:p>
            <text:p/>
            <text:p>Wysokość klosza: 22 cm</text:p>
            <text:p/>
            <text:p>Długość płytki montażowej: 94 cm</text:p>
            <text:p/>
            <text:p>Aby podkreślić charakter lampy wybierz dekoracyjne żarówki z widocznym żarnikiem. </text:p>
            <text:p/>
            <text:p>Lampa wisząca Artur będzie cudownym dodatkiem do industrialnego bądź loftowego wnętrz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785_102431_0.jpg, https://www.lampyiswiatlo.pl/media/catalog/product/cache/dc8ebad46b1b99eec05144e062f13606/1/0/7785_102431_0.jpg</text:p>
          </table:table-cell>
          <table:table-cell office:value-type="string" calcext:value-type="string">
            <text:p>Industrialna lampa wisząca czarna drewno 3-źródła światła - Arthu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0">
          <table:table-cell office:value-type="float" office:value="67" calcext:value-type="float">
            <text:p>67</text:p>
          </table:table-cell>
          <table:table-cell office:value-type="float" office:value="1" calcext:value-type="float">
            <text:p>1</text:p>
          </table:table-cell>
          <table:table-cell office:value-type="string" calcext:value-type="string">
            <text:p>Lampa wisząca brąz czarny kabel - Combi 1</text:p>
          </table:table-cell>
          <table:table-cell office:value-type="string" calcext:value-type="string">
            <text:p>Lampy wiszące</text:p>
          </table:table-cell>
          <table:table-cell office:value-type="float" office:value="129" calcext:value-type="float">
            <text:p>1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43734" calcext:value-type="float">
            <text:p>8718881043734</text:p>
          </table:table-cell>
          <table:table-cell table:number-columns-repeated="9"/>
          <table:table-cell office:value-type="float" office:value="52" calcext:value-type="float">
            <text:p>52</text:p>
          </table:table-cell>
          <table:table-cell table:number-columns-repeated="3"/>
          <table:table-cell office:value-type="string" calcext:value-type="string">
            <text:p>both</text:p>
          </table:table-cell>
          <table:table-cell table:number-columns-repeated="4"/>
          <table:table-cell office:value-type="string" calcext:value-type="string">
            <text:p>Zawieszenie do lampy wiszącej.</text:p>
            <text:p/>
            <text:p>Średnica płytki montażowej: 10 cm</text:p>
            <text:p/>
            <text:p>Długość zawieszenia: 115 cm</text:p>
            <text:p/>
            <text:p>Lampa jest gotowa do podłączenia do instalacji o napięciu 230 V. W komplecie nie ma źródła światła. Takowe należy zakupić we własnym zakresie. Lampa wyposażona jest w gwint na E27 o maksymalnym poborze mocy 60W.</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2/2371_92452_0.jpg, https://www.lampyiswiatlo.pl/media/catalog/product/cache/dc8ebad46b1b99eec05144e062f13606/9/2/2371_92452_0.jpg</text:p>
          </table:table-cell>
          <table:table-cell office:value-type="string" calcext:value-type="string">
            <text:p>Lampa wisząca brąz czarny kabel - Combi 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68" calcext:value-type="float">
            <text:p>68</text:p>
          </table:table-cell>
          <table:table-cell office:value-type="float" office:value="1" calcext:value-type="float">
            <text:p>1</text:p>
          </table:table-cell>
          <table:table-cell office:value-type="string" calcext:value-type="string">
            <text:p>Lampa wisząca vintage złota 2-źródła światła - Botanica</text:p>
          </table:table-cell>
          <table:table-cell office:value-type="string" calcext:value-type="string">
            <text:p>Lampy wiszące</text:p>
          </table:table-cell>
          <table:table-cell office:value-type="float" office:value="1685" calcext:value-type="float">
            <text:p>16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6779" calcext:value-type="float">
            <text:p>8718881086779</text:p>
          </table:table-cell>
          <table:table-cell table:number-columns-repeated="9"/>
          <table:table-cell office:value-type="float" office:value="78" calcext:value-type="float">
            <text:p>78</text:p>
          </table:table-cell>
          <table:table-cell table:number-columns-repeated="3"/>
          <table:table-cell office:value-type="string" calcext:value-type="string">
            <text:p>both</text:p>
          </table:table-cell>
          <table:table-cell table:number-columns-repeated="4"/>
          <table:table-cell office:value-type="string" calcext:value-type="string">
            <text:p>Lampy z serii Botanica to prawdziwa gratka dla osób, które lubią niecodzienne dodatki. To klasyka osadzona w nowoczesnym designie. </text:p>
            <text:p/>
            <text:p>Lampa wisząca Botanica emituje przyjemne, nastrojowe światło.</text:p>
            <text:p/>
            <text:p>Regulowana wysokość w zakresie: 100-180 cm</text:p>
            <text:p/>
            <text:p>Średnica: 32 cm</text:p>
            <text:p/>
            <text:p>Wysokość: 63 cm</text:p>
            <text:p/>
            <text:p>Średnica podsufitki: 11.5 cm</text:p>
            <text:p/>
            <text:p>Lampa jest gotowa do podłączenia do instalacji o napięciu 230 V. Maksymalny pobór mocy wynosi 2 x 60W. W komplecie nie ma źródła światła. Takowe należy zakupić we własnym zakresie. Lampa wyposażona jest w 2 gwintów na E27. </text:p>
            <text:p/>
            <text:p>Świetnie sprawdzi się jako główne oświetlenie w salonie, jadalni czy sypialni.</text:p>
            <text:p/>
            <text:p>Sprawdź pozostałe lampy z serii Botanica!</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5939_97280_0.jpg, https://www.lampyiswiatlo.pl/media/catalog/product/cache/dc8ebad46b1b99eec05144e062f13606/9/7/5939_97280_0.jpg</text:p>
          </table:table-cell>
          <table:table-cell office:value-type="string" calcext:value-type="string">
            <text:p>Lampa wisząca vintage złota 2-źródła światła - Botanic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69" calcext:value-type="float">
            <text:p>69</text:p>
          </table:table-cell>
          <table:table-cell office:value-type="float" office:value="1" calcext:value-type="float">
            <text:p>1</text:p>
          </table:table-cell>
          <table:table-cell office:value-type="string" calcext:value-type="string">
            <text:p>Designerska lampa wisząca stal ściemnialna LED - Viola Due</text:p>
          </table:table-cell>
          <table:table-cell office:value-type="string" calcext:value-type="string">
            <text:p>Lampy wiszące</text:p>
          </table:table-cell>
          <table:table-cell office:value-type="float" office:value="1369" calcext:value-type="float">
            <text:p>1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5887" calcext:value-type="float">
            <text:p>8718881095887</text:p>
          </table:table-cell>
          <table:table-cell table:number-columns-repeated="9"/>
          <table:table-cell office:value-type="float" office:value="135" calcext:value-type="float">
            <text:p>135</text:p>
          </table:table-cell>
          <table:table-cell table:number-columns-repeated="3"/>
          <table:table-cell office:value-type="string" calcext:value-type="string">
            <text:p>both</text:p>
          </table:table-cell>
          <table:table-cell table:number-columns-repeated="4"/>
          <table:table-cell office:value-type="string" calcext:value-type="string">
            <text:p>Designerska lampa wisząca nad stołem jadalnym: to jest Viola Due. Pięknie zaprojektowana i opływowa dzięki elastycznemu kształtowi lampy. Jest pięknie wykończona stalą i zintegrowanymi paskami LED. Ta dioda LED wytrzymuje średnio 30 000 godzin świecenia. Taśmy LED zapewniają moc 2100 lumenów i 2700 kelwinów: zapewnia to ciepłe, białe światło w pomieszczeniu. Lampa jest ściemniana za pomocą zewnętrznego ściemniacza; możesz określić własną atmosferę w domu. Zwróć uwagę; ściemniacz nie jest wliczony w cenę. Ma całkowitą długość 91 cm i szerokość 26,5 cm. Możesz samodzielnie dopasować go do odpowiedniej wysokości, od 135 cm do 65 cm. Płyta montażowa na suficie ma średnicę 22,5 cm. Ta innowacyjna lampa sufitowa oferuje prawdziwy wygląd w Twoim wnętrzu dzięki swojej formie i funkcji. Kompaktowy rozmiar z zabawnymi ruchami sprawia, że Viola Due przyciąga wzrok na suficie. Twoje wnętrze dopełni lampa wisząca Viola Due.</text:p>
          </table:table-cell>
          <table:table-cell office:value-type="string" calcext:value-type="string">
            <text:p>Oblongue, Organiczny</text:p>
          </table:table-cell>
          <table:table-cell office:value-type="string" calcext:value-type="string">
            <text:p>Meta title-Oblongue, Organiczny</text:p>
          </table:table-cell>
          <table:table-cell office:value-type="string" calcext:value-type="string">
            <text:p>Meta keywords-Oblongue, Organiczny</text:p>
          </table:table-cell>
          <table:table-cell office:value-type="string" calcext:value-type="string">
            <text:p>Meta description-Oblongue, Organi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952_98211_0.jpg, https://www.lampyiswiatlo.pl/media/catalog/product/cache/dc8ebad46b1b99eec05144e062f13606/9/8/9952_98211_0.jpg</text:p>
          </table:table-cell>
          <table:table-cell office:value-type="string" calcext:value-type="string">
            <text:p>Designerska lampa wisząca stal ściemnialna LED - Viola Du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70" calcext:value-type="float">
            <text:p>70</text:p>
          </table:table-cell>
          <table:table-cell office:value-type="float" office:value="1" calcext:value-type="float">
            <text:p>1</text:p>
          </table:table-cell>
          <table:table-cell office:value-type="string" calcext:value-type="string">
            <text:p>Nowoczesna lampa wisząca czarna - Facil 3</text:p>
          </table:table-cell>
          <table:table-cell office:value-type="string" calcext:value-type="string">
            <text:p>Lampy wiszące</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43581" calcext:value-type="float">
            <text:p>8718881043581</text:p>
          </table:table-cell>
          <table:table-cell table:number-columns-repeated="9"/>
          <table:table-cell office:value-type="float" office:value="66" calcext:value-type="float">
            <text:p>66</text:p>
          </table:table-cell>
          <table:table-cell table:number-columns-repeated="3"/>
          <table:table-cell office:value-type="string" calcext:value-type="string">
            <text:p>both</text:p>
          </table:table-cell>
          <table:table-cell table:number-columns-repeated="4"/>
          <table:table-cell office:value-type="string" calcext:value-type="string">
            <text:p>Lampa wisząca Facil 3 to idealny wybór dla każdego miłośnika minimalistycznych i nowoczesnych rozwiązań.</text:p>
            <text:p/>
            <text:p>Średnica podsufitki: 25 cm</text:p>
            <text:p/>
            <text:p>Całkowita wysokość: 140 cm (długość zawieszenia można skrócić)</text:p>
            <text:p/>
            <text:p>W komplecie nie ma źródła światła. Takowe należy zakupić we własnym zakresie. Lampa Facil 3 wyposażona jest w 3 gwinty na E27, każdy o maksymalnym poborze mocy do 60W. </text:p>
            <text:p/>
            <text:p>Zalecamy wybór dekoracyjnych żarówek, która dodatkowo podkreślą urok lampy.</text:p>
            <text:p/>
            <text:p>Lampa nadaje się zarówno do przestrzeni domowej, jak i biurowej.</text:p>
            <text:p/>
            <text:p>Powieś kilka lamp Facil obok siebie, by stworzyć cudowną aranżację w pomieszczeniu.</text:p>
            <text:p/>
            <text:p>Sprawdź pozostałe lampy z kolekcji Facil!</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2/2324_92437_0.jpg, https://www.lampyiswiatlo.pl/media/catalog/product/cache/dc8ebad46b1b99eec05144e062f13606/9/2/2324_92437_0.jpg</text:p>
          </table:table-cell>
          <table:table-cell office:value-type="string" calcext:value-type="string">
            <text:p>Nowoczesna lampa wisząca czarna - Facil 3</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1">
          <table:table-cell office:value-type="float" office:value="71" calcext:value-type="float">
            <text:p>71</text:p>
          </table:table-cell>
          <table:table-cell office:value-type="float" office:value="1" calcext:value-type="float">
            <text:p>1</text:p>
          </table:table-cell>
          <table:table-cell office:value-type="string" calcext:value-type="string">
            <text:p>Przemysłowa lampa wisząca czarna z półką 4-źródła światła E27 WiFi - Cage Rack</text:p>
          </table:table-cell>
          <table:table-cell office:value-type="string" calcext:value-type="string">
            <text:p>Lampy wiszące</text:p>
          </table:table-cell>
          <table:table-cell office:value-type="float" office:value="1599" calcext:value-type="float">
            <text:p>15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9576" calcext:value-type="float">
            <text:p>8718881119576</text:p>
          </table:table-cell>
          <table:table-cell table:number-columns-repeated="9"/>
          <table:table-cell office:value-type="float" office:value="111" calcext:value-type="float">
            <text:p>111</text:p>
          </table:table-cell>
          <table:table-cell table:number-columns-repeated="3"/>
          <table:table-cell office:value-type="string" calcext:value-type="string">
            <text:p>both</text:p>
          </table:table-cell>
          <table:table-cell table:number-columns-repeated="4"/>
          <table:table-cell office:value-type="string" calcext:value-type="string">
            <text:p>Efektowna lampa wisząca przeznaczona dla miłośników nowoczesnych rozwiązań, którzy uwielbiają minimalizm połączony z wysoką jakością wykonania. Czarne, matowe pręty w kształcie prostokątnej klatki to klasyka loftowego stylu.</text:p>
            <text:p/>
            <text:p>To co wyróżnia lampę Cage Rack spośród innych to półka na której możesz położyć kwiaty, naczynia czy książki.</text:p>
            <text:p/>
            <text:p>Wysokość regulowana w zakresie: 75-150 cm</text:p>
            <text:p/>
            <text:p>Szerokość: 20 cm</text:p>
            <text:p/>
            <text:p>Wysokość: 41 cm</text:p>
            <text:p/>
            <text:p>Długość: 101.5 cm</text:p>
            <text:p/>
            <text:p>Średnica przysufitki: 10 cm</text:p>
            <text:p/>
            <text:p>W komplecie: 4 x żarówka LED E27 A60 7W 800lm 2700K.</text:p>
            <text:p/>
            <text:p>Za pośrednictwem aplikacji można włączać/ wyłączać oświetlenie.</text:p>
            <text:p/>
            <text:p>Aplikacja działa tylko przez WiFi. Jest kompatybilna również z Amazon Alexa i Google Home.</text:p>
            <text:p/>
            <text:p>Lampa wisząca Cage Rack świetnie sprawdzi się we wnętrzach urządzonych w stylu skandynawskim i industrialnym.</text:p>
            <text:p/>
            <text:p>UWAGA: Maksymalnie obciążenie lampy Cage Rack zależy od wytrzymałości sufitu. Zalecamy sprawdzić to wcześniej. </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579_103552_0.jpg, https://www.lampyiswiatlo.pl/media/catalog/product/cache/dc8ebad46b1b99eec05144e062f13606/1/0/8579_103552_0.jpg</text:p>
          </table:table-cell>
          <table:table-cell office:value-type="string" calcext:value-type="string">
            <text:p>Przemysłowa lampa wisząca czarna z półką 4-źródła światła E27 WiFi - Cage Rac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72" calcext:value-type="float">
            <text:p>72</text:p>
          </table:table-cell>
          <table:table-cell office:value-type="float" office:value="1" calcext:value-type="float">
            <text:p>1</text:p>
          </table:table-cell>
          <table:table-cell office:value-type="string" calcext:value-type="string">
            <text:p>Designerska lampa wisząca czarna 50 cm - Wire Dos</text:p>
          </table:table-cell>
          <table:table-cell office:value-type="string" calcext:value-type="string">
            <text:p>Lampy wiszące</text:p>
          </table:table-cell>
          <table:table-cell office:value-type="float" office:value="1209" calcext:value-type="float">
            <text:p>12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0472" calcext:value-type="float">
            <text:p>8718881130472</text:p>
          </table:table-cell>
          <table:table-cell table:number-columns-repeated="9"/>
          <table:table-cell office:value-type="float" office:value="113" calcext:value-type="float">
            <text:p>113</text:p>
          </table:table-cell>
          <table:table-cell table:number-columns-repeated="3"/>
          <table:table-cell office:value-type="string" calcext:value-type="string">
            <text:p>both</text:p>
          </table:table-cell>
          <table:table-cell table:number-columns-repeated="4"/>
          <table:table-cell office:value-type="string" calcext:value-type="string">
            <text:p>Designerskiej lampy wiszącej Wire Dos nie powinno zabraknąć w Twoim wnętrzu. Ta lampa idealnie pasuje do salonu, gabinetu czy sypialni. Jej elegancki wygląd i czarny kolor sprawiają, że jest to ponadczasowa lampa wisząca. Jej pionowe słupki zapewniają piękny efekt świetlny w pomieszczeniu. Lampa wisząca wykonana jest ze stali i wykończona w kolorze czarnym. Lampa wisząca ma średnicę 50 cm i jest regulowana na wysokość: minimum 92 cm i maksimum 182 cm. Sznurek ma długość 120 cm. Płyta montażowa ma średnicę 12 cm i wysokość 4 cm. Stalowy klosz ma średnicę 50 cm i wysokość 58 cm. Uzupełniasz Wire Dos o źródło światła z oprawą E27 (maks. 40 Watt). Więc nie zapomnij zamówić ich osobno! Wybierz źródło światła, które również ładnie wygląda, ponieważ jest wyraźnie widoczne w oprawie. Aby stworzyć jeszcze większą atmosferę, możesz podłączyć lampę do ściemniacza, który nie jest w zestawie. Wire Dos zapewnia nowoczesny akcent w Twoim wnętrzu, którego szukasz!</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042_104745_0.jpg, https://www.lampyiswiatlo.pl/media/catalog/product/cache/dc8ebad46b1b99eec05144e062f13606/1/0/6042_104745_0.jpg</text:p>
          </table:table-cell>
          <table:table-cell office:value-type="string" calcext:value-type="string">
            <text:p>Designerska lampa wisząca czarna 50 cm - Wire Do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73" calcext:value-type="float">
            <text:p>73</text:p>
          </table:table-cell>
          <table:table-cell office:value-type="float" office:value="1" calcext:value-type="float">
            <text:p>1</text:p>
          </table:table-cell>
          <table:table-cell office:value-type="string" calcext:value-type="string">
            <text:p>Przemysłowa lampa wisząca czarna drewno 2-źródła światła - Mangoes</text:p>
          </table:table-cell>
          <table:table-cell office:value-type="string" calcext:value-type="string">
            <text:p>Lampy wiszące</text:p>
          </table:table-cell>
          <table:table-cell office:value-type="float" office:value="865" calcext:value-type="float">
            <text:p>86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2448" calcext:value-type="float">
            <text:p>8718881102448</text:p>
          </table:table-cell>
          <table:table-cell table:number-columns-repeated="9"/>
          <table:table-cell office:value-type="float" office:value="79" calcext:value-type="float">
            <text:p>79</text:p>
          </table:table-cell>
          <table:table-cell table:number-columns-repeated="3"/>
          <table:table-cell office:value-type="string" calcext:value-type="string">
            <text:p>both</text:p>
          </table:table-cell>
          <table:table-cell table:number-columns-repeated="4"/>
          <table:table-cell office:value-type="string" calcext:value-type="string">
            <text:p>Kolekcję lamp Mangoes wyróżnia ciekawy design i najwyższa jakość wykonania. Duże klosze w stylu industrialnym nadają lampie wyrazu, a drewniana przysufitka stanowi piękny dodatek i podkreśla charakter lampy.</text:p>
            <text:p/>
            <text:p>Długość podsufitki: 42 cm</text:p>
            <text:p/>
            <text:p>Wysokość klosza: 25 cm</text:p>
            <text:p/>
            <text:p>Średnica klosza: 30 cm</text:p>
            <text:p/>
            <text:p>Całkowita wysokość lampy: 140 cm (długość zawieszenia można skrócić)</text:p>
            <text:p/>
            <text:p>Lampa wisząca Mangoes jest gotowa do podłączenia do instalacji o napięciu 230V. W komplecie nie ma źródła światła. Takowe należy zakupić we własnym zakresie. Lampa wyposażona jest 2 gwinty na E27, każdy o maksymalnym poborze mocy do 25W. </text:p>
            <text:p/>
            <text:p>Kolekcja Mangoes świetnie prezentować się będzie nie tylko w surowych, przemysłowych wnętrzach, ale również w bardziej klasycznych i stonowanych aranżacjach.</text:p>
            <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2284_98832_0.jpg, https://www.lampyiswiatlo.pl/media/catalog/product/cache/dc8ebad46b1b99eec05144e062f13606/9/8/2284_98832_0.jpg</text:p>
          </table:table-cell>
          <table:table-cell office:value-type="string" calcext:value-type="string">
            <text:p>Przemysłowa lampa wisząca czarna drewno 2-źródła światła - Mangoe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74" calcext:value-type="float">
            <text:p>74</text:p>
          </table:table-cell>
          <table:table-cell office:value-type="float" office:value="1" calcext:value-type="float">
            <text:p>1</text:p>
          </table:table-cell>
          <table:table-cell office:value-type="string" calcext:value-type="string">
            <text:p>Inteligentna przemysłowa lampa wisząca czarna 53 cm z A60 Wifi - Sicko</text:p>
          </table:table-cell>
          <table:table-cell office:value-type="string" calcext:value-type="string">
            <text:p>Lampy wiszące</text:p>
          </table:table-cell>
          <table:table-cell office:value-type="float" office:value="1299" calcext:value-type="float">
            <text:p>12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9804" calcext:value-type="float">
            <text:p>8718881119804</text:p>
          </table:table-cell>
          <table:table-cell table:number-columns-repeated="9"/>
          <table:table-cell office:value-type="float" office:value="33" calcext:value-type="float">
            <text:p>33</text:p>
          </table:table-cell>
          <table:table-cell table:number-columns-repeated="3"/>
          <table:table-cell office:value-type="string" calcext:value-type="string">
            <text:p>both</text:p>
          </table:table-cell>
          <table:table-cell table:number-columns-repeated="4"/>
          <table:table-cell office:value-type="string" calcext:value-type="string">
            <text:p>Sicko zapewnia chłodny akcent w każdym wnętrzu! Klosz ma wysokość 60 cm i średnicę 53 cm. Płyta montażowa do sufitu ma średnicę 12 cm. Całkowita wysokość to 215 cm, można ją skrócić podczas montażu. Kaptur wykończony jest na dole szklanym blenderem. Zapewnia to przyjemny rozsył światła w domu. Ta wytrzymała lampa wisząca jest wyposażona w inteligentne źródło światła E27 A60, które możesz ustawić w dowolnym kolorze za pomocą telefonu i/lub inteligentnego asystenta domowego. Źródło światła zużywa maksymalnie 8,5 watów i ma średni czas świecenia 15 000 godzin. Sam ustawiasz idealne natężenie światła (do 806 lumenów) i idealną barwę światła (od 2200 do 4000 kelwinów), aby stworzyć idealną atmosferę. Wybierz przyjemną atmosferę w domu dzięki tej surowej lampie wiszącej!</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498_103575_0.jpg, https://www.lampyiswiatlo.pl/media/catalog/product/cache/dc8ebad46b1b99eec05144e062f13606/1/0/2498_103575_0.jpg</text:p>
          </table:table-cell>
          <table:table-cell office:value-type="string" calcext:value-type="string">
            <text:p>Inteligentna przemysłowa lampa wisząca czarna 53 cm z A60 Wifi - Sick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75" calcext:value-type="float">
            <text:p>75</text:p>
          </table:table-cell>
          <table:table-cell office:value-type="float" office:value="1" calcext:value-type="float">
            <text:p>1</text:p>
          </table:table-cell>
          <table:table-cell office:value-type="string" calcext:value-type="string">
            <text:p>Lampa wisząca chrom, w tym 3-stopniowa ściemniana lampa LED 3-punktowa - Lyani</text:p>
          </table:table-cell>
          <table:table-cell office:value-type="string" calcext:value-type="string">
            <text:p>Lampy wiszące</text:p>
          </table:table-cell>
          <table:table-cell office:value-type="float" office:value="1825" calcext:value-type="float">
            <text:p>18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7756" calcext:value-type="float">
            <text:p>8718881117756</text:p>
          </table:table-cell>
          <table:table-cell table:number-columns-repeated="9"/>
          <table:table-cell office:value-type="float" office:value="140" calcext:value-type="float">
            <text:p>140</text:p>
          </table:table-cell>
          <table:table-cell table:number-columns-repeated="3"/>
          <table:table-cell office:value-type="string" calcext:value-type="string">
            <text:p>both</text:p>
          </table:table-cell>
          <table:table-cell table:number-columns-repeated="4"/>
          <table:table-cell office:value-type="string" calcext:value-type="string">
            <text:p>Wow, jaka piękna jest lampa wisząca Lyani! To pięknie wisi nad stołem jadalnym lub w biurze. Lampa wisząca wykonana jest ze stali z aluminium i wykończona w chromie. Ma długość 115 cm, szerokość 30 cm i jest regulowana na wysokość. Maksymalnie 150 cm i minimum 50 cm. Płyta montażowa ma długość 90 cm, szerokość 6 cm i wysokość 4 cm. Lampa wisząca posiada 3 punkty świetlne, każdy ze zintegrowanym oświetleniem LED. Ma strumień świetlny 2315 lumenów i 3000 kelwinów. To sprawia, że jest to prawdziwa potęga! Na szczęście lampę wiszącą można również ściemniać za pomocą 3-stopniowego ściemniacza. Oznacza to, że gdy raz naciśniesz własny włącznik światła, otrzymasz 100% światła. Za drugim razem dostajesz 60% światła. A za trzecim razem otrzymujesz 30% (atmosferycznego) światła. Super poręczny, dzięki czemu zawsze masz odpowiednią atmosferę w pokoju! Lampa wisząca wytrzymuje średnio 25 000 godzin palenia. Ta piękna nowoczesna lampa wisząca jest prawdziwym dodatkiem do Twojego wnętrza i dlatego z pewnością nie można jej przegapić!</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624_103410_0.jpg, https://www.lampyiswiatlo.pl/media/catalog/product/cache/dc8ebad46b1b99eec05144e062f13606/1/0/8624_103410_0.jpg</text:p>
          </table:table-cell>
          <table:table-cell office:value-type="string" calcext:value-type="string">
            <text:p>Lampa wisząca chrom, w tym 3-stopniowa ściemniana lampa LED 3-punktowa - Lyan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76" calcext:value-type="float">
            <text:p>76</text:p>
          </table:table-cell>
          <table:table-cell office:value-type="float" office:value="1" calcext:value-type="float">
            <text:p>1</text:p>
          </table:table-cell>
          <table:table-cell office:value-type="string" calcext:value-type="string">
            <text:p>Przemysłowa okrągła lampa wisząca stal czarna 34 cm - Arthur</text:p>
          </table:table-cell>
          <table:table-cell office:value-type="string" calcext:value-type="string">
            <text:p>Lampy wiszące</text:p>
          </table:table-cell>
          <table:table-cell office:value-type="float" office:value="729" calcext:value-type="float">
            <text:p>7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2368" calcext:value-type="float">
            <text:p>8718881082368</text:p>
          </table:table-cell>
          <table:table-cell table:number-columns-repeated="9"/>
          <table:table-cell office:value-type="float" office:value="47" calcext:value-type="float">
            <text:p>47</text:p>
          </table:table-cell>
          <table:table-cell table:number-columns-repeated="3"/>
          <table:table-cell office:value-type="string" calcext:value-type="string">
            <text:p>both</text:p>
          </table:table-cell>
          <table:table-cell table:number-columns-repeated="4"/>
          <table:table-cell office:value-type="string" calcext:value-type="string">
            <text:p>Piękna przemysłowa lampa wisząca od QAZQA! Ta lampa wisząca Arthur to obraz do zobaczenia. W pełni pasuje do wnętrza industrialnego lub w stylu Art Deco. Użycie drewna i czarnego koloru nadaje tej lampie ponadczasowego charakteru. Lampa wisząca jest również ściemniana za pomocą zewnętrznego ściemniacza. Świetnie wygląda w przedpokoju lub nad stołem! Ta lampa ma całkowitą wysokość 150 cm. Płyta montażowa ma średnicę 12 cm. Klosz ma średnicę 34 cm i wysokość 33 cm. Uzupełnij Arthur o odpowiednie źródło światła o maksymalnej mocy 60 watów dla dużej oprawy E27. To nadal musi być zamawiane osobno. Uzupełnij swoje wnętrze lampą wiszącą Arthur!</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4088_96682_0.jpg, https://www.lampyiswiatlo.pl/media/catalog/product/cache/dc8ebad46b1b99eec05144e062f13606/9/6/4088_96682_0.jpg</text:p>
          </table:table-cell>
          <table:table-cell office:value-type="string" calcext:value-type="string">
            <text:p>Przemysłowa okrągła lampa wisząca stal czarna 34 cm - Arthu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77" calcext:value-type="float">
            <text:p>77</text:p>
          </table:table-cell>
          <table:table-cell office:value-type="float" office:value="1" calcext:value-type="float">
            <text:p>1</text:p>
          </table:table-cell>
          <table:table-cell office:value-type="string" calcext:value-type="string">
            <text:p>Designerska lampa wisząca czarna przydymione szkło 4-źródła światła - Dome</text:p>
          </table:table-cell>
          <table:table-cell office:value-type="string" calcext:value-type="string">
            <text:p>Lampy wiszące</text:p>
          </table:table-cell>
          <table:table-cell office:value-type="float" office:value="775" calcext:value-type="float">
            <text:p>7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7719" calcext:value-type="float">
            <text:p>8718881107719</text:p>
          </table:table-cell>
          <table:table-cell table:number-columns-repeated="9"/>
          <table:table-cell office:value-type="float" office:value="117" calcext:value-type="float">
            <text:p>117</text:p>
          </table:table-cell>
          <table:table-cell table:number-columns-repeated="3"/>
          <table:table-cell office:value-type="string" calcext:value-type="string">
            <text:p>both</text:p>
          </table:table-cell>
          <table:table-cell table:number-columns-repeated="4"/>
          <table:table-cell office:value-type="string" calcext:value-type="string">
            <text:p>Lampa wisząca Dome będzie prawdziwą ozdobą Twojego domu. </text:p>
            <text:p/>
            <text:p>Szklany klosz sprawia, że emitowane światło jest jasne, jednak nie oślepiające. Ponadto warto zauważyć, że szklane lampy nigdy nie wychodzą z mody. Dome to klasyka osadzana w nowoczesnym designie. </text:p>
            <text:p/>
            <text:p>Średnica klosza: 15 cm</text:p>
            <text:p/>
            <text:p>Długość płytki montażowej: 120 cm</text:p>
            <text:p/>
            <text:p>Całkowita wysokość lampy: 52.5-147 cm</text:p>
            <text:p/>
            <text:p>Lampa jest gotowa do podłączenia do instalacji o napięciu 230 V. Maksymalny pobór mocy wynosi 4 x 40W. W komplecie nie ma źródła światła. Takowe należy zakupić we własnym zakresie. Lampa wyposażona jest w 4 gwinty na E27. Zalecamy wybór dekoracyjnych żarówek, które dodatkowo podkreślą urok lampy.</text:p>
            <text:p/>
            <text:p>Lampa wisząca Dome świetnie sprawdzi się jako dodatek do sypialni, salonu czy gabinetu.</text:p>
            <text:p/>
            <text:p>Sprawdź pozostałe lampy z kolekcji Dome!</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642_102220_0.jpg, https://www.lampyiswiatlo.pl/media/catalog/product/cache/dc8ebad46b1b99eec05144e062f13606/1/0/8642_102220_0.jpg</text:p>
          </table:table-cell>
          <table:table-cell office:value-type="string" calcext:value-type="string">
            <text:p>Designerska lampa wisząca czarna przydymione szkło 4-źródła światła - Dom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78" calcext:value-type="float">
            <text:p>78</text:p>
          </table:table-cell>
          <table:table-cell office:value-type="float" office:value="1" calcext:value-type="float">
            <text:p>1</text:p>
          </table:table-cell>
          <table:table-cell office:value-type="string" calcext:value-type="string">
            <text:p>Industriële hanglamp roestbruin met rek 4-lichts - Cage Rack</text:p>
          </table:table-cell>
          <table:table-cell office:value-type="string" calcext:value-type="string">
            <text:p>Lampy wiszące</text:p>
          </table:table-cell>
          <table:table-cell office:value-type="float" office:value="1365" calcext:value-type="float">
            <text:p>136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6789" calcext:value-type="float">
            <text:p>8718881126789</text:p>
          </table:table-cell>
          <table:table-cell table:number-columns-repeated="9"/>
          <table:table-cell office:value-type="float" office:value="116" calcext:value-type="float">
            <text:p>116</text:p>
          </table:table-cell>
          <table:table-cell table:number-columns-repeated="3"/>
          <table:table-cell office:value-type="string" calcext:value-type="string">
            <text:p>both</text:p>
          </table:table-cell>
          <table:table-cell table:number-columns-repeated="4"/>
          <table:table-cell office:value-type="string" calcext:value-type="string">
            <text:p>Brak opisu</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692_104349_0.jpg, https://www.lampyiswiatlo.pl/media/catalog/product/cache/dc8ebad46b1b99eec05144e062f13606/1/0/4692_104349_0.jpg</text:p>
          </table:table-cell>
          <table:table-cell office:value-type="string" calcext:value-type="string">
            <text:p>Industriële hanglamp roestbruin met rek 4-lichts - Cage Rac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79" calcext:value-type="float">
            <text:p>79</text:p>
          </table:table-cell>
          <table:table-cell office:value-type="float" office:value="1" calcext:value-type="float">
            <text:p>1</text:p>
          </table:table-cell>
          <table:table-cell office:value-type="string" calcext:value-type="string">
            <text:p>Orientalna lampa wisząca czarna - Nidum</text:p>
          </table:table-cell>
          <table:table-cell office:value-type="string" calcext:value-type="string">
            <text:p>Lampy wiszące</text:p>
          </table:table-cell>
          <table:table-cell office:value-type="float" office:value="449" calcext:value-type="float">
            <text:p>4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5042" calcext:value-type="float">
            <text:p>8718881115042</text:p>
          </table:table-cell>
          <table:table-cell table:number-columns-repeated="9"/>
          <table:table-cell office:value-type="float" office:value="150" calcext:value-type="float">
            <text:p>150</text:p>
          </table:table-cell>
          <table:table-cell table:number-columns-repeated="3"/>
          <table:table-cell office:value-type="string" calcext:value-type="string">
            <text:p>both</text:p>
          </table:table-cell>
          <table:table-cell table:number-columns-repeated="4"/>
          <table:table-cell office:value-type="string" calcext:value-type="string">
            <text:p>Nidum to prawdziwe dzieło sztuki. </text:p>
            <text:p> </text:p>
            <text:p>Siatka sprawia, że na ścianie ukazuje się piękna gra światła i cienia. </text:p>
            <text:p> </text:p>
            <text:p>Średnica klosza: 45 cm</text:p>
            <text:p> </text:p>
            <text:p>Wysokość klosza: 60 cm</text:p>
            <text:p> </text:p>
            <text:p>Średnica podsufitki: 13 cm</text:p>
            <text:p> </text:p>
            <text:p>Wysokość regulowana w zakresie: 92.5-182.5 cm</text:p>
            <text:p> </text:p>
            <text:p>Lampa jest gotowa do podłączenia do instalacji o napięciu 230V. W komplecie nie ma źródła światła. Takowe należy zakupić we własnym zakresie. Lampa wyposażona jest w gwint na E27 o maksymalnym poborze mocy do 40W. </text:p>
            <text:p> </text:p>
            <text:p>Zalecamy użycie dekoracyjnej żarówki, która będzie doskonałym uzupełnieniem lampy. </text:p>
            <text:p> </text:p>
            <text:p>Każda lampa Nidum wykonana jest ręcznie, więc mogą wystąpić drobne różnice między modelami.</text:p>
            <text:p> </text:p>
            <text:p>UWAGA: Lampa dostarczana jest w małym pudełku, co oznacza, że musisz ją samodzielnie rozprostować.</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295_103101_0.jpg, https://www.lampyiswiatlo.pl/media/catalog/product/cache/dc8ebad46b1b99eec05144e062f13606/1/0/2295_103101_0.jpg</text:p>
          </table:table-cell>
          <table:table-cell office:value-type="string" calcext:value-type="string">
            <text:p>Orientalna lampa wisząca czarna - Nidu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80" calcext:value-type="float">
            <text:p>80</text:p>
          </table:table-cell>
          <table:table-cell office:value-type="float" office:value="1" calcext:value-type="float">
            <text:p>1</text:p>
          </table:table-cell>
          <table:table-cell office:value-type="string" calcext:value-type="string">
            <text:p>Nowoczesna lampa wisząca 3-punktowa ze stali - Eloy</text:p>
          </table:table-cell>
          <table:table-cell office:value-type="string" calcext:value-type="string">
            <text:p>Lampy wiszące</text:p>
          </table:table-cell>
          <table:table-cell office:value-type="float" office:value="639" calcext:value-type="float">
            <text:p>6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8043" calcext:value-type="float">
            <text:p>8718881118043</text:p>
          </table:table-cell>
          <table:table-cell table:number-columns-repeated="9"/>
          <table:table-cell office:value-type="float" office:value="57" calcext:value-type="float">
            <text:p>57</text:p>
          </table:table-cell>
          <table:table-cell table:number-columns-repeated="3"/>
          <table:table-cell office:value-type="string" calcext:value-type="string">
            <text:p>both</text:p>
          </table:table-cell>
          <table:table-cell table:number-columns-repeated="4"/>
          <table:table-cell office:value-type="string" calcext:value-type="string">
            <text:p>Lampa wisząca Eloy to idealna lampa wisząca, która wpisuje się w nowoczesne wnętrze. Mlecznobiałe okapy z matowym wykończeniem nadają Twojemu domowi spokojny, ale elegancki wygląd. Lampa ma długość 110 cm, szerokość 20 cm i jest regulowana na wysokość od minimum 51 cm do maksymalnie 150 cm. Płyta montażowa ma długość 90 cm, szerokość 4 cm i wysokość 3 cm. Uzupełnij lampę wiszącą trzema źródłami światła E27 o mocy do 60 W każdy (brak w zestawie). Tę lampę wiszącą doskonale sprawdzi się jako oświetlenie funkcjonalne, podstawowe czy nastrojowe. Jeśli chcesz przyciemnić lampę, jest to możliwe za pomocą zewnętrznego ściemniacza (ściemniacz nie jest dołączony). Nadaj swojej jadalni lub części wypoczynkowej nowoczesny akcent dzięki wiszącej lampie Eloy!</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231_103409_0.jpg, https://www.lampyiswiatlo.pl/media/catalog/product/cache/dc8ebad46b1b99eec05144e062f13606/1/0/7231_103409_0.jpg</text:p>
          </table:table-cell>
          <table:table-cell office:value-type="string" calcext:value-type="string">
            <text:p>Nowoczesna lampa wisząca 3-punktowa ze stali - Elo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81" calcext:value-type="float">
            <text:p>81</text:p>
          </table:table-cell>
          <table:table-cell office:value-type="float" office:value="1" calcext:value-type="float">
            <text:p>1</text:p>
          </table:table-cell>
          <table:table-cell office:value-type="string" calcext:value-type="string">
            <text:p>Mosiężna lampa wisząca w stylu art deco z dymnym szkłem 3-punktowa - Bolsena</text:p>
          </table:table-cell>
          <table:table-cell office:value-type="string" calcext:value-type="string">
            <text:p>Lampy wiszące</text:p>
          </table:table-cell>
          <table:table-cell office:value-type="float" office:value="1139" calcext:value-type="float">
            <text:p>1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2078" calcext:value-type="float">
            <text:p>8718881082078</text:p>
          </table:table-cell>
          <table:table-cell table:number-columns-repeated="9"/>
          <table:table-cell office:value-type="float" office:value="88" calcext:value-type="float">
            <text:p>88</text:p>
          </table:table-cell>
          <table:table-cell table:number-columns-repeated="3"/>
          <table:table-cell office:value-type="string" calcext:value-type="string">
            <text:p>both</text:p>
          </table:table-cell>
          <table:table-cell table:number-columns-repeated="4"/>
          <table:table-cell office:value-type="string" calcext:value-type="string">
            <text:p>Gotowy do ulepszenia swojego wnętrza? W takim razie wybierz tę lampę wiszącą Bolsena. Ma wysokość 180 cm i średnicę 43 cm. Płyta montażowa ma średnicę 30 cm. Uzupełniasz Bolsenę o 3 źródła światła E14 o maksymalnej mocy 40 W. Uwaga: nadal musisz zamówić te źródła światła osobno. Dzięki zastosowaniu ciemnego przydymionego szkła ta lampa doskonale sprawdzi się we wnętrzu w stylu art deco lub retro! Aby stworzyć przyjemną atmosferę wieczorem, możesz również przyciemnić tę lampę zewnętrznym ściemniaczem. Postaw na styl retro w domu dzięki tej wiszącej lampie Bolsena!</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2446_96653_0.jpg, https://www.lampyiswiatlo.pl/media/catalog/product/cache/dc8ebad46b1b99eec05144e062f13606/9/6/2446_96653_0.jpg</text:p>
          </table:table-cell>
          <table:table-cell office:value-type="string" calcext:value-type="string">
            <text:p>Mosiężna lampa wisząca w stylu art deco z dymnym szkłem 3-punktowa - Bolse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82" calcext:value-type="float">
            <text:p>82</text:p>
          </table:table-cell>
          <table:table-cell office:value-type="float" office:value="1" calcext:value-type="float">
            <text:p>1</text:p>
          </table:table-cell>
          <table:table-cell office:value-type="string" calcext:value-type="string">
            <text:p>Designerska lampa wisząca czarna z dymnym szkłem 3-punktowym - Bliss</text:p>
          </table:table-cell>
          <table:table-cell office:value-type="string" calcext:value-type="string">
            <text:p>Lampy wiszące</text:p>
          </table:table-cell>
          <table:table-cell office:value-type="float" office:value="1049" calcext:value-type="float">
            <text:p>10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7268" calcext:value-type="float">
            <text:p>8718881117268</text:p>
          </table:table-cell>
          <table:table-cell table:number-columns-repeated="9"/>
          <table:table-cell office:value-type="float" office:value="126" calcext:value-type="float">
            <text:p>126</text:p>
          </table:table-cell>
          <table:table-cell table:number-columns-repeated="3"/>
          <table:table-cell office:value-type="string" calcext:value-type="string">
            <text:p>both</text:p>
          </table:table-cell>
          <table:table-cell table:number-columns-repeated="4"/>
          <table:table-cell office:value-type="string" calcext:value-type="string">
            <text:p>Dodaj energii swojemu domowi dzięki tej pięknej lampie wiszącej Bliss. Klosze ze szkła dymnego mają błyszczące srebrne wykończenie, więc tymi lampami można naprawdę ukraść show! Lampa ma długość 100 cm, szerokość 18 cm i można ją łatwo regulować na wysokość od 54 cm do maksymalnie 150 cm. Płyta montażowa ma długość 100 cm, szerokość 8 cm i wysokość 2,5 cm. Ze względu na regulowaną wysokość lampę tę możesz idealnie umieścić nad wyspą kuchenną, stołem jadalnym lub stolikiem kawowym. Ten designerski element doskonale pasuje do designerskiego, nowoczesnego lub romantycznego wnętrza. Wybierz trzy źródła światła o mocy do 60 watów każde i uzupełnij lampę wiszącą Bliss. Wolisz dodatkową atmosferę? Następnie możesz przyciemnić tę wiszącą lampę za pomocą zewnętrznego ściemniacza. Uwaga: źródła światła i ściemniacz nie są dołączone. Wykończ swój dom tą designerską lampą wiszącą Bliss!</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251_103336_0.jpg, https://www.lampyiswiatlo.pl/media/catalog/product/cache/dc8ebad46b1b99eec05144e062f13606/1/0/6251_103336_0.jpg</text:p>
          </table:table-cell>
          <table:table-cell office:value-type="string" calcext:value-type="string">
            <text:p>Designerska lampa wisząca czarna z dymnym szkłem 3-punktowym - Blis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83" calcext:value-type="float">
            <text:p>83</text:p>
          </table:table-cell>
          <table:table-cell office:value-type="float" office:value="1" calcext:value-type="float">
            <text:p>1</text:p>
          </table:table-cell>
          <table:table-cell office:value-type="string" calcext:value-type="string">
            <text:p>Designerska lampa wisząca czarna szkło bursztynowe 3-źródła światła 120cm - Qara</text:p>
          </table:table-cell>
          <table:table-cell office:value-type="string" calcext:value-type="string">
            <text:p>Lampy wiszące</text:p>
          </table:table-cell>
          <table:table-cell office:value-type="float" office:value="1139" calcext:value-type="float">
            <text:p>1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7306" calcext:value-type="float">
            <text:p>8718881107306</text:p>
          </table:table-cell>
          <table:table-cell table:number-columns-repeated="9"/>
          <table:table-cell office:value-type="float" office:value="46" calcext:value-type="float">
            <text:p>46</text:p>
          </table:table-cell>
          <table:table-cell table:number-columns-repeated="3"/>
          <table:table-cell office:value-type="string" calcext:value-type="string">
            <text:p>both</text:p>
          </table:table-cell>
          <table:table-cell table:number-columns-repeated="4"/>
          <table:table-cell office:value-type="string" calcext:value-type="string">
            <text:p>Miłośnicy minimalizmu zapewne zachwycą się naszą kolekcją lamp Qara. </text:p>
            <text:p/>
            <text:p>Bursztynowy odcień szkła sprawia, że emitowane światło jest ciepłe i przytulne.</text:p>
            <text:p/>
            <text:p>Polecamy zastosować dekoracyjne żarówki, aby wzmocnić efekt.</text:p>
            <text:p/>
            <text:p>Lampa wisząca Qara posiada 3 gwinty na E27. Maksymalny pobór mocy wynosi 3 x 60W. Do lampy nie jest dołączone źródło światła. Takowe musisz zakupić we własnym zakresie. </text:p>
            <text:p/>
            <text:p>Długość przysufitki: 120 cm</text:p>
            <text:p/>
            <text:p>Całkowita wysokość regulowana w zakresie: 70-161.5 cm</text:p>
            <text:p/>
            <text:p>Średnica klosza: 25 cm</text:p>
            <text:p/>
            <text:p>Wysokość klosza: 37.5 cm</text:p>
            <text:p/>
            <text:p>Lampa wisząca Qara świetnie prezentować się będzie nie tylko w klasycznych, stonowanych aranżacjach, ale również jako przełamanie w tych bardziej industrialnych.</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351_102202_0.jpg, https://www.lampyiswiatlo.pl/media/catalog/product/cache/dc8ebad46b1b99eec05144e062f13606/1/0/4351_102202_0.jpg</text:p>
          </table:table-cell>
          <table:table-cell office:value-type="string" calcext:value-type="string">
            <text:p>Designerska lampa wisząca czarna szkło bursztynowe 3-źródła światła 120cm - Qa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84" calcext:value-type="float">
            <text:p>84</text:p>
          </table:table-cell>
          <table:table-cell office:value-type="float" office:value="1" calcext:value-type="float">
            <text:p>1</text:p>
          </table:table-cell>
          <table:table-cell office:value-type="string" calcext:value-type="string">
            <text:p>Lampa wisząca czarna 5 x E27 G125 wifi - Cavalux </text:p>
          </table:table-cell>
          <table:table-cell office:value-type="string" calcext:value-type="string">
            <text:p>Lampy wiszące</text:p>
          </table:table-cell>
          <table:table-cell office:value-type="float" office:value="1149" calcext:value-type="float">
            <text:p>11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4854" calcext:value-type="float">
            <text:p>8718881114854</text:p>
          </table:table-cell>
          <table:table-cell table:number-columns-repeated="9"/>
          <table:table-cell office:value-type="float" office:value="58" calcext:value-type="float">
            <text:p>58</text:p>
          </table:table-cell>
          <table:table-cell table:number-columns-repeated="3"/>
          <table:table-cell office:value-type="string" calcext:value-type="string">
            <text:p>both</text:p>
          </table:table-cell>
          <table:table-cell table:number-columns-repeated="4"/>
          <table:table-cell office:value-type="string" calcext:value-type="string">
            <text:p>Lampa wisząca Cavalux to idealny wybór dla każdego miłośnika minimalistycznych i nowoczesnych rozwiązań.</text:p>
            <text:p/>
            <text:p>Średnica podsufitki: 12 cm</text:p>
            <text:p/>
            <text:p>Wysokość regulowana w zakresie: 52-247 cm</text:p>
            <text:p/>
            <text:p>Średnica żarówki: 12.5 cm</text:p>
            <text:p/>
            <text:p>W komplecie: 5 x E27 G125 5W 400lm 1800-3000K</text:p>
            <text:p/>
            <text:p>Pobierz aplikację LUEDD na smartfon lub tablet. </text:p>
            <text:p/>
            <text:p>Aplikacja działa tylko przez WiFi. Jest kompatybilna również z Amazon Alexa i Google Home.</text:p>
            <text:p/>
            <text:p>Aplikacja daje Ci również możliwość kontroli pozostałych żarówek kompatybilnych z LUEDD.</text:p>
            <text:p/>
            <text:p>Lampa nadaje się zarówno do przestrzeni domowej, jak i biurowej.</text:p>
            <text:p/>
            <text:p>Sprawdź pozostałe lampy z kolekcji Cavalux!</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084_103073_0.jpg, https://www.lampyiswiatlo.pl/media/catalog/product/cache/dc8ebad46b1b99eec05144e062f13606/1/0/5084_103073_0.jpg</text:p>
          </table:table-cell>
          <table:table-cell office:value-type="string" calcext:value-type="string">
            <text:p>Lampa wisząca czarna 5 x E27 G125 wifi - Cavalux </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85" calcext:value-type="float">
            <text:p>85</text:p>
          </table:table-cell>
          <table:table-cell office:value-type="float" office:value="1" calcext:value-type="float">
            <text:p>1</text:p>
          </table:table-cell>
          <table:table-cell office:value-type="string" calcext:value-type="string">
            <text:p>Designerska lampa wisząca czarna ściemnialna LED - Rowana</text:p>
          </table:table-cell>
          <table:table-cell office:value-type="string" calcext:value-type="string">
            <text:p>Lampy wiszące</text:p>
          </table:table-cell>
          <table:table-cell office:value-type="float" office:value="1369" calcext:value-type="float">
            <text:p>1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5863" calcext:value-type="float">
            <text:p>8718881095863</text:p>
          </table:table-cell>
          <table:table-cell table:number-columns-repeated="9"/>
          <table:table-cell office:value-type="float" office:value="120" calcext:value-type="float">
            <text:p>120</text:p>
          </table:table-cell>
          <table:table-cell table:number-columns-repeated="3"/>
          <table:table-cell office:value-type="string" calcext:value-type="string">
            <text:p>both</text:p>
          </table:table-cell>
          <table:table-cell table:number-columns-repeated="4"/>
          <table:table-cell office:value-type="string" calcext:value-type="string">
            <text:p>Ta Rowan to nowoczesna i designerska lampa wisząca, wykończona paskami LED i pięknym czarnym kolorze. Lampa posiada niewymienną diodę LED (zintegrowaną). Naprawdę przyciąga wzrok! Lampa ma regulowaną wysokość od minimum 75 cm do maksimum 160 cm. Lampa ma średnicę 55. Płyta montażowa ma średnicę 16 cm i wysokość 5,5 cm. Lampa posiada źródło światła o mocy 40 W, 2200 lumenów i 2700 Kelwinów. 30 000 godzin palenia sprawia, że Rowan ma zastosowanie przez długi czas. Lampa jest ściemniana za pomocą zewnętrznego ściemniacza (ściemniacz nie wchodzi w skład zestawu). Dzięki pięknemu wyglądowi Rowan każde pomieszczenie w domu zostanie ulepszone.</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3139_98209_0.jpg, https://www.lampyiswiatlo.pl/media/catalog/product/cache/dc8ebad46b1b99eec05144e062f13606/9/8/3139_98209_0.jpg</text:p>
          </table:table-cell>
          <table:table-cell office:value-type="string" calcext:value-type="string">
            <text:p>Designerska lampa wisząca czarna ściemnialna LED - Rowa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86" calcext:value-type="float">
            <text:p>86</text:p>
          </table:table-cell>
          <table:table-cell office:value-type="float" office:value="1" calcext:value-type="float">
            <text:p>1</text:p>
          </table:table-cell>
          <table:table-cell office:value-type="string" calcext:value-type="string">
            <text:p>Designerska lampa wisząca złota 50 cm - Wire Dos</text:p>
          </table:table-cell>
          <table:table-cell office:value-type="string" calcext:value-type="string">
            <text:p>Lampy wiszące</text:p>
          </table:table-cell>
          <table:table-cell office:value-type="float" office:value="1209" calcext:value-type="float">
            <text:p>12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0489" calcext:value-type="float">
            <text:p>8718881130489</text:p>
          </table:table-cell>
          <table:table-cell table:number-columns-repeated="9"/>
          <table:table-cell office:value-type="float" office:value="100" calcext:value-type="float">
            <text:p>100</text:p>
          </table:table-cell>
          <table:table-cell table:number-columns-repeated="3"/>
          <table:table-cell office:value-type="string" calcext:value-type="string">
            <text:p>both</text:p>
          </table:table-cell>
          <table:table-cell table:number-columns-repeated="4"/>
          <table:table-cell office:value-type="string" calcext:value-type="string">
            <text:p>Wow, jaką piękną lampą jest Wire Dos! Tej lampy wiszącej nie powinno zabraknąć w Twoim designerskim wnętrzu. Listwy przebijające światło pionowo tworzą piękny efekt świetlny w pomieszczeniu. Lampa wisząca wykonana jest ze stali i wykończona w kolorze złotym. Ma średnicę 50 cm i jest regulowana na wysokość; minimum 92 cm i maksimum 182 cm. Płyta montażowa ma średnicę 12 cm i wysokość 4 cm. Sznurek ma długość 120 cm. Stalowy klosz ma średnicę 50 cm i wysokość 58 cm. Zakończ Wire Dos źródłem światła z oprawą E27 (maks. 40 Watt). Nie zapomnij zamówić ich osobno. Aby w domu było jeszcze przytulniej, lampę można podłączyć do ściemniacza, którego nie ma w zestawie. Piękna lampa wisząca nad stołem jadalnym, w salonie lub sypialni. Uzupełnij swoje designerskie wnętrze lampą wiszącą Wire Dos.</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587_104746_0.jpg, https://www.lampyiswiatlo.pl/media/catalog/product/cache/dc8ebad46b1b99eec05144e062f13606/1/0/8587_104746_0.jpg</text:p>
          </table:table-cell>
          <table:table-cell office:value-type="string" calcext:value-type="string">
            <text:p>Designerska lampa wisząca złota 50 cm - Wire Do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87" calcext:value-type="float">
            <text:p>87</text:p>
          </table:table-cell>
          <table:table-cell office:value-type="float" office:value="1" calcext:value-type="float">
            <text:p>1</text:p>
          </table:table-cell>
          <table:table-cell office:value-type="string" calcext:value-type="string">
            <text:p>Designerska lampa wisząca czarna ze złotem z przydymionym szkłem 3-punktowa - Qara</text:p>
          </table:table-cell>
          <table:table-cell office:value-type="string" calcext:value-type="string">
            <text:p>Lampy wiszące</text:p>
          </table:table-cell>
          <table:table-cell office:value-type="float" office:value="101500" calcext:value-type="float">
            <text:p>101500</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9063" calcext:value-type="float">
            <text:p>8718881129063</text:p>
          </table:table-cell>
          <table:table-cell table:number-columns-repeated="9"/>
          <table:table-cell office:value-type="float" office:value="141" calcext:value-type="float">
            <text:p>141</text:p>
          </table:table-cell>
          <table:table-cell table:number-columns-repeated="3"/>
          <table:table-cell office:value-type="string" calcext:value-type="string">
            <text:p>both</text:p>
          </table:table-cell>
          <table:table-cell table:number-columns-repeated="4"/>
          <table:table-cell office:value-type="string" calcext:value-type="string">
            <text:p>Szukasz pięknej lampy wiszącej do salonu, jadalni lub przedpokoju? Zatem Qara jest tym, czego szukasz. Dzięki trzem punktom świetlnym możesz stworzyć głębię we wnętrzu, zawieszając je na różnych wysokościach. Qara wykonana jest ze szkła ze stalą i wykończona na czarno ze złotem. W szkle zastosowano efekt dymu, który tworzy w pomieszczeniu ciepły i przytulny efekt świetlny. Lampa wisząca ma całkowitą średnicę 60 cm i jest regulowana na wysokość; minimum 68,5 cm i maksimum 150 cm. Płyta montażowa ma średnicę 35 cm i wysokość 2,5 cm. Sznurek ma długość 111,5 cm. Każdy szklany klosz ma średnicę 25 cm i wysokość 25,5 cm. Kończysz Qarę 3 źródłami światła, z których każde ma oprawkę E27 (maks. 40 Watt). Upewnij się, że zamawiasz je osobno. Aby stworzyć więcej atmosfery, lampę można podłączyć do ściemniacza, którego nie ma w zestawie. Lampa wisząca Qara sprawi, że Twoje wnętrze nabierze potrzebnej atmosfery!</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441_104562_0.jpg, https://www.lampyiswiatlo.pl/media/catalog/product/cache/dc8ebad46b1b99eec05144e062f13606/1/0/5441_104562_0.jpg</text:p>
          </table:table-cell>
          <table:table-cell office:value-type="string" calcext:value-type="string">
            <text:p>Designerska lampa wisząca czarna ze złotem z przydymionym szkłem 3-punktowa - Qa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88" calcext:value-type="float">
            <text:p>88</text:p>
          </table:table-cell>
          <table:table-cell office:value-type="float" office:value="1" calcext:value-type="float">
            <text:p>1</text:p>
          </table:table-cell>
          <table:table-cell office:value-type="string" calcext:value-type="string">
            <text:p>Lampa wisząca art deco czarna przydymione szkło - Pallon</text:p>
          </table:table-cell>
          <table:table-cell office:value-type="string" calcext:value-type="string">
            <text:p>Lampy wisząc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4558" calcext:value-type="float">
            <text:p>8718881104558</text:p>
          </table:table-cell>
          <table:table-cell table:number-columns-repeated="9"/>
          <table:table-cell office:value-type="float" office:value="31" calcext:value-type="float">
            <text:p>31</text:p>
          </table:table-cell>
          <table:table-cell table:number-columns-repeated="3"/>
          <table:table-cell office:value-type="string" calcext:value-type="string">
            <text:p>both</text:p>
          </table:table-cell>
          <table:table-cell table:number-columns-repeated="4"/>
          <table:table-cell office:value-type="string" calcext:value-type="string">
            <text:p>Szukasz oryginalnej lampy, która odmieni wnętrze Twojego domu? Lampy z kolekcji Pallon to spełnienie Twoich marzeń. </text:p>
            <text:p> </text:p>
            <text:p>Klasyczna forma zyskała wiele uroku za sprawą kolorowego szkła. Kolor wydaje się nieuchwytny, ale jednak bije od niego moc. Czerń w tym wydaniu prezentuje się niezwykle pięknie.</text:p>
            <text:p> </text:p>
            <text:p>Lampa jest gotowa do podłączenia do instalacji o napięciu 230 V. Maksymalny pobór mocy wynosi 40W. W komplecie nie ma źródła światła. Takowe należy zakupić we własnym zakresie. Zalecamy użycie żarówki LED z widocznym żarnikiem, która będzie idealnym dopełnieniem. Lampa wyposażona jest w gwint na E27. </text:p>
            <text:p> </text:p>
            <text:p>Średnica lampy: 30 cm</text:p>
            <text:p> </text:p>
            <text:p>Całkowita wysokość: 118.5 cm (długość zawieszenia można skrócić)</text:p>
            <text:p> </text:p>
            <text:p>Średnica przysufitki: 10 cm</text:p>
            <text:p> </text:p>
            <text:p>Dzięki zastosowaniu szkła konstrukcja lampy nabrała lekkości, a elementy w czarnym kolorze dodają jej klasy. Lampa wisząca Pallon świetnie sprawdzi się jako dodatek do sypialni, salonu, przedpokoju czy kuchni.</text:p>
          </table:table-cell>
          <table:table-cell office:value-type="string" calcext:value-type="string">
            <text:p>Kula, Oblongue</text:p>
          </table:table-cell>
          <table:table-cell office:value-type="string" calcext:value-type="string">
            <text:p>Meta title-Kula, Oblongue</text:p>
          </table:table-cell>
          <table:table-cell office:value-type="string" calcext:value-type="string">
            <text:p>Meta keywords-Kula, Oblongue</text:p>
          </table:table-cell>
          <table:table-cell office:value-type="string" calcext:value-type="string">
            <text:p>Meta description-Kula, 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1142_99089_0.jpg, https://www.lampyiswiatlo.pl/media/catalog/product/cache/dc8ebad46b1b99eec05144e062f13606/9/9/1142_99089_0.jpg</text:p>
          </table:table-cell>
          <table:table-cell office:value-type="string" calcext:value-type="string">
            <text:p>Lampa wisząca art deco czarna przydymione szkło - Pallo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89" calcext:value-type="float">
            <text:p>89</text:p>
          </table:table-cell>
          <table:table-cell office:value-type="float" office:value="1" calcext:value-type="float">
            <text:p>1</text:p>
          </table:table-cell>
          <table:table-cell office:value-type="string" calcext:value-type="string">
            <text:p>Designerska lampa wisząca złota z czarnym 60cm - Marnie</text:p>
          </table:table-cell>
          <table:table-cell office:value-type="string" calcext:value-type="string">
            <text:p>Lampy wiszące</text:p>
          </table:table-cell>
          <table:table-cell office:value-type="float" office:value="1095" calcext:value-type="float">
            <text:p>10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184" calcext:value-type="float">
            <text:p>8718881110184</text:p>
          </table:table-cell>
          <table:table-cell table:number-columns-repeated="9"/>
          <table:table-cell office:value-type="float" office:value="33" calcext:value-type="float">
            <text:p>33</text:p>
          </table:table-cell>
          <table:table-cell table:number-columns-repeated="3"/>
          <table:table-cell office:value-type="string" calcext:value-type="string">
            <text:p>both</text:p>
          </table:table-cell>
          <table:table-cell table:number-columns-repeated="4"/>
          <table:table-cell office:value-type="string" calcext:value-type="string">
            <text:p>Lampa wisząca Marnie to prawdziwa gratka dla osób, które pragną stworzyć w swoim domu wyjątkową atmosferę. Wypustki w lampie, przepuszczając światło, tworzą przepiękną grę światła i cienia na ścianach i suficie. </text:p>
            <text:p/>
            <text:p>Lampa wisząca Marnie to klasyka osadzana w nowoczesnym designie. Ponadto, połączenie czerni i złota nadaje lampie szyku. </text:p>
            <text:p/>
            <text:p>Średnica klosza: 60 cm</text:p>
            <text:p/>
            <text:p>Wysokość klosza: 37 cm</text:p>
            <text:p/>
            <text:p>Wysokość: 172 cm (długość zawieszenia można skrócić).</text:p>
            <text:p/>
            <text:p>Średnica podsufitki: 13 cm</text:p>
            <text:p/>
            <text:p>Lampa jest gotowa do podłączenia do instalacji o napięciu 230 V. Maksymalny pobór mocy wynosi 60W. W komplecie nie ma źródła światła. Takowe należy zakupić we własnym zakresie. Lampa wyposażona jest w gwint na E27. </text:p>
            <text:p/>
            <text:p>Lampa wisząca Marnie będzie wspaniałym dodatkiem w Twoim domu.</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930_102539_0.jpg, https://www.lampyiswiatlo.pl/media/catalog/product/cache/dc8ebad46b1b99eec05144e062f13606/1/0/4930_102539_0.jpg</text:p>
          </table:table-cell>
          <table:table-cell office:value-type="string" calcext:value-type="string">
            <text:p>Designerska lampa wisząca złota z czarnym 60cm - Marni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90" calcext:value-type="float">
            <text:p>90</text:p>
          </table:table-cell>
          <table:table-cell office:value-type="float" office:value="1" calcext:value-type="float">
            <text:p>1</text:p>
          </table:table-cell>
          <table:table-cell office:value-type="string" calcext:value-type="string">
            <text:p>Nowoczesna lampa wisząca stal LED ściemnialna - Paulina</text:p>
          </table:table-cell>
          <table:table-cell office:value-type="string" calcext:value-type="string">
            <text:p>Lampy wiszące</text:p>
          </table:table-cell>
          <table:table-cell office:value-type="float" office:value="1059" calcext:value-type="float">
            <text:p>10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12248285633" calcext:value-type="float">
            <text:p>4012248285633</text:p>
          </table:table-cell>
          <table:table-cell table:number-columns-repeated="9"/>
          <table:table-cell office:value-type="float" office:value="91" calcext:value-type="float">
            <text:p>91</text:p>
          </table:table-cell>
          <table:table-cell table:number-columns-repeated="3"/>
          <table:table-cell office:value-type="string" calcext:value-type="string">
            <text:p>both</text:p>
          </table:table-cell>
          <table:table-cell table:number-columns-repeated="4"/>
          <table:table-cell office:value-type="string" calcext:value-type="string">
            <text:p>Jesteśmy zakochani w tej Paulinie! Super elegancka lampa wisząca, która wpasuje się w każde nowoczesne wnętrze. Lampa ma całkowitą wysokość 125 cm. Całkowita szerokość tej lampy to 110 cm. Płyta montażowa ma długość 34,5 cm. Ta Paulina ma dwa punkty świetlne ze zintegrowaną diodą LED. Paulina wytrzymuje długo dzięki 20 000 godzin świecenia, które może osiągnąć ta lampa. Dzięki 1900 lumenom i 3000 kelwinów zapewnia ciepłe, białe światło do wnętrza. Możesz przyciemnić lampę, aby wieczorem była wyjątkowo przytulna. Ściemniacz jest wbudowany w lampę sufitową. Lampa jest ściemniana za pomocą włącznika. Kiedy klikniesz na lampę, lampa natychmiast ściemnie się w sposób ciągły. Jak tylko wyłączysz i ponownie włączysz, lampa pozostanie włączona w ostatnio wybranej pozycji ściemniania. Zapewnij eleganckie wnętrze z Pauliną!</text:p>
          </table:table-cell>
          <table:table-cell office:value-type="string" calcext:value-type="string">
            <text:p>Organiczny</text:p>
          </table:table-cell>
          <table:table-cell office:value-type="string" calcext:value-type="string">
            <text:p>Meta title-Organiczny</text:p>
          </table:table-cell>
          <table:table-cell office:value-type="string" calcext:value-type="string">
            <text:p>Meta keywords-Organiczny</text:p>
          </table:table-cell>
          <table:table-cell office:value-type="string" calcext:value-type="string">
            <text:p>Meta description-Organi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4907_98154_0.jpg, https://www.lampyiswiatlo.pl/media/catalog/product/cache/dc8ebad46b1b99eec05144e062f13606/9/8/4907_98154_0.jpg</text:p>
          </table:table-cell>
          <table:table-cell office:value-type="string" calcext:value-type="string">
            <text:p>Nowoczesna lampa wisząca stal LED ściemnialna - Pauli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91" calcext:value-type="float">
            <text:p>91</text:p>
          </table:table-cell>
          <table:table-cell office:value-type="float" office:value="1" calcext:value-type="float">
            <text:p>1</text:p>
          </table:table-cell>
          <table:table-cell office:value-type="string" calcext:value-type="string">
            <text:p>Przemysłowa lampa wisząca czarna ze złotem 115 cm - Magna</text:p>
          </table:table-cell>
          <table:table-cell office:value-type="string" calcext:value-type="string">
            <text:p>Lampy wiszące</text:p>
          </table:table-cell>
          <table:table-cell office:value-type="float" office:value="1825" calcext:value-type="float">
            <text:p>18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2030" calcext:value-type="float">
            <text:p>8718881082030</text:p>
          </table:table-cell>
          <table:table-cell table:number-columns-repeated="9"/>
          <table:table-cell office:value-type="float" office:value="45" calcext:value-type="float">
            <text:p>45</text:p>
          </table:table-cell>
          <table:table-cell table:number-columns-repeated="3"/>
          <table:table-cell office:value-type="string" calcext:value-type="string">
            <text:p>both</text:p>
          </table:table-cell>
          <table:table-cell table:number-columns-repeated="4"/>
          <table:table-cell office:value-type="string" calcext:value-type="string">
            <text:p>Kolejny miły dodatek do rodziny Magna z tą czarną lampą wiszącą Magna. Lampa, która również pięknie wygląda od wewnątrz o pięknym złotym kolorze. Włącz światło, a Twój dom będzie ubrany w piękny złoty blask! Dzięki matowemu wykończeniu lampa jest szczególnie atrakcyjnym obrazem do zobaczenia! Ta Magna różni się od swoich krewnych, ponieważ jest raczej owalna niż okrągła. Lampa jest ściemnialna za pomocą zewnętrznego ściemniacza (ściemniacz nie wchodzi w skład zestawu). <text:s/>Lampa ma długość 115 cm, wysokość 150 cm i szerokość 35 cm. Płyta montażowa ma wysokość 2,5 cm, długość 21 cm i szerokość 11,5 cm. Kup trzy dodatkowe dekoracyjne źródła światła (odpowiednie dla oprawki E27, maks. 60 Watt) dla tej Magna! <text:s/>Zdobądź teraz Magna i dopełnij wnętrze!</text:p>
          </table:table-cell>
          <table:table-cell office:value-type="string" calcext:value-type="string">
            <text:p>Owalny</text:p>
          </table:table-cell>
          <table:table-cell office:value-type="string" calcext:value-type="string">
            <text:p>Meta title-Owalny</text:p>
          </table:table-cell>
          <table:table-cell office:value-type="string" calcext:value-type="string">
            <text:p>Meta keywords-Owalny</text:p>
          </table:table-cell>
          <table:table-cell office:value-type="string" calcext:value-type="string">
            <text:p>Meta description-Owal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3416_96651_0.jpg, https://www.lampyiswiatlo.pl/media/catalog/product/cache/dc8ebad46b1b99eec05144e062f13606/9/6/3416_96651_0.jpg</text:p>
          </table:table-cell>
          <table:table-cell office:value-type="string" calcext:value-type="string">
            <text:p>Przemysłowa lampa wisząca czarna ze złotem 115 cm - Mag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92" calcext:value-type="float">
            <text:p>92</text:p>
          </table:table-cell>
          <table:table-cell office:value-type="float" office:value="1" calcext:value-type="float">
            <text:p>1</text:p>
          </table:table-cell>
          <table:table-cell office:value-type="string" calcext:value-type="string">
            <text:p>Rustykalna lampa wisząca rdza 40 cm - Kreta</text:p>
          </table:table-cell>
          <table:table-cell office:value-type="string" calcext:value-type="string">
            <text:p>Lampy wiszące</text:p>
          </table:table-cell>
          <table:table-cell office:value-type="float" office:value="1015" calcext:value-type="float">
            <text:p>10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12248304341" calcext:value-type="float">
            <text:p>4012248304341</text:p>
          </table:table-cell>
          <table:table-cell table:number-columns-repeated="9"/>
          <table:table-cell office:value-type="float" office:value="37" calcext:value-type="float">
            <text:p>37</text:p>
          </table:table-cell>
          <table:table-cell table:number-columns-repeated="3"/>
          <table:table-cell office:value-type="string" calcext:value-type="string">
            <text:p>both</text:p>
          </table:table-cell>
          <table:table-cell table:number-columns-repeated="4"/>
          <table:table-cell office:value-type="string" calcext:value-type="string">
            <text:p>Kolekcja Kreta naśladuje tradycyjne wzornictwo, dostosowując je do najnowszych trendów wnętrzarskich.</text:p>
            <text:p/>
            <text:p>Połączenie rdzawobrązowego korpusu ze złotymi kloszami rozjaśnia i dekoruje wnętrze dodając mu blasku.</text:p>
            <text:p/>
            <text:p>Struktura klosza zapewnia piękny efekt świetlny w pomieszczeniu.</text:p>
            <text:p/>
            <text:p>Całkowita wysokość: 145 cm (długość zawieszenia można skrócić)</text:p>
            <text:p/>
            <text:p>Średnica przysufitki: 7 cm</text:p>
            <text:p/>
            <text:p>Średnica klosza: 40 cm</text:p>
            <text:p/>
            <text:p>Lampa jest gotowa do podłączenia do instalacji o napięciu 230V. W komplecie nie ma źródła światła. Takowe należy zakupić we własnym zakresie. Lampa wyposażona jest w gwint na E27 o maksymalnym poborze mocy do 60W. </text:p>
            <text:p/>
            <text:p>Lampa wisząca Kreta doskonale sprawdzi się w klasycznych pomieszczeniach, jak i nowoczesnych aranżacjach.</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007_98129_0.jpg, https://www.lampyiswiatlo.pl/media/catalog/product/cache/dc8ebad46b1b99eec05144e062f13606/9/8/9007_98129_0.jpg</text:p>
          </table:table-cell>
          <table:table-cell office:value-type="string" calcext:value-type="string">
            <text:p>Rustykalna lampa wisząca rdza 40 cm - Kret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93" calcext:value-type="float">
            <text:p>93</text:p>
          </table:table-cell>
          <table:table-cell office:value-type="float" office:value="1" calcext:value-type="float">
            <text:p>1</text:p>
          </table:table-cell>
          <table:table-cell office:value-type="string" calcext:value-type="string">
            <text:p>Wiejska lampa wisząca bambusowa 3-punktowa - Canna</text:p>
          </table:table-cell>
          <table:table-cell office:value-type="string" calcext:value-type="string">
            <text:p>Lampy wiszące</text:p>
          </table:table-cell>
          <table:table-cell office:value-type="float" office:value="909" calcext:value-type="float">
            <text:p>9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436" calcext:value-type="float">
            <text:p>8718881110436</text:p>
          </table:table-cell>
          <table:table-cell table:number-columns-repeated="9"/>
          <table:table-cell office:value-type="float" office:value="53" calcext:value-type="float">
            <text:p>53</text:p>
          </table:table-cell>
          <table:table-cell table:number-columns-repeated="3"/>
          <table:table-cell office:value-type="string" calcext:value-type="string">
            <text:p>both</text:p>
          </table:table-cell>
          <table:table-cell table:number-columns-repeated="4"/>
          <table:table-cell office:value-type="string" calcext:value-type="string">
            <text:p>Rattan jest całkowicie w środku. Drewniane detale natychmiast nadadzą wnętrzu atrakcyjności i ciepła. Dzięki lampie wiszącej Canna otrzymujesz w swoim domu prawdziwego nastroju! Lampa wisząca ma całkowitą wysokość 147 cm, a płyta montażowa ma średnicę 40 cm. Każdy z trzech abażurów ma średnicę 23 cm. Uzupełnij tę lampę wiszącą trzema źródłami światła E27 o maksymalnej mocy 40 W każdy (źródła światła nie są dołączone). Ta lampa wisząca jest również ściemniana za pomocą zewnętrznego ściemniacza (brak w zestawie). Lampa wisząca Canna to idealna lampa do stworzenia atmosfery w salonie, jadalni czy przedpokoj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684_102607_0.jpg, https://www.lampyiswiatlo.pl/media/catalog/product/cache/dc8ebad46b1b99eec05144e062f13606/1/0/3684_102607_0.jpg</text:p>
          </table:table-cell>
          <table:table-cell office:value-type="string" calcext:value-type="string">
            <text:p>Wiejska lampa wisząca bambusowa 3-punktowa - Can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94" calcext:value-type="float">
            <text:p>94</text:p>
          </table:table-cell>
          <table:table-cell office:value-type="float" office:value="1" calcext:value-type="float">
            <text:p>1</text:p>
          </table:table-cell>
          <table:table-cell office:value-type="string" calcext:value-type="string">
            <text:p>Przemysłowa inteligentna lampa wisząca czarna 47 cm z WiFi G125 - Arthur</text:p>
          </table:table-cell>
          <table:table-cell office:value-type="string" calcext:value-type="string">
            <text:p>Lampy wiszące</text:p>
          </table:table-cell>
          <table:table-cell office:value-type="float" office:value="1009" calcext:value-type="float">
            <text:p>10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9781" calcext:value-type="float">
            <text:p>8718881119781</text:p>
          </table:table-cell>
          <table:table-cell table:number-columns-repeated="9"/>
          <table:table-cell office:value-type="float" office:value="97" calcext:value-type="float">
            <text:p>97</text:p>
          </table:table-cell>
          <table:table-cell table:number-columns-repeated="3"/>
          <table:table-cell office:value-type="string" calcext:value-type="string">
            <text:p>both</text:p>
          </table:table-cell>
          <table:table-cell table:number-columns-repeated="4"/>
          <table:table-cell office:value-type="string" calcext:value-type="string">
            <text:p>Piękna przemysłowa lampa wisząca Arthur, naprawdę obraz do zobaczenia. W pełni pasuje do industrialnego wnętrza. Użycie drewna i czarnego koloru nadaje tej lampie ponadczasowego charakteru. Ta lampa ma całkowitą wysokość 160 cm i średnicę 47 cm. Płyta montażowa ma średnicę 12 cm i wysokość 5 cm, okap ma wysokość 44 cm. Arthur jest wyposażony w źródło światła zgodne z WiFi G125 (maks. 60 W). Źródło światła z efektem przydymionego szkła zapewnia piękny efekt świetlny w pomieszczeniu! Ze względu na otwarty charakter klosza jest dobrze widoczny. Źródłem światła można sterować przez WiFi za pomocą aplikacji na telefon, Google Home lub Alexa. Na przykład możesz dostosować intensywność światła do 400 lumenów, przyciemniając je. Możesz także samodzielnie określić temperaturę barwową (1800 - 3000 kelwinów), możesz przejść od bardzo ciepłego białego światła do ciepłego białego światła. Średnia żywotność lampy wynosi 15 000 godzin. Możesz również ustawić czas działania lampy za pomocą aplikacji, dzięki czemu nigdy nie zapomnisz o wyłączeniu oświetlenia. Super poręczne! Uzupełnij swoje wnętrze lampą wiszącą Arthur, piękną do przedpokoju lub nad stołem!</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972_103573_0.jpg, https://www.lampyiswiatlo.pl/media/catalog/product/cache/dc8ebad46b1b99eec05144e062f13606/1/0/3972_103573_0.jpg</text:p>
          </table:table-cell>
          <table:table-cell office:value-type="string" calcext:value-type="string">
            <text:p>Przemysłowa inteligentna lampa wisząca czarna 47 cm z WiFi G125 - Arthu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95" calcext:value-type="float">
            <text:p>95</text:p>
          </table:table-cell>
          <table:table-cell office:value-type="float" office:value="1" calcext:value-type="float">
            <text:p>1</text:p>
          </table:table-cell>
          <table:table-cell office:value-type="string" calcext:value-type="string">
            <text:p>Nowoczesna lampa wisząca mosiądz przydymione szkło 30cm - Ball</text:p>
          </table:table-cell>
          <table:table-cell office:value-type="string" calcext:value-type="string">
            <text:p>Lampy wisząc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68034" calcext:value-type="float">
            <text:p>8718881068034</text:p>
          </table:table-cell>
          <table:table-cell table:number-columns-repeated="9"/>
          <table:table-cell office:value-type="float" office:value="133" calcext:value-type="float">
            <text:p>133</text:p>
          </table:table-cell>
          <table:table-cell table:number-columns-repeated="3"/>
          <table:table-cell office:value-type="string" calcext:value-type="string">
            <text:p>both</text:p>
          </table:table-cell>
          <table:table-cell table:number-columns-repeated="4"/>
          <table:table-cell office:value-type="string" calcext:value-type="string">
            <text:p>Lampa wisząca Ball będzie prawdziwą ozdobą Twojego domu. </text:p>
            <text:p/>
            <text:p>Szklany klosz sprawia, że emitowane światło jest jasne, jednak nie oślepiające. Ponadto warto zauważyć, że szklane lampy nigdy nie wychodzą z mody. Ball to klasyka osadzana w nowoczesnym designie. </text:p>
            <text:p/>
            <text:p>Średnica klosza: 30 cm</text:p>
            <text:p/>
            <text:p>Średnica płytki montażowej: 12 cm</text:p>
            <text:p/>
            <text:p>Wysokość: 140 cm (długość zawieszenia można skrócić)</text:p>
            <text:p/>
            <text:p>Lampa jest gotowa do podłączenia do instalacji o napięciu 230 V. Maksymalny pobór mocy wynosi 60W. W komplecie nie ma źródła światła. Takowe należy zakupić we własnym zakresie. Lampa wyposażona jest w gwint na E27. Zalecamy wybór dekoracyjnej żarówki, która dodatkowo podkreśli urok lampy.</text:p>
            <text:p/>
            <text:p>Lampa wisząca Ball świetnie sprawdzi się jako główne oświetlenie sypialni, salonu czy gabinetu</text:p>
            <text:p/>
            <text:p>Sprawdź pozostałe lampy z kolekcji Ball!</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4/9362_94892_0.jpg, https://www.lampyiswiatlo.pl/media/catalog/product/cache/dc8ebad46b1b99eec05144e062f13606/9/4/9362_94892_0.jpg</text:p>
          </table:table-cell>
          <table:table-cell office:value-type="string" calcext:value-type="string">
            <text:p>Nowoczesna lampa wisząca mosiądz przydymione szkło 30cm - Bal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96" calcext:value-type="float">
            <text:p>96</text:p>
          </table:table-cell>
          <table:table-cell office:value-type="float" office:value="1" calcext:value-type="float">
            <text:p>1</text:p>
          </table:table-cell>
          <table:table-cell office:value-type="string" calcext:value-type="string">
            <text:p>Lampa wisząca art deco mosiądz okrągła 3-źródła światła WiFi E27 ST64 niebieskie szkło - Pallon</text:p>
          </table:table-cell>
          <table:table-cell office:value-type="string" calcext:value-type="string">
            <text:p>Lampy wiszące</text:p>
          </table:table-cell>
          <table:table-cell office:value-type="float" office:value="969" calcext:value-type="float">
            <text:p>9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9873" calcext:value-type="float">
            <text:p>8718881119873</text:p>
          </table:table-cell>
          <table:table-cell table:number-columns-repeated="9"/>
          <table:table-cell office:value-type="float" office:value="133" calcext:value-type="float">
            <text:p>133</text:p>
          </table:table-cell>
          <table:table-cell table:number-columns-repeated="3"/>
          <table:table-cell office:value-type="string" calcext:value-type="string">
            <text:p>both</text:p>
          </table:table-cell>
          <table:table-cell table:number-columns-repeated="4"/>
          <table:table-cell office:value-type="string" calcext:value-type="string">
            <text:p>Szukasz oryginalnej lampy, która odmieni wnętrze Twojego domu? Lampy z kolekcji Pallon to spełnienie Twoich marzeń. </text:p>
            <text:p> </text:p>
            <text:p>Klasyczna forma zyskała wiele uroku za sprawą kolorowego szkła. Kolory wydają się nieuchwytne, ale jednak bije od nich moc. Były inspirowane naturą: morzem i niebem.</text:p>
            <text:p> </text:p>
            <text:p>W komplecie: 3 x Inteligentna żarówka LED E27 ST64 7W 806lm 1800-3600K aplikacja ściemnialna.</text:p>
            <text:p> </text:p>
            <text:p>Całkowita wysokość lampy: 120 cm (długość zawieszenia można skrócić)</text:p>
            <text:p> </text:p>
            <text:p>Średnica płytki montażowej: 30 cm</text:p>
            <text:p> </text:p>
            <text:p>Średnica szkła: 20 cm</text:p>
            <text:p> </text:p>
            <text:p>Dzięki zastosowaniu szkła konstrukcja lampy nabrała lekkości, a elementy w kolorze mosiądzu dodają jej klasy. Świetnie sprawdzi się jako dodatek do sypialni, salonu, przedpokoju czy kuchni.</text:p>
          </table:table-cell>
          <table:table-cell office:value-type="string" calcext:value-type="string">
            <text:p>Kula, Oblongue</text:p>
          </table:table-cell>
          <table:table-cell office:value-type="string" calcext:value-type="string">
            <text:p>Meta title-Kula, Oblongue</text:p>
          </table:table-cell>
          <table:table-cell office:value-type="string" calcext:value-type="string">
            <text:p>Meta keywords-Kula, Oblongue</text:p>
          </table:table-cell>
          <table:table-cell office:value-type="string" calcext:value-type="string">
            <text:p>Meta description-Kula, 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071_103582_0.jpg, https://www.lampyiswiatlo.pl/media/catalog/product/cache/dc8ebad46b1b99eec05144e062f13606/1/0/4071_103582_0.jpg</text:p>
          </table:table-cell>
          <table:table-cell office:value-type="string" calcext:value-type="string">
            <text:p>Lampa wisząca art deco mosiądz okrągła 3-źródła światła WiFi E27 ST64 niebieskie szkło - Pallo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97" calcext:value-type="float">
            <text:p>97</text:p>
          </table:table-cell>
          <table:table-cell office:value-type="float" office:value="1" calcext:value-type="float">
            <text:p>1</text:p>
          </table:table-cell>
          <table:table-cell office:value-type="string" calcext:value-type="string">
            <text:p>Designerska lampa wisząca czarna ze złotymi 7 lampkami - Dirk</text:p>
          </table:table-cell>
          <table:table-cell office:value-type="string" calcext:value-type="string">
            <text:p>Lampy wiszące</text:p>
          </table:table-cell>
          <table:table-cell office:value-type="float" office:value="809" calcext:value-type="float">
            <text:p>8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399905" calcext:value-type="float">
            <text:p>4017807399905</text:p>
          </table:table-cell>
          <table:table-cell table:number-columns-repeated="9"/>
          <table:table-cell office:value-type="float" office:value="57" calcext:value-type="float">
            <text:p>57</text:p>
          </table:table-cell>
          <table:table-cell table:number-columns-repeated="3"/>
          <table:table-cell office:value-type="string" calcext:value-type="string">
            <text:p>both</text:p>
          </table:table-cell>
          <table:table-cell table:number-columns-repeated="4"/>
          <table:table-cell office:value-type="string" calcext:value-type="string">
            <text:p>Dirk to lampa wisząca, która szczególnie zachwyca swoim wyjątkowym wyglądem: 7 ramion lampy, które rozdzielają się, tworząc pięknie rozprowadzony efekt świetlny nad stołem w jadalni, w przedpokoju lub w biurze. Lampa wisząca ma regulowaną wysokość: minimum 40 cm i maksimum 150 cm; w ten sposób możesz łatwo określić wysokość swojej wiszącej lampy nad stołem w jadalni. Długość przewodu lampy wynosi 142,5 cm, a szerokość 45 cm. Długość 91 cm. Piękna czarno-złota lampa wisząca, która kradnie show w Twoim wnętrzu; nawet przy zgaszonych światłach! Uzupełniasz Dirka o 7 źródeł światła E27 (maks. 28 W). Uwaga: źródła światła nie wchodzą w skład zestawu i należy je zamówić osobno. Możesz go również przyciemnić za pomocą zewnętrznego ściemniacza; nie jest wliczony w cenę. Zapewnij piękną designerską lampę w domu dzięki naszemu Dirkowi!</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915_103655_0.jpg, https://www.lampyiswiatlo.pl/media/catalog/product/cache/dc8ebad46b1b99eec05144e062f13606/1/0/8915_103655_0.jpg</text:p>
          </table:table-cell>
          <table:table-cell office:value-type="string" calcext:value-type="string">
            <text:p>Designerska lampa wisząca czarna ze złotymi 7 lampkami - Dir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98" calcext:value-type="float">
            <text:p>98</text:p>
          </table:table-cell>
          <table:table-cell office:value-type="float" office:value="1" calcext:value-type="float">
            <text:p>1</text:p>
          </table:table-cell>
          <table:table-cell office:value-type="string" calcext:value-type="string">
            <text:p>Zestaw 2 przemysłowych lamp wiszących w kolorze białym - Warrior</text:p>
          </table:table-cell>
          <table:table-cell office:value-type="string" calcext:value-type="string">
            <text:p>Lampy wiszące</text:p>
          </table:table-cell>
          <table:table-cell office:value-type="float" office:value="915" calcext:value-type="float">
            <text:p>9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5094" calcext:value-type="float">
            <text:p>8718881075094</text:p>
          </table:table-cell>
          <table:table-cell table:number-columns-repeated="9"/>
          <table:table-cell office:value-type="float" office:value="114" calcext:value-type="float">
            <text:p>114</text:p>
          </table:table-cell>
          <table:table-cell table:number-columns-repeated="3"/>
          <table:table-cell office:value-type="string" calcext:value-type="string">
            <text:p>both</text:p>
          </table:table-cell>
          <table:table-cell table:number-columns-repeated="4"/>
          <table:table-cell office:value-type="string" calcext:value-type="string">
            <text:p>Fajną industrialną lampą jest lampa wisząca Warrior. Pomimo uproszczonego projektu ta lampa nie jest prosta. Połączenie wykończenia w białym lakierze i solidnego systemu zawieszenia sprawia, że lampa wisząca Warrior jest ucztą dla oczu! Lampa ma maksymalną wysokość 145 cm (można skrócić), klosz ma średnicę 45,5 cm i wysokość 4,1 cm. Uzupełniasz Warriora o źródło światła E27 o maksymalnej mocy 40 W. Można go również ściemniać za pomocą zewnętrznego ściemniacza. Ten Warrior czuje się jak w domu nad stołem jadalnym, w przedpokoju lub w kuchni jako funkcjonalna lampa. Fajny dodatek do Twojego domu? To jest Wojownik. Kup teraz za niską cenę w zestawie po 2 sztuki!</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5/3574_95571_0.jpg, https://www.lampyiswiatlo.pl/media/catalog/product/cache/dc8ebad46b1b99eec05144e062f13606/9/5/3574_95571_0.jpg</text:p>
          </table:table-cell>
          <table:table-cell office:value-type="string" calcext:value-type="string">
            <text:p>Zestaw 2 przemysłowych lamp wiszących w kolorze białym - Warrio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99" calcext:value-type="float">
            <text:p>99</text:p>
          </table:table-cell>
          <table:table-cell office:value-type="float" office:value="1" calcext:value-type="float">
            <text:p>1</text:p>
          </table:table-cell>
          <table:table-cell office:value-type="string" calcext:value-type="string">
            <text:p>Lampa wisząca regulowana czarna klosz bawełniany czarno-złoty 35cm - Blitz II</text:p>
          </table:table-cell>
          <table:table-cell office:value-type="string" calcext:value-type="string">
            <text:p>Lampy wiszące</text:p>
          </table:table-cell>
          <table:table-cell office:value-type="float" office:value="1239" calcext:value-type="float">
            <text:p>12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1618" calcext:value-type="float">
            <text:p>8718881101618</text:p>
          </table:table-cell>
          <table:table-cell table:number-columns-repeated="9"/>
          <table:table-cell office:value-type="float" office:value="76" calcext:value-type="float">
            <text:p>76</text:p>
          </table:table-cell>
          <table:table-cell table:number-columns-repeated="3"/>
          <table:table-cell office:value-type="string" calcext:value-type="string">
            <text:p>both</text:p>
          </table:table-cell>
          <table:table-cell table:number-columns-repeated="4"/>
          <table:table-cell office:value-type="string" calcext:value-type="string">
            <text:p>Elegancka i nowoczesna lampa wisząca Blitz II będzie prawdziwą ozdobą domowej bądź biurowej aranżacji.</text:p>
            <text:p/>
            <text:p>Umieszczone w lampie zawiasy pozwalają na jej dostosowanie do indywidualnych preferencji.</text:p>
            <text:p/>
            <text:p>Aby lampa pozostała w żądanym kształcie należy zablokować poszczególne elementy łączące.</text:p>
            <text:p/>
            <text:p>Całkowita wysokość: 150 cm</text:p>
            <text:p/>
            <text:p>Średnica podsufitki: 15 cm</text:p>
            <text:p/>
            <text:p>Średnica klosza: 35 cm</text:p>
            <text:p/>
            <text:p>Wysokość klosza: 20 cm</text:p>
            <text:p/>
            <text:p>Lampa jest gotowa do podłączenia do instalacji o napięciu 230 V. Maksymalny pobór mocy wynosi 2 x 60W.</text:p>
            <text:p/>
            <text:p>W komplecie nie ma źródła światła. Takowe należy zakupić we własnym zakresie. Lampa wyposażona jest w 2 gwinty E27. </text:p>
            <text:p/>
            <text:p>Lampa ta jest idealnym rozwiązaniem dla pomieszczeń w których nie jest możliwe zainstalowanie oświetlenia dokładnie nad stołem.</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3604_98667_0.jpg, https://www.lampyiswiatlo.pl/media/catalog/product/cache/dc8ebad46b1b99eec05144e062f13606/9/8/3604_98667_0.jpg</text:p>
          </table:table-cell>
          <table:table-cell office:value-type="string" calcext:value-type="string">
            <text:p>Lampa wisząca regulowana czarna klosz bawełniany czarno-złoty 35cm - Blitz I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100" calcext:value-type="float">
            <text:p>100</text:p>
          </table:table-cell>
          <table:table-cell office:value-type="float" office:value="1" calcext:value-type="float">
            <text:p>1</text:p>
          </table:table-cell>
          <table:table-cell office:value-type="string" calcext:value-type="string">
            <text:p>Designerska lampa wisząca czarna 60cm - Wire Dos</text:p>
          </table:table-cell>
          <table:table-cell office:value-type="string" calcext:value-type="string">
            <text:p>Lampy wiszące</text:p>
          </table:table-cell>
          <table:table-cell office:value-type="float" office:value="1119" calcext:value-type="float">
            <text:p>11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344" calcext:value-type="float">
            <text:p>8718881110344</text:p>
          </table:table-cell>
          <table:table-cell table:number-columns-repeated="9"/>
          <table:table-cell office:value-type="float" office:value="34" calcext:value-type="float">
            <text:p>34</text:p>
          </table:table-cell>
          <table:table-cell table:number-columns-repeated="3"/>
          <table:table-cell office:value-type="string" calcext:value-type="string">
            <text:p>both</text:p>
          </table:table-cell>
          <table:table-cell table:number-columns-repeated="4"/>
          <table:table-cell office:value-type="string" calcext:value-type="string">
            <text:p>Nowoczesna lampa wisząca, która całkowicie odmieni wygląd Twojego pomieszczenia!</text:p>
            <text:p/>
            <text:p>Kolekcję Wire Dos cechuje unikatowy design i ciekawa konstrukcja.</text:p>
            <text:p/>
            <text:p>Wypustki w strukturze klosza rozpraszają emitowane światło tworząc na ścianie piękną grę światła i cienia. </text:p>
            <text:p/>
            <text:p>Wysokość regulowana w zakresie: 100-200 cm</text:p>
            <text:p/>
            <text:p>Średnica podsufitki: 11 cm</text:p>
            <text:p/>
            <text:p>Średnica klosza: 60 cm</text:p>
            <text:p/>
            <text:p>Wysokość klosza: 68 cm</text:p>
            <text:p/>
            <text:p>Lampa jest gotowa do podłączenia do instalacji o napięciu 230 V. Maksymalny pobór mocy wynosi 40W. Zalecamy użycie dekoracyjnej żarówki, która jeszcze bardziej podkreśli charakter lampy.</text:p>
            <text:p/>
            <text:p>W komplecie nie ma źródła światła. Takowe należy zakupić we własnym zakresie. Lampa wyposażona jest w gwint E27. </text:p>
            <text:p/>
            <text:p>Kolekcja Wire Dos świetnie sprawdzi się w nowoczesnych i loftowych wnętrzach. </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975_102596_0.jpg, https://www.lampyiswiatlo.pl/media/catalog/product/cache/dc8ebad46b1b99eec05144e062f13606/1/0/3975_102596_0.jpg</text:p>
          </table:table-cell>
          <table:table-cell office:value-type="string" calcext:value-type="string">
            <text:p>Designerska lampa wisząca czarna 60cm - Wire Do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101" calcext:value-type="float">
            <text:p>101</text:p>
          </table:table-cell>
          <table:table-cell office:value-type="float" office:value="1" calcext:value-type="float">
            <text:p>1</text:p>
          </table:table-cell>
          <table:table-cell office:value-type="string" calcext:value-type="string">
            <text:p>Lampa wisząca regulowana czarna klosz welurowy pawie oczka 35cm - Blitz II</text:p>
          </table:table-cell>
          <table:table-cell office:value-type="string" calcext:value-type="string">
            <text:p>Lampy wiszące</text:p>
          </table:table-cell>
          <table:table-cell office:value-type="float" office:value="1459" calcext:value-type="float">
            <text:p>1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1663" calcext:value-type="float">
            <text:p>8718881101663</text:p>
          </table:table-cell>
          <table:table-cell table:number-columns-repeated="9"/>
          <table:table-cell office:value-type="float" office:value="107" calcext:value-type="float">
            <text:p>107</text:p>
          </table:table-cell>
          <table:table-cell table:number-columns-repeated="3"/>
          <table:table-cell office:value-type="string" calcext:value-type="string">
            <text:p>both</text:p>
          </table:table-cell>
          <table:table-cell table:number-columns-repeated="4"/>
          <table:table-cell office:value-type="string" calcext:value-type="string">
            <text:p>Elegancka i nowoczesna lampa wisząca Blitz II będzie prawdziwą ozdobą domowej bądź biurowej aranżacji.</text:p>
            <text:p/>
            <text:p>Umieszczone w lampie zawiasy pozwalają na jej dostosowanie do indywidualnych preferencji.</text:p>
            <text:p/>
            <text:p>Aby lampa pozostała w żądanym kształcie należy zablokować poszczególne elementy łączące.</text:p>
            <text:p/>
            <text:p>Całkowita wysokość: 155 cm</text:p>
            <text:p/>
            <text:p>Średnica podsufitki: 15 cm</text:p>
            <text:p/>
            <text:p>Średnica klosza: 35 cm</text:p>
            <text:p/>
            <text:p>Wysokość klosza: 20 cm</text:p>
            <text:p/>
            <text:p>Lampa jest gotowa do podłączenia do instalacji o napięciu 230 V. Maksymalny pobór mocy wynosi 2 x 60W.</text:p>
            <text:p/>
            <text:p>W komplecie nie ma źródła światła. Takowe należy zakupić we własnym zakresie. Lampa wyposażona jest w 2 gwinty E27. </text:p>
            <text:p/>
            <text:p>Lampa ta jest idealnym rozwiązaniem dla pomieszczeń w których nie jest możliwe zainstalowanie oświetlenia dokładnie nad stołem.</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8433_98672_0.jpg, https://www.lampyiswiatlo.pl/media/catalog/product/cache/dc8ebad46b1b99eec05144e062f13606/9/8/8433_98672_0.jpg</text:p>
          </table:table-cell>
          <table:table-cell office:value-type="string" calcext:value-type="string">
            <text:p>Lampa wisząca regulowana czarna klosz welurowy pawie oczka 35cm - Blitz I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102" calcext:value-type="float">
            <text:p>102</text:p>
          </table:table-cell>
          <table:table-cell office:value-type="float" office:value="1" calcext:value-type="float">
            <text:p>1</text:p>
          </table:table-cell>
          <table:table-cell office:value-type="string" calcext:value-type="string">
            <text:p>Lampa wisząca regulowana czarna klosz welurowy kwiaty 35cm - Blitz II</text:p>
          </table:table-cell>
          <table:table-cell office:value-type="string" calcext:value-type="string">
            <text:p>Lampy wiszące</text:p>
          </table:table-cell>
          <table:table-cell office:value-type="float" office:value="1459" calcext:value-type="float">
            <text:p>1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1656" calcext:value-type="float">
            <text:p>8718881101656</text:p>
          </table:table-cell>
          <table:table-cell table:number-columns-repeated="9"/>
          <table:table-cell office:value-type="float" office:value="98" calcext:value-type="float">
            <text:p>98</text:p>
          </table:table-cell>
          <table:table-cell table:number-columns-repeated="3"/>
          <table:table-cell office:value-type="string" calcext:value-type="string">
            <text:p>both</text:p>
          </table:table-cell>
          <table:table-cell table:number-columns-repeated="4"/>
          <table:table-cell office:value-type="string" calcext:value-type="string">
            <text:p>Elegancka i nowoczesna lampa wisząca Blitz II będzie prawdziwą ozdobą domowej bądź biurowej aranżacji.</text:p>
            <text:p/>
            <text:p>Umieszczone w lampie zawiasy pozwalają na jej dostosowanie do indywidualnych preferencji.</text:p>
            <text:p/>
            <text:p>Aby lampa pozostała w żądanym kształcie należy zablokować poszczególne elementy łączące.</text:p>
            <text:p/>
            <text:p>Całkowita wysokość: 155 cm</text:p>
            <text:p/>
            <text:p>Średnica podsufitki: 15 cm</text:p>
            <text:p/>
            <text:p>Średnica klosza: 35 cm</text:p>
            <text:p/>
            <text:p>Wysokość klosza: 20 cm</text:p>
            <text:p/>
            <text:p>Lampa jest gotowa do podłączenia do instalacji o napięciu 230 V. Maksymalny pobór mocy wynosi 2 x 60W.</text:p>
            <text:p/>
            <text:p>W komplecie nie ma źródła światła. Takowe należy zakupić we własnym zakresie. Lampa wyposażona jest w 2 gwinty E27. </text:p>
            <text:p/>
            <text:p>Lampa ta jest idealnym rozwiązaniem dla pomieszczeń w których nie jest możliwe zainstalowanie oświetlenia dokładnie nad stołem.</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2034_98670_0.jpg, https://www.lampyiswiatlo.pl/media/catalog/product/cache/dc8ebad46b1b99eec05144e062f13606/9/8/2034_98670_0.jpg</text:p>
          </table:table-cell>
          <table:table-cell office:value-type="string" calcext:value-type="string">
            <text:p>Lampa wisząca regulowana czarna klosz welurowy kwiaty 35cm - Blitz I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103" calcext:value-type="float">
            <text:p>103</text:p>
          </table:table-cell>
          <table:table-cell office:value-type="float" office:value="1" calcext:value-type="float">
            <text:p>1</text:p>
          </table:table-cell>
          <table:table-cell office:value-type="string" calcext:value-type="string">
            <text:p>Designerska lampa wisząca czarna szkło przydymione 3-źródła światła 120cm - Qara</text:p>
          </table:table-cell>
          <table:table-cell office:value-type="string" calcext:value-type="string">
            <text:p>Lampy wiszące</text:p>
          </table:table-cell>
          <table:table-cell office:value-type="float" office:value="1139" calcext:value-type="float">
            <text:p>1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7290" calcext:value-type="float">
            <text:p>8718881107290</text:p>
          </table:table-cell>
          <table:table-cell table:number-columns-repeated="9"/>
          <table:table-cell office:value-type="float" office:value="35" calcext:value-type="float">
            <text:p>35</text:p>
          </table:table-cell>
          <table:table-cell table:number-columns-repeated="3"/>
          <table:table-cell office:value-type="string" calcext:value-type="string">
            <text:p>both</text:p>
          </table:table-cell>
          <table:table-cell table:number-columns-repeated="4"/>
          <table:table-cell office:value-type="string" calcext:value-type="string">
            <text:p>Miłośnicy minimalizmu zapewne zachwycą się naszą kolekcją lamp Qara. </text:p>
            <text:p/>
            <text:p>Przydymione szkło sprawia, że emitowane światło jest ciepłe i przytulne.</text:p>
            <text:p/>
            <text:p>Polecamy zastosować dekoracyjne żarówki, aby wzmocnić efekt.</text:p>
            <text:p/>
            <text:p>Lampa wisząca Qara posiada 3 gwinty na E27. Maksymalny pobór mocy wynosi 3 x 60W. Do lampy nie jest dołączone źródło światła. Takowe musisz zakupić we własnym zakresie. </text:p>
            <text:p/>
            <text:p>Długość przysufitki: 120 cm</text:p>
            <text:p/>
            <text:p>Całkowita wysokość regulowana w zakresie: 70-161.5 cm</text:p>
            <text:p/>
            <text:p>Średnica klosza: 25 cm</text:p>
            <text:p/>
            <text:p>Wysokość klosza: 37.5 cm</text:p>
            <text:p/>
            <text:p>Lampa wisząca Qara świetnie prezentować się będzie nie tylko w klasycznych, stonowanych aranżacjach, ale również jako przełamanie w tych bardziej industrialnych.</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871_102201_0.jpg, https://www.lampyiswiatlo.pl/media/catalog/product/cache/dc8ebad46b1b99eec05144e062f13606/1/0/9871_102201_0.jpg</text:p>
          </table:table-cell>
          <table:table-cell office:value-type="string" calcext:value-type="string">
            <text:p>Designerska lampa wisząca czarna szkło przydymione 3-źródła światła 120cm - Qa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104" calcext:value-type="float">
            <text:p>104</text:p>
          </table:table-cell>
          <table:table-cell office:value-type="float" office:value="1" calcext:value-type="float">
            <text:p>1</text:p>
          </table:table-cell>
          <table:table-cell office:value-type="string" calcext:value-type="string">
            <text:p>Orientalna lampa wisząca czarna 60 - Nidum</text:p>
          </table:table-cell>
          <table:table-cell office:value-type="string" calcext:value-type="string">
            <text:p>Lampy wiszące</text:p>
          </table:table-cell>
          <table:table-cell office:value-type="float" office:value="669" calcext:value-type="float">
            <text:p>6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4939" calcext:value-type="float">
            <text:p>8718881114939</text:p>
          </table:table-cell>
          <table:table-cell table:number-columns-repeated="9"/>
          <table:table-cell office:value-type="float" office:value="110" calcext:value-type="float">
            <text:p>110</text:p>
          </table:table-cell>
          <table:table-cell table:number-columns-repeated="3"/>
          <table:table-cell office:value-type="string" calcext:value-type="string">
            <text:p>both</text:p>
          </table:table-cell>
          <table:table-cell table:number-columns-repeated="4"/>
          <table:table-cell office:value-type="string" calcext:value-type="string">
            <text:p>Nidum to prawdziwe dzieło sztuki. </text:p>
            <text:p> </text:p>
            <text:p>Siatka sprawia, że na ścianie ukazuje się piękna gra światła i cienia. </text:p>
            <text:p> </text:p>
            <text:p>Średnica klosza: 60 cm</text:p>
            <text:p> </text:p>
            <text:p>Wysokość klosza: 70 cm</text:p>
            <text:p> </text:p>
            <text:p>Średnica podsufitki: 13 cm</text:p>
            <text:p> </text:p>
            <text:p>Wysokość regulowana w zakresie: 106.5-196.5 cm</text:p>
            <text:p> </text:p>
            <text:p>Lampa jest gotowa do podłączenia do instalacji o napięciu 230V. W komplecie nie ma źródła światła. Takowe należy zakupić we własnym zakresie. Lampa wyposażona jest w gwint na E27 o maksymalnym poborze mocy do 40W. </text:p>
            <text:p> </text:p>
            <text:p>Zalecamy użycie dekoracyjnej żarówki, która będzie doskonałym uzupełnieniem lampy. </text:p>
            <text:p> </text:p>
            <text:p>Każda lampa Nidum wykonana jest ręcznie, więc mogą wystąpić drobne różnice między modelami.</text:p>
            <text:p> </text:p>
            <text:p>UWAGA: Lampa dostarczana jest w małym pudełku, co oznacza, że musisz ją samodzielnie rozprostować.</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598_103091_0.jpg, https://www.lampyiswiatlo.pl/media/catalog/product/cache/dc8ebad46b1b99eec05144e062f13606/1/0/1598_103091_0.jpg</text:p>
          </table:table-cell>
          <table:table-cell office:value-type="string" calcext:value-type="string">
            <text:p>Orientalna lampa wisząca czarna 60 - Nidu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05" calcext:value-type="float">
            <text:p>105</text:p>
          </table:table-cell>
          <table:table-cell office:value-type="float" office:value="1" calcext:value-type="float">
            <text:p>1</text:p>
          </table:table-cell>
          <table:table-cell office:value-type="string" calcext:value-type="string">
            <text:p>Orientalna lampa wisząca brązowa 58 cm - Pascal</text:p>
          </table:table-cell>
          <table:table-cell office:value-type="string" calcext:value-type="string">
            <text:p>Lampy wiszące</text:p>
          </table:table-cell>
          <table:table-cell office:value-type="float" office:value="729" calcext:value-type="float">
            <text:p>7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6192" calcext:value-type="float">
            <text:p>8718881126192</text:p>
          </table:table-cell>
          <table:table-cell table:number-columns-repeated="9"/>
          <table:table-cell office:value-type="float" office:value="53" calcext:value-type="float">
            <text:p>53</text:p>
          </table:table-cell>
          <table:table-cell table:number-columns-repeated="3"/>
          <table:table-cell office:value-type="string" calcext:value-type="string">
            <text:p>both</text:p>
          </table:table-cell>
          <table:table-cell table:number-columns-repeated="4"/>
          <table:table-cell office:value-type="string" calcext:value-type="string">
            <text:p>Chcesz nadać swojej przestrzeni odrobinę orientalnej atmosfery? Możesz to łatwo zrobić dzięki lampie wiszącej Pascal! Pascal to lampa wisząca wykonana z brązowej tkaniny połączonej ze stalą. Jest regulowana na wysokość od minimalnej wysokości 90,5 cm i maksymalnej wysokości 162 cm. Lampa wisząca ma średnicę 58 cm. Płyta montażowa lampy ma średnicę 12 cm i wysokość 2,5 cm. W zestawie sznurek o długości 101,5 cm. Źródło światła nie jest wliczone w cenę, więc należy je zamówić osobno. Następnie wybierz źródło światła z oprawą E27 (maks. 60 W) Pascal jest ściemniany. (ściemniacz nie wchodzi w skład zestawu). Nadaj swojej przestrzeni orientalny akcent z pięknym Pascalem!</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269_104289_0.jpg, https://www.lampyiswiatlo.pl/media/catalog/product/cache/dc8ebad46b1b99eec05144e062f13606/1/0/6269_104289_0.jpg</text:p>
          </table:table-cell>
          <table:table-cell office:value-type="string" calcext:value-type="string">
            <text:p>Orientalna lampa wisząca brązowa 58 cm - Pasca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106" calcext:value-type="float">
            <text:p>106</text:p>
          </table:table-cell>
          <table:table-cell office:value-type="float" office:value="1" calcext:value-type="float">
            <text:p>1</text:p>
          </table:table-cell>
          <table:table-cell office:value-type="string" calcext:value-type="string">
            <text:p>Lampa wisząca regulowana stal klosz lniany szarobrązowy 35cm - Blitz II </text:p>
          </table:table-cell>
          <table:table-cell office:value-type="string" calcext:value-type="string">
            <text:p>Lampy wiszące</text:p>
          </table:table-cell>
          <table:table-cell office:value-type="float" office:value="1185" calcext:value-type="float">
            <text:p>1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1830" calcext:value-type="float">
            <text:p>8718881101830</text:p>
          </table:table-cell>
          <table:table-cell table:number-columns-repeated="9"/>
          <table:table-cell office:value-type="float" office:value="150" calcext:value-type="float">
            <text:p>150</text:p>
          </table:table-cell>
          <table:table-cell table:number-columns-repeated="3"/>
          <table:table-cell office:value-type="string" calcext:value-type="string">
            <text:p>both</text:p>
          </table:table-cell>
          <table:table-cell table:number-columns-repeated="4"/>
          <table:table-cell office:value-type="string" calcext:value-type="string">
            <text:p>Elegancka i nowoczesna lampa wisząca Blitz II będzie prawdziwą ozdobą domowej bądź biurowej aranżacji.</text:p>
            <text:p/>
            <text:p>Umieszczone w lampie zawiasy pozwalają na jej dostosowanie do indywidualnych preferencji.</text:p>
            <text:p/>
            <text:p>Aby lampa pozostała w żądanym kształcie należy zablokować poszczególne elementy łączące.</text:p>
            <text:p/>
            <text:p>Całkowita wysokość: 150 cm</text:p>
            <text:p/>
            <text:p>Średnica podsufitki: 15 cm</text:p>
            <text:p/>
            <text:p>Średnica klosza: 35 cm</text:p>
            <text:p/>
            <text:p>Wysokość klosza: 20 cm</text:p>
            <text:p/>
            <text:p>Lampa jest gotowa do podłączenia do instalacji o napięciu 230 V. Maksymalny pobór mocy wynosi 2 x 60W.</text:p>
            <text:p/>
            <text:p>W komplecie nie ma źródła światła. Takowe należy zakupić we własnym zakresie. Lampa wyposażona jest w 2 gwinty E27. </text:p>
            <text:p/>
            <text:p>Lampa ta jest idealnym rozwiązaniem dla pomieszczeń w których nie jest możliwe zainstalowanie oświetlenia dokładnie nad stołem.</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5262_98687_0.jpg, https://www.lampyiswiatlo.pl/media/catalog/product/cache/dc8ebad46b1b99eec05144e062f13606/9/8/5262_98687_0.jpg</text:p>
          </table:table-cell>
          <table:table-cell office:value-type="string" calcext:value-type="string">
            <text:p>Lampa wisząca regulowana stal klosz lniany szarobrązowy 35cm - Blitz II </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07" calcext:value-type="float">
            <text:p>107</text:p>
          </table:table-cell>
          <table:table-cell office:value-type="float" office:value="1" calcext:value-type="float">
            <text:p>1</text:p>
          </table:table-cell>
          <table:table-cell office:value-type="string" calcext:value-type="string">
            <text:p>Przemysłowa lampa wisząca czarna siatka 4-źródła światła E27 WiFi - Cage</text:p>
          </table:table-cell>
          <table:table-cell office:value-type="string" calcext:value-type="string">
            <text:p>Lampy wiszące</text:p>
          </table:table-cell>
          <table:table-cell office:value-type="float" office:value="1235" calcext:value-type="float">
            <text:p>123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9941" calcext:value-type="float">
            <text:p>8718881119941</text:p>
          </table:table-cell>
          <table:table-cell table:number-columns-repeated="9"/>
          <table:table-cell office:value-type="float" office:value="146" calcext:value-type="float">
            <text:p>146</text:p>
          </table:table-cell>
          <table:table-cell table:number-columns-repeated="3"/>
          <table:table-cell office:value-type="string" calcext:value-type="string">
            <text:p>both</text:p>
          </table:table-cell>
          <table:table-cell table:number-columns-repeated="4"/>
          <table:table-cell office:value-type="string" calcext:value-type="string">
            <text:p>Co przyciąga wzrok ta wisząca lampa Cage! Piękna czarna lampa wisząca do zawieszenia nad stołem jadalnym. Lampa jest solidna, nowoczesna, industrialna. Cokolwiek chcesz! Siatka sprawia, że lampy ładnie się wyróżniają i dają ładny efekt nad stołem. Ta klatka ma 122 cm wysokości, 99,5 cm długości i 18 cm szerokości. Płyta montażowa ma średnicę 10 cm. Klatka jest dostarczana wraz z 4 źródłami światła A60 pasującymi do Wi-Fi. Tymi źródłami światła można sterować przez Wi-Fi za pomocą aplikacji na telefon, Google Home lub Alexa. Na przykład możesz dostosować intensywność światła 806 lumenów, ściemniając je. Możesz również samodzielnie określić temperaturę barwową (1800K - 3000K), przechodzisz od bardzo ciepłego białego światła do ciepłego białego światła. Średnio lampa wytrzymuje 15 000 godzin palenia. Możesz również ustawić lampę na czas za pomocą aplikacji, dzięki czemu nigdy nie zapomnisz wyłączyć oświetlenia. Super poręczny i energooszczędny!</text:p>
          </table:table-cell>
          <table:table-cell office:value-type="string" calcext:value-type="string">
            <text:p>Oblongue, Podłużny</text:p>
          </table:table-cell>
          <table:table-cell office:value-type="string" calcext:value-type="string">
            <text:p>Meta title-Oblongue, Podłużny</text:p>
          </table:table-cell>
          <table:table-cell office:value-type="string" calcext:value-type="string">
            <text:p>Meta keywords-Oblongue, Podłużny</text:p>
          </table:table-cell>
          <table:table-cell office:value-type="string" calcext:value-type="string">
            <text:p>Meta description-Oblongue, 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879_103589_0.jpg, https://www.lampyiswiatlo.pl/media/catalog/product/cache/dc8ebad46b1b99eec05144e062f13606/1/0/2879_103589_0.jpg</text:p>
          </table:table-cell>
          <table:table-cell office:value-type="string" calcext:value-type="string">
            <text:p>Przemysłowa lampa wisząca czarna siatka 4-źródła światła E27 WiFi - Cag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2">
          <table:table-cell office:value-type="float" office:value="108" calcext:value-type="float">
            <text:p>108</text:p>
          </table:table-cell>
          <table:table-cell office:value-type="float" office:value="1" calcext:value-type="float">
            <text:p>1</text:p>
          </table:table-cell>
          <table:table-cell office:value-type="string" calcext:value-type="string">
            <text:p>Nowoczesna prostokątna lampa wisząca czarna 5-źródeł światła - Cage</text:p>
          </table:table-cell>
          <table:table-cell office:value-type="string" calcext:value-type="string">
            <text:p>Lampy wiszące</text:p>
          </table:table-cell>
          <table:table-cell office:value-type="float" office:value="1369" calcext:value-type="float">
            <text:p>1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3148" calcext:value-type="float">
            <text:p>8718881103148</text:p>
          </table:table-cell>
          <table:table-cell table:number-columns-repeated="9"/>
          <table:table-cell office:value-type="float" office:value="53" calcext:value-type="float">
            <text:p>53</text:p>
          </table:table-cell>
          <table:table-cell table:number-columns-repeated="3"/>
          <table:table-cell office:value-type="string" calcext:value-type="string">
            <text:p>both</text:p>
          </table:table-cell>
          <table:table-cell table:number-columns-repeated="4"/>
          <table:table-cell office:value-type="string" calcext:value-type="string">
            <text:p>Efektowna lampa wisząca przeznaczona dla miłośników nowoczesnych rozwiązań, którzy uwielbiają minimalizm połączony z wysoką jakością wykonania. Unikatowy design oraz czarne wykończenie  nadaje lampie Cage śmiałości i charakteru. </text:p>
            <text:p/>
            <text:p>Długość: 150 cm</text:p>
            <text:p/>
            <text:p>Szerokość: 25 cm</text:p>
            <text:p/>
            <text:p>Wysokość: 25 cm</text:p>
            <text:p/>
            <text:p>Całkowita wysokość lampy: 175 cm (długość zawieszenia można skrócić)</text:p>
            <text:p/>
            <text:p>Średnica przysufitki: 10 cm</text:p>
            <text:p/>
            <text:p>Lampa jest gotowa do podłączenia do instalacji o napięciu 230 V. Maksymalny pobór mocy wynosi 5 x 60W. W komplecie nie ma źródła światła. Takowe należy zakupić we własnym zakresie. Lampa wyposażona jest w gwint na E27. </text:p>
            <text:p/>
            <text:p>Zalecamy użycie ozdobnych żarówek z widocznym żarnikiem, która dopełni całość stylizacji. </text:p>
            <text:p/>
            <text:p>Lampa wisząca Cage będzie się cudownie prezentowała w nowoczesnych wnętrzach - w salonie, jadalni czy biurze. </text:p>
            <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6644_98901_0.jpg, https://www.lampyiswiatlo.pl/media/catalog/product/cache/dc8ebad46b1b99eec05144e062f13606/9/8/6644_98901_0.jpg</text:p>
          </table:table-cell>
          <table:table-cell office:value-type="string" calcext:value-type="string">
            <text:p>Nowoczesna prostokątna lampa wisząca czarna 5-źródeł światła - Cag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109" calcext:value-type="float">
            <text:p>109</text:p>
          </table:table-cell>
          <table:table-cell office:value-type="float" office:value="1" calcext:value-type="float">
            <text:p>1</text:p>
          </table:table-cell>
          <table:table-cell office:value-type="string" calcext:value-type="string">
            <text:p>Lampa wisząca regulowana czarna klosz welurowy motyle 35cm - Blitz II</text:p>
          </table:table-cell>
          <table:table-cell office:value-type="string" calcext:value-type="string">
            <text:p>Lampy wiszące</text:p>
          </table:table-cell>
          <table:table-cell office:value-type="float" office:value="1459" calcext:value-type="float">
            <text:p>1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2171" calcext:value-type="float">
            <text:p>8718881112171</text:p>
          </table:table-cell>
          <table:table-cell table:number-columns-repeated="9"/>
          <table:table-cell office:value-type="float" office:value="111" calcext:value-type="float">
            <text:p>111</text:p>
          </table:table-cell>
          <table:table-cell table:number-columns-repeated="3"/>
          <table:table-cell office:value-type="string" calcext:value-type="string">
            <text:p>both</text:p>
          </table:table-cell>
          <table:table-cell table:number-columns-repeated="4"/>
          <table:table-cell office:value-type="string" calcext:value-type="string">
            <text:p>Elegancka i nowoczesna lampa wisząca Blitz II będzie prawdziwą ozdobą domowej bądź biurowej aranżacji.</text:p>
            <text:p/>
            <text:p>Umieszczone w lampie zawiasy pozwalają na jej dostosowanie do indywidualnych preferencji.</text:p>
            <text:p/>
            <text:p>Aby lampa pozostała w żądanym kształcie należy zablokować poszczególne elementy łączące.</text:p>
            <text:p/>
            <text:p>Całkowita wysokość: 155 cm</text:p>
            <text:p/>
            <text:p>Średnica podsufitki: 15 cm</text:p>
            <text:p/>
            <text:p>Średnica klosza: 35 cm</text:p>
            <text:p/>
            <text:p>Wysokość klosza: 20 cm</text:p>
            <text:p/>
            <text:p>Lampa jest gotowa do podłączenia do instalacji o napięciu 230 V. Maksymalny pobór mocy wynosi 2 x 60W.</text:p>
            <text:p/>
            <text:p>W komplecie nie ma źródła światła. Takowe należy zakupić we własnym zakresie. Lampa wyposażona jest w 2 gwinty E27. </text:p>
            <text:p/>
            <text:p>Lampa ta jest idealnym rozwiązaniem dla pomieszczeń w których nie jest możliwe zainstalowanie oświetlenia dokładnie nad stołem.</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3138_98671_0.jpg, https://www.lampyiswiatlo.pl/media/catalog/product/cache/dc8ebad46b1b99eec05144e062f13606/9/8/3138_98671_0.jpg</text:p>
          </table:table-cell>
          <table:table-cell office:value-type="string" calcext:value-type="string">
            <text:p>Lampa wisząca regulowana czarna klosz welurowy motyle 35cm - Blitz I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110" calcext:value-type="float">
            <text:p>110</text:p>
          </table:table-cell>
          <table:table-cell office:value-type="float" office:value="1" calcext:value-type="float">
            <text:p>1</text:p>
          </table:table-cell>
          <table:table-cell office:value-type="string" calcext:value-type="string">
            <text:p>Nowoczesna lampa wisząca czarna 6-źródeł światła LED - Ragno</text:p>
          </table:table-cell>
          <table:table-cell office:value-type="string" calcext:value-type="string">
            <text:p>Lampy wiszące</text:p>
          </table:table-cell>
          <table:table-cell office:value-type="float" office:value="2439" calcext:value-type="float">
            <text:p>24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2719" calcext:value-type="float">
            <text:p>8718881082719</text:p>
          </table:table-cell>
          <table:table-cell table:number-columns-repeated="9"/>
          <table:table-cell office:value-type="float" office:value="144" calcext:value-type="float">
            <text:p>144</text:p>
          </table:table-cell>
          <table:table-cell table:number-columns-repeated="3"/>
          <table:table-cell office:value-type="string" calcext:value-type="string">
            <text:p>both</text:p>
          </table:table-cell>
          <table:table-cell table:number-columns-repeated="4"/>
          <table:table-cell office:value-type="string" calcext:value-type="string">
            <text:p>Lampa wisząca Rango to prawdziwa gratka dla miłośników designu i minimalizmu. </text:p>
            <text:p/>
            <text:p>Unikatowy kształt oraz zastosowana nowoczesna technologia sprawiają, że lampa jest nie tylko piękna, ale i funkcjonalna.</text:p>
            <text:p>Lampa gwarantuje subtelne i przyjemne oświetlenie. </text:p>
            <text:p/>
            <text:p>W komplecie z super wydajną diodą LED emitującą światło na poziomie 1620 lumenów o barwie ciepło białej 2700K. To źródło światła posiada klasę energetyczną A++, co oznacza, że jest nie tylko energooszczędne, ale zapewnia profity i dla Twojego portfela i dla środowiska. </text:p>
            <text:p/>
            <text:p>Średnica podsufitki: 23 cm</text:p>
            <text:p/>
            <text:p>Całkowita wysokość: 150 cm</text:p>
            <text:p/>
            <text:p>Rozpiętość: 200 cm</text:p>
            <text:p/>
            <text:p>Lampa wisząca Rango będzie wspaniałym uzupełnieniem aranżacji domowej bądź biurowej. Najlepiej sprawdzi się nad kuchennym bądź jadalnianym stołem lub w salonie. </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6384_96764_0.jpg, https://www.lampyiswiatlo.pl/media/catalog/product/cache/dc8ebad46b1b99eec05144e062f13606/9/6/6384_96764_0.jpg</text:p>
          </table:table-cell>
          <table:table-cell office:value-type="string" calcext:value-type="string">
            <text:p>Nowoczesna lampa wisząca czarna 6-źródeł światła LED - Ragn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11" calcext:value-type="float">
            <text:p>111</text:p>
          </table:table-cell>
          <table:table-cell office:value-type="float" office:value="1" calcext:value-type="float">
            <text:p>1</text:p>
          </table:table-cell>
          <table:table-cell office:value-type="string" calcext:value-type="string">
            <text:p>Wiejska lampa wisząca Stal z drewnem 3-punktowa - Sarah</text:p>
          </table:table-cell>
          <table:table-cell office:value-type="string" calcext:value-type="string">
            <text:p>Lampy wiszące</text:p>
          </table:table-cell>
          <table:table-cell office:value-type="float" office:value="1035" calcext:value-type="float">
            <text:p>103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78167" calcext:value-type="float">
            <text:p>4017807478167</text:p>
          </table:table-cell>
          <table:table-cell table:number-columns-repeated="9"/>
          <table:table-cell office:value-type="float" office:value="75" calcext:value-type="float">
            <text:p>75</text:p>
          </table:table-cell>
          <table:table-cell table:number-columns-repeated="3"/>
          <table:table-cell office:value-type="string" calcext:value-type="string">
            <text:p>both</text:p>
          </table:table-cell>
          <table:table-cell table:number-columns-repeated="4"/>
          <table:table-cell office:value-type="string" calcext:value-type="string">
            <text:p>Lampa wisząca Sarah bardzo dobrze komponuje się z wiejskim wnętrzem. Styl Organic Nature jest w pełni odzwierciedlony w tej lampie poprzez naturalne materiały i rośliny. Jesteśmy fanami! Sarah jest wykonana ze stali ze szkłem i drewnem. Ma długość 115 cm, szerokość 22 cm i ma regulowaną wysokość; maksymalnie 150 cm i minimalnie 70 cm wysokości. Każda czapka ma średnicę 22 cm i wysokość 25 cm. Płyta montażowa ma długość 40 cm, szerokość 11 cm i wysokość 2,5 cm. Uzupełniasz Sarah o 3 źródła światła, każde z oprawą E27 (maks. 40 W). Pamiętaj, aby zamówić je osobno. Aby stworzyć dodatkową atmosferę, możesz podłączyć lampę do ściemniacza. Wprowadź wiejską atmosferę do swojego domu dzięki lampie wiszącej Sarah. Idealny nad stołem w jadalni, w salonie czy w biurze. Odrobina natury w domu nigdy się nie myli!</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347_103659_0.jpg, https://www.lampyiswiatlo.pl/media/catalog/product/cache/dc8ebad46b1b99eec05144e062f13606/1/0/5347_103659_0.jpg</text:p>
          </table:table-cell>
          <table:table-cell office:value-type="string" calcext:value-type="string">
            <text:p>Wiejska lampa wisząca Stal z drewnem 3-punktowa - Sarah</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12" calcext:value-type="float">
            <text:p>112</text:p>
          </table:table-cell>
          <table:table-cell office:value-type="float" office:value="1" calcext:value-type="float">
            <text:p>1</text:p>
          </table:table-cell>
          <table:table-cell office:value-type="string" calcext:value-type="string">
            <text:p>Krajowa lampa wisząca bambusowa - Canna</text:p>
          </table:table-cell>
          <table:table-cell office:value-type="string" calcext:value-type="string">
            <text:p>Lampy wiszące</text:p>
          </table:table-cell>
          <table:table-cell office:value-type="float" office:value="489" calcext:value-type="float">
            <text:p>4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130" calcext:value-type="float">
            <text:p>8718881098130</text:p>
          </table:table-cell>
          <table:table-cell table:number-columns-repeated="9"/>
          <table:table-cell office:value-type="float" office:value="82" calcext:value-type="float">
            <text:p>82</text:p>
          </table:table-cell>
          <table:table-cell table:number-columns-repeated="3"/>
          <table:table-cell office:value-type="string" calcext:value-type="string">
            <text:p>both</text:p>
          </table:table-cell>
          <table:table-cell table:number-columns-repeated="4"/>
          <table:table-cell office:value-type="string" calcext:value-type="string">
            <text:p>Atrakcyjny przyciągający wzrok w domu! Ta kanna to krajowa lampa wisząca, wykonana z bambusa w połączeniu ze stalą. Źródło światła jest pięknie widoczne w tej lampie, więc wybierz uderzającą wersję! Uzupełnij swoją Cannę o źródło światła z oprawką E27 o mocy do 40 watów. Otwarty klosz wykonany z bambusa daje piękny efekt świetlny na suficie i ścianie. <text:s/>Ta lampa wisząca ma regulowaną wysokość. Maksymalna wysokość 163 cm i minimum 73 cm. Płyta sufitowa ma średnicę 11,5 cm. Otwarty abażur ma średnicę 40 cm. <text:s/>W salonie lub sypialni może służyć jako prawdziwa lampa nastrojowa. Lampa jest również ściemnialna za pomocą zewnętrznego ściemniacza. Wybierz odpowiednią atmosferę dzięki tej Cannie!</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1595_98431_0.jpg, https://www.lampyiswiatlo.pl/media/catalog/product/cache/dc8ebad46b1b99eec05144e062f13606/9/8/1595_98431_0.jpg</text:p>
          </table:table-cell>
          <table:table-cell office:value-type="string" calcext:value-type="string">
            <text:p>Krajowa lampa wisząca bambusowa - Can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113" calcext:value-type="float">
            <text:p>113</text:p>
          </table:table-cell>
          <table:table-cell office:value-type="float" office:value="1" calcext:value-type="float">
            <text:p>1</text:p>
          </table:table-cell>
          <table:table-cell office:value-type="string" calcext:value-type="string">
            <text:p>Lampa wisząca regulowana czarna klosz welurowy czerwono-złoty 35cm - Blitz II</text:p>
          </table:table-cell>
          <table:table-cell office:value-type="string" calcext:value-type="string">
            <text:p>Lampy wiszące</text:p>
          </table:table-cell>
          <table:table-cell office:value-type="float" office:value="1369" calcext:value-type="float">
            <text:p>1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1724" calcext:value-type="float">
            <text:p>8718881101724</text:p>
          </table:table-cell>
          <table:table-cell table:number-columns-repeated="9"/>
          <table:table-cell office:value-type="float" office:value="81" calcext:value-type="float">
            <text:p>81</text:p>
          </table:table-cell>
          <table:table-cell table:number-columns-repeated="3"/>
          <table:table-cell office:value-type="string" calcext:value-type="string">
            <text:p>both</text:p>
          </table:table-cell>
          <table:table-cell table:number-columns-repeated="4"/>
          <table:table-cell office:value-type="string" calcext:value-type="string">
            <text:p>Elegancka i nowoczesna lampa wisząca Blitz II będzie prawdziwą ozdobą domowej bądź biurowej aranżacji.</text:p>
            <text:p/>
            <text:p>Umieszczone w lampie zawiasy pozwalają na jej dostosowanie do indywidualnych preferencji.</text:p>
            <text:p/>
            <text:p>Aby lampa pozostała w żądanym kształcie należy zablokować poszczególne elementy łączące.</text:p>
            <text:p/>
            <text:p>Całkowita wysokość: 155 cm</text:p>
            <text:p/>
            <text:p>Średnica podsufitki: 15 cm</text:p>
            <text:p/>
            <text:p>Średnica klosza: 35 cm</text:p>
            <text:p/>
            <text:p>Wysokość klosza: 20 cm</text:p>
            <text:p/>
            <text:p>Lampa jest gotowa do podłączenia do instalacji o napięciu 230 V. Maksymalny pobór mocy wynosi 2 x 60W.</text:p>
            <text:p/>
            <text:p>W komplecie nie ma źródła światła. Takowe należy zakupić we własnym zakresie. Lampa wyposażona jest w 2 gwinty E27. </text:p>
            <text:p/>
            <text:p>Lampa ta jest idealnym rozwiązaniem dla pomieszczeń w których nie jest możliwe zainstalowanie oświetlenia dokładnie nad stołem.</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143_98678_0.jpg, https://www.lampyiswiatlo.pl/media/catalog/product/cache/dc8ebad46b1b99eec05144e062f13606/9/8/9143_98678_0.jpg</text:p>
          </table:table-cell>
          <table:table-cell office:value-type="string" calcext:value-type="string">
            <text:p>Lampa wisząca regulowana czarna klosz welurowy czerwono-złoty 35cm - Blitz I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114" calcext:value-type="float">
            <text:p>114</text:p>
          </table:table-cell>
          <table:table-cell office:value-type="float" office:value="1" calcext:value-type="float">
            <text:p>1</text:p>
          </table:table-cell>
          <table:table-cell office:value-type="string" calcext:value-type="string">
            <text:p>Designerska lampa wisząca czarna 70cm - Wire Dos</text:p>
          </table:table-cell>
          <table:table-cell office:value-type="string" calcext:value-type="string">
            <text:p>Lampy wiszące</text:p>
          </table:table-cell>
          <table:table-cell office:value-type="float" office:value="1519" calcext:value-type="float">
            <text:p>15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351" calcext:value-type="float">
            <text:p>8718881110351</text:p>
          </table:table-cell>
          <table:table-cell table:number-columns-repeated="9"/>
          <table:table-cell office:value-type="float" office:value="52" calcext:value-type="float">
            <text:p>52</text:p>
          </table:table-cell>
          <table:table-cell table:number-columns-repeated="3"/>
          <table:table-cell office:value-type="string" calcext:value-type="string">
            <text:p>both</text:p>
          </table:table-cell>
          <table:table-cell table:number-columns-repeated="4"/>
          <table:table-cell office:value-type="string" calcext:value-type="string">
            <text:p>Nowoczesna lampa wisząca, która całkowicie odmieni wygląd Twojego pomieszczenia!</text:p>
            <text:p/>
            <text:p>Kolekcję Wire Dos cechuje unikatowy design i ciekawa konstrukcja.</text:p>
            <text:p/>
            <text:p>Wypustki w strukturze klosza rozpraszają emitowane światło tworząc na ścianie piękną grę światła i cienia. </text:p>
            <text:p/>
            <text:p>Wysokość regulowana w zakresie: 120-210 cm</text:p>
            <text:p/>
            <text:p>Średnica podsufitki: 11 cm</text:p>
            <text:p/>
            <text:p>Średnica klosza: 70 cm</text:p>
            <text:p/>
            <text:p>Wysokość klosza: 77 cm</text:p>
            <text:p/>
            <text:p>Lampa jest gotowa do podłączenia do instalacji o napięciu 230 V. Maksymalny pobór mocy wynosi 40W. Zalecamy użycie dekoracyjnej żarówki, która jeszcze bardziej podkreśli charakter lampy.</text:p>
            <text:p/>
            <text:p>W komplecie nie ma źródła światła. Takowe należy zakupić we własnym zakresie. Lampa wyposażona jest w gwint E27. </text:p>
            <text:p/>
            <text:p>Kolekcja Wire Dos świetnie sprawdzi się w nowoczesnych i loftowych wnętrzach. </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425_102597_0.jpg, https://www.lampyiswiatlo.pl/media/catalog/product/cache/dc8ebad46b1b99eec05144e062f13606/1/0/9425_102597_0.jpg</text:p>
          </table:table-cell>
          <table:table-cell office:value-type="string" calcext:value-type="string">
            <text:p>Designerska lampa wisząca czarna 70cm - Wire Do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115" calcext:value-type="float">
            <text:p>115</text:p>
          </table:table-cell>
          <table:table-cell office:value-type="float" office:value="1" calcext:value-type="float">
            <text:p>1</text:p>
          </table:table-cell>
          <table:table-cell office:value-type="string" calcext:value-type="string">
            <text:p>Orientalna lampa wisząca czarna 45 cm - Nidum</text:p>
          </table:table-cell>
          <table:table-cell office:value-type="string" calcext:value-type="string">
            <text:p>Lampy wiszące</text:p>
          </table:table-cell>
          <table:table-cell office:value-type="float" office:value="449" calcext:value-type="float">
            <text:p>4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4960" calcext:value-type="float">
            <text:p>8718881114960</text:p>
          </table:table-cell>
          <table:table-cell table:number-columns-repeated="9"/>
          <table:table-cell office:value-type="float" office:value="147" calcext:value-type="float">
            <text:p>147</text:p>
          </table:table-cell>
          <table:table-cell table:number-columns-repeated="3"/>
          <table:table-cell office:value-type="string" calcext:value-type="string">
            <text:p>both</text:p>
          </table:table-cell>
          <table:table-cell table:number-columns-repeated="4"/>
          <table:table-cell office:value-type="string" calcext:value-type="string">
            <text:p>Nidum to prawdziwe dzieło sztuki. </text:p>
            <text:p> </text:p>
            <text:p>Siatka sprawia, że na ścianie ukazuje się piękna gra światła i cienia. </text:p>
            <text:p> </text:p>
            <text:p>Średnica klosza: 45 cm</text:p>
            <text:p> </text:p>
            <text:p>Wysokość klosza: 60 cm</text:p>
            <text:p> </text:p>
            <text:p>Średnica podsufitki: 13 cm</text:p>
            <text:p> </text:p>
            <text:p>Wysokość regulowana w zakresie: 92.5-182.5 cm</text:p>
            <text:p> </text:p>
            <text:p>Lampa jest gotowa do podłączenia do instalacji o napięciu 230V. W komplecie nie ma źródła światła. Takowe należy zakupić we własnym zakresie. Lampa wyposażona jest w gwint na E27 o maksymalnym poborze mocy do 40W. </text:p>
            <text:p> </text:p>
            <text:p>Zalecamy użycie dekoracyjnej żarówki, która będzie doskonałym uzupełnieniem lampy. </text:p>
            <text:p> </text:p>
            <text:p>Każda lampa Nidum wykonana jest ręcznie, więc mogą wystąpić drobne różnice między modelami.</text:p>
            <text:p> </text:p>
            <text:p>UWAGA: Lampa dostarczana jest w małym pudełku, co oznacza, że musisz ją samodzielnie rozprostować.</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606_103093_0.jpg, https://www.lampyiswiatlo.pl/media/catalog/product/cache/dc8ebad46b1b99eec05144e062f13606/1/0/4606_103093_0.jpg</text:p>
          </table:table-cell>
          <table:table-cell office:value-type="string" calcext:value-type="string">
            <text:p>Orientalna lampa wisząca czarna 45 cm - Nidu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116" calcext:value-type="float">
            <text:p>116</text:p>
          </table:table-cell>
          <table:table-cell office:value-type="float" office:value="1" calcext:value-type="float">
            <text:p>1</text:p>
          </table:table-cell>
          <table:table-cell office:value-type="string" calcext:value-type="string">
            <text:p>Przemysłowa lampa wisząca stal 3-źródła światła - Arti</text:p>
          </table:table-cell>
          <table:table-cell office:value-type="string" calcext:value-type="string">
            <text:p>Lampy wiszące</text:p>
          </table:table-cell>
          <table:table-cell office:value-type="float" office:value="885" calcext:value-type="float">
            <text:p>8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25383" calcext:value-type="float">
            <text:p>4017807425383</text:p>
          </table:table-cell>
          <table:table-cell table:number-columns-repeated="9"/>
          <table:table-cell office:value-type="float" office:value="71" calcext:value-type="float">
            <text:p>71</text:p>
          </table:table-cell>
          <table:table-cell table:number-columns-repeated="3"/>
          <table:table-cell office:value-type="string" calcext:value-type="string">
            <text:p>both</text:p>
          </table:table-cell>
          <table:table-cell table:number-columns-repeated="4"/>
          <table:table-cell office:value-type="string" calcext:value-type="string">
            <text:p>Pomysłowo zaprojektowana lampa wisząca. Nawiązuje do stylu loftowego czy industrialnego. Ponadto, połączenie stali z drewnem nadaje lampie surowości i charakteru.</text:p>
            <text:p/>
            <text:p>Długość podsufitki: 40 cm</text:p>
            <text:p/>
            <text:p>Wysokość lampy: 215 cm (długość zawieszenia można skrócić)</text:p>
            <text:p/>
            <text:p>Średnica klosza: 25.5 cm</text:p>
            <text:p/>
            <text:p>Wysokość klosza: 12.5 cm</text:p>
            <text:p/>
            <text:p>Lampa jest gotowa do podłączenia do instalacji o napięciu 230 V. Maksymalny pobór mocy wynosi 3 x 42W. W komplecie nie ma źródła światła. Takowe należy zakupić we własnym zakresie. Lampa wyposażona jest w 3 gwinty na E27. </text:p>
            <text:p/>
            <text:p>Jeśli szukasz lamp z duszą zdecyduj się na kolekcję Arti!</text:p>
          </table:table-cell>
          <table:table-cell office:value-type="string" calcext:value-type="string">
            <text:p>Oblongue, Okrągły</text:p>
          </table:table-cell>
          <table:table-cell office:value-type="string" calcext:value-type="string">
            <text:p>Meta title-Oblongue, Okrągły</text:p>
          </table:table-cell>
          <table:table-cell office:value-type="string" calcext:value-type="string">
            <text:p>Meta keywords-Oblongue, Okrągły</text:p>
          </table:table-cell>
          <table:table-cell office:value-type="string" calcext:value-type="string">
            <text:p>Meta description-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357_102090_0.jpg, https://www.lampyiswiatlo.pl/media/catalog/product/cache/dc8ebad46b1b99eec05144e062f13606/1/0/5357_102090_0.jpg</text:p>
          </table:table-cell>
          <table:table-cell office:value-type="string" calcext:value-type="string">
            <text:p>Przemysłowa lampa wisząca stal 3-źródła światła - Art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117" calcext:value-type="float">
            <text:p>117</text:p>
          </table:table-cell>
          <table:table-cell office:value-type="float" office:value="1" calcext:value-type="float">
            <text:p>1</text:p>
          </table:table-cell>
          <table:table-cell office:value-type="string" calcext:value-type="string">
            <text:p>Zestaw 2 x lampa wisząca biała - Anterio 38</text:p>
          </table:table-cell>
          <table:table-cell office:value-type="string" calcext:value-type="string">
            <text:p>Lampy wiszące</text:p>
          </table:table-cell>
          <table:table-cell office:value-type="float" office:value="1179" calcext:value-type="float">
            <text:p>117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7814" calcext:value-type="float">
            <text:p>8718881077814</text:p>
          </table:table-cell>
          <table:table-cell table:number-columns-repeated="9"/>
          <table:table-cell office:value-type="float" office:value="72" calcext:value-type="float">
            <text:p>72</text:p>
          </table:table-cell>
          <table:table-cell table:number-columns-repeated="3"/>
          <table:table-cell office:value-type="string" calcext:value-type="string">
            <text:p>both</text:p>
          </table:table-cell>
          <table:table-cell table:number-columns-repeated="4"/>
          <table:table-cell office:value-type="string" calcext:value-type="string">
            <text:p>Zestaw dwóch lamp wiszących Anterio.</text:p>
            <text:p/>
            <text:p>Solidna lampa wisząca Anterio została zaprojektowana w stylu przemysłowym. Łańcuch i metalowe wykończenie nadają lampie charakteru.</text:p>
            <text:p/>
            <text:p>Średnica podsufitki: 10 cm</text:p>
            <text:p/>
            <text:p>Wysokość: 145 cm (długość zawieszenia można skrócić)</text:p>
            <text:p/>
            <text:p>Średnica klosza: 38 cm</text:p>
            <text:p/>
            <text:p>Wysokość klosza: 35 cm</text:p>
            <text:p/>
            <text:p>Lampa jest gotowa do podłączenia do instalacji o napięciu 230 V. Lampa wyposażona jest w gwint na E27 o maksymalnym poborze mocy 60W. </text:p>
            <text:p/>
            <text:p>Lampa wisząca Anterio zapewni niepowtarzalny urok w kuchni, jadalni, a nawet w pokoju nastolatka.</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5/6579_95766_0.jpg, https://www.lampyiswiatlo.pl/media/catalog/product/cache/dc8ebad46b1b99eec05144e062f13606/9/5/6579_95766_0.jpg</text:p>
          </table:table-cell>
          <table:table-cell office:value-type="string" calcext:value-type="string">
            <text:p>Zestaw 2 x lampa wisząca biała - Anterio 38</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18" calcext:value-type="float">
            <text:p>118</text:p>
          </table:table-cell>
          <table:table-cell office:value-type="float" office:value="1" calcext:value-type="float">
            <text:p>1</text:p>
          </table:table-cell>
          <table:table-cell office:value-type="string" calcext:value-type="string">
            <text:p>Przemysłowa lampa wisząca czarna z drewnem 4-punktowa - Planes</text:p>
          </table:table-cell>
          <table:table-cell office:value-type="string" calcext:value-type="string">
            <text:p>Lampy wiszące</text:p>
          </table:table-cell>
          <table:table-cell office:value-type="float" office:value="689" calcext:value-type="float">
            <text:p>6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43689973346" calcext:value-type="float">
            <text:p>4043689973346</text:p>
          </table:table-cell>
          <table:table-cell table:number-columns-repeated="9"/>
          <table:table-cell office:value-type="float" office:value="107" calcext:value-type="float">
            <text:p>107</text:p>
          </table:table-cell>
          <table:table-cell table:number-columns-repeated="3"/>
          <table:table-cell office:value-type="string" calcext:value-type="string">
            <text:p>both</text:p>
          </table:table-cell>
          <table:table-cell table:number-columns-repeated="4"/>
          <table:table-cell office:value-type="string" calcext:value-type="string">
            <text:p>Wow, co za fajna lampa wisząca Planes! Łącząc czarną stal z drewnem w formie skrzyni, lampa wisząca zyskuje industrialny charakter. Samoloty mają całkowitą wysokość 120 cm, szerokość 23,5 cm i długość 75 cm. Uzupełniasz lampę wiszącą o 4 źródła światła, każde z oprawą E27 (maks. 40 W). Wybierz źródło światła, które też ładnie wygląda, oko też czegoś chce! Lampę można również ściemniać za pomocą zewnętrznego ściemniacza, który nie jest dołączony. Ta piękna lampa wisząca najlepiej prezentuje się w industrialnym wnętrzu. Idealne do salonu lub nad stołem! Samoloty dodadzą przytulności Twojemu wnętrzu!</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213_103783_0.jpg, https://www.lampyiswiatlo.pl/media/catalog/product/cache/dc8ebad46b1b99eec05144e062f13606/1/0/7213_103783_0.jpg</text:p>
          </table:table-cell>
          <table:table-cell office:value-type="string" calcext:value-type="string">
            <text:p>Przemysłowa lampa wisząca czarna z drewnem 4-punktowa - Plane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19" calcext:value-type="float">
            <text:p>119</text:p>
          </table:table-cell>
          <table:table-cell office:value-type="float" office:value="1" calcext:value-type="float">
            <text:p>1</text:p>
          </table:table-cell>
          <table:table-cell office:value-type="string" calcext:value-type="string">
            <text:p>Lampa wisząca Art Deco czarna 3-punktowa z przydymionym szkłem - Busa</text:p>
          </table:table-cell>
          <table:table-cell office:value-type="string" calcext:value-type="string">
            <text:p>Lampy wiszące</text:p>
          </table:table-cell>
          <table:table-cell office:value-type="float" office:value="1139" calcext:value-type="float">
            <text:p>1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6765" calcext:value-type="float">
            <text:p>8718881126765</text:p>
          </table:table-cell>
          <table:table-cell table:number-columns-repeated="9"/>
          <table:table-cell office:value-type="float" office:value="148" calcext:value-type="float">
            <text:p>148</text:p>
          </table:table-cell>
          <table:table-cell table:number-columns-repeated="3"/>
          <table:table-cell office:value-type="string" calcext:value-type="string">
            <text:p>both</text:p>
          </table:table-cell>
          <table:table-cell table:number-columns-repeated="4"/>
          <table:table-cell office:value-type="string" calcext:value-type="string">
            <text:p>Aby uzyskać luksusowy wygląd i więcej atmosfery w swoim wnętrzu, powinieneś wybrać lampę wiszącą Busa! Dzięki efektowi dymnego szkła lampa daje ciepłe i tajemnicze światło. Bardzo stylowy jest również kształt szklanych kloszy. Busa wykonana jest ze szkła ze stalą i wykończona w kolorze czarnym. Ma średnicę 45 cm i wysokość 135 cm. Płyta montażowa ma średnicę 30 cm i wysokość 2,5 cm. Sznurek ma długość 119 cm. Każdy szklany klosz ma średnicę 21 cm i wysokość 13,5 cm. Kompletujesz Busa z 3 źródłami światła, które mają oprawę E27 (maks. 25 Watów). Nie zapomnij zamówić ich osobno. Busa świetnie prezentuje się nad stołem jadalnym, stolikiem kawowym lub w biurze. Nadaj swojemu wnętrzu więcej atmosfery dzięki Busa!</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683_104347_0.jpg, https://www.lampyiswiatlo.pl/media/catalog/product/cache/dc8ebad46b1b99eec05144e062f13606/1/0/9683_104347_0.jpg</text:p>
          </table:table-cell>
          <table:table-cell office:value-type="string" calcext:value-type="string">
            <text:p>Lampa wisząca Art Deco czarna 3-punktowa z przydymionym szkłem - Bus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20" calcext:value-type="float">
            <text:p>120</text:p>
          </table:table-cell>
          <table:table-cell office:value-type="float" office:value="1" calcext:value-type="float">
            <text:p>1</text:p>
          </table:table-cell>
          <table:table-cell office:value-type="string" calcext:value-type="string">
            <text:p>Lampa wisząca w stylu art deco złota 3-punktowa - Broom</text:p>
          </table:table-cell>
          <table:table-cell office:value-type="string" calcext:value-type="string">
            <text:p>Lampy wiszące</text:p>
          </table:table-cell>
          <table:table-cell office:value-type="float" office:value="1139" calcext:value-type="float">
            <text:p>1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4793" calcext:value-type="float">
            <text:p>8718881114793</text:p>
          </table:table-cell>
          <table:table-cell table:number-columns-repeated="9"/>
          <table:table-cell office:value-type="float" office:value="48" calcext:value-type="float">
            <text:p>48</text:p>
          </table:table-cell>
          <table:table-cell table:number-columns-repeated="3"/>
          <table:table-cell office:value-type="string" calcext:value-type="string">
            <text:p>both</text:p>
          </table:table-cell>
          <table:table-cell table:number-columns-repeated="4"/>
          <table:table-cell office:value-type="string" calcext:value-type="string">
            <text:p>Wow, ta lampa wisząca Broom to prawdziwy kreator nastroju, którego nie można zignorować. Ta lampa wisząca ma luksusowy i atrakcyjny wygląd dzięki złotym metalowym prętom, które pełnią funkcję klosza. Lampa wisząca ma długość 123 cm, szerokość 20 cm i ma regulowaną wysokość od minimum 82,5 cm do maksymalnie 165 cm. Płyta montażowa ma długość 123 cm, szerokość 12 cm i wysokość 2,5 cm. Dzięki trzem źródłom światła E27 o mocy 40 W każdy możesz uzupełnić tę lampę wiszącą (źródła światła nie są dołączone). Istnieje możliwość ściemnienia tej lampy wiszącej za pomocą zewnętrznego ściemniacza (ściemniacz nie wchodzi w skład zestawu). Szukasz więc idealnej lampy wiszącej jako oświetlenie podstawowe, nastrojowe lub funkcjonalne? W takim razie wybierz tę stylową lampę wiszącą Broom!</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323_103088_0.jpg, https://www.lampyiswiatlo.pl/media/catalog/product/cache/dc8ebad46b1b99eec05144e062f13606/1/0/8323_103088_0.jpg</text:p>
          </table:table-cell>
          <table:table-cell office:value-type="string" calcext:value-type="string">
            <text:p>Lampa wisząca w stylu art deco złota 3-punktowa - Broo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121" calcext:value-type="float">
            <text:p>121</text:p>
          </table:table-cell>
          <table:table-cell office:value-type="float" office:value="1" calcext:value-type="float">
            <text:p>1</text:p>
          </table:table-cell>
          <table:table-cell office:value-type="string" calcext:value-type="string">
            <text:p>Lampa wisząca art deco mosiądz przydymione szkło 5-źródeł światła - Bolsena</text:p>
          </table:table-cell>
          <table:table-cell office:value-type="string" calcext:value-type="string">
            <text:p>Lampy wiszące</text:p>
          </table:table-cell>
          <table:table-cell office:value-type="float" office:value="1505" calcext:value-type="float">
            <text:p>15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2160" calcext:value-type="float">
            <text:p>8718881082160</text:p>
          </table:table-cell>
          <table:table-cell table:number-columns-repeated="9"/>
          <table:table-cell office:value-type="float" office:value="129" calcext:value-type="float">
            <text:p>129</text:p>
          </table:table-cell>
          <table:table-cell table:number-columns-repeated="3"/>
          <table:table-cell office:value-type="string" calcext:value-type="string">
            <text:p>both</text:p>
          </table:table-cell>
          <table:table-cell table:number-columns-repeated="4"/>
          <table:table-cell office:value-type="string" calcext:value-type="string">
            <text:p>Szukasz oryginalnej lampy, która odmieni wnętrze Twojego domu? Lampy z kolekcji Bolsena to spełnienie Twoich marzeń. </text:p>
            <text:p/>
            <text:p>Całkowita wysokość lampy: 180 cm (długość zawieszenia można skrócić)</text:p>
            <text:p/>
            <text:p>Długość płytki montażowej: 115 cm</text:p>
            <text:p/>
            <text:p>W zależności od kształtu klosze mają różną średnicę: 2 x 14 cm, 2 x 18 cm, 1 x 12 cm</text:p>
            <text:p/>
            <text:p>Klasyczny format lampy zyskał wiele uroku za sprawą szklanych kloszy o różnym kształcie zawieszony na podłużnej podsufitce. </text:p>
            <text:p/>
            <text:p>Lampa wisząca Bolsena jest gotowa do podłączenia do instalacji o napięciu 230 V. Maksymalny pobór mocy wynosi 5 x 40W. W komplecie nie ma źródła światła. Takowe należy zakupić we własnym zakresie. Lampa wyposażona jest w 5 gwintów na E14. </text:p>
            <text:p/>
            <text:p>Dzięki zastosowaniu szklanych kloszy konstrukcja lampy zyskała na lekkości. </text:p>
            <text:p/>
            <text:p>Lampa wisząca Bolsena świetnie sprawdzi się nad stołem kuchennym czy jadalnianym.</text:p>
          </table:table-cell>
          <table:table-cell office:value-type="string" calcext:value-type="string">
            <text:p>Oblongue, Okrągły</text:p>
          </table:table-cell>
          <table:table-cell office:value-type="string" calcext:value-type="string">
            <text:p>Meta title-Oblongue, Okrągły</text:p>
          </table:table-cell>
          <table:table-cell office:value-type="string" calcext:value-type="string">
            <text:p>Meta keywords-Oblongue, Okrągły</text:p>
          </table:table-cell>
          <table:table-cell office:value-type="string" calcext:value-type="string">
            <text:p>Meta description-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3011_96662_0.jpg, https://www.lampyiswiatlo.pl/media/catalog/product/cache/dc8ebad46b1b99eec05144e062f13606/9/6/3011_96662_0.jpg</text:p>
          </table:table-cell>
          <table:table-cell office:value-type="string" calcext:value-type="string">
            <text:p>Lampa wisząca art deco mosiądz przydymione szkło 5-źródeł światła - Bolse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122" calcext:value-type="float">
            <text:p>122</text:p>
          </table:table-cell>
          <table:table-cell office:value-type="float" office:value="1" calcext:value-type="float">
            <text:p>1</text:p>
          </table:table-cell>
          <table:table-cell office:value-type="string" calcext:value-type="string">
            <text:p>Lampa wisząca regulowana czarna klosz welurowy zielono-złoty 35cm - Blitz II</text:p>
          </table:table-cell>
          <table:table-cell office:value-type="string" calcext:value-type="string">
            <text:p>Lampy wiszące</text:p>
          </table:table-cell>
          <table:table-cell office:value-type="float" office:value="1369" calcext:value-type="float">
            <text:p>1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1717" calcext:value-type="float">
            <text:p>8718881101717</text:p>
          </table:table-cell>
          <table:table-cell table:number-columns-repeated="9"/>
          <table:table-cell office:value-type="float" office:value="110" calcext:value-type="float">
            <text:p>110</text:p>
          </table:table-cell>
          <table:table-cell table:number-columns-repeated="3"/>
          <table:table-cell office:value-type="string" calcext:value-type="string">
            <text:p>both</text:p>
          </table:table-cell>
          <table:table-cell table:number-columns-repeated="4"/>
          <table:table-cell office:value-type="string" calcext:value-type="string">
            <text:p>Elegancka i nowoczesna lampa wisząca Blitz II będzie prawdziwą ozdobą domowej bądź biurowej aranżacji.</text:p>
            <text:p/>
            <text:p>Umieszczone w lampie zawiasy pozwalają na jej dostosowanie do indywidualnych preferencji.</text:p>
            <text:p/>
            <text:p>Aby lampa pozostała w żądanym kształcie należy zablokować poszczególne elementy łączące.</text:p>
            <text:p/>
            <text:p>Całkowita wysokość: 155 cm</text:p>
            <text:p/>
            <text:p>Średnica podsufitki: 15 cm</text:p>
            <text:p/>
            <text:p>Średnica klosza: 35 cm</text:p>
            <text:p/>
            <text:p>Wysokość klosza: 20 cm</text:p>
            <text:p/>
            <text:p>Lampa jest gotowa do podłączenia do instalacji o napięciu 230 V. Maksymalny pobór mocy wynosi 2 x 60W.</text:p>
            <text:p/>
            <text:p>W komplecie nie ma źródła światła. Takowe należy zakupić we własnym zakresie. Lampa wyposażona jest w 2 gwinty E27. </text:p>
            <text:p/>
            <text:p>Lampa ta jest idealnym rozwiązaniem dla pomieszczeń w których nie jest możliwe zainstalowanie oświetlenia dokładnie nad stołem.</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2016_98677_0.jpg, https://www.lampyiswiatlo.pl/media/catalog/product/cache/dc8ebad46b1b99eec05144e062f13606/9/8/2016_98677_0.jpg</text:p>
          </table:table-cell>
          <table:table-cell office:value-type="string" calcext:value-type="string">
            <text:p>Lampa wisząca regulowana czarna klosz welurowy zielono-złoty 35cm - Blitz I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123" calcext:value-type="float">
            <text:p>123</text:p>
          </table:table-cell>
          <table:table-cell office:value-type="float" office:value="1" calcext:value-type="float">
            <text:p>1</text:p>
          </table:table-cell>
          <table:table-cell office:value-type="string" calcext:value-type="string">
            <text:p>Lampa wisząca art deco mosiądz różowe szkło 20 cm - Pallon</text:p>
          </table:table-cell>
          <table:table-cell office:value-type="string" calcext:value-type="string">
            <text:p>Lampy wisząc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1762" calcext:value-type="float">
            <text:p>8718881101762</text:p>
          </table:table-cell>
          <table:table-cell table:number-columns-repeated="9"/>
          <table:table-cell office:value-type="float" office:value="88" calcext:value-type="float">
            <text:p>88</text:p>
          </table:table-cell>
          <table:table-cell table:number-columns-repeated="3"/>
          <table:table-cell office:value-type="string" calcext:value-type="string">
            <text:p>both</text:p>
          </table:table-cell>
          <table:table-cell table:number-columns-repeated="4"/>
          <table:table-cell office:value-type="string" calcext:value-type="string">
            <text:p>Szukasz oryginalnej lampy, która odmieni wnętrze Twojego domu? Lampy z kolekcji Pallon to spełnienie Twoich marzeń. </text:p>
            <text:p> </text:p>
            <text:p>Klasyczna forma zyskała wiele uroku za sprawą kolorowego szkła. Kolor wydaje się nieuchwytny, ale jednak bije od niego moc. Róż w tym wydaniu prezentuje się niezwykle pięknie.</text:p>
            <text:p> </text:p>
            <text:p>Lampa wisząca Pallon jest gotowa do podłączenia do instalacji o napięciu 230 V. Maksymalny pobór mocy wynosi 25W. W komplecie nie ma źródła światła. Takowe należy zakupić we własnym zakresie. Zalecamy użycie żarówki LED z widocznym żarnikiem, która będzie idealnym dopełnieniem. Lampa wyposażona jest w gwint na E27. </text:p>
            <text:p> </text:p>
            <text:p>Całkowita wysokość lampy: 120 cm (długość zawieszenia można skrócić)</text:p>
            <text:p> </text:p>
            <text:p>Średnica płytki montażowej: 10 cm</text:p>
            <text:p> </text:p>
            <text:p>Średnica szkła: 20 cm</text:p>
            <text:p> </text:p>
            <text:p>Dzięki zastosowaniu szkła konstrukcja lampy nabrała lekkości, a elementy w kolorze mosiądzu dodają jej klasy. Świetnie sprawdzi się jako dodatek do sypialni, salonu, przedpokoju czy kuchni.</text:p>
            <text:p/>
          </table:table-cell>
          <table:table-cell office:value-type="string" calcext:value-type="string">
            <text:p>Kula, Oblongue</text:p>
          </table:table-cell>
          <table:table-cell office:value-type="string" calcext:value-type="string">
            <text:p>Meta title-Kula, Oblongue</text:p>
          </table:table-cell>
          <table:table-cell office:value-type="string" calcext:value-type="string">
            <text:p>Meta keywords-Kula, Oblongue</text:p>
          </table:table-cell>
          <table:table-cell office:value-type="string" calcext:value-type="string">
            <text:p>Meta description-Kula, 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5426_98776_0.jpg, https://www.lampyiswiatlo.pl/media/catalog/product/cache/dc8ebad46b1b99eec05144e062f13606/9/8/5426_98776_0.jpg</text:p>
          </table:table-cell>
          <table:table-cell office:value-type="string" calcext:value-type="string">
            <text:p>Lampa wisząca art deco mosiądz różowe szkło 20 cm - Pallo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124" calcext:value-type="float">
            <text:p>124</text:p>
          </table:table-cell>
          <table:table-cell office:value-type="float" office:value="1" calcext:value-type="float">
            <text:p>1</text:p>
          </table:table-cell>
          <table:table-cell office:value-type="string" calcext:value-type="string">
            <text:p>Designerska lampa wisząca czarna szkło bursztynowe 3-źródła światła 226cm - Qara</text:p>
          </table:table-cell>
          <table:table-cell office:value-type="string" calcext:value-type="string">
            <text:p>Lampy wiszące</text:p>
          </table:table-cell>
          <table:table-cell office:value-type="float" office:value="1139" calcext:value-type="float">
            <text:p>1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7283" calcext:value-type="float">
            <text:p>8718881107283</text:p>
          </table:table-cell>
          <table:table-cell table:number-columns-repeated="9"/>
          <table:table-cell office:value-type="float" office:value="128" calcext:value-type="float">
            <text:p>128</text:p>
          </table:table-cell>
          <table:table-cell table:number-columns-repeated="3"/>
          <table:table-cell office:value-type="string" calcext:value-type="string">
            <text:p>both</text:p>
          </table:table-cell>
          <table:table-cell table:number-columns-repeated="4"/>
          <table:table-cell office:value-type="string" calcext:value-type="string">
            <text:p>Miłośnicy minimalizmu zapewne zachwycą się naszą kolekcją lamp Qara. </text:p>
            <text:p/>
            <text:p>Bursztynowy odcień szkła sprawia, że emitowane światło jest ciepłe i przytulne.</text:p>
            <text:p/>
            <text:p>Polecamy zastosować dekoracyjne żarówki, aby wzmocnić efekt.</text:p>
            <text:p/>
            <text:p>Lampa wisząca Qara posiada 3 gwinty na E27. Maksymalny pobór mocy wynosi 3 x 60W. Do lampy nie jest dołączone źródło światła. Takowe musisz zakupić we własnym zakresie. </text:p>
            <text:p/>
            <text:p>Średnica przysufitki: 12 cm</text:p>
            <text:p/>
            <text:p>Całkowita wysokość regulowana w zakresie: 70-226.2 cm</text:p>
            <text:p/>
            <text:p>Średnica klosza: 25 cm</text:p>
            <text:p/>
            <text:p>Wysokość klosza: 37.5 cm</text:p>
            <text:p/>
            <text:p>Lampa wisząca Qara świetnie prezentować się będzie nie tylko w klasycznych, stonowanych aranżacjach, ale również jako przełamanie w tych bardziej industrialnych.</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365_102200_0.jpg, https://www.lampyiswiatlo.pl/media/catalog/product/cache/dc8ebad46b1b99eec05144e062f13606/1/0/4365_102200_0.jpg</text:p>
          </table:table-cell>
          <table:table-cell office:value-type="string" calcext:value-type="string">
            <text:p>Designerska lampa wisząca czarna szkło bursztynowe 3-źródła światła 226cm - Qa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25" calcext:value-type="float">
            <text:p>125</text:p>
          </table:table-cell>
          <table:table-cell office:value-type="float" office:value="1" calcext:value-type="float">
            <text:p>1</text:p>
          </table:table-cell>
          <table:table-cell office:value-type="string" calcext:value-type="string">
            <text:p>Wiejska lampa wisząca bambusowa 3-punktowa - Canna</text:p>
          </table:table-cell>
          <table:table-cell office:value-type="string" calcext:value-type="string">
            <text:p>Lampy wiszące</text:p>
          </table:table-cell>
          <table:table-cell office:value-type="float" office:value="909" calcext:value-type="float">
            <text:p>9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443" calcext:value-type="float">
            <text:p>8718881110443</text:p>
          </table:table-cell>
          <table:table-cell table:number-columns-repeated="9"/>
          <table:table-cell office:value-type="float" office:value="131" calcext:value-type="float">
            <text:p>131</text:p>
          </table:table-cell>
          <table:table-cell table:number-columns-repeated="3"/>
          <table:table-cell office:value-type="string" calcext:value-type="string">
            <text:p>both</text:p>
          </table:table-cell>
          <table:table-cell table:number-columns-repeated="4"/>
          <table:table-cell office:value-type="string" calcext:value-type="string">
            <text:p>Rattan to atrakcyjna lampa wisząca do jadalni! Drewniane detale nadają wnętrzu ciepły wygląd. Dzięki lampie wiszącej Canna otrzymujesz w swoim domu prawdziwego nastroju! Lampa wisząca ma całkowitą wysokość 147 cm, a płyta montażowa ma średnicę 40 cm. Każdy z trzech abażurów ma średnicę 23 cm. Uzupełnij tę lampę wiszącą trzema źródłami światła E27 o maksymalnej mocy 40 W każde (źródła światła nie są dołączone). Ta lampa wisząca jest również ściemniana za pomocą zewnętrznego ściemniacza (brak w zestawie). Lampa wisząca Canna to idealna lampa do stworzenia atmosfery w salonie, jadalni czy przedpokoju!</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562_102608_0.jpg, https://www.lampyiswiatlo.pl/media/catalog/product/cache/dc8ebad46b1b99eec05144e062f13606/1/0/4562_102608_0.jpg</text:p>
          </table:table-cell>
          <table:table-cell office:value-type="string" calcext:value-type="string">
            <text:p>Wiejska lampa wisząca bambusowa 3-punktowa - Can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26" calcext:value-type="float">
            <text:p>126</text:p>
          </table:table-cell>
          <table:table-cell office:value-type="float" office:value="1" calcext:value-type="float">
            <text:p>1</text:p>
          </table:table-cell>
          <table:table-cell office:value-type="string" calcext:value-type="string">
            <text:p>Lampa wisząca Art Deco czarna 3-punktowa z przydymionym szkłem - Busa</text:p>
          </table:table-cell>
          <table:table-cell office:value-type="string" calcext:value-type="string">
            <text:p>Lampy wiszące</text:p>
          </table:table-cell>
          <table:table-cell office:value-type="float" office:value="1139" calcext:value-type="float">
            <text:p>1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6772" calcext:value-type="float">
            <text:p>8718881126772</text:p>
          </table:table-cell>
          <table:table-cell table:number-columns-repeated="9"/>
          <table:table-cell office:value-type="float" office:value="118" calcext:value-type="float">
            <text:p>118</text:p>
          </table:table-cell>
          <table:table-cell table:number-columns-repeated="3"/>
          <table:table-cell office:value-type="string" calcext:value-type="string">
            <text:p>both</text:p>
          </table:table-cell>
          <table:table-cell table:number-columns-repeated="4"/>
          <table:table-cell office:value-type="string" calcext:value-type="string">
            <text:p>Aby uzyskać luksusowy wygląd i więcej atmosfery w swoim wnętrzu, powinieneś wybrać lampę wiszącą Busa! Dzięki efektowi dymnego szkła lampa daje ciepłe i tajemnicze światło. Bardzo stylowy jest również kształt szklanych kloszy. Busa wykonana jest ze szkła ze stalą i wykończona w kolorze czarnym. Ma długość 100 cm, szerokość 21 cm i jest regulowana na wysokość; minimum 46 cm i maksimum 142 cm. Płyta montażowa ma wysokość 2,5 cm, długość 100 cm i szerokość 8 cm. Sznurek ma długość 126 cm. Każdy szklany klosz ma średnicę 21 cm i wysokość 13,5 cm. Kompletujesz Busa z 3 źródłami światła, które mają oprawę E27 (maks. 25 Watów). Nie zapomnij zamówić ich osobno. Pomyśl tylko, jak pięknie wyglądałby Busa nad stołem jadalnym. Nadaj swojemu wnętrzu więcej atmosfery dzięki Bus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261_104348_0.jpg, https://www.lampyiswiatlo.pl/media/catalog/product/cache/dc8ebad46b1b99eec05144e062f13606/1/0/4261_104348_0.jpg</text:p>
          </table:table-cell>
          <table:table-cell office:value-type="string" calcext:value-type="string">
            <text:p>Lampa wisząca Art Deco czarna 3-punktowa z przydymionym szkłem - Bus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127" calcext:value-type="float">
            <text:p>127</text:p>
          </table:table-cell>
          <table:table-cell office:value-type="float" office:value="1" calcext:value-type="float">
            <text:p>1</text:p>
          </table:table-cell>
          <table:table-cell office:value-type="string" calcext:value-type="string">
            <text:p>Lampa wisząca regulowana stal klosz lniany biały 35cm - Blitz II </text:p>
          </table:table-cell>
          <table:table-cell office:value-type="string" calcext:value-type="string">
            <text:p>Lampy wiszące</text:p>
          </table:table-cell>
          <table:table-cell office:value-type="float" office:value="1205" calcext:value-type="float">
            <text:p>12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1847" calcext:value-type="float">
            <text:p>8718881101847</text:p>
          </table:table-cell>
          <table:table-cell table:number-columns-repeated="9"/>
          <table:table-cell office:value-type="float" office:value="52" calcext:value-type="float">
            <text:p>52</text:p>
          </table:table-cell>
          <table:table-cell table:number-columns-repeated="3"/>
          <table:table-cell office:value-type="string" calcext:value-type="string">
            <text:p>both</text:p>
          </table:table-cell>
          <table:table-cell table:number-columns-repeated="4"/>
          <table:table-cell office:value-type="string" calcext:value-type="string">
            <text:p>Elegancka i nowoczesna lampa wisząca Blitz II będzie prawdziwą ozdobą domowej bądź biurowej aranżacji.</text:p>
            <text:p/>
            <text:p>Umieszczone w lampie zawiasy pozwalają na jej dostosowanie do indywidualnych preferencji.</text:p>
            <text:p/>
            <text:p>Aby lampa pozostała w żądanym kształcie należy zablokować poszczególne elementy łączące.</text:p>
            <text:p/>
            <text:p>Całkowita wysokość: 150 cm</text:p>
            <text:p/>
            <text:p>Średnica podsufitki: 15 cm</text:p>
            <text:p/>
            <text:p>Średnica klosza: 35 cm</text:p>
            <text:p/>
            <text:p>Wysokość klosza: 20 cm</text:p>
            <text:p/>
            <text:p>Lampa jest gotowa do podłączenia do instalacji o napięciu 230 V. Maksymalny pobór mocy wynosi 2 x 60W.</text:p>
            <text:p/>
            <text:p>W komplecie nie ma źródła światła. Takowe należy zakupić we własnym zakresie. Lampa wyposażona jest w 2 gwinty E27. </text:p>
            <text:p/>
            <text:p>Lampa ta jest idealnym rozwiązaniem dla pomieszczeń w których nie jest możliwe zainstalowanie oświetlenia dokładnie nad stołem.</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6598_98688_0.jpg, https://www.lampyiswiatlo.pl/media/catalog/product/cache/dc8ebad46b1b99eec05144e062f13606/9/8/6598_98688_0.jpg</text:p>
          </table:table-cell>
          <table:table-cell office:value-type="string" calcext:value-type="string">
            <text:p>Lampa wisząca regulowana stal klosz lniany biały 35cm - Blitz II </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28" calcext:value-type="float">
            <text:p>128</text:p>
          </table:table-cell>
          <table:table-cell office:value-type="float" office:value="1" calcext:value-type="float">
            <text:p>1</text:p>
          </table:table-cell>
          <table:table-cell office:value-type="string" calcext:value-type="string">
            <text:p>Nowoczesna lampa wisząca brązowa 60 cm - Frances</text:p>
          </table:table-cell>
          <table:table-cell office:value-type="string" calcext:value-type="string">
            <text:p>Lampy wiszące</text:p>
          </table:table-cell>
          <table:table-cell office:value-type="float" office:value="1005" calcext:value-type="float">
            <text:p>10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7985" calcext:value-type="float">
            <text:p>8718881117985</text:p>
          </table:table-cell>
          <table:table-cell table:number-columns-repeated="9"/>
          <table:table-cell office:value-type="float" office:value="71" calcext:value-type="float">
            <text:p>71</text:p>
          </table:table-cell>
          <table:table-cell table:number-columns-repeated="3"/>
          <table:table-cell office:value-type="string" calcext:value-type="string">
            <text:p>both</text:p>
          </table:table-cell>
          <table:table-cell table:number-columns-repeated="4"/>
          <table:table-cell office:value-type="string" calcext:value-type="string">
            <text:p>Lampa wisząca w nowoczesnym stylu życia jest całkowicie aktualna! Jego stalowa armatura, wykończona w kolorze brązowym, pasuje do każdego wnętrza. Lampa wisząca ma średnicę 48 cm i jest regulowana na wysokość; minimum 90,5 cm i maksimum 150 cm. Płyta montażowa ma średnicę 12 cm i wysokość 2,5 cm. Stalowy klosz ma średnicę 60 cm i wysokość 58 cm. Frances kończysz źródłem światła z oprawą E27 (maks. 60 Watt). Lampa jest ściemniana za pomocą zewnętrznego ściemniacza, którego nie ma w zestawie. Frances świetnie prezentuje się nad stołem jadalnym, stolikiem kawowym lub sypialnią. Nadaj swojemu wnętrzu nowoczesny akcent dzięki wiszącej lampie Frances.</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608_103403_0.jpg, https://www.lampyiswiatlo.pl/media/catalog/product/cache/dc8ebad46b1b99eec05144e062f13606/1/0/3608_103403_0.jpg</text:p>
          </table:table-cell>
          <table:table-cell office:value-type="string" calcext:value-type="string">
            <text:p>Nowoczesna lampa wisząca brązowa 60 cm - France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29" calcext:value-type="float">
            <text:p>129</text:p>
          </table:table-cell>
          <table:table-cell office:value-type="float" office:value="1" calcext:value-type="float">
            <text:p>1</text:p>
          </table:table-cell>
          <table:table-cell office:value-type="string" calcext:value-type="string">
            <text:p>Nowoczesna lampa wisząca czarna 8-punktowa - Tibo</text:p>
          </table:table-cell>
          <table:table-cell office:value-type="string" calcext:value-type="string">
            <text:p>Lampy wiszące</text:p>
          </table:table-cell>
          <table:table-cell office:value-type="float" office:value="899" calcext:value-type="float">
            <text:p>8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67864" calcext:value-type="float">
            <text:p>4017807467864</text:p>
          </table:table-cell>
          <table:table-cell table:number-columns-repeated="9"/>
          <table:table-cell office:value-type="float" office:value="40" calcext:value-type="float">
            <text:p>40</text:p>
          </table:table-cell>
          <table:table-cell table:number-columns-repeated="3"/>
          <table:table-cell office:value-type="string" calcext:value-type="string">
            <text:p>both</text:p>
          </table:table-cell>
          <table:table-cell table:number-columns-repeated="4"/>
          <table:table-cell office:value-type="string" calcext:value-type="string">
            <text:p>Oryginalna lampa wisząca nad stołem jadalnym Tibo z 8 punktami świetlnymi. Ma unikalny design, dzięki czemu przyciąga wzrok w Twoim wnętrzu! Ma wysokość 150 cm i długość 126 cm. Płyta montażowa ma długość 68 cm i wysokość 3 cm. Uzupełniasz Tibo o 8 dekoracyjnych źródeł światła z oprawą E27 (maks. 10 W). Wybierz efektowne warianty, ponieważ źródła światła są w pełni widoczne! Na przemian ze złotymi i czarnymi źródłami światła: super ładne połączenie. Można go ściemniać za pomocą zewnętrznego ściemniacza (brak w zestawie). Zapewnij przyciągający wzrok w domu dzięki naszemu Tibo.</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295_103653_0.jpg, https://www.lampyiswiatlo.pl/media/catalog/product/cache/dc8ebad46b1b99eec05144e062f13606/1/0/6295_103653_0.jpg</text:p>
          </table:table-cell>
          <table:table-cell office:value-type="string" calcext:value-type="string">
            <text:p>Nowoczesna lampa wisząca czarna 8-punktowa - Tib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130" calcext:value-type="float">
            <text:p>130</text:p>
          </table:table-cell>
          <table:table-cell office:value-type="float" office:value="1" calcext:value-type="float">
            <text:p>1</text:p>
          </table:table-cell>
          <table:table-cell office:value-type="string" calcext:value-type="string">
            <text:p>Lampa wisząca czarna 5 x E27 G125 przydymiona 3-stopniowe ściemnianie <text:s/>- Cavalux</text:p>
          </table:table-cell>
          <table:table-cell office:value-type="string" calcext:value-type="string">
            <text:p>Lampy wiszące</text:p>
          </table:table-cell>
          <table:table-cell office:value-type="float" office:value="1309" calcext:value-type="float">
            <text:p>13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4830" calcext:value-type="float">
            <text:p>8718881114830</text:p>
          </table:table-cell>
          <table:table-cell table:number-columns-repeated="9"/>
          <table:table-cell office:value-type="float" office:value="30" calcext:value-type="float">
            <text:p>30</text:p>
          </table:table-cell>
          <table:table-cell table:number-columns-repeated="3"/>
          <table:table-cell office:value-type="string" calcext:value-type="string">
            <text:p>both</text:p>
          </table:table-cell>
          <table:table-cell table:number-columns-repeated="4"/>
          <table:table-cell office:value-type="string" calcext:value-type="string">
            <text:p>Lampa wisząca Cavalux to idealny wybór dla każdego miłośnika minimalistycznych i nowoczesnych rozwiązań.</text:p>
            <text:p/>
            <text:p>Średnica podsufitki: 12 cm</text:p>
            <text:p/>
            <text:p>Wysokość regulowana w zakresie: 52-247 cm</text:p>
            <text:p/>
            <text:p>Średnica żarówki: 12.5 cm</text:p>
            <text:p/>
            <text:p>W komplecie: 5 x E27 G125 5W 100lm 2000K-2200K</text:p>
            <text:p/>
            <text:p>Żarówki są ściemnialne. Mogą pracować w 3 trybach: 100%, 60% i 30% mocy emitowanego światła. Ściemnianie odbywa się za pomocą włącznika.</text:p>
            <text:p/>
            <text:p>Lampa nadaje się zarówno do przestrzeni domowej, jak i biurowej.</text:p>
            <text:p/>
            <text:p>Sprawdź pozostałe lampy z kolekcji Cavalux!</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613_103071_0.jpg, https://www.lampyiswiatlo.pl/media/catalog/product/cache/dc8ebad46b1b99eec05144e062f13606/1/0/9613_103071_0.jpg</text:p>
          </table:table-cell>
          <table:table-cell office:value-type="string" calcext:value-type="string">
            <text:p>Lampa wisząca czarna 5 x E27 G125 przydymiona 3-stopniowe ściemnianie <text:s/>- Cavalux</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31" calcext:value-type="float">
            <text:p>131</text:p>
          </table:table-cell>
          <table:table-cell office:value-type="float" office:value="1" calcext:value-type="float">
            <text:p>1</text:p>
          </table:table-cell>
          <table:table-cell office:value-type="string" calcext:value-type="string">
            <text:p>Orientalna lampa wisząca rattanowa 44 cm - Michelle</text:p>
          </table:table-cell>
          <table:table-cell office:value-type="string" calcext:value-type="string">
            <text:p>Lampy wiszące</text:p>
          </table:table-cell>
          <table:table-cell office:value-type="float" office:value="539" calcext:value-type="float">
            <text:p>5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6208" calcext:value-type="float">
            <text:p>8718881126208</text:p>
          </table:table-cell>
          <table:table-cell table:number-columns-repeated="9"/>
          <table:table-cell office:value-type="float" office:value="58" calcext:value-type="float">
            <text:p>58</text:p>
          </table:table-cell>
          <table:table-cell table:number-columns-repeated="3"/>
          <table:table-cell office:value-type="string" calcext:value-type="string">
            <text:p>both</text:p>
          </table:table-cell>
          <table:table-cell table:number-columns-repeated="4"/>
          <table:table-cell office:value-type="string" calcext:value-type="string">
            <text:p>Orientalna lampa wisząca Michelle idealnie komponuje się w nowoczesnym, orientalnym lub naturalnym wnętrzu ze względu na zastosowane materiały i kształt. Rattan również natychmiast zapewnia więcej ciepła w pomieszczeniu. Lampa ma średnicę 44 cm. Ma regulowaną wysokość, minimalnie 62,5 cm i maksymalnie 130 cm. Płyta montażowa ma średnicę 12 cm i wysokość 2,5 cm. Sznurek ma długość 97,5 cm. Klosz ma średnicę 44 cm i wysokość 30 cm. Lampę wiszącą kończymy źródłem światła z oprawą E27 (maks. 60 Watt). Upewnij się, że zamawiasz je osobno. Wybierz źródło światła, które również ładnie wygląda, ponieważ jest dobrze widoczne w oprawie. Michelle można ściemniać za pomocą zewnętrznego ściemniacza, którego nie ma w zestawie. Piękna lampa wisząca do salonu, jadalni lub sypialni. Michelle to dodatek, którego szukasz!</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866_104290_0.jpg, https://www.lampyiswiatlo.pl/media/catalog/product/cache/dc8ebad46b1b99eec05144e062f13606/1/0/3866_104290_0.jpg</text:p>
          </table:table-cell>
          <table:table-cell office:value-type="string" calcext:value-type="string">
            <text:p>Orientalna lampa wisząca rattanowa 44 cm - Michell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32" calcext:value-type="float">
            <text:p>132</text:p>
          </table:table-cell>
          <table:table-cell office:value-type="float" office:value="1" calcext:value-type="float">
            <text:p>1</text:p>
          </table:table-cell>
          <table:table-cell office:value-type="string" calcext:value-type="string">
            <text:p>Lampa wisząca w stylu art deco matowy mosiądz 6 lamp - Sydney</text:p>
          </table:table-cell>
          <table:table-cell office:value-type="string" calcext:value-type="string">
            <text:p>Lampy wiszące</text:p>
          </table:table-cell>
          <table:table-cell office:value-type="float" office:value="729" calcext:value-type="float">
            <text:p>7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8408" calcext:value-type="float">
            <text:p>8718881078408</text:p>
          </table:table-cell>
          <table:table-cell table:number-columns-repeated="9"/>
          <table:table-cell office:value-type="float" office:value="56" calcext:value-type="float">
            <text:p>56</text:p>
          </table:table-cell>
          <table:table-cell table:number-columns-repeated="3"/>
          <table:table-cell office:value-type="string" calcext:value-type="string">
            <text:p>both</text:p>
          </table:table-cell>
          <table:table-cell table:number-columns-repeated="4"/>
          <table:table-cell office:value-type="string" calcext:value-type="string">
            <text:p>Jest to bardzo przyciągający wzrok, Sydney to 6-osobowa lampa wisząca o wyglądzie industrialnym. Lampa ma miejsce na sześć różnych źródeł światła z oprawą E27 (maks. 60 Watt), ale nadal trzeba ją zamawiać osobno. <text:s/>Lampa ma średnicę 75 cm i długość zawieszenia do 150 cm, ramiona lampy są również obrotowe, dzięki czemu można dowolnie zmieniać rozkład światła. Płyta montażowa ma średnicę 12 cm i wysokość 2,5 cm. Ponadto Sydney nadaje się do użytku z zewnętrznym ściemniaczem (ściemniacz nie wchodzi w skład zestawu). <text:s/>Czy chcesz, aby Twój dom był bogatszy w wyjątkowej atmosferze? Więc zabierz Sydney do swojego domu!</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3444_96007_0.jpg, https://www.lampyiswiatlo.pl/media/catalog/product/cache/dc8ebad46b1b99eec05144e062f13606/9/6/3444_96007_0.jpg</text:p>
          </table:table-cell>
          <table:table-cell office:value-type="string" calcext:value-type="string">
            <text:p>Lampa wisząca w stylu art deco matowy mosiądz 6 lamp - Sydne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33" calcext:value-type="float">
            <text:p>133</text:p>
          </table:table-cell>
          <table:table-cell office:value-type="float" office:value="1" calcext:value-type="float">
            <text:p>1</text:p>
          </table:table-cell>
          <table:table-cell office:value-type="string" calcext:value-type="string">
            <text:p>Vintage lampa wisząca mosiężna 3-punktowa - Botanica</text:p>
          </table:table-cell>
          <table:table-cell office:value-type="string" calcext:value-type="string">
            <text:p>Lampy wiszące</text:p>
          </table:table-cell>
          <table:table-cell office:value-type="float" office:value="1259" calcext:value-type="float">
            <text:p>12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2872" calcext:value-type="float">
            <text:p>8718881132872</text:p>
          </table:table-cell>
          <table:table-cell table:number-columns-repeated="9"/>
          <table:table-cell office:value-type="float" office:value="138" calcext:value-type="float">
            <text:p>138</text:p>
          </table:table-cell>
          <table:table-cell table:number-columns-repeated="3"/>
          <table:table-cell office:value-type="string" calcext:value-type="string">
            <text:p>both</text:p>
          </table:table-cell>
          <table:table-cell table:number-columns-repeated="4"/>
          <table:table-cell office:value-type="string" calcext:value-type="string">
            <text:p>Czy jesteś gotowy na przyciąganie wzroku do swojego domu? W takim razie Botanica jest tym, czego szukasz! Efektowny klosz przypominający liście natychmiast tworzy w domu wesołą atmosferę. Lampa wisząca wykonana jest ze stali i wykończona w mosiądzu. Ma średnicę 62 cm i jest regulowana na wysokość, minimalnie 52,5 cm i maksymalnie 292,5 cm. Płyta montażowa ma średnicę 32 cm i wysokość 2,5 cm. Sznurek ma długość 270 cm. Każdy klosz ma średnicę 30 cm i wysokość 20 cm. Uzupełniasz Botanicę o 3 źródła światła, z których każde ma oprawkę E27 (maks. 60 Watt). Nie zapomnij zamówić ich osobno. Lampa wisząca ściemniana zewnętrznym ściemniaczem (brak w zestawie). Pomyśl tylko, jak piękna Botanica wisiała nad stołem jadalnym lub w biurze. Nie wahaj się dłużej i wybierz tę wiszącą lampę w stylu vintag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474_104966_0.jpg, https://www.lampyiswiatlo.pl/media/catalog/product/cache/dc8ebad46b1b99eec05144e062f13606/1/0/5474_104966_0.jpg</text:p>
          </table:table-cell>
          <table:table-cell office:value-type="string" calcext:value-type="string">
            <text:p>Vintage lampa wisząca mosiężna 3-punktowa - Botanic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34" calcext:value-type="float">
            <text:p>134</text:p>
          </table:table-cell>
          <table:table-cell office:value-type="float" office:value="1" calcext:value-type="float">
            <text:p>1</text:p>
          </table:table-cell>
          <table:table-cell office:value-type="string" calcext:value-type="string">
            <text:p>Industrialna lampa wisząca rdzawobrązowa - Louisanne</text:p>
          </table:table-cell>
          <table:table-cell office:value-type="string" calcext:value-type="string">
            <text:p>Lampy wiszące</text:p>
          </table:table-cell>
          <table:table-cell office:value-type="float" office:value="499" calcext:value-type="float">
            <text:p>4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7848" calcext:value-type="float">
            <text:p>8718881117848</text:p>
          </table:table-cell>
          <table:table-cell table:number-columns-repeated="9"/>
          <table:table-cell office:value-type="float" office:value="37" calcext:value-type="float">
            <text:p>37</text:p>
          </table:table-cell>
          <table:table-cell table:number-columns-repeated="3"/>
          <table:table-cell office:value-type="string" calcext:value-type="string">
            <text:p>both</text:p>
          </table:table-cell>
          <table:table-cell table:number-columns-repeated="4"/>
          <table:table-cell office:value-type="string" calcext:value-type="string">
            <text:p>Lampa wisząca Louisanne ma fajny i tajemniczy wygląd. W industrialnym wnętrzu doskonale czuje się jak w domu. Lampa wisząca wykonana jest ze stali ze szkłem i ma rdzawobrązowy kolor. Lampa wisząca ma całkowitą średnicę 35 cm i ma regulowaną długość, minimum 70 cm i maksimum 180 cm. Sznur ma długość 120 cm. Płyta montażowa ma średnicę 11 cm i wysokość 3 cm. Rdzawo-brązowy klosz ma średnicę 35 cm i wysokość 53,5 cm. Louisanne uzupełnia źródło światła z oprawą E27 (maks. 60 W). Nie zapomnij zamówić ich osobno. Lampa wisząca jest również ściemniana za pomocą zewnętrznego ściemniacza, który nie jest dołączony. Louisanne to piękna lampa wisząca do salonu, nad stołem jadalnym lub w biurze. Dodaj atmosferę do swojego wnętrza dzięki lampie wiszącej Louisann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150_103384_0.jpg, https://www.lampyiswiatlo.pl/media/catalog/product/cache/dc8ebad46b1b99eec05144e062f13606/1/0/7150_103384_0.jpg</text:p>
          </table:table-cell>
          <table:table-cell office:value-type="string" calcext:value-type="string">
            <text:p>Industrialna lampa wisząca rdzawobrązowa - Louisann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135" calcext:value-type="float">
            <text:p>135</text:p>
          </table:table-cell>
          <table:table-cell office:value-type="float" office:value="1" calcext:value-type="float">
            <text:p>1</text:p>
          </table:table-cell>
          <table:table-cell office:value-type="string" calcext:value-type="string">
            <text:p>Lampa wisząca regulowana czarna klosz lniany szarobrązowy 35cm - Blitz II</text:p>
          </table:table-cell>
          <table:table-cell office:value-type="string" calcext:value-type="string">
            <text:p>Lampy wiszące</text:p>
          </table:table-cell>
          <table:table-cell office:value-type="float" office:value="1185" calcext:value-type="float">
            <text:p>1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1588" calcext:value-type="float">
            <text:p>8718881101588</text:p>
          </table:table-cell>
          <table:table-cell table:number-columns-repeated="9"/>
          <table:table-cell office:value-type="float" office:value="92" calcext:value-type="float">
            <text:p>92</text:p>
          </table:table-cell>
          <table:table-cell table:number-columns-repeated="3"/>
          <table:table-cell office:value-type="string" calcext:value-type="string">
            <text:p>both</text:p>
          </table:table-cell>
          <table:table-cell table:number-columns-repeated="4"/>
          <table:table-cell office:value-type="string" calcext:value-type="string">
            <text:p>Elegancka i nowoczesna lampa wisząca Blitz II będzie prawdziwą ozdobą domowej bądź biurowej aranżacji.</text:p>
            <text:p/>
            <text:p>Umieszczone w lampie zawiasy pozwalają na jej dostosowanie do indywidualnych preferencji.</text:p>
            <text:p/>
            <text:p>Aby lampa pozostała w żądanym kształcie należy zablokować poszczególne elementy łączące.</text:p>
            <text:p/>
            <text:p>Całkowita wysokość: 150 cm</text:p>
            <text:p/>
            <text:p>Średnica podsufitki: 15 cm</text:p>
            <text:p/>
            <text:p>Średnica klosza: 35 cm</text:p>
            <text:p/>
            <text:p>Wysokość klosza: 20 cm</text:p>
            <text:p/>
            <text:p>Lampa jest gotowa do podłączenia do instalacji o napięciu 230 V. Maksymalny pobór mocy wynosi 2 x 60W.</text:p>
            <text:p/>
            <text:p>W komplecie nie ma źródła światła. Takowe należy zakupić we własnym zakresie. Lampa wyposażona jest w 2 gwinty E27. </text:p>
            <text:p/>
            <text:p>Lampa ta jest idealnym rozwiązaniem dla pomieszczeń w których nie jest możliwe zainstalowanie oświetlenia dokładnie nad stołem.</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608_98665_0.jpg, https://www.lampyiswiatlo.pl/media/catalog/product/cache/dc8ebad46b1b99eec05144e062f13606/9/8/9608_98665_0.jpg</text:p>
          </table:table-cell>
          <table:table-cell office:value-type="string" calcext:value-type="string">
            <text:p>Lampa wisząca regulowana czarna klosz lniany szarobrązowy 35cm - Blitz I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36" calcext:value-type="float">
            <text:p>136</text:p>
          </table:table-cell>
          <table:table-cell office:value-type="float" office:value="1" calcext:value-type="float">
            <text:p>1</text:p>
          </table:table-cell>
          <table:table-cell office:value-type="string" calcext:value-type="string">
            <text:p>Przemysłowa lampa wisząca czarna ze złotymi 3 lampami - Magnax</text:p>
          </table:table-cell>
          <table:table-cell office:value-type="string" calcext:value-type="string">
            <text:p>Lampy wiszące</text:p>
          </table:table-cell>
          <table:table-cell office:value-type="float" office:value="865" calcext:value-type="float">
            <text:p>86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9935" calcext:value-type="float">
            <text:p>8718881109935</text:p>
          </table:table-cell>
          <table:table-cell table:number-columns-repeated="9"/>
          <table:table-cell office:value-type="float" office:value="105" calcext:value-type="float">
            <text:p>105</text:p>
          </table:table-cell>
          <table:table-cell table:number-columns-repeated="3"/>
          <table:table-cell office:value-type="string" calcext:value-type="string">
            <text:p>both</text:p>
          </table:table-cell>
          <table:table-cell table:number-columns-repeated="4"/>
          <table:table-cell office:value-type="string" calcext:value-type="string">
            <text:p>Ta wytrzymała przemysłowa lampa wisząca pochodzi z serii Magnax. Charakterystyczne dla tej serii jest to, że wszystkie lampy mają od wewnątrz złoty kolor. Zapewnia to przytulny efekt świetlny w pomieszczeniu. Idealny na przykład nad stołem w jadalni! Magnax ma długość 138 cm, szerokość 28 cm i ma regulowaną wysokość. Maksymalnie 120 cm i minimum 46,5 cm wysokości. Płyta montażowa ma długość 120 cm. Każdy przewód lampy ma długość 110 cm. Uzupełniasz Magnaxa o 3 źródła światła, każde z oprawą E27 (maks. 60 W). Nadal musisz je zamówić osobno. Lampę można ściemniać za pomocą zewnętrznego ściemniacza, który nie jest dołączony. Czy jesteś też ciekawy, jak wisi nad stołem? Zamów szybko!</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258_102516_0.jpg, https://www.lampyiswiatlo.pl/media/catalog/product/cache/dc8ebad46b1b99eec05144e062f13606/1/0/9258_102516_0.jpg</text:p>
          </table:table-cell>
          <table:table-cell office:value-type="string" calcext:value-type="string">
            <text:p>Przemysłowa lampa wisząca czarna ze złotymi 3 lampami - Magnax</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137" calcext:value-type="float">
            <text:p>137</text:p>
          </table:table-cell>
          <table:table-cell office:value-type="float" office:value="1" calcext:value-type="float">
            <text:p>1</text:p>
          </table:table-cell>
          <table:table-cell office:value-type="string" calcext:value-type="string">
            <text:p>Lampa wisząca regulowana czarna klosz lniany ciemnoszary 35cm - Blitz II</text:p>
          </table:table-cell>
          <table:table-cell office:value-type="string" calcext:value-type="string">
            <text:p>Lampy wiszące</text:p>
          </table:table-cell>
          <table:table-cell office:value-type="float" office:value="1205" calcext:value-type="float">
            <text:p>12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1571" calcext:value-type="float">
            <text:p>8718881101571</text:p>
          </table:table-cell>
          <table:table-cell table:number-columns-repeated="9"/>
          <table:table-cell office:value-type="float" office:value="117" calcext:value-type="float">
            <text:p>117</text:p>
          </table:table-cell>
          <table:table-cell table:number-columns-repeated="3"/>
          <table:table-cell office:value-type="string" calcext:value-type="string">
            <text:p>both</text:p>
          </table:table-cell>
          <table:table-cell table:number-columns-repeated="4"/>
          <table:table-cell office:value-type="string" calcext:value-type="string">
            <text:p>Elegancka i nowoczesna lampa wisząca Blitz II będzie prawdziwą ozdobą domowej bądź biurowej aranżacji.</text:p>
            <text:p/>
            <text:p>Umieszczone w lampie zawiasy pozwalają na jej dostosowanie do indywidualnych preferencji.</text:p>
            <text:p/>
            <text:p>Aby lampa pozostała w żądanym kształcie należy zablokować poszczególne elementy łączące.</text:p>
            <text:p/>
            <text:p>Całkowita wysokość: 150 cm</text:p>
            <text:p/>
            <text:p>Średnica podsufitki: 15 cm</text:p>
            <text:p/>
            <text:p>Średnica klosza: 35 cm</text:p>
            <text:p/>
            <text:p>Wysokość klosza: 20 cm</text:p>
            <text:p/>
            <text:p>Lampa jest gotowa do podłączenia do instalacji o napięciu 230 V. Maksymalny pobór mocy wynosi 2 x 60W.</text:p>
            <text:p/>
            <text:p>W komplecie nie ma źródła światła. Takowe należy zakupić we własnym zakresie. Lampa wyposażona jest w 2 gwinty E27. </text:p>
            <text:p/>
            <text:p>Lampa ta jest idealnym rozwiązaniem dla pomieszczeń w których nie jest możliwe zainstalowanie oświetlenia dokładnie nad stołem.</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3806_98664_0.jpg, https://www.lampyiswiatlo.pl/media/catalog/product/cache/dc8ebad46b1b99eec05144e062f13606/9/8/3806_98664_0.jpg</text:p>
          </table:table-cell>
          <table:table-cell office:value-type="string" calcext:value-type="string">
            <text:p>Lampa wisząca regulowana czarna klosz lniany ciemnoszary 35cm - Blitz I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138" calcext:value-type="float">
            <text:p>138</text:p>
          </table:table-cell>
          <table:table-cell office:value-type="float" office:value="1" calcext:value-type="float">
            <text:p>1</text:p>
          </table:table-cell>
          <table:table-cell office:value-type="string" calcext:value-type="string">
            <text:p>Orientalna lampa wisząca czarna - Nidum Garza</text:p>
          </table:table-cell>
          <table:table-cell office:value-type="string" calcext:value-type="string">
            <text:p>Lampy wiszące</text:p>
          </table:table-cell>
          <table:table-cell office:value-type="float" office:value="399" calcext:value-type="float">
            <text:p>3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581" calcext:value-type="float">
            <text:p>8718881098581</text:p>
          </table:table-cell>
          <table:table-cell table:number-columns-repeated="9"/>
          <table:table-cell office:value-type="float" office:value="104" calcext:value-type="float">
            <text:p>104</text:p>
          </table:table-cell>
          <table:table-cell table:number-columns-repeated="3"/>
          <table:table-cell office:value-type="string" calcext:value-type="string">
            <text:p>both</text:p>
          </table:table-cell>
          <table:table-cell table:number-columns-repeated="4"/>
          <table:table-cell office:value-type="string" calcext:value-type="string">
            <text:p>Nidum to prawdziwe dzieło sztuki. </text:p>
            <text:p> </text:p>
            <text:p>Siatka sprawia, że na ścianie ukazuje się piękna gra światła i cienia. </text:p>
            <text:p> </text:p>
            <text:p>Średnica klosza: 30 cm</text:p>
            <text:p> </text:p>
            <text:p>Wysokość klosza: 36 cm</text:p>
            <text:p> </text:p>
            <text:p>Średnica podsufitki: 12 cm</text:p>
            <text:p> </text:p>
            <text:p>Całkowita wysokość lampy: 173 cm (długość zawieszenia można skrócić).</text:p>
            <text:p> </text:p>
            <text:p>Lampa jest gotowa do podłączenia do instalacji o napięciu 230V. W komplecie nie ma źródła światła. Takowe należy zakupić we własnym zakresie. Lampa wyposażona jest w gwint na E27 o maksymalnym poborze mocy do 25W. </text:p>
            <text:p> </text:p>
            <text:p>Zalecamy użycie dekoracyjnej żarówki, która będzie doskonałym uzupełnieniem lampy. </text:p>
            <text:p> </text:p>
            <text:p>Każda lampa Nidum wykonana jest ręcznie, więc mogą wystąpić drobne różnice między modelami.</text:p>
            <text:p> </text:p>
            <text:p>UWAGA: Lampa dostarczana jest w małym pudełku, co oznacza, że musisz ją samodzielnie rozprostować.</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4901_98461_0.jpg, https://www.lampyiswiatlo.pl/media/catalog/product/cache/dc8ebad46b1b99eec05144e062f13606/9/8/4901_98461_0.jpg</text:p>
          </table:table-cell>
          <table:table-cell office:value-type="string" calcext:value-type="string">
            <text:p>Orientalna lampa wisząca czarna - Nidum Garz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39" calcext:value-type="float">
            <text:p>139</text:p>
          </table:table-cell>
          <table:table-cell office:value-type="float" office:value="1" calcext:value-type="float">
            <text:p>1</text:p>
          </table:table-cell>
          <table:table-cell office:value-type="string" calcext:value-type="string">
            <text:p>Przemysłowa lampa wisząca czarna 40 cm - Morgana</text:p>
          </table:table-cell>
          <table:table-cell office:value-type="string" calcext:value-type="string">
            <text:p>Lampy wiszące</text:p>
          </table:table-cell>
          <table:table-cell office:value-type="float" office:value="909" calcext:value-type="float">
            <text:p>9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2467" calcext:value-type="float">
            <text:p>8718881082467</text:p>
          </table:table-cell>
          <table:table-cell table:number-columns-repeated="9"/>
          <table:table-cell office:value-type="float" office:value="81" calcext:value-type="float">
            <text:p>81</text:p>
          </table:table-cell>
          <table:table-cell table:number-columns-repeated="3"/>
          <table:table-cell office:value-type="string" calcext:value-type="string">
            <text:p>both</text:p>
          </table:table-cell>
          <table:table-cell table:number-columns-repeated="4"/>
          <table:table-cell office:value-type="string" calcext:value-type="string">
            <text:p>Lampa wisząca Morgana ze względu na swój specjalny kształt należy do wnętrz wiejskich lub przemysłowych! Czarny kolor nadaje mu ponadczasowy charakter. Całkowita wysokość wynosi 185 cm, którą można skrócić podczas instalacji dzięki wytrzymałemu łańcuszkowi. Płyta montażowa ma średnicę 12 cm. Klosz lampy wiszącej ma wysokość 57 cm i średnicę 40 cm. <text:s/>Dzięki źródłu światła o maksymalnej mocy 60 W w oprawie dużej E27 uzupełniasz Morgana. Można go również przyciemniać (nie zawiera ściemniacza), świetna zabawa, gdy chcesz stworzyć przytulne światło wieczorem. Metalowa Morgana ładnie wisi nad stołem lub w saloni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5572_96692_0.jpg, https://www.lampyiswiatlo.pl/media/catalog/product/cache/dc8ebad46b1b99eec05144e062f13606/9/6/5572_96692_0.jpg</text:p>
          </table:table-cell>
          <table:table-cell office:value-type="string" calcext:value-type="string">
            <text:p>Przemysłowa lampa wisząca czarna 40 cm - Morga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40" calcext:value-type="float">
            <text:p>140</text:p>
          </table:table-cell>
          <table:table-cell office:value-type="float" office:value="1" calcext:value-type="float">
            <text:p>1</text:p>
          </table:table-cell>
          <table:table-cell office:value-type="string" calcext:value-type="string">
            <text:p>Designerska lampa wisząca czarna 3-punktowa - Baya</text:p>
          </table:table-cell>
          <table:table-cell office:value-type="string" calcext:value-type="string">
            <text:p>Lampy wiszące</text:p>
          </table:table-cell>
          <table:table-cell office:value-type="float" office:value="1005" calcext:value-type="float">
            <text:p>10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4014" calcext:value-type="float">
            <text:p>8718881114014</text:p>
          </table:table-cell>
          <table:table-cell table:number-columns-repeated="9"/>
          <table:table-cell office:value-type="float" office:value="63" calcext:value-type="float">
            <text:p>63</text:p>
          </table:table-cell>
          <table:table-cell table:number-columns-repeated="3"/>
          <table:table-cell office:value-type="string" calcext:value-type="string">
            <text:p>both</text:p>
          </table:table-cell>
          <table:table-cell table:number-columns-repeated="4"/>
          <table:table-cell office:value-type="string" calcext:value-type="string">
            <text:p>Pięknie przyciąga wzrok nad stołem w jadalni. Ta Baya kradnie show w jadalni, w salonie lub w biurze. Lampa ma regulowaną wysokość: od 60,5 cm do 120 cm. Długość lampy to 120 cm: przyciąga wzrok! Płyta montażowa ma 120 cm długości i 2,5 cm wysokości. Jest pięknie wykończony w kolorze czarnym z trzema otwartymi kapturami, co zapewnia zabawny efekt świetlny w całym domu. Uzupełnij swoją Bayę trzema uderzającymi źródłami światła, które pasują do źródła światła E27 (maks. 60 W). Uwaga: źródło światła nie jest dołączone, więc sam wybierz ładny wariant! Lampę można również ściemniać za pomocą zewnętrznego ściemniacza (brak w zestawie). Zapewnij przyjemne, przyjemne oświetlenie w jadalni lub salonie.</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249_102991_0.jpg, https://www.lampyiswiatlo.pl/media/catalog/product/cache/dc8ebad46b1b99eec05144e062f13606/1/0/3249_102991_0.jpg</text:p>
          </table:table-cell>
          <table:table-cell office:value-type="string" calcext:value-type="string">
            <text:p>Designerska lampa wisząca czarna 3-punktowa - Bay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141" calcext:value-type="float">
            <text:p>141</text:p>
          </table:table-cell>
          <table:table-cell office:value-type="float" office:value="1" calcext:value-type="float">
            <text:p>1</text:p>
          </table:table-cell>
          <table:table-cell office:value-type="string" calcext:value-type="string">
            <text:p>Rustykalna lampa wisząca czarna 60cm - Corda</text:p>
          </table:table-cell>
          <table:table-cell office:value-type="string" calcext:value-type="string">
            <text:p>Lampy wiszące</text:p>
          </table:table-cell>
          <table:table-cell office:value-type="float" office:value="725" calcext:value-type="float">
            <text:p>7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7733" calcext:value-type="float">
            <text:p>8718881107733</text:p>
          </table:table-cell>
          <table:table-cell table:number-columns-repeated="9"/>
          <table:table-cell office:value-type="float" office:value="55" calcext:value-type="float">
            <text:p>55</text:p>
          </table:table-cell>
          <table:table-cell table:number-columns-repeated="3"/>
          <table:table-cell office:value-type="string" calcext:value-type="string">
            <text:p>both</text:p>
          </table:table-cell>
          <table:table-cell table:number-columns-repeated="4"/>
          <table:table-cell office:value-type="string" calcext:value-type="string">
            <text:p>Unikatowy design oraz ciekawa konstrukcja klosza stworzona ze sznurków sprawia, że lampa Corda całkowicie wpisuje się w styl organiczny.</text:p>
            <text:p/>
            <text:p>Wypustki w strukturze klosza rozpraszają emitowane światło tworząc na ścianie piękną grę światła i cienia.</text:p>
            <text:p/>
            <text:p>Całkowita wysokość: 222.5 cm (długość zawieszenia można skrócić)</text:p>
            <text:p/>
            <text:p>Średnica podsufitki: 12 cm</text:p>
            <text:p/>
            <text:p>Średnica klosza: 60 cm</text:p>
            <text:p/>
            <text:p>Lampa jest gotowa do podłączenia do instalacji o napięciu 230 V. Maksymalny pobór mocy wynosi 60W. W komplecie nie ma źródła światła. Takowe należy zakupić we własnym zakresie. Lampa wyposażona jest w gwint na E27. </text:p>
            <text:p/>
            <text:p>Minimalistyczna konstrukcja sprawia, że lampa wisząca Corda jest wyrafinowana, subtelna i idealnie wpasuje się w każdą przestrzeń.</text:p>
          </table:table-cell>
          <table:table-cell office:value-type="string" calcext:value-type="string">
            <text:p>Kula, Okrągły</text:p>
          </table:table-cell>
          <table:table-cell office:value-type="string" calcext:value-type="string">
            <text:p>Meta title-Kula, Okrągły</text:p>
          </table:table-cell>
          <table:table-cell office:value-type="string" calcext:value-type="string">
            <text:p>Meta keywords-Kula, Okrągły</text:p>
          </table:table-cell>
          <table:table-cell office:value-type="string" calcext:value-type="string">
            <text:p>Meta description-Kula,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589_102222_0.jpg, https://www.lampyiswiatlo.pl/media/catalog/product/cache/dc8ebad46b1b99eec05144e062f13606/1/0/2589_102222_0.jpg</text:p>
          </table:table-cell>
          <table:table-cell office:value-type="string" calcext:value-type="string">
            <text:p>Rustykalna lampa wisząca czarna 60cm - Cord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142" calcext:value-type="float">
            <text:p>142</text:p>
          </table:table-cell>
          <table:table-cell office:value-type="float" office:value="1" calcext:value-type="float">
            <text:p>1</text:p>
          </table:table-cell>
          <table:table-cell office:value-type="string" calcext:value-type="string">
            <text:p>Nowoczesna lampa wisząca czarna ze złotym wnętrzem 50cm - Magna</text:p>
          </table:table-cell>
          <table:table-cell office:value-type="string" calcext:value-type="string">
            <text:p>Lampy wiszące</text:p>
          </table:table-cell>
          <table:table-cell office:value-type="float" office:value="1095" calcext:value-type="float">
            <text:p>10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14789" calcext:value-type="float">
            <text:p>8718881014789</text:p>
          </table:table-cell>
          <table:table-cell table:number-columns-repeated="9"/>
          <table:table-cell office:value-type="float" office:value="37" calcext:value-type="float">
            <text:p>37</text:p>
          </table:table-cell>
          <table:table-cell table:number-columns-repeated="3"/>
          <table:table-cell office:value-type="string" calcext:value-type="string">
            <text:p>both</text:p>
          </table:table-cell>
          <table:table-cell table:number-columns-repeated="4"/>
          <table:table-cell office:value-type="string" calcext:value-type="string">
            <text:p>Lampa wisząca Magna to przykład klasycznej i eleganckiej lampy. </text:p>
            <text:p> </text:p>
            <text:p>Klosz został wykonany z fiberglassu, a jego widoczna struktura powierzchni pięknie odbija emitowane światło.</text:p>
            <text:p> </text:p>
            <text:p>Średnica klosza: 50 cm</text:p>
            <text:p> </text:p>
            <text:p>Wysokość regulowana w zakresie: 60-125 cm</text:p>
            <text:p> </text:p>
            <text:p>Lampa jest gotowa do podłączenia do instalacji o napięciu 230V. W komplecie nie ma źródła światła. Takowe należy zakupić we własnym zakresie. Lampa wyposażona jest w gwint na E27 o maksymalnym poborze mocy do 60W. </text:p>
            <text:p> </text:p>
            <text:p>Kolekcja Magna to synonim powabu i szyku. </text:p>
            <text:p> </text:p>
            <text:p>Lampa wisząca Magna wnosi światło i sprawia, że nasz dom lśni jasnym światłem.</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8/8/2860_88966_0.jpg, https://www.lampyiswiatlo.pl/media/catalog/product/cache/dc8ebad46b1b99eec05144e062f13606/8/8/2860_88966_0.jpg</text:p>
          </table:table-cell>
          <table:table-cell office:value-type="string" calcext:value-type="string">
            <text:p>Nowoczesna lampa wisząca czarna ze złotym wnętrzem 50cm - Mag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43" calcext:value-type="float">
            <text:p>143</text:p>
          </table:table-cell>
          <table:table-cell office:value-type="float" office:value="1" calcext:value-type="float">
            <text:p>1</text:p>
          </table:table-cell>
          <table:table-cell office:value-type="string" calcext:value-type="string">
            <text:p>Nowoczesna lampa ścienna czarna z USB i kwadratowym czarnym kloszem - Zeno</text:p>
          </table:table-cell>
          <table:table-cell office:value-type="string" calcext:value-type="string">
            <text:p>Kinkiety</text:p>
          </table:table-cell>
          <table:table-cell office:value-type="float" office:value="445" calcext:value-type="float">
            <text:p>4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7379" calcext:value-type="float">
            <text:p>8718881097379</text:p>
          </table:table-cell>
          <table:table-cell table:number-columns-repeated="9"/>
          <table:table-cell office:value-type="float" office:value="105" calcext:value-type="float">
            <text:p>105</text:p>
          </table:table-cell>
          <table:table-cell table:number-columns-repeated="3"/>
          <table:table-cell office:value-type="string" calcext:value-type="string">
            <text:p>both</text:p>
          </table:table-cell>
          <table:table-cell table:number-columns-repeated="4"/>
          <table:table-cell office:value-type="string" calcext:value-type="string">
            <text:p>Nasza lampa ścienna Zeno została teraz rozszerzona o połączenie USB! Ten kinkiet jest idealny, aby nadać ścianie nowoczesną atmosferę. Jest to praktyczna i stylowa lampa ścienna w czarnym kolorze z czarnym kwadratowym kloszem i złotym wnętrzem. Urocza lampa ścienna została stworzona, aby zapewnić idealną kombinację oświetlenia dzięki wbudowanej lampce do czytania, którą można dostosować do własnych upodobań. Lampa w kapturze potrzebuje źródła światła z oprawką E27 o maksymalnej mocy 60 W, a elastyczne ramię pasuje do źródła światła dla GU10, aby ukończyć Zeno. Uwaga: nie są one uwzględnione, ale można je łatwo zamówić w naszym sklepie internetowym. Lampę można również przyciemnić za pomocą zewnętrznego ściemniacza (brak w zestawie). Zeno jest łatwy w użyciu dzięki przyciskom włączania / wyłączania na płycie montażowej lampy. Umożliwia to osobną obsługę lampy i lampki do czytania. Ma średnicę 18 cm i całkowitą wysokość 42 cm. Czarny abażur w połączeniu ze złotem przyciąga wzrok, którego nie można nie na miejscu! Idealny jako lampka do czytania w sypialni.</text:p>
          </table:table-cell>
          <table:table-cell office:value-type="string" calcext:value-type="string">
            <text:p>Kwadratowy, Sześcian</text:p>
          </table:table-cell>
          <table:table-cell office:value-type="string" calcext:value-type="string">
            <text:p>Meta title-Kwadratowy, Sześcian</text:p>
          </table:table-cell>
          <table:table-cell office:value-type="string" calcext:value-type="string">
            <text:p>Meta keywords-Kwadratowy, Sześcian</text:p>
          </table:table-cell>
          <table:table-cell office:value-type="string" calcext:value-type="string">
            <text:p>Meta description-Kwadratowy, Sześcian</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1607_98373_0.jpg, https://www.lampyiswiatlo.pl/media/catalog/product/cache/dc8ebad46b1b99eec05144e062f13606/9/8/1607_98373_0.jpg</text:p>
          </table:table-cell>
          <table:table-cell office:value-type="string" calcext:value-type="string">
            <text:p>Nowoczesna lampa ścienna czarna z USB i kwadratowym czarnym kloszem - Zen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44" calcext:value-type="float">
            <text:p>144</text:p>
          </table:table-cell>
          <table:table-cell office:value-type="float" office:value="1" calcext:value-type="float">
            <text:p>1</text:p>
          </table:table-cell>
          <table:table-cell office:value-type="string" calcext:value-type="string">
            <text:p>Lustro łazienkowe czarne w tym LED z owalnym ściemniaczem dotykowym - Miral</text:p>
          </table:table-cell>
          <table:table-cell office:value-type="string" calcext:value-type="string">
            <text:p>Kinkiety</text:p>
          </table:table-cell>
          <table:table-cell office:value-type="float" office:value="2739" calcext:value-type="float">
            <text:p>27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8660" calcext:value-type="float">
            <text:p>8718881128660</text:p>
          </table:table-cell>
          <table:table-cell table:number-columns-repeated="9"/>
          <table:table-cell office:value-type="float" office:value="42" calcext:value-type="float">
            <text:p>42</text:p>
          </table:table-cell>
          <table:table-cell table:number-columns-repeated="3"/>
          <table:table-cell office:value-type="string" calcext:value-type="string">
            <text:p>both</text:p>
          </table:table-cell>
          <table:table-cell table:number-columns-repeated="4"/>
          <table:table-cell office:value-type="string" calcext:value-type="string">
            <text:p>Prawdziwy retro must-have, ale w wielofunkcyjnej kurtce! Miral to ładne lustro łazienkowe z dotykowym ściemniaczem. Dzięki temu sam określasz jasność lustra, dotykając lustra. W ten sposób nigdy nie będzie Ci przeszkadzało zbyt jasne światło o poranku. Miral jest wykonany ze szkła z aluminium i jest czarny. Ma głębokość 3,8 cm, wysokość 90 cm i długość 60 cm. Ten produkt jest dostarczany z niewymiennym oświetleniem LED (23,5 W), które wytrzymuje średnio 30 000 godzin świecenia. Dzięki mocy świetlnej 2700 kelwinów i 2397 lumenów jest to prawdziwa potęga z funkcjonalnym światłem, ale łatwo ją ściemniać za pomocą ściemniacza dotykowego. Dzięki wartości IP IP44 lustro jest bryzgoszczelne, idealne do użytku w łazience! Jesteśmy całkowicie zakochani w tym Miralu.</text:p>
          </table:table-cell>
          <table:table-cell office:value-type="string" calcext:value-type="string">
            <text:p>owalny / walec</text:p>
          </table:table-cell>
          <table:table-cell office:value-type="string" calcext:value-type="string">
            <text:p>Meta title-owalny / walec</text:p>
          </table:table-cell>
          <table:table-cell office:value-type="string" calcext:value-type="string">
            <text:p>Meta keywords-owalny / walec</text:p>
          </table:table-cell>
          <table:table-cell office:value-type="string" calcext:value-type="string">
            <text:p>Meta description-owalny / walec</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295_104522_0.jpg, https://www.lampyiswiatlo.pl/media/catalog/product/cache/dc8ebad46b1b99eec05144e062f13606/1/0/4295_104522_0.jpg</text:p>
          </table:table-cell>
          <table:table-cell office:value-type="string" calcext:value-type="string">
            <text:p>Lustro łazienkowe czarne w tym LED z owalnym ściemniaczem dotykowym - Mira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145" calcext:value-type="float">
            <text:p>145</text:p>
          </table:table-cell>
          <table:table-cell office:value-type="float" office:value="1" calcext:value-type="float">
            <text:p>1</text:p>
          </table:table-cell>
          <table:table-cell office:value-type="string" calcext:value-type="string">
            <text:p>Nowoczesny kinkiet biały - Otan S</text:p>
          </table:table-cell>
          <table:table-cell office:value-type="string" calcext:value-type="string">
            <text:p>Kinkiety</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2515" calcext:value-type="float">
            <text:p>8718881112515</text:p>
          </table:table-cell>
          <table:table-cell table:number-columns-repeated="9"/>
          <table:table-cell office:value-type="float" office:value="90" calcext:value-type="float">
            <text:p>90</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Otan S emituje nastrojowe światło góra-dół tworząc przy tym piękny efekt świetlny na ścianie. </text:p>
            <text:p/>
            <text:p>Długość: 10 cm</text:p>
            <text:p/>
            <text:p>Wysokość: 16 cm</text:p>
            <text:p/>
            <text:p>Odległość od ściany: 5.5 cm</text:p>
            <text:p/>
            <text:p>Kinkiet jest gotowy do podłączenia do instalacji o napięciu 230 V. Maksymalny pobór mocy wynosi 2 x 40W. W komplecie nie ma źródła światła. Takowe należy zakupić we własnym zakresie. Lampa wyposażona jest w 2 gwinty na G9. </text:p>
            <text:p/>
            <text:p>Kolekcja Otan S sprawdzi się jako oświetlenie pośrednie zarówno przedpokoju czy salonu.</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953_102835_0.jpg, https://www.lampyiswiatlo.pl/media/catalog/product/cache/dc8ebad46b1b99eec05144e062f13606/1/0/2953_102835_0.jpg</text:p>
          </table:table-cell>
          <table:table-cell office:value-type="string" calcext:value-type="string">
            <text:p>Nowoczesny kinkiet biały - Otan 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146" calcext:value-type="float">
            <text:p>146</text:p>
          </table:table-cell>
          <table:table-cell office:value-type="float" office:value="1" calcext:value-type="float">
            <text:p>1</text:p>
          </table:table-cell>
          <table:table-cell office:value-type="string" calcext:value-type="string">
            <text:p>Nowoczesny kinkiet biały - Sandy</text:p>
          </table:table-cell>
          <table:table-cell office:value-type="string" calcext:value-type="string">
            <text:p>Kinkiety</text:p>
          </table:table-cell>
          <table:table-cell office:value-type="float" office:value="215" calcext:value-type="float">
            <text:p>2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46278" calcext:value-type="float">
            <text:p>8718881046278</text:p>
          </table:table-cell>
          <table:table-cell table:number-columns-repeated="9"/>
          <table:table-cell office:value-type="float" office:value="61" calcext:value-type="float">
            <text:p>61</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Sandy emituje nastrojowe światło góra-dół tworząc przy tym piękny efekt świetlny na ścianie. </text:p>
            <text:p/>
            <text:p>Klasyczna forma sprawia, że kinkiet Sandy będzie idealnym uzupełnieniem każdego stylu zarówno klasycznego, jak i nowoczesnego.</text:p>
            <text:p/>
            <text:p>Wymiary płytki montażowej: 10 x 5 cm</text:p>
            <text:p/>
            <text:p>Wysokość: 14.5 cm</text:p>
            <text:p/>
            <text:p>Średnica: 8 cm</text:p>
            <text:p/>
            <text:p>Kinkiet jest gotowy do podłączenia do instalacji o napięciu 230 V. Maksymalny pobór mocy wynosi 2 x 50W. W komplecie nie ma źródła światła. Takowe należy zakupić we własnym zakresie. Lampa wyposażona jest w 2 gwinty na GU10.</text:p>
            <text:p/>
            <text:p>Kolekcja Sandy świetnie sprawdzi się w salonie, korytarzu czy przedpokoju.</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2/1603_92695_0.jpg, https://www.lampyiswiatlo.pl/media/catalog/product/cache/dc8ebad46b1b99eec05144e062f13606/9/2/1603_92695_0.jpg</text:p>
          </table:table-cell>
          <table:table-cell office:value-type="string" calcext:value-type="string">
            <text:p>Nowoczesny kinkiet biały - Sand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4">
          <table:table-cell office:value-type="float" office:value="147" calcext:value-type="float">
            <text:p>147</text:p>
          </table:table-cell>
          <table:table-cell office:value-type="float" office:value="1" calcext:value-type="float">
            <text:p>1</text:p>
          </table:table-cell>
          <table:table-cell office:value-type="string" calcext:value-type="string">
            <text:p>Designerskie lustro łazienkowe chrom regulowane LED IP44 3000K-6500K - Vicino</text:p>
          </table:table-cell>
          <table:table-cell office:value-type="string" calcext:value-type="string">
            <text:p>Kinkiety</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529" calcext:value-type="float">
            <text:p>8718881098529</text:p>
          </table:table-cell>
          <table:table-cell table:number-columns-repeated="9"/>
          <table:table-cell office:value-type="float" office:value="48" calcext:value-type="float">
            <text:p>48</text:p>
          </table:table-cell>
          <table:table-cell table:number-columns-repeated="3"/>
          <table:table-cell office:value-type="string" calcext:value-type="string">
            <text:p>both</text:p>
          </table:table-cell>
          <table:table-cell table:number-columns-repeated="4"/>
          <table:table-cell office:value-type="string" calcext:value-type="string">
            <text:p>Nienaganny makijaż i staranna pielęgnacja twarzy będzie możliwa dzięki naszej kolekcji lusterek kosmetycznych Vicino.</text:p>
            <text:p/>
            <text:p>Łamany wysięgnik sprawdzi się w każdej, nawet najmniejszej łazience.</text:p>
            <text:p/>
            <text:p>Lusterko można również przechylać i obracać. Jest dwustronne, jedna strona 1:1, druga strona powiększa dwukrotnie.</text:p>
            <text:p/>
            <text:p>Lusterko jest na baterie: 3 x AA.</text:p>
            <text:p/>
            <text:p>Na lusterku jest dotykowy włącznik za pomocą którego możesz regulować również temperaturę barwową w zakresie od chłodnej po ciepłą.</text:p>
            <text:p>Przy pierwszym dotknięciu włącza się oświetlenie o chłodnej barwie (6500K). Drugie dotknięcie - barwa ciepło biała (3000K). Trzecie - barwa neutralna (4000K). Za czwartym wyłączasz oświetlenie lusterka.</text:p>
            <text:p/>
            <text:p>Moc emitowanego światła to 80 lumenów.</text:p>
            <text:p/>
            <text:p>Całkowita wysokość: 27 cm</text:p>
            <text:p/>
            <text:p>Średnica płytki montażowej: 10 cm</text:p>
            <text:p/>
            <text:p>Średnica lusterka: 17.5 cm</text:p>
            <text:p/>
            <text:p>Lusterko kosmetyczne Vicinio posiada podwyższony stopień ochrony IP44, co oznacza, że nadaje się do pracy w wilgotnych pomieszczeniach.</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7506_98454_0.jpg, https://www.lampyiswiatlo.pl/media/catalog/product/cache/dc8ebad46b1b99eec05144e062f13606/9/8/7506_98454_0.jpg</text:p>
          </table:table-cell>
          <table:table-cell office:value-type="string" calcext:value-type="string">
            <text:p>Designerskie lustro łazienkowe chrom regulowane LED IP44 3000K-6500K - Vicin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48" calcext:value-type="float">
            <text:p>148</text:p>
          </table:table-cell>
          <table:table-cell office:value-type="float" office:value="1" calcext:value-type="float">
            <text:p>1</text:p>
          </table:table-cell>
          <table:table-cell office:value-type="string" calcext:value-type="string">
            <text:p>Lustro łazienkowe miedziane w tym LED z owalnym ściemniaczem dotykowym - Miral</text:p>
          </table:table-cell>
          <table:table-cell office:value-type="string" calcext:value-type="string">
            <text:p>Kinkiety</text:p>
          </table:table-cell>
          <table:table-cell office:value-type="float" office:value="2739" calcext:value-type="float">
            <text:p>27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8677" calcext:value-type="float">
            <text:p>8718881128677</text:p>
          </table:table-cell>
          <table:table-cell table:number-columns-repeated="9"/>
          <table:table-cell office:value-type="float" office:value="82" calcext:value-type="float">
            <text:p>82</text:p>
          </table:table-cell>
          <table:table-cell table:number-columns-repeated="3"/>
          <table:table-cell office:value-type="string" calcext:value-type="string">
            <text:p>both</text:p>
          </table:table-cell>
          <table:table-cell table:number-columns-repeated="4"/>
          <table:table-cell office:value-type="string" calcext:value-type="string">
            <text:p>Prawdziwy retro must-have, ale w wielofunkcyjnej kurtce! Miral to ładne lustro łazienkowe z dotykowym ściemniaczem. Dzięki temu sam określasz jasność lustra, dotykając lustra. W ten sposób nigdy nie będzie Ci przeszkadzało zbyt jasne światło o poranku. Miral wykonany jest ze szkła z aluminium i jest w kolorze miedzi. Ma głębokość 3,8 cm, wysokość 90 cm i długość 60 cm. Ten produkt jest dostarczany z niewymiennym oświetleniem LED (23,5 W), które wytrzymuje średnio 30 000 godzin świecenia. Dzięki mocy świetlnej 2700 kelwinów i 2397 lumenów jest to prawdziwa potęga z funkcjonalnym światłem, ale łatwo ją ściemniać za pomocą ściemniacza dotykowego. Dzięki wartości IP IP44 lustro jest bryzgoszczelne, idealne do użytku w łazience! Jesteśmy całkowicie zakochani w tym Miralu.</text:p>
          </table:table-cell>
          <table:table-cell office:value-type="string" calcext:value-type="string">
            <text:p>owalny / walec</text:p>
          </table:table-cell>
          <table:table-cell office:value-type="string" calcext:value-type="string">
            <text:p>Meta title-owalny / walec</text:p>
          </table:table-cell>
          <table:table-cell office:value-type="string" calcext:value-type="string">
            <text:p>Meta keywords-owalny / walec</text:p>
          </table:table-cell>
          <table:table-cell office:value-type="string" calcext:value-type="string">
            <text:p>Meta description-owalny / walec</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010_104523_0.jpg, https://www.lampyiswiatlo.pl/media/catalog/product/cache/dc8ebad46b1b99eec05144e062f13606/1/0/9010_104523_0.jpg</text:p>
          </table:table-cell>
          <table:table-cell office:value-type="string" calcext:value-type="string">
            <text:p>Lustro łazienkowe miedziane w tym LED z owalnym ściemniaczem dotykowym - Mira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49" calcext:value-type="float">
            <text:p>149</text:p>
          </table:table-cell>
          <table:table-cell office:value-type="float" office:value="1" calcext:value-type="float">
            <text:p>1</text:p>
          </table:table-cell>
          <table:table-cell office:value-type="string" calcext:value-type="string">
            <text:p>Kinkiet ze stali Bergamo w odcieniu kremowej bieli</text:p>
          </table:table-cell>
          <table:table-cell office:value-type="string" calcext:value-type="string">
            <text:p>Kinkiety</text:p>
          </table:table-cell>
          <table:table-cell office:value-type="float" office:value="489" calcext:value-type="float">
            <text:p>4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23255" calcext:value-type="float">
            <text:p>8718881023255</text:p>
          </table:table-cell>
          <table:table-cell table:number-columns-repeated="9"/>
          <table:table-cell office:value-type="float" office:value="92" calcext:value-type="float">
            <text:p>92</text:p>
          </table:table-cell>
          <table:table-cell table:number-columns-repeated="3"/>
          <table:table-cell office:value-type="string" calcext:value-type="string">
            <text:p>both</text:p>
          </table:table-cell>
          <table:table-cell table:number-columns-repeated="4"/>
          <table:table-cell office:value-type="string" calcext:value-type="string">
            <text:p>Atrakcyjny, ponadczasowy kinkiet. To Bergamo należy całkowicie do Twojego nowoczesnego salonu lub sypialni. Jest to funkcjonalna lampa dzięki elastycznemu ramieniu do czytania ze zintegrowaną diodą LED: ma strumień świetlny 2400 kelwinów i 90 lumenów.Średnio źródło światła wytrzymuje 10 000 godzin świecenia. Uzupełnij swoją lampę, kupując źródło światła, które pasuje do oprawy E27 (maks. 60 W). Klosz tej lampy ma długość 30 cm i wysokość 20 cm. Ramię do czytania ma maks. długość 40 cm. Ramię do czytania i źródło światła w okapie można obsługiwać niezależnie od siebie. Super poręczny! Uwaga: tej lampy nie można ściemniać. Zapewnij ponadczasową lampkę do czytania w sypialni z Bergamo.</text:p>
          </table:table-cell>
          <table:table-cell office:value-type="string" calcext:value-type="string">
            <text:p>Kwadratowy, Podłużny</text:p>
          </table:table-cell>
          <table:table-cell office:value-type="string" calcext:value-type="string">
            <text:p>Meta title-Kwadratowy, Podłużny</text:p>
          </table:table-cell>
          <table:table-cell office:value-type="string" calcext:value-type="string">
            <text:p>Meta keywords-Kwadratowy, Podłużny</text:p>
          </table:table-cell>
          <table:table-cell office:value-type="string" calcext:value-type="string">
            <text:p>Meta description-Kwadratowy, 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0/5806_90248_0.jpg, https://www.lampyiswiatlo.pl/media/catalog/product/cache/dc8ebad46b1b99eec05144e062f13606/9/0/5806_90248_0.jpg</text:p>
          </table:table-cell>
          <table:table-cell office:value-type="string" calcext:value-type="string">
            <text:p>Kinkiet ze stali Bergamo w odcieniu kremowej biel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50" calcext:value-type="float">
            <text:p>150</text:p>
          </table:table-cell>
          <table:table-cell office:value-type="float" office:value="1" calcext:value-type="float">
            <text:p>1</text:p>
          </table:table-cell>
          <table:table-cell office:value-type="string" calcext:value-type="string">
            <text:p>Designerski kinkiet czarny 2-punktowy regulowany - Lune</text:p>
          </table:table-cell>
          <table:table-cell office:value-type="string" calcext:value-type="string">
            <text:p>Kinkiety</text:p>
          </table:table-cell>
          <table:table-cell office:value-type="float" office:value="579" calcext:value-type="float">
            <text:p>57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7813" calcext:value-type="float">
            <text:p>8718881087813</text:p>
          </table:table-cell>
          <table:table-cell table:number-columns-repeated="9"/>
          <table:table-cell office:value-type="float" office:value="125" calcext:value-type="float">
            <text:p>125</text:p>
          </table:table-cell>
          <table:table-cell table:number-columns-repeated="3"/>
          <table:table-cell office:value-type="string" calcext:value-type="string">
            <text:p>both</text:p>
          </table:table-cell>
          <table:table-cell table:number-columns-repeated="4"/>
          <table:table-cell office:value-type="string" calcext:value-type="string">
            <text:p>Ten kinkiet od QAZQA ma elegancką i dopracowaną oprawę, dzięki czemu jest prawdziwym zwycięzcą. Wygląda zarówno nowocześnie, jak i retro dzięki uderzającemu kształtowi. Czarny kolor sprawia, że jest bardzo ponadczasowy. <text:s/>Lune to wyjątkowa lampa ścienna z dwoma punktami świetlnymi. Ramiona są regulowane, abażury można również przechylać, dzięki czemu możesz świecić tam, gdzie jest to potrzebne. <text:s/>Ma długość 90 cm i wysokość 40 cm. Płyta do montażu na ścianie ma wysokość 15 cm i długość 6 cm. <text:s/>Lampa ma dwie duże oprawy E27 i jest dostarczana bez źródeł światła, więc upewnij się, że ją zamawiasz (maks. 60 W każda). <text:s/>Lampę można również przyciemniać za pomocą zewnętrznego ściemniacza: określ swoją atmosferę! Stwórz specjalny dom przyciągający wzrok w domu dzięki Lune.</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2916_97366_0.jpg, https://www.lampyiswiatlo.pl/media/catalog/product/cache/dc8ebad46b1b99eec05144e062f13606/9/7/2916_97366_0.jpg</text:p>
          </table:table-cell>
          <table:table-cell office:value-type="string" calcext:value-type="string">
            <text:p>Designerski kinkiet czarny 2-punktowy regulowany - Lun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151" calcext:value-type="float">
            <text:p>151</text:p>
          </table:table-cell>
          <table:table-cell office:value-type="float" office:value="1" calcext:value-type="float">
            <text:p>1</text:p>
          </table:table-cell>
          <table:table-cell office:value-type="string" calcext:value-type="string">
            <text:p>Kinkiet retro czarny - Chappie</text:p>
          </table:table-cell>
          <table:table-cell office:value-type="string" calcext:value-type="string">
            <text:p>Kinkiety</text:p>
          </table:table-cell>
          <table:table-cell office:value-type="float" office:value="269" calcext:value-type="float">
            <text:p>2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3070" calcext:value-type="float">
            <text:p>8718881103070</text:p>
          </table:table-cell>
          <table:table-cell table:number-columns-repeated="9"/>
          <table:table-cell office:value-type="float" office:value="67" calcext:value-type="float">
            <text:p>67</text:p>
          </table:table-cell>
          <table:table-cell table:number-columns-repeated="3"/>
          <table:table-cell office:value-type="string" calcext:value-type="string">
            <text:p>both</text:p>
          </table:table-cell>
          <table:table-cell table:number-columns-repeated="4"/>
          <table:table-cell office:value-type="string" calcext:value-type="string">
            <text:p>Chappie będzie prawdziwą ozdobą Twojego domu! Lampę wyróżnia ciekawa i niesztampowa konstrukcja, która nawiązuje do stylu retro. </text:p>
            <text:p/>
            <text:p>Średnica płytki montażowej: 15 cm</text:p>
            <text:p/>
            <text:p>szerokość: 26 cm</text:p>
            <text:p/>
            <text:p>Długość kabla: 180 cm</text:p>
            <text:p/>
            <text:p>Średnica reflektora: 15 cm</text:p>
            <text:p/>
            <text:p>Wysokość reflektora: 22 cm</text:p>
            <text:p/>
            <text:p>Lampa jest gotowa do podłączenia do instalacji o napięciu 230V. W komplecie nie ma źródła światła. Takowe należy zakupić we własnym zakresie. Lampa wyposażona jest w gwint na E27 o maksymalnym poborze mocy do 60W. </text:p>
            <text:p/>
            <text:p>Lampa podłogowa Chappie sprawi, że Twoje wnętrze nabierze powabu i szyku.</text:p>
            <text:p/>
            <text:p>Świetnie sprawi się jako funkcjonalne oświetlenie w salonie, sypialni lub pokoju nastolatka.</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4185_98894_0.jpg, https://www.lampyiswiatlo.pl/media/catalog/product/cache/dc8ebad46b1b99eec05144e062f13606/9/8/4185_98894_0.jpg</text:p>
          </table:table-cell>
          <table:table-cell office:value-type="string" calcext:value-type="string">
            <text:p>Kinkiet retro czarny - Chappi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152" calcext:value-type="float">
            <text:p>152</text:p>
          </table:table-cell>
          <table:table-cell office:value-type="float" office:value="1" calcext:value-type="float">
            <text:p>1</text:p>
          </table:table-cell>
          <table:table-cell office:value-type="string" calcext:value-type="string">
            <text:p>Nowoczesny kinkiet czarny 15.5cm - Facile</text:p>
          </table:table-cell>
          <table:table-cell office:value-type="string" calcext:value-type="string">
            <text:p>Kinkiety</text:p>
          </table:table-cell>
          <table:table-cell office:value-type="float" office:value="119" calcext:value-type="float">
            <text:p>1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9393" calcext:value-type="float">
            <text:p>8718881109393</text:p>
          </table:table-cell>
          <table:table-cell table:number-columns-repeated="9"/>
          <table:table-cell office:value-type="float" office:value="82" calcext:value-type="float">
            <text:p>82</text:p>
          </table:table-cell>
          <table:table-cell table:number-columns-repeated="3"/>
          <table:table-cell office:value-type="string" calcext:value-type="string">
            <text:p>both</text:p>
          </table:table-cell>
          <table:table-cell table:number-columns-repeated="4"/>
          <table:table-cell office:value-type="string" calcext:value-type="string">
            <text:p>Kinkiet Facile to idealny wybór dla każdego miłośnika minimalistycznych i nowoczesnych rozwiązań.</text:p>
            <text:p/>
            <text:p>Średnica przysufitki: 9 cm</text:p>
            <text:p/>
            <text:p>Wysokość: 15.5 cm</text:p>
            <text:p/>
            <text:p>Odległość od ściany: 10.5 cm</text:p>
            <text:p/>
            <text:p>W komplecie nie ma źródła światła. Takowe należy zakupić we własnym zakresie. Lampa wyposażona jest w gwint na E27 o maksymalnym poborze mocy do 40W. </text:p>
            <text:p/>
            <text:p>Użyj dekoracyjnej żarówki by jeszcze bardziej podkreślić charakter lampy.</text:p>
            <text:p/>
            <text:p>Kinkiet Facile sprawi, że Twoje wnętrze nabierze powabu i szyku. Będzie świetnym dodatkiem do salonu, sypialni lub przedpokoju.</text:p>
            <text:p/>
            <text:p>Sprawdź pozostałe lampy z kolekcji Facil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836_102461_0.jpg, https://www.lampyiswiatlo.pl/media/catalog/product/cache/dc8ebad46b1b99eec05144e062f13606/1/0/7836_102461_0.jpg</text:p>
          </table:table-cell>
          <table:table-cell office:value-type="string" calcext:value-type="string">
            <text:p>Nowoczesny kinkiet czarny 15.5cm - Facil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1">
          <table:table-cell office:value-type="float" office:value="153" calcext:value-type="float">
            <text:p>153</text:p>
          </table:table-cell>
          <table:table-cell office:value-type="float" office:value="1" calcext:value-type="float">
            <text:p>1</text:p>
          </table:table-cell>
          <table:table-cell office:value-type="string" calcext:value-type="string">
            <text:p>Nowoczesny kinkiet złoty klosz bawełniany czarny - Stacca</text:p>
          </table:table-cell>
          <table:table-cell office:value-type="string" calcext:value-type="string">
            <text:p>Kinkiety</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4947" calcext:value-type="float">
            <text:p>8718881104947</text:p>
          </table:table-cell>
          <table:table-cell table:number-columns-repeated="9"/>
          <table:table-cell office:value-type="float" office:value="58" calcext:value-type="float">
            <text:p>58</text:p>
          </table:table-cell>
          <table:table-cell table:number-columns-repeated="3"/>
          <table:table-cell office:value-type="string" calcext:value-type="string">
            <text:p>both</text:p>
          </table:table-cell>
          <table:table-cell table:number-columns-repeated="4"/>
          <table:table-cell office:value-type="string" calcext:value-type="string">
            <text:p>Kinkiet Stacca pełni funkcję zarówno dekoracyjną, jak i praktyczną. Kreuje klimat, dodając aranżacji przytulności. </text:p>
            <text:p/>
            <text:p>Kinkiet wyposażony jest w dwa niezależne źródła światła.</text:p>
            <text:p/>
            <text:p>Elastyczne ramię wyposażone w zintegrowaną diodę LED pozwala skierować światło w dowolną stronę, dzięki czemu idealnie sprawdzi się jako lampka do czytania. </text:p>
            <text:p/>
            <text:p>Klasyczny klosz nadaje lampie elegancji i ponadczasowego charakteru. </text:p>
            <text:p/>
            <text:p>Całkowita wysokość: 47 cm</text:p>
            <text:p/>
            <text:p>Odległość od ściany: 20 cm</text:p>
            <text:p/>
            <text:p>Wymiary płytki montażowej: 15.5 x 8.5 cm</text:p>
            <text:p/>
            <text:p>Wysokość klosza: 18.5 cm</text:p>
            <text:p/>
            <text:p>Średnica klosza: 16 cm</text:p>
            <text:p/>
            <text:p>Długość ramienia LED: 24 cm</text:p>
            <text:p/>
            <text:p>Lampa jest gotowa do podłączenia do instalacji o napięciu 230 V. Wyposażona jest w gwint na E27 o maksymalnym poborze mocy 40W oraz w zintegrowaną diodę LED, która emituje światło o barwie ciepło białej (2700K) na poziomie 100 lumenów.</text:p>
            <text:p/>
            <text:p>Kinkiet Stacca świetnie sprawdzi się jako oświetlenie pośrednie w sypialni lub salonie.</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3938_99126_0.jpg, https://www.lampyiswiatlo.pl/media/catalog/product/cache/dc8ebad46b1b99eec05144e062f13606/9/9/3938_99126_0.jpg</text:p>
          </table:table-cell>
          <table:table-cell office:value-type="string" calcext:value-type="string">
            <text:p>Nowoczesny kinkiet złoty klosz bawełniany czarny - Stacc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54" calcext:value-type="float">
            <text:p>154</text:p>
          </table:table-cell>
          <table:table-cell office:value-type="float" office:value="1" calcext:value-type="float">
            <text:p>1</text:p>
          </table:table-cell>
          <table:table-cell office:value-type="string" calcext:value-type="string">
            <text:p>Lustro łazienkowe miedziane 50 cm z diodą LED ze ściemniaczem dotykowym - Miral</text:p>
          </table:table-cell>
          <table:table-cell office:value-type="string" calcext:value-type="string">
            <text:p>Kinkiety</text:p>
          </table:table-cell>
          <table:table-cell office:value-type="float" office:value="1645" calcext:value-type="float">
            <text:p>16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8653" calcext:value-type="float">
            <text:p>8718881128653</text:p>
          </table:table-cell>
          <table:table-cell table:number-columns-repeated="9"/>
          <table:table-cell office:value-type="float" office:value="79" calcext:value-type="float">
            <text:p>79</text:p>
          </table:table-cell>
          <table:table-cell table:number-columns-repeated="3"/>
          <table:table-cell office:value-type="string" calcext:value-type="string">
            <text:p>both</text:p>
          </table:table-cell>
          <table:table-cell table:number-columns-repeated="4"/>
          <table:table-cell office:value-type="string" calcext:value-type="string">
            <text:p>Dodaj luksusowy hotelowy charakter do swojej łazienki dzięki temu Miralowi. Okrągłe lustro łazienkowe ma zintegrowane oświetlenie LED o strumieniu świetlnym 1428 lumenów i 2700 kelwinów. Dzięki temu idealnie nadaje się do nakładania makijażu lub stylizacji włosów. Lampa jest ściemniana dotykowym ściemniaczem na lustrze. W ten sposób możesz samodzielnie dostosować światło, gdy jest zbyt jasne lub potrzebujesz więcej światła. Lustro wykonane jest z aluminium ze szkłem i posiada miedzianą obwódkę. Ma średnicę 50 cm i głębokość 3,8 cm. Dzięki wartości IP IP44 lustro jest bryzgoszczelne, idealne do łazienki. Tego nowoczesnego lustra nie powinno zabraknąć w Twojej łazienc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330_104521_0.jpg, https://www.lampyiswiatlo.pl/media/catalog/product/cache/dc8ebad46b1b99eec05144e062f13606/1/0/9330_104521_0.jpg</text:p>
          </table:table-cell>
          <table:table-cell office:value-type="string" calcext:value-type="string">
            <text:p>Lustro łazienkowe miedziane 50 cm z diodą LED ze ściemniaczem dotykowym - Mira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55" calcext:value-type="float">
            <text:p>155</text:p>
          </table:table-cell>
          <table:table-cell office:value-type="float" office:value="1" calcext:value-type="float">
            <text:p>1</text:p>
          </table:table-cell>
          <table:table-cell office:value-type="string" calcext:value-type="string">
            <text:p>Lustro łazienkowe czarne 50 cm z LED ze ściemniaczem dotykowym - Miral</text:p>
          </table:table-cell>
          <table:table-cell office:value-type="string" calcext:value-type="string">
            <text:p>Kinkiety</text:p>
          </table:table-cell>
          <table:table-cell office:value-type="float" office:value="1645" calcext:value-type="float">
            <text:p>16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8646" calcext:value-type="float">
            <text:p>8718881128646</text:p>
          </table:table-cell>
          <table:table-cell table:number-columns-repeated="9"/>
          <table:table-cell office:value-type="float" office:value="47" calcext:value-type="float">
            <text:p>47</text:p>
          </table:table-cell>
          <table:table-cell table:number-columns-repeated="3"/>
          <table:table-cell office:value-type="string" calcext:value-type="string">
            <text:p>both</text:p>
          </table:table-cell>
          <table:table-cell table:number-columns-repeated="4"/>
          <table:table-cell office:value-type="string" calcext:value-type="string">
            <text:p>Dodaj luksusowy hotelowy charakter do swojej łazienki dzięki temu Miralowi. Okrągłe lustro łazienkowe ma zintegrowane oświetlenie LED o strumieniu świetlnym 1428 lumenów i 2700 kelwinów. Dzięki temu idealnie nadaje się do nakładania makijażu lub stylizacji włosów. Lampa jest ściemniana dotykowym ściemniaczem na lustrze. W ten sposób możesz samodzielnie dostosować światło, gdy jest zbyt jasne lub potrzebujesz więcej światła. Lustro wykonane jest z aluminium ze szkłem i posiada czarną obwódkę. Ma średnicę 50 cm i głębokość 3,8 cm. Dzięki wartości IP IP44 lustro jest bryzgoszczelne, idealne do łazienki. Tego nowoczesnego lustra nie powinno zabraknąć w Twojej łazienc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532_104520_0.jpg, https://www.lampyiswiatlo.pl/media/catalog/product/cache/dc8ebad46b1b99eec05144e062f13606/1/0/7532_104520_0.jpg</text:p>
          </table:table-cell>
          <table:table-cell office:value-type="string" calcext:value-type="string">
            <text:p>Lustro łazienkowe czarne 50 cm z LED ze ściemniaczem dotykowym - Mira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156" calcext:value-type="float">
            <text:p>156</text:p>
          </table:table-cell>
          <table:table-cell office:value-type="float" office:value="1" calcext:value-type="float">
            <text:p>1</text:p>
          </table:table-cell>
          <table:table-cell office:value-type="string" calcext:value-type="string">
            <text:p>Nowoczesny kinkiet czarny - Otan</text:p>
          </table:table-cell>
          <table:table-cell office:value-type="string" calcext:value-type="string">
            <text:p>Kinkiety</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8071" calcext:value-type="float">
            <text:p>8718881078071</text:p>
          </table:table-cell>
          <table:table-cell table:number-columns-repeated="9"/>
          <table:table-cell office:value-type="float" office:value="86" calcext:value-type="float">
            <text:p>86</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Otan emituje nastrojowe światło góra-dół tworząc przy tym piękny efekt świetlny na ścianie. </text:p>
            <text:p/>
            <text:p>Długość: 24 cm</text:p>
            <text:p/>
            <text:p>Wysokość: 14 cm</text:p>
            <text:p/>
            <text:p>Odległość od ściany: 5 cm</text:p>
            <text:p/>
            <text:p>Kinkiet jest gotowy do podłączenia do instalacji o napięciu 230 V. Maksymalny pobór mocy wynosi 2 x 40W. W komplecie nie ma źródła światła. Takowe należy zakupić we własnym zakresie. Lampa wyposażona jest w 2 gwinty na G9. </text:p>
            <text:p/>
            <text:p>Kolekcja Otan sprawdzi się jako oświetlenie pośrednie zarówno przedpokoju czy salonu, jak i jako oświetlenie elewacji budynku.</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5/2946_95791_0.jpg, https://www.lampyiswiatlo.pl/media/catalog/product/cache/dc8ebad46b1b99eec05144e062f13606/9/5/2946_95791_0.jpg</text:p>
          </table:table-cell>
          <table:table-cell office:value-type="string" calcext:value-type="string">
            <text:p>Nowoczesny kinkiet czarny - Ota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57" calcext:value-type="float">
            <text:p>157</text:p>
          </table:table-cell>
          <table:table-cell office:value-type="float" office:value="1" calcext:value-type="float">
            <text:p>1</text:p>
          </table:table-cell>
          <table:table-cell office:value-type="string" calcext:value-type="string">
            <text:p>Rustykalny kinkiet regulowany rdza - Rego</text:p>
          </table:table-cell>
          <table:table-cell office:value-type="string" calcext:value-type="string">
            <text:p>Kinkiety</text:p>
          </table:table-cell>
          <table:table-cell office:value-type="float" office:value="1005" calcext:value-type="float">
            <text:p>10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2405" calcext:value-type="float">
            <text:p>8718881082405</text:p>
          </table:table-cell>
          <table:table-cell table:number-columns-repeated="9"/>
          <table:table-cell office:value-type="float" office:value="105" calcext:value-type="float">
            <text:p>105</text:p>
          </table:table-cell>
          <table:table-cell table:number-columns-repeated="3"/>
          <table:table-cell office:value-type="string" calcext:value-type="string">
            <text:p>both</text:p>
          </table:table-cell>
          <table:table-cell table:number-columns-repeated="4"/>
          <table:table-cell office:value-type="string" calcext:value-type="string">
            <text:p>Idealny do sypialni: ten kinkiet Rego! Piękna w rustykalnym lub industrialnym wnętrzu. Kinkiet wykonany jest z metalu i wykończony kolorem rdzy: ten specjalny kolor przyciąga wzrok w sypialni lub kąciku do czytania. Płyta montażowa ma długość 20 cm i szerokość 15 cm. Dzięki regulowanemu ramieniu możesz świecić światłem, gdziekolwiek chcesz! Idealny podczas czytania książki. Ma minimalną długość 70 cm i maksymalną długość 130 cm. Lampę można również przyciemnić zewnętrznym ściemniaczem. Dzięki pięknemu źródłu światła, które pasuje do dużej oprawki E27 o maksymalnej mocy 40 watów, możesz całkowicie ukończyć to Rego. Uwaga: źródło światła i ściemniacz nie są wliczone, ale można łatwo zamówić w naszym sklepie internetowym. Stwórz rustykalną atmosferę w sypialni lub kąciku do czytania z Rego.</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2803_96686_0.jpg, https://www.lampyiswiatlo.pl/media/catalog/product/cache/dc8ebad46b1b99eec05144e062f13606/9/6/2803_96686_0.jpg</text:p>
          </table:table-cell>
          <table:table-cell office:value-type="string" calcext:value-type="string">
            <text:p>Rustykalny kinkiet regulowany rdza - Reg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58" calcext:value-type="float">
            <text:p>158</text:p>
          </table:table-cell>
          <table:table-cell office:value-type="float" office:value="1" calcext:value-type="float">
            <text:p>1</text:p>
          </table:table-cell>
          <table:table-cell office:value-type="string" calcext:value-type="string">
            <text:p>Przemysłowa lampa ścienna czarna uchylna - Pekka</text:p>
          </table:table-cell>
          <table:table-cell office:value-type="string" calcext:value-type="string">
            <text:p>Kinkiety</text:p>
          </table:table-cell>
          <table:table-cell office:value-type="float" office:value="225" calcext:value-type="float">
            <text:p>2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7695" calcext:value-type="float">
            <text:p>8718881117695</text:p>
          </table:table-cell>
          <table:table-cell table:number-columns-repeated="9"/>
          <table:table-cell office:value-type="float" office:value="98" calcext:value-type="float">
            <text:p>98</text:p>
          </table:table-cell>
          <table:table-cell table:number-columns-repeated="3"/>
          <table:table-cell office:value-type="string" calcext:value-type="string">
            <text:p>both</text:p>
          </table:table-cell>
          <table:table-cell table:number-columns-repeated="4"/>
          <table:table-cell office:value-type="string" calcext:value-type="string">
            <text:p>Elegancki design tego przemysłowego kinkietu sprawia, że ten kinkiet przyciąga wzrok w Twoim domu. Odchylany klosz pozwala oświetlić światło tam, gdzie jest potrzebne. To sprawia, że ta lampa doskonale sprawdza się jako oświetlenie podstawowe, nastrojowe lub funkcjonalne. Dodatkowo drążki z przodu okapu dają ładny efekt świetlny na ścianie. Ten kinkiet ma długość 21,5 cm, wysokość 15 cm i głębokość 28 cm. Płyta montażowa ma głębokość 4 cm i średnicę 10 cm. Uzupełniasz ten kinkiet źródłem światła E14 o maksymalnej mocy 40 watów. Wolisz trochę bardziej nastrojowe oświetlenie? Ściemnianie tego kinkietu jest możliwe za pomocą zewnętrznego ściemniacza. Uwaga: źródło światła i ściemniacz nie są dołączone. Dzięki tej lampie ściennej możesz oświetlić piękny mebel, taki jak chłodna szafka w swoim domu. Jest to również idealna lampa do kącika do czytania. Gdzie pozwolisz tej kinkiecie zabłysnąć?</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791_103371_0.jpg, https://www.lampyiswiatlo.pl/media/catalog/product/cache/dc8ebad46b1b99eec05144e062f13606/1/0/8791_103371_0.jpg</text:p>
          </table:table-cell>
          <table:table-cell office:value-type="string" calcext:value-type="string">
            <text:p>Przemysłowa lampa ścienna czarna uchylna - Pekk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59" calcext:value-type="float">
            <text:p>159</text:p>
          </table:table-cell>
          <table:table-cell office:value-type="float" office:value="1" calcext:value-type="float">
            <text:p>1</text:p>
          </table:table-cell>
          <table:table-cell office:value-type="string" calcext:value-type="string">
            <text:p>Nowoczesny kinkiet niebieski-rdza LED - Sjaak</text:p>
          </table:table-cell>
          <table:table-cell office:value-type="string" calcext:value-type="string">
            <text:p>Kinkiety</text:p>
          </table:table-cell>
          <table:table-cell office:value-type="float" office:value="1459" calcext:value-type="float">
            <text:p>1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715" calcext:value-type="float">
            <text:p>8718881121715</text:p>
          </table:table-cell>
          <table:table-cell table:number-columns-repeated="9"/>
          <table:table-cell office:value-type="float" office:value="81" calcext:value-type="float">
            <text:p>81</text:p>
          </table:table-cell>
          <table:table-cell table:number-columns-repeated="3"/>
          <table:table-cell office:value-type="string" calcext:value-type="string">
            <text:p>both</text:p>
          </table:table-cell>
          <table:table-cell table:number-columns-repeated="4"/>
          <table:table-cell office:value-type="string" calcext:value-type="string">
            <text:p>Wow, jak przyciąga wzrok ten Sjaak. Prawdziwie cukierek dla oka! Ten kinkiet wykonany jest z aluminium i jest czarny z wielokolorowym kolorem, co nadaje pomieszczeniu nowoczesny i tajemniczy wygląd. Sjaak ma długość 45 cm, wysokość 10,5 cm i głębokość 13 cm. Płyta montażowa ma długość 15 cm, wysokość 8 cm i głębokość 4 cm. Kinkiet posiada niewymienne oświetlenie LED. Ma strumień świetlny 960 lumenów i 2700 kelwinów. Średnio lampa wytrzymuje 40 000 godzin palenia. Ponieważ zarówno dół, jak i góra lampy są otwarte, uzyskujesz ładny efekt prasowania na ścianie. Kinkiet można ściemniać za pomocą zewnętrznego ściemniacza, którego nie ma w zestawie. Idealny kinkiet do salonu, przedpokoju lub sypialni!</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680_103857_0.jpg, https://www.lampyiswiatlo.pl/media/catalog/product/cache/dc8ebad46b1b99eec05144e062f13606/1/0/2680_103857_0.jpg</text:p>
          </table:table-cell>
          <table:table-cell office:value-type="string" calcext:value-type="string">
            <text:p>Nowoczesny kinkiet niebieski-rdza LED - Sjaa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60" calcext:value-type="float">
            <text:p>160</text:p>
          </table:table-cell>
          <table:table-cell office:value-type="float" office:value="1" calcext:value-type="float">
            <text:p>1</text:p>
          </table:table-cell>
          <table:table-cell office:value-type="string" calcext:value-type="string">
            <text:p>Klasyczny kinkiet złoty abażur z tkaniny biały - Cas</text:p>
          </table:table-cell>
          <table:table-cell office:value-type="string" calcext:value-type="string">
            <text:p>Kinkiety</text:p>
          </table:table-cell>
          <table:table-cell office:value-type="float" office:value="215" calcext:value-type="float">
            <text:p>2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2590" calcext:value-type="float">
            <text:p>8718881122590</text:p>
          </table:table-cell>
          <table:table-cell table:number-columns-repeated="9"/>
          <table:table-cell office:value-type="float" office:value="78" calcext:value-type="float">
            <text:p>78</text:p>
          </table:table-cell>
          <table:table-cell table:number-columns-repeated="3"/>
          <table:table-cell office:value-type="string" calcext:value-type="string">
            <text:p>both</text:p>
          </table:table-cell>
          <table:table-cell table:number-columns-repeated="4"/>
          <table:table-cell office:value-type="string" calcext:value-type="string">
            <text:p>Cóż za urocza lampa Cas. Nadaj swojemu wnętrzu klasyczny wygląd dzięki tej lampie ściennej! Cas jest wykonany ze stali w kolorze złotym i ma klosz z białej tkaniny. Ma głębokość 27 cm, wysokość 33 cm i długość 24 cm. Czapka ma średnicę 24 cm i wysokość 20 cm. Płyta montażowa ma średnicę 10 cm i głębokość 2,5 cm. Zmieści się w nim źródło światła z oprawą E27 (maks. 40 watów). Nie zapomnij zamówić tego, ponieważ jest dostarczany bez źródła światła. Lampę można łatwo przyciemnić za pomocą zewnętrznego ściemniacza (ściemniacz nie wchodzi w skład zestawu). Bardzo ładne na ścianę. Czy wkrótce będzie wisiał w twoim dom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056_103941_0.jpg, https://www.lampyiswiatlo.pl/media/catalog/product/cache/dc8ebad46b1b99eec05144e062f13606/1/0/5056_103941_0.jpg</text:p>
          </table:table-cell>
          <table:table-cell office:value-type="string" calcext:value-type="string">
            <text:p>Klasyczny kinkiet złoty abażur z tkaniny biały - Ca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161" calcext:value-type="float">
            <text:p>161</text:p>
          </table:table-cell>
          <table:table-cell office:value-type="float" office:value="1" calcext:value-type="float">
            <text:p>1</text:p>
          </table:table-cell>
          <table:table-cell office:value-type="string" calcext:value-type="string">
            <text:p>Nowoczesny kinkiet biały 20cm - Gypsy Tum</text:p>
          </table:table-cell>
          <table:table-cell office:value-type="string" calcext:value-type="string">
            <text:p>Kinkiety</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1419" calcext:value-type="float">
            <text:p>8718881111419</text:p>
          </table:table-cell>
          <table:table-cell table:number-columns-repeated="9"/>
          <table:table-cell office:value-type="float" office:value="81" calcext:value-type="float">
            <text:p>81</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Gypsy Tum emituje nastrojowe światło góra-dół tworząc przy tym piękny efekt świetlny na ścianie. </text:p>
            <text:p/>
            <text:p>Długość: 20 cm</text:p>
            <text:p/>
            <text:p>Wysokość: 12 cm</text:p>
            <text:p/>
            <text:p>Szerokość: 8.5 cm</text:p>
            <text:p/>
            <text:p>Kinkiet jest gotowy do podłączenia do instalacji o napięciu 230 V. Maksymalny pobór mocy wynosi 25W. W komplecie nie ma źródła światła. Takowe należy zakupić we własnym zakresie. Lampa wyposażona jest w gwint na G9. </text:p>
            <text:p/>
            <text:p>Kinkiet Gypsy Tum pełni funkcję zarówno dekoracyjną, jak i praktyczną. Kreuje klimat, dodając aranżacji przytulności.</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677_102703_0.jpg, https://www.lampyiswiatlo.pl/media/catalog/product/cache/dc8ebad46b1b99eec05144e062f13606/1/0/5677_102703_0.jpg</text:p>
          </table:table-cell>
          <table:table-cell office:value-type="string" calcext:value-type="string">
            <text:p>Nowoczesny kinkiet biały 20cm - Gypsy Tu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62" calcext:value-type="float">
            <text:p>162</text:p>
          </table:table-cell>
          <table:table-cell office:value-type="float" office:value="1" calcext:value-type="float">
            <text:p>1</text:p>
          </table:table-cell>
          <table:table-cell office:value-type="string" calcext:value-type="string">
            <text:p>Art deco kinkiet czarny z przezroczystym szkłem - Bolsena</text:p>
          </table:table-cell>
          <table:table-cell office:value-type="string" calcext:value-type="string">
            <text:p>Kinkiety</text:p>
          </table:table-cell>
          <table:table-cell office:value-type="float" office:value="445" calcext:value-type="float">
            <text:p>4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2115" calcext:value-type="float">
            <text:p>8718881082115</text:p>
          </table:table-cell>
          <table:table-cell table:number-columns-repeated="9"/>
          <table:table-cell office:value-type="float" office:value="102" calcext:value-type="float">
            <text:p>102</text:p>
          </table:table-cell>
          <table:table-cell table:number-columns-repeated="3"/>
          <table:table-cell office:value-type="string" calcext:value-type="string">
            <text:p>both</text:p>
          </table:table-cell>
          <table:table-cell table:number-columns-repeated="4"/>
          <table:table-cell office:value-type="string" calcext:value-type="string">
            <text:p>Prawdziwy kinkiet w stylu art deco! Bolsena jest również dostępna jako lampa wisząca z pięcioma punktami świetlnymi. Ten kinkiet ma wysokość 40 cm i głębokość 26 cm. Płyta montażowa ma szerokość 8 cm. Dzięki niewielkiemu źródłu światła dla oprawki E14 o maksymalnej mocy 40 watów możesz całkowicie zakończyć tę lampę. Białe szkło z czarnym wykończeniem nadaje lampie prawdziwy akcent w stylu art deco w salonie lub sypialni. Aby stworzyć przyjemną atmosferę, możesz również przyciemnić tę lampę za pomocą zewnętrznego ściemniacza. Uwaga: źródło światła i ściemniacz nie są wliczone, ale można łatwo zamówić w naszym sklepie internetowym. Spraw, aby Twoja przestrzeń naprawdę przyciągnęła wzrok dzięki tej Bolseni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1047_96657_0.jpg, https://www.lampyiswiatlo.pl/media/catalog/product/cache/dc8ebad46b1b99eec05144e062f13606/9/6/1047_96657_0.jpg</text:p>
          </table:table-cell>
          <table:table-cell office:value-type="string" calcext:value-type="string">
            <text:p>Art deco kinkiet czarny z przezroczystym szkłem - Bolse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63" calcext:value-type="float">
            <text:p>163</text:p>
          </table:table-cell>
          <table:table-cell office:value-type="float" office:value="1" calcext:value-type="float">
            <text:p>1</text:p>
          </table:table-cell>
          <table:table-cell office:value-type="string" calcext:value-type="string">
            <text:p>Kinkiet wiejski z drewna, w tym LED - Holz</text:p>
          </table:table-cell>
          <table:table-cell office:value-type="string" calcext:value-type="string">
            <text:p>Kinkiety</text:p>
          </table:table-cell>
          <table:table-cell office:value-type="float" office:value="1459" calcext:value-type="float">
            <text:p>1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753" calcext:value-type="float">
            <text:p>8718881121753</text:p>
          </table:table-cell>
          <table:table-cell table:number-columns-repeated="9"/>
          <table:table-cell office:value-type="float" office:value="126" calcext:value-type="float">
            <text:p>126</text:p>
          </table:table-cell>
          <table:table-cell table:number-columns-repeated="3"/>
          <table:table-cell office:value-type="string" calcext:value-type="string">
            <text:p>both</text:p>
          </table:table-cell>
          <table:table-cell table:number-columns-repeated="4"/>
          <table:table-cell office:value-type="string" calcext:value-type="string">
            <text:p>Wiejska lampa ścienna z nowoczesnym akcentem, tak najlepiej można opisać Holz. Wynika to z połączenia czarnego aluminium z ciemnym drewnem. Ponieważ światło świeci pomiędzy dwiema drewnianymi listwami, uzyskujesz piękny efekt świetlny na ścianie. Holz ma wysokość 8 cm, głębokość 12 cm i długość 44 cm. Płyta montażowa ma wysokość 8 cm, głębokość 4 cm i długość 15 cm. Kinkiet posiada niewymienne oświetlenie LED. Ma strumień świetlny 960 lumenów i 2700 kelwinów, naprawdę przytulna lampa! Holz wytrzymuje średnio 40 000 godzin palenia. Aby stworzyć dodatkową atmosferę, lampę można podłączyć do zewnętrznego ściemniacza, którego nie ma w zestawie. Przytulna lampa do salonu, przedpokoju lub sypialni. Holz jest dokładnie tym, czego szukasz!</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530_103861_0.jpg, https://www.lampyiswiatlo.pl/media/catalog/product/cache/dc8ebad46b1b99eec05144e062f13606/1/0/5530_103861_0.jpg</text:p>
          </table:table-cell>
          <table:table-cell office:value-type="string" calcext:value-type="string">
            <text:p>Kinkiet wiejski z drewna, w tym LED - Holz</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64" calcext:value-type="float">
            <text:p>164</text:p>
          </table:table-cell>
          <table:table-cell office:value-type="float" office:value="1" calcext:value-type="float">
            <text:p>1</text:p>
          </table:table-cell>
          <table:table-cell office:value-type="string" calcext:value-type="string">
            <text:p>Nowoczesny kinkiet czarny-złoty LED - Sjaak</text:p>
          </table:table-cell>
          <table:table-cell office:value-type="string" calcext:value-type="string">
            <text:p>Kinkiety</text:p>
          </table:table-cell>
          <table:table-cell office:value-type="float" office:value="1369" calcext:value-type="float">
            <text:p>1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739" calcext:value-type="float">
            <text:p>8718881121739</text:p>
          </table:table-cell>
          <table:table-cell table:number-columns-repeated="9"/>
          <table:table-cell office:value-type="float" office:value="34" calcext:value-type="float">
            <text:p>34</text:p>
          </table:table-cell>
          <table:table-cell table:number-columns-repeated="3"/>
          <table:table-cell office:value-type="string" calcext:value-type="string">
            <text:p>both</text:p>
          </table:table-cell>
          <table:table-cell table:number-columns-repeated="4"/>
          <table:table-cell office:value-type="string" calcext:value-type="string">
            <text:p>Wow, jak przyciąga wzrok ten Sjaak. Prawdziwie cukierek dla oka! Ten kinkiet jest wykonany z aluminium i ma czarną powierzchnię zewnętrzną. Ponieważ wnętrze jest wykonane ze złota, po zapaleniu w pomieszczeniu pojawia się ciepły efekt świetlny. Sjaak ma długość 45 cm, wysokość 10,5 cm i głębokość 13 cm. Płyta montażowa ma długość 15 cm, wysokość 8 cm i głębokość 4 cm. Kinkiet posiada niewymienne oświetlenie LED. Ma strumień świetlny 960 lumenów i 2700 kelwinów. Średnio lampa wytrzymuje 40 000 godzin palenia. Ponieważ zarówno dół, jak i góra lampy są otwarte, uzyskujesz ładny efekt prasowania na ścianie. Kinkiet można ściemniać za pomocą zewnętrznego ściemniacza, którego nie ma w zestawie. Idealny kinkiet do salonu, przedpokoju lub sypialni!</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218_103859_0.jpg, https://www.lampyiswiatlo.pl/media/catalog/product/cache/dc8ebad46b1b99eec05144e062f13606/1/0/8218_103859_0.jpg</text:p>
          </table:table-cell>
          <table:table-cell office:value-type="string" calcext:value-type="string">
            <text:p>Nowoczesny kinkiet czarny-złoty LED - Sjaa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65" calcext:value-type="float">
            <text:p>165</text:p>
          </table:table-cell>
          <table:table-cell office:value-type="float" office:value="1" calcext:value-type="float">
            <text:p>1</text:p>
          </table:table-cell>
          <table:table-cell office:value-type="string" calcext:value-type="string">
            <text:p>Nowoczesne lustro łazienkowe 60x100 cm z LED ze ściemniaczem dotykowym i półką Miral</text:p>
          </table:table-cell>
          <table:table-cell office:value-type="string" calcext:value-type="string">
            <text:p>Kinkiety</text:p>
          </table:table-cell>
          <table:table-cell office:value-type="float" office:value="2285" calcext:value-type="float">
            <text:p>22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8778" calcext:value-type="float">
            <text:p>8718881108778</text:p>
          </table:table-cell>
          <table:table-cell table:number-columns-repeated="9"/>
          <table:table-cell office:value-type="float" office:value="54" calcext:value-type="float">
            <text:p>54</text:p>
          </table:table-cell>
          <table:table-cell table:number-columns-repeated="3"/>
          <table:table-cell office:value-type="string" calcext:value-type="string">
            <text:p>both</text:p>
          </table:table-cell>
          <table:table-cell table:number-columns-repeated="4"/>
          <table:table-cell office:value-type="string" calcext:value-type="string">
            <text:p>Ładne lustro, idealne do wykorzystania w łazience! Miral to ładne lustro łazienkowe z płaskim i dotykowym ściemniaczem. Za pomocą ściemniacza dotykowego samodzielnie określasz jasność lustra, dotykając lustra, dzięki czemu zawsze masz idealne światło w swojej łazience. W ten sposób nigdy nie będzie Ci przeszkadzało zbyt jasne światło o poranku. Na płaskowyżu o szerokości 12,5 można z łatwością umieścić przedmioty łazienkowe, takie jak szczoteczka do zębów, kosmetyki do makijażu lub ładna roślinka. Miral wykonany jest ze szkła z aluminium. Ma wysokość 60 cm i długość 100 cm. Ten produkt jest dostarczany z niewymiennym oświetleniem LED (18,7 W), które wytrzymuje średnio 30 000 godzin świecenia. Dzięki mocy świetlnej 2700 kelwinów i 1539 lumenów jest to prawdziwa potęga z jasnym, funkcjonalnym światłem, ale światło można łatwo przyciemnić za pomocą ściemniacza dotykowego. Dzięki wartości IP IP44 lustro jest bryzgoszczelne, idealne do użytku w łazience! Uzupełnij swoją łazienkę tym funkcjonalnym lustrem z oświetleniem i miejscem do przechowywania!</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536_102424_0.jpg, https://www.lampyiswiatlo.pl/media/catalog/product/cache/dc8ebad46b1b99eec05144e062f13606/1/0/2536_102424_0.jpg</text:p>
          </table:table-cell>
          <table:table-cell office:value-type="string" calcext:value-type="string">
            <text:p>Nowoczesne lustro łazienkowe 60x100 cm z LED ze ściemniaczem dotykowym i półką Mira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1">
          <table:table-cell office:value-type="float" office:value="166" calcext:value-type="float">
            <text:p>166</text:p>
          </table:table-cell>
          <table:table-cell office:value-type="float" office:value="1" calcext:value-type="float">
            <text:p>1</text:p>
          </table:table-cell>
          <table:table-cell office:value-type="string" calcext:value-type="string">
            <text:p>Kinkiet złoty USB klosz biały - Brescia Combi</text:p>
          </table:table-cell>
          <table:table-cell office:value-type="string" calcext:value-type="string">
            <text:p>Kinkiety</text:p>
          </table:table-cell>
          <table:table-cell office:value-type="float" office:value="619" calcext:value-type="float">
            <text:p>6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2356" calcext:value-type="float">
            <text:p>8718881102356</text:p>
          </table:table-cell>
          <table:table-cell table:number-columns-repeated="9"/>
          <table:table-cell office:value-type="float" office:value="77" calcext:value-type="float">
            <text:p>77</text:p>
          </table:table-cell>
          <table:table-cell table:number-columns-repeated="3"/>
          <table:table-cell office:value-type="string" calcext:value-type="string">
            <text:p>both</text:p>
          </table:table-cell>
          <table:table-cell table:number-columns-repeated="4"/>
          <table:table-cell office:value-type="string" calcext:value-type="string">
            <text:p>Kinkiet Combi Brescia pełni funkcję zarówno dekoracyjną, jak i praktyczną. Kreuje klimat, dodając aranżacji przytulności. </text:p>
            <text:p/>
            <text:p>Kinkiet wyposażony jest w dwa niezależne źródła światła.</text:p>
            <text:p/>
            <text:p>Elastyczne ramię wyposażone w zintegrowaną diodę LED pozwala skierować światło w dowolną stronę, dzięki czemu idealnie sprawdzi się jako lampka do czytania. </text:p>
            <text:p/>
            <text:p>Klasyczny klosz nadaje lampie elegancji i ponadczasowego charakteru. </text:p>
            <text:p/>
            <text:p>Całkowita wysokość: 33 cm</text:p>
            <text:p/>
            <text:p>Odległość od ściany: 20 cm</text:p>
            <text:p/>
            <text:p>Wymiary płytki montażowej: 10 x 10 cm</text:p>
            <text:p/>
            <text:p>Wysokość klosza: 14 cm</text:p>
            <text:p/>
            <text:p>Średnica klosza: 18 cm</text:p>
            <text:p/>
            <text:p>Lampa jest gotowa do podłączenia do instalacji o napięciu 230 V. Wyposażona jest w gwint na E27 o maksymalnym poborze mocy 60W oraz w zintegrowaną diodę LED, która emituje światło o barwie ciepło białej (3000K) na poziomie 120 lumenów.</text:p>
            <text:p/>
            <text:p>Ponadto kinkiet Brescia Combi posiada wbudowany port USB, dzięki czemu możesz podczas lektury spokojnie ładować telefon.</text:p>
            <text:p/>
            <text:p>Kinkiet Combi Brescia świetnie sprawdzi się jako oświetlenie pośrednie w sypialni lub salonie.</text:p>
          </table:table-cell>
          <table:table-cell office:value-type="string" calcext:value-type="string">
            <text:p>Cylindryczny, Kwadratowy</text:p>
          </table:table-cell>
          <table:table-cell office:value-type="string" calcext:value-type="string">
            <text:p>Meta title-Cylindryczny, Kwadratowy</text:p>
          </table:table-cell>
          <table:table-cell office:value-type="string" calcext:value-type="string">
            <text:p>Meta keywords-Cylindryczny, Kwadratowy</text:p>
          </table:table-cell>
          <table:table-cell office:value-type="string" calcext:value-type="string">
            <text:p>Meta description-Cylindryczny, 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6087_98825_0.jpg, https://www.lampyiswiatlo.pl/media/catalog/product/cache/dc8ebad46b1b99eec05144e062f13606/9/8/6087_98825_0.jpg</text:p>
          </table:table-cell>
          <table:table-cell office:value-type="string" calcext:value-type="string">
            <text:p>Kinkiet złoty USB klosz biały - Brescia Comb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67" calcext:value-type="float">
            <text:p>167</text:p>
          </table:table-cell>
          <table:table-cell office:value-type="float" office:value="1" calcext:value-type="float">
            <text:p>1</text:p>
          </table:table-cell>
          <table:table-cell office:value-type="string" calcext:value-type="string">
            <text:p>Nowoczesny kinkiet drewno LED - Sjaak</text:p>
          </table:table-cell>
          <table:table-cell office:value-type="string" calcext:value-type="string">
            <text:p>Kinkiety</text:p>
          </table:table-cell>
          <table:table-cell office:value-type="float" office:value="1369" calcext:value-type="float">
            <text:p>1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722" calcext:value-type="float">
            <text:p>8718881121722</text:p>
          </table:table-cell>
          <table:table-cell table:number-columns-repeated="9"/>
          <table:table-cell office:value-type="float" office:value="102" calcext:value-type="float">
            <text:p>102</text:p>
          </table:table-cell>
          <table:table-cell table:number-columns-repeated="3"/>
          <table:table-cell office:value-type="string" calcext:value-type="string">
            <text:p>both</text:p>
          </table:table-cell>
          <table:table-cell table:number-columns-repeated="4"/>
          <table:table-cell office:value-type="string" calcext:value-type="string">
            <text:p>Wow, jak przyciąga wzrok ten Sjaak. Prawdziwie cukierek dla oka! Ten kinkiet wykonany jest z drewna z czarnym aluminium, co nadaje pomieszczeniu nowoczesny i naturalny wygląd. Sjaak ma długość 45 cm, wysokość 10,5 cm i głębokość 13 cm. Płyta montażowa ma długość 15 cm, wysokość 8 cm i głębokość 4 cm. Kinkiet posiada niewymienne oświetlenie LED. Ma strumień świetlny 960 lumenów i 2700 kelwinów. Średnio lampa wytrzymuje 40 000 godzin palenia. Ponieważ zarówno dół, jak i góra lampy są otwarte, uzyskujesz ładny efekt prasowania na ścianie. Kinkiet można ściemniać za pomocą zewnętrznego ściemniacza, którego nie ma w zestawie. Idealny kinkiet do salonu, przedpokoju lub sypialni!</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387_103858_0.jpg, https://www.lampyiswiatlo.pl/media/catalog/product/cache/dc8ebad46b1b99eec05144e062f13606/1/0/9387_103858_0.jpg</text:p>
          </table:table-cell>
          <table:table-cell office:value-type="string" calcext:value-type="string">
            <text:p>Nowoczesny kinkiet drewno LED - Sjaa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168" calcext:value-type="float">
            <text:p>168</text:p>
          </table:table-cell>
          <table:table-cell office:value-type="float" office:value="1" calcext:value-type="float">
            <text:p>1</text:p>
          </table:table-cell>
          <table:table-cell office:value-type="string" calcext:value-type="string">
            <text:p>Nowoczesny kinkiet złoty - Otan S</text:p>
          </table:table-cell>
          <table:table-cell office:value-type="string" calcext:value-type="string">
            <text:p>Kinkiety</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2539" calcext:value-type="float">
            <text:p>8718881112539</text:p>
          </table:table-cell>
          <table:table-cell table:number-columns-repeated="9"/>
          <table:table-cell office:value-type="float" office:value="126" calcext:value-type="float">
            <text:p>126</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Otan S emituje nastrojowe światło góra-dół tworząc przy tym piękny efekt świetlny na ścianie. </text:p>
            <text:p/>
            <text:p>Długość: 10 cm</text:p>
            <text:p/>
            <text:p>Wysokość: 16 cm</text:p>
            <text:p/>
            <text:p>Odległość od ściany: 5.5 cm</text:p>
            <text:p/>
            <text:p>Kinkiet jest gotowy do podłączenia do instalacji o napięciu 230 V. Maksymalny pobór mocy wynosi 2 x 40W. W komplecie nie ma źródła światła. Takowe należy zakupić we własnym zakresie. Lampa wyposażona jest w 2 gwinty na G9. </text:p>
            <text:p/>
            <text:p>Kolekcja Otan S sprawdzi się jako oświetlenie pośrednie zarówno przedpokoju czy salonu.</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223_102837_0.jpg, https://www.lampyiswiatlo.pl/media/catalog/product/cache/dc8ebad46b1b99eec05144e062f13606/1/0/7223_102837_0.jpg</text:p>
          </table:table-cell>
          <table:table-cell office:value-type="string" calcext:value-type="string">
            <text:p>Nowoczesny kinkiet złoty - Otan 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69" calcext:value-type="float">
            <text:p>169</text:p>
          </table:table-cell>
          <table:table-cell office:value-type="float" office:value="1" calcext:value-type="float">
            <text:p>1</text:p>
          </table:table-cell>
          <table:table-cell office:value-type="string" calcext:value-type="string">
            <text:p>Nowoczesny kinkiet złoty 2-punktowy - Duo Loko</text:p>
          </table:table-cell>
          <table:table-cell office:value-type="string" calcext:value-type="string">
            <text:p>Kinkiety</text:p>
          </table:table-cell>
          <table:table-cell office:value-type="float" office:value="195" calcext:value-type="float">
            <text:p>1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364361" calcext:value-type="float">
            <text:p>4017807364361</text:p>
          </table:table-cell>
          <table:table-cell table:number-columns-repeated="9"/>
          <table:table-cell office:value-type="float" office:value="53" calcext:value-type="float">
            <text:p>53</text:p>
          </table:table-cell>
          <table:table-cell table:number-columns-repeated="3"/>
          <table:table-cell office:value-type="string" calcext:value-type="string">
            <text:p>both</text:p>
          </table:table-cell>
          <table:table-cell table:number-columns-repeated="4"/>
          <table:table-cell office:value-type="string" calcext:value-type="string">
            <text:p>Bardzo elegancki kinkiet! Nowoczesne Duo Loko nie jest dla każdego. Ten kinkiet jest wykonany ze stali i wykończony w kolorze złotym. Ma głębokość 10 cm, wysokość 16 cm i długość 6 cm. Płyta montażowa ma głębokość 4 cm, długość 7 cm i szerokość 4 cm. Zaletą tego kinkietu jest to, że ma dwa punkty świetlne. Światło pada z cylindra zarówno na górze, jak i na dole. Upewnij się, że zamawiasz dwa źródła światła z oprawą GU10 (maks. 35 W), źródła światła nie są dołączone. Kinkiet można ściemniać za pomocą zewnętrznego ściemniacza. Duo Loko zapewnia piękne wejście do przedpokoju, salonu czy sypialni. Jego złoty kolor zapewnia ciepłą dekorację w pomieszczeniu. Nowoczesny kinkiet Duo Loko jest dokładnie tym, czego szukasz!</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593_103689_0.jpg, https://www.lampyiswiatlo.pl/media/catalog/product/cache/dc8ebad46b1b99eec05144e062f13606/1/0/5593_103689_0.jpg</text:p>
          </table:table-cell>
          <table:table-cell office:value-type="string" calcext:value-type="string">
            <text:p>Nowoczesny kinkiet złoty 2-punktowy - Duo Lok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70" calcext:value-type="float">
            <text:p>170</text:p>
          </table:table-cell>
          <table:table-cell office:value-type="float" office:value="1" calcext:value-type="float">
            <text:p>1</text:p>
          </table:table-cell>
          <table:table-cell office:value-type="string" calcext:value-type="string">
            <text:p>Kinkiet wiejski z drewna, w tym LED - Holz</text:p>
          </table:table-cell>
          <table:table-cell office:value-type="string" calcext:value-type="string">
            <text:p>Kinkiety</text:p>
          </table:table-cell>
          <table:table-cell office:value-type="float" office:value="1325" calcext:value-type="float">
            <text:p>13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746" calcext:value-type="float">
            <text:p>8718881121746</text:p>
          </table:table-cell>
          <table:table-cell table:number-columns-repeated="9"/>
          <table:table-cell office:value-type="float" office:value="142" calcext:value-type="float">
            <text:p>142</text:p>
          </table:table-cell>
          <table:table-cell table:number-columns-repeated="3"/>
          <table:table-cell office:value-type="string" calcext:value-type="string">
            <text:p>both</text:p>
          </table:table-cell>
          <table:table-cell table:number-columns-repeated="4"/>
          <table:table-cell office:value-type="string" calcext:value-type="string">
            <text:p>Wiejska lampa ścienna z nowoczesnym akcentem, tak najlepiej można opisać Holz. Wynika to z połączenia czarnego aluminium z ciemnym drewnem. Ponieważ światło świeci pomiędzy dwiema drewnianymi listwami, uzyskujesz piękny efekt świetlny na ścianie. Holz ma wysokość 8 cm, głębokość 12 cm i długość 44 cm. Płyta montażowa ma wysokość 8 cm, głębokość 4 cm i długość 15 cm. Kinkiet posiada niewymienne oświetlenie LED. Ma strumień świetlny 960 lumenów i 2700 kelwinów, naprawdę przytulna lampa! Holz ma średnio 40 000 godzin palenia. Aby stworzyć dodatkową atmosferę, lampę można podłączyć do zewnętrznego ściemniacza, którego nie ma w zestawie. Przytulna lampa do salonu, przedpokoju lub sypialni. Holz jest dokładnie tym, czego szukasz!</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433_103860_0.jpg, https://www.lampyiswiatlo.pl/media/catalog/product/cache/dc8ebad46b1b99eec05144e062f13606/1/0/6433_103860_0.jpg</text:p>
          </table:table-cell>
          <table:table-cell office:value-type="string" calcext:value-type="string">
            <text:p>Kinkiet wiejski z drewna, w tym LED - Holz</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71" calcext:value-type="float">
            <text:p>171</text:p>
          </table:table-cell>
          <table:table-cell office:value-type="float" office:value="1" calcext:value-type="float">
            <text:p>1</text:p>
          </table:table-cell>
          <table:table-cell office:value-type="string" calcext:value-type="string">
            <text:p>Kinkiet czarny z 3-stopniowym ściemnianiem LED 9-punktowym - Pauw</text:p>
          </table:table-cell>
          <table:table-cell office:value-type="string" calcext:value-type="string">
            <text:p>Kinkiety</text:p>
          </table:table-cell>
          <table:table-cell office:value-type="float" office:value="1169" calcext:value-type="float">
            <text:p>11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50538" calcext:value-type="float">
            <text:p>4017807450538</text:p>
          </table:table-cell>
          <table:table-cell table:number-columns-repeated="9"/>
          <table:table-cell office:value-type="float" office:value="121" calcext:value-type="float">
            <text:p>121</text:p>
          </table:table-cell>
          <table:table-cell table:number-columns-repeated="3"/>
          <table:table-cell office:value-type="string" calcext:value-type="string">
            <text:p>both</text:p>
          </table:table-cell>
          <table:table-cell table:number-columns-repeated="4"/>
          <table:table-cell office:value-type="string" calcext:value-type="string">
            <text:p>Spójrz na tę wesołą lampę ścienną Pauw! Swoją nazwę zawdzięcza pięknemu zwierzęciu, które przypomina. Kinkiet wykonany jest ze stali, wykończony w kolorze czarnym. Ma wysokość 60 cm, głębokość 11 cm i długość 103 cm. Płyta montażowa ma średnicę 15 cm i wysokość 4,5 cm. Peacock jest dostarczany z przewodem (150 cm) i wtyczką. Pauw posiada niewymienne oświetlenie LED. Z mocą świetlną 3000 kelwinów i 260 lumenów. Średnio kinkiet wytrzymuje 30 000 godzin palenia. Lampa jest ściemniana za pomocą 3-stopniowego ściemniacza, co oznacza, że po jednokrotnym naciśnięciu włącznika światła uzyskasz 100% (funkcjonalnego) światła. Za drugim razem otrzymujesz 60%, a za trzecim 30% (oświetlenie nastrojowe). W ten sposób możesz samodzielnie określić natężenie światła. Wesoły kinkiet, który idealnie pasuje do przedpokoju, (dziecięcej) sypialni czy salonu. Prawdziwy dodatek do Twojego wnętrza!</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894_103680_0.jpg, https://www.lampyiswiatlo.pl/media/catalog/product/cache/dc8ebad46b1b99eec05144e062f13606/1/0/7894_103680_0.jpg</text:p>
          </table:table-cell>
          <table:table-cell office:value-type="string" calcext:value-type="string">
            <text:p>Kinkiet czarny z 3-stopniowym ściemnianiem LED 9-punktowym - Pauw</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72" calcext:value-type="float">
            <text:p>172</text:p>
          </table:table-cell>
          <table:table-cell office:value-type="float" office:value="1" calcext:value-type="float">
            <text:p>1</text:p>
          </table:table-cell>
          <table:table-cell office:value-type="string" calcext:value-type="string">
            <text:p>Nowoczesna elastyczna lampa ścienna biała LED - Flex</text:p>
          </table:table-cell>
          <table:table-cell office:value-type="string" calcext:value-type="string">
            <text:p>Kinkiety</text:p>
          </table:table-cell>
          <table:table-cell office:value-type="float" office:value="199" calcext:value-type="float">
            <text:p>1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0097" calcext:value-type="float">
            <text:p>8718881090097</text:p>
          </table:table-cell>
          <table:table-cell table:number-columns-repeated="9"/>
          <table:table-cell office:value-type="float" office:value="87" calcext:value-type="float">
            <text:p>87</text:p>
          </table:table-cell>
          <table:table-cell table:number-columns-repeated="3"/>
          <table:table-cell office:value-type="string" calcext:value-type="string">
            <text:p>both</text:p>
          </table:table-cell>
          <table:table-cell table:number-columns-repeated="4"/>
          <table:table-cell office:value-type="string" calcext:value-type="string">
            <text:p>Flex to super nowoczesna lampa ścienna. Świetnie sprawdzi się jako lampka do czytania w sypialni, ale można ją również z łatwością zawiesić w przedpokoju, aby wieczorem stworzyć funkcjonalne światło! Ma całkowitą długość 26 cm. Płyta montażowa do ściany ma wysokość 8 cm. Ramię lampy jest elastyczne, z łatwością możesz skierować światło tam, gdzie chcesz! Kinkiet posiada zintegrowaną diodę LED (niewymienna). Nie można go ściemniać, dzięki czemu idealnie nadaje się do oświetlenia funkcjonalnego. Flex wytrzymuje średnio 30 000 godzin palenia. Dzięki przyciskowi włączania i wyłączania na lampie jest bardzo przyjazna dla użytkownika. Wybierz elegancję i nowoczesność z Flexem!</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4921_97580_0.jpg, https://www.lampyiswiatlo.pl/media/catalog/product/cache/dc8ebad46b1b99eec05144e062f13606/9/7/4921_97580_0.jpg</text:p>
          </table:table-cell>
          <table:table-cell office:value-type="string" calcext:value-type="string">
            <text:p>Nowoczesna elastyczna lampa ścienna biała LED - Flex</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73" calcext:value-type="float">
            <text:p>173</text:p>
          </table:table-cell>
          <table:table-cell office:value-type="float" office:value="1" calcext:value-type="float">
            <text:p>1</text:p>
          </table:table-cell>
          <table:table-cell office:value-type="string" calcext:value-type="string">
            <text:p>Nowoczesna lampa ścienna złota w tym LED IP44 z lustrem - Miral</text:p>
          </table:table-cell>
          <table:table-cell office:value-type="string" calcext:value-type="string">
            <text:p>Kinkiety</text:p>
          </table:table-cell>
          <table:table-cell office:value-type="float" office:value="1369" calcext:value-type="float">
            <text:p>1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1425" calcext:value-type="float">
            <text:p>8718881121425</text:p>
          </table:table-cell>
          <table:table-cell table:number-columns-repeated="9"/>
          <table:table-cell office:value-type="float" office:value="59" calcext:value-type="float">
            <text:p>59</text:p>
          </table:table-cell>
          <table:table-cell table:number-columns-repeated="3"/>
          <table:table-cell office:value-type="string" calcext:value-type="string">
            <text:p>both</text:p>
          </table:table-cell>
          <table:table-cell table:number-columns-repeated="4"/>
          <table:table-cell office:value-type="string" calcext:value-type="string">
            <text:p>Nadaj swojej łazience luksusowy wygląd dzięki lampie ściennej Miral. To lusterko ma podświetlany pierścień na krawędzi, który jest bardzo przydatny podczas wykonywania makijażu. Lustro posiada również złotą obwódkę, która nadaje mu nowoczesny i luksusowy wygląd. Miral wykonany jest ze szkła z aluminium. Ma głębokość 4,5 cm i średnicę 50 cm. Szkło ma średnicę 48,5 cm. Płyta montażowa ma głębokość 0,5 cm, wysokość 1,5 cm i długość 25 cm. Miral posiada niewymienne oświetlenie LED. Ten ma 1344 lumenów i 3000 kelwinów. Dzięki temu jest prawdziwą potęgą i daje dużo światła. Oświetlenie trwa średnio 30 000 godzin palenia. Miral ma wartość IP IP44, co oznacza, że jest bryzgoszczelny. Idealne lustro i kinkiet w jednym do łazienki!</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353_103828_0.jpg, https://www.lampyiswiatlo.pl/media/catalog/product/cache/dc8ebad46b1b99eec05144e062f13606/1/0/3353_103828_0.jpg</text:p>
          </table:table-cell>
          <table:table-cell office:value-type="string" calcext:value-type="string">
            <text:p>Nowoczesna lampa ścienna złota w tym LED IP44 z lustrem - Mira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74" calcext:value-type="float">
            <text:p>174</text:p>
          </table:table-cell>
          <table:table-cell office:value-type="float" office:value="1" calcext:value-type="float">
            <text:p>1</text:p>
          </table:table-cell>
          <table:table-cell office:value-type="string" calcext:value-type="string">
            <text:p>Orientalny kinkiet złoty 3-punktowy - Corine</text:p>
          </table:table-cell>
          <table:table-cell office:value-type="string" calcext:value-type="string">
            <text:p>Kinkiety</text:p>
          </table:table-cell>
          <table:table-cell office:value-type="float" office:value="985" calcext:value-type="float">
            <text:p>9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7052" calcext:value-type="float">
            <text:p>8718881127052</text:p>
          </table:table-cell>
          <table:table-cell table:number-columns-repeated="9"/>
          <table:table-cell office:value-type="float" office:value="148" calcext:value-type="float">
            <text:p>148</text:p>
          </table:table-cell>
          <table:table-cell table:number-columns-repeated="3"/>
          <table:table-cell office:value-type="string" calcext:value-type="string">
            <text:p>both</text:p>
          </table:table-cell>
          <table:table-cell table:number-columns-repeated="4"/>
          <table:table-cell office:value-type="string" calcext:value-type="string">
            <text:p>Cóż za wesoła lampa ścienna Corine! Otwarta struktura kół tworzy w pomieszczeniu przytulny efekt świetlny. Kinkiet wykonany jest ze stali i wykończony w kolorze złotym. Ma głębokość 15 cm, wysokość 65 cm i długość 93 cm. Uzupełniasz kinkiet o 3 źródła światła, z których każde ma oprawę E27 o maks. 25 Watt. Nie zapomnij zamówić ich osobno. Corine można ściemniać po podłączeniu do zewnętrznego ściemniacza, którego nie ma w zestawie. Ten orientalny kinkiet pięknie przyciągnie wzrok do salonu, przedpokoju lub sypialni. Takiego kreatora atmosfery nie powinno zabraknąć w Twoim wnętrzu.</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437_104378_0.jpg, https://www.lampyiswiatlo.pl/media/catalog/product/cache/dc8ebad46b1b99eec05144e062f13606/1/0/2437_104378_0.jpg</text:p>
          </table:table-cell>
          <table:table-cell office:value-type="string" calcext:value-type="string">
            <text:p>Orientalny kinkiet złoty 3-punktowy - Corin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75" calcext:value-type="float">
            <text:p>175</text:p>
          </table:table-cell>
          <table:table-cell office:value-type="float" office:value="1" calcext:value-type="float">
            <text:p>1</text:p>
          </table:table-cell>
          <table:table-cell office:value-type="string" calcext:value-type="string">
            <text:p>Nowoczesne lustro łazienkowe 60x80 cm z LED ze ściemniaczem dotykowym IP44 - Miral</text:p>
          </table:table-cell>
          <table:table-cell office:value-type="string" calcext:value-type="string">
            <text:p>Kinkiety</text:p>
          </table:table-cell>
          <table:table-cell office:value-type="float" office:value="1825" calcext:value-type="float">
            <text:p>18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8754" calcext:value-type="float">
            <text:p>8718881108754</text:p>
          </table:table-cell>
          <table:table-cell table:number-columns-repeated="9"/>
          <table:table-cell office:value-type="float" office:value="145" calcext:value-type="float">
            <text:p>145</text:p>
          </table:table-cell>
          <table:table-cell table:number-columns-repeated="3"/>
          <table:table-cell office:value-type="string" calcext:value-type="string">
            <text:p>both</text:p>
          </table:table-cell>
          <table:table-cell table:number-columns-repeated="4"/>
          <table:table-cell office:value-type="string" calcext:value-type="string">
            <text:p>Jeśli szukasz funkcjonalnego lustra łazienkowego, nie szukaj dalej! Ten Miral można łatwo kontrolować za pomocą ściemniacza dotykowego na lustrze. Dzięki temu możesz samodzielnie kontrolować natężenie światła, dotykając lustra, co jest bardzo miłe! Miral wykonany jest ze szkła z aluminium. Ma głębokość 3 cm, wysokość 60 cm i długość 80 cm. Lustro jest dostarczane z niewymiennym oświetleniem LED, które wytrzymuje średnio 30 000 godzin palenia. Dzięki strumieniowi świetlnemu 2700 kelwinów i 1380 lumenów jest prawdziwą potęgą! Ze względu na wartość IP IP44 lustro jest bryzgoszczelne, idealne do łazienki! Nie wahaj się dłużej i wybierz lustro łazienkowe Miral!</text:p>
          </table:table-cell>
          <table:table-cell office:value-type="string" calcext:value-type="string">
            <text:p>Owalny</text:p>
          </table:table-cell>
          <table:table-cell office:value-type="string" calcext:value-type="string">
            <text:p>Meta title-Owalny</text:p>
          </table:table-cell>
          <table:table-cell office:value-type="string" calcext:value-type="string">
            <text:p>Meta keywords-Owalny</text:p>
          </table:table-cell>
          <table:table-cell office:value-type="string" calcext:value-type="string">
            <text:p>Meta description-Owal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415_102422_0.jpg, https://www.lampyiswiatlo.pl/media/catalog/product/cache/dc8ebad46b1b99eec05144e062f13606/1/0/7415_102422_0.jpg</text:p>
          </table:table-cell>
          <table:table-cell office:value-type="string" calcext:value-type="string">
            <text:p>Nowoczesne lustro łazienkowe 60x80 cm z LED ze ściemniaczem dotykowym IP44 - Mira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5">
          <table:table-cell office:value-type="float" office:value="176" calcext:value-type="float">
            <text:p>176</text:p>
          </table:table-cell>
          <table:table-cell office:value-type="float" office:value="1" calcext:value-type="float">
            <text:p>1</text:p>
          </table:table-cell>
          <table:table-cell office:value-type="string" calcext:value-type="string">
            <text:p>Industrialny kinkiet brąz 4-źródła światła - Justin</text:p>
          </table:table-cell>
          <table:table-cell office:value-type="string" calcext:value-type="string">
            <text:p>Kinkiety</text:p>
          </table:table-cell>
          <table:table-cell office:value-type="float" office:value="1095" calcext:value-type="float">
            <text:p>10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708" calcext:value-type="float">
            <text:p>8718881121708</text:p>
          </table:table-cell>
          <table:table-cell table:number-columns-repeated="9"/>
          <table:table-cell office:value-type="float" office:value="73" calcext:value-type="float">
            <text:p>73</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Justin emituje nastrojowe światło góra-dół tworząc przy tym piękny efekt świetlny na ścianie. </text:p>
            <text:p/>
            <text:p>Długość: 45 cm</text:p>
            <text:p/>
            <text:p>Wysokość: 11 cm</text:p>
            <text:p/>
            <text:p>Odległość od ściany: 7 cm</text:p>
            <text:p/>
            <text:p>Kinkiet jest gotowy do podłączenia do instalacji o napięciu 230 V. Maksymalny pobór mocy wynosi 4 x 40W. W komplecie nie ma źródła światła. Takowe należy zakupić we własnym zakresie. Lampa wyposażona jest w 4 gwinty na G9. </text:p>
            <text:p/>
            <text:p>Kolekcja Justin sprawdzi się jako oświetlenie pośrednie zarówno w przedpokoju, salonie czy sypialni.</text:p>
            <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389_103856_0.jpg, https://www.lampyiswiatlo.pl/media/catalog/product/cache/dc8ebad46b1b99eec05144e062f13606/1/0/4389_103856_0.jpg</text:p>
          </table:table-cell>
          <table:table-cell office:value-type="string" calcext:value-type="string">
            <text:p>Industrialny kinkiet brąz 4-źródła światła - Justi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177" calcext:value-type="float">
            <text:p>177</text:p>
          </table:table-cell>
          <table:table-cell office:value-type="float" office:value="1" calcext:value-type="float">
            <text:p>1</text:p>
          </table:table-cell>
          <table:table-cell office:value-type="string" calcext:value-type="string">
            <text:p>Kinkiet z elastycznym ramieniem stal - Karin flex</text:p>
          </table:table-cell>
          <table:table-cell office:value-type="string" calcext:value-type="string">
            <text:p>Kinkiety</text:p>
          </table:table-cell>
          <table:table-cell office:value-type="float" office:value="139" calcext:value-type="float">
            <text:p>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47848" calcext:value-type="float">
            <text:p>8718881047848</text:p>
          </table:table-cell>
          <table:table-cell table:number-columns-repeated="9"/>
          <table:table-cell office:value-type="float" office:value="32" calcext:value-type="float">
            <text:p>32</text:p>
          </table:table-cell>
          <table:table-cell table:number-columns-repeated="3"/>
          <table:table-cell office:value-type="string" calcext:value-type="string">
            <text:p>both</text:p>
          </table:table-cell>
          <table:table-cell table:number-columns-repeated="4"/>
          <table:table-cell office:value-type="string" calcext:value-type="string">
            <text:p>Kinkiet Karin flex świetnie sprawdzi się jako oświetlenie nowoczesnych i minimalistycznych wnętrz.</text:p>
            <text:p/>
            <text:p>Regulowany reflektor pozwala skierować światło tam, gdzie sobie tego życzysz. Montując kilka masz pewność, że Twoje pomieszczenie będzie doskonale oświetlone. </text:p>
            <text:p/>
            <text:p>Średnica podsufitki: 8 cm</text:p>
            <text:p/>
            <text:p>Wysokość: 27 cm</text:p>
            <text:p/>
            <text:p>Odległość od ściany: 9 cm</text:p>
            <text:p/>
            <text:p>Średnica reflektora: 7.5 cm</text:p>
            <text:p/>
            <text:p>Kinkiet jest gotowy do podłączenia do instalacji o napięciu 230V. W komplecie nie ma źródła światła. Takowe należy zakupić we własnym zakresie. Kinkiet wyposażony jest w gwint na GU10 o maksymalnym poborze mocy do 35W. </text:p>
            <text:p/>
            <text:p>Ponadto, kinkiet posiada włącznik światła zamontowany na podstawie.</text:p>
            <text:p/>
            <text:p>Kinkiet Karin flex idealnie nadaje się jako funkcjonalne oświetlenie konkretnych obiektów, jak również do tworzenia nastrojowego oświetlenia w pomieszczeniu.</text:p>
            <text:p/>
            <text:p>Sprawdzi się jako lampa do czytania w sypialni bądź salonie.</text:p>
            <text:p/>
            <text:p>Sprawdź pozostałe produkty z serii Karin!</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2/5334_92947_0.jpg, https://www.lampyiswiatlo.pl/media/catalog/product/cache/dc8ebad46b1b99eec05144e062f13606/9/2/5334_92947_0.jpg</text:p>
          </table:table-cell>
          <table:table-cell office:value-type="string" calcext:value-type="string">
            <text:p>Kinkiet z elastycznym ramieniem stal - Karin flex</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78" calcext:value-type="float">
            <text:p>178</text:p>
          </table:table-cell>
          <table:table-cell office:value-type="float" office:value="1" calcext:value-type="float">
            <text:p>1</text:p>
          </table:table-cell>
          <table:table-cell office:value-type="string" calcext:value-type="string">
            <text:p>Nowoczesny kinkiet złoty IP44 2-punktowy - Wanna</text:p>
          </table:table-cell>
          <table:table-cell office:value-type="string" calcext:value-type="string">
            <text:p>Kinkiety</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5751" calcext:value-type="float">
            <text:p>8718881125751</text:p>
          </table:table-cell>
          <table:table-cell table:number-columns-repeated="9"/>
          <table:table-cell office:value-type="float" office:value="34" calcext:value-type="float">
            <text:p>34</text:p>
          </table:table-cell>
          <table:table-cell table:number-columns-repeated="3"/>
          <table:table-cell office:value-type="string" calcext:value-type="string">
            <text:p>both</text:p>
          </table:table-cell>
          <table:table-cell table:number-columns-repeated="4"/>
          <table:table-cell office:value-type="string" calcext:value-type="string">
            <text:p>Co za szykowna lampa, wanna. Dzięki złotemu kolorowi przyciąga wzrok. Zgadnij co? Może być również stosowany w łazience dzięki wartości IP44! Kinkiet Bath to złota, stalowa lampa ze szkłem. Są w nim dwa punkty świetlne. Jest wydłużony i ma długość 22,3 cm, wysokość 11,5 cm i głębokość 11,5 cm. Płyta montażowa ma długość 11,5 cm, wysokość 11,5 cm i głębokość 3 cm. Mieszczą się w nim dwa źródła światła z oprawą G9 (maks. 28 watów). Nie jest to wliczone w cenę i należy je zamówić osobno. Ma wartość IP44 i dlatego jest bryzgoszczelna. Ten kinkiet można również ściemniać za pomocą zewnętrznego ściemniacza (brak w zestawie), dzięki czemu nadaje się jako lampa nastrojowa i lampa funkcjonalna. Nadaj swojej łazience elegancki wygląd dzięki tej lampie ściennej!</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372_104245_0.jpg, https://www.lampyiswiatlo.pl/media/catalog/product/cache/dc8ebad46b1b99eec05144e062f13606/1/0/7372_104245_0.jpg</text:p>
          </table:table-cell>
          <table:table-cell office:value-type="string" calcext:value-type="string">
            <text:p>Nowoczesny kinkiet złoty IP44 2-punktowy - Wan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79" calcext:value-type="float">
            <text:p>179</text:p>
          </table:table-cell>
          <table:table-cell office:value-type="float" office:value="1" calcext:value-type="float">
            <text:p>1</text:p>
          </table:table-cell>
          <table:table-cell office:value-type="string" calcext:value-type="string">
            <text:p>Kinkiet czarny ze złotem - wisielec</text:p>
          </table:table-cell>
          <table:table-cell office:value-type="string" calcext:value-type="string">
            <text:p>Kinkiety</text:p>
          </table:table-cell>
          <table:table-cell office:value-type="float" office:value="139" calcext:value-type="float">
            <text:p>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3825" calcext:value-type="float">
            <text:p>8718881053825</text:p>
          </table:table-cell>
          <table:table-cell table:number-columns-repeated="9"/>
          <table:table-cell office:value-type="float" office:value="135" calcext:value-type="float">
            <text:p>135</text:p>
          </table:table-cell>
          <table:table-cell table:number-columns-repeated="3"/>
          <table:table-cell office:value-type="string" calcext:value-type="string">
            <text:p>both</text:p>
          </table:table-cell>
          <table:table-cell table:number-columns-repeated="4"/>
          <table:table-cell office:value-type="string" calcext:value-type="string">
            <text:p>Jeśli szukasz zabawnej, uproszczonej i unikalnej kinkiety, to dobrze trafiłeś. Kinkiet Hangman ma charakter otwarty, a użycie dwóch materiałów sprawia, że lampa jest bardzo ekscytująca. Ta lampa ścienna doskonale sprawdzi się jako lampka nocna w sypialni, ale jest również bardzo ładna w korytarzu lub salonie. Lampa jest ściemnialna (ściemniacz nie wchodzi w skład zestawu). Dodanie specjalnego źródła światła o maksymalnej mocy 25 W uzupełnia kinkiet Hangman. Ma dużą oprawę E27 i jest dostarczana bez źródła światła, więc upewnij się, że ją zamawiasz. <text:s/>Lampa ma głębokość 20 cm i wysokość 22,5 cm. Sznur ma długość 220 cm. Kinkiet Hangman to stylowy dodatek do Twojego wnętrza.</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1036_93590_0.jpg, https://www.lampyiswiatlo.pl/media/catalog/product/cache/dc8ebad46b1b99eec05144e062f13606/9/3/1036_93590_0.jpg</text:p>
          </table:table-cell>
          <table:table-cell office:value-type="string" calcext:value-type="string">
            <text:p>Kinkiet czarny ze złotem - wisielec</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80" calcext:value-type="float">
            <text:p>180</text:p>
          </table:table-cell>
          <table:table-cell office:value-type="float" office:value="1" calcext:value-type="float">
            <text:p>1</text:p>
          </table:table-cell>
          <table:table-cell office:value-type="string" calcext:value-type="string">
            <text:p>Orientalny kinkiet antyczne złoto 2-światło - Kelly</text:p>
          </table:table-cell>
          <table:table-cell office:value-type="string" calcext:value-type="string">
            <text:p>Kinkiety</text:p>
          </table:table-cell>
          <table:table-cell office:value-type="float" office:value="939" calcext:value-type="float">
            <text:p>9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7106" calcext:value-type="float">
            <text:p>8718881127106</text:p>
          </table:table-cell>
          <table:table-cell table:number-columns-repeated="9"/>
          <table:table-cell office:value-type="float" office:value="85" calcext:value-type="float">
            <text:p>85</text:p>
          </table:table-cell>
          <table:table-cell table:number-columns-repeated="3"/>
          <table:table-cell office:value-type="string" calcext:value-type="string">
            <text:p>both</text:p>
          </table:table-cell>
          <table:table-cell table:number-columns-repeated="4"/>
          <table:table-cell office:value-type="string" calcext:value-type="string">
            <text:p>Wow, jaki fajny jest kinkiet Kelly! Jej unikalny design sprawia, że od razu przyciąga uwagę w pomieszczeniu. Różne okręgi, które zostały przetworzone, zapewniają piękny detal na lampie. Przy włączonym oświetleniu uzyskujesz piękny efekt prasowania na ścianie, super klimatyczny! Kinkiet wykonany jest ze stali i wykończony w kolorze antycznego złota. Kelly ma 13 cm głębokości, 53 cm wysokości i 93 cm długości. Uzupełniasz kinkiet o dwa źródła światła z oprawą E27 (maks. 25 Watt). Upewnij się, że zamawiasz je osobno. Aby stworzyć dodatkową atmosferę, możesz podłączyć kinkiet do ściemniacza, którego nie ma w zestawie. Uzupełnij swój orientalny salon, gabinet lub sypialnię kinkietem Kelly. Wyjątkowy i bardzo klimatyczny!</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852_104383_0.jpg, https://www.lampyiswiatlo.pl/media/catalog/product/cache/dc8ebad46b1b99eec05144e062f13606/1/0/4852_104383_0.jpg</text:p>
          </table:table-cell>
          <table:table-cell office:value-type="string" calcext:value-type="string">
            <text:p>Orientalny kinkiet antyczne złoto 2-światło - Kell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181" calcext:value-type="float">
            <text:p>181</text:p>
          </table:table-cell>
          <table:table-cell office:value-type="float" office:value="1" calcext:value-type="float">
            <text:p>1</text:p>
          </table:table-cell>
          <table:table-cell office:value-type="string" calcext:value-type="string">
            <text:p>Nowoczesny kinkiet złoty - Facil 1</text:p>
          </table:table-cell>
          <table:table-cell office:value-type="string" calcext:value-type="string">
            <text:p>Kinkiety</text:p>
          </table:table-cell>
          <table:table-cell office:value-type="float" office:value="125" calcext:value-type="float">
            <text:p>1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43611" calcext:value-type="float">
            <text:p>8718881043611</text:p>
          </table:table-cell>
          <table:table-cell table:number-columns-repeated="9"/>
          <table:table-cell office:value-type="float" office:value="32" calcext:value-type="float">
            <text:p>32</text:p>
          </table:table-cell>
          <table:table-cell table:number-columns-repeated="3"/>
          <table:table-cell office:value-type="string" calcext:value-type="string">
            <text:p>both</text:p>
          </table:table-cell>
          <table:table-cell table:number-columns-repeated="4"/>
          <table:table-cell office:value-type="string" calcext:value-type="string">
            <text:p>Kinkiet Facil to idealny wybór dla każdego miłośnika minimalistycznych i nowoczesnych rozwiązań.</text:p>
            <text:p/>
            <text:p>Całkowita wysokość (bez żarówki): 8.5 cm</text:p>
            <text:p/>
            <text:p>Średnica płytki montażowej: 6.6 cm</text:p>
            <text:p/>
            <text:p>Odległość od ściany: 13 cm</text:p>
            <text:p/>
            <text:p>W komplecie nie ma źródła światła. Takowe należy zakupić we własnym zakresie. Lampa wyposażona jest w gwint na E27 o maksymalnym poborze mocy do 60W. </text:p>
            <text:p/>
            <text:p>Zalecamy wybór dekoracyjnej żarówki, która dodatkowo podkreśli urok lampy.</text:p>
            <text:p/>
            <text:p>Sprawdź pozostałe lampy z kolekcji Facil!</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2/7508_92440_0.jpg, https://www.lampyiswiatlo.pl/media/catalog/product/cache/dc8ebad46b1b99eec05144e062f13606/9/2/7508_92440_0.jpg</text:p>
          </table:table-cell>
          <table:table-cell office:value-type="string" calcext:value-type="string">
            <text:p>Nowoczesny kinkiet złoty - Facil 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82" calcext:value-type="float">
            <text:p>182</text:p>
          </table:table-cell>
          <table:table-cell office:value-type="float" office:value="1" calcext:value-type="float">
            <text:p>1</text:p>
          </table:table-cell>
          <table:table-cell office:value-type="string" calcext:value-type="string">
            <text:p>Orientalny kinkiet antyczne złoto 3-światło - Balla</text:p>
          </table:table-cell>
          <table:table-cell office:value-type="string" calcext:value-type="string">
            <text:p>Kinkiety</text:p>
          </table:table-cell>
          <table:table-cell office:value-type="float" office:value="939" calcext:value-type="float">
            <text:p>9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7083" calcext:value-type="float">
            <text:p>8718881127083</text:p>
          </table:table-cell>
          <table:table-cell table:number-columns-repeated="9"/>
          <table:table-cell office:value-type="float" office:value="46" calcext:value-type="float">
            <text:p>46</text:p>
          </table:table-cell>
          <table:table-cell table:number-columns-repeated="3"/>
          <table:table-cell office:value-type="string" calcext:value-type="string">
            <text:p>both</text:p>
          </table:table-cell>
          <table:table-cell table:number-columns-repeated="4"/>
          <table:table-cell office:value-type="string" calcext:value-type="string">
            <text:p>Szukasz przyciągającego wzrok wnętrza? W takim razie Balla jest tym, czego szukasz! Dzięki swojemu wyjątkowemu designowi szybko przykuwa uwagę. Różne kręgi o otwartej strukturze nadają przestrzeni klimatyczny i orientalny charakter. Balla jest wykonana ze stali i wykończona w kolorze antycznego złota. Kinkiet ma głębokość 14 cm, wysokość 43 cm i długość 95 cm. Kończysz lampę 3 źródłami światła, z których każde ma oprawkę E27 (maks. 25 Watt). Nie zapomnij zamówić ich osobno. Kinkiet można przyciemniać za pomocą zewnętrznego ściemniacza, który nie jest wliczony w cenę, ale zapewnia dodatkową atmosferę! Nadaj swojemu wnętrzu orientalny akcent dzięki lampie ściennej Balla.</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231_104381_0.jpg, https://www.lampyiswiatlo.pl/media/catalog/product/cache/dc8ebad46b1b99eec05144e062f13606/1/0/5231_104381_0.jpg</text:p>
          </table:table-cell>
          <table:table-cell office:value-type="string" calcext:value-type="string">
            <text:p>Orientalny kinkiet antyczne złoto 3-światło - Ball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183" calcext:value-type="float">
            <text:p>183</text:p>
          </table:table-cell>
          <table:table-cell office:value-type="float" office:value="1" calcext:value-type="float">
            <text:p>1</text:p>
          </table:table-cell>
          <table:table-cell office:value-type="string" calcext:value-type="string">
            <text:p>Industrialny kinkiet miedź 4-źródła światła - Justin</text:p>
          </table:table-cell>
          <table:table-cell office:value-type="string" calcext:value-type="string">
            <text:p>Kinkiety</text:p>
          </table:table-cell>
          <table:table-cell office:value-type="float" office:value="1005" calcext:value-type="float">
            <text:p>10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685" calcext:value-type="float">
            <text:p>8718881121685</text:p>
          </table:table-cell>
          <table:table-cell table:number-columns-repeated="9"/>
          <table:table-cell office:value-type="float" office:value="106" calcext:value-type="float">
            <text:p>106</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Justin emituje nastrojowe światło góra-dół tworząc przy tym piękny efekt świetlny na ścianie. </text:p>
            <text:p/>
            <text:p>Długość: 45 cm</text:p>
            <text:p/>
            <text:p>Wysokość: 11 cm</text:p>
            <text:p/>
            <text:p>Odległość od ściany: 7 cm</text:p>
            <text:p/>
            <text:p>Kinkiet jest gotowy do podłączenia do instalacji o napięciu 230 V. Maksymalny pobór mocy wynosi 4 x 40W. W komplecie nie ma źródła światła. Takowe należy zakupić we własnym zakresie. Lampa wyposażona jest w 4 gwinty na G9. </text:p>
            <text:p/>
            <text:p>Kolekcja Justin sprawdzi się jako oświetlenie pośrednie zarówno w przedpokoju, salonie czy sypialni.</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880_103854_0.jpg, https://www.lampyiswiatlo.pl/media/catalog/product/cache/dc8ebad46b1b99eec05144e062f13606/1/0/8880_103854_0.jpg</text:p>
          </table:table-cell>
          <table:table-cell office:value-type="string" calcext:value-type="string">
            <text:p>Industrialny kinkiet miedź 4-źródła światła - Justi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84" calcext:value-type="float">
            <text:p>184</text:p>
          </table:table-cell>
          <table:table-cell office:value-type="float" office:value="1" calcext:value-type="float">
            <text:p>1</text:p>
          </table:table-cell>
          <table:table-cell office:value-type="string" calcext:value-type="string">
            <text:p>Orientalny kinkiet złoty 3-punktowy - Tashi</text:p>
          </table:table-cell>
          <table:table-cell office:value-type="string" calcext:value-type="string">
            <text:p>Kinkiety</text:p>
          </table:table-cell>
          <table:table-cell office:value-type="float" office:value="985" calcext:value-type="float">
            <text:p>9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7090" calcext:value-type="float">
            <text:p>8718881127090</text:p>
          </table:table-cell>
          <table:table-cell table:number-columns-repeated="9"/>
          <table:table-cell office:value-type="float" office:value="81" calcext:value-type="float">
            <text:p>81</text:p>
          </table:table-cell>
          <table:table-cell table:number-columns-repeated="3"/>
          <table:table-cell office:value-type="string" calcext:value-type="string">
            <text:p>both</text:p>
          </table:table-cell>
          <table:table-cell table:number-columns-repeated="4"/>
          <table:table-cell office:value-type="string" calcext:value-type="string">
            <text:p>Kinkiet Tashi to bardzo wyjątkowy kinkiet ze względu na swój design! Różne koła nadają ścianie radosny akcent z pięknym efektem prasowania. Lampa wykonana jest ze stali i wykończona w kolorze złotym. Tashi ma głębokość 12 cm, wysokość 52 cm i długość 93 cm. Kinkiet wykańczasz 3 źródłami światła o oprawie E27 (maks. 25 Watt). Nie zapomnij zamówić ich osobno. Aby stworzyć dodatkową atmosferę, możesz podłączyć lampę do ściemniacza, którego nie ma w zestawie. Spraw, by Twoje wnętrze przyciągnęło wzrok dzięki lampie ściennej Tashi.</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021_104382_0.jpg, https://www.lampyiswiatlo.pl/media/catalog/product/cache/dc8ebad46b1b99eec05144e062f13606/1/0/7021_104382_0.jpg</text:p>
          </table:table-cell>
          <table:table-cell office:value-type="string" calcext:value-type="string">
            <text:p>Orientalny kinkiet złoty 3-punktowy - Tash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185" calcext:value-type="float">
            <text:p>185</text:p>
          </table:table-cell>
          <table:table-cell office:value-type="float" office:value="1" calcext:value-type="float">
            <text:p>1</text:p>
          </table:table-cell>
          <table:table-cell office:value-type="string" calcext:value-type="string">
            <text:p>Orientalny kinkiet stal - Sinbad</text:p>
          </table:table-cell>
          <table:table-cell office:value-type="string" calcext:value-type="string">
            <text:p>Kinkiety</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6873" calcext:value-type="float">
            <text:p>8718881106873</text:p>
          </table:table-cell>
          <table:table-cell table:number-columns-repeated="9"/>
          <table:table-cell office:value-type="float" office:value="32" calcext:value-type="float">
            <text:p>32</text:p>
          </table:table-cell>
          <table:table-cell table:number-columns-repeated="3"/>
          <table:table-cell office:value-type="string" calcext:value-type="string">
            <text:p>both</text:p>
          </table:table-cell>
          <table:table-cell table:number-columns-repeated="4"/>
          <table:table-cell office:value-type="string" calcext:value-type="string">
            <text:p>Lampa ścienna Sinbad to prawdziwa gratka dla osób, które pragną stworzyć w swoim domu wyjątkową atmosferę. </text:p>
            <text:p/>
            <text:p>Wypustki w lampie, przepuszczając światło, tworzą przepiękną grę światła i cienia na ścianach i suficie. Kinkiet Sinbad to klasyka osadzana w nowoczesnym designie.</text:p>
            <text:p/>
            <text:p>Wysokość: 21 cm</text:p>
            <text:p/>
            <text:p>Głębokość: 11 cm</text:p>
            <text:p/>
            <text:p>Lampa posiada IP20, co oznacza, że przeznaczona jest tylko do użytku wewnętrznego. Lampa jest gotowa do podłączenia do instalacji o napięciu 230 V. Maksymalny pobór mocy wynosi 40W. W komplecie nie ma źródła światła. Takowe należy zakupić we własnym zakresie. Lampa wyposażona jest w gwint na E14. </text:p>
            <text:p/>
            <text:p>Kinkiet Sinbad będzie wspaniałym dodatkiem w Twoim dom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583_102139_0.jpg, https://www.lampyiswiatlo.pl/media/catalog/product/cache/dc8ebad46b1b99eec05144e062f13606/1/0/1583_102139_0.jpg</text:p>
          </table:table-cell>
          <table:table-cell office:value-type="string" calcext:value-type="string">
            <text:p>Orientalny kinkiet stal - Sinbad</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5">
          <table:table-cell office:value-type="float" office:value="186" calcext:value-type="float">
            <text:p>186</text:p>
          </table:table-cell>
          <table:table-cell office:value-type="float" office:value="1" calcext:value-type="float">
            <text:p>1</text:p>
          </table:table-cell>
          <table:table-cell office:value-type="string" calcext:value-type="string">
            <text:p>Designerski kinkiet czarny LED ściemniacz dotykowy - Notia</text:p>
          </table:table-cell>
          <table:table-cell office:value-type="string" calcext:value-type="string">
            <text:p>Kinkiety</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085" calcext:value-type="float">
            <text:p>8718881110085</text:p>
          </table:table-cell>
          <table:table-cell table:number-columns-repeated="9"/>
          <table:table-cell office:value-type="float" office:value="109" calcext:value-type="float">
            <text:p>109</text:p>
          </table:table-cell>
          <table:table-cell table:number-columns-repeated="3"/>
          <table:table-cell office:value-type="string" calcext:value-type="string">
            <text:p>both</text:p>
          </table:table-cell>
          <table:table-cell table:number-columns-repeated="4"/>
          <table:table-cell office:value-type="string" calcext:value-type="string">
            <text:p>Efektowny kinkiet przeznaczony dla miłośników nowoczesnych rozwiązań, którzy uwielbiają minimalizm połączony z wysoką jakością i funkcjonalnością.</text:p>
            <text:p/>
            <text:p>Kinkiet Notia wyposażony został w zintegrowane źródło światła LED, które emituje światło o barwie ciepło białej 2700K na poziomie 900 lumenów! Dioda ta uzyskała klasę energetyczną A+, co oznacza, że jest nie tylko energooszczędna, ale zapewnia profity i dla Twojego portfela i dla środowiska. </text:p>
            <text:p>Wbudowany moduł LED gwarantuje 20 000 godzin świecenia. </text:p>
            <text:p/>
            <text:p>Ponadto, lampa wyposażona jest w dotykowy ściemniacz.</text:p>
            <text:p/>
            <text:p>Wysokość lampy: 13.7 cm</text:p>
            <text:p/>
            <text:p>Głębokość: 57.2 cm</text:p>
            <text:p/>
            <text:p>Kinkiet Notia będzie prawdziwą ozdobą Twojego wnętrz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517_102529_0.jpg, https://www.lampyiswiatlo.pl/media/catalog/product/cache/dc8ebad46b1b99eec05144e062f13606/1/0/3517_102529_0.jpg</text:p>
          </table:table-cell>
          <table:table-cell office:value-type="string" calcext:value-type="string">
            <text:p>Designerski kinkiet czarny LED ściemniacz dotykowy - Not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87" calcext:value-type="float">
            <text:p>187</text:p>
          </table:table-cell>
          <table:table-cell office:value-type="float" office:value="1" calcext:value-type="float">
            <text:p>1</text:p>
          </table:table-cell>
          <table:table-cell office:value-type="string" calcext:value-type="string">
            <text:p>Kinkiet vintage złoty 6-punktowy -Facil</text:p>
          </table:table-cell>
          <table:table-cell office:value-type="string" calcext:value-type="string">
            <text:p>Kinkiety</text:p>
          </table:table-cell>
          <table:table-cell office:value-type="float" office:value="619" calcext:value-type="float">
            <text:p>6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1643" calcext:value-type="float">
            <text:p>8718881091643</text:p>
          </table:table-cell>
          <table:table-cell table:number-columns-repeated="9"/>
          <table:table-cell office:value-type="float" office:value="61" calcext:value-type="float">
            <text:p>61</text:p>
          </table:table-cell>
          <table:table-cell table:number-columns-repeated="3"/>
          <table:table-cell office:value-type="string" calcext:value-type="string">
            <text:p>both</text:p>
          </table:table-cell>
          <table:table-cell table:number-columns-repeated="4"/>
          <table:table-cell office:value-type="string" calcext:value-type="string">
            <text:p>Mówiąc o stylowym kinkiecie, co powiesz na ten kinkiet Facil? W efektownej oprawie jest miejsce na aż 6 źródeł światła. Fajnie, prawda?! Ten duży przyciągający wzrok ma wysokość 40 cm! Długość 18,5 cm i głębokość 10 cm. Ten efektowny kinkiet w stylu vintage, złoty/mosiężny Facil ma 6 dużych opraw E27 i jest dostarczany bez źródeł światła, więc upewnij się, że zamawiasz je razem z nim (maks. 40 W każda). Oprawę można ściemniać za pomocą zewnętrznego ściemniacza (ściemniacz nie wchodzi w skład zestawu). Wybierz źródła światła, które można przyciemniać, ponieważ ten kinkiet ma tak wiele punktów świetlnych, że w ten sposób określisz odpowiednią atmosferę. Ta super fajna duża lampa ścienna jest piękna w salonie, ale także w przedpokoju lub biurze. Zapewnia szykowny hotelowy wygląd. Seria Facil jest dostępna w wielu różnych kolorach i wariantach.</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5077_97754_0.jpg, https://www.lampyiswiatlo.pl/media/catalog/product/cache/dc8ebad46b1b99eec05144e062f13606/9/7/5077_97754_0.jpg</text:p>
          </table:table-cell>
          <table:table-cell office:value-type="string" calcext:value-type="string">
            <text:p>Kinkiet vintage złoty 6-punktowy -Faci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88" calcext:value-type="float">
            <text:p>188</text:p>
          </table:table-cell>
          <table:table-cell office:value-type="float" office:value="1" calcext:value-type="float">
            <text:p>1</text:p>
          </table:table-cell>
          <table:table-cell office:value-type="string" calcext:value-type="string">
            <text:p>Orientalny kinkiet złoty z białymi 2-lampkami - Hikina</text:p>
          </table:table-cell>
          <table:table-cell office:value-type="string" calcext:value-type="string">
            <text:p>Kinkiety</text:p>
          </table:table-cell>
          <table:table-cell office:value-type="float" office:value="895" calcext:value-type="float">
            <text:p>8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7076" calcext:value-type="float">
            <text:p>8718881127076</text:p>
          </table:table-cell>
          <table:table-cell table:number-columns-repeated="9"/>
          <table:table-cell office:value-type="float" office:value="148" calcext:value-type="float">
            <text:p>148</text:p>
          </table:table-cell>
          <table:table-cell table:number-columns-repeated="3"/>
          <table:table-cell office:value-type="string" calcext:value-type="string">
            <text:p>both</text:p>
          </table:table-cell>
          <table:table-cell table:number-columns-repeated="4"/>
          <table:table-cell office:value-type="string" calcext:value-type="string">
            <text:p>Wow, co to za szykowna lampa Hikina! Połączenie bieli i złota w strukturze zapewnia orientalny charakter. Kinkiet przyciąga wzrok dzięki swojemu wyjątkowemu wzornictwu! Hikina jest wykonana ze stali i wykończona na biało ze złotem. Ma głębokość 13 cm, długość 85 cm i wysokość 48 cm. Uzupełniasz kinkiet o 2 źródła światła, z których każde ma oprawkę E27 (maks. 25 Watów). Nie zapomnij zamówić ich osobno. Aby stworzyć więcej atmosfery, lampę można podłączyć do ściemniacza, którego nie ma w zestawie. Ponieważ koła mają różne rozmiary i są umieszczone jeden na drugim, lampa tworzy głębię i uzyskuje się piękny efekt świetlny na ścianie, gdy lampa jest włączona. Postaw na atmosferę w swoim wnętrzu dzięki lampie ściennej Hikina!</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995_104380_0.jpg, https://www.lampyiswiatlo.pl/media/catalog/product/cache/dc8ebad46b1b99eec05144e062f13606/1/0/8995_104380_0.jpg</text:p>
          </table:table-cell>
          <table:table-cell office:value-type="string" calcext:value-type="string">
            <text:p>Orientalny kinkiet złoty z białymi 2-lampkami - Hiki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189" calcext:value-type="float">
            <text:p>189</text:p>
          </table:table-cell>
          <table:table-cell office:value-type="float" office:value="1" calcext:value-type="float">
            <text:p>1</text:p>
          </table:table-cell>
          <table:table-cell office:value-type="string" calcext:value-type="string">
            <text:p>Rustykalny kinkiet rdza włącznik 2-źródła światła - Kreta</text:p>
          </table:table-cell>
          <table:table-cell office:value-type="string" calcext:value-type="string">
            <text:p>Kinkiety</text:p>
          </table:table-cell>
          <table:table-cell office:value-type="float" office:value="315" calcext:value-type="float">
            <text:p>3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12248291382" calcext:value-type="float">
            <text:p>4012248291382</text:p>
          </table:table-cell>
          <table:table-cell table:number-columns-repeated="9"/>
          <table:table-cell office:value-type="float" office:value="119" calcext:value-type="float">
            <text:p>119</text:p>
          </table:table-cell>
          <table:table-cell table:number-columns-repeated="3"/>
          <table:table-cell office:value-type="string" calcext:value-type="string">
            <text:p>both</text:p>
          </table:table-cell>
          <table:table-cell table:number-columns-repeated="4"/>
          <table:table-cell office:value-type="string" calcext:value-type="string">
            <text:p>Kolekcja Kreta naśladuje tradycyjne wzornictwo, dostosowując je do najnowszych trendów wnętrzarskich.</text:p>
            <text:p/>
            <text:p>Połączenie rdzawobrązowego korpusu ze złotymi kloszami rozjaśnia i dekoruje wnętrze dodając mu blasku.</text:p>
            <text:p/>
            <text:p>Struktura klosza zapewnia piękny efekt świetlny w pomieszczeniu.</text:p>
            <text:p/>
            <text:p>Całkowita wysokość: 42.5 cm</text:p>
            <text:p/>
            <text:p>Odległość od ściany: 13 cm</text:p>
            <text:p/>
            <text:p>Średnica klosza: 10 cm</text:p>
            <text:p/>
            <text:p>Lampa jest gotowa do podłączenia do instalacji o napięciu 230V. W komplecie nie ma źródła światła. Takowe należy zakupić we własnym zakresie. Lampa wyposażona jest w 2 gwinty na G9, każdy o maksymalnym poborze mocy do 40W. </text:p>
            <text:p/>
            <text:p>Kinkiet Kreta posiada włącznik światła wbudowany w korpus lampy przy płytce montażowej.</text:p>
            <text:p/>
            <text:p>Kinkiet Kreta doskonale sprawdzi się w klasycznych pomieszczeniach, jak i nowoczesnych aranżacjach.</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205_98203_0.jpg, https://www.lampyiswiatlo.pl/media/catalog/product/cache/dc8ebad46b1b99eec05144e062f13606/9/8/9205_98203_0.jpg</text:p>
          </table:table-cell>
          <table:table-cell office:value-type="string" calcext:value-type="string">
            <text:p>Rustykalny kinkiet rdza włącznik 2-źródła światła - Kret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190" calcext:value-type="float">
            <text:p>190</text:p>
          </table:table-cell>
          <table:table-cell office:value-type="float" office:value="1" calcext:value-type="float">
            <text:p>1</text:p>
          </table:table-cell>
          <table:table-cell office:value-type="string" calcext:value-type="string">
            <text:p>Kinkiet art deco złoty przydymione szkło 2-źródła światła - Athens</text:p>
          </table:table-cell>
          <table:table-cell office:value-type="string" calcext:value-type="string">
            <text:p>Kinkiety</text:p>
          </table:table-cell>
          <table:table-cell office:value-type="float" office:value="339" calcext:value-type="float">
            <text:p>3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5776" calcext:value-type="float">
            <text:p>8718881115776</text:p>
          </table:table-cell>
          <table:table-cell table:number-columns-repeated="9"/>
          <table:table-cell office:value-type="float" office:value="109" calcext:value-type="float">
            <text:p>109</text:p>
          </table:table-cell>
          <table:table-cell table:number-columns-repeated="3"/>
          <table:table-cell office:value-type="string" calcext:value-type="string">
            <text:p>both</text:p>
          </table:table-cell>
          <table:table-cell table:number-columns-repeated="4"/>
          <table:table-cell office:value-type="string" calcext:value-type="string">
            <text:p>Elegancki kinkiet Athens idealnie wpasowuje się zarówno w styl klasyczny jak i nowoczesny. Ponadto, połączenie złota i przydymionego szkła nadaje lampie szyku. </text:p>
            <text:p/>
            <text:p>Średnica płytki montażowej: 12 cm</text:p>
            <text:p/>
            <text:p>Wysokość: 41 cm</text:p>
            <text:p/>
            <text:p>Długość: 23 cm</text:p>
            <text:p/>
            <text:p>Średnica klosza: 10 cm</text:p>
            <text:p/>
            <text:p>Lampa jest gotowa do podłączenia do instalacji o napięciu 230 V. Maksymalny pobór mocy wynosi 2 x 28W. W komplecie nie ma źródła światła. Takowe należy zakupić we własnym zakresie. Lampa wyposażona jest w 2 gwinty na G9.</text:p>
            <text:p/>
            <text:p>Kinkiet Athens sprawi, że Twoje wnętrze nabierze charakteru. Świetnie sprawdzi się w kuchni, salonie, sypialni lub w przedpokoju.</text:p>
            <text:p/>
            <text:p>W serii Athens znajdziesz bogaty wybór lamp!</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574_103135_0.jpg, https://www.lampyiswiatlo.pl/media/catalog/product/cache/dc8ebad46b1b99eec05144e062f13606/1/0/6574_103135_0.jpg</text:p>
          </table:table-cell>
          <table:table-cell office:value-type="string" calcext:value-type="string">
            <text:p>Kinkiet art deco złoty przydymione szkło 2-źródła światła - Athen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191" calcext:value-type="float">
            <text:p>191</text:p>
          </table:table-cell>
          <table:table-cell office:value-type="float" office:value="1" calcext:value-type="float">
            <text:p>1</text:p>
          </table:table-cell>
          <table:table-cell office:value-type="string" calcext:value-type="string">
            <text:p>Industrialny kinkiet niebieski-rdza 4-źródła światła - Justin</text:p>
          </table:table-cell>
          <table:table-cell office:value-type="string" calcext:value-type="string">
            <text:p>Kinkiety</text:p>
          </table:table-cell>
          <table:table-cell office:value-type="float" office:value="959" calcext:value-type="float">
            <text:p>9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661" calcext:value-type="float">
            <text:p>8718881121661</text:p>
          </table:table-cell>
          <table:table-cell table:number-columns-repeated="9"/>
          <table:table-cell office:value-type="float" office:value="50" calcext:value-type="float">
            <text:p>50</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Justin emituje nastrojowe światło góra-dół tworząc przy tym piękny efekt świetlny na ścianie. </text:p>
            <text:p/>
            <text:p>Długość: 45 cm</text:p>
            <text:p/>
            <text:p>Wysokość: 11 cm</text:p>
            <text:p/>
            <text:p>Odległość od ściany: 7 cm</text:p>
            <text:p/>
            <text:p>Kinkiet jest gotowy do podłączenia do instalacji o napięciu 230 V. Maksymalny pobór mocy wynosi 4 x 40W. W komplecie nie ma źródła światła. Takowe należy zakupić we własnym zakresie. Lampa wyposażona jest w 4 gwinty na G9. </text:p>
            <text:p/>
            <text:p>Kolekcja Justin sprawdzi się jako oświetlenie pośrednie zarówno w przedpokoju, salonie czy sypialni.</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202_103852_0.jpg, https://www.lampyiswiatlo.pl/media/catalog/product/cache/dc8ebad46b1b99eec05144e062f13606/1/0/8202_103852_0.jpg</text:p>
          </table:table-cell>
          <table:table-cell office:value-type="string" calcext:value-type="string">
            <text:p>Industrialny kinkiet niebieski-rdza 4-źródła światła - Justi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5">
          <table:table-cell office:value-type="float" office:value="192" calcext:value-type="float">
            <text:p>192</text:p>
          </table:table-cell>
          <table:table-cell office:value-type="float" office:value="1" calcext:value-type="float">
            <text:p>1</text:p>
          </table:table-cell>
          <table:table-cell office:value-type="string" calcext:value-type="string">
            <text:p>Industrialny kinkiet drewno 4-źródła światła - Justin</text:p>
          </table:table-cell>
          <table:table-cell office:value-type="string" calcext:value-type="string">
            <text:p>Kinkiety</text:p>
          </table:table-cell>
          <table:table-cell office:value-type="float" office:value="959" calcext:value-type="float">
            <text:p>9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692" calcext:value-type="float">
            <text:p>8718881121692</text:p>
          </table:table-cell>
          <table:table-cell table:number-columns-repeated="9"/>
          <table:table-cell office:value-type="float" office:value="46" calcext:value-type="float">
            <text:p>46</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Justin emituje nastrojowe światło góra-dół tworząc przy tym piękny efekt świetlny na ścianie. </text:p>
            <text:p/>
            <text:p>Długość: 45 cm</text:p>
            <text:p/>
            <text:p>Wysokość: 11 cm</text:p>
            <text:p/>
            <text:p>Odległość od ściany: 7 cm</text:p>
            <text:p/>
            <text:p>Kinkiet jest gotowy do podłączenia do instalacji o napięciu 230 V. Maksymalny pobór mocy wynosi 4 x 40W. W komplecie nie ma źródła światła. Takowe należy zakupić we własnym zakresie. Lampa wyposażona jest w 4 gwinty na G9. </text:p>
            <text:p/>
            <text:p>Kolekcja Justin sprawdzi się jako oświetlenie pośrednie zarówno w przedpokoju, salonie czy sypialni.</text:p>
            <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665_103855_0.jpg, https://www.lampyiswiatlo.pl/media/catalog/product/cache/dc8ebad46b1b99eec05144e062f13606/1/0/1665_103855_0.jpg</text:p>
          </table:table-cell>
          <table:table-cell office:value-type="string" calcext:value-type="string">
            <text:p>Industrialny kinkiet drewno 4-źródła światła - Justi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93" calcext:value-type="float">
            <text:p>193</text:p>
          </table:table-cell>
          <table:table-cell office:value-type="float" office:value="1" calcext:value-type="float">
            <text:p>1</text:p>
          </table:table-cell>
          <table:table-cell office:value-type="string" calcext:value-type="string">
            <text:p>Zestaw 2 designerskich kinkietów czarno-złotych w tym LED - Caja</text:p>
          </table:table-cell>
          <table:table-cell office:value-type="string" calcext:value-type="string">
            <text:p>Kinkiety</text:p>
          </table:table-cell>
          <table:table-cell office:value-type="float" office:value="999" calcext:value-type="float">
            <text:p>9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9825" calcext:value-type="float">
            <text:p>8718881079825</text:p>
          </table:table-cell>
          <table:table-cell table:number-columns-repeated="9"/>
          <table:table-cell office:value-type="float" office:value="55" calcext:value-type="float">
            <text:p>55</text:p>
          </table:table-cell>
          <table:table-cell table:number-columns-repeated="3"/>
          <table:table-cell office:value-type="string" calcext:value-type="string">
            <text:p>both</text:p>
          </table:table-cell>
          <table:table-cell table:number-columns-repeated="4"/>
          <table:table-cell office:value-type="string" calcext:value-type="string">
            <text:p>Kompaktowa i uniwersalna lampa ścienna Caja zapewnia atrakcyjny wizerunek w Twoim domu lub biurze. Dzięki otworom po obu stronach na ściany rzuca się piękne światło. Lampa jest dostarczana z diodą LED. Dioda LED ma strumień świetlny 400 lumenów, dochodzi do 3000 kelwinów i ma moc 6. Lampa ma głębokość 12,6 cm, wysokość 9,7 cm, długość 9,7 cm i szerokość 9,7 cm. Płyta montażowa ma długość 8,5 cm i szerokość 8,5 cm. Dzięki połączeniu czerni i złota Caja zapewnia luksusowy wygląd w Twoim domu lub biurze. Teraz jeszcze taniej jako zestaw 2 sztuk!</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9284_96140_0.jpg, https://www.lampyiswiatlo.pl/media/catalog/product/cache/dc8ebad46b1b99eec05144e062f13606/9/6/9284_96140_0.jpg</text:p>
          </table:table-cell>
          <table:table-cell office:value-type="string" calcext:value-type="string">
            <text:p>Zestaw 2 designerskich kinkietów czarno-złotych w tym LED - Caj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94" calcext:value-type="float">
            <text:p>194</text:p>
          </table:table-cell>
          <table:table-cell office:value-type="float" office:value="1" calcext:value-type="float">
            <text:p>1</text:p>
          </table:table-cell>
          <table:table-cell office:value-type="string" calcext:value-type="string">
            <text:p>Orientalny kinkiet złoty 2-światło - Slige</text:p>
          </table:table-cell>
          <table:table-cell office:value-type="string" calcext:value-type="string">
            <text:p>Kinkiety</text:p>
          </table:table-cell>
          <table:table-cell office:value-type="float" office:value="895" calcext:value-type="float">
            <text:p>8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7069" calcext:value-type="float">
            <text:p>8718881127069</text:p>
          </table:table-cell>
          <table:table-cell table:number-columns-repeated="9"/>
          <table:table-cell office:value-type="float" office:value="92" calcext:value-type="float">
            <text:p>92</text:p>
          </table:table-cell>
          <table:table-cell table:number-columns-repeated="3"/>
          <table:table-cell office:value-type="string" calcext:value-type="string">
            <text:p>both</text:p>
          </table:table-cell>
          <table:table-cell table:number-columns-repeated="4"/>
          <table:table-cell office:value-type="string" calcext:value-type="string">
            <text:p>Wow, jaki piękny jest kinkiet Slige. Jej złote owale o niepowtarzalnej strukturze prezentują się bardzo szykownie. Kinkiet wykonany jest ze stali i wykończony w kolorze złotym. Ma głębokość 14 cm, wysokość 55 cm i długość 85 cm. Uzupełniasz kinkiet o 2 oprawy E27 o mocy maks. 25 Watt. Nie zapomnij zamówić ich osobno. Jeśli chcesz stworzyć dodatkową atmosferę, możesz podłączyć lampę do ściemniacza. Uzupełnij swoje orientalne wnętrze lampą ścienną Slige.</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344_104379_0.jpg, https://www.lampyiswiatlo.pl/media/catalog/product/cache/dc8ebad46b1b99eec05144e062f13606/1/0/7344_104379_0.jpg</text:p>
          </table:table-cell>
          <table:table-cell office:value-type="string" calcext:value-type="string">
            <text:p>Orientalny kinkiet złoty 2-światło - Slig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95" calcext:value-type="float">
            <text:p>195</text:p>
          </table:table-cell>
          <table:table-cell office:value-type="float" office:value="1" calcext:value-type="float">
            <text:p>1</text:p>
          </table:table-cell>
          <table:table-cell office:value-type="string" calcext:value-type="string">
            <text:p>Nowoczesny kinkiet czarny ze złączem USB - Flero</text:p>
          </table:table-cell>
          <table:table-cell office:value-type="string" calcext:value-type="string">
            <text:p>Kinkiety</text:p>
          </table:table-cell>
          <table:table-cell office:value-type="float" office:value="209" calcext:value-type="float">
            <text:p>2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5219" calcext:value-type="float">
            <text:p>8718881115219</text:p>
          </table:table-cell>
          <table:table-cell table:number-columns-repeated="9"/>
          <table:table-cell office:value-type="float" office:value="73" calcext:value-type="float">
            <text:p>73</text:p>
          </table:table-cell>
          <table:table-cell table:number-columns-repeated="3"/>
          <table:table-cell office:value-type="string" calcext:value-type="string">
            <text:p>both</text:p>
          </table:table-cell>
          <table:table-cell table:number-columns-repeated="4"/>
          <table:table-cell office:value-type="string" calcext:value-type="string">
            <text:p>Ponadczasowy kinkiet w domu. Flero to wielofunkcyjny dodatek do Twojego domu! Dzięki złączu USB na platformie możesz ładować telefon przy włączonym świetle. Super poręczny obok łóżka w sypialni! Febo jest wykonany z czarnej stali, co nadaje mu twardy wygląd. Lampa ma wysokość 20,5 cm, długość 18 cm i głębokość 15,2 cm. Płyta montażowa ma wysokość 10 cm, długość 10 cm i głębokość 6 cm. Uzupełniasz lampę o źródło światła z oprawą G9 (40 Watt), które nadal musisz zamówić osobno. Lampę można ściemniać za pomocą zewnętrznego ściemniacza, który nie jest dołączony. Fajny gadżet w sypialni lub salonie: to nasz Flero!</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209_103163_0.jpg, https://www.lampyiswiatlo.pl/media/catalog/product/cache/dc8ebad46b1b99eec05144e062f13606/1/0/1209_103163_0.jpg</text:p>
          </table:table-cell>
          <table:table-cell office:value-type="string" calcext:value-type="string">
            <text:p>Nowoczesny kinkiet czarny ze złączem USB - Fler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96" calcext:value-type="float">
            <text:p>196</text:p>
          </table:table-cell>
          <table:table-cell office:value-type="float" office:value="1" calcext:value-type="float">
            <text:p>1</text:p>
          </table:table-cell>
          <table:table-cell office:value-type="string" calcext:value-type="string">
            <text:p>Nowoczesny elastyczny kinkiet USB czarny - Zeno</text:p>
          </table:table-cell>
          <table:table-cell office:value-type="string" calcext:value-type="string">
            <text:p>Kinkiety</text:p>
          </table:table-cell>
          <table:table-cell office:value-type="float" office:value="299" calcext:value-type="float">
            <text:p>2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7386" calcext:value-type="float">
            <text:p>8718881097386</text:p>
          </table:table-cell>
          <table:table-cell table:number-columns-repeated="9"/>
          <table:table-cell office:value-type="float" office:value="30" calcext:value-type="float">
            <text:p>30</text:p>
          </table:table-cell>
          <table:table-cell table:number-columns-repeated="3"/>
          <table:table-cell office:value-type="string" calcext:value-type="string">
            <text:p>both</text:p>
          </table:table-cell>
          <table:table-cell table:number-columns-repeated="4"/>
          <table:table-cell office:value-type="string" calcext:value-type="string">
            <text:p>Zeno to idealna lampa do czytania lub oświetlenie akcentujące. Ta lampa ścienna zawiera złącze USB: dzięki czemu można łatwo ładować telefon! Ma całkowitą długość 42,5 cm. Płyta do montażu na ścianie ma wysokość 10 cm i długość 10 cm. Ramię lampy jest elastyczne, możesz łatwo skierować światło tam, gdzie chcesz! Wykończenie elastycznego ramienia następuje za pomocą źródła światła, które pasuje do oprawy GU10 (maks. 50 Watt). Nie jest to uwzględnione, ale można je łatwo zamówić w naszym sklepie internetowym. Lampa jest również ściemnialna za pomocą zewnętrznego ściemniacza (brak w zestawie). Zapewnij przytulność i funkcjonalność w domu dzięki temu Zeno.</text:p>
          </table:table-cell>
          <table:table-cell office:value-type="string" calcext:value-type="string">
            <text:p>Kwadratowy, Oblongue</text:p>
          </table:table-cell>
          <table:table-cell office:value-type="string" calcext:value-type="string">
            <text:p>Meta title-Kwadratowy, Oblongue</text:p>
          </table:table-cell>
          <table:table-cell office:value-type="string" calcext:value-type="string">
            <text:p>Meta keywords-Kwadratowy, Oblongue</text:p>
          </table:table-cell>
          <table:table-cell office:value-type="string" calcext:value-type="string">
            <text:p>Meta description-Kwadratowy, 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4011_98374_0.jpg, https://www.lampyiswiatlo.pl/media/catalog/product/cache/dc8ebad46b1b99eec05144e062f13606/9/8/4011_98374_0.jpg</text:p>
          </table:table-cell>
          <table:table-cell office:value-type="string" calcext:value-type="string">
            <text:p>Nowoczesny elastyczny kinkiet USB czarny - Zen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197" calcext:value-type="float">
            <text:p>197</text:p>
          </table:table-cell>
          <table:table-cell office:value-type="float" office:value="1" calcext:value-type="float">
            <text:p>1</text:p>
          </table:table-cell>
          <table:table-cell office:value-type="string" calcext:value-type="string">
            <text:p>Industrialny kinkiet złoty 4-źródła światła - Justin</text:p>
          </table:table-cell>
          <table:table-cell office:value-type="string" calcext:value-type="string">
            <text:p>Kinkiety</text:p>
          </table:table-cell>
          <table:table-cell office:value-type="float" office:value="959" calcext:value-type="float">
            <text:p>9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678" calcext:value-type="float">
            <text:p>8718881121678</text:p>
          </table:table-cell>
          <table:table-cell table:number-columns-repeated="9"/>
          <table:table-cell office:value-type="float" office:value="75" calcext:value-type="float">
            <text:p>75</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Justin emituje nastrojowe światło góra-dół tworząc przy tym piękny efekt świetlny na ścianie. </text:p>
            <text:p/>
            <text:p>Długość: 45 cm</text:p>
            <text:p/>
            <text:p>Wysokość: 11 cm</text:p>
            <text:p/>
            <text:p>Odległość od ściany: 7 cm</text:p>
            <text:p/>
            <text:p>Kinkiet jest gotowy do podłączenia do instalacji o napięciu 230 V. Maksymalny pobór mocy wynosi 4 x 40W. W komplecie nie ma źródła światła. Takowe należy zakupić we własnym zakresie. Lampa wyposażona jest w 4 gwinty na G9. </text:p>
            <text:p/>
            <text:p>Kolekcja Justin sprawdzi się jako oświetlenie pośrednie zarówno w przedpokoju, salonie czy sypialni.</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867_103853_0.jpg, https://www.lampyiswiatlo.pl/media/catalog/product/cache/dc8ebad46b1b99eec05144e062f13606/1/0/9867_103853_0.jpg</text:p>
          </table:table-cell>
          <table:table-cell office:value-type="string" calcext:value-type="string">
            <text:p>Industrialny kinkiet złoty 4-źródła światła - Justi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198" calcext:value-type="float">
            <text:p>198</text:p>
          </table:table-cell>
          <table:table-cell office:value-type="float" office:value="1" calcext:value-type="float">
            <text:p>1</text:p>
          </table:table-cell>
          <table:table-cell office:value-type="string" calcext:value-type="string">
            <text:p>Klasyczny kinkiet czarno-złoty - Simple Drum</text:p>
          </table:table-cell>
          <table:table-cell office:value-type="string" calcext:value-type="string">
            <text:p>Kinkiety</text:p>
          </table:table-cell>
          <table:table-cell office:value-type="float" office:value="169" calcext:value-type="float">
            <text:p>1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192" calcext:value-type="float">
            <text:p>8718881098192</text:p>
          </table:table-cell>
          <table:table-cell table:number-columns-repeated="9"/>
          <table:table-cell office:value-type="float" office:value="47" calcext:value-type="float">
            <text:p>47</text:p>
          </table:table-cell>
          <table:table-cell table:number-columns-repeated="3"/>
          <table:table-cell office:value-type="string" calcext:value-type="string">
            <text:p>both</text:p>
          </table:table-cell>
          <table:table-cell table:number-columns-repeated="4"/>
          <table:table-cell office:value-type="string" calcext:value-type="string">
            <text:p>Minimalistyczny kinkiet Simple Drum, który będzie uzupełnieniem każdej aranżacji.</text:p>
            <text:p/>
            <text:p>Bawełna z którego wykonany jest klosz sprawia, że emitowane światło jest przyjemne i wprowadza odpowiedni nastrój do wnętrza. Otwarta konstrukcja tworzy piękny efekt świetlny na ścianie.</text:p>
            <text:p/>
            <text:p>Lampa jest gotowa do podłączenia do instalacji o napięciu 230 V. W komplecie nie ma źródła światła. Takowe należy zakupić we własnym zakresie. Lampa wyposażona jest w gwint na E27 o maksymalnym poborze mocy 40W.</text:p>
            <text:p/>
            <text:p>Wysokość: 20 cm</text:p>
            <text:p/>
            <text:p>Szerokość: 13 cm</text:p>
            <text:p/>
            <text:p>Odległość od ściany: 9 cm</text:p>
            <text:p/>
            <text:p>Świetnie sprawdzi się jako oświetlenie pośrednie salonu, przedpokoju, sypialni.</text:p>
            <text:p/>
          </table:table-cell>
          <table:table-cell office:value-type="string" calcext:value-type="string">
            <text:p>Oblongue, Okrągły</text:p>
          </table:table-cell>
          <table:table-cell office:value-type="string" calcext:value-type="string">
            <text:p>Meta title-Oblongue, Okrągły</text:p>
          </table:table-cell>
          <table:table-cell office:value-type="string" calcext:value-type="string">
            <text:p>Meta keywords-Oblongue, Okrągły</text:p>
          </table:table-cell>
          <table:table-cell office:value-type="string" calcext:value-type="string">
            <text:p>Meta description-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635_98437_0.jpg, https://www.lampyiswiatlo.pl/media/catalog/product/cache/dc8ebad46b1b99eec05144e062f13606/9/8/9635_98437_0.jpg</text:p>
          </table:table-cell>
          <table:table-cell office:value-type="string" calcext:value-type="string">
            <text:p>Klasyczny kinkiet czarno-złoty - Simple Dru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199" calcext:value-type="float">
            <text:p>199</text:p>
          </table:table-cell>
          <table:table-cell office:value-type="float" office:value="1" calcext:value-type="float">
            <text:p>1</text:p>
          </table:table-cell>
          <table:table-cell office:value-type="string" calcext:value-type="string">
            <text:p>Designerska lampa ścienna czarna - Sab Honey</text:p>
          </table:table-cell>
          <table:table-cell office:value-type="string" calcext:value-type="string">
            <text:p>Kinkiety</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2829" calcext:value-type="float">
            <text:p>8718881112829</text:p>
          </table:table-cell>
          <table:table-cell table:number-columns-repeated="9"/>
          <table:table-cell office:value-type="float" office:value="56" calcext:value-type="float">
            <text:p>56</text:p>
          </table:table-cell>
          <table:table-cell table:number-columns-repeated="3"/>
          <table:table-cell office:value-type="string" calcext:value-type="string">
            <text:p>both</text:p>
          </table:table-cell>
          <table:table-cell table:number-columns-repeated="4"/>
          <table:table-cell office:value-type="string" calcext:value-type="string">
            <text:p>Ponadczasowy, czarny kinkiet o minimalistycznym designie. Prawdziwy twórca atmosfery! Złote wykończenie lampy zapewnia rozproszone światło. Kinkiet Sab może znaleźć zastosowanie w wielu pomieszczeniach w domu, a także w biurze. Ma wysokość 20 cm, długość 9,6 cm i głębokość 11,4 cm. Płyta montażowa ma wysokość 10 cm i głębokość 2,5 cm. Uzupełniasz ten Sab o 2 źródła światła GU10 (maks. 50 W). Uwaga: nadal musisz zamówić te źródła światła oddzielnie w sklepie internetowym. Można go również ściemniać za pomocą zewnętrznego ściemniacza (np. Przełącznika ściennego). Dzięki otwartej konstrukcji u góry iu dołu, kinkiet zapewnia piękne wpadające światło wzdłuż ściany. Piękny dodatek w przedpokoju, salonie lub kuchni jako podstawowe oświetlenie! Postaw na domową atmosferę dzięki naszemu Sab.</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545_102857_0.jpg, https://www.lampyiswiatlo.pl/media/catalog/product/cache/dc8ebad46b1b99eec05144e062f13606/1/0/5545_102857_0.jpg</text:p>
          </table:table-cell>
          <table:table-cell office:value-type="string" calcext:value-type="string">
            <text:p>Designerska lampa ścienna czarna - Sab Hone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00" calcext:value-type="float">
            <text:p>200</text:p>
          </table:table-cell>
          <table:table-cell office:value-type="float" office:value="1" calcext:value-type="float">
            <text:p>1</text:p>
          </table:table-cell>
          <table:table-cell office:value-type="string" calcext:value-type="string">
            <text:p>Smart Art Deco kinkiet złoty ze źródłem światła G95 WiFi - Facil</text:p>
          </table:table-cell>
          <table:table-cell office:value-type="string" calcext:value-type="string">
            <text:p>Kinkiety</text:p>
          </table:table-cell>
          <table:table-cell office:value-type="float" office:value="219" calcext:value-type="float">
            <text:p>2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9872" calcext:value-type="float">
            <text:p>8718881129872</text:p>
          </table:table-cell>
          <table:table-cell table:number-columns-repeated="9"/>
          <table:table-cell office:value-type="float" office:value="103" calcext:value-type="float">
            <text:p>103</text:p>
          </table:table-cell>
          <table:table-cell table:number-columns-repeated="3"/>
          <table:table-cell office:value-type="string" calcext:value-type="string">
            <text:p>both</text:p>
          </table:table-cell>
          <table:table-cell table:number-columns-repeated="4"/>
          <table:table-cell office:value-type="string" calcext:value-type="string">
            <text:p>Idealny wybór dla każdego miłośnika minimalistycznych i nowoczesnych wzorów! Postaw na niepowtarzalny urok serii Facil i nadaj każdemu pomieszczeniu odrobinę dodatkowego uroku! Stalowa armatura wykończona jest w kolorze mosiądz/złoto. Ta lampa ścienna jest wyposażona w źródło światła G95 WiFi. Można to łatwo kontrolować za pomocą aplikacji na smartfonie, Google Home lub Alexa. Źródło światła zapewnia piękny, ciepły efekt świetlny w pomieszczeniu. Dzięki aplikacji można ją również ściemniać, dzięki czemu możesz samodzielnie stworzyć pożądaną atmosferę. Ma wysokość 8,5 cm, długość 6,6 cm i głębokość 13 cm. Płyta montażowa ma średnicę 6,6 cm i głębokość 2,5 cm. Z łatwością wprowadzisz atmosferę do swojego domu dzięki złotemu Facil!</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113_104651_0.jpg, https://www.lampyiswiatlo.pl/media/catalog/product/cache/dc8ebad46b1b99eec05144e062f13606/1/0/9113_104651_0.jpg</text:p>
          </table:table-cell>
          <table:table-cell office:value-type="string" calcext:value-type="string">
            <text:p>Smart Art Deco kinkiet złoty ze źródłem światła G95 WiFi - Faci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201" calcext:value-type="float">
            <text:p>201</text:p>
          </table:table-cell>
          <table:table-cell office:value-type="float" office:value="1" calcext:value-type="float">
            <text:p>1</text:p>
          </table:table-cell>
          <table:table-cell office:value-type="string" calcext:value-type="string">
            <text:p>Nowoczesny kinkiet biały - Gypsy S</text:p>
          </table:table-cell>
          <table:table-cell office:value-type="string" calcext:value-type="string">
            <text:p>Kinkiety</text:p>
          </table:table-cell>
          <table:table-cell office:value-type="float" office:value="209" calcext:value-type="float">
            <text:p>2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1372" calcext:value-type="float">
            <text:p>8718881111372</text:p>
          </table:table-cell>
          <table:table-cell table:number-columns-repeated="9"/>
          <table:table-cell office:value-type="float" office:value="141" calcext:value-type="float">
            <text:p>141</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Gypsy S emituje nastrojowe światło do góry tworząc przy tym piękny efekt świetlny na ścianie. </text:p>
            <text:p/>
            <text:p>Długość: 28 cm</text:p>
            <text:p/>
            <text:p>Wysokość: 14 cm</text:p>
            <text:p/>
            <text:p>Szerokość: 14 cm</text:p>
            <text:p/>
            <text:p>Kinkiet jest gotowy do podłączenia do instalacji o napięciu 230 V. Maksymalny pobór mocy wynosi 25W. W komplecie nie ma źródła światła. Takowe należy zakupić we własnym zakresie. Lampa wyposażona jest w gwint na E14. </text:p>
            <text:p/>
            <text:p>Kinkiet Gypsy S pełni funkcję zarówno dekoracyjną, jak i praktyczną. Kreuje klimat, dodając aranżacji przytulności.</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494_102699_0.jpg, https://www.lampyiswiatlo.pl/media/catalog/product/cache/dc8ebad46b1b99eec05144e062f13606/1/0/5494_102699_0.jpg</text:p>
          </table:table-cell>
          <table:table-cell office:value-type="string" calcext:value-type="string">
            <text:p>Nowoczesny kinkiet biały - Gypsy 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202" calcext:value-type="float">
            <text:p>202</text:p>
          </table:table-cell>
          <table:table-cell office:value-type="float" office:value="1" calcext:value-type="float">
            <text:p>1</text:p>
          </table:table-cell>
          <table:table-cell office:value-type="string" calcext:value-type="string">
            <text:p>Designerski kinkiet czarny przydymione szkło - Dome</text:p>
          </table:table-cell>
          <table:table-cell office:value-type="string" calcext:value-type="string">
            <text:p>Kinkiety</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7672" calcext:value-type="float">
            <text:p>8718881107672</text:p>
          </table:table-cell>
          <table:table-cell table:number-columns-repeated="9"/>
          <table:table-cell office:value-type="float" office:value="126" calcext:value-type="float">
            <text:p>126</text:p>
          </table:table-cell>
          <table:table-cell table:number-columns-repeated="3"/>
          <table:table-cell office:value-type="string" calcext:value-type="string">
            <text:p>both</text:p>
          </table:table-cell>
          <table:table-cell table:number-columns-repeated="4"/>
          <table:table-cell office:value-type="string" calcext:value-type="string">
            <text:p>Kinkiet Dome będzie prawdziwą ozdobą Twojego domu. </text:p>
            <text:p/>
            <text:p>Szklany klosz sprawia, że emitowane światło jest jasne, jednak nie oślepiające. Ponadto warto zauważyć, że szklane lampy nigdy nie wychodzą z mody. Dome to klasyka osadzana w nowoczesnym designie. </text:p>
            <text:p/>
            <text:p>Średnica klosza: 21 cm</text:p>
            <text:p/>
            <text:p>Wysokość klosza: 20 cm</text:p>
            <text:p/>
            <text:p>Średnica płytki montażowej: 12 cm</text:p>
            <text:p/>
            <text:p>Całkowita wysokość lampy: 35 cm</text:p>
            <text:p/>
            <text:p>Lampa jest gotowa do podłączenia do instalacji o napięciu 230 V. Maksymalny pobór mocy wynosi 40W. W komplecie nie ma źródła światła. Takowe należy zakupić we własnym zakresie. Lampa wyposażona jest w gwint na E27. Zalecamy wybór dekoracyjnej żarówki, która dodatkowo podkreśli urok lampy.</text:p>
            <text:p/>
            <text:p>Kinkiet Dome świetnie sprawdzi się jako dodatek do sypialni, salonu czy gabinetu.</text:p>
            <text:p/>
            <text:p>Sprawdź pozostałe lampy z kolekcji Dome!</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220_102216_0.jpg, https://www.lampyiswiatlo.pl/media/catalog/product/cache/dc8ebad46b1b99eec05144e062f13606/1/0/4220_102216_0.jpg</text:p>
          </table:table-cell>
          <table:table-cell office:value-type="string" calcext:value-type="string">
            <text:p>Designerski kinkiet czarny przydymione szkło - Dom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203" calcext:value-type="float">
            <text:p>203</text:p>
          </table:table-cell>
          <table:table-cell office:value-type="float" office:value="1" calcext:value-type="float">
            <text:p>1</text:p>
          </table:table-cell>
          <table:table-cell office:value-type="string" calcext:value-type="string">
            <text:p>Industrialny kinkiet brąz 2-źródła światła - Justin</text:p>
          </table:table-cell>
          <table:table-cell office:value-type="string" calcext:value-type="string">
            <text:p>Kinkiety</text:p>
          </table:table-cell>
          <table:table-cell office:value-type="float" office:value="865" calcext:value-type="float">
            <text:p>86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654" calcext:value-type="float">
            <text:p>8718881121654</text:p>
          </table:table-cell>
          <table:table-cell table:number-columns-repeated="9"/>
          <table:table-cell office:value-type="float" office:value="71" calcext:value-type="float">
            <text:p>71</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Justin emituje nastrojowe światło góra-dół tworząc przy tym piękny efekt świetlny na ścianie. </text:p>
            <text:p/>
            <text:p>Długość: 24 cm</text:p>
            <text:p/>
            <text:p>Wysokość: 11 cm</text:p>
            <text:p/>
            <text:p>Odległość od ściany: 6.5 cm</text:p>
            <text:p/>
            <text:p>Kinkiet jest gotowy do podłączenia do instalacji o napięciu 230 V. Maksymalny pobór mocy wynosi 2 x 40W. W komplecie nie ma źródła światła. Takowe należy zakupić we własnym zakresie. Lampa wyposażona jest w 2 gwinty na G9. </text:p>
            <text:p/>
            <text:p>Kolekcja Justin sprawdzi się jako oświetlenie pośrednie zarówno w przedpokoju, salonie czy sypialni.</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166_103851_0.jpg, https://www.lampyiswiatlo.pl/media/catalog/product/cache/dc8ebad46b1b99eec05144e062f13606/1/0/4166_103851_0.jpg</text:p>
          </table:table-cell>
          <table:table-cell office:value-type="string" calcext:value-type="string">
            <text:p>Industrialny kinkiet brąz 2-źródła światła - Justi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04" calcext:value-type="float">
            <text:p>204</text:p>
          </table:table-cell>
          <table:table-cell office:value-type="float" office:value="1" calcext:value-type="float">
            <text:p>1</text:p>
          </table:table-cell>
          <table:table-cell office:value-type="string" calcext:value-type="string">
            <text:p>Kinkiet Smart Art Deco miedziany ze źródłem światła G95 WiFi - Facil</text:p>
          </table:table-cell>
          <table:table-cell office:value-type="string" calcext:value-type="string">
            <text:p>Kinkiety</text:p>
          </table:table-cell>
          <table:table-cell office:value-type="float" office:value="219" calcext:value-type="float">
            <text:p>2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0151" calcext:value-type="float">
            <text:p>8718881130151</text:p>
          </table:table-cell>
          <table:table-cell table:number-columns-repeated="9"/>
          <table:table-cell office:value-type="float" office:value="52" calcext:value-type="float">
            <text:p>52</text:p>
          </table:table-cell>
          <table:table-cell table:number-columns-repeated="3"/>
          <table:table-cell office:value-type="string" calcext:value-type="string">
            <text:p>both</text:p>
          </table:table-cell>
          <table:table-cell table:number-columns-repeated="4"/>
          <table:table-cell office:value-type="string" calcext:value-type="string">
            <text:p>Idealny wybór dla każdego miłośnika minimalistycznego i nowoczesnego designu! Wybierz niepowtarzalny urok serii Facil i nadaj każdemu pomieszczeniu odrobinę dodatkowego uroku! Stalowa oprawa wykończona jest w matowym, miedzianym kolorze. Ten kinkiet jest wyposażony w źródło światła G95 WiFi. Można to łatwo kontrolować za pomocą aplikacji na smartfonie, Google Home lub Alexa. Źródło światła zapewnia piękny efekt ciepłego światła w pomieszczeniu. Dzięki aplikacji można ją również ściemniać, dzięki czemu możesz sam stworzyć pożądaną atmosferę. Ma wysokość 8,5 cm, długość 6,6 cm i głębokość 13 cm. Płyta montażowa ma średnicę 6,6 cm i głębokość 2,5 cm. Z łatwością wprowadź atmosferę do swojego domu dzięki miedzianemu Facilowi!</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856_104668_0.jpg, https://www.lampyiswiatlo.pl/media/catalog/product/cache/dc8ebad46b1b99eec05144e062f13606/1/0/6856_104668_0.jpg</text:p>
          </table:table-cell>
          <table:table-cell office:value-type="string" calcext:value-type="string">
            <text:p>Kinkiet Smart Art Deco miedziany ze źródłem światła G95 WiFi - Faci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4">
          <table:table-cell office:value-type="float" office:value="205" calcext:value-type="float">
            <text:p>205</text:p>
          </table:table-cell>
          <table:table-cell office:value-type="float" office:value="1" calcext:value-type="float">
            <text:p>1</text:p>
          </table:table-cell>
          <table:table-cell office:value-type="string" calcext:value-type="string">
            <text:p>Designerskie lustro łazienkowe czarne regulowane LED IP44 ze sznurkiem - Vicino</text:p>
          </table:table-cell>
          <table:table-cell office:value-type="string" calcext:value-type="string">
            <text:p>Kinkiety</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499" calcext:value-type="float">
            <text:p>8718881098499</text:p>
          </table:table-cell>
          <table:table-cell table:number-columns-repeated="9"/>
          <table:table-cell office:value-type="float" office:value="42" calcext:value-type="float">
            <text:p>42</text:p>
          </table:table-cell>
          <table:table-cell table:number-columns-repeated="3"/>
          <table:table-cell office:value-type="string" calcext:value-type="string">
            <text:p>both</text:p>
          </table:table-cell>
          <table:table-cell table:number-columns-repeated="4"/>
          <table:table-cell office:value-type="string" calcext:value-type="string">
            <text:p>Nienaganny makijaż i staranna pielęgnacja twarzy będzie możliwa dzięki naszej kolekcji lusterek kosmetycznych Vicino.</text:p>
            <text:p/>
            <text:p>Łamany wysięgnik sprawdzi się w każdej, nawet najmniejszej łazience.</text:p>
            <text:p/>
            <text:p>Lusterko można również przechylać i obracać. Jest dwustronne, jedna strona 1:1, druga strona powiększa dwukrotnie.</text:p>
            <text:p/>
            <text:p>Lusterko zostało wyposażone w zintegrowane źródło światła LED, które emituje światło o barwie ciepło białej (3000K) na poziomie 106 lumenów. Wbudowany moduł LED gwarantuje 20 000 godzin świecenia. </text:p>
            <text:p>Dioda LED posiada klasę energetyczną A+.</text:p>
            <text:p/>
            <text:p>Lusterko nie nadaje się do ściemniania.</text:p>
            <text:p/>
            <text:p>Za pomocą sznurka możesz włączać i wyłączać oświetlenie lustra.</text:p>
            <text:p/>
            <text:p>Całkowita wysokość: 33 cm</text:p>
            <text:p/>
            <text:p>Średnica płytki montażowej: 11 cm</text:p>
            <text:p/>
            <text:p>Średnica lusterka: 19 cm</text:p>
            <text:p/>
            <text:p>Lusterko kosmetyczne Vicinio posiada podwyższony stopień ochrony IP44, co oznacza, że nadaje się do pracy w wilgotnych pomieszczeniach.</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6541_98453_0.jpg, https://www.lampyiswiatlo.pl/media/catalog/product/cache/dc8ebad46b1b99eec05144e062f13606/9/8/6541_98453_0.jpg</text:p>
          </table:table-cell>
          <table:table-cell office:value-type="string" calcext:value-type="string">
            <text:p>Designerskie lustro łazienkowe czarne regulowane LED IP44 ze sznurkiem - Vicin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06" calcext:value-type="float">
            <text:p>206</text:p>
          </table:table-cell>
          <table:table-cell office:value-type="float" office:value="1" calcext:value-type="float">
            <text:p>1</text:p>
          </table:table-cell>
          <table:table-cell office:value-type="string" calcext:value-type="string">
            <text:p>Orientalny kinkiet rdzawobrązowy 2-światło - Mary</text:p>
          </table:table-cell>
          <table:table-cell office:value-type="string" calcext:value-type="string">
            <text:p>Kinkiety</text:p>
          </table:table-cell>
          <table:table-cell office:value-type="float" office:value="775" calcext:value-type="float">
            <text:p>7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7113" calcext:value-type="float">
            <text:p>8718881127113</text:p>
          </table:table-cell>
          <table:table-cell table:number-columns-repeated="9"/>
          <table:table-cell office:value-type="float" office:value="62" calcext:value-type="float">
            <text:p>62</text:p>
          </table:table-cell>
          <table:table-cell table:number-columns-repeated="3"/>
          <table:table-cell office:value-type="string" calcext:value-type="string">
            <text:p>both</text:p>
          </table:table-cell>
          <table:table-cell table:number-columns-repeated="4"/>
          <table:table-cell office:value-type="string" calcext:value-type="string">
            <text:p>Kinkiet Mary przyciągnie wzrok do Twojego wnętrza! Jej unikalny design zapewnia piękny efekt świetlny na ścianie. Mary wykonana jest ze stali i ma rdzawobrązowy kolor. Ma głębokość 13 cm, wysokość 53 cm i długość 93 cm. Uzupełniasz kinkiet o dwa źródła światła, z których każde ma oprawkę E27 (maks. 25 Watt). Nie zapomnij zamówić ich osobno. Kinkiet można ściemniać za pomocą zewnętrznego ściemniacza, którego nie ma w zestawie. Mary to piękny kinkiet do przedpokoju, salonu lub sypialni. Wprowadź do swojego domu orientalną atmosferę z Mary!</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498_104384_0.jpg, https://www.lampyiswiatlo.pl/media/catalog/product/cache/dc8ebad46b1b99eec05144e062f13606/1/0/2498_104384_0.jpg</text:p>
          </table:table-cell>
          <table:table-cell office:value-type="string" calcext:value-type="string">
            <text:p>Orientalny kinkiet rdzawobrązowy 2-światło - Mar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207" calcext:value-type="float">
            <text:p>207</text:p>
          </table:table-cell>
          <table:table-cell office:value-type="float" office:value="1" calcext:value-type="float">
            <text:p>1</text:p>
          </table:table-cell>
          <table:table-cell office:value-type="string" calcext:value-type="string">
            <text:p>Nowoczesny kinkiet czarny - Transfer</text:p>
          </table:table-cell>
          <table:table-cell office:value-type="string" calcext:value-type="string">
            <text:p>Kinkiety</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27949" calcext:value-type="float">
            <text:p>8718881027949</text:p>
          </table:table-cell>
          <table:table-cell table:number-columns-repeated="9"/>
          <table:table-cell office:value-type="float" office:value="141" calcext:value-type="float">
            <text:p>141</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Transfer emituje nastrojowe światło góra-dół tworząc przy tym piękny efekt świetlny na ścianie. </text:p>
            <text:p/>
            <text:p>Klasyczna forma sprawia, że kinkiet Transfer będzie idealnym uzupełnieniem zarówno stylu klasycznego, jak i nowoczesnego.</text:p>
            <text:p/>
            <text:p>Wysokość: 8 cm</text:p>
            <text:p/>
            <text:p>Odległość od ściany: 10.5 cm</text:p>
            <text:p/>
            <text:p>Kinkiet jest gotowy do podłączenia do instalacji o napięciu 230 V. Maksymalny pobór mocy wynosi 40W. W komplecie nie ma źródła światła. Takowe należy zakupić we własnym zakresie. Lampa wyposażona jest w gwint na G9.</text:p>
            <text:p/>
            <text:p>Kolekcja Transfer świetnie sprawdzi się w salonie, korytarzu czy przedpokoju.</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0/2753_90842_0.jpg, https://www.lampyiswiatlo.pl/media/catalog/product/cache/dc8ebad46b1b99eec05144e062f13606/9/0/2753_90842_0.jpg</text:p>
          </table:table-cell>
          <table:table-cell office:value-type="string" calcext:value-type="string">
            <text:p>Nowoczesny kinkiet czarny - Transfe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08" calcext:value-type="float">
            <text:p>208</text:p>
          </table:table-cell>
          <table:table-cell office:value-type="float" office:value="1" calcext:value-type="float">
            <text:p>1</text:p>
          </table:table-cell>
          <table:table-cell office:value-type="string" calcext:value-type="string">
            <text:p>Industrialny kinkiet czarny - Fotu</text:p>
          </table:table-cell>
          <table:table-cell office:value-type="string" calcext:value-type="string">
            <text:p>Kinkiety</text:p>
          </table:table-cell>
          <table:table-cell office:value-type="float" office:value="145" calcext:value-type="float">
            <text:p>1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8396" calcext:value-type="float">
            <text:p>8718881108396</text:p>
          </table:table-cell>
          <table:table-cell table:number-columns-repeated="9"/>
          <table:table-cell office:value-type="float" office:value="54" calcext:value-type="float">
            <text:p>54</text:p>
          </table:table-cell>
          <table:table-cell table:number-columns-repeated="3"/>
          <table:table-cell office:value-type="string" calcext:value-type="string">
            <text:p>both</text:p>
          </table:table-cell>
          <table:table-cell table:number-columns-repeated="4"/>
          <table:table-cell office:value-type="string" calcext:value-type="string">
            <text:p>Cóż za przytulny kinkiet to Fotu! Jest wykonany z czarnej stali i można go łatwo obracać, dzięki czemu możesz określić, gdzie świeci światło. Lampa ma głębokość 18 cm, wysokość 17 cm i długość 14 cm. Płyta montażowa ma głębokość 2,5 cm. Klosz ma średnicę 14 cm i wysokość 10,5 cm. Uzupełniasz Fotu o źródło światła E27 (40 W), które nadal musisz zamówić osobno. Lampę można ściemniać za pomocą zewnętrznego ściemniacza, który nie jest dołączony. Ten Fotu idealnie pasuje do industrialnego salonu lub sypialni. Nie zwlekaj dłużej i uzupełnij swoje wnętrze tą nakładką.</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694_102378_0.jpg, https://www.lampyiswiatlo.pl/media/catalog/product/cache/dc8ebad46b1b99eec05144e062f13606/1/0/1694_102378_0.jpg</text:p>
          </table:table-cell>
          <table:table-cell office:value-type="string" calcext:value-type="string">
            <text:p>Industrialny kinkiet czarny - Fotu</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209" calcext:value-type="float">
            <text:p>209</text:p>
          </table:table-cell>
          <table:table-cell office:value-type="float" office:value="1" calcext:value-type="float">
            <text:p>1</text:p>
          </table:table-cell>
          <table:table-cell office:value-type="string" calcext:value-type="string">
            <text:p>Industrialny kinkiet regulowany czarny drewno - Arthur</text:p>
          </table:table-cell>
          <table:table-cell office:value-type="string" calcext:value-type="string">
            <text:p>Kinkiety</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9171" calcext:value-type="float">
            <text:p>8718881109171</text:p>
          </table:table-cell>
          <table:table-cell table:number-columns-repeated="9"/>
          <table:table-cell office:value-type="float" office:value="61" calcext:value-type="float">
            <text:p>61</text:p>
          </table:table-cell>
          <table:table-cell table:number-columns-repeated="3"/>
          <table:table-cell office:value-type="string" calcext:value-type="string">
            <text:p>both</text:p>
          </table:table-cell>
          <table:table-cell table:number-columns-repeated="4"/>
          <table:table-cell office:value-type="string" calcext:value-type="string">
            <text:p>Super nowoczesny i bardzo modny kinkiet, którego konstrukcja wykonana została z grubego, czarnego drutu. </text:p>
            <text:p/>
            <text:p>Kinkiet Arthur jest gotowy do podłączenia do instalacji o napięciu 230 V. Maksymalny pobór mocy wynosi 40W. W komplecie nie ma źródła światła. Takowe należy zakupić we własnym zakresie. </text:p>
            <text:p>Kinkiet wyposażony jest w gwint na E27. </text:p>
            <text:p/>
            <text:p>Wysokość płytki montażowej: 20.5 cm</text:p>
            <text:p/>
            <text:p>Odległość od ściany: 40 cm</text:p>
            <text:p/>
            <text:p>Wysokość klosza: 17 cm</text:p>
            <text:p/>
            <text:p>Średnica klosza: 18 cm</text:p>
            <text:p/>
            <text:p>Aby podkreślić charakter lampy wybierz dekoracyjną żarówkę z widocznym żarnikiem. </text:p>
            <text:p/>
            <text:p>Kinkiet Artur będzie cudownym dodatkiem do industrialnego bądź loftowego wnętrza.</text:p>
          </table:table-cell>
          <table:table-cell office:value-type="string" calcext:value-type="string">
            <text:p>Oblongue, Okrągły</text:p>
          </table:table-cell>
          <table:table-cell office:value-type="string" calcext:value-type="string">
            <text:p>Meta title-Oblongue, Okrągły</text:p>
          </table:table-cell>
          <table:table-cell office:value-type="string" calcext:value-type="string">
            <text:p>Meta keywords-Oblongue, Okrągły</text:p>
          </table:table-cell>
          <table:table-cell office:value-type="string" calcext:value-type="string">
            <text:p>Meta description-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102_102433_0.jpg, https://www.lampyiswiatlo.pl/media/catalog/product/cache/dc8ebad46b1b99eec05144e062f13606/1/0/1102_102433_0.jpg</text:p>
          </table:table-cell>
          <table:table-cell office:value-type="string" calcext:value-type="string">
            <text:p>Industrialny kinkiet regulowany czarny drewno - Arthu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210" calcext:value-type="float">
            <text:p>210</text:p>
          </table:table-cell>
          <table:table-cell office:value-type="float" office:value="1" calcext:value-type="float">
            <text:p>1</text:p>
          </table:table-cell>
          <table:table-cell office:value-type="string" calcext:value-type="string">
            <text:p>Klasyczny kinkiet łuk chrom IP44 - Bath 2</text:p>
          </table:table-cell>
          <table:table-cell office:value-type="string" calcext:value-type="string">
            <text:p>Kinkiety</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41006" calcext:value-type="float">
            <text:p>8718881041006</text:p>
          </table:table-cell>
          <table:table-cell table:number-columns-repeated="9"/>
          <table:table-cell office:value-type="float" office:value="133" calcext:value-type="float">
            <text:p>133</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łazienkowy wykończony w chromie.</text:p>
            <text:p/>
            <text:p>Opalizujące szkło zapewnia przyjemne i nastrojowe oświetlenie.</text:p>
            <text:p/>
            <text:p>Kinkiet Bath 1 posiada podwyższony stopień ochrony IP44, dzięki czemu można go bezpiecznie stosować w łazience.</text:p>
            <text:p/>
            <text:p>Odległość od ściany: 18 cm</text:p>
            <text:p/>
            <text:p>Wysokość: 18 cm</text:p>
            <text:p/>
            <text:p>Średnica płytki montażowej: 9.5 cm</text:p>
            <text:p/>
            <text:p>Kinkiet Bath 2 jest gotowy do podłączenia do instalacji o napięciu 230 V. Maksymalny pobór mocy wynosi 2 x 28W. W komplecie nie ma źródła światła. Takowe należy zakupić we własnym zakresie. Lampa wyposażona jest w 2 gwinty na G9. </text:p>
            <text:p/>
            <text:p>Kolekcja Bath będzie pasował zarówno do nowoczesnej jak i klasycznej łazienki.</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2/1110_92122_0.jpg, https://www.lampyiswiatlo.pl/media/catalog/product/cache/dc8ebad46b1b99eec05144e062f13606/9/2/1110_92122_0.jpg</text:p>
          </table:table-cell>
          <table:table-cell office:value-type="string" calcext:value-type="string">
            <text:p>Klasyczny kinkiet łuk chrom IP44 - Bath 2</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5">
          <table:table-cell office:value-type="float" office:value="211" calcext:value-type="float">
            <text:p>211</text:p>
          </table:table-cell>
          <table:table-cell office:value-type="float" office:value="1" calcext:value-type="float">
            <text:p>1</text:p>
          </table:table-cell>
          <table:table-cell office:value-type="string" calcext:value-type="string">
            <text:p>Industrialny kinkiet złoty 2-źródła światła - Justin</text:p>
          </table:table-cell>
          <table:table-cell office:value-type="string" calcext:value-type="string">
            <text:p>Kinkiety</text:p>
          </table:table-cell>
          <table:table-cell office:value-type="float" office:value="819" calcext:value-type="float">
            <text:p>8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623" calcext:value-type="float">
            <text:p>8718881121623</text:p>
          </table:table-cell>
          <table:table-cell table:number-columns-repeated="9"/>
          <table:table-cell office:value-type="float" office:value="56" calcext:value-type="float">
            <text:p>56</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Justin emituje nastrojowe światło góra-dół tworząc przy tym piękny efekt świetlny na ścianie. </text:p>
            <text:p/>
            <text:p>Długość: 24 cm</text:p>
            <text:p/>
            <text:p>Wysokość: 11 cm</text:p>
            <text:p/>
            <text:p>Odległość od ściany: 6.5 cm</text:p>
            <text:p/>
            <text:p>Kinkiet jest gotowy do podłączenia do instalacji o napięciu 230 V. Maksymalny pobór mocy wynosi 2 x 40W. W komplecie nie ma źródła światła. Takowe należy zakupić we własnym zakresie. Lampa wyposażona jest w 2 gwinty na G9. </text:p>
            <text:p/>
            <text:p>Kolekcja Justin sprawdzi się jako oświetlenie pośrednie zarówno w przedpokoju, salonie czy sypialni.</text:p>
            <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500_103848_0.jpg, https://www.lampyiswiatlo.pl/media/catalog/product/cache/dc8ebad46b1b99eec05144e062f13606/1/0/2500_103848_0.jpg</text:p>
          </table:table-cell>
          <table:table-cell office:value-type="string" calcext:value-type="string">
            <text:p>Industrialny kinkiet złoty 2-źródła światła - Justi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5">
          <table:table-cell office:value-type="float" office:value="212" calcext:value-type="float">
            <text:p>212</text:p>
          </table:table-cell>
          <table:table-cell office:value-type="float" office:value="1" calcext:value-type="float">
            <text:p>1</text:p>
          </table:table-cell>
          <table:table-cell office:value-type="string" calcext:value-type="string">
            <text:p>Industrialny kinkiet miedź 2-źródła światła - Justin</text:p>
          </table:table-cell>
          <table:table-cell office:value-type="string" calcext:value-type="string">
            <text:p>Kinkiety</text:p>
          </table:table-cell>
          <table:table-cell office:value-type="float" office:value="819" calcext:value-type="float">
            <text:p>8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630" calcext:value-type="float">
            <text:p>8718881121630</text:p>
          </table:table-cell>
          <table:table-cell table:number-columns-repeated="9"/>
          <table:table-cell office:value-type="float" office:value="82" calcext:value-type="float">
            <text:p>82</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Justin emituje nastrojowe światło góra-dół tworząc przy tym piękny efekt świetlny na ścianie. </text:p>
            <text:p/>
            <text:p>Długość: 24 cm</text:p>
            <text:p/>
            <text:p>Wysokość: 11 cm</text:p>
            <text:p/>
            <text:p>Odległość od ściany: 6.5 cm</text:p>
            <text:p/>
            <text:p>Kinkiet jest gotowy do podłączenia do instalacji o napięciu 230 V. Maksymalny pobór mocy wynosi 2 x 40W. W komplecie nie ma źródła światła. Takowe należy zakupić we własnym zakresie. Lampa wyposażona jest w 2 gwinty na G9. </text:p>
            <text:p/>
            <text:p>Kolekcja Justin sprawdzi się jako oświetlenie pośrednie zarówno w przedpokoju, salonie czy sypialni.</text:p>
            <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198_103849_0.jpg, https://www.lampyiswiatlo.pl/media/catalog/product/cache/dc8ebad46b1b99eec05144e062f13606/1/0/8198_103849_0.jpg</text:p>
          </table:table-cell>
          <table:table-cell office:value-type="string" calcext:value-type="string">
            <text:p>Industrialny kinkiet miedź 2-źródła światła - Justi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5">
          <table:table-cell office:value-type="float" office:value="213" calcext:value-type="float">
            <text:p>213</text:p>
          </table:table-cell>
          <table:table-cell office:value-type="float" office:value="1" calcext:value-type="float">
            <text:p>1</text:p>
          </table:table-cell>
          <table:table-cell office:value-type="string" calcext:value-type="string">
            <text:p>Designerski kinkiet brąz LED ściemniacz dotykowy - Notia</text:p>
          </table:table-cell>
          <table:table-cell office:value-type="string" calcext:value-type="string">
            <text:p>Kinkiety</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092" calcext:value-type="float">
            <text:p>8718881110092</text:p>
          </table:table-cell>
          <table:table-cell table:number-columns-repeated="9"/>
          <table:table-cell office:value-type="float" office:value="98" calcext:value-type="float">
            <text:p>98</text:p>
          </table:table-cell>
          <table:table-cell table:number-columns-repeated="3"/>
          <table:table-cell office:value-type="string" calcext:value-type="string">
            <text:p>both</text:p>
          </table:table-cell>
          <table:table-cell table:number-columns-repeated="4"/>
          <table:table-cell office:value-type="string" calcext:value-type="string">
            <text:p>Efektowny kinkiet przeznaczony dla miłośników nowoczesnych rozwiązań, którzy uwielbiają minimalizm połączony z wysoką jakością i funkcjonalnością.</text:p>
            <text:p/>
            <text:p>Kinkiet Notia wyposażony został w zintegrowane źródło światła LED, które emituje światło o barwie ciepło białej 2700K na poziomie 900 lumenów! Dioda ta uzyskała klasę energetyczną A+, co oznacza, że jest nie tylko energooszczędna, ale zapewnia profity i dla Twojego portfela i dla środowiska. </text:p>
            <text:p>Wbudowany moduł LED gwarantuje 20 000 godzin świecenia. </text:p>
            <text:p/>
            <text:p>Ponadto, lampa wyposażona jest w dotykowy ściemniacz.</text:p>
            <text:p/>
            <text:p>Wysokość lampy: 13.7 cm</text:p>
            <text:p/>
            <text:p>Głębokość: 57.2 cm</text:p>
            <text:p/>
            <text:p>Kinkiet Notia będzie prawdziwą ozdobą Twojego wnętrz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823_102530_0.jpg, https://www.lampyiswiatlo.pl/media/catalog/product/cache/dc8ebad46b1b99eec05144e062f13606/1/0/8823_102530_0.jpg</text:p>
          </table:table-cell>
          <table:table-cell office:value-type="string" calcext:value-type="string">
            <text:p>Designerski kinkiet brąz LED ściemniacz dotykowy - Not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1">
          <table:table-cell office:value-type="float" office:value="214" calcext:value-type="float">
            <text:p>214</text:p>
          </table:table-cell>
          <table:table-cell office:value-type="float" office:value="1" calcext:value-type="float">
            <text:p>1</text:p>
          </table:table-cell>
          <table:table-cell office:value-type="string" calcext:value-type="string">
            <text:p>Nowoczesny kinkiet czarny klosz bawełniany czarny - Stacca</text:p>
          </table:table-cell>
          <table:table-cell office:value-type="string" calcext:value-type="string">
            <text:p>Kinkiety</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4930" calcext:value-type="float">
            <text:p>8718881104930</text:p>
          </table:table-cell>
          <table:table-cell table:number-columns-repeated="9"/>
          <table:table-cell office:value-type="float" office:value="92" calcext:value-type="float">
            <text:p>92</text:p>
          </table:table-cell>
          <table:table-cell table:number-columns-repeated="3"/>
          <table:table-cell office:value-type="string" calcext:value-type="string">
            <text:p>both</text:p>
          </table:table-cell>
          <table:table-cell table:number-columns-repeated="4"/>
          <table:table-cell office:value-type="string" calcext:value-type="string">
            <text:p>Kinkiet Stacca pełni funkcję zarówno dekoracyjną, jak i praktyczną. Kreuje klimat, dodając aranżacji przytulności. </text:p>
            <text:p/>
            <text:p>Kinkiet wyposażony jest w dwa niezależne źródła światła.</text:p>
            <text:p/>
            <text:p>Elastyczne ramię wyposażone w zintegrowaną diodę LED pozwala skierować światło w dowolną stronę, dzięki czemu idealnie sprawdzi się jako lampka do czytania. </text:p>
            <text:p/>
            <text:p>Klasyczny klosz nadaje lampie elegancji i ponadczasowego charakteru. </text:p>
            <text:p/>
            <text:p>Całkowita wysokość: 47 cm</text:p>
            <text:p/>
            <text:p>Odległość od ściany: 20 cm</text:p>
            <text:p/>
            <text:p>Wymiary płytki montażowej: 15.5 x 8.5 cm</text:p>
            <text:p/>
            <text:p>Wysokość klosza: 18.5 cm</text:p>
            <text:p/>
            <text:p>Średnica klosza: 16 cm</text:p>
            <text:p/>
            <text:p>Długość ramienia LED: 24 cm</text:p>
            <text:p/>
            <text:p>Lampa jest gotowa do podłączenia do instalacji o napięciu 230 V. Wyposażona jest w gwint na E27 o maksymalnym poborze mocy 40W oraz w zintegrowaną diodę LED, która emituje światło o barwie ciepło białej (2700K) na poziomie 100 lumenów.</text:p>
            <text:p/>
            <text:p>Kinkiet Stacca świetnie sprawdzi się jako oświetlenie pośrednie w sypialni lub salonie.</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3027_99125_0.jpg, https://www.lampyiswiatlo.pl/media/catalog/product/cache/dc8ebad46b1b99eec05144e062f13606/9/9/3027_99125_0.jpg</text:p>
          </table:table-cell>
          <table:table-cell office:value-type="string" calcext:value-type="string">
            <text:p>Nowoczesny kinkiet czarny klosz bawełniany czarny - Stacc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215" calcext:value-type="float">
            <text:p>215</text:p>
          </table:table-cell>
          <table:table-cell office:value-type="float" office:value="1" calcext:value-type="float">
            <text:p>1</text:p>
          </table:table-cell>
          <table:table-cell office:value-type="string" calcext:value-type="string">
            <text:p>Industrialny kinkiet niebieski-rdza 2-źródła światła - Justin</text:p>
          </table:table-cell>
          <table:table-cell office:value-type="string" calcext:value-type="string">
            <text:p>Kinkiety</text:p>
          </table:table-cell>
          <table:table-cell office:value-type="float" office:value="775" calcext:value-type="float">
            <text:p>7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616" calcext:value-type="float">
            <text:p>8718881121616</text:p>
          </table:table-cell>
          <table:table-cell table:number-columns-repeated="9"/>
          <table:table-cell office:value-type="float" office:value="79" calcext:value-type="float">
            <text:p>79</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Justin emituje nastrojowe światło góra-dół tworząc przy tym piękny efekt świetlny na ścianie. </text:p>
            <text:p/>
            <text:p>Długość: 24 cm</text:p>
            <text:p/>
            <text:p>Wysokość: 11 cm</text:p>
            <text:p/>
            <text:p>Odległość od ściany: 6.5 cm</text:p>
            <text:p/>
            <text:p>Kinkiet jest gotowy do podłączenia do instalacji o napięciu 230 V. Maksymalny pobór mocy wynosi 2 x 40W. W komplecie nie ma źródła światła. Takowe należy zakupić we własnym zakresie. Lampa wyposażona jest w 2 gwinty na G9. </text:p>
            <text:p/>
            <text:p>Kolekcja Justin sprawdzi się jako oświetlenie pośrednie zarówno w przedpokoju, salonie czy sypialni.</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666_103847_0.jpg, https://www.lampyiswiatlo.pl/media/catalog/product/cache/dc8ebad46b1b99eec05144e062f13606/1/0/5666_103847_0.jpg</text:p>
          </table:table-cell>
          <table:table-cell office:value-type="string" calcext:value-type="string">
            <text:p>Industrialny kinkiet niebieski-rdza 2-źródła światła - Justi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5">
          <table:table-cell office:value-type="float" office:value="216" calcext:value-type="float">
            <text:p>216</text:p>
          </table:table-cell>
          <table:table-cell office:value-type="float" office:value="1" calcext:value-type="float">
            <text:p>1</text:p>
          </table:table-cell>
          <table:table-cell office:value-type="string" calcext:value-type="string">
            <text:p>Industrialny kinkiet drewno 2-źródła światła - Justin</text:p>
          </table:table-cell>
          <table:table-cell office:value-type="string" calcext:value-type="string">
            <text:p>Kinkiety</text:p>
          </table:table-cell>
          <table:table-cell office:value-type="float" office:value="775" calcext:value-type="float">
            <text:p>7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MTK Leuchten</text:p>
          </table:table-cell>
          <table:table-cell office:value-type="float" office:value="8718881121647" calcext:value-type="float">
            <text:p>8718881121647</text:p>
          </table:table-cell>
          <table:table-cell table:number-columns-repeated="9"/>
          <table:table-cell office:value-type="float" office:value="131" calcext:value-type="float">
            <text:p>131</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Justin emituje nastrojowe światło góra-dół tworząc przy tym piękny efekt świetlny na ścianie. </text:p>
            <text:p/>
            <text:p>Długość: 24 cm</text:p>
            <text:p/>
            <text:p>Wysokość: 11 cm</text:p>
            <text:p/>
            <text:p>Odległość od ściany: 6.5 cm</text:p>
            <text:p/>
            <text:p>Kinkiet jest gotowy do podłączenia do instalacji o napięciu 230 V. Maksymalny pobór mocy wynosi 2 x 40W. W komplecie nie ma źródła światła. Takowe należy zakupić we własnym zakresie. Lampa wyposażona jest w 2 gwinty na G9. </text:p>
            <text:p/>
            <text:p>Kolekcja Justin sprawdzi się jako oświetlenie pośrednie zarówno w przedpokoju, salonie czy sypialni.</text:p>
            <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531_103850_0.jpg, https://www.lampyiswiatlo.pl/media/catalog/product/cache/dc8ebad46b1b99eec05144e062f13606/1/0/9531_103850_0.jpg</text:p>
          </table:table-cell>
          <table:table-cell office:value-type="string" calcext:value-type="string">
            <text:p>Industrialny kinkiet drewno 2-źródła światła - Justi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1">
          <table:table-cell office:value-type="float" office:value="217" calcext:value-type="float">
            <text:p>217</text:p>
          </table:table-cell>
          <table:table-cell office:value-type="float" office:value="1" calcext:value-type="float">
            <text:p>1</text:p>
          </table:table-cell>
          <table:table-cell office:value-type="string" calcext:value-type="string">
            <text:p>Nowoczesny kinkiet czarny klosz welurowy ochra - Stacca</text:p>
          </table:table-cell>
          <table:table-cell office:value-type="string" calcext:value-type="string">
            <text:p>Kinkiety</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4985" calcext:value-type="float">
            <text:p>8718881104985</text:p>
          </table:table-cell>
          <table:table-cell table:number-columns-repeated="9"/>
          <table:table-cell office:value-type="float" office:value="30" calcext:value-type="float">
            <text:p>30</text:p>
          </table:table-cell>
          <table:table-cell table:number-columns-repeated="3"/>
          <table:table-cell office:value-type="string" calcext:value-type="string">
            <text:p>both</text:p>
          </table:table-cell>
          <table:table-cell table:number-columns-repeated="4"/>
          <table:table-cell office:value-type="string" calcext:value-type="string">
            <text:p>Kinkiet Stacca pełni funkcję zarówno dekoracyjną, jak i praktyczną. Kreuje klimat, dodając aranżacji przytulności. </text:p>
            <text:p/>
            <text:p>Kinkiet wyposażony jest w dwa niezależne źródła światła.</text:p>
            <text:p/>
            <text:p>Elastyczne ramię wyposażone w zintegrowaną diodę LED pozwala skierować światło w dowolną stronę, dzięki czemu idealnie sprawdzi się jako lampka do czytania. </text:p>
            <text:p/>
            <text:p>Klasyczny klosz nadaje lampie elegancji i ponadczasowego charakteru. </text:p>
            <text:p/>
            <text:p>Całkowita wysokość: 47 cm</text:p>
            <text:p/>
            <text:p>Odległość od ściany: 20 cm</text:p>
            <text:p/>
            <text:p>Wymiary płytki montażowej: 15.5 x 8.5 cm</text:p>
            <text:p/>
            <text:p>Wysokość klosza: 18.5 cm</text:p>
            <text:p/>
            <text:p>Średnica klosza: 16 cm</text:p>
            <text:p/>
            <text:p>Długość ramienia LED: 24 cm</text:p>
            <text:p/>
            <text:p>Lampa jest gotowa do podłączenia do instalacji o napięciu 230 V. Wyposażona jest w gwint na E27 o maksymalnym poborze mocy 40W oraz w zintegrowaną diodę LED, która emituje światło o barwie ciepło białej (2700K) na poziomie 100 lumenów.</text:p>
            <text:p/>
            <text:p>Kinkiet Stacca świetnie sprawdzi się jako oświetlenie pośrednie w sypialni lub salonie.</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3938_99130_0.jpg, https://www.lampyiswiatlo.pl/media/catalog/product/cache/dc8ebad46b1b99eec05144e062f13606/9/9/3938_99130_0.jpg</text:p>
          </table:table-cell>
          <table:table-cell office:value-type="string" calcext:value-type="string">
            <text:p>Nowoczesny kinkiet czarny klosz welurowy ochra - Stacc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18" calcext:value-type="float">
            <text:p>218</text:p>
          </table:table-cell>
          <table:table-cell office:value-type="float" office:value="1" calcext:value-type="float">
            <text:p>1</text:p>
          </table:table-cell>
          <table:table-cell office:value-type="string" calcext:value-type="string">
            <text:p>Nowoczesny kinkiet łazienkowy stal 62cm LED IP44 - Cascada</text:p>
          </table:table-cell>
          <table:table-cell office:value-type="string" calcext:value-type="string">
            <text:p>Kinkiety</text:p>
          </table:table-cell>
          <table:table-cell office:value-type="float" office:value="399" calcext:value-type="float">
            <text:p>3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772" calcext:value-type="float">
            <text:p>8718881098772</text:p>
          </table:table-cell>
          <table:table-cell table:number-columns-repeated="9"/>
          <table:table-cell office:value-type="float" office:value="31" calcext:value-type="float">
            <text:p>31</text:p>
          </table:table-cell>
          <table:table-cell table:number-columns-repeated="3"/>
          <table:table-cell office:value-type="string" calcext:value-type="string">
            <text:p>both</text:p>
          </table:table-cell>
          <table:table-cell table:number-columns-repeated="4"/>
          <table:table-cell office:value-type="string" calcext:value-type="string">
            <text:p>Nasza lampa ścienna Cascada doskonale sprawdza się nad lustrem w łazience! Dzięki prostemu kształtowi i świeżemu wykończeniu z tworzywa sztucznego ze stalą lampa stanowi zabawny akcent. Posiada zintegrowany moduł LED o wydajności 1050 lumenów i 3000 kelwinów; ten kinkiet zapewnia ciepłe, białe światło w łazience. Idealny, aby przygotować się na cały dzień! Uwaga: tej lampy nie można ściemniać i dlatego naprawdę nadaje się do użytku funkcjonalnego. Dzięki średnio 30 000 godzin świecenia możesz cieszyć się lampą ścienna Cascada przez długi czas. Lampa ma długość 62 cm, głębokość 7,2 cm i wysokość 5 cm. Z IP44 odporny na rozbryzgi wody. Zabawna lampa w łazience!</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6698_98697_0.jpg, https://www.lampyiswiatlo.pl/media/catalog/product/cache/dc8ebad46b1b99eec05144e062f13606/9/8/6698_98697_0.jpg</text:p>
          </table:table-cell>
          <table:table-cell office:value-type="string" calcext:value-type="string">
            <text:p>Nowoczesny kinkiet łazienkowy stal 62cm LED IP44 - Cascad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4">
          <table:table-cell office:value-type="float" office:value="219" calcext:value-type="float">
            <text:p>219</text:p>
          </table:table-cell>
          <table:table-cell office:value-type="float" office:value="1" calcext:value-type="float">
            <text:p>1</text:p>
          </table:table-cell>
          <table:table-cell office:value-type="string" calcext:value-type="string">
            <text:p>Designerskie lustro łazienkowe okrągłe chrom x2 - Vicino</text:p>
          </table:table-cell>
          <table:table-cell office:value-type="string" calcext:value-type="string">
            <text:p>Kinkiety</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482" calcext:value-type="float">
            <text:p>8718881098482</text:p>
          </table:table-cell>
          <table:table-cell table:number-columns-repeated="9"/>
          <table:table-cell office:value-type="float" office:value="46" calcext:value-type="float">
            <text:p>46</text:p>
          </table:table-cell>
          <table:table-cell table:number-columns-repeated="3"/>
          <table:table-cell office:value-type="string" calcext:value-type="string">
            <text:p>both</text:p>
          </table:table-cell>
          <table:table-cell table:number-columns-repeated="4"/>
          <table:table-cell office:value-type="string" calcext:value-type="string">
            <text:p>Nienaganny makijaż i staranna pielęgnacja twarzy będzie możliwa dzięki naszej kolekcji lusterek kosmetycznych Vicino.</text:p>
            <text:p/>
            <text:p>Łamany wysięgnik sprawdzi się w każdej, nawet najmniejszej łazience.</text:p>
            <text:p/>
            <text:p>Lusterko można również przechylać i obracać. Jest dwustronne, jedna strona 1:1, druga strona powiększa dwukrotnie.</text:p>
            <text:p/>
            <text:p>Lusterko zostało wyposażone w zintegrowane źródło światła LED, które emituje światło o barwie ciepło białej (3000K) na poziomie 80 lumenów. Wbudowany moduł LED gwarantuje 20 000 godzin świecenia. </text:p>
            <text:p>Dioda LED posiada klasę energetyczną A+.</text:p>
            <text:p/>
            <text:p>Lusterko nie nadaje się do ściemniania.</text:p>
            <text:p/>
            <text:p>Za pomocą sznurka możesz włączać i wyłączać oświetlenie lustra.</text:p>
            <text:p/>
            <text:p>Całkowita wysokość: 33 cm</text:p>
            <text:p/>
            <text:p>Średnica płytki montażowej: 11 cm</text:p>
            <text:p/>
            <text:p>Średnica lusterka: 19 cm</text:p>
            <text:p/>
            <text:p>Lusterko kosmetyczne Vicinio posiada podwyższony stopień ochrony IP44, co oznacza, że nadaje się do pracy w wilgotnych pomieszczeniach.</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3305_98452_0.jpg, https://www.lampyiswiatlo.pl/media/catalog/product/cache/dc8ebad46b1b99eec05144e062f13606/9/8/3305_98452_0.jpg</text:p>
          </table:table-cell>
          <table:table-cell office:value-type="string" calcext:value-type="string">
            <text:p>Designerskie lustro łazienkowe okrągłe chrom x2 - Vicin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20" calcext:value-type="float">
            <text:p>220</text:p>
          </table:table-cell>
          <table:table-cell office:value-type="float" office:value="1" calcext:value-type="float">
            <text:p>1</text:p>
          </table:table-cell>
          <table:table-cell office:value-type="string" calcext:value-type="string">
            <text:p>Nowoczesny spot czarno-złoty 1-źródło światła - Buell Deluxe</text:p>
          </table:table-cell>
          <table:table-cell office:value-type="string" calcext:value-type="string">
            <text:p>Kinkiety</text:p>
          </table:table-cell>
          <table:table-cell office:value-type="float" office:value="115" calcext:value-type="float">
            <text:p>1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3517" calcext:value-type="float">
            <text:p>8718881093517</text:p>
          </table:table-cell>
          <table:table-cell table:number-columns-repeated="9"/>
          <table:table-cell office:value-type="float" office:value="58" calcext:value-type="float">
            <text:p>58</text:p>
          </table:table-cell>
          <table:table-cell table:number-columns-repeated="3"/>
          <table:table-cell office:value-type="string" calcext:value-type="string">
            <text:p>both</text:p>
          </table:table-cell>
          <table:table-cell table:number-columns-repeated="4"/>
          <table:table-cell office:value-type="string" calcext:value-type="string">
            <text:p>Nasz piękny Buell Deluxe to miejsce wykończone na czarno i ze złotym wnętrzem. Złoty akcent zapewnia piękny efekt świetlny na ścianie lub suficie! Miejsce można odchylać, dzięki czemu możesz skierować światło tak, jak chcesz: bardzo przydatne! <text:s/>Lampa ma wysokość 10 cm, długość 11,5 cm i szerokość 8 cm. Płyta montażowa ma średnicę 8 cm i wysokość 2,5 cm. Czapka ma średnicę 8 cm i wysokość 7 cm. Kończymy lampą ze źródłem światła z oprawą GU10 (maks. 35 Watt), którą należy jeszcze zamówić osobno. Lampa jest ściemnialna za pomocą zewnętrznego ściemniacza (ściemniacz nie wchodzi w skład zestawu). <text:s/>Każdy pokój w Twoim wnętrzu ma niepowtarzalny akcent dzięki temu pięknemu miejscu na ścianie i suficie!</text:p>
          </table:table-cell>
          <table:table-cell office:value-type="string" calcext:value-type="string">
            <text:p>Kula, Okrągły</text:p>
          </table:table-cell>
          <table:table-cell office:value-type="string" calcext:value-type="string">
            <text:p>Meta title-Kula, Okrągły</text:p>
          </table:table-cell>
          <table:table-cell office:value-type="string" calcext:value-type="string">
            <text:p>Meta keywords-Kula, Okrągły</text:p>
          </table:table-cell>
          <table:table-cell office:value-type="string" calcext:value-type="string">
            <text:p>Meta description-Kula,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1504_97926_0.jpg, https://www.lampyiswiatlo.pl/media/catalog/product/cache/dc8ebad46b1b99eec05144e062f13606/9/7/1504_97926_0.jpg</text:p>
          </table:table-cell>
          <table:table-cell office:value-type="string" calcext:value-type="string">
            <text:p>Nowoczesny spot czarno-złoty 1-źródło światła - Buell Delux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21" calcext:value-type="float">
            <text:p>221</text:p>
          </table:table-cell>
          <table:table-cell office:value-type="float" office:value="1" calcext:value-type="float">
            <text:p>1</text:p>
          </table:table-cell>
          <table:table-cell office:value-type="string" calcext:value-type="string">
            <text:p>Zestaw 2 lamp ściennych ze stali z kloszem, ramię do czytania, w tym LED - Bergamo</text:p>
          </table:table-cell>
          <table:table-cell office:value-type="string" calcext:value-type="string">
            <text:p>Kinkiety</text:p>
          </table:table-cell>
          <table:table-cell office:value-type="float" office:value="999" calcext:value-type="float">
            <text:p>9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9948" calcext:value-type="float">
            <text:p>8718881079948</text:p>
          </table:table-cell>
          <table:table-cell table:number-columns-repeated="9"/>
          <table:table-cell office:value-type="float" office:value="135" calcext:value-type="float">
            <text:p>135</text:p>
          </table:table-cell>
          <table:table-cell table:number-columns-repeated="3"/>
          <table:table-cell office:value-type="string" calcext:value-type="string">
            <text:p>both</text:p>
          </table:table-cell>
          <table:table-cell table:number-columns-repeated="4"/>
          <table:table-cell office:value-type="string" calcext:value-type="string">
            <text:p>Atrakcyjny, ponadczasowy kinkiet. To Bergamo należy całkowicie do Twojego nowoczesnego salonu lub sypialni. Jest to funkcjonalna lampa dzięki elastycznemu ramieniu do czytania ze zintegrowaną diodą LED: ma strumień świetlny 2400 kelwinów i 90 lumenów. Lampa ma średnio 10 000 godzin świecenia. Uzupełnij swoją lampę, kupując źródło światła, które pasuje do oprawy E27 (maks. 60 W). Klosz tej lampy ma długość 30 cm i wysokość 20 cm. Ramię do czytania ma maks. długość 40 cm. Ramię do czytania i źródło światła w okapie można obsługiwać niezależnie od siebie. Super poręczny! Uwaga: tej lampy nie można ściemniać. Zapewnij ponadczasową lampkę do czytania w sypialni z Bergamo. Teraz jeszcze taniej jako zestaw 2 sztuk!</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5240_96152_0.jpg, https://www.lampyiswiatlo.pl/media/catalog/product/cache/dc8ebad46b1b99eec05144e062f13606/9/6/5240_96152_0.jpg</text:p>
          </table:table-cell>
          <table:table-cell office:value-type="string" calcext:value-type="string">
            <text:p>Zestaw 2 lamp ściennych ze stali z kloszem, ramię do czytania, w tym LED - Bergam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22" calcext:value-type="float">
            <text:p>222</text:p>
          </table:table-cell>
          <table:table-cell office:value-type="float" office:value="1" calcext:value-type="float">
            <text:p>1</text:p>
          </table:table-cell>
          <table:table-cell office:value-type="string" calcext:value-type="string">
            <text:p>Orientalny kinkiet czarny ze sznurkiem - Riki</text:p>
          </table:table-cell>
          <table:table-cell office:value-type="string" calcext:value-type="string">
            <text:p>Kinkiety</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469" calcext:value-type="float">
            <text:p>8718881116469</text:p>
          </table:table-cell>
          <table:table-cell table:number-columns-repeated="9"/>
          <table:table-cell office:value-type="float" office:value="63" calcext:value-type="float">
            <text:p>63</text:p>
          </table:table-cell>
          <table:table-cell table:number-columns-repeated="3"/>
          <table:table-cell office:value-type="string" calcext:value-type="string">
            <text:p>both</text:p>
          </table:table-cell>
          <table:table-cell table:number-columns-repeated="4"/>
          <table:table-cell office:value-type="string" calcext:value-type="string">
            <text:p>Riki ma nowoczesny wygląd dzięki kloszowi wykończonemu sznurkiem jutowym. Klosz zapewnia wyjątkowy efekt świetlny na ścianie. Stwórz w mgnieniu oka orientalną atmosferę w swoim salonie lub sypialni dzięki naszej lampie ściennej Riki! Ma wysokość 30 cm i głębokość 15 cm. Dołączony przewód ma 185 cm długości. Uzupełnij ten Riki pięknym źródłem światła E27 o maksymalnej mocy 40 W! Uwaga: nadal musisz zamówić oddzielnie źródło światła. Spraw, by wieczorem było przytulnie, przyciemniając kinkiet zewnętrznym ściemniaczem (ściemniacz nie jest dołączony). Atrakcyjny, orientalny dodatek do Twojego dom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778_103243_0.jpg, https://www.lampyiswiatlo.pl/media/catalog/product/cache/dc8ebad46b1b99eec05144e062f13606/1/0/5778_103243_0.jpg</text:p>
          </table:table-cell>
          <table:table-cell office:value-type="string" calcext:value-type="string">
            <text:p>Orientalny kinkiet czarny ze sznurkiem - Rik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23" calcext:value-type="float">
            <text:p>223</text:p>
          </table:table-cell>
          <table:table-cell office:value-type="float" office:value="1" calcext:value-type="float">
            <text:p>1</text:p>
          </table:table-cell>
          <table:table-cell office:value-type="string" calcext:value-type="string">
            <text:p>Nowoczesna lampa ścienna biała w tym LED - Plomp</text:p>
          </table:table-cell>
          <table:table-cell office:value-type="string" calcext:value-type="string">
            <text:p>Kinkiety</text:p>
          </table:table-cell>
          <table:table-cell office:value-type="float" office:value="589" calcext:value-type="float">
            <text:p>5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7843" calcext:value-type="float">
            <text:p>8718881097843</text:p>
          </table:table-cell>
          <table:table-cell table:number-columns-repeated="9"/>
          <table:table-cell office:value-type="float" office:value="84" calcext:value-type="float">
            <text:p>84</text:p>
          </table:table-cell>
          <table:table-cell table:number-columns-repeated="3"/>
          <table:table-cell office:value-type="string" calcext:value-type="string">
            <text:p>both</text:p>
          </table:table-cell>
          <table:table-cell table:number-columns-repeated="4"/>
          <table:table-cell office:value-type="string" calcext:value-type="string">
            <text:p>Plomp to wyjątkowy kinkiet! Ma pofalowane kształty, co czyni go wyjątkowym. Ta lampa przyciąga wzrok w Twoim salonie lub przedpokoju! Ma całkowitą długość 46 cm i wysokość 28 cm. Głębokość 4,5 cm. Lampa składa się ze zintegrowanej diody LED (niewymiennej). Dzięki 800 lumenom i 2700 kelwinów jest to kinkiet o wysokiej intensywności światła. Wytrzymuje średnio 30 000 godzin palenia. Uwaga: tej lampy nie można ściemniać! Plomp nadaje się tylko do funkcjonalnego oświetlenia w domu. Uzupełnij swoje wnętrze tym Plompem.</text:p>
          </table:table-cell>
          <table:table-cell office:value-type="string" calcext:value-type="string">
            <text:p>Organiczny</text:p>
          </table:table-cell>
          <table:table-cell office:value-type="string" calcext:value-type="string">
            <text:p>Meta title-Organiczny</text:p>
          </table:table-cell>
          <table:table-cell office:value-type="string" calcext:value-type="string">
            <text:p>Meta keywords-Organiczny</text:p>
          </table:table-cell>
          <table:table-cell office:value-type="string" calcext:value-type="string">
            <text:p>Meta description-Organi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2185_98406_0.jpg, https://www.lampyiswiatlo.pl/media/catalog/product/cache/dc8ebad46b1b99eec05144e062f13606/9/8/2185_98406_0.jpg</text:p>
          </table:table-cell>
          <table:table-cell office:value-type="string" calcext:value-type="string">
            <text:p>Nowoczesna lampa ścienna biała w tym LED - Plomp</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224" calcext:value-type="float">
            <text:p>224</text:p>
          </table:table-cell>
          <table:table-cell office:value-type="float" office:value="1" calcext:value-type="float">
            <text:p>1</text:p>
          </table:table-cell>
          <table:table-cell office:value-type="string" calcext:value-type="string">
            <text:p>Designerskie lustro łazienkowe chrom regulowane LED IP44 ze sznurkiem - Vicino</text:p>
          </table:table-cell>
          <table:table-cell office:value-type="string" calcext:value-type="string">
            <text:p>Kinkiety</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475" calcext:value-type="float">
            <text:p>8718881098475</text:p>
          </table:table-cell>
          <table:table-cell table:number-columns-repeated="9"/>
          <table:table-cell office:value-type="float" office:value="123" calcext:value-type="float">
            <text:p>123</text:p>
          </table:table-cell>
          <table:table-cell table:number-columns-repeated="3"/>
          <table:table-cell office:value-type="string" calcext:value-type="string">
            <text:p>both</text:p>
          </table:table-cell>
          <table:table-cell table:number-columns-repeated="4"/>
          <table:table-cell office:value-type="string" calcext:value-type="string">
            <text:p>Nienaganny makijaż i staranna pielęgnacja twarzy będzie możliwa dzięki naszej kolekcji lusterek kosmetycznych Vicino.</text:p>
            <text:p/>
            <text:p>Łamany wysięgnik sprawdzi się w każdej, nawet najmniejszej łazience.</text:p>
            <text:p/>
            <text:p>Lusterko można również przechylać i obracać. Jest dwustronne, jedna strona 1:1, druga strona powiększa trzykrotnie.</text:p>
            <text:p/>
            <text:p>Lusterko zostało wyposażone w zintegrowane źródło światła LED, które emituje światło o barwie ciepło białej (3000K) na poziomie 220 lumenów! Wbudowany moduł LED gwarantuje 20 000 godzin świecenia. </text:p>
            <text:p>Dioda LED posiada klasę energetyczną A+.</text:p>
            <text:p/>
            <text:p>Lusterko nie nadaje się do ściemniania.</text:p>
            <text:p/>
            <text:p>Za pomocą sznurka możesz włączać i wyłączać oświetlenie lustra.</text:p>
            <text:p/>
            <text:p>Całkowita wysokość: 36.5 cm</text:p>
            <text:p/>
            <text:p>Średnica płytki montażowej: 11 cm</text:p>
            <text:p/>
            <text:p>Średnica lusterka: 20 cm</text:p>
            <text:p/>
            <text:p>Lusterko kosmetyczne Vicinio posiada podwyższony stopień ochrony IP44, co oznacza, że nadaje się do pracy w wilgotnych pomieszczeniach.</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8112_98451_0.jpg, https://www.lampyiswiatlo.pl/media/catalog/product/cache/dc8ebad46b1b99eec05144e062f13606/9/8/8112_98451_0.jpg</text:p>
          </table:table-cell>
          <table:table-cell office:value-type="string" calcext:value-type="string">
            <text:p>Designerskie lustro łazienkowe chrom regulowane LED IP44 ze sznurkiem - Vicin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25" calcext:value-type="float">
            <text:p>225</text:p>
          </table:table-cell>
          <table:table-cell office:value-type="float" office:value="1" calcext:value-type="float">
            <text:p>1</text:p>
          </table:table-cell>
          <table:table-cell office:value-type="string" calcext:value-type="string">
            <text:p>Nowoczesny kinkiet biały 50 cm z 3-stopniowym ściemnianiem LED - Bram</text:p>
          </table:table-cell>
          <table:table-cell office:value-type="string" calcext:value-type="string">
            <text:p>Kinkiety</text:p>
          </table:table-cell>
          <table:table-cell office:value-type="float" office:value="585" calcext:value-type="float">
            <text:p>5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68915" calcext:value-type="float">
            <text:p>4017807468915</text:p>
          </table:table-cell>
          <table:table-cell table:number-columns-repeated="9"/>
          <table:table-cell office:value-type="float" office:value="53" calcext:value-type="float">
            <text:p>53</text:p>
          </table:table-cell>
          <table:table-cell table:number-columns-repeated="3"/>
          <table:table-cell office:value-type="string" calcext:value-type="string">
            <text:p>both</text:p>
          </table:table-cell>
          <table:table-cell table:number-columns-repeated="4"/>
          <table:table-cell office:value-type="string" calcext:value-type="string">
            <text:p>Bardzo fajny kinkiet do domu! Bram łatwo dopasowuje się do Twojego wnętrza. Ta lampa ścienna wykonana jest ze stali z plastikiem i jest biała. Ma głębokość 4,8 cm, wysokość 8 cm i długość 50 cm. Płyta montażowa ma głębokość 3,5 cm, wysokość 6 cm i długość 35 cm. Bram posiada niewymienne oświetlenie LED. Z mocą świetlną 2700-6000 kelwinów i 1800 lumenów to prawdziwa potęga! Lampę można przyciemniać za pomocą 3-stopniowego ściemniacza, więc to Ty decydujesz, jak jasno ma świecić światło. Oznacza to, że gdy naciśniesz własny włącznik światła, gdy uzyskasz 100% (funkcjonalne) światło, za drugim razem uzyskasz 60% światła, a trzeci raz 30% (atmosferyczne). Bram wytrzymuje średnio 25 000 godzin palenia. Bram to nowoczesny kinkiet, który idealnie pasuje do salonu, gabinetu czy biura. Naprawdę coś dla Ciebie!</text:p>
          </table:table-cell>
          <table:table-cell office:value-type="string" calcext:value-type="string">
            <text:p>Owalny</text:p>
          </table:table-cell>
          <table:table-cell office:value-type="string" calcext:value-type="string">
            <text:p>Meta title-Owalny</text:p>
          </table:table-cell>
          <table:table-cell office:value-type="string" calcext:value-type="string">
            <text:p>Meta keywords-Owalny</text:p>
          </table:table-cell>
          <table:table-cell office:value-type="string" calcext:value-type="string">
            <text:p>Meta description-Owal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058_103692_0.jpg, https://www.lampyiswiatlo.pl/media/catalog/product/cache/dc8ebad46b1b99eec05144e062f13606/1/0/6058_103692_0.jpg</text:p>
          </table:table-cell>
          <table:table-cell office:value-type="string" calcext:value-type="string">
            <text:p>Nowoczesny kinkiet biały 50 cm z 3-stopniowym ściemnianiem LED - Bra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226" calcext:value-type="float">
            <text:p>226</text:p>
          </table:table-cell>
          <table:table-cell office:value-type="float" office:value="1" calcext:value-type="float">
            <text:p>1</text:p>
          </table:table-cell>
          <table:table-cell office:value-type="string" calcext:value-type="string">
            <text:p>Industrialny kinkiet czarny żarówka DECO E27 G125 100lm - Facil</text:p>
          </table:table-cell>
          <table:table-cell office:value-type="string" calcext:value-type="string">
            <text:p>Kinkiety</text:p>
          </table:table-cell>
          <table:table-cell office:value-type="float" office:value="245" calcext:value-type="float">
            <text:p>2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0008" calcext:value-type="float">
            <text:p>8718881120008</text:p>
          </table:table-cell>
          <table:table-cell table:number-columns-repeated="9"/>
          <table:table-cell office:value-type="float" office:value="56" calcext:value-type="float">
            <text:p>56</text:p>
          </table:table-cell>
          <table:table-cell table:number-columns-repeated="3"/>
          <table:table-cell office:value-type="string" calcext:value-type="string">
            <text:p>both</text:p>
          </table:table-cell>
          <table:table-cell table:number-columns-repeated="4"/>
          <table:table-cell office:value-type="string" calcext:value-type="string">
            <text:p>Kinkiet Facil to idealny wybór dla każdego miłośnika minimalistycznych i nowoczesnych rozwiązań.</text:p>
            <text:p/>
            <text:p>Całkowita wysokość (bez żarówki): 8.5 cm</text:p>
            <text:p/>
            <text:p>Średnica płytki montażowej: 6.6 cm</text:p>
            <text:p/>
            <text:p>Odległość od ściany: 13 cm</text:p>
            <text:p/>
            <text:p>W komplecie źródło światła: E27 DECO G125 4W 100lm 2700K</text:p>
            <text:p/>
            <text:p>Sprawdź pozostałe lampy z kolekcji Facil!</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958_103595_0.jpg, https://www.lampyiswiatlo.pl/media/catalog/product/cache/dc8ebad46b1b99eec05144e062f13606/1/0/6958_103595_0.jpg</text:p>
          </table:table-cell>
          <table:table-cell office:value-type="string" calcext:value-type="string">
            <text:p>Industrialny kinkiet czarny żarówka DECO E27 G125 100lm - Faci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227" calcext:value-type="float">
            <text:p>227</text:p>
          </table:table-cell>
          <table:table-cell office:value-type="float" office:value="1" calcext:value-type="float">
            <text:p>1</text:p>
          </table:table-cell>
          <table:table-cell office:value-type="string" calcext:value-type="string">
            <text:p>Kinkiet art deco złoty klosz biały - Brescia</text:p>
          </table:table-cell>
          <table:table-cell office:value-type="string" calcext:value-type="string">
            <text:p>Kinkiety</text:p>
          </table:table-cell>
          <table:table-cell office:value-type="float" office:value="505" calcext:value-type="float">
            <text:p>5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6419" calcext:value-type="float">
            <text:p>8718881096419</text:p>
          </table:table-cell>
          <table:table-cell table:number-columns-repeated="9"/>
          <table:table-cell office:value-type="float" office:value="129" calcext:value-type="float">
            <text:p>129</text:p>
          </table:table-cell>
          <table:table-cell table:number-columns-repeated="3"/>
          <table:table-cell office:value-type="string" calcext:value-type="string">
            <text:p>both</text:p>
          </table:table-cell>
          <table:table-cell table:number-columns-repeated="4"/>
          <table:table-cell office:value-type="string" calcext:value-type="string">
            <text:p>Kinkiet Brescia pełni funkcję zarówno dekoracyjną, jak i praktyczną. Kreuje klimat, dodając aranżacji przytulności. </text:p>
            <text:p/>
            <text:p>Kinkiet wyposażony jest w dwa niezależne źródła światła.</text:p>
            <text:p/>
            <text:p>Elastyczne ramię wyposażone w zintegrowaną diodę LED pozwala skierować światło w dowolną stronę, dzięki czemu idealnie sprawdzi się jako lampka do czytania. </text:p>
            <text:p/>
            <text:p>Klasyczny klosz nadaje lampie elegancji i ponadczasowego charakteru. </text:p>
            <text:p/>
            <text:p>Całkowita wysokość: 42 cm</text:p>
            <text:p/>
            <text:p>Odległość od ściany: 21 cm</text:p>
            <text:p/>
            <text:p>Wymiary płytki montażowej: 10 x 10 cm</text:p>
            <text:p/>
            <text:p>Wysokość klosza: 14 cm</text:p>
            <text:p/>
            <text:p>Średnica klosza: 18 cm</text:p>
            <text:p/>
            <text:p>Lampa jest gotowa do podłączenia do instalacji o napięciu 230 V. Wyposażona jest w gwint na E27 o maksymalnym poborze mocy 60W oraz w zintegrowaną diodę LED, która emituje światło o barwie ciepło białej (3000K) na poziomie 120 lumenów.</text:p>
            <text:p/>
            <text:p>Kinkiet Brescia świetnie sprawdzi się jako oświetlenie pośrednie w sypialni lub saloni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2239_98314_0.jpg, https://www.lampyiswiatlo.pl/media/catalog/product/cache/dc8ebad46b1b99eec05144e062f13606/9/8/2239_98314_0.jpg</text:p>
          </table:table-cell>
          <table:table-cell office:value-type="string" calcext:value-type="string">
            <text:p>Kinkiet art deco złoty klosz biały - Bresc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28" calcext:value-type="float">
            <text:p>228</text:p>
          </table:table-cell>
          <table:table-cell office:value-type="float" office:value="1" calcext:value-type="float">
            <text:p>1</text:p>
          </table:table-cell>
          <table:table-cell office:value-type="string" calcext:value-type="string">
            <text:p>Nowoczesny kinkiet czarny wraz z przewodem z wtyczką - Roslina</text:p>
          </table:table-cell>
          <table:table-cell office:value-type="string" calcext:value-type="string">
            <text:p>Kinkiety</text:p>
          </table:table-cell>
          <table:table-cell office:value-type="float" office:value="299" calcext:value-type="float">
            <text:p>2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0961" calcext:value-type="float">
            <text:p>8718881120961</text:p>
          </table:table-cell>
          <table:table-cell table:number-columns-repeated="9"/>
          <table:table-cell office:value-type="float" office:value="46" calcext:value-type="float">
            <text:p>46</text:p>
          </table:table-cell>
          <table:table-cell table:number-columns-repeated="3"/>
          <table:table-cell office:value-type="string" calcext:value-type="string">
            <text:p>both</text:p>
          </table:table-cell>
          <table:table-cell table:number-columns-repeated="4"/>
          <table:table-cell office:value-type="string" calcext:value-type="string">
            <text:p>Atmosferę dopełnia kinkiet Roslina. Ten fajny kinkiet jest wyposażony w szklany słoik (bez rośliny), w którym możesz przechowywać swoją ulubioną roślinę doniczkową. Daje to wspaniałe połączenie nastrojowego światła i roślin w Twoim domu. Uzupełniasz tę lampę źródłem światła E27 o mocy do 60 W. Lampę można również ściemniać za pomocą zewnętrznego ściemniacza. Źródło światła i ściemniacz nie są dołączone. Ten kinkiet jest dostarczany z przewodem (130 cm) z wtyczką. Ten kinkiet może służyć jako oświetlenie podstawowe i funkcjonalne. Wybierz kinkiet Roslina, jeśli szukasz prawdziwego kreatora nastroju!</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421_103793_0.jpg, https://www.lampyiswiatlo.pl/media/catalog/product/cache/dc8ebad46b1b99eec05144e062f13606/1/0/1421_103793_0.jpg</text:p>
          </table:table-cell>
          <table:table-cell office:value-type="string" calcext:value-type="string">
            <text:p>Nowoczesny kinkiet czarny wraz z przewodem z wtyczką - Rosli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29" calcext:value-type="float">
            <text:p>229</text:p>
          </table:table-cell>
          <table:table-cell office:value-type="float" office:value="1" calcext:value-type="float">
            <text:p>1</text:p>
          </table:table-cell>
          <table:table-cell office:value-type="string" calcext:value-type="string">
            <text:p>Kinkiet Art Deco czarny 6 lampek - Facil</text:p>
          </table:table-cell>
          <table:table-cell office:value-type="string" calcext:value-type="string">
            <text:p>Kinkiety</text:p>
          </table:table-cell>
          <table:table-cell office:value-type="float" office:value="635" calcext:value-type="float">
            <text:p>63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3764" calcext:value-type="float">
            <text:p>8718881123764</text:p>
          </table:table-cell>
          <table:table-cell table:number-columns-repeated="9"/>
          <table:table-cell office:value-type="float" office:value="43" calcext:value-type="float">
            <text:p>43</text:p>
          </table:table-cell>
          <table:table-cell table:number-columns-repeated="3"/>
          <table:table-cell office:value-type="string" calcext:value-type="string">
            <text:p>both</text:p>
          </table:table-cell>
          <table:table-cell table:number-columns-repeated="4"/>
          <table:table-cell office:value-type="string" calcext:value-type="string">
            <text:p>Wow, jaki to elegancki kinkiet! Facil ma luksusowy wygląd dzięki stalowej oprawie wykończonej na czarno. Ponieważ oświetlenie świeci zarówno w górę, jak i w dół, uzyskujesz piękny efekt świetlny na ścianie. Kinkiet ma głębokość 12,5 cm, wysokość 40 cm i długość 21 cm. Płyta montażowa ma głębokość 4 cm, wysokość 9 cm i długość 8 cm. Kompletujesz Facil z 6 źródłami światła, z których każde musi mieć oprawę E27 (maks. 40 Watt). Nie zapomnij zamówić ich osobno. Aby stworzyć więcej atmosfery w pomieszczeniu, możesz podłączyć lampę do ściemniacza (brak w zestawie). Facil to piękny kinkiet do przedpokoju, sypialni lub salonu. Uzupełnij swoje wnętrze tym eleganckim kinkietem!</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342_104037_0.jpg, https://www.lampyiswiatlo.pl/media/catalog/product/cache/dc8ebad46b1b99eec05144e062f13606/1/0/7342_104037_0.jpg</text:p>
          </table:table-cell>
          <table:table-cell office:value-type="string" calcext:value-type="string">
            <text:p>Kinkiet Art Deco czarny 6 lampek - Faci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30" calcext:value-type="float">
            <text:p>230</text:p>
          </table:table-cell>
          <table:table-cell office:value-type="float" office:value="1" calcext:value-type="float">
            <text:p>1</text:p>
          </table:table-cell>
          <table:table-cell office:value-type="string" calcext:value-type="string">
            <text:p>Kinkiet przemysłowy kremowy - Przemysłowy</text:p>
          </table:table-cell>
          <table:table-cell office:value-type="string" calcext:value-type="string">
            <text:p>Kinkiety</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32622" calcext:value-type="float">
            <text:p>8718881032622</text:p>
          </table:table-cell>
          <table:table-cell table:number-columns-repeated="9"/>
          <table:table-cell office:value-type="float" office:value="124" calcext:value-type="float">
            <text:p>124</text:p>
          </table:table-cell>
          <table:table-cell table:number-columns-repeated="3"/>
          <table:table-cell office:value-type="string" calcext:value-type="string">
            <text:p>both</text:p>
          </table:table-cell>
          <table:table-cell table:number-columns-repeated="4"/>
          <table:table-cell office:value-type="string" calcext:value-type="string">
            <text:p>Wytrzymała lampa przemysłowa w pięknym białym / kremowym satynowym wykończeniu. Kinkiet ma fajny, industrialny wygląd i jest również dostępny jako lampa wisząca (Industrial 37). Abażur można przechylać. Co więcej, jest ściemnialny (nie zawiera ściemniacza), dzięki czemu możesz stworzyć idealną atmosferę. Lampa nadaje się do jadalni, kuchni lub salonu. Lampa ma głębokość 37,5 cm i wysokość 25 cm. Płyta montażowa ma średnicę 10,5 cm. <text:s/>W tym urządzeniu pasują źródła światła o klasie energetycznej od A ++ do E. Zamawiając źródło światła, które pasuje do oprawy E27 (maks. 40 W), należy zakończyć tę lampę wiszącą. The Industrial to naprawdę fajny dodatek do twojego dom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1/4895_91157_0.jpg, https://www.lampyiswiatlo.pl/media/catalog/product/cache/dc8ebad46b1b99eec05144e062f13606/9/1/4895_91157_0.jpg</text:p>
          </table:table-cell>
          <table:table-cell office:value-type="string" calcext:value-type="string">
            <text:p>Kinkiet przemysłowy kremowy - Przemysłow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31" calcext:value-type="float">
            <text:p>231</text:p>
          </table:table-cell>
          <table:table-cell office:value-type="float" office:value="1" calcext:value-type="float">
            <text:p>1</text:p>
          </table:table-cell>
          <table:table-cell office:value-type="string" calcext:value-type="string">
            <text:p>Kinkiet wiejski czarny z rattanowym kloszem - Kata</text:p>
          </table:table-cell>
          <table:table-cell office:value-type="string" calcext:value-type="string">
            <text:p>Kinkiety</text:p>
          </table:table-cell>
          <table:table-cell office:value-type="float" office:value="225" calcext:value-type="float">
            <text:p>2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8494" calcext:value-type="float">
            <text:p>8718881118494</text:p>
          </table:table-cell>
          <table:table-cell table:number-columns-repeated="9"/>
          <table:table-cell office:value-type="float" office:value="122" calcext:value-type="float">
            <text:p>122</text:p>
          </table:table-cell>
          <table:table-cell table:number-columns-repeated="3"/>
          <table:table-cell office:value-type="string" calcext:value-type="string">
            <text:p>both</text:p>
          </table:table-cell>
          <table:table-cell table:number-columns-repeated="4"/>
          <table:table-cell office:value-type="string" calcext:value-type="string">
            <text:p>Szukasz kinkietu obok swojego łóżka? W takim razie kinkiet Kata z rattanowym kloszem to super atrakcyjne rozwiązanie! Świetnie sprawdzi się jako oświetlenie funkcjonalne lub nastrojowe do salonu, sypialni czy jadalni. Kinkiet ma długość 16 cm, wysokość 25 cm i głębokość 28 cm. Płyta montażowa ma średnicę 10 cm i głębokość 2,5 cm. Do kinkietu dołączony jest przewód (180 cm) z wtyczką. Uzupełnij kinkiet o źródło światła E27 (maks. 25 W). Chcesz przyciemnić oświetlenie? Jest to możliwe dzięki zewnętrznemu ściemniaczowi. Uwaga: źródło światła i ściemniacz nie są dołączone. Ta lampa może być również idealnym dodatkiem do Twojego salonu lub jadalni. Gdziekolwiek umieścisz ten kinkiet, dzięki rattanowemu kloszowi natychmiast wprowadzisz atmosferę do swojego dom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911_103451_0.jpg, https://www.lampyiswiatlo.pl/media/catalog/product/cache/dc8ebad46b1b99eec05144e062f13606/1/0/5911_103451_0.jpg</text:p>
          </table:table-cell>
          <table:table-cell office:value-type="string" calcext:value-type="string">
            <text:p>Kinkiet wiejski czarny z rattanowym kloszem - Kat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32" calcext:value-type="float">
            <text:p>232</text:p>
          </table:table-cell>
          <table:table-cell office:value-type="float" office:value="1" calcext:value-type="float">
            <text:p>1</text:p>
          </table:table-cell>
          <table:table-cell office:value-type="string" calcext:value-type="string">
            <text:p>Wiejska lampa ścienna czarna z drewnem - Stronk</text:p>
          </table:table-cell>
          <table:table-cell office:value-type="string" calcext:value-type="string">
            <text:p>Kinkiety</text:p>
          </table:table-cell>
          <table:table-cell office:value-type="float" office:value="169" calcext:value-type="float">
            <text:p>1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2231" calcext:value-type="float">
            <text:p>8718881122231</text:p>
          </table:table-cell>
          <table:table-cell table:number-columns-repeated="9"/>
          <table:table-cell office:value-type="float" office:value="116" calcext:value-type="float">
            <text:p>116</text:p>
          </table:table-cell>
          <table:table-cell table:number-columns-repeated="3"/>
          <table:table-cell office:value-type="string" calcext:value-type="string">
            <text:p>both</text:p>
          </table:table-cell>
          <table:table-cell table:number-columns-repeated="4"/>
          <table:table-cell office:value-type="string" calcext:value-type="string">
            <text:p>Szukasz atrakcyjnej lampy ściennej? Ten Sprout jest tym, czego szukasz! Urocza, ale wiejska oprawa. Kinkiet wykonany jest z drewna ze stalą, stal wykończona jest w kolorze czarnym. Ma głębokość 17,5 cm, wysokość 30 cm i długość 13,8 cm. Płyta montażowa ma głębokość 2,5 cm i średnicę 9,7 cm. Stalowy klosz ma średnicę 13,8 cm i wysokość 13,5 cm. Uzupełniasz kinkiet o źródło światła z oprawą E27 (maks. 60 Watt). Upewnij się, że zamawiasz je osobno. Kikut można przyciemniać za pomocą zewnętrznego ściemniacza, którego nie ma w zestawie. Spraw, by w domu było przytulnie dzięki wiejskiej lampie ściennej Stronk.</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690_103907_0.jpg, https://www.lampyiswiatlo.pl/media/catalog/product/cache/dc8ebad46b1b99eec05144e062f13606/1/0/5690_103907_0.jpg</text:p>
          </table:table-cell>
          <table:table-cell office:value-type="string" calcext:value-type="string">
            <text:p>Wiejska lampa ścienna czarna z drewnem - Stron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33" calcext:value-type="float">
            <text:p>233</text:p>
          </table:table-cell>
          <table:table-cell office:value-type="float" office:value="1" calcext:value-type="float">
            <text:p>1</text:p>
          </table:table-cell>
          <table:table-cell office:value-type="string" calcext:value-type="string">
            <text:p>Nowoczesny kinkiet czarny regulowany - Chantal</text:p>
          </table:table-cell>
          <table:table-cell office:value-type="string" calcext:value-type="string">
            <text:p>Kinkiety</text:p>
          </table:table-cell>
          <table:table-cell office:value-type="float" office:value="495" calcext:value-type="float">
            <text:p>4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62821" calcext:value-type="float">
            <text:p>4017807462821</text:p>
          </table:table-cell>
          <table:table-cell table:number-columns-repeated="9"/>
          <table:table-cell office:value-type="float" office:value="66" calcext:value-type="float">
            <text:p>66</text:p>
          </table:table-cell>
          <table:table-cell table:number-columns-repeated="3"/>
          <table:table-cell office:value-type="string" calcext:value-type="string">
            <text:p>both</text:p>
          </table:table-cell>
          <table:table-cell table:number-columns-repeated="4"/>
          <table:table-cell office:value-type="string" calcext:value-type="string">
            <text:p>Bardzo ładny kinkiet do salonu, sypialni czy gabinetu. Chantal to czarny, nowoczesny kinkiet, wykonany ze stali z dodatkiem tkaniny. Ma wysokość 28 cm, długość 28 cm i szerokość 147,5 cm. Płyta montażowa ma wysokość 10 cm, głębokość 3 cm i długość 5,5 cm. Klosz ma średnicę 28 cm i wysokość 18 cm. Chantal jest dostarczany z przewodem (200 cm) i wtyczką. Kompletujesz kinkiet ze źródłem światła z oprawą E27 (max. 40 Watt). Nadal musisz je zamówić osobno. Kinkiet można ściemniać za pomocą zewnętrznego ściemniacza, który nie jest dołączony. Dzięki regulowanemu ramieniu Chantal możesz zdecydować, gdzie ma świecić światło, na przykład idealne do łatwego czytania książki w łóżku! W Twoim wnętrzu nie powinno zabraknąć nowoczesnego kinkietu Chantal!</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307_103693_0.jpg, https://www.lampyiswiatlo.pl/media/catalog/product/cache/dc8ebad46b1b99eec05144e062f13606/1/0/3307_103693_0.jpg</text:p>
          </table:table-cell>
          <table:table-cell office:value-type="string" calcext:value-type="string">
            <text:p>Nowoczesny kinkiet czarny regulowany - Chanta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34" calcext:value-type="float">
            <text:p>234</text:p>
          </table:table-cell>
          <table:table-cell office:value-type="float" office:value="1" calcext:value-type="float">
            <text:p>1</text:p>
          </table:table-cell>
          <table:table-cell office:value-type="string" calcext:value-type="string">
            <text:p>Nowoczesna lampa ścienna czarna IP44 2-punktowa - Wanna</text:p>
          </table:table-cell>
          <table:table-cell office:value-type="string" calcext:value-type="string">
            <text:p>Kinkiety</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5737" calcext:value-type="float">
            <text:p>8718881125737</text:p>
          </table:table-cell>
          <table:table-cell table:number-columns-repeated="9"/>
          <table:table-cell office:value-type="float" office:value="133" calcext:value-type="float">
            <text:p>133</text:p>
          </table:table-cell>
          <table:table-cell table:number-columns-repeated="3"/>
          <table:table-cell office:value-type="string" calcext:value-type="string">
            <text:p>both</text:p>
          </table:table-cell>
          <table:table-cell table:number-columns-repeated="4"/>
          <table:table-cell office:value-type="string" calcext:value-type="string">
            <text:p>Wow, ta lampa pięknie wygląda w łazience! Dzięki wartości IP IP44 jest do tego bardzo odpowiedni. Coś dla Ciebie? Kinkiet Bath to czarna stalowa lampa ze szkłem. Są w nim dwa punkty świetlne. Jest wydłużony i ma długość 22,3 cm, wysokość 11,5 cm i głębokość 11,5 cm. Płyta montażowa ma długość 11,5 cm, wysokość 11,5 cm i głębokość 3 cm. Mieszczą się w nim dwa źródła światła z oprawą G9 (maks. 28 watów). Nie jest to wliczone w cenę i należy je zamówić osobno. Ma wartość IP44 i dlatego jest bryzgoszczelna. Ten kinkiet można również ściemniać za pomocą zewnętrznego ściemniacza (brak w zestawie), dzięki czemu nadaje się jako lampa nastrojowa i lampa funkcjonalna. Nadaj swojej łazience nowoczesny wygląd dzięki tej lampie ściennej!</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779_104243_0.jpg, https://www.lampyiswiatlo.pl/media/catalog/product/cache/dc8ebad46b1b99eec05144e062f13606/1/0/4779_104243_0.jpg</text:p>
          </table:table-cell>
          <table:table-cell office:value-type="string" calcext:value-type="string">
            <text:p>Nowoczesna lampa ścienna czarna IP44 2-punktowa - Wan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35" calcext:value-type="float">
            <text:p>235</text:p>
          </table:table-cell>
          <table:table-cell office:value-type="float" office:value="1" calcext:value-type="float">
            <text:p>1</text:p>
          </table:table-cell>
          <table:table-cell office:value-type="string" calcext:value-type="string">
            <text:p>Nowoczesny kinkiet łazienkowy stal 92cm LED IP44 - Cascada</text:p>
          </table:table-cell>
          <table:table-cell office:value-type="string" calcext:value-type="string">
            <text:p>Kinkiety</text:p>
          </table:table-cell>
          <table:table-cell office:value-type="float" office:value="579" calcext:value-type="float">
            <text:p>57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796" calcext:value-type="float">
            <text:p>8718881098796</text:p>
          </table:table-cell>
          <table:table-cell table:number-columns-repeated="9"/>
          <table:table-cell office:value-type="float" office:value="121" calcext:value-type="float">
            <text:p>121</text:p>
          </table:table-cell>
          <table:table-cell table:number-columns-repeated="3"/>
          <table:table-cell office:value-type="string" calcext:value-type="string">
            <text:p>both</text:p>
          </table:table-cell>
          <table:table-cell table:number-columns-repeated="4"/>
          <table:table-cell office:value-type="string" calcext:value-type="string">
            <text:p>Nasza lampa ścienna Cascada doskonale sprawdza się nad lustrem w łazience! Dzięki prostemu kształtowi i świeżemu wykończeniu z tworzywa sztucznego ze stalą lampa stanowi zabawny akcent. Posiada zintegrowany moduł LED o mocy 540 lumenów i 3000 kelwinów; ten kinkiet zapewnia ciepłe, białe światło w łazience. Idealny, aby przygotować się na cały dzień! Uwaga: tej lampy nie można ściemniać i dlatego naprawdę nadaje się do użytku funkcjonalnego. Dzięki średnio 30 000 godzin świecenia kinkiet Cascada jest strażnikiem Twojego wnętrza. Lampa ma długość 92 cm, głębokość 7,2 cm i wysokość 5 cm. Z IP44 odporny na rozbryzgi wody. Zabawna lampa w łazience!</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3123_98699_0.jpg, https://www.lampyiswiatlo.pl/media/catalog/product/cache/dc8ebad46b1b99eec05144e062f13606/9/8/3123_98699_0.jpg</text:p>
          </table:table-cell>
          <table:table-cell office:value-type="string" calcext:value-type="string">
            <text:p>Nowoczesny kinkiet łazienkowy stal 92cm LED IP44 - Cascad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236" calcext:value-type="float">
            <text:p>236</text:p>
          </table:table-cell>
          <table:table-cell office:value-type="float" office:value="1" calcext:value-type="float">
            <text:p>1</text:p>
          </table:table-cell>
          <table:table-cell office:value-type="string" calcext:value-type="string">
            <text:p>Industrialny kinkiet czarny żarówka DECO E27 G125 180lm - Facil</text:p>
          </table:table-cell>
          <table:table-cell office:value-type="string" calcext:value-type="string">
            <text:p>Kinkiety</text:p>
          </table:table-cell>
          <table:table-cell office:value-type="float" office:value="245" calcext:value-type="float">
            <text:p>2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0015" calcext:value-type="float">
            <text:p>8718881120015</text:p>
          </table:table-cell>
          <table:table-cell table:number-columns-repeated="9"/>
          <table:table-cell office:value-type="float" office:value="128" calcext:value-type="float">
            <text:p>128</text:p>
          </table:table-cell>
          <table:table-cell table:number-columns-repeated="3"/>
          <table:table-cell office:value-type="string" calcext:value-type="string">
            <text:p>both</text:p>
          </table:table-cell>
          <table:table-cell table:number-columns-repeated="4"/>
          <table:table-cell office:value-type="string" calcext:value-type="string">
            <text:p>Kinkiet Facil to idealny wybór dla każdego miłośnika minimalistycznych i nowoczesnych rozwiązań.</text:p>
            <text:p/>
            <text:p>Całkowita wysokość (bez żarówki): 8.5 cm</text:p>
            <text:p/>
            <text:p>Średnica płytki montażowej: 6.6 cm</text:p>
            <text:p/>
            <text:p>Odległość od ściany: 13 cm</text:p>
            <text:p/>
            <text:p>W komplecie źródło światła: E27 DECO G125 4W 180lm 2700K</text:p>
            <text:p/>
            <text:p>Sprawdź pozostałe lampy z kolekcji Facil!</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660_103596_0.jpg, https://www.lampyiswiatlo.pl/media/catalog/product/cache/dc8ebad46b1b99eec05144e062f13606/1/0/8660_103596_0.jpg</text:p>
          </table:table-cell>
          <table:table-cell office:value-type="string" calcext:value-type="string">
            <text:p>Industrialny kinkiet czarny żarówka DECO E27 G125 180lm - Faci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37" calcext:value-type="float">
            <text:p>237</text:p>
          </table:table-cell>
          <table:table-cell office:value-type="float" office:value="1" calcext:value-type="float">
            <text:p>1</text:p>
          </table:table-cell>
          <table:table-cell office:value-type="string" calcext:value-type="string">
            <text:p>Nowoczesny kinkiet stalowy 2-światło - Jeana</text:p>
          </table:table-cell>
          <table:table-cell office:value-type="string" calcext:value-type="string">
            <text:p>Kinkiety</text:p>
          </table:table-cell>
          <table:table-cell office:value-type="float" office:value="139" calcext:value-type="float">
            <text:p>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2125" calcext:value-type="float">
            <text:p>8718881122125</text:p>
          </table:table-cell>
          <table:table-cell table:number-columns-repeated="9"/>
          <table:table-cell office:value-type="float" office:value="50" calcext:value-type="float">
            <text:p>50</text:p>
          </table:table-cell>
          <table:table-cell table:number-columns-repeated="3"/>
          <table:table-cell office:value-type="string" calcext:value-type="string">
            <text:p>both</text:p>
          </table:table-cell>
          <table:table-cell table:number-columns-repeated="4"/>
          <table:table-cell office:value-type="string" calcext:value-type="string">
            <text:p>Kinkiet Jeana nada Twojemu wnętrzu luksusowy wygląd. Lampa posiada punkt świetlny, który świeci w górę i w dół. Oba zapewniają ładny efekt przeszycia na ścianie. Lampa wykonana jest ze stali i zachowała swój naturalny kolor. Ma głębokość 8 cm, wysokość 20 cm i długość 5,4 cm. Płyta montażowa ma głębokość 2,5 cm, wysokość 9 cm i długość 4 cm. Uzupełniasz Jeana z 2 źródłami światła, z których każde ma oprawkę GU10 (maks. 35 Watt). Lampa jest ściemniana za pomocą zewnętrznego ściemniacza, którego nie ma w zestawie. Jeana idealnie pasuje do przedpokoju, salonu czy sypialni. Udekoruj swoje wnętrze tą nowoczesną lampą ścienną.</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734_103896_0.jpg, https://www.lampyiswiatlo.pl/media/catalog/product/cache/dc8ebad46b1b99eec05144e062f13606/1/0/2734_103896_0.jpg</text:p>
          </table:table-cell>
          <table:table-cell office:value-type="string" calcext:value-type="string">
            <text:p>Nowoczesny kinkiet stalowy 2-światło - Jea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38" calcext:value-type="float">
            <text:p>238</text:p>
          </table:table-cell>
          <table:table-cell office:value-type="float" office:value="1" calcext:value-type="float">
            <text:p>1</text:p>
          </table:table-cell>
          <table:table-cell office:value-type="string" calcext:value-type="string">
            <text:p>Retro kinkiet złoty liść z włącznikiem - Belle</text:p>
          </table:table-cell>
          <table:table-cell office:value-type="string" calcext:value-type="string">
            <text:p>Kinkiety</text:p>
          </table:table-cell>
          <table:table-cell office:value-type="float" office:value="455" calcext:value-type="float">
            <text:p>45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12248304235" calcext:value-type="float">
            <text:p>4012248304235</text:p>
          </table:table-cell>
          <table:table-cell table:number-columns-repeated="9"/>
          <table:table-cell office:value-type="float" office:value="116" calcext:value-type="float">
            <text:p>116</text:p>
          </table:table-cell>
          <table:table-cell table:number-columns-repeated="3"/>
          <table:table-cell office:value-type="string" calcext:value-type="string">
            <text:p>both</text:p>
          </table:table-cell>
          <table:table-cell table:number-columns-repeated="4"/>
          <table:table-cell office:value-type="string" calcext:value-type="string">
            <text:p>Ta Belle to idealna lampa ścienna do Twojego przedpokoju! Idealnie pasuje do wnętrza w stylu Art Deco. Lampa jest wygodna w użytkowaniu dzięki wbudowanemu włącznikowi. Złote wykończenie i nietypowy kształt kinkietu to dodatkowy akcent na Twojej ścianie! Lampa ma głębokość 9,5 cm i wysokość 31 cm. Płyta montażowa ma długość 13 cm i szerokość 5,5 cm. Belle posiada niewymienne diody LED o mocy 480 lumenów i 3000 kelwinów (ciepłe białe światło). 25 000 godzin świecenia kinkietu Belle zapewnia długotrwałą atmosferę w domu.</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3475_98150_0.jpg, https://www.lampyiswiatlo.pl/media/catalog/product/cache/dc8ebad46b1b99eec05144e062f13606/9/8/3475_98150_0.jpg</text:p>
          </table:table-cell>
          <table:table-cell office:value-type="string" calcext:value-type="string">
            <text:p>Retro kinkiet złoty liść z włącznikiem - Bell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239" calcext:value-type="float">
            <text:p>239</text:p>
          </table:table-cell>
          <table:table-cell office:value-type="float" office:value="1" calcext:value-type="float">
            <text:p>1</text:p>
          </table:table-cell>
          <table:table-cell office:value-type="string" calcext:value-type="string">
            <text:p>Klasyczny kinkiet stal klosz welurowy pawie oczka 20/20/20 - Combi</text:p>
          </table:table-cell>
          <table:table-cell office:value-type="string" calcext:value-type="string">
            <text:p>Kinkiety</text:p>
          </table:table-cell>
          <table:table-cell office:value-type="float" office:value="375" calcext:value-type="float">
            <text:p>3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4347" calcext:value-type="float">
            <text:p>8718881094347</text:p>
          </table:table-cell>
          <table:table-cell table:number-columns-repeated="9"/>
          <table:table-cell office:value-type="float" office:value="56" calcext:value-type="float">
            <text:p>56</text:p>
          </table:table-cell>
          <table:table-cell table:number-columns-repeated="3"/>
          <table:table-cell office:value-type="string" calcext:value-type="string">
            <text:p>both</text:p>
          </table:table-cell>
          <table:table-cell table:number-columns-repeated="4"/>
          <table:table-cell office:value-type="string" calcext:value-type="string">
            <text:p>Kinkiet Combi pełni funkcję zarówno dekoracyjną, jak i praktyczną. Kreuje klimat, dodając aranżacji przytulności. </text:p>
            <text:p/>
            <text:p>Klasyczny klosz nadaje lampie elegancji i ponadczasowego charakteru. </text:p>
            <text:p/>
            <text:p>Całkowita wysokość: 32 cm</text:p>
            <text:p/>
            <text:p>Odległość od ściany: 23 cm</text:p>
            <text:p/>
            <text:p>Średnica płytki montażowej: 11 cm</text:p>
            <text:p/>
            <text:p>Wysokość klosza: 20 cm</text:p>
            <text:p/>
            <text:p>Średnica klosza: 20 cm</text:p>
            <text:p/>
            <text:p>Lampa jest gotowa do podłączenia do instalacji o napięciu 230 V. Lampa wyposażona jest w gwint na E27 o maksymalnym poborze mocy 60W. </text:p>
            <text:p/>
            <text:p>Kinkiet Combi świetnie sprawdzi się jako oświetlenie pośrednie w sypialni, salonie lub w przedpokoj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5930_97990_0.jpg, https://www.lampyiswiatlo.pl/media/catalog/product/cache/dc8ebad46b1b99eec05144e062f13606/9/7/5930_97990_0.jpg</text:p>
          </table:table-cell>
          <table:table-cell office:value-type="string" calcext:value-type="string">
            <text:p>Klasyczny kinkiet stal klosz welurowy pawie oczka 20/20/20 - Comb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240" calcext:value-type="float">
            <text:p>240</text:p>
          </table:table-cell>
          <table:table-cell office:value-type="float" office:value="1" calcext:value-type="float">
            <text:p>1</text:p>
          </table:table-cell>
          <table:table-cell office:value-type="string" calcext:value-type="string">
            <text:p>Nowoczesny kinkiet złoty z elastycznym ramieniem USB - Brescia Combi</text:p>
          </table:table-cell>
          <table:table-cell office:value-type="string" calcext:value-type="string">
            <text:p>Kinkiety</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7355" calcext:value-type="float">
            <text:p>8718881097355</text:p>
          </table:table-cell>
          <table:table-cell table:number-columns-repeated="9"/>
          <table:table-cell office:value-type="float" office:value="58" calcext:value-type="float">
            <text:p>58</text:p>
          </table:table-cell>
          <table:table-cell table:number-columns-repeated="3"/>
          <table:table-cell office:value-type="string" calcext:value-type="string">
            <text:p>both</text:p>
          </table:table-cell>
          <table:table-cell table:number-columns-repeated="4"/>
          <table:table-cell office:value-type="string" calcext:value-type="string">
            <text:p>Kinkiet Combi Brescia pełni funkcję zarówno dekoracyjną, jak i praktyczną. Kreuje klimat, dodając aranżacji przytulności. </text:p>
            <text:p/>
            <text:p>Kinkiet wyposażony jest w dwa niezależne źródła światła.</text:p>
            <text:p/>
            <text:p>Elastyczne ramię wyposażone w zintegrowaną diodę LED pozwala skierować światło w dowolną stronę, dzięki czemu idealnie sprawdzi się jako lampka do czytania. </text:p>
            <text:p/>
            <text:p>Całkowita wysokość: 33 cm</text:p>
            <text:p/>
            <text:p>Odległość od ściany: 20 cm</text:p>
            <text:p/>
            <text:p>Wymiary płytki montażowej: 10 x 10 cm</text:p>
            <text:p/>
            <text:p>Lampa jest gotowa do podłączenia do instalacji o napięciu 230 V. Wyposażona jest w gwint na E27 o maksymalnym poborze mocy 60W oraz w zintegrowaną diodę LED, która emituje światło o barwie ciepło białej (3000K) na poziomie 120 lumenów.</text:p>
            <text:p/>
            <text:p>Ponadto kinkiet Brescia Combi posiada wbudowany port USB, dzięki czemu możesz podczas lektury spokojnie ładować telefon.</text:p>
            <text:p/>
            <text:p>Kinkiet Combi Brescia świetnie sprawdzi się jako oświetlenie pośrednie w sypialni lub salonie.</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8186_98371_0.jpg, https://www.lampyiswiatlo.pl/media/catalog/product/cache/dc8ebad46b1b99eec05144e062f13606/9/8/8186_98371_0.jpg</text:p>
          </table:table-cell>
          <table:table-cell office:value-type="string" calcext:value-type="string">
            <text:p>Nowoczesny kinkiet złoty z elastycznym ramieniem USB - Brescia Comb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41" calcext:value-type="float">
            <text:p>241</text:p>
          </table:table-cell>
          <table:table-cell office:value-type="float" office:value="1" calcext:value-type="float">
            <text:p>1</text:p>
          </table:table-cell>
          <table:table-cell office:value-type="string" calcext:value-type="string">
            <text:p>Nowoczesny kinkiet czarny regulowany - Danielle</text:p>
          </table:table-cell>
          <table:table-cell office:value-type="string" calcext:value-type="string">
            <text:p>Kinkiety</text:p>
          </table:table-cell>
          <table:table-cell office:value-type="float" office:value="495" calcext:value-type="float">
            <text:p>4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62982" calcext:value-type="float">
            <text:p>4017807462982</text:p>
          </table:table-cell>
          <table:table-cell table:number-columns-repeated="9"/>
          <table:table-cell office:value-type="float" office:value="50" calcext:value-type="float">
            <text:p>50</text:p>
          </table:table-cell>
          <table:table-cell table:number-columns-repeated="3"/>
          <table:table-cell office:value-type="string" calcext:value-type="string">
            <text:p>both</text:p>
          </table:table-cell>
          <table:table-cell table:number-columns-repeated="4"/>
          <table:table-cell office:value-type="string" calcext:value-type="string">
            <text:p>Danielle to bardzo ładny kinkiet z regulowanym ramieniem. Jego nowoczesny design sprawia, że łatwo dopasowuje się do przestrzeni. Dzięki temu pasuje do każdego wnętrza! Danielle jest wykonana ze stali i jest wykończona na czarno. Ma wysokość 29 cm, długość 35 i szerokość 150 cm. Płyta montażowa ma głębokość 3 cm, wysokość 10 cm i długość 5,5 cm. Klosz ma średnicę 35,5 cm i wysokość 17,5 cm. Danielle jest dostarczana z przewodem (200 cm) i wtyczką. Uzupełniasz kinkiet o źródło światła z oprawą E27 (max. 40 W). Pamiętaj, aby zamówić je osobno. Lampę można ściemniać za pomocą zewnętrznego ściemniacza, który nie jest dołączony. Idealny kinkiet do salonu, biura czy sypialni. Danielle jest dokładnie tym, czego szukasz!</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154_103695_0.jpg, https://www.lampyiswiatlo.pl/media/catalog/product/cache/dc8ebad46b1b99eec05144e062f13606/1/0/6154_103695_0.jpg</text:p>
          </table:table-cell>
          <table:table-cell office:value-type="string" calcext:value-type="string">
            <text:p>Nowoczesny kinkiet czarny regulowany - Daniell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242" calcext:value-type="float">
            <text:p>242</text:p>
          </table:table-cell>
          <table:table-cell office:value-type="float" office:value="1" calcext:value-type="float">
            <text:p>1</text:p>
          </table:table-cell>
          <table:table-cell office:value-type="string" calcext:value-type="string">
            <text:p>Kinkiet art deco miedź klosz biały - Brescia</text:p>
          </table:table-cell>
          <table:table-cell office:value-type="string" calcext:value-type="string">
            <text:p>Kinkiety</text:p>
          </table:table-cell>
          <table:table-cell office:value-type="float" office:value="505" calcext:value-type="float">
            <text:p>5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6440" calcext:value-type="float">
            <text:p>8718881096440</text:p>
          </table:table-cell>
          <table:table-cell table:number-columns-repeated="9"/>
          <table:table-cell office:value-type="float" office:value="95" calcext:value-type="float">
            <text:p>95</text:p>
          </table:table-cell>
          <table:table-cell table:number-columns-repeated="3"/>
          <table:table-cell office:value-type="string" calcext:value-type="string">
            <text:p>both</text:p>
          </table:table-cell>
          <table:table-cell table:number-columns-repeated="4"/>
          <table:table-cell office:value-type="string" calcext:value-type="string">
            <text:p>Kinkiet Brescia pełni funkcję zarówno dekoracyjną, jak i praktyczną. Kreuje klimat, dodając aranżacji przytulności. </text:p>
            <text:p/>
            <text:p>Kinkiet wyposażony jest w dwa niezależne źródła światła.</text:p>
            <text:p/>
            <text:p>Elastyczne ramię wyposażone w zintegrowaną diodę LED pozwala skierować światło w dowolną stronę, dzięki czemu idealnie sprawdzi się jako lampka do czytania. </text:p>
            <text:p/>
            <text:p>Klasyczny klosz nadaje lampie elegancji i ponadczasowego charakteru. </text:p>
            <text:p/>
            <text:p>Całkowita wysokość: 42 cm</text:p>
            <text:p/>
            <text:p>Odległość od ściany: 21 cm</text:p>
            <text:p/>
            <text:p>Wymiary płytki montażowej: 10 x 10 cm</text:p>
            <text:p/>
            <text:p>Wysokość klosza: 14 cm</text:p>
            <text:p/>
            <text:p>Średnica klosza: 18 cm</text:p>
            <text:p/>
            <text:p>Lampa jest gotowa do podłączenia do instalacji o napięciu 230 V. Wyposażona jest w gwint na E27 o maksymalnym poborze mocy 60W oraz w zintegrowaną diodę LED, która emituje światło o barwie ciepło białej (3000K) na poziomie 120 lumenów.</text:p>
            <text:p/>
            <text:p>Kinkiet Brescia świetnie sprawdzi się jako oświetlenie pośrednie w sypialni lub saloni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8200_98317_0.jpg, https://www.lampyiswiatlo.pl/media/catalog/product/cache/dc8ebad46b1b99eec05144e062f13606/9/8/8200_98317_0.jpg</text:p>
          </table:table-cell>
          <table:table-cell office:value-type="string" calcext:value-type="string">
            <text:p>Kinkiet art deco miedź klosz biały - Bresc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43" calcext:value-type="float">
            <text:p>243</text:p>
          </table:table-cell>
          <table:table-cell office:value-type="float" office:value="1" calcext:value-type="float">
            <text:p>1</text:p>
          </table:table-cell>
          <table:table-cell office:value-type="string" calcext:value-type="string">
            <text:p>Przemysłowy kinkiet czarny regulowany - Scissors Cage</text:p>
          </table:table-cell>
          <table:table-cell office:value-type="string" calcext:value-type="string">
            <text:p>Kinkiety</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5306" calcext:value-type="float">
            <text:p>8718881095306</text:p>
          </table:table-cell>
          <table:table-cell table:number-columns-repeated="9"/>
          <table:table-cell office:value-type="float" office:value="73" calcext:value-type="float">
            <text:p>73</text:p>
          </table:table-cell>
          <table:table-cell table:number-columns-repeated="3"/>
          <table:table-cell office:value-type="string" calcext:value-type="string">
            <text:p>both</text:p>
          </table:table-cell>
          <table:table-cell table:number-columns-repeated="4"/>
          <table:table-cell office:value-type="string" calcext:value-type="string">
            <text:p>Nasza klatka nożycowa to wyjątkowy kinkiet w Twoim domu! Ma wysokość 25 cm, długość 59 cm i szerokość 10,5 cm. Ramię ma regulowaną długość, od 35 cm do 59 cm. Możesz więc wybrać, gdzie chcesz, aby światło świeciło! Płyta montażowa ma wysokość 24 cm i szerokość 6 cm. Klosz ma średnicę 10,5 cm i wysokość 19 cm. Klatka nożycowa jest dostarczana z kablem o maksymalnej długości 235 cm. Połączenie stalowego ramienia i pięknego wykończenia kaptura sprawia, że jest naprawdę wyjątkowy! Widoczne źródło światła dodatkowo przyciąga wzrok. Wykończ klatkę nożyczek ładnym źródłem światła o maksymalnej mocy 40 W, które pasuje do oprawy E27. Nadal musisz je zamówić osobno. Lampę można również ściemniać za pomocą zewnętrznego ściemniacza; więc określ swoją atmosferę. Wybierz w domu kinkiet w stylu vintage z nożyczkami!</text:p>
          </table:table-cell>
          <table:table-cell office:value-type="string" calcext:value-type="string">
            <text:p>Oblongue, Organiczny</text:p>
          </table:table-cell>
          <table:table-cell office:value-type="string" calcext:value-type="string">
            <text:p>Meta title-Oblongue, Organiczny</text:p>
          </table:table-cell>
          <table:table-cell office:value-type="string" calcext:value-type="string">
            <text:p>Meta keywords-Oblongue, Organiczny</text:p>
          </table:table-cell>
          <table:table-cell office:value-type="string" calcext:value-type="string">
            <text:p>Meta description-Oblongue, Organi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003_98079_0.jpg, https://www.lampyiswiatlo.pl/media/catalog/product/cache/dc8ebad46b1b99eec05144e062f13606/9/8/9003_98079_0.jpg</text:p>
          </table:table-cell>
          <table:table-cell office:value-type="string" calcext:value-type="string">
            <text:p>Przemysłowy kinkiet czarny regulowany - Scissors Cag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44" calcext:value-type="float">
            <text:p>244</text:p>
          </table:table-cell>
          <table:table-cell office:value-type="float" office:value="1" calcext:value-type="float">
            <text:p>1</text:p>
          </table:table-cell>
          <table:table-cell office:value-type="string" calcext:value-type="string">
            <text:p>Lampa ścienna regulowana przemysłowa metal - Rela</text:p>
          </table:table-cell>
          <table:table-cell office:value-type="string" calcext:value-type="string">
            <text:p>Kinkiety</text:p>
          </table:table-cell>
          <table:table-cell office:value-type="float" office:value="1135" calcext:value-type="float">
            <text:p>113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2412" calcext:value-type="float">
            <text:p>8718881082412</text:p>
          </table:table-cell>
          <table:table-cell table:number-columns-repeated="9"/>
          <table:table-cell office:value-type="float" office:value="113" calcext:value-type="float">
            <text:p>113</text:p>
          </table:table-cell>
          <table:table-cell table:number-columns-repeated="3"/>
          <table:table-cell office:value-type="string" calcext:value-type="string">
            <text:p>both</text:p>
          </table:table-cell>
          <table:table-cell table:number-columns-repeated="4"/>
          <table:table-cell office:value-type="string" calcext:value-type="string">
            <text:p>Idealny do sypialni lub kącika do czytania: ten kinkiet Rela! Piękna w rustykalnym lub industrialnym wnętrzu. Kinkiet ma betonowo-szary kolor: ten specjalny materiał przyciąga wzrok w Twojej sypialni. Płyta montażowa ma długość 20 cm i szerokość 15 cm. <text:s/>Dzięki regulowanemu ramieniu możesz świecić światłem, gdziekolwiek chcesz! Idealny podczas czytania książki. Ma minimalną wysokość 70 cm i maksymalną wysokość 160 cm. Dzięki pięknym źródłom światła, które pasują do dużej oprawki E27 o maksymalnej mocy 40 watów, możesz ukończyć to Rela. Lampa dostarczana jest z przewodem i wtyczką (długość 185 cm). Możesz również przyciemnić go za pomocą zewnętrznego ściemniacza! Uwaga; źródło światła i ściemniacz nie są wliczone, ale można łatwo zamówić w naszym sklepie internetowym. Spraw, aby Twoja sypialnia była całkowicie fajna dzięki tej Rel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4149_96687_0.jpg, https://www.lampyiswiatlo.pl/media/catalog/product/cache/dc8ebad46b1b99eec05144e062f13606/9/6/4149_96687_0.jpg</text:p>
          </table:table-cell>
          <table:table-cell office:value-type="string" calcext:value-type="string">
            <text:p>Lampa ścienna regulowana przemysłowa metal - Rel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45" calcext:value-type="float">
            <text:p>245</text:p>
          </table:table-cell>
          <table:table-cell office:value-type="float" office:value="1" calcext:value-type="float">
            <text:p>1</text:p>
          </table:table-cell>
          <table:table-cell office:value-type="string" calcext:value-type="string">
            <text:p>Kinkiet biały z pilotem, w tym LED - Neon Love</text:p>
          </table:table-cell>
          <table:table-cell office:value-type="string" calcext:value-type="string">
            <text:p>Kinkiety</text:p>
          </table:table-cell>
          <table:table-cell office:value-type="float" office:value="909" calcext:value-type="float">
            <text:p>9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6826" calcext:value-type="float">
            <text:p>8718881056826</text:p>
          </table:table-cell>
          <table:table-cell table:number-columns-repeated="9"/>
          <table:table-cell office:value-type="float" office:value="111" calcext:value-type="float">
            <text:p>111</text:p>
          </table:table-cell>
          <table:table-cell table:number-columns-repeated="3"/>
          <table:table-cell office:value-type="string" calcext:value-type="string">
            <text:p>both</text:p>
          </table:table-cell>
          <table:table-cell table:number-columns-repeated="4"/>
          <table:table-cell office:value-type="string" calcext:value-type="string">
            <text:p>Prawdziwa wizytówka, nasza lampa ścienna Neon Love! Przez cały ten czas ukłon w stronę znanego oświetlenia neonowego. Wyposażony w wesoły kolor i podobny kształt, to maksymalna przyjemność tego kreatora nastroju! Kolekcja QAZQAx Silver blue! Lojalni czytelnicy bloga Zilverblauw często widzieli ten neon przechodzący przez kanały mediów społecznościowych. Anki i Casper zaprojektowali własną lampę neonową w formie słowa „Miłość”. Za każdym razem, gdy neon był na zdjęciu, Anki zalewała pytania, gdzie go kupiła. Teraz ta wyjątkowa lampa „Love” jest naprawdę na sprzedaż, możliwa dzięki samej Anki! Ściemnialna lampa ma wysokość 40 cm i szerokość 62 cm. Możesz go włączać i wyłączać za pomocą pilota, ale możesz go również przyciemnić. Daje 365 lumenów i do 50 000 godzin świecenia dzięki niewymiennej diodzie LED. Zdobądź ten przyciągający wzrok teraz i ciesz się dodatkową miłością w swoim wnętrzu!</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3061_93852_0.jpg, https://www.lampyiswiatlo.pl/media/catalog/product/cache/dc8ebad46b1b99eec05144e062f13606/9/3/3061_93852_0.jpg</text:p>
          </table:table-cell>
          <table:table-cell office:value-type="string" calcext:value-type="string">
            <text:p>Kinkiet biały z pilotem, w tym LED - Neon Lov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46" calcext:value-type="float">
            <text:p>246</text:p>
          </table:table-cell>
          <table:table-cell office:value-type="float" office:value="1" calcext:value-type="float">
            <text:p>1</text:p>
          </table:table-cell>
          <table:table-cell office:value-type="string" calcext:value-type="string">
            <text:p>Nowoczesny kinkiet biały 35 cm z 3-stopniowym ściemnianiem LED - Bram</text:p>
          </table:table-cell>
          <table:table-cell office:value-type="string" calcext:value-type="string">
            <text:p>Kinkiety</text:p>
          </table:table-cell>
          <table:table-cell office:value-type="float" office:value="495" calcext:value-type="float">
            <text:p>4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68885" calcext:value-type="float">
            <text:p>4017807468885</text:p>
          </table:table-cell>
          <table:table-cell table:number-columns-repeated="9"/>
          <table:table-cell office:value-type="float" office:value="110" calcext:value-type="float">
            <text:p>110</text:p>
          </table:table-cell>
          <table:table-cell table:number-columns-repeated="3"/>
          <table:table-cell office:value-type="string" calcext:value-type="string">
            <text:p>both</text:p>
          </table:table-cell>
          <table:table-cell table:number-columns-repeated="4"/>
          <table:table-cell office:value-type="string" calcext:value-type="string">
            <text:p>Bardzo fajny kinkiet do domu! Bram łatwo dopasowuje się do Twojego wnętrza. Ta lampa ścienna wykonana jest ze stali z plastikiem i jest biała. Ma głębokość 4,8 cm, wysokość 8 cm i długość 35 cm. Płyta montażowa ma głębokość 3,5 cm, wysokość 6 cm i długość 25 cm. Bram posiada niewymienne oświetlenie LED. Z mocą świetlną 2700-6000 kelwinów i 1400 lumenów to prawdziwa potęga! Lampę można przyciemniać za pomocą 3-stopniowego ściemniacza, więc to Ty decydujesz, jak jasno ma świecić światło. Oznacza to, że gdy naciśniesz własny włącznik światła, gdy uzyskasz 100% (funkcjonalne) światło, za drugim razem uzyskasz 60% światła, a trzeci raz 30% (atmosferyczne). Bram wytrzymuje średnio 25 000 godzin palenia. Bram to nowoczesny kinkiet, który idealnie pasuje do salonu, gabinetu czy biura. Naprawdę coś dla Ciebie!</text:p>
          </table:table-cell>
          <table:table-cell office:value-type="string" calcext:value-type="string">
            <text:p>Owalny</text:p>
          </table:table-cell>
          <table:table-cell office:value-type="string" calcext:value-type="string">
            <text:p>Meta title-Owalny</text:p>
          </table:table-cell>
          <table:table-cell office:value-type="string" calcext:value-type="string">
            <text:p>Meta keywords-Owalny</text:p>
          </table:table-cell>
          <table:table-cell office:value-type="string" calcext:value-type="string">
            <text:p>Meta description-Owal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168_103691_0.jpg, https://www.lampyiswiatlo.pl/media/catalog/product/cache/dc8ebad46b1b99eec05144e062f13606/1/0/7168_103691_0.jpg</text:p>
          </table:table-cell>
          <table:table-cell office:value-type="string" calcext:value-type="string">
            <text:p>Nowoczesny kinkiet biały 35 cm z 3-stopniowym ściemnianiem LED - Bra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47" calcext:value-type="float">
            <text:p>247</text:p>
          </table:table-cell>
          <table:table-cell office:value-type="float" office:value="1" calcext:value-type="float">
            <text:p>1</text:p>
          </table:table-cell>
          <table:table-cell office:value-type="string" calcext:value-type="string">
            <text:p>Industrialny kinkiet szary regulowany - Mersey</text:p>
          </table:table-cell>
          <table:table-cell office:value-type="string" calcext:value-type="string">
            <text:p>Kinkiety</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0868" calcext:value-type="float">
            <text:p>8718881090868</text:p>
          </table:table-cell>
          <table:table-cell table:number-columns-repeated="9"/>
          <table:table-cell office:value-type="float" office:value="107" calcext:value-type="float">
            <text:p>107</text:p>
          </table:table-cell>
          <table:table-cell table:number-columns-repeated="3"/>
          <table:table-cell office:value-type="string" calcext:value-type="string">
            <text:p>both</text:p>
          </table:table-cell>
          <table:table-cell table:number-columns-repeated="4"/>
          <table:table-cell office:value-type="string" calcext:value-type="string">
            <text:p>Mersey pochodzi prosto z industrialnego loftu! Połączenie cynku i regulowanego ramienia nadaje mu mocny wygląd, dokładnie taki, jakiego potrzebujesz w swoim industrialnym wnętrzu. Kinkiet ma wysokość 42 cm i długość 63,5 cm. Ma regulowaną wysokość od minimum 43,5 cm do maksymalnie 109,5 cm. Płyta montażowa ma średnicę 11,8 cm. Uzupełniasz Mersey ze źródłem światła z oprawą E27 (maks. 40 W). Kinkiet można ściemniać za pomocą zewnętrznego ściemniacza, który nie jest dołączony. Dzięki regulowanemu ramieniu możesz świecić tam, gdzie chcesz! Uzupełnisz swoje biuro, kuchnię lub salon za pomocą tego Mersey.</text:p>
          </table:table-cell>
          <table:table-cell office:value-type="string" calcext:value-type="string">
            <text:p>Oblongue, Organiczny</text:p>
          </table:table-cell>
          <table:table-cell office:value-type="string" calcext:value-type="string">
            <text:p>Meta title-Oblongue, Organiczny</text:p>
          </table:table-cell>
          <table:table-cell office:value-type="string" calcext:value-type="string">
            <text:p>Meta keywords-Oblongue, Organiczny</text:p>
          </table:table-cell>
          <table:table-cell office:value-type="string" calcext:value-type="string">
            <text:p>Meta description-Oblongue, Organi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7086_97651_0.jpg, https://www.lampyiswiatlo.pl/media/catalog/product/cache/dc8ebad46b1b99eec05144e062f13606/9/7/7086_97651_0.jpg</text:p>
          </table:table-cell>
          <table:table-cell office:value-type="string" calcext:value-type="string">
            <text:p>Industrialny kinkiet szary regulowany - Merse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48" calcext:value-type="float">
            <text:p>248</text:p>
          </table:table-cell>
          <table:table-cell office:value-type="float" office:value="1" calcext:value-type="float">
            <text:p>1</text:p>
          </table:table-cell>
          <table:table-cell office:value-type="string" calcext:value-type="string">
            <text:p>Nowoczesny kinkiet czarny - Roslina</text:p>
          </table:table-cell>
          <table:table-cell office:value-type="string" calcext:value-type="string">
            <text:p>Kinkiety</text:p>
          </table:table-cell>
          <table:table-cell office:value-type="float" office:value="299" calcext:value-type="float">
            <text:p>2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0978" calcext:value-type="float">
            <text:p>8718881120978</text:p>
          </table:table-cell>
          <table:table-cell table:number-columns-repeated="9"/>
          <table:table-cell office:value-type="float" office:value="135" calcext:value-type="float">
            <text:p>135</text:p>
          </table:table-cell>
          <table:table-cell table:number-columns-repeated="3"/>
          <table:table-cell office:value-type="string" calcext:value-type="string">
            <text:p>both</text:p>
          </table:table-cell>
          <table:table-cell table:number-columns-repeated="4"/>
          <table:table-cell office:value-type="string" calcext:value-type="string">
            <text:p>Jak fajna jest ta wisząca lampa z miejscem na roślinę? Ten fajny kinkiet jest wyposażony w szklany słoik (bez rośliny), w którym możesz przechowywać swoją ulubioną roślinę doniczkową. Daje to wspaniałe połączenie nastrojowego światła i roślin w Twoim domu. Ten kinkiet ma długość 12 cm, wysokość 45 cm i głębokość 20,5 cm. Płyta montażowa ma średnicę 10 cm i głębokość 2,5 cm. Uzupełniasz tę lampę źródłem światła E27 o mocy do 60 W. Lampę można również ściemniać za pomocą zewnętrznego ściemniacza. Źródło światła i ściemniacz nie są dołączone. Ten kinkiet może służyć jako oświetlenie podstawowe i funkcjonalne. Uzupełnij swoje wnętrze o kinkiet Roslin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000_103794_0.jpg, https://www.lampyiswiatlo.pl/media/catalog/product/cache/dc8ebad46b1b99eec05144e062f13606/1/0/4000_103794_0.jpg</text:p>
          </table:table-cell>
          <table:table-cell office:value-type="string" calcext:value-type="string">
            <text:p>Nowoczesny kinkiet czarny - Rosli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4">
          <table:table-cell office:value-type="float" office:value="249" calcext:value-type="float">
            <text:p>249</text:p>
          </table:table-cell>
          <table:table-cell office:value-type="float" office:value="1" calcext:value-type="float">
            <text:p>1</text:p>
          </table:table-cell>
          <table:table-cell office:value-type="string" calcext:value-type="string">
            <text:p>Klasyczny kinkiet z włącznikiem złoty klosz welurowy pawie oczka 20/20/20 - Combi</text:p>
          </table:table-cell>
          <table:table-cell office:value-type="string" calcext:value-type="string">
            <text:p>Kinkiety</text:p>
          </table:table-cell>
          <table:table-cell office:value-type="float" office:value="405" calcext:value-type="float">
            <text:p>4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4255" calcext:value-type="float">
            <text:p>8718881094255</text:p>
          </table:table-cell>
          <table:table-cell table:number-columns-repeated="9"/>
          <table:table-cell office:value-type="float" office:value="141" calcext:value-type="float">
            <text:p>141</text:p>
          </table:table-cell>
          <table:table-cell table:number-columns-repeated="3"/>
          <table:table-cell office:value-type="string" calcext:value-type="string">
            <text:p>both</text:p>
          </table:table-cell>
          <table:table-cell table:number-columns-repeated="4"/>
          <table:table-cell office:value-type="string" calcext:value-type="string">
            <text:p>Kinkiet Combi pełni funkcję zarówno dekoracyjną, jak i praktyczną. Kreuje klimat, dodając aranżacji przytulności. </text:p>
            <text:p/>
            <text:p>Klasyczny klosz nadaje lampie elegancji i ponadczasowego charakteru. </text:p>
            <text:p/>
            <text:p>Całkowita wysokość: 32 cm</text:p>
            <text:p/>
            <text:p>Odległość od ściany: 23 cm</text:p>
            <text:p/>
            <text:p>Średnica płytki montażowej: 11 cm</text:p>
            <text:p/>
            <text:p>Wysokość klosza: 20 cm</text:p>
            <text:p/>
            <text:p>Średnica klosza: 20 cm</text:p>
            <text:p/>
            <text:p>Lampa jest gotowa do podłączenia do instalacji o napięciu 230 V. Lampa wyposażona jest w gwint na E27 o maksymalnym poborze mocy 60W. </text:p>
            <text:p/>
            <text:p>Ponadto, kinkiet posiada włącznik światła zamontowany na podstawie.</text:p>
            <text:p/>
            <text:p>Kinkiet Combi świetnie sprawdzi się jako oświetlenie pośrednie w sypialni, salonie lub w przedpokoju.</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8991_97981_0.jpg, https://www.lampyiswiatlo.pl/media/catalog/product/cache/dc8ebad46b1b99eec05144e062f13606/9/7/8991_97981_0.jpg</text:p>
          </table:table-cell>
          <table:table-cell office:value-type="string" calcext:value-type="string">
            <text:p>Klasyczny kinkiet z włącznikiem złoty klosz welurowy pawie oczka 20/20/20 - Comb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50" calcext:value-type="float">
            <text:p>250</text:p>
          </table:table-cell>
          <table:table-cell office:value-type="float" office:value="1" calcext:value-type="float">
            <text:p>1</text:p>
          </table:table-cell>
          <table:table-cell office:value-type="string" calcext:value-type="string">
            <text:p>Nowoczesny kinkiet czarny - Balenco Wazo</text:p>
          </table:table-cell>
          <table:table-cell office:value-type="string" calcext:value-type="string">
            <text:p>Kinkiety</text:p>
          </table:table-cell>
          <table:table-cell office:value-type="float" office:value="589" calcext:value-type="float">
            <text:p>5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5561" calcext:value-type="float">
            <text:p>8718881115561</text:p>
          </table:table-cell>
          <table:table-cell table:number-columns-repeated="9"/>
          <table:table-cell office:value-type="float" office:value="131" calcext:value-type="float">
            <text:p>131</text:p>
          </table:table-cell>
          <table:table-cell table:number-columns-repeated="3"/>
          <table:table-cell office:value-type="string" calcext:value-type="string">
            <text:p>both</text:p>
          </table:table-cell>
          <table:table-cell table:number-columns-repeated="4"/>
          <table:table-cell office:value-type="string" calcext:value-type="string">
            <text:p>Szukasz lampy ściennej o solidnym wyglądzie? W takim razie Balenco Wazo może być tym, czego szukasz. Ten kinkiet natychmiast nada Twojemu domowi nowoczesny wygląd. Uzupełnij tę lampę o piękne źródło światła E27 o mocy do 40 W (źródło światła nie jest dołączone). Listwy w kapturze od razu dają ładny efekt świetlny. Możesz przyciemnić lampę za pomocą zewnętrznego ściemniacza (brak w zestawie), aby stworzyć idealną atmosferę. Lampa ma 14 cm długości, 45 cm wysokości i 14 cm głębokości. Płyta montażowa ma 14 cm długości, 45 cm wysokości i 2 cm głębokości. Balenco Wazo doskonale sprawdza się jako oświetlenie podstawowe i nastrojowe. Uczyń swoje wnętrze nowoczesnym dzięki tej wyjątkowej lampie ściennej!</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831_103189_0.jpg, https://www.lampyiswiatlo.pl/media/catalog/product/cache/dc8ebad46b1b99eec05144e062f13606/1/0/2831_103189_0.jpg</text:p>
          </table:table-cell>
          <table:table-cell office:value-type="string" calcext:value-type="string">
            <text:p>Nowoczesny kinkiet czarny - Balenco Waz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251" calcext:value-type="float">
            <text:p>251</text:p>
          </table:table-cell>
          <table:table-cell office:value-type="float" office:value="1" calcext:value-type="float">
            <text:p>1</text:p>
          </table:table-cell>
          <table:table-cell office:value-type="string" calcext:value-type="string">
            <text:p>Nowoczesny kinkiet łazienkowy chrom 80cm LED IP44 - Matti</text:p>
          </table:table-cell>
          <table:table-cell office:value-type="string" calcext:value-type="string">
            <text:p>Kinkiety</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384062" calcext:value-type="float">
            <text:p>4017807384062</text:p>
          </table:table-cell>
          <table:table-cell table:number-columns-repeated="9"/>
          <table:table-cell office:value-type="float" office:value="75" calcext:value-type="float">
            <text:p>75</text:p>
          </table:table-cell>
          <table:table-cell table:number-columns-repeated="3"/>
          <table:table-cell office:value-type="string" calcext:value-type="string">
            <text:p>both</text:p>
          </table:table-cell>
          <table:table-cell table:number-columns-repeated="4"/>
          <table:table-cell office:value-type="string" calcext:value-type="string">
            <text:p>Nowoczesny kinkiet Matti idealnie sprawdzi się w łazience. Posiada stopień ochrony IP44, który zapewnia bezpieczną pracę przy spadających kroplach wody. </text:p>
            <text:p/>
            <text:p>Kinkiet Matti został wykonany z tworzywa sztucznego i metalu.</text:p>
            <text:p>Mleczny klosz sprawia, że emitowane światło jest delikatniejsze i przyjemniejsze w ogólnym odbiorze.</text:p>
            <text:p/>
            <text:p>Kinkiet Matti wyposażony został w zintegrowane źródło światła LED, które emituje światło o barwie ciepło białej 3000K na poziomie 880 lumenów! Dioda ta uzyskała klasę energetyczną A, co oznacza, że jest nie tylko energooszczędna, ale zapewnia profity i dla Twojego portfela i dla środowiska. </text:p>
            <text:p>Wbudowany moduł LED gwarantuje 30 000 godzin świecenia. </text:p>
            <text:p/>
            <text:p>Szerokość: 80 cm</text:p>
            <text:p/>
            <text:p>Głębokość: 8 cm</text:p>
            <text:p/>
            <text:p>Wymiary płytki montażowej: 15x5,5 cm</text:p>
            <text:p/>
            <text:p>Połączenie bieli z chromem jest z jednej strony nowoczesne, ale z drugiej strony nawiązuje do klasycznych rozwiązań. Od dziś funkcjonalne oświetlenie łazienki nabiera nowego znaczeni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7213_98281_0.jpg, https://www.lampyiswiatlo.pl/media/catalog/product/cache/dc8ebad46b1b99eec05144e062f13606/9/8/7213_98281_0.jpg</text:p>
          </table:table-cell>
          <table:table-cell office:value-type="string" calcext:value-type="string">
            <text:p>Nowoczesny kinkiet łazienkowy chrom 80cm LED IP44 - Matt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252" calcext:value-type="float">
            <text:p>252</text:p>
          </table:table-cell>
          <table:table-cell office:value-type="float" office:value="1" calcext:value-type="float">
            <text:p>1</text:p>
          </table:table-cell>
          <table:table-cell office:value-type="string" calcext:value-type="string">
            <text:p>Nowoczesny kinkiet czarny - Facil 1</text:p>
          </table:table-cell>
          <table:table-cell office:value-type="string" calcext:value-type="string">
            <text:p>Kinkiety</text:p>
          </table:table-cell>
          <table:table-cell office:value-type="float" office:value="125" calcext:value-type="float">
            <text:p>1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43628" calcext:value-type="float">
            <text:p>8718881043628</text:p>
          </table:table-cell>
          <table:table-cell table:number-columns-repeated="9"/>
          <table:table-cell office:value-type="float" office:value="30" calcext:value-type="float">
            <text:p>30</text:p>
          </table:table-cell>
          <table:table-cell table:number-columns-repeated="3"/>
          <table:table-cell office:value-type="string" calcext:value-type="string">
            <text:p>both</text:p>
          </table:table-cell>
          <table:table-cell table:number-columns-repeated="4"/>
          <table:table-cell office:value-type="string" calcext:value-type="string">
            <text:p>Kinkiet Facil to idealny wybór dla każdego miłośnika minimalistycznych i nowoczesnych rozwiązań.</text:p>
            <text:p/>
            <text:p>Całkowita wysokość (bez żarówki): 8.5 cm</text:p>
            <text:p/>
            <text:p>Średnica płytki montażowej: 6.6 cm</text:p>
            <text:p/>
            <text:p>Odległość od ściany: 13 cm</text:p>
            <text:p/>
            <text:p>W komplecie nie ma źródła światła. Takowe należy zakupić we własnym zakresie. Lampa wyposażona jest w gwint na E27 o maksymalnym poborze mocy do 60W. </text:p>
            <text:p/>
            <text:p>Zalecamy wybór dekoracyjnej żarówki, która dodatkowo podkreśli urok lampy.</text:p>
            <text:p/>
            <text:p>Sprawdź pozostałe lampy z kolekcji Facil!</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2/4532_92441_0.jpg, https://www.lampyiswiatlo.pl/media/catalog/product/cache/dc8ebad46b1b99eec05144e062f13606/9/2/4532_92441_0.jpg</text:p>
          </table:table-cell>
          <table:table-cell office:value-type="string" calcext:value-type="string">
            <text:p>Nowoczesny kinkiet czarny - Facil 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53" calcext:value-type="float">
            <text:p>253</text:p>
          </table:table-cell>
          <table:table-cell office:value-type="float" office:value="1" calcext:value-type="float">
            <text:p>1</text:p>
          </table:table-cell>
          <table:table-cell office:value-type="string" calcext:value-type="string">
            <text:p>Nowoczesny kinkiet biały z USB i ramieniem - Flero</text:p>
          </table:table-cell>
          <table:table-cell office:value-type="string" calcext:value-type="string">
            <text:p>Kinkiety</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2752" calcext:value-type="float">
            <text:p>8718881102752</text:p>
          </table:table-cell>
          <table:table-cell table:number-columns-repeated="9"/>
          <table:table-cell office:value-type="float" office:value="37" calcext:value-type="float">
            <text:p>37</text:p>
          </table:table-cell>
          <table:table-cell table:number-columns-repeated="3"/>
          <table:table-cell office:value-type="string" calcext:value-type="string">
            <text:p>both</text:p>
          </table:table-cell>
          <table:table-cell table:number-columns-repeated="4"/>
          <table:table-cell office:value-type="string" calcext:value-type="string">
            <text:p>Wielofunkcyjny kinkiet, ten Flero. Ta lampa jest wykończona w białym kolorze z przyłączem USB do ładowania tabletu i / lub smartfona! Bardzo funkcjonalny i ponadczasowy. <text:s/>Możesz ustawić ramię elastyczne tak, jak chcesz, abyś mógł określić, gdzie świeci światło! Kinkiet ma całkowitą wysokość 45 cm i szerokość 18 cm. Płyta montażowa do ściany ma wysokość i głębokość 10 cm. <text:s/>Flexarm składa się ze zintegrowanej diody LED 2700 kelwinów i 100 lumenów. Flero świeci przez wnętrze przytulnym ciepłym światłem! To idealna lampa do czytania do sypialni. Uwaga: tej lampy nie można przyciemniać. <text:s/>Uzupełnij swoją sypialnię lampą ścienną Flero.</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6551_98863_0.jpg, https://www.lampyiswiatlo.pl/media/catalog/product/cache/dc8ebad46b1b99eec05144e062f13606/9/8/6551_98863_0.jpg</text:p>
          </table:table-cell>
          <table:table-cell office:value-type="string" calcext:value-type="string">
            <text:p>Nowoczesny kinkiet biały z USB i ramieniem - Fler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54" calcext:value-type="float">
            <text:p>254</text:p>
          </table:table-cell>
          <table:table-cell office:value-type="float" office:value="1" calcext:value-type="float">
            <text:p>1</text:p>
          </table:table-cell>
          <table:table-cell office:value-type="string" calcext:value-type="string">
            <text:p>Inteligentna przemysłowa lampa ścienna czarna z drewnem, w tym WiFi G95 - Gallow</text:p>
          </table:table-cell>
          <table:table-cell office:value-type="string" calcext:value-type="string">
            <text:p>Kinkiety</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1738" calcext:value-type="float">
            <text:p>8718881131738</text:p>
          </table:table-cell>
          <table:table-cell table:number-columns-repeated="9"/>
          <table:table-cell office:value-type="float" office:value="74" calcext:value-type="float">
            <text:p>74</text:p>
          </table:table-cell>
          <table:table-cell table:number-columns-repeated="3"/>
          <table:table-cell office:value-type="string" calcext:value-type="string">
            <text:p>both</text:p>
          </table:table-cell>
          <table:table-cell table:number-columns-repeated="4"/>
          <table:table-cell office:value-type="string" calcext:value-type="string">
            <text:p>Szukasz fajnej industrialnej lampy ściennej? W takim razie przestań szukać, ta szubienica jest dokładnie tym, czego szukasz! Dzięki zastosowaniu surowców, takich jak metal, w połączeniu z naturalnymi elementami, takimi jak drewno, ta lampa ścienna idealnie pasuje do Twojego solidnego wnętrza. Ta lampa ścienna doskonale sprawdza się jako lampka nocna w sypialni, ale jest również bardzo przyjemna w przedpokoju lub salonie. Zwróć uwagę! W tej lampie nie ma przewodu ani wtyczki, ale jest bardzo łatwy do samodzielnego złożenia. Płyta montażowa ma długość 16,5 cm, ma szerokość 21 cm, a kabel ma długość 23 cm. Ta lampa ścienna jest wyposażona w inteligentne źródło światła E27 G95 o maksymalnej mocy 806 lumenów i 1800 do 3000 kelwinów. Lampa ma pobór mocy 7 W i średnio 15 000 godzin świecenia. Lampa jest łatwa w obsłudze za pomocą smartfona lub inteligentnego asystenta domowego, prosto z kanapy! Dzięki inteligentnemu wariantowi Gallowlamp otrzymujesz wielofunkcyjną lampę w swoim domu, która zawsze tworzy odpowiednią atmosferę! Nie szukaj dalej, zamów ten idealny kinkiet przemysłowy już teraz.</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744_104716_0.jpg, https://www.lampyiswiatlo.pl/media/catalog/product/cache/dc8ebad46b1b99eec05144e062f13606/1/0/1744_104716_0.jpg</text:p>
          </table:table-cell>
          <table:table-cell office:value-type="string" calcext:value-type="string">
            <text:p>Inteligentna przemysłowa lampa ścienna czarna z drewnem, w tym WiFi G95 - Gallow</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55" calcext:value-type="float">
            <text:p>255</text:p>
          </table:table-cell>
          <table:table-cell office:value-type="float" office:value="1" calcext:value-type="float">
            <text:p>1</text:p>
          </table:table-cell>
          <table:table-cell office:value-type="string" calcext:value-type="string">
            <text:p>Orientalny kinkiet złoty z zielonymi frędzlami - Fringle</text:p>
          </table:table-cell>
          <table:table-cell office:value-type="string" calcext:value-type="string">
            <text:p>Kinkiety</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8876" calcext:value-type="float">
            <text:p>8718881118876</text:p>
          </table:table-cell>
          <table:table-cell table:number-columns-repeated="9"/>
          <table:table-cell office:value-type="float" office:value="66" calcext:value-type="float">
            <text:p>66</text:p>
          </table:table-cell>
          <table:table-cell table:number-columns-repeated="3"/>
          <table:table-cell office:value-type="string" calcext:value-type="string">
            <text:p>both</text:p>
          </table:table-cell>
          <table:table-cell table:number-columns-repeated="4"/>
          <table:table-cell office:value-type="string" calcext:value-type="string">
            <text:p>Cóż za wesoły kinkiet Fringle! Twoje wnętrze natychmiast zyska dzięki temu ożywienie. Zielone frędzle na tej lampie naprawdę nadają lampie zabawny efekt. Fringle wykonany jest ze stali z tkaniną i wykończony w kolorze złotym z zielonym. Lampa ma wysokość 37 cm, głębokość 26 cm i długość 20 cm. Płyta montażowa ma głębokość 2 cm i średnicę 16 cm. Sznur ma długość 180 cm. Uzupełnij lampę o źródło światła E14 o mocy do 25 watów. Możesz przyciemnić tę lampę za pomocą zewnętrznego ściemniacza. Uwaga: źródło światła i ściemniacz nie są dołączone. Naprawdę fajna lampa do sypialni lub przedpokoju! Rozjaśnij swoje wnętrze dzięki kinkietowi Fringl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954_103486_0.jpg, https://www.lampyiswiatlo.pl/media/catalog/product/cache/dc8ebad46b1b99eec05144e062f13606/1/0/9954_103486_0.jpg</text:p>
          </table:table-cell>
          <table:table-cell office:value-type="string" calcext:value-type="string">
            <text:p>Orientalny kinkiet złoty z zielonymi frędzlami - Fringl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56" calcext:value-type="float">
            <text:p>256</text:p>
          </table:table-cell>
          <table:table-cell office:value-type="float" office:value="1" calcext:value-type="float">
            <text:p>1</text:p>
          </table:table-cell>
          <table:table-cell office:value-type="string" calcext:value-type="string">
            <text:p>Kinkiet wiejski 39 cm z ściemniaczem LED - Linc</text:p>
          </table:table-cell>
          <table:table-cell office:value-type="string" calcext:value-type="string">
            <text:p>Kinkiety</text:p>
          </table:table-cell>
          <table:table-cell office:value-type="float" office:value="445" calcext:value-type="float">
            <text:p>4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41895" calcext:value-type="float">
            <text:p>4017807441895</text:p>
          </table:table-cell>
          <table:table-cell table:number-columns-repeated="9"/>
          <table:table-cell office:value-type="float" office:value="59" calcext:value-type="float">
            <text:p>59</text:p>
          </table:table-cell>
          <table:table-cell table:number-columns-repeated="3"/>
          <table:table-cell office:value-type="string" calcext:value-type="string">
            <text:p>both</text:p>
          </table:table-cell>
          <table:table-cell table:number-columns-repeated="4"/>
          <table:table-cell office:value-type="string" calcext:value-type="string">
            <text:p>Linc to prostokątny kinkiet wykonany z drewna. Idealnie komponuje się w wiejskim wnętrzu. Ma wysokość 11 cm, długość 37 cm i głębokość 11 cm. Kinkiet wyposażony jest w niewymienne oświetlenie LED o mocy 3000 kelwinów i 1800 lumenach. Duża liczba lumenów sprawia, że jest to prawdziwa potęga i doskonale nadaje się do wykorzystania jako funkcjonalny punkt świetlny. Średnio lampa wytrzymuje 30 000 godzin palenia. Jeśli chcesz stworzyć dodatkową atmosferę w swoim domu, możesz przyciemnić tę lampę w trzech krokach za pomocą przełącznika. Jeśli raz naciśniesz włącznik światła, uzyskasz 100% światła (tj. pełne). Po ponownym naciśnięciu otrzymujesz 60% światła, a za trzecim razem 30% światła (światło atmosferyczne). Ta wiejska lampa ścienna nadaje się do salonu, przedpokoju lub sypialni i na pewno nie powinno jej zabraknąć w Twoim wnętrzu!</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679_102774_0.jpg, https://www.lampyiswiatlo.pl/media/catalog/product/cache/dc8ebad46b1b99eec05144e062f13606/1/0/7679_102774_0.jpg</text:p>
          </table:table-cell>
          <table:table-cell office:value-type="string" calcext:value-type="string">
            <text:p>Kinkiet wiejski 39 cm z ściemniaczem LED - Linc</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57" calcext:value-type="float">
            <text:p>257</text:p>
          </table:table-cell>
          <table:table-cell office:value-type="float" office:value="1" calcext:value-type="float">
            <text:p>1</text:p>
          </table:table-cell>
          <table:table-cell office:value-type="string" calcext:value-type="string">
            <text:p>Nowoczesny kinkiet czarny z USB i flexarmem - Flero</text:p>
          </table:table-cell>
          <table:table-cell office:value-type="string" calcext:value-type="string">
            <text:p>Kinkiety</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2745" calcext:value-type="float">
            <text:p>8718881102745</text:p>
          </table:table-cell>
          <table:table-cell table:number-columns-repeated="9"/>
          <table:table-cell office:value-type="float" office:value="110" calcext:value-type="float">
            <text:p>110</text:p>
          </table:table-cell>
          <table:table-cell table:number-columns-repeated="3"/>
          <table:table-cell office:value-type="string" calcext:value-type="string">
            <text:p>both</text:p>
          </table:table-cell>
          <table:table-cell table:number-columns-repeated="4"/>
          <table:table-cell office:value-type="string" calcext:value-type="string">
            <text:p>Wielofunkcyjny kinkiet, ten Flero. Ta lampa jest wykończona metalową czernią ze złączem USB do ładowania tabletu i / lub smartfona! Bardzo funkcjonalny i ponadczasowy. <text:s/>Możesz ustawić ramię elastyczne tak, jak chcesz, abyś mógł określić, gdzie świeci światło! Kinkiet ma całkowitą wysokość 45 cm i szerokość 18 cm. Płyta montażowa do ściany ma wysokość i głębokość 10 cm. <text:s/>Flexarm składa się ze zintegrowanej diody LED 2700 kelwinów i 100 lumenów. Flero świeci przez wnętrze przytulnym ciepłym światłem! To idealna lampa do czytania do sypialni. Uwaga: tej lampy nie można przyciemniać. <text:s/>Uzupełnij swoją sypialnię lampą ścienną Flero.</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6337_98862_0.jpg, https://www.lampyiswiatlo.pl/media/catalog/product/cache/dc8ebad46b1b99eec05144e062f13606/9/8/6337_98862_0.jpg</text:p>
          </table:table-cell>
          <table:table-cell office:value-type="string" calcext:value-type="string">
            <text:p>Nowoczesny kinkiet czarny z USB i flexarmem - Fler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58" calcext:value-type="float">
            <text:p>258</text:p>
          </table:table-cell>
          <table:table-cell office:value-type="float" office:value="1" calcext:value-type="float">
            <text:p>1</text:p>
          </table:table-cell>
          <table:table-cell office:value-type="string" calcext:value-type="string">
            <text:p>Industriële wandlamp zwart met goud - Cage Tess</text:p>
          </table:table-cell>
          <table:table-cell office:value-type="string" calcext:value-type="string">
            <text:p>Kinkiety</text:p>
          </table:table-cell>
          <table:table-cell office:value-type="float" office:value="419" calcext:value-type="float">
            <text:p>4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6628" calcext:value-type="float">
            <text:p>8718881126628</text:p>
          </table:table-cell>
          <table:table-cell table:number-columns-repeated="9"/>
          <table:table-cell office:value-type="float" office:value="91" calcext:value-type="float">
            <text:p>91</text:p>
          </table:table-cell>
          <table:table-cell table:number-columns-repeated="3"/>
          <table:table-cell office:value-type="string" calcext:value-type="string">
            <text:p>both</text:p>
          </table:table-cell>
          <table:table-cell table:number-columns-repeated="4"/>
          <table:table-cell office:value-type="string" calcext:value-type="string">
            <text:p>Brak opisu</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341_104333_0.jpg, https://www.lampyiswiatlo.pl/media/catalog/product/cache/dc8ebad46b1b99eec05144e062f13606/1/0/5341_104333_0.jpg</text:p>
          </table:table-cell>
          <table:table-cell office:value-type="string" calcext:value-type="string">
            <text:p>Industriële wandlamp zwart met goud - Cage Tes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259" calcext:value-type="float">
            <text:p>259</text:p>
          </table:table-cell>
          <table:table-cell office:value-type="float" office:value="1" calcext:value-type="float">
            <text:p>1</text:p>
          </table:table-cell>
          <table:table-cell office:value-type="string" calcext:value-type="string">
            <text:p>Kinkiet art deco biały klosz welurowy kwiaty - Brescia</text:p>
          </table:table-cell>
          <table:table-cell office:value-type="string" calcext:value-type="string">
            <text:p>Kinkiety</text:p>
          </table:table-cell>
          <table:table-cell office:value-type="float" office:value="449" calcext:value-type="float">
            <text:p>4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4644" calcext:value-type="float">
            <text:p>8718881094644</text:p>
          </table:table-cell>
          <table:table-cell table:number-columns-repeated="9"/>
          <table:table-cell office:value-type="float" office:value="38" calcext:value-type="float">
            <text:p>38</text:p>
          </table:table-cell>
          <table:table-cell table:number-columns-repeated="3"/>
          <table:table-cell office:value-type="string" calcext:value-type="string">
            <text:p>both</text:p>
          </table:table-cell>
          <table:table-cell table:number-columns-repeated="4"/>
          <table:table-cell office:value-type="string" calcext:value-type="string">
            <text:p>Kinkiet Brescia pełni funkcję zarówno dekoracyjną, jak i praktyczną. Kreuje klimat, dodając aranżacji przytulności. </text:p>
            <text:p/>
            <text:p>Kinkiet wyposażony jest w dwa niezależne źródła światła.</text:p>
            <text:p/>
            <text:p>Elastyczne ramię wyposażone w zintegrowaną diodę LED pozwala skierować światło w dowolną stronę, dzięki czemu idealnie sprawdzi się jako lampka do czytania. </text:p>
            <text:p/>
            <text:p>Klasyczny klosz nadaje lampie elegancji i ponadczasowego charakteru. </text:p>
            <text:p/>
            <text:p>Całkowita wysokość: 42 cm</text:p>
            <text:p/>
            <text:p>Odległość od ściany: 21 cm</text:p>
            <text:p/>
            <text:p>Wymiary płytki montażowej: 10 x 10 cm</text:p>
            <text:p/>
            <text:p>Wysokość klosza: 14 cm</text:p>
            <text:p/>
            <text:p>Średnica klosza: 18 cm</text:p>
            <text:p/>
            <text:p>Lampa jest gotowa do podłączenia do instalacji o napięciu 230 V. Wyposażona jest w gwint na E27 o maksymalnym poborze mocy 60W oraz w zintegrowaną diodę LED, która emituje światło o barwie ciepło białej (3000K) na poziomie 120 lumenów.</text:p>
            <text:p/>
            <text:p>Kinkiet Brescia świetnie sprawdzi się jako oświetlenie pośrednie w sypialni lub saloni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8207_98020_0.jpg, https://www.lampyiswiatlo.pl/media/catalog/product/cache/dc8ebad46b1b99eec05144e062f13606/9/8/8207_98020_0.jpg</text:p>
          </table:table-cell>
          <table:table-cell office:value-type="string" calcext:value-type="string">
            <text:p>Kinkiet art deco biały klosz welurowy kwiaty - Bresc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60" calcext:value-type="float">
            <text:p>260</text:p>
          </table:table-cell>
          <table:table-cell office:value-type="float" office:value="1" calcext:value-type="float">
            <text:p>1</text:p>
          </table:table-cell>
          <table:table-cell office:value-type="string" calcext:value-type="string">
            <text:p>Kinkiet przemysłowy brąz z czarnym - Tyne</text:p>
          </table:table-cell>
          <table:table-cell office:value-type="string" calcext:value-type="string">
            <text:p>Kinkiety</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0875" calcext:value-type="float">
            <text:p>8718881090875</text:p>
          </table:table-cell>
          <table:table-cell table:number-columns-repeated="9"/>
          <table:table-cell office:value-type="float" office:value="42" calcext:value-type="float">
            <text:p>42</text:p>
          </table:table-cell>
          <table:table-cell table:number-columns-repeated="3"/>
          <table:table-cell office:value-type="string" calcext:value-type="string">
            <text:p>both</text:p>
          </table:table-cell>
          <table:table-cell table:number-columns-repeated="4"/>
          <table:table-cell office:value-type="string" calcext:value-type="string">
            <text:p>Tyne to super fajna lampa ścienna pochodząca z industrialnego loftu! Brązowy kolor w połączeniu z czarnym ramieniem harmonijki dopełnia to naprawdę. Tyne ma wysokość 22 cm i długość 55 cm. Posiada regulację wysokości, od 43 cm do 55 cm. Możesz więc sam zdecydować, gdzie chcesz mieć światło. Super poręczne! Płyta montażowa ma głębokość 3,5 cm, wysokość 22 cm i szerokość 5,7 cm. Ten artykuł jest dostarczany z przewodem (185 cm) i wtyczką. Kinkiet jest dostarczany bez źródła światła, więc wykończ go solidnym źródłem światła, które pasuje do oprawy E27 o maksymalnej mocy 40 W. Ten Tyne świetnie pasuje do Twojej industrialnej kuchni, salonu czy przedpokoju!</text:p>
          </table:table-cell>
          <table:table-cell office:value-type="string" calcext:value-type="string">
            <text:p>Oblongue, Organiczny</text:p>
          </table:table-cell>
          <table:table-cell office:value-type="string" calcext:value-type="string">
            <text:p>Meta title-Oblongue, Organiczny</text:p>
          </table:table-cell>
          <table:table-cell office:value-type="string" calcext:value-type="string">
            <text:p>Meta keywords-Oblongue, Organiczny</text:p>
          </table:table-cell>
          <table:table-cell office:value-type="string" calcext:value-type="string">
            <text:p>Meta description-Oblongue, Organi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4422_97652_0.jpg, https://www.lampyiswiatlo.pl/media/catalog/product/cache/dc8ebad46b1b99eec05144e062f13606/9/7/4422_97652_0.jpg</text:p>
          </table:table-cell>
          <table:table-cell office:value-type="string" calcext:value-type="string">
            <text:p>Kinkiet przemysłowy brąz z czarnym - Tyn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61" calcext:value-type="float">
            <text:p>261</text:p>
          </table:table-cell>
          <table:table-cell office:value-type="float" office:value="1" calcext:value-type="float">
            <text:p>1</text:p>
          </table:table-cell>
          <table:table-cell office:value-type="string" calcext:value-type="string">
            <text:p>Nowoczesny kinkiet łazienkowy czarny 92 cm IP44 - Cascada</text:p>
          </table:table-cell>
          <table:table-cell office:value-type="string" calcext:value-type="string">
            <text:p>Kinkiety</text:p>
          </table:table-cell>
          <table:table-cell office:value-type="float" office:value="485" calcext:value-type="float">
            <text:p>4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802" calcext:value-type="float">
            <text:p>8718881098802</text:p>
          </table:table-cell>
          <table:table-cell table:number-columns-repeated="9"/>
          <table:table-cell office:value-type="float" office:value="136" calcext:value-type="float">
            <text:p>136</text:p>
          </table:table-cell>
          <table:table-cell table:number-columns-repeated="3"/>
          <table:table-cell office:value-type="string" calcext:value-type="string">
            <text:p>both</text:p>
          </table:table-cell>
          <table:table-cell table:number-columns-repeated="4"/>
          <table:table-cell office:value-type="string" calcext:value-type="string">
            <text:p>Nasza lampa ścienna Cascada doskonale sprawdza się nad lustrem w łazience! Dzięki prostemu kształtowi i świeżemu wykończeniu z tworzywa sztucznego ze stalą lampa stanowi zabawny akcent. Posiada zintegrowany moduł LED o mocy 1750 lumenów i 3000 kelwinów; ten kinkiet zapewnia ciepłe, białe światło w łazience. Idealny, aby przygotować się na cały dzień! Uwaga: tej lampy nie można ściemniać i dlatego naprawdę nadaje się do użytku funkcjonalnego. Przy średnio 30 000 godzinach palenia możesz na razie zrobić dobre postępy z Cascadą. Lampa ma długość 92 cm, głębokość 7,2 cm i wysokość 5 cm. Z IP44 odporny na rozbryzgi wody. Zabawna lampa w łazience!</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7154_98700_0.jpg, https://www.lampyiswiatlo.pl/media/catalog/product/cache/dc8ebad46b1b99eec05144e062f13606/9/8/7154_98700_0.jpg</text:p>
          </table:table-cell>
          <table:table-cell office:value-type="string" calcext:value-type="string">
            <text:p>Nowoczesny kinkiet łazienkowy czarny 92 cm IP44 - Cascad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62" calcext:value-type="float">
            <text:p>262</text:p>
          </table:table-cell>
          <table:table-cell office:value-type="float" office:value="1" calcext:value-type="float">
            <text:p>1</text:p>
          </table:table-cell>
          <table:table-cell office:value-type="string" calcext:value-type="string">
            <text:p>Vintage kinkiet mosiężny ze szkłem dymnym - Vidra</text:p>
          </table:table-cell>
          <table:table-cell office:value-type="string" calcext:value-type="string">
            <text:p>Kinkiety</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3413" calcext:value-type="float">
            <text:p>8718881113413</text:p>
          </table:table-cell>
          <table:table-cell table:number-columns-repeated="9"/>
          <table:table-cell office:value-type="float" office:value="73" calcext:value-type="float">
            <text:p>73</text:p>
          </table:table-cell>
          <table:table-cell table:number-columns-repeated="3"/>
          <table:table-cell office:value-type="string" calcext:value-type="string">
            <text:p>both</text:p>
          </table:table-cell>
          <table:table-cell table:number-columns-repeated="4"/>
          <table:table-cell office:value-type="string" calcext:value-type="string">
            <text:p>Vintage kinkiet w kolorze mosiądzu z wykończeniem ze szkła dymnego. Uzupełnij swój hol lub sypialnię tym romantycznym kinkietem Vidra. Mosiądz / złoto w połączeniu z przydymionym szkłem w okrągłym kształcie nadaje temu kinkietowi nowoczesny wygląd. Nie ma więc nic staromodnego w stylu vintage, po prostu pasuje również do Twojego nowoczesnego wnętrza! Kinkiet ma 25 cm wysokości, 13 cm głębokości i 14 cm długości. Z łatwością można go przymocować do ściany za pomocą płyty montażowej. Ma głębokość 8 cm, wysokość 10 cm i długość 8 cm. Kończysz kinkiet źródłem światła o mocy do 40 W, który pasuje do oprawy E27. To nie jest wliczone w cenę. Wskazówka; Wybierz źródło światła ze specjalnym żarnikiem, aby dodatkowo przyciągać wzrok w pomieszczeniu! Aby uczynić go wyjątkowo przytulnym wieczorem, możesz również przyciemnić tę Vidrę zewnętrznym ściemniaczem. To nie jest wliczone w cenę. Stworzyć prawdziwą romantyczną atmosferę? Nadaj ton od razu dzięki tej kinkiecie Vidra.</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641_102935_0.jpg, https://www.lampyiswiatlo.pl/media/catalog/product/cache/dc8ebad46b1b99eec05144e062f13606/1/0/1641_102935_0.jpg</text:p>
          </table:table-cell>
          <table:table-cell office:value-type="string" calcext:value-type="string">
            <text:p>Vintage kinkiet mosiężny ze szkłem dymnym - Vid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63" calcext:value-type="float">
            <text:p>263</text:p>
          </table:table-cell>
          <table:table-cell office:value-type="float" office:value="1" calcext:value-type="float">
            <text:p>1</text:p>
          </table:table-cell>
          <table:table-cell office:value-type="string" calcext:value-type="string">
            <text:p>Kinkiet wiejski czarny z drewnem - Chon</text:p>
          </table:table-cell>
          <table:table-cell office:value-type="string" calcext:value-type="string">
            <text:p>Kinkiety</text:p>
          </table:table-cell>
          <table:table-cell office:value-type="float" office:value="209" calcext:value-type="float">
            <text:p>2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223" calcext:value-type="float">
            <text:p>8718881116223</text:p>
          </table:table-cell>
          <table:table-cell table:number-columns-repeated="9"/>
          <table:table-cell office:value-type="float" office:value="38" calcext:value-type="float">
            <text:p>38</text:p>
          </table:table-cell>
          <table:table-cell table:number-columns-repeated="3"/>
          <table:table-cell office:value-type="string" calcext:value-type="string">
            <text:p>both</text:p>
          </table:table-cell>
          <table:table-cell table:number-columns-repeated="4"/>
          <table:table-cell office:value-type="string" calcext:value-type="string">
            <text:p>Cóż za urocza lampa ścienna to Chon. Połączenie czarnej stali z drewnem nadaje mu wiejski charakter i pasuje do każdego wnętrza. Kinkiet ma wysokość 25 cm, długość 13 cm i szerokość 17,5 cm. Płyta montażowa ma głębokość 2,5 cm, wysokość 12 cm i długość 8 cm. Czarny klosz o otwartej strukturze zapewnia przytulny efekt świetlny w pomieszczeniu, ma średnicę 13 cm i wysokość 12 cm. Chon wykończony jest źródłem światła z oprawą E27 (maks. 40 W). Upewnij się, że to źródło światła również ładnie wygląda, ponieważ jest dobrze widoczne w oprawie. Kinkiet można ściemniać za pomocą zewnętrznego ściemniacza, który nie jest dołączony. Idealny kinkiet do wiejskiego salonu, sypialni lub biura. Chon jest tym, czego szukasz!</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797_103235_0.jpg, https://www.lampyiswiatlo.pl/media/catalog/product/cache/dc8ebad46b1b99eec05144e062f13606/1/0/1797_103235_0.jpg</text:p>
          </table:table-cell>
          <table:table-cell office:value-type="string" calcext:value-type="string">
            <text:p>Kinkiet wiejski czarny z drewnem - Cho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64" calcext:value-type="float">
            <text:p>264</text:p>
          </table:table-cell>
          <table:table-cell office:value-type="float" office:value="1" calcext:value-type="float">
            <text:p>1</text:p>
          </table:table-cell>
          <table:table-cell office:value-type="string" calcext:value-type="string">
            <text:p>Kinkiet przemysłowy antyczna miedź - Spey</text:p>
          </table:table-cell>
          <table:table-cell office:value-type="string" calcext:value-type="string">
            <text:p>Kinkiety</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0967" calcext:value-type="float">
            <text:p>8718881090967</text:p>
          </table:table-cell>
          <table:table-cell table:number-columns-repeated="9"/>
          <table:table-cell office:value-type="float" office:value="74" calcext:value-type="float">
            <text:p>74</text:p>
          </table:table-cell>
          <table:table-cell table:number-columns-repeated="3"/>
          <table:table-cell office:value-type="string" calcext:value-type="string">
            <text:p>both</text:p>
          </table:table-cell>
          <table:table-cell table:number-columns-repeated="4"/>
          <table:table-cell office:value-type="string" calcext:value-type="string">
            <text:p>De Spey przyciąga uwagę przemysłowców. Antyczny kolor miedzi jest pięknie wykończony, co nadaje mu prawdziwie industrialny wygląd! Świetnie wygląda w biurze, w jadalni lub w sypialni: Spey daje niepowtarzalne wrażenie! <text:s/>Lampa ma szerokość 22 cm, długość 39 cm, minimalną wysokość 17 cm i maksymalną wysokość 39 cm. Czapka ma średnicę 22 cm i wysokość 13 cm. Płyta montażowa ma średnicę 13,2 cm. Kończymy lampą ze źródłem światła z oprawką E27 (maks. 40 Watów), którą należy jeszcze zamówić oddzielnie. Lampa jest ściemnialna za pomocą zewnętrznego ściemniacza (ściemniacz nie wchodzi w skład zestawu). <text:s/>Miły dodatek do Twojego industrialnego wnętrza? To jest Spey!</text:p>
          </table:table-cell>
          <table:table-cell office:value-type="string" calcext:value-type="string">
            <text:p>Organiczny</text:p>
          </table:table-cell>
          <table:table-cell office:value-type="string" calcext:value-type="string">
            <text:p>Meta title-Organiczny</text:p>
          </table:table-cell>
          <table:table-cell office:value-type="string" calcext:value-type="string">
            <text:p>Meta keywords-Organiczny</text:p>
          </table:table-cell>
          <table:table-cell office:value-type="string" calcext:value-type="string">
            <text:p>Meta description-Organi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3734_97660_0.jpg, https://www.lampyiswiatlo.pl/media/catalog/product/cache/dc8ebad46b1b99eec05144e062f13606/9/7/3734_97660_0.jpg</text:p>
          </table:table-cell>
          <table:table-cell office:value-type="string" calcext:value-type="string">
            <text:p>Kinkiet przemysłowy antyczna miedź - Spe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65" calcext:value-type="float">
            <text:p>265</text:p>
          </table:table-cell>
          <table:table-cell office:value-type="float" office:value="1" calcext:value-type="float">
            <text:p>1</text:p>
          </table:table-cell>
          <table:table-cell office:value-type="string" calcext:value-type="string">
            <text:p>Designerska lampa ścienna mosiężna 39 cm - Johanna</text:p>
          </table:table-cell>
          <table:table-cell office:value-type="string" calcext:value-type="string">
            <text:p>Kinkiety</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0299" calcext:value-type="float">
            <text:p>8718881120299</text:p>
          </table:table-cell>
          <table:table-cell table:number-columns-repeated="9"/>
          <table:table-cell office:value-type="float" office:value="76" calcext:value-type="float">
            <text:p>76</text:p>
          </table:table-cell>
          <table:table-cell table:number-columns-repeated="3"/>
          <table:table-cell office:value-type="string" calcext:value-type="string">
            <text:p>both</text:p>
          </table:table-cell>
          <table:table-cell table:number-columns-repeated="4"/>
          <table:table-cell office:value-type="string" calcext:value-type="string">
            <text:p>Zdobądź prawdziwy designerski kinkiet z Johanną. Ta lampa tworzy wesoły efekt świetlny na ścianach, ponieważ światło przerywają stalowe mosiężne pręty. Johanna ma głębokość 20 cm, wysokość 20 cm i długość 39 cm. Płyta montażowa ma głębokość 2,5 cm, wysokość 17 cm i długość 8,8 cm. Wykończ kinkiet źródłem światła z oprawą E27 (maks. 40 Watt). Nie zapomnij zamówić ich osobno. Lampa jest ściemniana za pomocą zewnętrznego ściemniacza (brak w zestawie). Johanna pięknie prezentuje się w przedpokoju, salonie czy sypialni. Udekoruj swoje wnętrze w przytulny sposób dzięki lampie ściennej Johanna.</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322_103621_0.jpg, https://www.lampyiswiatlo.pl/media/catalog/product/cache/dc8ebad46b1b99eec05144e062f13606/1/0/8322_103621_0.jpg</text:p>
          </table:table-cell>
          <table:table-cell office:value-type="string" calcext:value-type="string">
            <text:p>Designerska lampa ścienna mosiężna 39 cm - Johan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66" calcext:value-type="float">
            <text:p>266</text:p>
          </table:table-cell>
          <table:table-cell office:value-type="float" office:value="1" calcext:value-type="float">
            <text:p>1</text:p>
          </table:table-cell>
          <table:table-cell office:value-type="string" calcext:value-type="string">
            <text:p>Orientalny kinkiet złoty czarny klosz z frędzlami - Franxa</text:p>
          </table:table-cell>
          <table:table-cell office:value-type="string" calcext:value-type="string">
            <text:p>Kinkiety</text:p>
          </table:table-cell>
          <table:table-cell office:value-type="float" office:value="255" calcext:value-type="float">
            <text:p>25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8999" calcext:value-type="float">
            <text:p>8718881118999</text:p>
          </table:table-cell>
          <table:table-cell table:number-columns-repeated="9"/>
          <table:table-cell office:value-type="float" office:value="33" calcext:value-type="float">
            <text:p>33</text:p>
          </table:table-cell>
          <table:table-cell table:number-columns-repeated="3"/>
          <table:table-cell office:value-type="string" calcext:value-type="string">
            <text:p>both</text:p>
          </table:table-cell>
          <table:table-cell table:number-columns-repeated="4"/>
          <table:table-cell office:value-type="string" calcext:value-type="string">
            <text:p>Dzięki tej lampie ściennej Franxa wprowadzisz do swojego domu prawdziwy wschodni klimat. Lampa wykończona złotą oprawą i czarnym kloszem. Klosz z frędzlami zapewnia piękny i nastrojowy efekt świetlny w całym pomieszczeniu. Ma wysokość 37 cm i głębokość 26 cm. Płyta montażowa ma średnicę 16 cm. Dostarczony przewód ma 180 cm długości. Kompletna Franxa ze źródłem światła E27 o maksymalnej mocy 40 W. Uwaga: to źródło światła nie jest dołączone i należy je zamówić osobno. Możesz również przyciemnić ten kinkiet za pomocą zewnętrznego ściemniacza (brak w zestawie). Spraw, by w domu było wyjątkowo przytulnie dzięki naszej lampie ściennej Franxa! Idealna lampka nocna obok łóżka lub kreator nastroju w salonie. Nawet przy wyłączonym świetle kradnie widowisko w Twoim wnętrz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397_103498_0.jpg, https://www.lampyiswiatlo.pl/media/catalog/product/cache/dc8ebad46b1b99eec05144e062f13606/1/0/2397_103498_0.jpg</text:p>
          </table:table-cell>
          <table:table-cell office:value-type="string" calcext:value-type="string">
            <text:p>Orientalny kinkiet złoty czarny klosz z frędzlami - Franx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1">
          <table:table-cell office:value-type="float" office:value="267" calcext:value-type="float">
            <text:p>267</text:p>
          </table:table-cell>
          <table:table-cell office:value-type="float" office:value="1" calcext:value-type="float">
            <text:p>1</text:p>
          </table:table-cell>
          <table:table-cell office:value-type="string" calcext:value-type="string">
            <text:p>Nowoczesny kinkiet czarny klosz welurowy ciemnoszary - Stacca</text:p>
          </table:table-cell>
          <table:table-cell office:value-type="string" calcext:value-type="string">
            <text:p>Kinkiety</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4978" calcext:value-type="float">
            <text:p>8718881104978</text:p>
          </table:table-cell>
          <table:table-cell table:number-columns-repeated="9"/>
          <table:table-cell office:value-type="float" office:value="47" calcext:value-type="float">
            <text:p>47</text:p>
          </table:table-cell>
          <table:table-cell table:number-columns-repeated="3"/>
          <table:table-cell office:value-type="string" calcext:value-type="string">
            <text:p>both</text:p>
          </table:table-cell>
          <table:table-cell table:number-columns-repeated="4"/>
          <table:table-cell office:value-type="string" calcext:value-type="string">
            <text:p>Kinkiet Stacca pełni funkcję zarówno dekoracyjną, jak i praktyczną. Kreuje klimat, dodając aranżacji przytulności. </text:p>
            <text:p/>
            <text:p>Kinkiet wyposażony jest w dwa niezależne źródła światła.</text:p>
            <text:p/>
            <text:p>Elastyczne ramię wyposażone w zintegrowaną diodę LED pozwala skierować światło w dowolną stronę, dzięki czemu idealnie sprawdzi się jako lampka do czytania. </text:p>
            <text:p/>
            <text:p>Klasyczny klosz nadaje lampie elegancji i ponadczasowego charakteru. </text:p>
            <text:p/>
            <text:p>Całkowita wysokość: 47 cm</text:p>
            <text:p/>
            <text:p>Odległość od ściany: 20 cm</text:p>
            <text:p/>
            <text:p>Wymiary płytki montażowej: 15.5 x 8.5 cm</text:p>
            <text:p/>
            <text:p>Wysokość klosza: 18.5 cm</text:p>
            <text:p/>
            <text:p>Średnica klosza: 16 cm</text:p>
            <text:p/>
            <text:p>Długość ramienia LED: 24 cm</text:p>
            <text:p/>
            <text:p>Lampa jest gotowa do podłączenia do instalacji o napięciu 230 V. Wyposażona jest w gwint na E27 o maksymalnym poborze mocy 40W oraz w zintegrowaną diodę LED, która emituje światło o barwie ciepło białej (2700K) na poziomie 100 lumenów.</text:p>
            <text:p/>
            <text:p>Kinkiet Stacca świetnie sprawdzi się jako oświetlenie pośrednie w sypialni lub salonie.</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8174_99129_0.jpg, https://www.lampyiswiatlo.pl/media/catalog/product/cache/dc8ebad46b1b99eec05144e062f13606/9/9/8174_99129_0.jpg</text:p>
          </table:table-cell>
          <table:table-cell office:value-type="string" calcext:value-type="string">
            <text:p>Nowoczesny kinkiet czarny klosz welurowy ciemnoszary - Stacc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68" calcext:value-type="float">
            <text:p>268</text:p>
          </table:table-cell>
          <table:table-cell office:value-type="float" office:value="1" calcext:value-type="float">
            <text:p>1</text:p>
          </table:table-cell>
          <table:table-cell office:value-type="string" calcext:value-type="string">
            <text:p>Nowoczesny kinkiet łazienkowy stal 32cm LED IP44 - Cascada</text:p>
          </table:table-cell>
          <table:table-cell office:value-type="string" calcext:value-type="string">
            <text:p>Kinkiety</text:p>
          </table:table-cell>
          <table:table-cell office:value-type="float" office:value="289" calcext:value-type="float">
            <text:p>2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758" calcext:value-type="float">
            <text:p>8718881098758</text:p>
          </table:table-cell>
          <table:table-cell table:number-columns-repeated="9"/>
          <table:table-cell office:value-type="float" office:value="140" calcext:value-type="float">
            <text:p>140</text:p>
          </table:table-cell>
          <table:table-cell table:number-columns-repeated="3"/>
          <table:table-cell office:value-type="string" calcext:value-type="string">
            <text:p>both</text:p>
          </table:table-cell>
          <table:table-cell table:number-columns-repeated="4"/>
          <table:table-cell office:value-type="string" calcext:value-type="string">
            <text:p>Nasza lampa ścienna Cascada doskonale sprawdza się nad lustrem w łazience! Dzięki prostemu kształtowi i świeżemu wykończeniu z tworzywa sztucznego ze stalą lampa stanowi zabawny akcent. Posiada zintegrowany moduł LED o mocy 540 lumenów i 3000 kelwinów; ten kinkiet zapewnia ciepłe, białe światło w łazience. Idealny, aby przygotować się na cały dzień! Uwaga: tej lampy nie można ściemniać i dlatego naprawdę nadaje się do użytku funkcjonalnego. Kinkiet Cascada wytrzymuje średnio 30 000 godzin palenia. Lampa ma długość 32 cm, głębokość 7,2 cm i wysokość 5 cm. Z IP44 odporny na rozbryzgi wody. Zabawna lampa w łazience!</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2952_98695_0.jpg, https://www.lampyiswiatlo.pl/media/catalog/product/cache/dc8ebad46b1b99eec05144e062f13606/9/8/2952_98695_0.jpg</text:p>
          </table:table-cell>
          <table:table-cell office:value-type="string" calcext:value-type="string">
            <text:p>Nowoczesny kinkiet łazienkowy stal 32cm LED IP44 - Cascad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5">
          <table:table-cell office:value-type="float" office:value="269" calcext:value-type="float">
            <text:p>269</text:p>
          </table:table-cell>
          <table:table-cell office:value-type="float" office:value="1" calcext:value-type="float">
            <text:p>1</text:p>
          </table:table-cell>
          <table:table-cell office:value-type="string" calcext:value-type="string">
            <text:p>Designerski kinkiet podłużny biały 35cm - Houx</text:p>
          </table:table-cell>
          <table:table-cell office:value-type="string" calcext:value-type="string">
            <text:p>Kinkiety</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7974" calcext:value-type="float">
            <text:p>8718881087974</text:p>
          </table:table-cell>
          <table:table-cell table:number-columns-repeated="9"/>
          <table:table-cell office:value-type="float" office:value="136" calcext:value-type="float">
            <text:p>136</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który emituje nastrojowe światło góra-dół tworząc przy tym piękny efekt świetlny na ścianie. </text:p>
            <text:p>Klasyczny design i smukła forma sprawiają, że kinkiet Houx będzie idealnym dodatkiem do każdego typu stylu.</text:p>
            <text:p/>
            <text:p>Długość: 35 cm</text:p>
            <text:p/>
            <text:p>Wysokość: 6 cm</text:p>
            <text:p/>
            <text:p>Szerokość: 10.7 cm</text:p>
            <text:p/>
            <text:p>Kinkiet jest gotowy do podłączenia do instalacji o napięciu 230 V. Maksymalny pobór mocy wynosi 3 x 5W. W komplecie nie ma źródła światła. Takowe należy zakupić we własnym zakresie. Lampa wyposażona jest w 3 gwinty na G9. </text:p>
            <text:p/>
            <text:p>Kolekcja Houx świetnie sprawdzi się w salonie, korytarzu czy przedpokoju.</text:p>
          </table:table-cell>
          <table:table-cell office:value-type="string" calcext:value-type="string">
            <text:p>Oblongue, Podłużny</text:p>
          </table:table-cell>
          <table:table-cell office:value-type="string" calcext:value-type="string">
            <text:p>Meta title-Oblongue, Podłużny</text:p>
          </table:table-cell>
          <table:table-cell office:value-type="string" calcext:value-type="string">
            <text:p>Meta keywords-Oblongue, Podłużny</text:p>
          </table:table-cell>
          <table:table-cell office:value-type="string" calcext:value-type="string">
            <text:p>Meta description-Oblongue, 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3826_97382_0.jpg, https://www.lampyiswiatlo.pl/media/catalog/product/cache/dc8ebad46b1b99eec05144e062f13606/9/7/3826_97382_0.jpg</text:p>
          </table:table-cell>
          <table:table-cell office:value-type="string" calcext:value-type="string">
            <text:p>Designerski kinkiet podłużny biały 35cm - Houx</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270" calcext:value-type="float">
            <text:p>270</text:p>
          </table:table-cell>
          <table:table-cell office:value-type="float" office:value="1" calcext:value-type="float">
            <text:p>1</text:p>
          </table:table-cell>
          <table:table-cell office:value-type="string" calcext:value-type="string">
            <text:p>Zestaw 2 x klasyczny kinkiet chrom czarny klosz - Ann-Kathrin 2</text:p>
          </table:table-cell>
          <table:table-cell office:value-type="string" calcext:value-type="string">
            <text:p>Kinkiety</text:p>
          </table:table-cell>
          <table:table-cell office:value-type="float" office:value="735" calcext:value-type="float">
            <text:p>73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9986" calcext:value-type="float">
            <text:p>8718881079986</text:p>
          </table:table-cell>
          <table:table-cell table:number-columns-repeated="9"/>
          <table:table-cell office:value-type="float" office:value="150" calcext:value-type="float">
            <text:p>150</text:p>
          </table:table-cell>
          <table:table-cell table:number-columns-repeated="3"/>
          <table:table-cell office:value-type="string" calcext:value-type="string">
            <text:p>both</text:p>
          </table:table-cell>
          <table:table-cell table:number-columns-repeated="4"/>
          <table:table-cell office:value-type="string" calcext:value-type="string">
            <text:p>Zestaw 2 kinkietów.</text:p>
            <text:p/>
            <text:p>Kinkiet Ann-Kathrin oznacza się ponadczasową klasyką okraszoną nowoczesnym wdziękiem. Pięknie wykonane ramiona, przyozdobione dekoracyjnymi elementami całkowicie wpisują się w założenia stylu glamour.</text:p>
            <text:p/>
            <text:p>Wysokość: 30 cm</text:p>
            <text:p/>
            <text:p>Głębokość: 16.5 cm</text:p>
            <text:p/>
            <text:p>Kinkiet Ann-Kathrin posiada 2 ramiona, każde zakończone gwintem na E14. Lampa jest gotowa do podłączenia do instalacji o napięciu 230 V. Maksymalny pobór mocy wynosi 2  x 60W. W komplecie nie ma źródła światła. Takowe należy zakupić we własnym zakresie. </text:p>
            <text:p/>
            <text:p>Aby osiągnąć wspaniały efekt, proponujemy wybrać żarówki w kształcie świec. </text:p>
            <text:p/>
            <text:p>Zmień pokój w salę balową, a mieszkanie w pałac!</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6342_96156_0.jpg, https://www.lampyiswiatlo.pl/media/catalog/product/cache/dc8ebad46b1b99eec05144e062f13606/9/6/6342_96156_0.jpg</text:p>
          </table:table-cell>
          <table:table-cell office:value-type="string" calcext:value-type="string">
            <text:p>Zestaw 2 x klasyczny kinkiet chrom czarny klosz - Ann-Kathrin 2</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271" calcext:value-type="float">
            <text:p>271</text:p>
          </table:table-cell>
          <table:table-cell office:value-type="float" office:value="1" calcext:value-type="float">
            <text:p>1</text:p>
          </table:table-cell>
          <table:table-cell office:value-type="string" calcext:value-type="string">
            <text:p>Klasyczny kinkiet półokrągły brązowy - Drum</text:p>
          </table:table-cell>
          <table:table-cell office:value-type="string" calcext:value-type="string">
            <text:p>Kinkiety</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05435" calcext:value-type="float">
            <text:p>8718881005435</text:p>
          </table:table-cell>
          <table:table-cell table:number-columns-repeated="9"/>
          <table:table-cell office:value-type="float" office:value="72" calcext:value-type="float">
            <text:p>72</text:p>
          </table:table-cell>
          <table:table-cell table:number-columns-repeated="3"/>
          <table:table-cell office:value-type="string" calcext:value-type="string">
            <text:p>both</text:p>
          </table:table-cell>
          <table:table-cell table:number-columns-repeated="4"/>
          <table:table-cell office:value-type="string" calcext:value-type="string">
            <text:p>Minimalistyczny kinkiet Drum, który będzie uzupełnieniem każdej aranżacji.</text:p>
            <text:p/>
            <text:p>Klosz wykonany jest z bawełny i sprawia, że emitowane światło oświetli pomieszczenie, a jednocześnie nada mu przytulny charakter. Od góry i od spodu kinkiet wykończony jest szklanymi szybkami, które przepuszczają i rozpraszają światło, cudownie oświetlając ścianę na której jest zamontowany. </text:p>
            <text:p/>
            <text:p>Lampa jest gotowa do podłączenia do instalacji o napięciu 230 V. W komplecie nie ma źródła światła. Takowe należy zakupić we własnym zakresie. Lampa wyposażona jest w gwint na E27 o maksymalnym poborze mocy 40W.</text:p>
            <text:p/>
            <text:p>Wysokość: 12 cm</text:p>
            <text:p/>
            <text:p>Długość: 30 cm</text:p>
            <text:p/>
            <text:p>Odległość od ściany: 15 cm</text:p>
            <text:p/>
            <text:p>Kinkiet Drum świetnie sprawdzi się jako oświetlenie pośrednie salonu, przedpokoju, sypialni.</text:p>
          </table:table-cell>
          <table:table-cell office:value-type="string" calcext:value-type="string">
            <text:p>Oblongue, Okrągły</text:p>
          </table:table-cell>
          <table:table-cell office:value-type="string" calcext:value-type="string">
            <text:p>Meta title-Oblongue, Okrągły</text:p>
          </table:table-cell>
          <table:table-cell office:value-type="string" calcext:value-type="string">
            <text:p>Meta keywords-Oblongue, Okrągły</text:p>
          </table:table-cell>
          <table:table-cell office:value-type="string" calcext:value-type="string">
            <text:p>Meta description-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4/5/2989_45309_0.jpg, https://www.lampyiswiatlo.pl/media/catalog/product/cache/dc8ebad46b1b99eec05144e062f13606/4/5/2989_45309_0.jpg</text:p>
          </table:table-cell>
          <table:table-cell office:value-type="string" calcext:value-type="string">
            <text:p>Klasyczny kinkiet półokrągły brązowy - Dru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72" calcext:value-type="float">
            <text:p>272</text:p>
          </table:table-cell>
          <table:table-cell office:value-type="float" office:value="1" calcext:value-type="float">
            <text:p>1</text:p>
          </table:table-cell>
          <table:table-cell office:value-type="string" calcext:value-type="string">
            <text:p>Nowoczesna kinkiet łazienkowy czarny 62 cm IP44 - Cascada</text:p>
          </table:table-cell>
          <table:table-cell office:value-type="string" calcext:value-type="string">
            <text:p>Kinkiety</text:p>
          </table:table-cell>
          <table:table-cell office:value-type="float" office:value="399" calcext:value-type="float">
            <text:p>3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789" calcext:value-type="float">
            <text:p>8718881098789</text:p>
          </table:table-cell>
          <table:table-cell table:number-columns-repeated="9"/>
          <table:table-cell office:value-type="float" office:value="62" calcext:value-type="float">
            <text:p>62</text:p>
          </table:table-cell>
          <table:table-cell table:number-columns-repeated="3"/>
          <table:table-cell office:value-type="string" calcext:value-type="string">
            <text:p>both</text:p>
          </table:table-cell>
          <table:table-cell table:number-columns-repeated="4"/>
          <table:table-cell office:value-type="string" calcext:value-type="string">
            <text:p>Nasza lampa ścienna Cascada sprawdza się nad lustrem w łazience! Dzięki prostemu kształtowi i świeżemu wykończeniu z tworzywa sztucznego ze stalą lampa stanowi zabawny akcent. Posiada zintegrowany moduł LED o mocy 1050 lumenów i 3000 kelwinów; ten kinkiet zapewnia ciepłe, białe światło w łazience. Idealny, aby przygotować się na cały dzień! Uwaga: tej lampy nie można ściemniać i dlatego naprawdę nadaje się do użytku funkcjonalnego. Kinkiet może być używany przez długi czas (30 000 godzin palenia). Lampa ma długość 62 cm, głębokość 7,2 cm i wysokość 5 cm. Z IP44 odporny na rozbryzgi wody. Zabawna lampa w łazience!</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492_98698_0.jpg, https://www.lampyiswiatlo.pl/media/catalog/product/cache/dc8ebad46b1b99eec05144e062f13606/9/8/9492_98698_0.jpg</text:p>
          </table:table-cell>
          <table:table-cell office:value-type="string" calcext:value-type="string">
            <text:p>Nowoczesna kinkiet łazienkowy czarny 62 cm IP44 - Cascad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73" calcext:value-type="float">
            <text:p>273</text:p>
          </table:table-cell>
          <table:table-cell office:value-type="float" office:value="1" calcext:value-type="float">
            <text:p>1</text:p>
          </table:table-cell>
          <table:table-cell office:value-type="string" calcext:value-type="string">
            <text:p>Nowoczesna lampa ścienna złota 30 cm - Disque</text:p>
          </table:table-cell>
          <table:table-cell office:value-type="string" calcext:value-type="string">
            <text:p>Kinkiety</text:p>
          </table:table-cell>
          <table:table-cell office:value-type="float" office:value="389" calcext:value-type="float">
            <text:p>3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3440" calcext:value-type="float">
            <text:p>8718881083440</text:p>
          </table:table-cell>
          <table:table-cell table:number-columns-repeated="9"/>
          <table:table-cell office:value-type="float" office:value="48" calcext:value-type="float">
            <text:p>48</text:p>
          </table:table-cell>
          <table:table-cell table:number-columns-repeated="3"/>
          <table:table-cell office:value-type="string" calcext:value-type="string">
            <text:p>both</text:p>
          </table:table-cell>
          <table:table-cell table:number-columns-repeated="4"/>
          <table:table-cell office:value-type="string" calcext:value-type="string">
            <text:p>Jeśli szukasz unikalnej lampy ściennej, która naprawdę doda coś do Twojego wnętrza, ta Disque jest prawdopodobnie dla Ciebie! Ta wyjątkowa okrągła lampa ścienna o średnicy 30 cm zapewnia piękne światło w wybranej przestrzeni życiowej. Dzięki temu przyciągającemu wzrok samemu musisz zamówić źródło światła E27! Jest to łatwe w naszym sklepie internetowym. Zdobądź teraz Disque i dopełnij wnętrz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8662_96837_0.jpg, https://www.lampyiswiatlo.pl/media/catalog/product/cache/dc8ebad46b1b99eec05144e062f13606/9/6/8662_96837_0.jpg</text:p>
          </table:table-cell>
          <table:table-cell office:value-type="string" calcext:value-type="string">
            <text:p>Nowoczesna lampa ścienna złota 30 cm - Disqu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74" calcext:value-type="float">
            <text:p>274</text:p>
          </table:table-cell>
          <table:table-cell office:value-type="float" office:value="1" calcext:value-type="float">
            <text:p>1</text:p>
          </table:table-cell>
          <table:table-cell office:value-type="string" calcext:value-type="string">
            <text:p>Designerska lampa ścienna czarno-złota w tym LED - Caja</text:p>
          </table:table-cell>
          <table:table-cell office:value-type="string" calcext:value-type="string">
            <text:p>Kinkiety</text:p>
          </table:table-cell>
          <table:table-cell office:value-type="float" office:value="489" calcext:value-type="float">
            <text:p>4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31519" calcext:value-type="float">
            <text:p>8718881031519</text:p>
          </table:table-cell>
          <table:table-cell table:number-columns-repeated="9"/>
          <table:table-cell office:value-type="float" office:value="146" calcext:value-type="float">
            <text:p>146</text:p>
          </table:table-cell>
          <table:table-cell table:number-columns-repeated="3"/>
          <table:table-cell office:value-type="string" calcext:value-type="string">
            <text:p>both</text:p>
          </table:table-cell>
          <table:table-cell table:number-columns-repeated="4"/>
          <table:table-cell office:value-type="string" calcext:value-type="string">
            <text:p>Kompaktowa i uniwersalna lampa ścienna Caja zapewnia atrakcyjny wizerunek w Twoim domu lub biurze. Dzięki otworom po obu stronach na ściany rzuca się piękne światło. Lampa jest dostarczana z diodą LED. Dioda LED ma strumień świetlny 400 lumenów, dochodzi do 3000 kelwinów i ma moc 6. Lampa ma głębokość 12,6 cm, wysokość 9,7 cm, długość 9,7 cm i szerokość 9,7 cm. Płyta montażowa ma długość 8,5 cm i szerokość 8,5 cm. Dzięki połączeniu czerni i złota Caja zapewnia luksusowy wygląd w Twoim domu lub biurze.</text:p>
          </table:table-cell>
          <table:table-cell office:value-type="string" calcext:value-type="string">
            <text:p>Kwadratowy, Sześcian</text:p>
          </table:table-cell>
          <table:table-cell office:value-type="string" calcext:value-type="string">
            <text:p>Meta title-Kwadratowy, Sześcian</text:p>
          </table:table-cell>
          <table:table-cell office:value-type="string" calcext:value-type="string">
            <text:p>Meta keywords-Kwadratowy, Sześcian</text:p>
          </table:table-cell>
          <table:table-cell office:value-type="string" calcext:value-type="string">
            <text:p>Meta description-Kwadratowy, Sześcian</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1/5797_91073_0.jpg, https://www.lampyiswiatlo.pl/media/catalog/product/cache/dc8ebad46b1b99eec05144e062f13606/9/1/5797_91073_0.jpg</text:p>
          </table:table-cell>
          <table:table-cell office:value-type="string" calcext:value-type="string">
            <text:p>Designerska lampa ścienna czarno-złota w tym LED - Caj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275" calcext:value-type="float">
            <text:p>275</text:p>
          </table:table-cell>
          <table:table-cell office:value-type="float" office:value="1" calcext:value-type="float">
            <text:p>1</text:p>
          </table:table-cell>
          <table:table-cell office:value-type="string" calcext:value-type="string">
            <text:p>Kinkiet art deco złoty LED - Tableau</text:p>
          </table:table-cell>
          <table:table-cell office:value-type="string" calcext:value-type="string">
            <text:p>Kinkiety</text:p>
          </table:table-cell>
          <table:table-cell office:value-type="float" office:value="289" calcext:value-type="float">
            <text:p>2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275360" calcext:value-type="float">
            <text:p>4017807275360</text:p>
          </table:table-cell>
          <table:table-cell table:number-columns-repeated="9"/>
          <table:table-cell office:value-type="float" office:value="63" calcext:value-type="float">
            <text:p>63</text:p>
          </table:table-cell>
          <table:table-cell table:number-columns-repeated="3"/>
          <table:table-cell office:value-type="string" calcext:value-type="string">
            <text:p>both</text:p>
          </table:table-cell>
          <table:table-cell table:number-columns-repeated="4"/>
          <table:table-cell office:value-type="string" calcext:value-type="string">
            <text:p>Kinkiet Tableau to doskonała propozycja dla osób gustujących w nowoczesnym designie.</text:p>
            <text:p/>
            <text:p>Elastyczne ramię pozwala skierować światło tam, gdzie jest to najbardziej potrzebne.</text:p>
            <text:p/>
            <text:p>Lampa wyposażona została w zintegrowane źródło światła LED, które emituje światło o barwie ciepło białej (3000K) na poziomie 380 lumenów. Dioda ta uzyskała klasę energetyczną A++, co oznacza, że jest nie tylko energooszczędna, ale zapewnia profity i dla Twojego portfela i dla środowiska. Wbudowany moduł LED gwarantuje 20 000 godzin świecenia. </text:p>
            <text:p/>
            <text:p>Ponadto, kinkiet jest ściemnialny.</text:p>
            <text:p/>
            <text:p>Całkowita wysokość: 35 cm</text:p>
            <text:p/>
            <text:p>Odległość od ściany: 34 cm</text:p>
            <text:p/>
            <text:p>Kinkiet Tableau będzie nie tylko praktycznym dodatkiem emitującymi funkcjonalne światło, ale również ozdobą każdego pomieszczeni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2/8139_92213_0.jpg, https://www.lampyiswiatlo.pl/media/catalog/product/cache/dc8ebad46b1b99eec05144e062f13606/9/2/8139_92213_0.jpg</text:p>
          </table:table-cell>
          <table:table-cell office:value-type="string" calcext:value-type="string">
            <text:p>Kinkiet art deco złoty LED - Tableau</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76" calcext:value-type="float">
            <text:p>276</text:p>
          </table:table-cell>
          <table:table-cell office:value-type="float" office:value="1" calcext:value-type="float">
            <text:p>1</text:p>
          </table:table-cell>
          <table:table-cell office:value-type="string" calcext:value-type="string">
            <text:p>Czarna lampa ścienna z USB i kwadratowym czarnym kloszem - Combi 1</text:p>
          </table:table-cell>
          <table:table-cell office:value-type="string" calcext:value-type="string">
            <text:p>Kinkiety</text:p>
          </table:table-cell>
          <table:table-cell office:value-type="float" office:value="429" calcext:value-type="float">
            <text:p>4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7362" calcext:value-type="float">
            <text:p>8718881097362</text:p>
          </table:table-cell>
          <table:table-cell table:number-columns-repeated="9"/>
          <table:table-cell office:value-type="float" office:value="69" calcext:value-type="float">
            <text:p>69</text:p>
          </table:table-cell>
          <table:table-cell table:number-columns-repeated="3"/>
          <table:table-cell office:value-type="string" calcext:value-type="string">
            <text:p>both</text:p>
          </table:table-cell>
          <table:table-cell table:number-columns-repeated="4"/>
          <table:table-cell office:value-type="string" calcext:value-type="string">
            <text:p>Nasza lampa ścienna Combi 1 została teraz rozszerzona o złącze USB, przydatne do ładowania telefonu! Ten kinkiet jest idealny, aby nadać ścianie nowoczesną atmosferę. Jest to praktyczna i stylowa lampa ścienna w czarnym kolorze z czarnym kwadratowym kloszem i złotym wnętrzem. <text:s/>Lampa ma dużą oprawkę E27 i jest dostarczana bez źródła światła, więc upewnij się, że ją zamawiasz (maks. 40 Watt). Lampę można również przyciemnić zewnętrznym ściemniaczem (brak w zestawie). <text:s/>Combi 1 jest łatwy w użyciu dzięki przyciskom włączania / wyłączania na płycie montażowej lampy. Ma wysokość 27 cm, długość 20 cm i szerokość 16 cm. Płyta montażowa ma wysokość i długość 10 cm. Czarny abażur w połączeniu ze złotem przyciąga wzrok, którego nie można nie na miejscu! Idealny jako lampka do czytania w sypialni!</text:p>
          </table:table-cell>
          <table:table-cell office:value-type="string" calcext:value-type="string">
            <text:p>Kwadratowy, Sześcian</text:p>
          </table:table-cell>
          <table:table-cell office:value-type="string" calcext:value-type="string">
            <text:p>Meta title-Kwadratowy, Sześcian</text:p>
          </table:table-cell>
          <table:table-cell office:value-type="string" calcext:value-type="string">
            <text:p>Meta keywords-Kwadratowy, Sześcian</text:p>
          </table:table-cell>
          <table:table-cell office:value-type="string" calcext:value-type="string">
            <text:p>Meta description-Kwadratowy, Sześcian</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5173_98372_0.jpg, https://www.lampyiswiatlo.pl/media/catalog/product/cache/dc8ebad46b1b99eec05144e062f13606/9/8/5173_98372_0.jpg</text:p>
          </table:table-cell>
          <table:table-cell office:value-type="string" calcext:value-type="string">
            <text:p>Czarna lampa ścienna z USB i kwadratowym czarnym kloszem - Combi 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277" calcext:value-type="float">
            <text:p>277</text:p>
          </table:table-cell>
          <table:table-cell office:value-type="float" office:value="1" calcext:value-type="float">
            <text:p>1</text:p>
          </table:table-cell>
          <table:table-cell office:value-type="string" calcext:value-type="string">
            <text:p>Industrialny kinkiet czarny - Arthur</text:p>
          </table:table-cell>
          <table:table-cell office:value-type="string" calcext:value-type="string">
            <text:p>Kinkiety</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284" calcext:value-type="float">
            <text:p>8718881098284</text:p>
          </table:table-cell>
          <table:table-cell table:number-columns-repeated="9"/>
          <table:table-cell office:value-type="float" office:value="112" calcext:value-type="float">
            <text:p>112</text:p>
          </table:table-cell>
          <table:table-cell table:number-columns-repeated="3"/>
          <table:table-cell office:value-type="string" calcext:value-type="string">
            <text:p>both</text:p>
          </table:table-cell>
          <table:table-cell table:number-columns-repeated="4"/>
          <table:table-cell office:value-type="string" calcext:value-type="string">
            <text:p>Super nowoczesny i bardzo modny kinkiet, którego konstrukcja wykonana została z grubego, czarnego drutu. </text:p>
            <text:p/>
            <text:p>Kinkiet Arthur jest gotowy do podłączenia do instalacji o napięciu 230 V. Maksymalny pobór mocy wynosi 60W. W komplecie nie ma źródła światła. Takowe należy zakupić we własnym zakresie. </text:p>
            <text:p>Kinkiet wyposażony jest w gwint na E27. </text:p>
            <text:p/>
            <text:p>Całkowita wysokość lampy: 22.5 cm</text:p>
            <text:p/>
            <text:p>Odległość od ściany: 16 cm</text:p>
            <text:p/>
            <text:p>Długość przewodu z wtyczką: 150 cm</text:p>
            <text:p/>
            <text:p>Aby podkreślić charakter lampy wybierz dekoracyjną żarówkę z widocznym żarnikiem. </text:p>
            <text:p/>
            <text:p>Kinkiet Artur będzie cudownym dodatkiem do industrialnego bądź loftowego wnętrza.</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8685_98426_0.jpg, https://www.lampyiswiatlo.pl/media/catalog/product/cache/dc8ebad46b1b99eec05144e062f13606/9/8/8685_98426_0.jpg</text:p>
          </table:table-cell>
          <table:table-cell office:value-type="string" calcext:value-type="string">
            <text:p>Industrialny kinkiet czarny - Arthu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278" calcext:value-type="float">
            <text:p>278</text:p>
          </table:table-cell>
          <table:table-cell office:value-type="float" office:value="1" calcext:value-type="float">
            <text:p>1</text:p>
          </table:table-cell>
          <table:table-cell office:value-type="string" calcext:value-type="string">
            <text:p>Nowoczesny kinkiet czarny - Sandy</text:p>
          </table:table-cell>
          <table:table-cell office:value-type="string" calcext:value-type="string">
            <text:p>Kinkiety</text:p>
          </table:table-cell>
          <table:table-cell office:value-type="float" office:value="215" calcext:value-type="float">
            <text:p>2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46285" calcext:value-type="float">
            <text:p>8718881046285</text:p>
          </table:table-cell>
          <table:table-cell table:number-columns-repeated="9"/>
          <table:table-cell office:value-type="float" office:value="51" calcext:value-type="float">
            <text:p>51</text:p>
          </table:table-cell>
          <table:table-cell table:number-columns-repeated="3"/>
          <table:table-cell office:value-type="string" calcext:value-type="string">
            <text:p>both</text:p>
          </table:table-cell>
          <table:table-cell table:number-columns-repeated="4"/>
          <table:table-cell office:value-type="string" calcext:value-type="string">
            <text:p>Nowoczesny i elegancki kinkiet Sandy emituje nastrojowe światło góra-dół tworząc przy tym piękny efekt świetlny na ścianie. </text:p>
            <text:p/>
            <text:p>Klasyczna forma sprawia, że kinkiet Sandy będzie idealnym uzupełnieniem każdego stylu zarówno klasycznego, jak i nowoczesnego.</text:p>
            <text:p/>
            <text:p>Wymiary płytki montażowej: 10 x 5 cm</text:p>
            <text:p/>
            <text:p>Wysokość: 14.5 cm</text:p>
            <text:p/>
            <text:p>Średnica: 8 cm</text:p>
            <text:p/>
            <text:p>Kinkiet jest gotowy do podłączenia do instalacji o napięciu 230 V. Maksymalny pobór mocy wynosi 2 x 50W. W komplecie nie ma źródła światła. Takowe należy zakupić we własnym zakresie. Lampa wyposażona jest w 2 gwinty na GU10.</text:p>
            <text:p/>
            <text:p>Kolekcja Sandy świetnie sprawdzi się w salonie, korytarzu czy przedpokoju.</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2/4987_92696_0.jpg, https://www.lampyiswiatlo.pl/media/catalog/product/cache/dc8ebad46b1b99eec05144e062f13606/9/2/4987_92696_0.jpg</text:p>
          </table:table-cell>
          <table:table-cell office:value-type="string" calcext:value-type="string">
            <text:p>Nowoczesny kinkiet czarny - Sand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5">
          <table:table-cell office:value-type="float" office:value="279" calcext:value-type="float">
            <text:p>279</text:p>
          </table:table-cell>
          <table:table-cell office:value-type="float" office:value="1" calcext:value-type="float">
            <text:p>1</text:p>
          </table:table-cell>
          <table:table-cell office:value-type="string" calcext:value-type="string">
            <text:p>Designerski kinkiet złoty LED ściemniacz dotykowy - Notia</text:p>
          </table:table-cell>
          <table:table-cell office:value-type="string" calcext:value-type="string">
            <text:p>Kinkiety</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108" calcext:value-type="float">
            <text:p>8718881110108</text:p>
          </table:table-cell>
          <table:table-cell table:number-columns-repeated="9"/>
          <table:table-cell office:value-type="float" office:value="66" calcext:value-type="float">
            <text:p>66</text:p>
          </table:table-cell>
          <table:table-cell table:number-columns-repeated="3"/>
          <table:table-cell office:value-type="string" calcext:value-type="string">
            <text:p>both</text:p>
          </table:table-cell>
          <table:table-cell table:number-columns-repeated="4"/>
          <table:table-cell office:value-type="string" calcext:value-type="string">
            <text:p>Efektowny kinkiet przeznaczony dla miłośników nowoczesnych rozwiązań, którzy uwielbiają minimalizm połączony z wysoką jakością i funkcjonalnością.</text:p>
            <text:p/>
            <text:p>Kinkiet Notia wyposażony został w zintegrowane źródło światła LED, które emituje światło o barwie ciepło białej 2700K na poziomie 900 lumenów! Dioda ta uzyskała klasę energetyczną A+, co oznacza, że jest nie tylko energooszczędna, ale zapewnia profity i dla Twojego portfela i dla środowiska. </text:p>
            <text:p>Wbudowany moduł LED gwarantuje 20 000 godzin świecenia. </text:p>
            <text:p/>
            <text:p>Ponadto, lampa wyposażona jest w dotykowy ściemniacz.</text:p>
            <text:p/>
            <text:p>Wysokość lampy: 13.7 cm</text:p>
            <text:p/>
            <text:p>Głębokość: 57.2 cm</text:p>
            <text:p/>
            <text:p>Kinkiet Notia będzie prawdziwą ozdobą Twojego wnętrz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678_102531_0.jpg, https://www.lampyiswiatlo.pl/media/catalog/product/cache/dc8ebad46b1b99eec05144e062f13606/1/0/6678_102531_0.jpg</text:p>
          </table:table-cell>
          <table:table-cell office:value-type="string" calcext:value-type="string">
            <text:p>Designerski kinkiet złoty LED ściemniacz dotykowy - Not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280" calcext:value-type="float">
            <text:p>280</text:p>
          </table:table-cell>
          <table:table-cell office:value-type="float" office:value="1" calcext:value-type="float">
            <text:p>1</text:p>
          </table:table-cell>
          <table:table-cell office:value-type="string" calcext:value-type="string">
            <text:p>Industrialny kinkiet czarny żarówka WiFi E27 G125 - Facil</text:p>
          </table:table-cell>
          <table:table-cell office:value-type="string" calcext:value-type="string">
            <text:p>Kinkiety</text:p>
          </table:table-cell>
          <table:table-cell office:value-type="float" office:value="219" calcext:value-type="float">
            <text:p>2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9958" calcext:value-type="float">
            <text:p>8718881119958</text:p>
          </table:table-cell>
          <table:table-cell table:number-columns-repeated="9"/>
          <table:table-cell office:value-type="float" office:value="44" calcext:value-type="float">
            <text:p>44</text:p>
          </table:table-cell>
          <table:table-cell table:number-columns-repeated="3"/>
          <table:table-cell office:value-type="string" calcext:value-type="string">
            <text:p>both</text:p>
          </table:table-cell>
          <table:table-cell table:number-columns-repeated="4"/>
          <table:table-cell office:value-type="string" calcext:value-type="string">
            <text:p>Kinkiet Facil to idealny wybór dla każdego miłośnika minimalistycznych i nowoczesnych rozwiązań.</text:p>
            <text:p/>
            <text:p>Całkowita wysokość (bez żarówki): 8.5 cm</text:p>
            <text:p/>
            <text:p>Średnica płytki montażowej: 6.6 cm</text:p>
            <text:p/>
            <text:p>Odległość od ściany: 13 cm</text:p>
            <text:p/>
            <text:p>W komplecie źródło światła: E27 G125 7W 400lm 1800-3000K</text:p>
            <text:p/>
            <text:p>Pobierz aplikację LUEDD na smartfon lub tablet.</text:p>
            <text:p/>
            <text:p>Aplikacja działa tylko przez WiFi. Jest kompatybilna również z Amazon Alexa i Google Home.</text:p>
            <text:p>Aplikacja daje Ci również możliwość kontroli pozostałych żarówek kompatybilnych z LUEDD.</text:p>
            <text:p/>
            <text:p>Sprawdź pozostałe lampy z kolekcji Facil!</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245_103590_0.jpg, https://www.lampyiswiatlo.pl/media/catalog/product/cache/dc8ebad46b1b99eec05144e062f13606/1/0/4245_103590_0.jpg</text:p>
          </table:table-cell>
          <table:table-cell office:value-type="string" calcext:value-type="string">
            <text:p>Industrialny kinkiet czarny żarówka WiFi E27 G125 - Faci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81" calcext:value-type="float">
            <text:p>281</text:p>
          </table:table-cell>
          <table:table-cell office:value-type="float" office:value="1" calcext:value-type="float">
            <text:p>1</text:p>
          </table:table-cell>
          <table:table-cell office:value-type="string" calcext:value-type="string">
            <text:p>Nowoczesny kinkiet biały 2-punktowy - Tjada Novo</text:p>
          </table:table-cell>
          <table:table-cell office:value-type="string" calcext:value-type="string">
            <text:p>Kinkiety</text:p>
          </table:table-cell>
          <table:table-cell office:value-type="float" office:value="225" calcext:value-type="float">
            <text:p>2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7053" calcext:value-type="float">
            <text:p>8718881117053</text:p>
          </table:table-cell>
          <table:table-cell table:number-columns-repeated="9"/>
          <table:table-cell office:value-type="float" office:value="124" calcext:value-type="float">
            <text:p>124</text:p>
          </table:table-cell>
          <table:table-cell table:number-columns-repeated="3"/>
          <table:table-cell office:value-type="string" calcext:value-type="string">
            <text:p>both</text:p>
          </table:table-cell>
          <table:table-cell table:number-columns-repeated="4"/>
          <table:table-cell office:value-type="string" calcext:value-type="string">
            <text:p>Piękny, biały kinkiet wykonany z gipsu, który oświetla ścianę zarówno od dołu, jak i od góry. Jako oświetlenie podstawowe ten kinkiet to doskonały wybór. Zawsze dobry w każdym wnętrzu dzięki ponadczasowemu i modnemu designowi. Lampy Tjada Novo 2 mają głębokość i wysokość 7,8 cm oraz długość 21,8 cm. Kinkiet jest dostarczany bez źródeł światła, które możesz łatwo wyregulować w naszym sklepie internetowym. Upewnij się, że wybrałeś dwa z mocowaniem G9 i maksymalnie 25 W. Możesz przyciemnić lampę wieczorem za pomocą zewnętrznego ściemniacza, aby uzyskać dodatkową atmosferę. To nie jest wliczone w cenę. Zacznij tutaj od nowoczesnego, designerskiego lub wiejskiego wyposażenia domu lub biura dzięki Tjada Nova.</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448_103324_0.jpg, https://www.lampyiswiatlo.pl/media/catalog/product/cache/dc8ebad46b1b99eec05144e062f13606/1/0/5448_103324_0.jpg</text:p>
          </table:table-cell>
          <table:table-cell office:value-type="string" calcext:value-type="string">
            <text:p>Nowoczesny kinkiet biały 2-punktowy - Tjada Nov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282" calcext:value-type="float">
            <text:p>282</text:p>
          </table:table-cell>
          <table:table-cell office:value-type="float" office:value="1" calcext:value-type="float">
            <text:p>1</text:p>
          </table:table-cell>
          <table:table-cell office:value-type="string" calcext:value-type="string">
            <text:p>Kinkiet art deco czarny klosz złoty 2-źródła światła - Athens</text:p>
          </table:table-cell>
          <table:table-cell office:value-type="string" calcext:value-type="string">
            <text:p>Kinkiety</text:p>
          </table:table-cell>
          <table:table-cell office:value-type="float" office:value="285" calcext:value-type="float">
            <text:p>2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5899" calcext:value-type="float">
            <text:p>8718881115899</text:p>
          </table:table-cell>
          <table:table-cell table:number-columns-repeated="9"/>
          <table:table-cell office:value-type="float" office:value="47" calcext:value-type="float">
            <text:p>47</text:p>
          </table:table-cell>
          <table:table-cell table:number-columns-repeated="3"/>
          <table:table-cell office:value-type="string" calcext:value-type="string">
            <text:p>both</text:p>
          </table:table-cell>
          <table:table-cell table:number-columns-repeated="4"/>
          <table:table-cell office:value-type="string" calcext:value-type="string">
            <text:p>Elegancki kinkiet Athens Wire idealnie wpasowuje się zarówno w styl klasyczny jak i nowoczesny. Ponadto, połączenie czerni i złota nadaje lampie szyku. </text:p>
            <text:p/>
            <text:p>Średnica płytki montażowej: 12 cm</text:p>
            <text:p/>
            <text:p>Wysokość: 41 cm</text:p>
            <text:p/>
            <text:p>Długość: 23 cm</text:p>
            <text:p/>
            <text:p>Średnica klosza: 10 cm</text:p>
            <text:p/>
            <text:p>Lampa jest gotowa do podłączenia do instalacji o napięciu 230 V. Maksymalny pobór mocy wynosi 2 x 28W. W komplecie nie ma źródła światła. Takowe należy zakupić we własnym zakresie. Lampa wyposażona jest w 2 gwinty na G9.</text:p>
            <text:p/>
            <text:p>Kinkiet Athens Wire sprawi, że Twoje wnętrze nabierze charakteru. Świetnie sprawdzi się w kuchni, salonie, sypialni lub w przedpokoju.</text:p>
            <text:p/>
            <text:p>W serii Athens Wire znajdziesz bogaty wybór lamp!</text:p>
            <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734_103147_0.jpg, https://www.lampyiswiatlo.pl/media/catalog/product/cache/dc8ebad46b1b99eec05144e062f13606/1/0/7734_103147_0.jpg</text:p>
          </table:table-cell>
          <table:table-cell office:value-type="string" calcext:value-type="string">
            <text:p>Kinkiet art deco czarny klosz złoty 2-źródła światła - Athen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283" calcext:value-type="float">
            <text:p>283</text:p>
          </table:table-cell>
          <table:table-cell office:value-type="float" office:value="1" calcext:value-type="float">
            <text:p>1</text:p>
          </table:table-cell>
          <table:table-cell office:value-type="string" calcext:value-type="string">
            <text:p>Kinkiet art deco stal klosz welurowy kwiaty - Brescia</text:p>
          </table:table-cell>
          <table:table-cell office:value-type="string" calcext:value-type="string">
            <text:p>Kinkiety</text:p>
          </table:table-cell>
          <table:table-cell office:value-type="float" office:value="519" calcext:value-type="float">
            <text:p>5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4743" calcext:value-type="float">
            <text:p>8718881094743</text:p>
          </table:table-cell>
          <table:table-cell table:number-columns-repeated="9"/>
          <table:table-cell office:value-type="float" office:value="125" calcext:value-type="float">
            <text:p>125</text:p>
          </table:table-cell>
          <table:table-cell table:number-columns-repeated="3"/>
          <table:table-cell office:value-type="string" calcext:value-type="string">
            <text:p>both</text:p>
          </table:table-cell>
          <table:table-cell table:number-columns-repeated="4"/>
          <table:table-cell office:value-type="string" calcext:value-type="string">
            <text:p>Kinkiet Brescia pełni funkcję zarówno dekoracyjną, jak i praktyczną. Kreuje klimat, dodając aranżacji przytulności. </text:p>
            <text:p/>
            <text:p>Kinkiet wyposażony jest w dwa niezależne źródła światła.</text:p>
            <text:p/>
            <text:p>Elastyczne ramię wyposażone w zintegrowaną diodę LED pozwala skierować światło w dowolną stronę, dzięki czemu idealnie sprawdzi się jako lampka do czytania. </text:p>
            <text:p/>
            <text:p>Klasyczny klosz nadaje lampie elegancji i ponadczasowego charakteru. </text:p>
            <text:p/>
            <text:p>Całkowita wysokość: 42 cm</text:p>
            <text:p/>
            <text:p>Odległość od ściany: 21 cm</text:p>
            <text:p/>
            <text:p>Wymiary płytki montażowej: 10 x 10 cm</text:p>
            <text:p/>
            <text:p>Wysokość klosza: 14 cm</text:p>
            <text:p/>
            <text:p>Średnica klosza: 18 cm</text:p>
            <text:p/>
            <text:p>Lampa jest gotowa do podłączenia do instalacji o napięciu 230 V. Wyposażona jest w gwint na E27 o maksymalnym poborze mocy 60W oraz w zintegrowaną diodę LED, która emituje światło o barwie ciepło białej (3000K) na poziomie 120 lumenów.</text:p>
            <text:p/>
            <text:p>Kinkiet Brescia świetnie sprawdzi się jako oświetlenie pośrednie w sypialni lub saloni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5268_98028_0.jpg, https://www.lampyiswiatlo.pl/media/catalog/product/cache/dc8ebad46b1b99eec05144e062f13606/9/8/5268_98028_0.jpg</text:p>
          </table:table-cell>
          <table:table-cell office:value-type="string" calcext:value-type="string">
            <text:p>Kinkiet art deco stal klosz welurowy kwiaty - Bresc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84" calcext:value-type="float">
            <text:p>284</text:p>
          </table:table-cell>
          <table:table-cell office:value-type="float" office:value="1" calcext:value-type="float">
            <text:p>1</text:p>
          </table:table-cell>
          <table:table-cell office:value-type="string" calcext:value-type="string">
            <text:p>Vintage kinkiet mosiądz - Naesehorn</text:p>
          </table:table-cell>
          <table:table-cell office:value-type="string" calcext:value-type="string">
            <text:p>Kinkiety</text:p>
          </table:table-cell>
          <table:table-cell office:value-type="float" office:value="345" calcext:value-type="float">
            <text:p>3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1401" calcext:value-type="float">
            <text:p>8718881121401</text:p>
          </table:table-cell>
          <table:table-cell table:number-columns-repeated="9"/>
          <table:table-cell office:value-type="float" office:value="41" calcext:value-type="float">
            <text:p>41</text:p>
          </table:table-cell>
          <table:table-cell table:number-columns-repeated="3"/>
          <table:table-cell office:value-type="string" calcext:value-type="string">
            <text:p>both</text:p>
          </table:table-cell>
          <table:table-cell table:number-columns-repeated="4"/>
          <table:table-cell office:value-type="string" calcext:value-type="string">
            <text:p>Lampa Naesehorn natychmiast przyciągnie całą uwagę, gdy zostanie umieszczona w Twoim domu. Na rogu trzyma oprawę/źródło światła, za pomocą którego wnosi do Twojego wnętrza piękne światło i atmosferę. Lampy Animal stają się prawdziwym trendem, doskonale wpisują się w botaniczny i vintage styl życia. Ta ładna złota/mosiężna lampa ścienna wykonana z aluminium i stali ma głowę nosorożca z pięknie szczegółową twarzą. Nadaj swojemu wnętrzu dodatkowy akcent dzięki tej modnej lampie ściennej. Lampa nosorożca waży 1,1 kg i jest łatwa do zamocowania. Ma długość 12,5 cm, wysokość 34 cm i głębokość 19 cm. Lampa ma dużą oprawkę E27 i jest dostarczana bez źródła światła, więc koniecznie zamów ją razem z nią (maks. 25 Watt). Źródło światła jest widoczne w tej lampie, więc wybierz efektowny wariant, taki jak żarnikowe źródło światła LED. Możesz również przyciemnić lampę za pomocą zewnętrznego ściemniacza, aby uzyskać jeszcze więcej atmosfery. Daj mu ładne miejsce na swojej ścianie.</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078_103826_0.jpg, https://www.lampyiswiatlo.pl/media/catalog/product/cache/dc8ebad46b1b99eec05144e062f13606/1/0/1078_103826_0.jpg</text:p>
          </table:table-cell>
          <table:table-cell office:value-type="string" calcext:value-type="string">
            <text:p>Vintage kinkiet mosiądz - Naesehor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85" calcext:value-type="float">
            <text:p>285</text:p>
          </table:table-cell>
          <table:table-cell office:value-type="float" office:value="1" calcext:value-type="float">
            <text:p>1</text:p>
          </table:table-cell>
          <table:table-cell office:value-type="string" calcext:value-type="string">
            <text:p>Industrialny kinkiet czarny z drewnem 2-punktowy - Paleta Mai</text:p>
          </table:table-cell>
          <table:table-cell office:value-type="string" calcext:value-type="string">
            <text:p>Kinkiety</text:p>
          </table:table-cell>
          <table:table-cell office:value-type="float" office:value="299" calcext:value-type="float">
            <text:p>2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5554" calcext:value-type="float">
            <text:p>8718881115554</text:p>
          </table:table-cell>
          <table:table-cell table:number-columns-repeated="9"/>
          <table:table-cell office:value-type="float" office:value="35" calcext:value-type="float">
            <text:p>35</text:p>
          </table:table-cell>
          <table:table-cell table:number-columns-repeated="3"/>
          <table:table-cell office:value-type="string" calcext:value-type="string">
            <text:p>both</text:p>
          </table:table-cell>
          <table:table-cell table:number-columns-repeated="4"/>
          <table:table-cell office:value-type="string" calcext:value-type="string">
            <text:p>Czy industrialny styl życia jest całkowicie twoją rzeczą? W takim razie kinkiet Paleta Mai dopełnia go! Drewno z czarnymi detalami lampy sprawia, że lampa ta jest naprawdę fajnym dodatkiem do Twojego wnętrza. Lampa ma długość 28,5 cm, wysokość 20 cm i głębokość 10,5 cm. Płyta montażowa ma długość 20,5 cm, wysokość 12 cm i głębokość 2 cm. Uzupełniasz kinkiet dwoma źródłami światła E27 o maksymalnej mocy 40 W. każde. Lampę można przyciemnić zewnętrznym ściemniaczem. Ściemniacz i źródła światła nie są dołączone. Kinkiet doskonale sprawdzi się jako oświetlenie nastrojowe lub funkcjonalne jako lampka nocna lub kinkiet w przedpokoju! Czy jesteś gotowy, aby nadać swojemu domowi odrobinę industrialnego charakteru? W takim razie wybierz kinkiet Paleta Mai</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520_103188_0.jpg, https://www.lampyiswiatlo.pl/media/catalog/product/cache/dc8ebad46b1b99eec05144e062f13606/1/0/2520_103188_0.jpg</text:p>
          </table:table-cell>
          <table:table-cell office:value-type="string" calcext:value-type="string">
            <text:p>Industrialny kinkiet czarny z drewnem 2-punktowy - Paleta Ma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86" calcext:value-type="float">
            <text:p>286</text:p>
          </table:table-cell>
          <table:table-cell office:value-type="float" office:value="1" calcext:value-type="float">
            <text:p>1</text:p>
          </table:table-cell>
          <table:table-cell office:value-type="string" calcext:value-type="string">
            <text:p>Inteligentna designerska lampa stołowa czarna z przydymionym szkłem, w tym WiFi A60 - Bliss</text:p>
          </table:table-cell>
          <table:table-cell office:value-type="string" calcext:value-type="string">
            <text:p>Lampy stołowe</text:p>
          </table:table-cell>
          <table:table-cell office:value-type="float" office:value="519" calcext:value-type="float">
            <text:p>5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9841" calcext:value-type="float">
            <text:p>8718881129841</text:p>
          </table:table-cell>
          <table:table-cell table:number-columns-repeated="9"/>
          <table:table-cell office:value-type="float" office:value="38" calcext:value-type="float">
            <text:p>38</text:p>
          </table:table-cell>
          <table:table-cell table:number-columns-repeated="3"/>
          <table:table-cell office:value-type="string" calcext:value-type="string">
            <text:p>both</text:p>
          </table:table-cell>
          <table:table-cell table:number-columns-repeated="4"/>
          <table:table-cell office:value-type="string" calcext:value-type="string">
            <text:p>Ta piękna lampa stołowa Bliss z ciemnym przydymionym szkłem jest idealna do każdego wnętrza! Dzięki ciemnemu szkłu ta lampa ma świetny efekt świetlny. Lampa wyposażona jest w inteligentne źródło światła E27 (7 watów i średnio 15 000 godzin świecenia), którym możesz sterować za pomocą aplikacji na smartfonie lub inteligentnego asystenta domowego. Źródło światła ma łącznie 806 lumenów i 1800 do 3000 kelwinów i może być ustawione na dowolną żądaną barwę światła i natężenie światła. W ten sposób masz funkcjonalne światło, nastrojowe światło i podstawowe światło w jednej oprawie. Ideał! Szkło tej lampy Bliss ma lekki kształt z efektem lustra. To sprawia, że jest to trudne! Dzięki wysokości 35,1 cm i średnicy 17,1 cm Bliss jest idealną lampą stołową.Możesz umieścić ją na stole w jadalni, biurku, stoliku kawowym lub stoliku nocnym jako lampkę do czytania! Pobierz teraz ten kreator nastroju do swojego domu i dopełnij swoje wnętrz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947_104707_0.jpg, https://www.lampyiswiatlo.pl/media/catalog/product/cache/dc8ebad46b1b99eec05144e062f13606/1/0/6947_104707_0.jpg</text:p>
          </table:table-cell>
          <table:table-cell office:value-type="string" calcext:value-type="string">
            <text:p>Inteligentna designerska lampa stołowa czarna z przydymionym szkłem, w tym WiFi A60 - Blis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87" calcext:value-type="float">
            <text:p>287</text:p>
          </table:table-cell>
          <table:table-cell office:value-type="float" office:value="1" calcext:value-type="float">
            <text:p>1</text:p>
          </table:table-cell>
          <table:table-cell office:value-type="string" calcext:value-type="string">
            <text:p>Nowoczesna lampa stołowa szara ze stalą - Milo 2</text:p>
          </table:table-cell>
          <table:table-cell office:value-type="string" calcext:value-type="string">
            <text:p>Lampy stołowe</text:p>
          </table:table-cell>
          <table:table-cell office:value-type="float" office:value="139" calcext:value-type="float">
            <text:p>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32196" calcext:value-type="float">
            <text:p>8718881032196</text:p>
          </table:table-cell>
          <table:table-cell table:number-columns-repeated="9"/>
          <table:table-cell office:value-type="float" office:value="86" calcext:value-type="float">
            <text:p>86</text:p>
          </table:table-cell>
          <table:table-cell table:number-columns-repeated="3"/>
          <table:table-cell office:value-type="string" calcext:value-type="string">
            <text:p>both</text:p>
          </table:table-cell>
          <table:table-cell table:number-columns-repeated="4"/>
          <table:table-cell office:value-type="string" calcext:value-type="string">
            <text:p>Stylowy okrągły klasyk, ten Milo 2! Pięknie wykończony szarym odcieniem i stalową podstawą. Lampa ma wysokość 26 cm i średnicę 12 cm. Podstawa ma średnicę 11 cm. Oprawa jest dostarczana z przewodem, którego długość wynosi 150 cm. <text:s/>Milo 2 ma glinianą oprawkę E14 i jest dostarczany wyłącznie ze źródłem światła, więc upewnij się, że go zamówisz (maks. 25 Watów) i zapewnisz atmosferyczne światło w domu! Lampa jest również ściemnialna za pomocą zewnętrznego ściemniacza. Prawdziwy twórca atmosfery w domu w tym Milo 2!</text:p>
          </table:table-cell>
          <table:table-cell office:value-type="string" calcext:value-type="string">
            <text:p>Cylindryczny, Okrągły</text:p>
          </table:table-cell>
          <table:table-cell office:value-type="string" calcext:value-type="string">
            <text:p>Meta title-Cylindryczny, Okrągły</text:p>
          </table:table-cell>
          <table:table-cell office:value-type="string" calcext:value-type="string">
            <text:p>Meta keywords-Cylindryczny, Okrągły</text:p>
          </table:table-cell>
          <table:table-cell office:value-type="string" calcext:value-type="string">
            <text:p>Meta description-Cylindryczny,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1/8048_91144_0.jpg, https://www.lampyiswiatlo.pl/media/catalog/product/cache/dc8ebad46b1b99eec05144e062f13606/9/1/8048_91144_0.jpg</text:p>
          </table:table-cell>
          <table:table-cell office:value-type="string" calcext:value-type="string">
            <text:p>Nowoczesna lampa stołowa szara ze stalą - Milo 2</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88" calcext:value-type="float">
            <text:p>288</text:p>
          </table:table-cell>
          <table:table-cell office:value-type="float" office:value="1" calcext:value-type="float">
            <text:p>1</text:p>
          </table:table-cell>
          <table:table-cell office:value-type="string" calcext:value-type="string">
            <text:p>Designerska lampa stołowa czarna - Spira</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490" calcext:value-type="float">
            <text:p>8718881116490</text:p>
          </table:table-cell>
          <table:table-cell table:number-columns-repeated="9"/>
          <table:table-cell office:value-type="float" office:value="59" calcext:value-type="float">
            <text:p>59</text:p>
          </table:table-cell>
          <table:table-cell table:number-columns-repeated="3"/>
          <table:table-cell office:value-type="string" calcext:value-type="string">
            <text:p>both</text:p>
          </table:table-cell>
          <table:table-cell table:number-columns-repeated="4"/>
          <table:table-cell office:value-type="string" calcext:value-type="string">
            <text:p>Czas na projekt w domu dzięki naszej lampie stołowej Spira! Kaptur ma spiralny kształt, dzięki czemu przyciąga wzrok w Twoim wnętrzu! Ma wysokość 80 cm i średnicę 30 cm. Dostarczony przewód ma 190 cm długości. Otwarta konstrukcja tworzy niepowtarzalny efekt świetlny w Twojej przestrzeni. Dlatego upewnij się, że masz uderzające źródło światła E27 o maksymalnej mocy 40 W. Uwaga: źródło światła nie jest dołączone do lampy. Możesz go przyciemnić za pomocą zewnętrznego ściemniacza (brak w zestawie). Umieść tę Spira w swojej sypialni jako lampkę nocną lub użyj jej jako nastrojowej lampy w salonie. Cokolwiek wolisz: dzięki tej lampie stołowej i tak stworzysz luksusowy wygląd!</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533_103268_0.jpg, https://www.lampyiswiatlo.pl/media/catalog/product/cache/dc8ebad46b1b99eec05144e062f13606/1/0/3533_103268_0.jpg</text:p>
          </table:table-cell>
          <table:table-cell office:value-type="string" calcext:value-type="string">
            <text:p>Designerska lampa stołowa czarna - Spi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89" calcext:value-type="float">
            <text:p>289</text:p>
          </table:table-cell>
          <table:table-cell office:value-type="float" office:value="1" calcext:value-type="float">
            <text:p>1</text:p>
          </table:table-cell>
          <table:table-cell office:value-type="string" calcext:value-type="string">
            <text:p>Klasyczna lampa stołowa z brązu z białym kloszem - Ashley</text:p>
          </table:table-cell>
          <table:table-cell office:value-type="string" calcext:value-type="string">
            <text:p>Lampy stołowe</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1668" calcext:value-type="float">
            <text:p>8718881081668</text:p>
          </table:table-cell>
          <table:table-cell table:number-columns-repeated="9"/>
          <table:table-cell office:value-type="float" office:value="118" calcext:value-type="float">
            <text:p>118</text:p>
          </table:table-cell>
          <table:table-cell table:number-columns-repeated="3"/>
          <table:table-cell office:value-type="string" calcext:value-type="string">
            <text:p>both</text:p>
          </table:table-cell>
          <table:table-cell table:number-columns-repeated="4"/>
          <table:table-cell office:value-type="string" calcext:value-type="string">
            <text:p>Ta lampa stołowa to prawdziwy klejnot. Oprawa ma kolor brązu i jest wykończona białą nasadką, która nadaje tej lampie klasyczny wygląd. Konstrukcja ze stalowym i abażurowym materiałem nadaje tej lampie stołowej klasyczny wygląd. Lampa ma regulowaną wysokość od minimum 57 cm do maksymalnie 67 cm i ma kabel 180 cm. Na oprawie klosza znajduje się przycisk włączania i wyłączania, dzięki czemu lampa jest łatwa w obsłudze. Możesz zakończyć tę klasyczną lampę źródłem światła E27, które wciąż należy zamawiać osobno. Klasyczny klejnot, który doda Twojej przestrzeni dodatkowego uroku!</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4194_96615_0.jpg, https://www.lampyiswiatlo.pl/media/catalog/product/cache/dc8ebad46b1b99eec05144e062f13606/9/6/4194_96615_0.jpg</text:p>
          </table:table-cell>
          <table:table-cell office:value-type="string" calcext:value-type="string">
            <text:p>Klasyczna lampa stołowa z brązu z białym kloszem - Ashle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290" calcext:value-type="float">
            <text:p>290</text:p>
          </table:table-cell>
          <table:table-cell office:value-type="float" office:value="1" calcext:value-type="float">
            <text:p>1</text:p>
          </table:table-cell>
          <table:table-cell office:value-type="string" calcext:value-type="string">
            <text:p>Lampa stołowa regulowana złota/mosiądz klosz welurowy czarny 25cm - Parte</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0345" calcext:value-type="float">
            <text:p>8718881100345</text:p>
          </table:table-cell>
          <table:table-cell table:number-columns-repeated="9"/>
          <table:table-cell office:value-type="float" office:value="89" calcext:value-type="float">
            <text:p>89</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welurowy klosz nadaje lampie elegancji i ponadczasowego charakteru, a złote wnętrze sprawia, że emitowane światło jest ciepłe i nastrojowe.</text:p>
            <text:p/>
            <text:p>Wysokość regulowana w zakresie (bez klosza): 59-74 cm</text:p>
            <text:p/>
            <text:p>Wysokość regulowana w zakresie (z kloszem): 45-61 cm</text:p>
            <text:p/>
            <text:p>Średnica podstawy: 14 cm</text:p>
            <text:p/>
            <text:p>Średnica klosza: 25 cm</text:p>
            <text:p/>
            <text:p>Wysokość klosza: 25 cm</text:p>
            <text:p/>
            <text:p>Długość kabla z wtyczką: 18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4708_98530_0.jpg, https://www.lampyiswiatlo.pl/media/catalog/product/cache/dc8ebad46b1b99eec05144e062f13606/9/8/4708_98530_0.jpg</text:p>
          </table:table-cell>
          <table:table-cell office:value-type="string" calcext:value-type="string">
            <text:p>Lampa stołowa regulowana złota/mosiądz klosz welurowy czarny 25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91" calcext:value-type="float">
            <text:p>291</text:p>
          </table:table-cell>
          <table:table-cell office:value-type="float" office:value="1" calcext:value-type="float">
            <text:p>1</text:p>
          </table:table-cell>
          <table:table-cell office:value-type="string" calcext:value-type="string">
            <text:p>Lampa stołowa czarna ze złotym statywem 63,3 cm regulowana - Magnax</text:p>
          </table:table-cell>
          <table:table-cell office:value-type="string" calcext:value-type="string">
            <text:p>Lampy stołowe</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9881" calcext:value-type="float">
            <text:p>8718881109881</text:p>
          </table:table-cell>
          <table:table-cell table:number-columns-repeated="9"/>
          <table:table-cell office:value-type="float" office:value="143" calcext:value-type="float">
            <text:p>143</text:p>
          </table:table-cell>
          <table:table-cell table:number-columns-repeated="3"/>
          <table:table-cell office:value-type="string" calcext:value-type="string">
            <text:p>both</text:p>
          </table:table-cell>
          <table:table-cell table:number-columns-repeated="4"/>
          <table:table-cell office:value-type="string" calcext:value-type="string">
            <text:p>Ta Magnax to naprawdę fajna lampa stołowa. Dzięki nodze statywu i matowej czerni jest industrialną lampą stołową. Wykonany jest ze stali, a wewnątrz jest złoty. Stwarza to przytulny efekt świetlny w pomieszczeniu! Lampa ma wysokość 63,3 cm, długość 32,2 cm i szerokość 28 cm. Klosz ma średnicę 28 cm. Magnax jest dostarczany z przewodem (160 cm) i wtyczką. Uzupełniasz lampę stołową źródłem światła z oprawą E27 (maks. 60 W), które nadal musisz zamówić osobno. Lampę można ściemniać za pomocą zewnętrznego ściemniacza. Więc spraw, by było przytulnie! Klosz jest regulowany, więc sam decydujesz, gdzie świeci światło, super poręczne. Zdobądź ten twórca atmosfery i uzupełnij swoje wnętrze!</text:p>
          </table:table-cell>
          <table:table-cell office:value-type="string" calcext:value-type="string">
            <text:p>Oblongue, Okrągły</text:p>
          </table:table-cell>
          <table:table-cell office:value-type="string" calcext:value-type="string">
            <text:p>Meta title-Oblongue, Okrągły</text:p>
          </table:table-cell>
          <table:table-cell office:value-type="string" calcext:value-type="string">
            <text:p>Meta keywords-Oblongue, Okrągły</text:p>
          </table:table-cell>
          <table:table-cell office:value-type="string" calcext:value-type="string">
            <text:p>Meta description-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033_102511_0.jpg, https://www.lampyiswiatlo.pl/media/catalog/product/cache/dc8ebad46b1b99eec05144e062f13606/1/0/9033_102511_0.jpg</text:p>
          </table:table-cell>
          <table:table-cell office:value-type="string" calcext:value-type="string">
            <text:p>Lampa stołowa czarna ze złotym statywem 63,3 cm regulowana - Magnax</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92" calcext:value-type="float">
            <text:p>292</text:p>
          </table:table-cell>
          <table:table-cell office:value-type="float" office:value="1" calcext:value-type="float">
            <text:p>1</text:p>
          </table:table-cell>
          <table:table-cell office:value-type="string" calcext:value-type="string">
            <text:p>Lampa stołowa vintage czarna - Monkey Hale</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3047" calcext:value-type="float">
            <text:p>8718881123047</text:p>
          </table:table-cell>
          <table:table-cell table:number-columns-repeated="9"/>
          <table:table-cell office:value-type="float" office:value="58" calcext:value-type="float">
            <text:p>58</text:p>
          </table:table-cell>
          <table:table-cell table:number-columns-repeated="3"/>
          <table:table-cell office:value-type="string" calcext:value-type="string">
            <text:p>both</text:p>
          </table:table-cell>
          <table:table-cell table:number-columns-repeated="4"/>
          <table:table-cell office:value-type="string" calcext:value-type="string">
            <text:p>Ta wesoła lampa stołowa natychmiast wywoła uśmiech na Twojej twarzy. Monkey Hale przyciąga wzrok do salonu, biura lub sypialni. Z jego ogona zwisa oprawa/źródło światła, dzięki któremu wnosi do wnętrza piękne światło i atmosferę. Lampy Animal stają się prawdziwym trendem, doskonale wpisują się w botaniczny i vintage styl życia. Ta ładna czarna lampa stołowa wykonana z aluminium i stali ma kształt małpy o pięknie szczegółowej twarzy. Ta modna lampa stołowa ożywi Twoje wnętrze. Lampa Aap Hale waży 1,6 kg i jest dostarczana z przewodem (200 cm) i wtyczką z włącznikiem. Ma długość 17,5 cm, wysokość 41 cm i szerokość 12,5 cm. Stopa ma wysokość 2,5 cm, długość 17,5 cm i szerokość 12,5 cm. Ta lampa ma dużą oprawę E27 i jest dostarczana bez źródła światła, więc upewnij się, że zamawiasz ją razem z nią (maks. 25 Watt). Źródło światła jest widoczne w tej lampie, więc wybierz efektowny wariant, taki jak żarnikowe źródło światła LED. Możesz również przyciemnić lampę za pomocą zewnętrznego ściemniacza, aby uzyskać jeszcze więcej atmosfery. Daj mu ładne miejsce na przykład na kredensie lub stoliku. Lampa stołowa Monkey Hale doskonale sprawdzi się również w dziecięcym pokoju o tematyce dżungli!</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763_103970_0.jpg, https://www.lampyiswiatlo.pl/media/catalog/product/cache/dc8ebad46b1b99eec05144e062f13606/1/0/7763_103970_0.jpg</text:p>
          </table:table-cell>
          <table:table-cell office:value-type="string" calcext:value-type="string">
            <text:p>Lampa stołowa vintage czarna - Monkey Hal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93" calcext:value-type="float">
            <text:p>293</text:p>
          </table:table-cell>
          <table:table-cell office:value-type="float" office:value="1" calcext:value-type="float">
            <text:p>1</text:p>
          </table:table-cell>
          <table:table-cell office:value-type="string" calcext:value-type="string">
            <text:p>Nowoczesna lampa stołowa czarna - Balenco Wazo</text:p>
          </table:table-cell>
          <table:table-cell office:value-type="string" calcext:value-type="string">
            <text:p>Lampy stołowe</text:p>
          </table:table-cell>
          <table:table-cell office:value-type="float" office:value="589" calcext:value-type="float">
            <text:p>5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5578" calcext:value-type="float">
            <text:p>8718881115578</text:p>
          </table:table-cell>
          <table:table-cell table:number-columns-repeated="9"/>
          <table:table-cell office:value-type="float" office:value="66" calcext:value-type="float">
            <text:p>66</text:p>
          </table:table-cell>
          <table:table-cell table:number-columns-repeated="3"/>
          <table:table-cell office:value-type="string" calcext:value-type="string">
            <text:p>both</text:p>
          </table:table-cell>
          <table:table-cell table:number-columns-repeated="4"/>
          <table:table-cell office:value-type="string" calcext:value-type="string">
            <text:p>Dzięki lampie stołowej Balenco Wazo natychmiast nadasz ton! Ta fajna lampa stołowa to idealna lampa do stworzenia nastrojowego lub podstawowego oświetlenia w Twoim domu. Uzupełnij tę lampę pięknym źródłem światła E27 o mocy do 40 watów. Możesz przyciemnić źródło światła zewnętrznym ściemniaczem. Źródło światła i ściemniacz nie są dołączone. Lampa ma długość 20 cm, szerokość 12 cm i wysokość 50 cm. Podstawa ma długość 20 cm, szerokość 12 cm i wysokość 0,5 cm. Do lampy Balenco Wazo dołączony jest przewód (200 cm) z wtyczką. Szukasz prawdziwego przyciągającego wzrok? Nie czekaj dłużej i sięgnij po lampę stołową Balenco Wazo!</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514_103190_0.jpg, https://www.lampyiswiatlo.pl/media/catalog/product/cache/dc8ebad46b1b99eec05144e062f13606/1/0/6514_103190_0.jpg</text:p>
          </table:table-cell>
          <table:table-cell office:value-type="string" calcext:value-type="string">
            <text:p>Nowoczesna lampa stołowa czarna - Balenco Waz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2">
          <table:table-cell office:value-type="float" office:value="294" calcext:value-type="float">
            <text:p>294</text:p>
          </table:table-cell>
          <table:table-cell office:value-type="float" office:value="1" calcext:value-type="float">
            <text:p>1</text:p>
          </table:table-cell>
          <table:table-cell office:value-type="string" calcext:value-type="string">
            <text:p>Nowoczesna lampa stołowa czarna - Bliss Mesh</text:p>
          </table:table-cell>
          <table:table-cell office:value-type="string" calcext:value-type="string">
            <text:p>Lampy stołowe</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3346" calcext:value-type="float">
            <text:p>8718881103346</text:p>
          </table:table-cell>
          <table:table-cell table:number-columns-repeated="9"/>
          <table:table-cell office:value-type="float" office:value="140" calcext:value-type="float">
            <text:p>140</text:p>
          </table:table-cell>
          <table:table-cell table:number-columns-repeated="3"/>
          <table:table-cell office:value-type="string" calcext:value-type="string">
            <text:p>both</text:p>
          </table:table-cell>
          <table:table-cell table:number-columns-repeated="4"/>
          <table:table-cell office:value-type="string" calcext:value-type="string">
            <text:p>Miłośnicy minimalizmu zapewne zachwycą się naszą kolekcją lamp Bliss Mesh. </text:p>
            <text:p/>
            <text:p>Siatka nawiązująca do stylu industrialnego nie tylko nadaje lampie uroku i aury tajemniczości, ale po włączeniu sprawia, że emitowane światło tworzy piękny efekt światła i cienia.</text:p>
            <text:p/>
            <text:p>Polecamy zastosować dekoracyjną żarówkę, aby wzmocnić efekt.</text:p>
            <text:p/>
            <text:p>Lampa Bliss Mesh posiada gwint na E27. Maksymalny pobór mocy wynosi 60W. Do lampy nie jest dołączone źródło światła. Takowe musisz zakupić we własnym zakresie. </text:p>
            <text:p/>
            <text:p>Średnica podstawy: 23.5 cm</text:p>
            <text:p/>
            <text:p>Długość przewodu z wtyczką: 230 cm</text:p>
            <text:p/>
            <text:p>Średnica klosza: 20 cm</text:p>
            <text:p/>
            <text:p>Całkowita wysokość lampy: 48 cm</text:p>
            <text:p/>
            <text:p>Kolekcja Bliss Mesh świetnie prezentować się będzie nie tylko w surowych, przemysłowych wnętrzach, ale również w bardziej klasycznych i stonowanych aranżacjach.</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2837_98916_0.jpg, https://www.lampyiswiatlo.pl/media/catalog/product/cache/dc8ebad46b1b99eec05144e062f13606/9/8/2837_98916_0.jpg</text:p>
          </table:table-cell>
          <table:table-cell office:value-type="string" calcext:value-type="string">
            <text:p>Nowoczesna lampa stołowa czarna - Bliss Mesh</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295" calcext:value-type="float">
            <text:p>295</text:p>
          </table:table-cell>
          <table:table-cell office:value-type="float" office:value="1" calcext:value-type="float">
            <text:p>1</text:p>
          </table:table-cell>
          <table:table-cell office:value-type="string" calcext:value-type="string">
            <text:p>Orientalna lampa stołowa złota 28 cm - Mowgli</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7706" calcext:value-type="float">
            <text:p>8718881097706</text:p>
          </table:table-cell>
          <table:table-cell table:number-columns-repeated="9"/>
          <table:table-cell office:value-type="float" office:value="80" calcext:value-type="float">
            <text:p>80</text:p>
          </table:table-cell>
          <table:table-cell table:number-columns-repeated="3"/>
          <table:table-cell office:value-type="string" calcext:value-type="string">
            <text:p>both</text:p>
          </table:table-cell>
          <table:table-cell table:number-columns-repeated="4"/>
          <table:table-cell office:value-type="string" calcext:value-type="string">
            <text:p>Lampa stołowa Mowgli to prawdziwa gratka dla osób, które pragną stworzyć w swoim domu wyjątkową atmosferę. Wypustki w lampie, przepuszczając światło, tworzą przepiękną grę światła i cienia. </text:p>
            <text:p/>
            <text:p>Lampa stołowa Mowgli to klasyka osadzana w nowoczesnym designie. </text:p>
            <text:p/>
            <text:p>Średnica podstawy: 18 cm</text:p>
            <text:p/>
            <text:p>Średnica lampy: 28 cm</text:p>
            <text:p/>
            <text:p>Wysokość: 44.5 cm</text:p>
            <text:p/>
            <text:p>Długość kabla z wtyczką: 200 cm</text:p>
            <text:p/>
            <text:p>Lampa jest gotowa do podłączenia do instalacji o napięciu 230 V. Maksymalny pobór mocy wynosi 40W. W komplecie nie ma źródła światła. Takowe należy zakupić we własnym zakresie. Lampa wyposażona jest w gwint na E27. </text:p>
            <text:p/>
            <text:p>Lampa Mowgli będzie pięknym dodatkiem w Twojej domowej aranżacji. </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5564_98398_0.jpg, https://www.lampyiswiatlo.pl/media/catalog/product/cache/dc8ebad46b1b99eec05144e062f13606/9/8/5564_98398_0.jpg</text:p>
          </table:table-cell>
          <table:table-cell office:value-type="string" calcext:value-type="string">
            <text:p>Orientalna lampa stołowa złota 28 cm - Mowgl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296" calcext:value-type="float">
            <text:p>296</text:p>
          </table:table-cell>
          <table:table-cell office:value-type="float" office:value="1" calcext:value-type="float">
            <text:p>1</text:p>
          </table:table-cell>
          <table:table-cell office:value-type="string" calcext:value-type="string">
            <text:p>Lampa stołowa retro żółta brąz - Milou</text:p>
          </table:table-cell>
          <table:table-cell office:value-type="string" calcext:value-type="string">
            <text:p>Lampy stołow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7547" calcext:value-type="float">
            <text:p>8718881087547</text:p>
          </table:table-cell>
          <table:table-cell table:number-columns-repeated="9"/>
          <table:table-cell office:value-type="float" office:value="47" calcext:value-type="float">
            <text:p>47</text:p>
          </table:table-cell>
          <table:table-cell table:number-columns-repeated="3"/>
          <table:table-cell office:value-type="string" calcext:value-type="string">
            <text:p>both</text:p>
          </table:table-cell>
          <table:table-cell table:number-columns-repeated="4"/>
          <table:table-cell office:value-type="string" calcext:value-type="string">
            <text:p>Pomysłowo zaprojektowana lampa stołowa Milou jest nie tylko piękna, ale i funkcjonalna.</text:p>
            <text:p/>
            <text:p>Sprawdzi się zarówno jako lampa do czytania w sypialni, jak i jako lampka biurkowa w pokoju dziecka.</text:p>
            <text:p/>
            <text:p>Wysokość: 38 cm</text:p>
            <text:p/>
            <text:p>Średnica klosza: 19.5 cm</text:p>
            <text:p/>
            <text:p>Długość kabla: 190 cm</text:p>
            <text:p/>
            <text:p>Średnica podstawy: 16 cm</text:p>
            <text:p/>
            <text:p>Lampa jest gotowa do podłączenia do instalacji o napięciu 230 V. </text:p>
            <text:p>Maksymalny pobór mocy wynosi 40W. W komplecie nie ma źródła światła. Takowe należy zakupić we własnym zakresie. Lampa wyposażona jest w gwint na E14. </text:p>
            <text:p/>
            <text:p>Z serii Milou masz do wyboru lampy w różnych kolorach. Na pewno któraś przypadnie Ci do gust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6722_97341_0.jpg, https://www.lampyiswiatlo.pl/media/catalog/product/cache/dc8ebad46b1b99eec05144e062f13606/9/7/6722_97341_0.jpg</text:p>
          </table:table-cell>
          <table:table-cell office:value-type="string" calcext:value-type="string">
            <text:p>Lampa stołowa retro żółta brąz - Milou</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97" calcext:value-type="float">
            <text:p>297</text:p>
          </table:table-cell>
          <table:table-cell office:value-type="float" office:value="1" calcext:value-type="float">
            <text:p>1</text:p>
          </table:table-cell>
          <table:table-cell office:value-type="string" calcext:value-type="string">
            <text:p>Designerska lampa stołowa złota, w tym LED i ściemniacz - Belinda</text:p>
          </table:table-cell>
          <table:table-cell office:value-type="string" calcext:value-type="string">
            <text:p>Lampy stołowe</text:p>
          </table:table-cell>
          <table:table-cell office:value-type="float" office:value="875" calcext:value-type="float">
            <text:p>8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12248327579" calcext:value-type="float">
            <text:p>4012248327579</text:p>
          </table:table-cell>
          <table:table-cell table:number-columns-repeated="9"/>
          <table:table-cell office:value-type="float" office:value="110" calcext:value-type="float">
            <text:p>110</text:p>
          </table:table-cell>
          <table:table-cell table:number-columns-repeated="3"/>
          <table:table-cell office:value-type="string" calcext:value-type="string">
            <text:p>both</text:p>
          </table:table-cell>
          <table:table-cell table:number-columns-repeated="4"/>
          <table:table-cell office:value-type="string" calcext:value-type="string">
            <text:p>Designerska lampa stołowa Belinda przyciągnie wzrok w Twoim domu! Jej unikalny kształt szybko przykuwa uwagę. Nawet gdy światło nie jest włączone, Belinda jest pięknym dodatkiem. Lampa stołowa wykonana jest z aluminium ze stalą i wykończona w kolorze złotym. Całkowicie z tego czasu! Ma wysokość 34 cm, szerokość 17 cm i długość 34 cm. Belinda posiada niewymienne oświetlenie LED. Ma strumień świetlny 2400 lumenów i 3000 kelwinów, co czyni go prawdziwą potęgą! Na szczęście lampę można ściemniać, dzięki czemu można samodzielnie określić natężenie światła. Belinda wytrzymuje średnio 25 000 godzin palenia. Lampa stołowa jest dostarczana z przewodem (150 cm) i wtyczką. Tego pięknego przyciągającego wzrok nie powinno zabraknąć w designerskim wnętrzu. Więc nie wahaj się dłużej!</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409_103759_0.jpg, https://www.lampyiswiatlo.pl/media/catalog/product/cache/dc8ebad46b1b99eec05144e062f13606/1/0/8409_103759_0.jpg</text:p>
          </table:table-cell>
          <table:table-cell office:value-type="string" calcext:value-type="string">
            <text:p>Designerska lampa stołowa złota, w tym LED i ściemniacz - Belind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98" calcext:value-type="float">
            <text:p>298</text:p>
          </table:table-cell>
          <table:table-cell office:value-type="float" office:value="1" calcext:value-type="float">
            <text:p>1</text:p>
          </table:table-cell>
          <table:table-cell office:value-type="string" calcext:value-type="string">
            <text:p>Klasyczna lampa stołowa czarna z przydymionym szkłem - Stiklo</text:p>
          </table:table-cell>
          <table:table-cell office:value-type="string" calcext:value-type="string">
            <text:p>Lampy stołowe</text:p>
          </table:table-cell>
          <table:table-cell office:value-type="float" office:value="255" calcext:value-type="float">
            <text:p>25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2362" calcext:value-type="float">
            <text:p>8718881112362</text:p>
          </table:table-cell>
          <table:table-cell table:number-columns-repeated="9"/>
          <table:table-cell office:value-type="float" office:value="82" calcext:value-type="float">
            <text:p>82</text:p>
          </table:table-cell>
          <table:table-cell table:number-columns-repeated="3"/>
          <table:table-cell office:value-type="string" calcext:value-type="string">
            <text:p>both</text:p>
          </table:table-cell>
          <table:table-cell table:number-columns-repeated="4"/>
          <table:table-cell office:value-type="string" calcext:value-type="string">
            <text:p>Ta urocza lampa stołowa to prawdziwy dodatek do Twojego wnętrza! Idealna lampa do stolika nocnego, szafki lub na stół. Okap dymny daje ładny efekt świetlny w pomieszczeniu. Ta klasyczna lampa stołowa jest dostarczana z przewodem (200 cm) i wtyczką. Lampa stołowa ma wysokość 23 cm, klosz ma średnicę 17,5 cm, a podstawa ma średnicę 11 cm. Uzupełniasz tę lampę źródłem światła E27 o maksymalnej mocy 25 W. Możesz przyciemnić lampę za pomocą zewnętrznego ściemniacza, ale nie jest to dołączone. Uzupełnij swoje wnętrze lampą stołową Stiklo!</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318_102908_0.jpg, https://www.lampyiswiatlo.pl/media/catalog/product/cache/dc8ebad46b1b99eec05144e062f13606/1/0/1318_102908_0.jpg</text:p>
          </table:table-cell>
          <table:table-cell office:value-type="string" calcext:value-type="string">
            <text:p>Klasyczna lampa stołowa czarna z przydymionym szkłem - Stik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299" calcext:value-type="float">
            <text:p>299</text:p>
          </table:table-cell>
          <table:table-cell office:value-type="float" office:value="1" calcext:value-type="float">
            <text:p>1</text:p>
          </table:table-cell>
          <table:table-cell office:value-type="string" calcext:value-type="string">
            <text:p>Designerska lampa stołowa czarne szkło 24 cm z mlecznym szkłem - Hero</text:p>
          </table:table-cell>
          <table:table-cell office:value-type="string" calcext:value-type="string">
            <text:p>Lampy stołowe</text:p>
          </table:table-cell>
          <table:table-cell office:value-type="float" office:value="489" calcext:value-type="float">
            <text:p>4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3018" calcext:value-type="float">
            <text:p>8718881103018</text:p>
          </table:table-cell>
          <table:table-cell table:number-columns-repeated="9"/>
          <table:table-cell office:value-type="float" office:value="92" calcext:value-type="float">
            <text:p>92</text:p>
          </table:table-cell>
          <table:table-cell table:number-columns-repeated="3"/>
          <table:table-cell office:value-type="string" calcext:value-type="string">
            <text:p>both</text:p>
          </table:table-cell>
          <table:table-cell table:number-columns-repeated="4"/>
          <table:table-cell office:value-type="string" calcext:value-type="string">
            <text:p>Nasz bohater to szczególna designerska lampa stołowa. Dzięki białemu opalowemu żebrowanemu szkłu lampa ta zapewnia doskonałe miękkie światło. Musisz zamówić źródło światła E27 o maksymalnej mocy 60 watów. Lampę można również przyciemnić zewnętrznym ściemniaczem, aby stworzyć idealną atmosferę. <text:s/>Zwróć uwagę na tego Bohatera: dzięki tej lampie pod oprawą są przymocowane dwa kołki, które musisz umieścić, aby prawidłowo zabezpieczyć szklany klosz. Te szpilki ostatecznie znikają w masce. <text:s/>Dzięki wysokości 42,5 cm i średnicy 24 cm Hero jest lampą stołową o idealnych rozmiarach. Na przykład możesz użyć go na stole do jadalni, biurku, stoliku do kawy lub stoliku nocnym jako lampki do czytania! Lampa jest dostarczana z przewodem i wtyczką o długości 180 cm, dzięki czemu można ją łatwo włączyć / wyłączyć. Pobierz teraz ten kreator atmosfery i dopełnij wnętrz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560_98888_0.jpg, https://www.lampyiswiatlo.pl/media/catalog/product/cache/dc8ebad46b1b99eec05144e062f13606/9/8/9560_98888_0.jpg</text:p>
          </table:table-cell>
          <table:table-cell office:value-type="string" calcext:value-type="string">
            <text:p>Designerska lampa stołowa czarne szkło 24 cm z mlecznym szkłem - Her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00" calcext:value-type="float">
            <text:p>300</text:p>
          </table:table-cell>
          <table:table-cell office:value-type="float" office:value="1" calcext:value-type="float">
            <text:p>1</text:p>
          </table:table-cell>
          <table:table-cell office:value-type="string" calcext:value-type="string">
            <text:p>Designerska lampa stołowa złota LED ściemniacz dotykowy - Notia</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061" calcext:value-type="float">
            <text:p>8718881110061</text:p>
          </table:table-cell>
          <table:table-cell table:number-columns-repeated="9"/>
          <table:table-cell office:value-type="float" office:value="96" calcext:value-type="float">
            <text:p>96</text:p>
          </table:table-cell>
          <table:table-cell table:number-columns-repeated="3"/>
          <table:table-cell office:value-type="string" calcext:value-type="string">
            <text:p>both</text:p>
          </table:table-cell>
          <table:table-cell table:number-columns-repeated="4"/>
          <table:table-cell office:value-type="string" calcext:value-type="string">
            <text:p>Idealna lampa stołowa do salonu lub biura. Notia ma nowoczesny i ponadczasowy design. Dzięki regulowanemu ramieniu możesz wybrać, gdzie chcesz świecić światło, bardzo przydatne! Notia wykonana jest ze stali ze szkłem i posiada unikalne złote wykończenie. Ma wysokość 50,7 cm i długość 52,7 cm. Stopa ma średnicę 18 cm. Ten element jest dostarczany z przewodem (160 cm) i wtyczką. Notia posiada niewymienne oświetlenie LED o strumieniu świetlnym 2700 kelwinów i 900 lumenach. Jego wysoka jasność sprawia, że jest to prawdziwa potęga z jasnym, funkcjonalnym światłem. Na szczęście lampę można ściemniać dotykowym ściemniaczem na górze. W ten sposób sam określasz natężenie światła. Super poręczny! Lampa stołowa wytrzymuje średnio 20 000 godzin palenia. Prosty, ponadczasowy i nowoczesny design charakterystyczny dla Notii. Przyciąga wzrok na Twoim biurku!</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631_102527_0.jpg, https://www.lampyiswiatlo.pl/media/catalog/product/cache/dc8ebad46b1b99eec05144e062f13606/1/0/2631_102527_0.jpg</text:p>
          </table:table-cell>
          <table:table-cell office:value-type="string" calcext:value-type="string">
            <text:p>Designerska lampa stołowa złota LED ściemniacz dotykowy - Not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301" calcext:value-type="float">
            <text:p>301</text:p>
          </table:table-cell>
          <table:table-cell office:value-type="float" office:value="1" calcext:value-type="float">
            <text:p>1</text:p>
          </table:table-cell>
          <table:table-cell office:value-type="string" calcext:value-type="string">
            <text:p>Lampa stołowa stal regulowane ramię klosz biały - Ladas</text:p>
          </table:table-cell>
          <table:table-cell office:value-type="string" calcext:value-type="string">
            <text:p>Lampy stołow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8488" calcext:value-type="float">
            <text:p>8718881108488</text:p>
          </table:table-cell>
          <table:table-cell table:number-columns-repeated="9"/>
          <table:table-cell office:value-type="float" office:value="102" calcext:value-type="float">
            <text:p>102</text:p>
          </table:table-cell>
          <table:table-cell table:number-columns-repeated="3"/>
          <table:table-cell office:value-type="string" calcext:value-type="string">
            <text:p>both</text:p>
          </table:table-cell>
          <table:table-cell table:number-columns-repeated="4"/>
          <table:table-cell office:value-type="string" calcext:value-type="string">
            <text:p>Dekoracyjna i bardzo funkcjonalna lampa stołowa Ladas.</text:p>
            <text:p/>
            <text:p>Klosz osadzony jest na regulowanym ramieniu. </text:p>
            <text:p/>
            <text:p>Ponadto lampa wyposażona jest we włącznik sznurkowy.</text:p>
            <text:p/>
            <text:p>Lampa jest gotowa do podłączenia do instalacji o napięciu 230V. W komplecie nie ma źródła światła. Takowe należy zakupić we własnym zakresie. Lampa wyposażona jest w gwint na E27 o maksymalnym poborze mocy do 40W.</text:p>
            <text:p/>
            <text:p>Wysokość: 59.6 cm</text:p>
            <text:p/>
            <text:p>Średnica podstawy: 20 cm</text:p>
            <text:p/>
            <text:p>Długość przewodu z wtyczką: 185 cm</text:p>
            <text:p/>
            <text:p>Średnica klosza: 25 cm</text:p>
            <text:p/>
            <text:p>Wysokość klosza: 18 cm</text:p>
            <text:p/>
            <text:p>Lampa stołowa Ladas będzie nie tylko praktycznym dodatkiem emitującymi funkcjonalne światło, ale również ozdobą każdego pomieszczenia.</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260_102372_0.jpg, https://www.lampyiswiatlo.pl/media/catalog/product/cache/dc8ebad46b1b99eec05144e062f13606/1/0/8260_102372_0.jpg</text:p>
          </table:table-cell>
          <table:table-cell office:value-type="string" calcext:value-type="string">
            <text:p>Lampa stołowa stal regulowane ramię klosz biały - Lada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02" calcext:value-type="float">
            <text:p>302</text:p>
          </table:table-cell>
          <table:table-cell office:value-type="float" office:value="1" calcext:value-type="float">
            <text:p>1</text:p>
          </table:table-cell>
          <table:table-cell office:value-type="string" calcext:value-type="string">
            <text:p>Lampa stołowa art deco mosiądz różowe szkło - Bliss</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6514" calcext:value-type="float">
            <text:p>8718881106514</text:p>
          </table:table-cell>
          <table:table-cell table:number-columns-repeated="9"/>
          <table:table-cell office:value-type="float" office:value="137" calcext:value-type="float">
            <text:p>137</text:p>
          </table:table-cell>
          <table:table-cell table:number-columns-repeated="3"/>
          <table:table-cell office:value-type="string" calcext:value-type="string">
            <text:p>both</text:p>
          </table:table-cell>
          <table:table-cell table:number-columns-repeated="4"/>
          <table:table-cell office:value-type="string" calcext:value-type="string">
            <text:p>Rozjaśnij swoje wnętrze dzięki naszej wesołej lampie stołowej Bliss. Ta lampa wykończona jest jasnoróżowym szkłem, a podstawa z mosiądzu. Ta kombinacja sprawia, że jest bardzo wyjątkowa i zapewnia w Twoim domu akcent w stylu Art Deco lub retro. Jest przytulnym dodatkiem do sypialni jako lampka nocna, ale również doskonale sprawdza się jako nastrój w salonie. Ma wysokość 35,1 cm, a szkło ma średnicę 16 cm. Podstawa ma średnicę 17,1 cm. Ta ładna lampa stołowa jest dostarczana z przewodem i wtyczką (210 cm). Uzupełniasz Bliss o źródło światła E27 (40 W). Można go również ściemniać za pomocą zewnętrznego ściemniacza. Bardzo modna i atrakcyjna lampa stołowa!</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736_102120_0.jpg, https://www.lampyiswiatlo.pl/media/catalog/product/cache/dc8ebad46b1b99eec05144e062f13606/1/0/6736_102120_0.jpg</text:p>
          </table:table-cell>
          <table:table-cell office:value-type="string" calcext:value-type="string">
            <text:p>Lampa stołowa art deco mosiądz różowe szkło - Blis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303" calcext:value-type="float">
            <text:p>303</text:p>
          </table:table-cell>
          <table:table-cell office:value-type="float" office:value="1" calcext:value-type="float">
            <text:p>1</text:p>
          </table:table-cell>
          <table:table-cell office:value-type="string" calcext:value-type="string">
            <text:p>Klasyczna lampa bankierka czarna mleczne szkło - Banker</text:p>
          </table:table-cell>
          <table:table-cell office:value-type="string" calcext:value-type="string">
            <text:p>Lampy stołowe</text:p>
          </table:table-cell>
          <table:table-cell office:value-type="float" office:value="449" calcext:value-type="float">
            <text:p>4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375" calcext:value-type="float">
            <text:p>8718881110375</text:p>
          </table:table-cell>
          <table:table-cell table:number-columns-repeated="9"/>
          <table:table-cell office:value-type="float" office:value="70" calcext:value-type="float">
            <text:p>70</text:p>
          </table:table-cell>
          <table:table-cell table:number-columns-repeated="3"/>
          <table:table-cell office:value-type="string" calcext:value-type="string">
            <text:p>both</text:p>
          </table:table-cell>
          <table:table-cell table:number-columns-repeated="4"/>
          <table:table-cell office:value-type="string" calcext:value-type="string">
            <text:p>Prawdziwy klasyk w naszej ofercie: lampa notarialna inaczej zwaną bankierką! </text:p>
            <text:p/>
            <text:p>Wysokość: 34.5 cm</text:p>
            <text:p/>
            <text:p>Długość klosza: 26.5 cm</text:p>
            <text:p/>
            <text:p>Długość kabla z wtyczką: 160 cm</text:p>
            <text:p/>
            <text:p>Lampa jest gotowa do podłączenia do instalacji o napięciu 230 V. Maksymalny pobór mocy wynosi 60W. W komplecie nie ma źródła światła. Takowe należy zakupić we własnym zakresie. Lampa wyposażona jest w gwint na E27. </text:p>
            <text:p/>
            <text:p>Szklane lampy są ponadczasowe i świetnie odnajdą się w każdej aranżacji.</text:p>
            <text:p/>
            <text:p>Z lampą Banker Twoje biurko nabierze szyku!</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507_102601_0.jpg, https://www.lampyiswiatlo.pl/media/catalog/product/cache/dc8ebad46b1b99eec05144e062f13606/1/0/7507_102601_0.jpg</text:p>
          </table:table-cell>
          <table:table-cell office:value-type="string" calcext:value-type="string">
            <text:p>Klasyczna lampa bankierka czarna mleczne szkło - Banke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304" calcext:value-type="float">
            <text:p>304</text:p>
          </table:table-cell>
          <table:table-cell office:value-type="float" office:value="1" calcext:value-type="float">
            <text:p>1</text:p>
          </table:table-cell>
          <table:table-cell office:value-type="string" calcext:value-type="string">
            <text:p>Nowoczesna lampa stołowa czarna ze złotym 1-źródło światła - Magno</text:p>
          </table:table-cell>
          <table:table-cell office:value-type="string" calcext:value-type="string">
            <text:p>Lampy stołow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4411" calcext:value-type="float">
            <text:p>8718881104411</text:p>
          </table:table-cell>
          <table:table-cell table:number-columns-repeated="9"/>
          <table:table-cell office:value-type="float" office:value="99" calcext:value-type="float">
            <text:p>99</text:p>
          </table:table-cell>
          <table:table-cell table:number-columns-repeated="3"/>
          <table:table-cell office:value-type="string" calcext:value-type="string">
            <text:p>both</text:p>
          </table:table-cell>
          <table:table-cell table:number-columns-repeated="4"/>
          <table:table-cell office:value-type="string" calcext:value-type="string">
            <text:p>Nowoczesna i elegancka lampa stołowa Magno odmieni Twój dom na zawsze! Lampa stołowa wchodzi w skład szerokiej kolekcji lamp z rodziny Magno. Unikatowa konstrukcja klosza sprawia, że emitowane światło jest przyjemne w odbiorze. </text:p>
            <text:p/>
            <text:p>Średnica podstawy: 15 cm</text:p>
            <text:p/>
            <text:p>Całkowita wysokość lampy: 41 cm</text:p>
            <text:p/>
            <text:p>Długość kabla: 200 cm</text:p>
            <text:p/>
            <text:p>Średnica reflektora: 12.5 cm</text:p>
            <text:p/>
            <text:p>Wysokość reflektora: 10.5 cm</text:p>
            <text:p/>
            <text:p>Lampa jest gotowa do podłączenia do instalacji o napięciu 230V. W komplecie nie ma źródła światła. Takowe należy zakupić we własnym zakresie. Lampa wyposażona jest gwint na E14 o maksymalnym poborze mocy do 40W. </text:p>
            <text:p/>
            <text:p>Lampa stołowa Magno sprawi, że Twoje wnętrze nabierze charakteru. Świetnie sprawdzi się w salonie, sypialni lub gabinecie. </text:p>
            <text:p/>
          </table:table-cell>
          <table:table-cell office:value-type="string" calcext:value-type="string">
            <text:p>Oblongue, Okrągły</text:p>
          </table:table-cell>
          <table:table-cell office:value-type="string" calcext:value-type="string">
            <text:p>Meta title-Oblongue, Okrągły</text:p>
          </table:table-cell>
          <table:table-cell office:value-type="string" calcext:value-type="string">
            <text:p>Meta keywords-Oblongue, Okrągły</text:p>
          </table:table-cell>
          <table:table-cell office:value-type="string" calcext:value-type="string">
            <text:p>Meta description-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9566_99075_0.jpg, https://www.lampyiswiatlo.pl/media/catalog/product/cache/dc8ebad46b1b99eec05144e062f13606/9/9/9566_99075_0.jpg</text:p>
          </table:table-cell>
          <table:table-cell office:value-type="string" calcext:value-type="string">
            <text:p>Nowoczesna lampa stołowa czarna ze złotym 1-źródło światła - Magn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305" calcext:value-type="float">
            <text:p>305</text:p>
          </table:table-cell>
          <table:table-cell office:value-type="float" office:value="1" calcext:value-type="float">
            <text:p>1</text:p>
          </table:table-cell>
          <table:table-cell office:value-type="string" calcext:value-type="string">
            <text:p>Lampa stołowa art deco złota przydymione szkło 2-źródła światła - Athens</text:p>
          </table:table-cell>
          <table:table-cell office:value-type="string" calcext:value-type="string">
            <text:p>Lampy stołowe</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5790" calcext:value-type="float">
            <text:p>8718881115790</text:p>
          </table:table-cell>
          <table:table-cell table:number-columns-repeated="9"/>
          <table:table-cell office:value-type="float" office:value="72" calcext:value-type="float">
            <text:p>72</text:p>
          </table:table-cell>
          <table:table-cell table:number-columns-repeated="3"/>
          <table:table-cell office:value-type="string" calcext:value-type="string">
            <text:p>both</text:p>
          </table:table-cell>
          <table:table-cell table:number-columns-repeated="4"/>
          <table:table-cell office:value-type="string" calcext:value-type="string">
            <text:p>Elegancka lampa stołowa Athens idealnie wpasowuje się zarówno w styl klasyczny jak i nowoczesny. Ponadto, połączenie złota i przydymionego szkła nadaje lampie szyku. </text:p>
            <text:p/>
            <text:p>Średnica podstawy: 15 cm</text:p>
            <text:p/>
            <text:p>Wysokość: 48 cm</text:p>
            <text:p/>
            <text:p>Średnica klosza: 10 cm</text:p>
            <text:p/>
            <text:p>Długość kabla z wtyczką: 200 cm</text:p>
            <text:p/>
            <text:p>Lampa jest gotowa do podłączenia do instalacji o napięciu 230 V. Maksymalny pobór mocy wynosi 2 x 28W. W komplecie nie ma źródła światła. Takowe należy zakupić we własnym zakresie. Lampa wyposażona jest w 2 gwinty na G9.</text:p>
            <text:p/>
            <text:p>Lampa stołowa Athens sprawi, że Twoje wnętrze nabierze charakteru. Świetnie sprawdzi się w salonie, sypialni lub w przedpokoju.</text:p>
            <text:p/>
            <text:p>W serii Athens znajdziesz bogaty wybór lamp!</text:p>
            <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191_103137_0.jpg, https://www.lampyiswiatlo.pl/media/catalog/product/cache/dc8ebad46b1b99eec05144e062f13606/1/0/1191_103137_0.jpg</text:p>
          </table:table-cell>
          <table:table-cell office:value-type="string" calcext:value-type="string">
            <text:p>Lampa stołowa art deco złota przydymione szkło 2-źródła światła - Athen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06" calcext:value-type="float">
            <text:p>306</text:p>
          </table:table-cell>
          <table:table-cell office:value-type="float" office:value="1" calcext:value-type="float">
            <text:p>1</text:p>
          </table:table-cell>
          <table:table-cell office:value-type="string" calcext:value-type="string">
            <text:p>Nowoczesna lampa stołowa abażur z tkaniny czarny ze złotem - VT 1</text:p>
          </table:table-cell>
          <table:table-cell office:value-type="string" calcext:value-type="string">
            <text:p>Lampy stołow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797" calcext:value-type="float">
            <text:p>8718881116797</text:p>
          </table:table-cell>
          <table:table-cell table:number-columns-repeated="9"/>
          <table:table-cell office:value-type="float" office:value="69" calcext:value-type="float">
            <text:p>69</text:p>
          </table:table-cell>
          <table:table-cell table:number-columns-repeated="3"/>
          <table:table-cell office:value-type="string" calcext:value-type="string">
            <text:p>both</text:p>
          </table:table-cell>
          <table:table-cell table:number-columns-repeated="4"/>
          <table:table-cell office:value-type="string" calcext:value-type="string">
            <text:p>Lampy stołowe w pokoju to prawdziwa atmosfera, szczególnie ta VT 1! Pozwala to tworzyć przytulne kąciki z odpowiednią ilością światła. VT 1 jest wykonany ze stali z tkaniną i wykończony w kolorze czarnym. Wnętrze klosza wykończone jest w kolorze złotym, co daje efekt ciepłego światła przy włączonym oświetleniu. Ma średnicę 20 cm i wysokość 48,8 cm. Podstawa ma średnicę 16 cm i wysokość 2 cm. VT 1 jest dostarczany z przewodem (200 cm) i wtyczką. Uzupełniasz lampę stołową o źródło światła z oprawą E27 (maks. 60 Watt). Upewnij się, że zamawiasz je osobno w sklepie internetowym. Oświetlenie można również ściemniać za pomocą zewnętrznego ściemniacza, którego nie ma w zestawie. VT 1 doskonale sprawdzi się na szafce nocnej, kredensie czy w salonie. W nowoczesnym wnętrzu czuje się jak w domu. Lampa stołowa VT 1 jest dokładnie tym, czego szukasz!</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918_103298_0.jpg, https://www.lampyiswiatlo.pl/media/catalog/product/cache/dc8ebad46b1b99eec05144e062f13606/1/0/7918_103298_0.jpg</text:p>
          </table:table-cell>
          <table:table-cell office:value-type="string" calcext:value-type="string">
            <text:p>Nowoczesna lampa stołowa abażur z tkaniny czarny ze złotem - VT 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307" calcext:value-type="float">
            <text:p>307</text:p>
          </table:table-cell>
          <table:table-cell office:value-type="float" office:value="1" calcext:value-type="float">
            <text:p>1</text:p>
          </table:table-cell>
          <table:table-cell office:value-type="string" calcext:value-type="string">
            <text:p>Industrialna lampa stołowa trójnóg czarna 40cm - Bliss Vefa</text:p>
          </table:table-cell>
          <table:table-cell office:value-type="string" calcext:value-type="string">
            <text:p>Lampy stołowe</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8952" calcext:value-type="float">
            <text:p>8718881108952</text:p>
          </table:table-cell>
          <table:table-cell table:number-columns-repeated="9"/>
          <table:table-cell office:value-type="float" office:value="128" calcext:value-type="float">
            <text:p>128</text:p>
          </table:table-cell>
          <table:table-cell table:number-columns-repeated="3"/>
          <table:table-cell office:value-type="string" calcext:value-type="string">
            <text:p>both</text:p>
          </table:table-cell>
          <table:table-cell table:number-columns-repeated="4"/>
          <table:table-cell office:value-type="string" calcext:value-type="string">
            <text:p>Miłośnicy minimalizmu zapewne zachwycą się naszą kolekcją lamp Bliss Vefa. </text:p>
            <text:p/>
            <text:p>Siatka nawiązująca do stylu industrialnego nie tylko nadaje lampie uroku i aury tajemniczości, ale po włączeniu sprawia, że emitowane światło tworzy piękny efekt światła i cienia.</text:p>
            <text:p/>
            <text:p>Polecamy zastosować dekoracyjną żarówkę, aby wzmocnić efekt.</text:p>
            <text:p/>
            <text:p>Lampa Bliss Vefa posiada gwint na E27. Maksymalny pobór mocy wynosi 50W. Do lampy nie jest dołączone źródło światła. Takowe należy zakupić we własnym zakresie. </text:p>
            <text:p/>
            <text:p>Średnica podstawy: 25 cm</text:p>
            <text:p/>
            <text:p>Długość przewodu z wtyczką: 200 cm</text:p>
            <text:p/>
            <text:p>Średnica klosza: 16 cm</text:p>
            <text:p/>
            <text:p>Całkowita wysokość lampy: 40 cm</text:p>
            <text:p/>
            <text:p>Kolekcja Bliss Vefa świetnie prezentować się będzie zarówno w surowych, przemysłowych wnętrzach, ale również w bardziej klasycznych i stonowanych aranżacjach.</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105_102410_0.jpg, https://www.lampyiswiatlo.pl/media/catalog/product/cache/dc8ebad46b1b99eec05144e062f13606/1/0/8105_102410_0.jpg</text:p>
          </table:table-cell>
          <table:table-cell office:value-type="string" calcext:value-type="string">
            <text:p>Industrialna lampa stołowa trójnóg czarna 40cm - Bliss Vef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308" calcext:value-type="float">
            <text:p>308</text:p>
          </table:table-cell>
          <table:table-cell office:value-type="float" office:value="1" calcext:value-type="float">
            <text:p>1</text:p>
          </table:table-cell>
          <table:table-cell office:value-type="string" calcext:value-type="string">
            <text:p>Klasyczna lampa stołowa chrom czarny klosz - Ann-Kathrin 3</text:p>
          </table:table-cell>
          <table:table-cell office:value-type="string" calcext:value-type="string">
            <text:p>Lampy stołowe</text:p>
          </table:table-cell>
          <table:table-cell office:value-type="float" office:value="985" calcext:value-type="float">
            <text:p>9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17797" calcext:value-type="float">
            <text:p>8718881017797</text:p>
          </table:table-cell>
          <table:table-cell table:number-columns-repeated="9"/>
          <table:table-cell office:value-type="float" office:value="41" calcext:value-type="float">
            <text:p>41</text:p>
          </table:table-cell>
          <table:table-cell table:number-columns-repeated="3"/>
          <table:table-cell office:value-type="string" calcext:value-type="string">
            <text:p>both</text:p>
          </table:table-cell>
          <table:table-cell table:number-columns-repeated="4"/>
          <table:table-cell office:value-type="string" calcext:value-type="string">
            <text:p>Lampa stołowa Ann-Kathrin oznacza się ponadczasową klasyką okraszoną nowoczesnym wdziękiem. Pięknie wykonane ramiona, przyozdobione dekoracyjnymi elementami całkowicie wpisują się w założenia stylu glamour.</text:p>
            <text:p/>
            <text:p>Średnica podstawy: 21 cm</text:p>
            <text:p/>
            <text:p>Całkowita wysokość: 66 cm</text:p>
            <text:p/>
            <text:p>Średnica klosza: 40 cm</text:p>
            <text:p/>
            <text:p>Wysokość klosza: 26 cm</text:p>
            <text:p/>
            <text:p>Lampa stołowa Ann-Kathrin posiada 3 ramiona, każde zakończone gwintem na E14. Lampa jest gotowa do podłączenia do instalacji o napięciu 230 V. Maksymalny pobór mocy wynosi 3 x 60W. W komplecie nie ma źródła światła. Takowe należy zakupić we własnym zakresie. </text:p>
            <text:p/>
            <text:p>Aby osiągnąć wspaniały efekt, proponujemy wybrać żarówki w kształcie świec. </text:p>
            <text:p/>
            <text:p>Zmień pokój w salę balową, a mieszkanie w pałac!</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8/9/3003_89402_0.jpg, https://www.lampyiswiatlo.pl/media/catalog/product/cache/dc8ebad46b1b99eec05144e062f13606/8/9/3003_89402_0.jpg</text:p>
          </table:table-cell>
          <table:table-cell office:value-type="string" calcext:value-type="string">
            <text:p>Klasyczna lampa stołowa chrom czarny klosz - Ann-Kathrin 3</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2">
          <table:table-cell office:value-type="float" office:value="309" calcext:value-type="float">
            <text:p>309</text:p>
          </table:table-cell>
          <table:table-cell office:value-type="float" office:value="1" calcext:value-type="float">
            <text:p>1</text:p>
          </table:table-cell>
          <table:table-cell office:value-type="string" calcext:value-type="string">
            <text:p>Nowoczesna lampa stołowa biała - Lofty</text:p>
          </table:table-cell>
          <table:table-cell office:value-type="string" calcext:value-type="string">
            <text:p>Lampy stołowe</text:p>
          </table:table-cell>
          <table:table-cell office:value-type="float" office:value="169" calcext:value-type="float">
            <text:p>1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6235" calcext:value-type="float">
            <text:p>8718881096235</text:p>
          </table:table-cell>
          <table:table-cell table:number-columns-repeated="9"/>
          <table:table-cell office:value-type="float" office:value="74" calcext:value-type="float">
            <text:p>74</text:p>
          </table:table-cell>
          <table:table-cell table:number-columns-repeated="3"/>
          <table:table-cell office:value-type="string" calcext:value-type="string">
            <text:p>both</text:p>
          </table:table-cell>
          <table:table-cell table:number-columns-repeated="4"/>
          <table:table-cell office:value-type="string" calcext:value-type="string">
            <text:p>Kolekcja Lofty przeznaczona jest dla osób, które cenią sobie klasykę w nowoczesnym wydaniu.</text:p>
            <text:p/>
            <text:p>Złote wnętrze klosza sprawia, że emitowane światło jest  przyjemne i delikatne. </text:p>
            <text:p/>
            <text:p>Całkowita wysokość: 32 cm</text:p>
            <text:p/>
            <text:p>Wysokość klosza: 15 cm</text:p>
            <text:p/>
            <text:p>Średnica klosza: 16 cm</text:p>
            <text:p/>
            <text:p>Średnica podstawy: 19 cm.</text:p>
            <text:p/>
            <text:p>Długość kabla z wtyczką: 235 cm</text:p>
            <text:p/>
            <text:p>Lampa jest gotowa do podłączenia do instalacji o napięciu 230 V. Maksymalny pobór mocy wynosi 40W. W komplecie nie ma źródła światła. Takowe należy zakupić we własnym zakresie. Lampa wyposażona jest w gwint na E14. </text:p>
            <text:p/>
            <text:p>Lampa stołowa Lofty będzie cudownym uzupełnieniem Twojej domowej aranżacji!</text:p>
            <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018_98299_0.jpg, https://www.lampyiswiatlo.pl/media/catalog/product/cache/dc8ebad46b1b99eec05144e062f13606/9/8/9018_98299_0.jpg</text:p>
          </table:table-cell>
          <table:table-cell office:value-type="string" calcext:value-type="string">
            <text:p>Nowoczesna lampa stołowa biała - Loft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310" calcext:value-type="float">
            <text:p>310</text:p>
          </table:table-cell>
          <table:table-cell office:value-type="float" office:value="1" calcext:value-type="float">
            <text:p>1</text:p>
          </table:table-cell>
          <table:table-cell office:value-type="string" calcext:value-type="string">
            <text:p>Nowoczesna lampa stołowa brąz zawiera LED - Disco</text:p>
          </table:table-cell>
          <table:table-cell office:value-type="string" calcext:value-type="string">
            <text:p>Lampy stołow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2972" calcext:value-type="float">
            <text:p>8718881052972</text:p>
          </table:table-cell>
          <table:table-cell table:number-columns-repeated="9"/>
          <table:table-cell office:value-type="float" office:value="136" calcext:value-type="float">
            <text:p>136</text:p>
          </table:table-cell>
          <table:table-cell table:number-columns-repeated="3"/>
          <table:table-cell office:value-type="string" calcext:value-type="string">
            <text:p>both</text:p>
          </table:table-cell>
          <table:table-cell table:number-columns-repeated="4"/>
          <table:table-cell office:value-type="string" calcext:value-type="string">
            <text:p>Brązowa lampa stołowa Disco to idealny wybór dla każdego miłośnika minimalistycznych i nowoczesnych wzorów! </text:p>
            <text:p/>
            <text:p>Średnica podstawy: 18 cm</text:p>
            <text:p/>
            <text:p>Całkowita wysokość lampy: 40 cm</text:p>
            <text:p/>
            <text:p>Długość kabla: 185 cm</text:p>
            <text:p/>
            <text:p>Średnica lampy: 22 cm</text:p>
            <text:p/>
            <text:p>Lampa Disco została wyposażona w zintegrowane źródło światła LED, które emituje światło o barwie ciepło białej (2700K) na poziomie 1700 lumenów! Wbudowany moduł LED gwarantuje 30 000 godzin świecenia. </text:p>
            <text:p/>
            <text:p>Dioda LED posiada klasę energetyczną A++.</text:p>
            <text:p> </text:p>
            <text:p>Lampa jest ściemniana, co pozwala dostosować natężenie światła do indywidualnych potrzeb. </text:p>
            <text:p/>
            <text:p>Emitowane światło tworzy przyjemną atmosferę. Lampa Disco będzie prawdziwą ozdobą Twojego dom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6941_93505_0.jpg, https://www.lampyiswiatlo.pl/media/catalog/product/cache/dc8ebad46b1b99eec05144e062f13606/9/3/6941_93505_0.jpg</text:p>
          </table:table-cell>
          <table:table-cell office:value-type="string" calcext:value-type="string">
            <text:p>Nowoczesna lampa stołowa brąz zawiera LED - Disc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311" calcext:value-type="float">
            <text:p>311</text:p>
          </table:table-cell>
          <table:table-cell office:value-type="float" office:value="1" calcext:value-type="float">
            <text:p>1</text:p>
          </table:table-cell>
          <table:table-cell office:value-type="string" calcext:value-type="string">
            <text:p>Vintage lampa stołowa złota 3-źródła światła - Botanica</text:p>
          </table:table-cell>
          <table:table-cell office:value-type="string" calcext:value-type="string">
            <text:p>Lampy stołowe</text:p>
          </table:table-cell>
          <table:table-cell office:value-type="float" office:value="679" calcext:value-type="float">
            <text:p>67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1952" calcext:value-type="float">
            <text:p>8718881111952</text:p>
          </table:table-cell>
          <table:table-cell table:number-columns-repeated="9"/>
          <table:table-cell office:value-type="float" office:value="74" calcext:value-type="float">
            <text:p>74</text:p>
          </table:table-cell>
          <table:table-cell table:number-columns-repeated="3"/>
          <table:table-cell office:value-type="string" calcext:value-type="string">
            <text:p>both</text:p>
          </table:table-cell>
          <table:table-cell table:number-columns-repeated="4"/>
          <table:table-cell office:value-type="string" calcext:value-type="string">
            <text:p>Lampy z serii Botanica to prawdziwa gratka dla osób, które lubią niecodzienne dodatki. To klasyka osadzona w nowoczesnym designie. </text:p>
            <text:p/>
            <text:p>Lampa stołowa Botanica emituje przyjemne, nastrojowe światło.</text:p>
            <text:p/>
            <text:p>Wysokość: 45 cm</text:p>
            <text:p/>
            <text:p>Średnica podstawy: 20 cm</text:p>
            <text:p/>
            <text:p>Długość przewodu z wtyczką: 190 cm</text:p>
            <text:p/>
            <text:p>Lampa jest gotowa do podłączenia do instalacji o napięciu 230 V. Maksymalny pobór mocy wynosi 3 x 40W. W komplecie nie ma źródła światła. Takowe należy zakupić we własnym zakresie. Lampa wyposażona jest w 3 gwinty na E14. </text:p>
            <text:p/>
            <text:p>Lampa stołowa Botanica świetnie sprawdzi się się jako oświetlenie pośrednie do salonu, przedpokoju czy sypialni.</text:p>
            <text:p/>
            <text:p>Sprawdź pozostałe lampy z serii Botanica!</text:p>
            <text:p/>
          </table:table-cell>
          <table:table-cell office:value-type="string" calcext:value-type="string">
            <text:p>Organiczny</text:p>
          </table:table-cell>
          <table:table-cell office:value-type="string" calcext:value-type="string">
            <text:p>Meta title-Organiczny</text:p>
          </table:table-cell>
          <table:table-cell office:value-type="string" calcext:value-type="string">
            <text:p>Meta keywords-Organiczny</text:p>
          </table:table-cell>
          <table:table-cell office:value-type="string" calcext:value-type="string">
            <text:p>Meta description-Organi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166_102768_0.jpg, https://www.lampyiswiatlo.pl/media/catalog/product/cache/dc8ebad46b1b99eec05144e062f13606/1/0/4166_102768_0.jpg</text:p>
          </table:table-cell>
          <table:table-cell office:value-type="string" calcext:value-type="string">
            <text:p>Vintage lampa stołowa złota 3-źródła światła - Botanic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4">
          <table:table-cell office:value-type="float" office:value="312" calcext:value-type="float">
            <text:p>312</text:p>
          </table:table-cell>
          <table:table-cell office:value-type="float" office:value="1" calcext:value-type="float">
            <text:p>1</text:p>
          </table:table-cell>
          <table:table-cell office:value-type="string" calcext:value-type="string">
            <text:p>Designerska lampa stołowa czarna szkło bursztynowe - Qara</text:p>
          </table:table-cell>
          <table:table-cell office:value-type="string" calcext:value-type="string">
            <text:p>Lampy stołowe</text:p>
          </table:table-cell>
          <table:table-cell office:value-type="float" office:value="499" calcext:value-type="float">
            <text:p>4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7320" calcext:value-type="float">
            <text:p>8718881107320</text:p>
          </table:table-cell>
          <table:table-cell table:number-columns-repeated="9"/>
          <table:table-cell office:value-type="float" office:value="89" calcext:value-type="float">
            <text:p>89</text:p>
          </table:table-cell>
          <table:table-cell table:number-columns-repeated="3"/>
          <table:table-cell office:value-type="string" calcext:value-type="string">
            <text:p>both</text:p>
          </table:table-cell>
          <table:table-cell table:number-columns-repeated="4"/>
          <table:table-cell office:value-type="string" calcext:value-type="string">
            <text:p>Miłośnicy minimalizmu zapewne zachwycą się naszą kolekcją lamp Qara. </text:p>
            <text:p/>
            <text:p>Bursztynowy odcień szkła sprawia, że emitowane światło jest ciepłe i przytulne.</text:p>
            <text:p/>
            <text:p>Polecamy zastosować dekoracyjną żarówkę, aby wzmocnić efekt.</text:p>
            <text:p/>
            <text:p>Lampa stołowa Qara wyposażona jest w gwint na E27. Maksymalny pobór mocy wynosi 60W. Do lampy nie jest dołączone źródło światła. Takowe musisz zakupić we własnym zakresie. </text:p>
            <text:p/>
            <text:p>Średnica podstawy: 9.5 cm</text:p>
            <text:p/>
            <text:p>Wysokość: 35 cm</text:p>
            <text:p/>
            <text:p>Średnica klosza: 25 cm</text:p>
            <text:p/>
            <text:p>Wysokość klosza: 27 cm</text:p>
            <text:p/>
            <text:p>Długość kabla z wtyczką: 200 cm</text:p>
            <text:p/>
            <text:p>Lampa stołowa Qara świetnie prezentować się będzie nie tylko w klasycznych, stonowanych aranżacjach, ale również jako przełamanie w tych bardziej industrialnych.</text:p>
            <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302_102204_0.jpg, https://www.lampyiswiatlo.pl/media/catalog/product/cache/dc8ebad46b1b99eec05144e062f13606/1/0/7302_102204_0.jpg</text:p>
          </table:table-cell>
          <table:table-cell office:value-type="string" calcext:value-type="string">
            <text:p>Designerska lampa stołowa czarna szkło bursztynowe - Qa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13" calcext:value-type="float">
            <text:p>313</text:p>
          </table:table-cell>
          <table:table-cell office:value-type="float" office:value="1" calcext:value-type="float">
            <text:p>1</text:p>
          </table:table-cell>
          <table:table-cell office:value-type="string" calcext:value-type="string">
            <text:p>Klasyczna lampa stołowa mosiężna bez klosza - Simplo</text:p>
          </table:table-cell>
          <table:table-cell office:value-type="string" calcext:value-type="string">
            <text:p>Lampy stołow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5081" calcext:value-type="float">
            <text:p>8718881105081</text:p>
          </table:table-cell>
          <table:table-cell table:number-columns-repeated="9"/>
          <table:table-cell office:value-type="float" office:value="144" calcext:value-type="float">
            <text:p>144</text:p>
          </table:table-cell>
          <table:table-cell table:number-columns-repeated="3"/>
          <table:table-cell office:value-type="string" calcext:value-type="string">
            <text:p>both</text:p>
          </table:table-cell>
          <table:table-cell table:number-columns-repeated="4"/>
          <table:table-cell office:value-type="string" calcext:value-type="string">
            <text:p>Lubisz w domu coś klasycznego? W takim razie ta lampa stołowa Simplo to naprawdę coś dla Ciebie! Jest dostępny bez klosza, dzięki czemu możesz samodzielnie skomponować swoją lampę. Ponieważ to Simplo jest wykończone w chłodnym mosiężnym kolorze, masz kilka opcji. Możesz zdecydować się na elegancki kaptur w kolorze białym lub czarnym albo na efektowny kaptur z kwiatowym nadrukiem. Ta lampa stołowa ma wysokość 39,5 cm, podstawa ma średnicę 14 cm. Produkt dostarczany jest z kablem o długości 200 cm. Lampa jest dostarczana bez źródła światła: wybierz więc dekoracyjne źródło światła, które pasuje do oprawy E27 (maks. 40 Watt). Lampa jest również ściemniana za pomocą zewnętrznego ściemniacza. Uzupełnij swoje wnętrze naszym Simplo.</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6983_99139_0.jpg, https://www.lampyiswiatlo.pl/media/catalog/product/cache/dc8ebad46b1b99eec05144e062f13606/9/9/6983_99139_0.jpg</text:p>
          </table:table-cell>
          <table:table-cell office:value-type="string" calcext:value-type="string">
            <text:p>Klasyczna lampa stołowa mosiężna bez klosza - Simp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314" calcext:value-type="float">
            <text:p>314</text:p>
          </table:table-cell>
          <table:table-cell office:value-type="float" office:value="1" calcext:value-type="float">
            <text:p>1</text:p>
          </table:table-cell>
          <table:table-cell office:value-type="string" calcext:value-type="string">
            <text:p>Klasyczna lampa bankierka brąz zielone szkło - Banker</text:p>
          </table:table-cell>
          <table:table-cell office:value-type="string" calcext:value-type="string">
            <text:p>Lampy stołowe</text:p>
          </table:table-cell>
          <table:table-cell office:value-type="float" office:value="449" calcext:value-type="float">
            <text:p>4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02229" calcext:value-type="float">
            <text:p>8718881002229</text:p>
          </table:table-cell>
          <table:table-cell table:number-columns-repeated="9"/>
          <table:table-cell office:value-type="float" office:value="52" calcext:value-type="float">
            <text:p>52</text:p>
          </table:table-cell>
          <table:table-cell table:number-columns-repeated="3"/>
          <table:table-cell office:value-type="string" calcext:value-type="string">
            <text:p>both</text:p>
          </table:table-cell>
          <table:table-cell table:number-columns-repeated="4"/>
          <table:table-cell office:value-type="string" calcext:value-type="string">
            <text:p>Prawdziwy klasyk w naszej ofercie: lampa notarialna inaczej zwaną bankierką! </text:p>
            <text:p>Połączenie brązu i zieleni jest ponadczasowe.</text:p>
            <text:p/>
            <text:p>Średnica podstawy: 15 cm</text:p>
            <text:p/>
            <text:p>Wysokość: 35 cm</text:p>
            <text:p/>
            <text:p>Długość klosza: 22 cm</text:p>
            <text:p/>
            <text:p>Wysokość klosza: 8 cm</text:p>
            <text:p/>
            <text:p>Długość kabla z wtyczką: 185 cm</text:p>
            <text:p/>
            <text:p>Lampa jest gotowa do podłączenia do instalacji o napięciu 230 V. Maksymalny pobór mocy wynosi 60W. W komplecie nie ma źródła światła. Takowe należy zakupić we własnym zakresie. Lampa wyposażona jest w gwint na E27. </text:p>
            <text:p/>
            <text:p>Szklane lampy są ponadczasowe i świetnie odnajdą się w każdej aranżacji.</text:p>
            <text:p/>
            <text:p>Z lampą Banker Twoje biurko nabierze szyku!</text:p>
            <text:p/>
          </table:table-cell>
          <table:table-cell office:value-type="string" calcext:value-type="string">
            <text:p>Oblongue, Okrągły</text:p>
          </table:table-cell>
          <table:table-cell office:value-type="string" calcext:value-type="string">
            <text:p>Meta title-Oblongue, Okrągły</text:p>
          </table:table-cell>
          <table:table-cell office:value-type="string" calcext:value-type="string">
            <text:p>Meta keywords-Oblongue, Okrągły</text:p>
          </table:table-cell>
          <table:table-cell office:value-type="string" calcext:value-type="string">
            <text:p>Meta description-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4/4/1843_44191_0.jpg, https://www.lampyiswiatlo.pl/media/catalog/product/cache/dc8ebad46b1b99eec05144e062f13606/4/4/1843_44191_0.jpg</text:p>
          </table:table-cell>
          <table:table-cell office:value-type="string" calcext:value-type="string">
            <text:p>Klasyczna lampa bankierka brąz zielone szkło - Banke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15" calcext:value-type="float">
            <text:p>315</text:p>
          </table:table-cell>
          <table:table-cell office:value-type="float" office:value="1" calcext:value-type="float">
            <text:p>1</text:p>
          </table:table-cell>
          <table:table-cell office:value-type="string" calcext:value-type="string">
            <text:p>Komplet czarna lampa stołowa i podłogowa z kloszem - Pip</text:p>
          </table:table-cell>
          <table:table-cell office:value-type="string" calcext:value-type="string">
            <text:p>Lampy stołowe</text:p>
          </table:table-cell>
          <table:table-cell office:value-type="float" office:value="865" calcext:value-type="float">
            <text:p>86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7578" calcext:value-type="float">
            <text:p>8718881087578</text:p>
          </table:table-cell>
          <table:table-cell table:number-columns-repeated="9"/>
          <table:table-cell office:value-type="float" office:value="143" calcext:value-type="float">
            <text:p>143</text:p>
          </table:table-cell>
          <table:table-cell table:number-columns-repeated="3"/>
          <table:table-cell office:value-type="string" calcext:value-type="string">
            <text:p>both</text:p>
          </table:table-cell>
          <table:table-cell table:number-columns-repeated="4"/>
          <table:table-cell office:value-type="string" calcext:value-type="string">
            <text:p>Super ładne połączenie, czyli ta lampa stołowa i podłogowa Pip. Idealnie pasuje do Twojego biura lub salonu. Czarny kolor z drewnianymi nogami nadaje Twojemu domowi nowoczesny, miękki wygląd. <text:s/>Lampa podłogowa ma wysokość 155 cm i ma 70 cm długości. Lampa stołowa (na przykład ładna na biurku) ma 56 cm wysokości, a klosz ma średnicę 30 cm. <text:s/>Lampy można ściemniać (ściemniacz nie wchodzi w skład zestawu), aby stworzyć przytulną atmosferę w domu. Obie lampy mają dużą oprawkę E27 i są dostarczane bez źródeł światła, więc upewnij się, że nadal je zamawiasz. <text:s/>Rozjaśnij swój dom dzięki tej lampie podłogowej i stołowej Pip!</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7845_97344_0.jpg, https://www.lampyiswiatlo.pl/media/catalog/product/cache/dc8ebad46b1b99eec05144e062f13606/9/7/7845_97344_0.jpg</text:p>
          </table:table-cell>
          <table:table-cell office:value-type="string" calcext:value-type="string">
            <text:p>Komplet czarna lampa stołowa i podłogowa z kloszem - Pip</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16" calcext:value-type="float">
            <text:p>316</text:p>
          </table:table-cell>
          <table:table-cell office:value-type="float" office:value="1" calcext:value-type="float">
            <text:p>1</text:p>
          </table:table-cell>
          <table:table-cell office:value-type="string" calcext:value-type="string">
            <text:p>Przemysłowa lampa stołowa czarna z drewnem - Woodi</text:p>
          </table:table-cell>
          <table:table-cell office:value-type="string" calcext:value-type="string">
            <text:p>Lampy stołow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3658" calcext:value-type="float">
            <text:p>8718881053658</text:p>
          </table:table-cell>
          <table:table-cell table:number-columns-repeated="9"/>
          <table:table-cell office:value-type="float" office:value="45" calcext:value-type="float">
            <text:p>45</text:p>
          </table:table-cell>
          <table:table-cell table:number-columns-repeated="3"/>
          <table:table-cell office:value-type="string" calcext:value-type="string">
            <text:p>both</text:p>
          </table:table-cell>
          <table:table-cell table:number-columns-repeated="4"/>
          <table:table-cell office:value-type="string" calcext:value-type="string">
            <text:p>Lampa przemysłowa z domieszką kraju. To najlepszy sposób na opisanie lampy stołowej Woodi. Lampa jest pięknie dopracowana. Jest tak praktyczny, jak piękny! Lampa stołowa ma zawiasową konstrukcję, dzięki czemu można wycelować ramię i pozwolić, aby światło świeciło tam, gdzie jest potrzebne. Lampa stołowa jest ściemnialna za pomocą zewnętrznego ściemniacza (ściemniacz nie wchodzi w skład zestawu). Lampa jest dość duża jak na lampę stołową, dzięki czemu przyciąga wzrok. <text:s/>Niech twoja lampa stołowa Woodi zabłyśnie źródłem światła E14 (maks. 40 Watt); można to zamówić osobno. Drewniane detale sprawiają, że lampa ta jest wyjątkowa i całkowicie wykończona! <text:s/>Lampa ma minimalną wysokość 36 cm i maksymalną wysokość 52 cm, długość 15,5 i szerokość 30 cm. Podstawa ma średnicę 15,5 cm. Wykończ swoje wnętrze lampą stołową Woodi.</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8808_93573_0.jpg, https://www.lampyiswiatlo.pl/media/catalog/product/cache/dc8ebad46b1b99eec05144e062f13606/9/3/8808_93573_0.jpg</text:p>
          </table:table-cell>
          <table:table-cell office:value-type="string" calcext:value-type="string">
            <text:p>Przemysłowa lampa stołowa czarna z drewnem - Wood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317" calcext:value-type="float">
            <text:p>317</text:p>
          </table:table-cell>
          <table:table-cell office:value-type="float" office:value="1" calcext:value-type="float">
            <text:p>1</text:p>
          </table:table-cell>
          <table:table-cell office:value-type="string" calcext:value-type="string">
            <text:p>Lampa stołowa art deco czarna przydymione szkło - Athens</text:p>
          </table:table-cell>
          <table:table-cell office:value-type="string" calcext:value-type="string">
            <text:p>Lampy stołow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5660" calcext:value-type="float">
            <text:p>8718881115660</text:p>
          </table:table-cell>
          <table:table-cell table:number-columns-repeated="9"/>
          <table:table-cell office:value-type="float" office:value="83" calcext:value-type="float">
            <text:p>83</text:p>
          </table:table-cell>
          <table:table-cell table:number-columns-repeated="3"/>
          <table:table-cell office:value-type="string" calcext:value-type="string">
            <text:p>both</text:p>
          </table:table-cell>
          <table:table-cell table:number-columns-repeated="4"/>
          <table:table-cell office:value-type="string" calcext:value-type="string">
            <text:p>Elegancka lampa stołowa Athens idealnie wpasowuje się zarówno w styl klasyczny jak i nowoczesny. Ponadto, połączenie czerni i przydymionego szkła nadaje lampie szyku. </text:p>
            <text:p/>
            <text:p>Średnica podstawy: 10 cm</text:p>
            <text:p/>
            <text:p>Wysokość: 13 cm</text:p>
            <text:p/>
            <text:p>Średnica klosza: 10 cm</text:p>
            <text:p/>
            <text:p>Długość kabla z wtyczką: 200 cm</text:p>
            <text:p/>
            <text:p>Lampa jest gotowa do podłączenia do instalacji o napięciu 230 V. Maksymalny pobór mocy wynosi 28W. W komplecie nie ma źródła światła. Takowe należy zakupić we własnym zakresie. Lampa wyposażona jest w gwint na G9.</text:p>
            <text:p/>
            <text:p>Lampa stołowa Athens sprawi, że Twoje wnętrze nabierze charakteru. Świetnie sprawdzi się w salonie, sypialni lub w przedpokoju.</text:p>
            <text:p/>
            <text:p>W serii Athens znajdziesz bogaty wybór lamp!</text:p>
            <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708_103124_0.jpg, https://www.lampyiswiatlo.pl/media/catalog/product/cache/dc8ebad46b1b99eec05144e062f13606/1/0/1708_103124_0.jpg</text:p>
          </table:table-cell>
          <table:table-cell office:value-type="string" calcext:value-type="string">
            <text:p>Lampa stołowa art deco czarna przydymione szkło - Athen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18" calcext:value-type="float">
            <text:p>318</text:p>
          </table:table-cell>
          <table:table-cell office:value-type="float" office:value="1" calcext:value-type="float">
            <text:p>1</text:p>
          </table:table-cell>
          <table:table-cell office:value-type="string" calcext:value-type="string">
            <text:p>Orientalna lampa stołowa złota z zielonymi frędzlami - Fringle</text:p>
          </table:table-cell>
          <table:table-cell office:value-type="string" calcext:value-type="string">
            <text:p>Lampy stołowe</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8852" calcext:value-type="float">
            <text:p>8718881118852</text:p>
          </table:table-cell>
          <table:table-cell table:number-columns-repeated="9"/>
          <table:table-cell office:value-type="float" office:value="70" calcext:value-type="float">
            <text:p>70</text:p>
          </table:table-cell>
          <table:table-cell table:number-columns-repeated="3"/>
          <table:table-cell office:value-type="string" calcext:value-type="string">
            <text:p>both</text:p>
          </table:table-cell>
          <table:table-cell table:number-columns-repeated="4"/>
          <table:table-cell office:value-type="string" calcext:value-type="string">
            <text:p>Rozświetl swoje wnętrze orientalną lampą stołową Fringle! Zielone frędzle na tej lampie naprawdę nadają lampie zabawny efekt. Lampa ma wysokość 45 cm i średnicę 20 cm. Podstawa ma wysokość 3 cm i średnicę 15 cm. Ze źródłem światła E14 o mocy do 25 W. Możesz przyciemnić tę lampę za pomocą zewnętrznego ściemniacza. Uwaga: źródło światła i ściemniacz nie są dołączone. W Twoim orientalnym wnętrzu ta lampa jest prawdziwym dodatkiem i doskonale sprawdza się jako nastrojowe oświetlenie w Twoim salonie lub jako lampka nocna. Nie czekaj dłużej i zacznij korzystać z tej fantastycznej lampy stołowej!</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670_103484_0.jpg, https://www.lampyiswiatlo.pl/media/catalog/product/cache/dc8ebad46b1b99eec05144e062f13606/1/0/4670_103484_0.jpg</text:p>
          </table:table-cell>
          <table:table-cell office:value-type="string" calcext:value-type="string">
            <text:p>Orientalna lampa stołowa złota z zielonymi frędzlami - Fringl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319" calcext:value-type="float">
            <text:p>319</text:p>
          </table:table-cell>
          <table:table-cell office:value-type="float" office:value="1" calcext:value-type="float">
            <text:p>1</text:p>
          </table:table-cell>
          <table:table-cell office:value-type="string" calcext:value-type="string">
            <text:p>Industrialna lampa stołowa czarna ze złotym wnętrzem - Magna</text:p>
          </table:table-cell>
          <table:table-cell office:value-type="string" calcext:value-type="string">
            <text:p>Lampy stołowe</text:p>
          </table:table-cell>
          <table:table-cell office:value-type="float" office:value="865" calcext:value-type="float">
            <text:p>86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0172" calcext:value-type="float">
            <text:p>8718881090172</text:p>
          </table:table-cell>
          <table:table-cell table:number-columns-repeated="9"/>
          <table:table-cell office:value-type="float" office:value="121" calcext:value-type="float">
            <text:p>121</text:p>
          </table:table-cell>
          <table:table-cell table:number-columns-repeated="3"/>
          <table:table-cell office:value-type="string" calcext:value-type="string">
            <text:p>both</text:p>
          </table:table-cell>
          <table:table-cell table:number-columns-repeated="4"/>
          <table:table-cell office:value-type="string" calcext:value-type="string">
            <text:p>Lampa stołowa Magna będzie nie tylko praktycznym dodatkiem emitującymi nastrojowe światło, ale również ozdobą każdego pomieszczenia.</text:p>
            <text:p> </text:p>
            <text:p>Przecierane złote wnętrze klosza sprawia, że emitowane światło jest ciepłe i nastrojowe.</text:p>
            <text:p> </text:p>
            <text:p>Klosz jest regulowany, więc możesz skierować światło tam, gdzie chcesz.</text:p>
            <text:p> </text:p>
            <text:p>Całkowita wysokość: 42 cm</text:p>
            <text:p> </text:p>
            <text:p>Średnica klosza: 35 cm</text:p>
            <text:p> </text:p>
            <text:p>Długość przewodu z wtyczką: 200 cm</text:p>
            <text:p> </text:p>
            <text:p>Średnica podstawy: 30 cm</text:p>
            <text:p> </text:p>
            <text:p>Lampa jest gotowa do podłączenia do instalacji o napięciu 230V. W komplecie nie ma źródła światła. Takowe należy zakupić we własnym zakresie. Lampa wyposażona jest w gwint na E27 o maksymalnym poborze mocy do 60W. </text:p>
            <text:p> </text:p>
            <text:p>Kolekcja Magna to synonim powabu i szyku.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2496_97587_0.jpg, https://www.lampyiswiatlo.pl/media/catalog/product/cache/dc8ebad46b1b99eec05144e062f13606/9/7/2496_97587_0.jpg</text:p>
          </table:table-cell>
          <table:table-cell office:value-type="string" calcext:value-type="string">
            <text:p>Industrialna lampa stołowa czarna ze złotym wnętrzem - Mag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320" calcext:value-type="float">
            <text:p>320</text:p>
          </table:table-cell>
          <table:table-cell office:value-type="float" office:value="1" calcext:value-type="float">
            <text:p>1</text:p>
          </table:table-cell>
          <table:table-cell office:value-type="string" calcext:value-type="string">
            <text:p>Lampa stołowa regulowana złota/mosiądz klosz welurowy różowy 25cm - Parte</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0406" calcext:value-type="float">
            <text:p>8718881100406</text:p>
          </table:table-cell>
          <table:table-cell table:number-columns-repeated="9"/>
          <table:table-cell office:value-type="float" office:value="150" calcext:value-type="float">
            <text:p>150</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welurowy klosz nadaje lampie elegancji i ponadczasowego charakteru, a złote wnętrze sprawia, że emitowane światło jest ciepłe i nastrojowe.</text:p>
            <text:p/>
            <text:p>Wysokość regulowana w zakresie (bez klosza): 59-74 cm</text:p>
            <text:p/>
            <text:p>Wysokość regulowana w zakresie (z kloszem): 45-61 cm</text:p>
            <text:p/>
            <text:p>Średnica podstawy: 14 cm</text:p>
            <text:p/>
            <text:p>Średnica klosza: 25 cm</text:p>
            <text:p/>
            <text:p>Wysokość klosza: 25 cm</text:p>
            <text:p/>
            <text:p>Długość kabla z wtyczką: 18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6724_98537_0.jpg, https://www.lampyiswiatlo.pl/media/catalog/product/cache/dc8ebad46b1b99eec05144e062f13606/9/8/6724_98537_0.jpg</text:p>
          </table:table-cell>
          <table:table-cell office:value-type="string" calcext:value-type="string">
            <text:p>Lampa stołowa regulowana złota/mosiądz klosz welurowy różowy 25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321" calcext:value-type="float">
            <text:p>321</text:p>
          </table:table-cell>
          <table:table-cell office:value-type="float" office:value="1" calcext:value-type="float">
            <text:p>1</text:p>
          </table:table-cell>
          <table:table-cell office:value-type="string" calcext:value-type="string">
            <text:p>Orientalna lampa stołowa 32 cm - Baloo</text:p>
          </table:table-cell>
          <table:table-cell office:value-type="string" calcext:value-type="string">
            <text:p>Lampy stołowe</text:p>
          </table:table-cell>
          <table:table-cell office:value-type="float" office:value="499" calcext:value-type="float">
            <text:p>4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7744" calcext:value-type="float">
            <text:p>8718881097744</text:p>
          </table:table-cell>
          <table:table-cell table:number-columns-repeated="9"/>
          <table:table-cell office:value-type="float" office:value="34" calcext:value-type="float">
            <text:p>34</text:p>
          </table:table-cell>
          <table:table-cell table:number-columns-repeated="3"/>
          <table:table-cell office:value-type="string" calcext:value-type="string">
            <text:p>both</text:p>
          </table:table-cell>
          <table:table-cell table:number-columns-repeated="4"/>
          <table:table-cell office:value-type="string" calcext:value-type="string">
            <text:p>Lampa stołowa Baloo to prawdziwa gratka dla osób, które pragną stworzyć w swoim domu wyjątkową atmosferę. Wypustki w lampie, przepuszczając światło, tworzą przepiękną grę światła i cienia. </text:p>
            <text:p/>
            <text:p>Lampa stołowa Baloo to klasyka osadzana w nowoczesnym designie. </text:p>
            <text:p/>
            <text:p>Średnica podstawy: 15.5 cm</text:p>
            <text:p/>
            <text:p>Średnica: 32 cm</text:p>
            <text:p/>
            <text:p>Wysokość: 32 cm</text:p>
            <text:p/>
            <text:p>Długość kabla z wtyczką: 200 cm</text:p>
            <text:p/>
            <text:p>Lampa jest gotowa do podłączenia do instalacji o napięciu 230 V. Maksymalny pobór mocy wynosi 40W. W komplecie nie ma źródła światła. Takowe należy zakupić we własnym zakresie. Lampa wyposażona jest w gwint na E27. </text:p>
            <text:p/>
            <text:p>Lampa Baloo będzie pięknym dodatkiem w Twojej domowej aranżacji. </text:p>
            <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8716_98402_0.jpg, https://www.lampyiswiatlo.pl/media/catalog/product/cache/dc8ebad46b1b99eec05144e062f13606/9/8/8716_98402_0.jpg</text:p>
          </table:table-cell>
          <table:table-cell office:value-type="string" calcext:value-type="string">
            <text:p>Orientalna lampa stołowa 32 cm - Balo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322" calcext:value-type="float">
            <text:p>322</text:p>
          </table:table-cell>
          <table:table-cell office:value-type="float" office:value="1" calcext:value-type="float">
            <text:p>1</text:p>
          </table:table-cell>
          <table:table-cell office:value-type="string" calcext:value-type="string">
            <text:p>Klasyczna lampa stołowa brąz klosz kremowy - Taula</text:p>
          </table:table-cell>
          <table:table-cell office:value-type="string" calcext:value-type="string">
            <text:p>Lampy stołowe</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146" calcext:value-type="float">
            <text:p>8718881110146</text:p>
          </table:table-cell>
          <table:table-cell table:number-columns-repeated="9"/>
          <table:table-cell office:value-type="float" office:value="136" calcext:value-type="float">
            <text:p>136</text:p>
          </table:table-cell>
          <table:table-cell table:number-columns-repeated="3"/>
          <table:table-cell office:value-type="string" calcext:value-type="string">
            <text:p>both</text:p>
          </table:table-cell>
          <table:table-cell table:number-columns-repeated="4"/>
          <table:table-cell office:value-type="string" calcext:value-type="string">
            <text:p>Lampy z kolekcji Taula są synonimem przytulności i klasycznej elegancji. </text:p>
            <text:p/>
            <text:p>Wysokość z kloszem: 72.5 cm</text:p>
            <text:p/>
            <text:p>Średnica podstawy: 17 cm</text:p>
            <text:p/>
            <text:p>Średnica klosza (u dołu): 40 cm</text:p>
            <text:p/>
            <text:p>Wysokość klosza: 29 cm</text:p>
            <text:p/>
            <text:p>Długość kabla z wtyczką: 160 cm</text:p>
            <text:p/>
            <text:p>Lampa jest gotowa do podłączenia do instalacji o napięciu 230 V. Maksymalny pobór mocy wynosi 60W. W komplecie nie ma źródła światła. Takowe należy zakupić we własnym zakresie. Lampa wyposażona jest w gwint na E27. </text:p>
            <text:p/>
            <text:p>Lampa stołowa Taula jest nie tylko funkcjonalna, ale i bardzo dekoracyjna. Ożywi i dynamizuje każdą przestrzeń.</text:p>
          </table:table-cell>
          <table:table-cell office:value-type="string" calcext:value-type="string">
            <text:p>okrągły / ścięty stożek</text:p>
          </table:table-cell>
          <table:table-cell office:value-type="string" calcext:value-type="string">
            <text:p>Meta title-okrągły / ścięty stożek</text:p>
          </table:table-cell>
          <table:table-cell office:value-type="string" calcext:value-type="string">
            <text:p>Meta keywords-okrągły / ścięty stożek</text:p>
          </table:table-cell>
          <table:table-cell office:value-type="string" calcext:value-type="string">
            <text:p>Meta description-okrągły / ścięty stożek</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235_102535_0.jpg, https://www.lampyiswiatlo.pl/media/catalog/product/cache/dc8ebad46b1b99eec05144e062f13606/1/0/3235_102535_0.jpg</text:p>
          </table:table-cell>
          <table:table-cell office:value-type="string" calcext:value-type="string">
            <text:p>Klasyczna lampa stołowa brąz klosz kremowy - Taul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23" calcext:value-type="float">
            <text:p>323</text:p>
          </table:table-cell>
          <table:table-cell office:value-type="float" office:value="1" calcext:value-type="float">
            <text:p>1</text:p>
          </table:table-cell>
          <table:table-cell office:value-type="string" calcext:value-type="string">
            <text:p>Designerska lampa stołowa szara z diodą LED i bezprzewodową ładowarką - Don</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2316" calcext:value-type="float">
            <text:p>8718881122316</text:p>
          </table:table-cell>
          <table:table-cell table:number-columns-repeated="9"/>
          <table:table-cell office:value-type="float" office:value="61" calcext:value-type="float">
            <text:p>61</text:p>
          </table:table-cell>
          <table:table-cell table:number-columns-repeated="3"/>
          <table:table-cell office:value-type="string" calcext:value-type="string">
            <text:p>both</text:p>
          </table:table-cell>
          <table:table-cell table:number-columns-repeated="4"/>
          <table:table-cell office:value-type="string" calcext:value-type="string">
            <text:p>Ta wielofunkcyjna lampa stołowa to prawdziwy must-have na Twoim biurku. Zapewnia nie tylko przyjemne oświetlenie, ale jest także bezprzewodową ładowarką do (wybranych) smartfonów. Super poręczny! Lampa stołowa wykonana jest z aluminium z dodatkiem tworzywa sztucznego i zachowuje swój oryginalny aluminiowy kolor. Ma wysokość 80 cm, długość 58 cm i szerokość 20 cm. Ramię jest regulowane, dzięki czemu możesz określić, gdzie świeci oświetlenie. Dolna część ramienia ma długość 40 cm, a górna 32 cm. Punkt świetlny ma średnicę 17 cm. Stopa ma średnicę 20 cm. Don jest dostarczany z przewodem (130 cm) i wtyczką. Lampa stołowa posiada zintegrowane oświetlenie LED o strumieniu świetlnym 600 lumenów i 3000 - 6000 kelwinów. Daje dużo białego światła. Oświetlenie można również ściemniać za pomocą przycisków na podstawie. Oświetlenie trwa średnio 25 000 godzin świecenia. Idealna lampa stołowa do biura, w gabinecie lub podczas czytania gazety. I to podczas ładowania telefonu. Don jest dokładnie tym, czego potrzebujesz!</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702_103914_0.jpg, https://www.lampyiswiatlo.pl/media/catalog/product/cache/dc8ebad46b1b99eec05144e062f13606/1/0/5702_103914_0.jpg</text:p>
          </table:table-cell>
          <table:table-cell office:value-type="string" calcext:value-type="string">
            <text:p>Designerska lampa stołowa szara z diodą LED i bezprzewodową ładowarką - Do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24" calcext:value-type="float">
            <text:p>324</text:p>
          </table:table-cell>
          <table:table-cell office:value-type="float" office:value="1" calcext:value-type="float">
            <text:p>1</text:p>
          </table:table-cell>
          <table:table-cell office:value-type="string" calcext:value-type="string">
            <text:p>Nowoczesna lampa stołowa czarna ze szkłem dymnym - Maly</text:p>
          </table:table-cell>
          <table:table-cell office:value-type="string" calcext:value-type="string">
            <text:p>Lampy stołow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2737" calcext:value-type="float">
            <text:p>8718881112737</text:p>
          </table:table-cell>
          <table:table-cell table:number-columns-repeated="9"/>
          <table:table-cell office:value-type="float" office:value="71" calcext:value-type="float">
            <text:p>71</text:p>
          </table:table-cell>
          <table:table-cell table:number-columns-repeated="3"/>
          <table:table-cell office:value-type="string" calcext:value-type="string">
            <text:p>both</text:p>
          </table:table-cell>
          <table:table-cell table:number-columns-repeated="4"/>
          <table:table-cell office:value-type="string" calcext:value-type="string">
            <text:p>Ta lampa stołowa Maly wygląda jak mała latarnia na Twoim stole lub kredensie i dzięki temu od razu tworzy wspaniałą atmosferę! Dzięki czarnemu wykończeniu i przydymionemu szkłu klosza lampa ta natychmiast nada Twojemu domowi nowoczesny charakter! Lampa ma 55 cm wysokości, 27,5 cm długości i 20 cm szerokości. Podstawa ma średnicę 18 cm. Uzupełnij tę lampę stołową pięknym źródłem światła E27 o mocy do 25 watów. Źródło światła nie jest wliczone w cenę. Jeśli chcesz przyciemnić tę lampę, możesz to zrobić za pomocą zewnętrznego ściemniacza, ale nie jest to dołączone. Do lampy dołączony jest przewód z wtyczką (200 cm). Nadaj swojemu wnętrzu nowoczesny wygląd dzięki lampie stołowej Maly! Zwróć uwagę! Maska tych produktów jest uszkodzona. Dlatego lampy Maly są obecnie wyjątkowo tanie w sklepi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360_102920_0.jpg, https://www.lampyiswiatlo.pl/media/catalog/product/cache/dc8ebad46b1b99eec05144e062f13606/1/0/4360_102920_0.jpg</text:p>
          </table:table-cell>
          <table:table-cell office:value-type="string" calcext:value-type="string">
            <text:p>Nowoczesna lampa stołowa czarna ze szkłem dymnym - Mal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325" calcext:value-type="float">
            <text:p>325</text:p>
          </table:table-cell>
          <table:table-cell office:value-type="float" office:value="1" calcext:value-type="float">
            <text:p>1</text:p>
          </table:table-cell>
          <table:table-cell office:value-type="string" calcext:value-type="string">
            <text:p>Lampa stołowa stal klosz biały 32cm - Simplo</text:p>
          </table:table-cell>
          <table:table-cell office:value-type="string" calcext:value-type="string">
            <text:p>Lampy stołowe</text:p>
          </table:table-cell>
          <table:table-cell office:value-type="float" office:value="355" calcext:value-type="float">
            <text:p>35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7443" calcext:value-type="float">
            <text:p>8718881107443</text:p>
          </table:table-cell>
          <table:table-cell table:number-columns-repeated="9"/>
          <table:table-cell office:value-type="float" office:value="79" calcext:value-type="float">
            <text:p>79</text:p>
          </table:table-cell>
          <table:table-cell table:number-columns-repeated="3"/>
          <table:table-cell office:value-type="string" calcext:value-type="string">
            <text:p>both</text:p>
          </table:table-cell>
          <table:table-cell table:number-columns-repeated="4"/>
          <table:table-cell office:value-type="string" calcext:value-type="string">
            <text:p>Lubisz klasykę w nowoczesnym wydaniu? W takim razie kolekcja lamp Simplo jest stworzona właśnie z myślą o Tobie!</text:p>
            <text:p/>
            <text:p>Klasyczny klosz nadaje lampie elegancji i ponadczasowego charakteru.</text:p>
            <text:p/>
            <text:p>Całkowita wysokość: 52.5 cm</text:p>
            <text:p/>
            <text:p>Wysokość (bez klosza): 39.5 cm</text:p>
            <text:p/>
            <text:p>Średnica podstawy: 14 cm</text:p>
            <text:p/>
            <text:p>Długość kabla z wtyczką: 200 cm</text:p>
            <text:p/>
            <text:p>Średnica klosza: 32 cm</text:p>
            <text:p/>
            <text:p>Wysokość klosza: 18 cm</text:p>
            <text:p/>
            <text:p>Lampa jest gotowa do podłączenia do instalacji o napięciu 230 V. Maksymalny pobór mocy wynosi 60W. W komplecie nie ma źródła światła. Takowe należy zakupić we własnym zakresie. Lampa wyposażona jest w gwint na E27. </text:p>
            <text:p/>
            <text:p>Simplo to doskonała propozycja lampy stołowej dla osób gustujących w nowoczesnych minimalistycznych wnętrzach.</text:p>
          </table:table-cell>
          <table:table-cell office:value-type="string" calcext:value-type="string">
            <text:p>okrągły / ścięty stożek</text:p>
          </table:table-cell>
          <table:table-cell office:value-type="string" calcext:value-type="string">
            <text:p>Meta title-okrągły / ścięty stożek</text:p>
          </table:table-cell>
          <table:table-cell office:value-type="string" calcext:value-type="string">
            <text:p>Meta keywords-okrągły / ścięty stożek</text:p>
          </table:table-cell>
          <table:table-cell office:value-type="string" calcext:value-type="string">
            <text:p>Meta description-okrągły / ścięty stożek</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630_102167_0.jpg, https://www.lampyiswiatlo.pl/media/catalog/product/cache/dc8ebad46b1b99eec05144e062f13606/1/0/9630_102167_0.jpg</text:p>
          </table:table-cell>
          <table:table-cell office:value-type="string" calcext:value-type="string">
            <text:p>Lampa stołowa stal klosz biały 32cm - Simp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26" calcext:value-type="float">
            <text:p>326</text:p>
          </table:table-cell>
          <table:table-cell office:value-type="float" office:value="1" calcext:value-type="float">
            <text:p>1</text:p>
          </table:table-cell>
          <table:table-cell office:value-type="string" calcext:value-type="string">
            <text:p>Designerska lampa stołowa czarna mleczne szkło 33 cm - Hero</text:p>
          </table:table-cell>
          <table:table-cell office:value-type="string" calcext:value-type="string">
            <text:p>Lampy stołowe</text:p>
          </table:table-cell>
          <table:table-cell office:value-type="float" office:value="535" calcext:value-type="float">
            <text:p>53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3025" calcext:value-type="float">
            <text:p>8718881103025</text:p>
          </table:table-cell>
          <table:table-cell table:number-columns-repeated="9"/>
          <table:table-cell office:value-type="float" office:value="110" calcext:value-type="float">
            <text:p>110</text:p>
          </table:table-cell>
          <table:table-cell table:number-columns-repeated="3"/>
          <table:table-cell office:value-type="string" calcext:value-type="string">
            <text:p>both</text:p>
          </table:table-cell>
          <table:table-cell table:number-columns-repeated="4"/>
          <table:table-cell office:value-type="string" calcext:value-type="string">
            <text:p>Nasz bohater to szczególna designerska lampa stołowa. Dzięki białemu opalowemu żebrowanemu szkłu lampa ta zapewnia doskonałe miękkie światło. Musisz zamówić źródło światła E27 o maksymalnej mocy 60 watów. Lampę można również przyciemnić zewnętrznym ściemniaczem, aby stworzyć idealną atmosferę. <text:s/>Zwróć uwagę na tego Bohatera: dzięki tej lampie pod oprawą są przymocowane dwa kołki, które musisz umieścić, aby prawidłowo zabezpieczyć szklany klosz. Te szpilki ostatecznie znikają w masce. <text:s/>Dzięki wysokości 30 cm i średnicy 33 cm Hero jest lampą stołową o idealnych rozmiarach. Na przykład możesz użyć go na stole do jadalni, biurku, stoliku do kawy lub stoliku nocnym jako lampki do czytania! Lampa jest dostarczana z przewodem i wtyczką o długości 180 cm, dzięki czemu można ją łatwo włączyć / wyłączyć. Pobierz teraz ten kreator atmosfery i dopełnij wnętrz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5306_98889_0.jpg, https://www.lampyiswiatlo.pl/media/catalog/product/cache/dc8ebad46b1b99eec05144e062f13606/9/8/5306_98889_0.jpg</text:p>
          </table:table-cell>
          <table:table-cell office:value-type="string" calcext:value-type="string">
            <text:p>Designerska lampa stołowa czarna mleczne szkło 33 cm - Her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27" calcext:value-type="float">
            <text:p>327</text:p>
          </table:table-cell>
          <table:table-cell office:value-type="float" office:value="1" calcext:value-type="float">
            <text:p>1</text:p>
          </table:table-cell>
          <table:table-cell office:value-type="string" calcext:value-type="string">
            <text:p>Przemysłowa lampa stołowa czarna ze złotem regulowana 39,2 cm - Magnax</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9843" calcext:value-type="float">
            <text:p>8718881109843</text:p>
          </table:table-cell>
          <table:table-cell table:number-columns-repeated="9"/>
          <table:table-cell office:value-type="float" office:value="94" calcext:value-type="float">
            <text:p>94</text:p>
          </table:table-cell>
          <table:table-cell table:number-columns-repeated="3"/>
          <table:table-cell office:value-type="string" calcext:value-type="string">
            <text:p>both</text:p>
          </table:table-cell>
          <table:table-cell table:number-columns-repeated="4"/>
          <table:table-cell office:value-type="string" calcext:value-type="string">
            <text:p>Lampa stołowa Magnax przyciąga wzrok do Twojego domu! Na zewnątrz czarny, wewnątrz złoty, tworząc przytulny efekt świetlny w salonie lub sypialni. Lampa ma wysokość 39,2 cm, długość 40,5 cm i szerokość 35 cm. Klosz ma średnicę 35 cm i wysokość 15 cm. Podstawa ma średnicę 10 cm. Upewnij się, że masz ładne źródło światła w oprawie, aby lampa wychodziła jeszcze lepiej! Źródło światła musi mieć oprawę E27 (maks. 60 W), aby pasowało do oprawy. <text:s/>Możesz wyregulować Magnax przy kapturze, aby określić, gdzie światło powinno świecić w pomieszczeniu. Bardzo przydatne! <text:s/>Aby stworzyć dodatkową atmosferę, możesz podłączyć lampę do ściemniacza, nie jest to dołączone. Ten artykuł jest dostarczany ze sznurkiem (160 cm). Stylowy dodatek do Twojego domu? Czek!</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437_102507_0.jpg, https://www.lampyiswiatlo.pl/media/catalog/product/cache/dc8ebad46b1b99eec05144e062f13606/1/0/3437_102507_0.jpg</text:p>
          </table:table-cell>
          <table:table-cell office:value-type="string" calcext:value-type="string">
            <text:p>Przemysłowa lampa stołowa czarna ze złotem regulowana 39,2 cm - Magnax</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328" calcext:value-type="float">
            <text:p>328</text:p>
          </table:table-cell>
          <table:table-cell office:value-type="float" office:value="1" calcext:value-type="float">
            <text:p>1</text:p>
          </table:table-cell>
          <table:table-cell office:value-type="string" calcext:value-type="string">
            <text:p>Lampa stołowa regulowana złota/mosiądz klosz welurowy niebieski 25cm - Parte</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0376" calcext:value-type="float">
            <text:p>8718881100376</text:p>
          </table:table-cell>
          <table:table-cell table:number-columns-repeated="9"/>
          <table:table-cell office:value-type="float" office:value="112" calcext:value-type="float">
            <text:p>112</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welurowy klosz nadaje lampie elegancji i ponadczasowego charakteru, a złote wnętrze sprawia, że emitowane światło jest ciepłe i nastrojowe.</text:p>
            <text:p/>
            <text:p>Wysokość regulowana w zakresie (bez klosza): 59-74 cm</text:p>
            <text:p/>
            <text:p>Wysokość regulowana w zakresie (z kloszem): 45-61 cm</text:p>
            <text:p/>
            <text:p>Średnica podstawy: 14 cm</text:p>
            <text:p/>
            <text:p>Średnica klosza: 25 cm</text:p>
            <text:p/>
            <text:p>Wysokość klosza: 25 cm</text:p>
            <text:p/>
            <text:p>Długość kabla z wtyczką: 18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1013_98534_0.jpg, https://www.lampyiswiatlo.pl/media/catalog/product/cache/dc8ebad46b1b99eec05144e062f13606/9/8/1013_98534_0.jpg</text:p>
          </table:table-cell>
          <table:table-cell office:value-type="string" calcext:value-type="string">
            <text:p>Lampa stołowa regulowana złota/mosiądz klosz welurowy niebieski 25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29" calcext:value-type="float">
            <text:p>329</text:p>
          </table:table-cell>
          <table:table-cell office:value-type="float" office:value="1" calcext:value-type="float">
            <text:p>1</text:p>
          </table:table-cell>
          <table:table-cell office:value-type="string" calcext:value-type="string">
            <text:p>Lampa stołowa vintage czarna - Dier Tre</text:p>
          </table:table-cell>
          <table:table-cell office:value-type="string" calcext:value-type="string">
            <text:p>Lampy stołow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1210" calcext:value-type="float">
            <text:p>8718881121210</text:p>
          </table:table-cell>
          <table:table-cell table:number-columns-repeated="9"/>
          <table:table-cell office:value-type="float" office:value="53" calcext:value-type="float">
            <text:p>53</text:p>
          </table:table-cell>
          <table:table-cell table:number-columns-repeated="3"/>
          <table:table-cell office:value-type="string" calcext:value-type="string">
            <text:p>both</text:p>
          </table:table-cell>
          <table:table-cell table:number-columns-repeated="4"/>
          <table:table-cell office:value-type="string" calcext:value-type="string">
            <text:p>Dier tre to lampa stołowa vintage dla miłośników zwierząt. Trapez w kształcie zwierząt sprawia, że jest to wyjątkowa lampa! Wykonany jest z aluminium z tworzywem sztucznym i stali. Ponieważ jest wykończona w kolorze czarnym, ta lampa stołowa idealnie pasuje do salonu, biura czy sypialni. Bardzo dobrze sprawdzi się również w pokoju dziecięcym z motywem zwierzęcym lub dżungli. Lampa ma wysokość 42 cm, długość 17 cm i szerokość 11 cm. Stopa ma wysokość 2,5 cm, długość 17 cm i szerokość 11 cm. Dier tre jest dostarczany z przewodem (200 cm) i wtyczką. Wykończ lampę stołową źródłem światła z oprawką E27 (maks. 25 Watt). Nie zapomnij zamówić ich osobno. Lampa jest ściemniana za pomocą zewnętrznego ściemniacza, którego nie ma w zestawie. Rozjaśnij swoje wnętrze lampą stołową Dier tre!</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558_103808_0.jpg, https://www.lampyiswiatlo.pl/media/catalog/product/cache/dc8ebad46b1b99eec05144e062f13606/1/0/6558_103808_0.jpg</text:p>
          </table:table-cell>
          <table:table-cell office:value-type="string" calcext:value-type="string">
            <text:p>Lampa stołowa vintage czarna - Dier Tr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330" calcext:value-type="float">
            <text:p>330</text:p>
          </table:table-cell>
          <table:table-cell office:value-type="float" office:value="1" calcext:value-type="float">
            <text:p>1</text:p>
          </table:table-cell>
          <table:table-cell office:value-type="string" calcext:value-type="string">
            <text:p>Klasyczna lampa bankierka złota mleczne szkło - Banker</text:p>
          </table:table-cell>
          <table:table-cell office:value-type="string" calcext:value-type="string">
            <text:p>Lampy stołowe</text:p>
          </table:table-cell>
          <table:table-cell office:value-type="float" office:value="449" calcext:value-type="float">
            <text:p>4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399" calcext:value-type="float">
            <text:p>8718881110399</text:p>
          </table:table-cell>
          <table:table-cell table:number-columns-repeated="9"/>
          <table:table-cell office:value-type="float" office:value="114" calcext:value-type="float">
            <text:p>114</text:p>
          </table:table-cell>
          <table:table-cell table:number-columns-repeated="3"/>
          <table:table-cell office:value-type="string" calcext:value-type="string">
            <text:p>both</text:p>
          </table:table-cell>
          <table:table-cell table:number-columns-repeated="4"/>
          <table:table-cell office:value-type="string" calcext:value-type="string">
            <text:p>Prawdziwy klasyk w naszej ofercie: lampa notarialna inaczej zwaną bankierką! </text:p>
            <text:p/>
            <text:p>Wysokość: 34.5 cm</text:p>
            <text:p/>
            <text:p>Długość klosza: 26.5 cm</text:p>
            <text:p/>
            <text:p>Długość kabla z wtyczką: 160 cm</text:p>
            <text:p/>
            <text:p>Lampa jest gotowa do podłączenia do instalacji o napięciu 230 V. Maksymalny pobór mocy wynosi 60W. W komplecie nie ma źródła światła. Takowe należy zakupić we własnym zakresie. Lampa wyposażona jest w gwint na E27. </text:p>
            <text:p/>
            <text:p>Szklane lampy są ponadczasowe i świetnie odnajdą się w każdej aranżacji.</text:p>
            <text:p/>
            <text:p>Z lampą Banker Twoje biurko nabierze szyku!</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930_102603_0.jpg, https://www.lampyiswiatlo.pl/media/catalog/product/cache/dc8ebad46b1b99eec05144e062f13606/1/0/9930_102603_0.jpg</text:p>
          </table:table-cell>
          <table:table-cell office:value-type="string" calcext:value-type="string">
            <text:p>Klasyczna lampa bankierka złota mleczne szkło - Banke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31" calcext:value-type="float">
            <text:p>331</text:p>
          </table:table-cell>
          <table:table-cell office:value-type="float" office:value="1" calcext:value-type="float">
            <text:p>1</text:p>
          </table:table-cell>
          <table:table-cell office:value-type="string" calcext:value-type="string">
            <text:p>Vintage lampa stołowa złota zawiera LED dotykowa - Bauhaus</text:p>
          </table:table-cell>
          <table:table-cell office:value-type="string" calcext:value-type="string">
            <text:p>Lampy stołowe</text:p>
          </table:table-cell>
          <table:table-cell office:value-type="float" office:value="349" calcext:value-type="float">
            <text:p>3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373103" calcext:value-type="float">
            <text:p>4017807373103</text:p>
          </table:table-cell>
          <table:table-cell table:number-columns-repeated="9"/>
          <table:table-cell office:value-type="float" office:value="80" calcext:value-type="float">
            <text:p>80</text:p>
          </table:table-cell>
          <table:table-cell table:number-columns-repeated="3"/>
          <table:table-cell office:value-type="string" calcext:value-type="string">
            <text:p>both</text:p>
          </table:table-cell>
          <table:table-cell table:number-columns-repeated="4"/>
          <table:table-cell office:value-type="string" calcext:value-type="string">
            <text:p>Ta lampa stołowa w stylu vintage wydaje się pochodzić z lat 70., ale ma udogodnienia tego wieku. Rama wykonana jest ze złota w kolorze metalu, a klosz jest z białego mlecznego szkła. Daje to tej lampie rozproszone, wygodne światło. Lampę można przyciemnić w czterech krokach za pomocą dotyku, co sprawia, że lampa jest super łatwa jako lampa nocna lub lampa stołowa na szafce. Prosty klasyczny design o wysokiej wartości w stylu vintage. Piękny design klasyki i przedmiot sam w sobie, dzięki czemu jest niezbędny dla entuzjastów. <text:s/>Lampa ma wysokość 38,5 cm. Klosz ma średnicę 19 cm i wysokość 12 cm. Podstawa ma średnicę 15 cm. Sznur ma długość 140 cm. Lampa ma zintegrowane źródło światła LED o mocy 4 W, 350 lumenów, 3000 kelwinów i 20000 godzin świecenia. <text:s/>Wprowadź atmosferę do domu dzięki lampie stołowej Bauhaus</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5489_97713_0.jpg, https://www.lampyiswiatlo.pl/media/catalog/product/cache/dc8ebad46b1b99eec05144e062f13606/9/7/5489_97713_0.jpg</text:p>
          </table:table-cell>
          <table:table-cell office:value-type="string" calcext:value-type="string">
            <text:p>Vintage lampa stołowa złota zawiera LED dotykowa - Bauhau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332" calcext:value-type="float">
            <text:p>332</text:p>
          </table:table-cell>
          <table:table-cell office:value-type="float" office:value="1" calcext:value-type="float">
            <text:p>1</text:p>
          </table:table-cell>
          <table:table-cell office:value-type="string" calcext:value-type="string">
            <text:p>Lampa stołowa art deco czarna przydymione szkło 2-źródła światła - Athens</text:p>
          </table:table-cell>
          <table:table-cell office:value-type="string" calcext:value-type="string">
            <text:p>Lampy stołowe</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5677" calcext:value-type="float">
            <text:p>8718881115677</text:p>
          </table:table-cell>
          <table:table-cell table:number-columns-repeated="9"/>
          <table:table-cell office:value-type="float" office:value="69" calcext:value-type="float">
            <text:p>69</text:p>
          </table:table-cell>
          <table:table-cell table:number-columns-repeated="3"/>
          <table:table-cell office:value-type="string" calcext:value-type="string">
            <text:p>both</text:p>
          </table:table-cell>
          <table:table-cell table:number-columns-repeated="4"/>
          <table:table-cell office:value-type="string" calcext:value-type="string">
            <text:p>Elegancka lampa stołowa Athens idealnie wpasowuje się zarówno w styl klasyczny jak i nowoczesny. Ponadto, połączenie czerni i przydymionego szkła nadaje lampie szyku. </text:p>
            <text:p/>
            <text:p>Średnica podstawy: 15 cm</text:p>
            <text:p/>
            <text:p>Wysokość: 48 cm</text:p>
            <text:p/>
            <text:p>Średnica klosza: 10 cm</text:p>
            <text:p/>
            <text:p>Długość kabla z wtyczką: 200 cm</text:p>
            <text:p/>
            <text:p>Lampa jest gotowa do podłączenia do instalacji o napięciu 230 V. Maksymalny pobór mocy wynosi 2 x 28W. W komplecie nie ma źródła światła. Takowe należy zakupić we własnym zakresie. Lampa wyposażona jest w 2 gwinty na G9.</text:p>
            <text:p/>
            <text:p>Lampa stołowa Athens sprawi, że Twoje wnętrze nabierze charakteru. Świetnie sprawdzi się w salonie, sypialni lub w przedpokoju.</text:p>
            <text:p/>
            <text:p>W serii Athens znajdziesz bogaty wybór lamp!</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382_103125_0.jpg, https://www.lampyiswiatlo.pl/media/catalog/product/cache/dc8ebad46b1b99eec05144e062f13606/1/0/1382_103125_0.jpg</text:p>
          </table:table-cell>
          <table:table-cell office:value-type="string" calcext:value-type="string">
            <text:p>Lampa stołowa art deco czarna przydymione szkło 2-źródła światła - Athen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333" calcext:value-type="float">
            <text:p>333</text:p>
          </table:table-cell>
          <table:table-cell office:value-type="float" office:value="1" calcext:value-type="float">
            <text:p>1</text:p>
          </table:table-cell>
          <table:table-cell office:value-type="string" calcext:value-type="string">
            <text:p>Klasyczna lampa bankierka złota przydymione szkło - Banker</text:p>
          </table:table-cell>
          <table:table-cell office:value-type="string" calcext:value-type="string">
            <text:p>Lampy stołowe</text:p>
          </table:table-cell>
          <table:table-cell office:value-type="float" office:value="449" calcext:value-type="float">
            <text:p>4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382" calcext:value-type="float">
            <text:p>8718881110382</text:p>
          </table:table-cell>
          <table:table-cell table:number-columns-repeated="9"/>
          <table:table-cell office:value-type="float" office:value="83" calcext:value-type="float">
            <text:p>83</text:p>
          </table:table-cell>
          <table:table-cell table:number-columns-repeated="3"/>
          <table:table-cell office:value-type="string" calcext:value-type="string">
            <text:p>both</text:p>
          </table:table-cell>
          <table:table-cell table:number-columns-repeated="4"/>
          <table:table-cell office:value-type="string" calcext:value-type="string">
            <text:p>Prawdziwy klasyk w naszej ofercie: lampa notarialna inaczej zwaną bankierką! </text:p>
            <text:p/>
            <text:p>Wysokość: 34.5 cm</text:p>
            <text:p/>
            <text:p>Długość klosza: 26.5 cm</text:p>
            <text:p/>
            <text:p>Długość kabla z wtyczką: 160 cm</text:p>
            <text:p/>
            <text:p>Lampa jest gotowa do podłączenia do instalacji o napięciu 230 V. Maksymalny pobór mocy wynosi 60W. W komplecie nie ma źródła światła. Takowe należy zakupić we własnym zakresie. Lampa wyposażona jest w gwint na E27. </text:p>
            <text:p/>
            <text:p>Szklane lampy są ponadczasowe i świetnie odnajdą się w każdej aranżacji.</text:p>
            <text:p/>
            <text:p>Z lampą Banker Twoje biurko nabierze szyku!</text:p>
            <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744_102602_0.jpg, https://www.lampyiswiatlo.pl/media/catalog/product/cache/dc8ebad46b1b99eec05144e062f13606/1/0/7744_102602_0.jpg</text:p>
          </table:table-cell>
          <table:table-cell office:value-type="string" calcext:value-type="string">
            <text:p>Klasyczna lampa bankierka złota przydymione szkło - Banke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334" calcext:value-type="float">
            <text:p>334</text:p>
          </table:table-cell>
          <table:table-cell office:value-type="float" office:value="1" calcext:value-type="float">
            <text:p>1</text:p>
          </table:table-cell>
          <table:table-cell office:value-type="string" calcext:value-type="string">
            <text:p>Orientalna lampa stołowa złota 19 cm - Mowgli</text:p>
          </table:table-cell>
          <table:table-cell office:value-type="string" calcext:value-type="string">
            <text:p>Lampy stołowe</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7683" calcext:value-type="float">
            <text:p>8718881097683</text:p>
          </table:table-cell>
          <table:table-cell table:number-columns-repeated="9"/>
          <table:table-cell office:value-type="float" office:value="112" calcext:value-type="float">
            <text:p>112</text:p>
          </table:table-cell>
          <table:table-cell table:number-columns-repeated="3"/>
          <table:table-cell office:value-type="string" calcext:value-type="string">
            <text:p>both</text:p>
          </table:table-cell>
          <table:table-cell table:number-columns-repeated="4"/>
          <table:table-cell office:value-type="string" calcext:value-type="string">
            <text:p>Lampa stołowa Mowgli to prawdziwa gratka dla osób, które pragną stworzyć w swoim domu wyjątkową atmosferę. Wypustki w lampie, przepuszczając światło, tworzą przepiękną grę światła i cienia. </text:p>
            <text:p/>
            <text:p>Lampa stołowa Mowgli to klasyka osadzana w nowoczesnym designie. </text:p>
            <text:p/>
            <text:p>Średnica podstawy: 13.5 cm</text:p>
            <text:p/>
            <text:p>Średnica lampy: 19 cm</text:p>
            <text:p/>
            <text:p>Wysokość: 28 cm</text:p>
            <text:p/>
            <text:p>Długość kabla z wtyczką: 200 cm</text:p>
            <text:p/>
            <text:p>Lampa jest gotowa do podłączenia do instalacji o napięciu 230 V. Maksymalny pobór mocy wynosi 40W. W komplecie nie ma źródła światła. Takowe należy zakupić we własnym zakresie. Lampa wyposażona jest w gwint na E27. </text:p>
            <text:p/>
            <text:p>Lampa Mowgli będzie pięknym dodatkiem w Twojej domowej aranżacji. </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8656_98396_0.jpg, https://www.lampyiswiatlo.pl/media/catalog/product/cache/dc8ebad46b1b99eec05144e062f13606/9/8/8656_98396_0.jpg</text:p>
          </table:table-cell>
          <table:table-cell office:value-type="string" calcext:value-type="string">
            <text:p>Orientalna lampa stołowa złota 19 cm - Mowgl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335" calcext:value-type="float">
            <text:p>335</text:p>
          </table:table-cell>
          <table:table-cell office:value-type="float" office:value="1" calcext:value-type="float">
            <text:p>1</text:p>
          </table:table-cell>
          <table:table-cell office:value-type="string" calcext:value-type="string">
            <text:p>Orientalna lampa stołowa 28,5 cm - Baloo</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7720" calcext:value-type="float">
            <text:p>8718881097720</text:p>
          </table:table-cell>
          <table:table-cell table:number-columns-repeated="9"/>
          <table:table-cell office:value-type="float" office:value="131" calcext:value-type="float">
            <text:p>131</text:p>
          </table:table-cell>
          <table:table-cell table:number-columns-repeated="3"/>
          <table:table-cell office:value-type="string" calcext:value-type="string">
            <text:p>both</text:p>
          </table:table-cell>
          <table:table-cell table:number-columns-repeated="4"/>
          <table:table-cell office:value-type="string" calcext:value-type="string">
            <text:p>Lampa stołowa Baloo to prawdziwa gratka dla osób, które pragną stworzyć w swoim domu wyjątkową atmosferę. Wypustki w lampie, przepuszczając światło, tworzą przepiękną grę światła i cienia. </text:p>
            <text:p/>
            <text:p>Lampa stołowa Baloo to klasyka osadzana w nowoczesnym designie. </text:p>
            <text:p/>
            <text:p>Średnica podstawy: 14 cm</text:p>
            <text:p/>
            <text:p>Wysokość: 25 cm</text:p>
            <text:p/>
            <text:p>Długość kabla z wtyczką: 200 cm</text:p>
            <text:p/>
            <text:p>Lampa jest gotowa do podłączenia do instalacji o napięciu 230 V. Maksymalny pobór mocy wynosi 40W. W komplecie nie ma źródła światła. Takowe należy zakupić we własnym zakresie. Lampa wyposażona jest w gwint na E27. </text:p>
            <text:p/>
            <text:p>Lampa Baloo będzie pięknym dodatkiem w Twojej domowej aranżacji. </text:p>
            <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8318_98400_0.jpg, https://www.lampyiswiatlo.pl/media/catalog/product/cache/dc8ebad46b1b99eec05144e062f13606/9/8/8318_98400_0.jpg</text:p>
          </table:table-cell>
          <table:table-cell office:value-type="string" calcext:value-type="string">
            <text:p>Orientalna lampa stołowa 28,5 cm - Balo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36" calcext:value-type="float">
            <text:p>336</text:p>
          </table:table-cell>
          <table:table-cell office:value-type="float" office:value="1" calcext:value-type="float">
            <text:p>1</text:p>
          </table:table-cell>
          <table:table-cell office:value-type="string" calcext:value-type="string">
            <text:p>Lampa stołowa czarna wraz z kalendarzem i ściemniaczem dotykowym - Axel</text:p>
          </table:table-cell>
          <table:table-cell office:value-type="string" calcext:value-type="string">
            <text:p>Lampy stołowe</text:p>
          </table:table-cell>
          <table:table-cell office:value-type="float" office:value="365" calcext:value-type="float">
            <text:p>36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12248310571" calcext:value-type="float">
            <text:p>4012248310571</text:p>
          </table:table-cell>
          <table:table-cell table:number-columns-repeated="9"/>
          <table:table-cell office:value-type="float" office:value="53" calcext:value-type="float">
            <text:p>53</text:p>
          </table:table-cell>
          <table:table-cell table:number-columns-repeated="3"/>
          <table:table-cell office:value-type="string" calcext:value-type="string">
            <text:p>both</text:p>
          </table:table-cell>
          <table:table-cell table:number-columns-repeated="4"/>
          <table:table-cell office:value-type="string" calcext:value-type="string">
            <text:p>Axel to prawdziwa designerska lampa stołowa! Ma całkowitą wysokość 40 cm. Dostarczany jest z przewodem i wtyczką o długości 150 cm. Czarny kolor nadaje mu ponadczasowego charakteru. Lampa posiada wiele funkcji: posiada kalendarz, alarm oraz dotykowy ściemniacz! Możesz przyciemnić lampę do przytulnego światła, tak jak chcesz. Ta lampa to idealna lampka nocna do Twojej sypialni. Lampa posiada niewymienne diody LED (zintegrowane diody LED) i wytrzymuje średnio 35 000 godzin świecenia. 3000 kelwinów i 350 lumenów zapewniają ciepłe, białe światło w Twoim wnętrzu. Uzupełnij swoją sypialnię tym Axelem.</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7237_98172_0.jpg, https://www.lampyiswiatlo.pl/media/catalog/product/cache/dc8ebad46b1b99eec05144e062f13606/9/8/7237_98172_0.jpg</text:p>
          </table:table-cell>
          <table:table-cell office:value-type="string" calcext:value-type="string">
            <text:p>Lampa stołowa czarna wraz z kalendarzem i ściemniaczem dotykowym - Axe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37" calcext:value-type="float">
            <text:p>337</text:p>
          </table:table-cell>
          <table:table-cell office:value-type="float" office:value="1" calcext:value-type="float">
            <text:p>1</text:p>
          </table:table-cell>
          <table:table-cell office:value-type="string" calcext:value-type="string">
            <text:p>Vintage lampa stołowa złota 45 cm statyw - Botanica</text:p>
          </table:table-cell>
          <table:table-cell office:value-type="string" calcext:value-type="string">
            <text:p>Lampy stołowe</text:p>
          </table:table-cell>
          <table:table-cell office:value-type="float" office:value="685" calcext:value-type="float">
            <text:p>6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4210" calcext:value-type="float">
            <text:p>8718881134210</text:p>
          </table:table-cell>
          <table:table-cell table:number-columns-repeated="9"/>
          <table:table-cell office:value-type="float" office:value="40" calcext:value-type="float">
            <text:p>40</text:p>
          </table:table-cell>
          <table:table-cell table:number-columns-repeated="3"/>
          <table:table-cell office:value-type="string" calcext:value-type="string">
            <text:p>both</text:p>
          </table:table-cell>
          <table:table-cell table:number-columns-repeated="4"/>
          <table:table-cell office:value-type="string" calcext:value-type="string">
            <text:p>Wprowadź do swojego domu ciepłą i tropikalną atmosferę dzięki lampie stołowej Botanica! Jej liście sprawią, że wprowadzisz dżunglę do swojego domu. Lampa wykonana jest ze stali i wykończona w kolorze złotym. Botanica ma średnicę 45 cm i wysokość 68 cm. Lampa dostarczana jest z przewodem (190 cm) i wtyczką. Uzupełniasz lampę stołową o źródło światła z oprawą E27 (maks. 60 Watt). Nie zapomnij zamówić ich osobno. Dodaj atmosferę do swojego salonu, gabinetu lub sypialni dzięki Botanica.</text:p>
          </table:table-cell>
          <table:table-cell office:value-type="string" calcext:value-type="string">
            <text:p>Organiczny</text:p>
          </table:table-cell>
          <table:table-cell office:value-type="string" calcext:value-type="string">
            <text:p>Meta title-Organiczny</text:p>
          </table:table-cell>
          <table:table-cell office:value-type="string" calcext:value-type="string">
            <text:p>Meta keywords-Organiczny</text:p>
          </table:table-cell>
          <table:table-cell office:value-type="string" calcext:value-type="string">
            <text:p>Meta description-Organi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780_105093_0.jpg, https://www.lampyiswiatlo.pl/media/catalog/product/cache/dc8ebad46b1b99eec05144e062f13606/1/0/7780_105093_0.jpg</text:p>
          </table:table-cell>
          <table:table-cell office:value-type="string" calcext:value-type="string">
            <text:p>Vintage lampa stołowa złota 45 cm statyw - Botanic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38" calcext:value-type="float">
            <text:p>338</text:p>
          </table:table-cell>
          <table:table-cell office:value-type="float" office:value="1" calcext:value-type="float">
            <text:p>1</text:p>
          </table:table-cell>
          <table:table-cell office:value-type="string" calcext:value-type="string">
            <text:p>Wiejska lampa stołowa z pomarańczowym welurem - łopian</text:p>
          </table:table-cell>
          <table:table-cell office:value-type="string" calcext:value-type="string">
            <text:p>Lampy stołowe</text:p>
          </table:table-cell>
          <table:table-cell office:value-type="float" office:value="1385" calcext:value-type="float">
            <text:p>13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9427" calcext:value-type="float">
            <text:p>8718881099427</text:p>
          </table:table-cell>
          <table:table-cell table:number-columns-repeated="9"/>
          <table:table-cell office:value-type="float" office:value="97" calcext:value-type="float">
            <text:p>97</text:p>
          </table:table-cell>
          <table:table-cell table:number-columns-repeated="3"/>
          <table:table-cell office:value-type="string" calcext:value-type="string">
            <text:p>both</text:p>
          </table:table-cell>
          <table:table-cell table:number-columns-repeated="4"/>
          <table:table-cell office:value-type="string" calcext:value-type="string">
            <text:p>Szukasz krajowej lampy stołowej? Zatem łopian jest naprawdę tym, czego szukasz! Jest pięknie wykończony drewnianą podstawą i welurowym odcieniem „przyprawy dyni”: ciepły pomarańczowy kolor. Ta kombinacja zapewnia ciepło i przytulność w domu! <text:s/>Lampa ma całkowitą wysokość 85 cm, klosz ma średnicę 55 cm. Artykuł jest dostarczany z przewodem i wtyczką, których długość wynosi 180 cm. <text:s/>Lampa jest dostarczana bez źródła światła, więc możesz sam wybrać ładne źródło światła o maksymalnej mocy 40 W. (pasuje do oprawki E27). Możesz to łatwo zamówić w naszym sklepie internetowym. Lampa jest również ściemnialna za pomocą zewnętrznego ściemniacza; określ swoją atmosferę w domu! (ściemniacz nie jest dołączony) <text:s/>Zapewnij wiejski dom przyciągający wzrok w domu lampą stołową Burdock.</text:p>
          </table:table-cell>
          <table:table-cell office:value-type="string" calcext:value-type="string">
            <text:p>Cylindryczny, Okrągły</text:p>
          </table:table-cell>
          <table:table-cell office:value-type="string" calcext:value-type="string">
            <text:p>Meta title-Cylindryczny, Okrągły</text:p>
          </table:table-cell>
          <table:table-cell office:value-type="string" calcext:value-type="string">
            <text:p>Meta keywords-Cylindryczny, Okrągły</text:p>
          </table:table-cell>
          <table:table-cell office:value-type="string" calcext:value-type="string">
            <text:p>Meta description-Cylindryczny,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927_98757_0.jpg, https://www.lampyiswiatlo.pl/media/catalog/product/cache/dc8ebad46b1b99eec05144e062f13606/9/8/9927_98757_0.jpg</text:p>
          </table:table-cell>
          <table:table-cell office:value-type="string" calcext:value-type="string">
            <text:p>Wiejska lampa stołowa z pomarańczowym welurem - łopia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339" calcext:value-type="float">
            <text:p>339</text:p>
          </table:table-cell>
          <table:table-cell office:value-type="float" office:value="1" calcext:value-type="float">
            <text:p>1</text:p>
          </table:table-cell>
          <table:table-cell office:value-type="string" calcext:value-type="string">
            <text:p>Lampa stołowa art deco mosiądz mleczne szkło 45,5 cm - Pallon</text:p>
          </table:table-cell>
          <table:table-cell office:value-type="string" calcext:value-type="string">
            <text:p>Lampy stołow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5135" calcext:value-type="float">
            <text:p>8718881105135</text:p>
          </table:table-cell>
          <table:table-cell table:number-columns-repeated="9"/>
          <table:table-cell office:value-type="float" office:value="125" calcext:value-type="float">
            <text:p>125</text:p>
          </table:table-cell>
          <table:table-cell table:number-columns-repeated="3"/>
          <table:table-cell office:value-type="string" calcext:value-type="string">
            <text:p>both</text:p>
          </table:table-cell>
          <table:table-cell table:number-columns-repeated="4"/>
          <table:table-cell office:value-type="string" calcext:value-type="string">
            <text:p>Lampa stołowa Pallon będzie prawdziwą ozdobą Twojego domu. </text:p>
            <text:p/>
            <text:p>Szklany klosz sprawia, że emitowane światło jest jasne, jednak nie oślepiające. Ponadto warto zauważyć, że szklane lampy nigdy nie wychodzą z mody. Pallon to klasyka osadzana w nowoczesnym designie. </text:p>
            <text:p/>
            <text:p>Średnica klosza: 20 cm</text:p>
            <text:p/>
            <text:p>Wysokość klosza: 20 cm</text:p>
            <text:p/>
            <text:p>Całkowita wysokość lampy: 45.5 cm</text:p>
            <text:p/>
            <text:p>Lampa jest gotowa do podłączenia do instalacji o napięciu 230 V. Maksymalny pobór mocy wynosi 40W. W komplecie nie ma źródła światła. Takowe należy zakupić we własnym zakresie. Lampa wyposażona jest w gwint na E27. </text:p>
            <text:p/>
            <text:p>Dzięki zastosowaniu szkła konstrukcja lampy nabrała lekkości, a elementy w kolorze mosiądzu dodają jej klasy. Świetnie sprawdzi się jako dodatek do sypialni, salonu, czy przedpokoju.</text:p>
            <text:p/>
            <text:p>Sprawdź pozostałe lampy z kolekcji Pallon!</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2302_99144_0.jpg, https://www.lampyiswiatlo.pl/media/catalog/product/cache/dc8ebad46b1b99eec05144e062f13606/9/9/2302_99144_0.jpg</text:p>
          </table:table-cell>
          <table:table-cell office:value-type="string" calcext:value-type="string">
            <text:p>Lampa stołowa art deco mosiądz mleczne szkło 45,5 cm - Pallo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40" calcext:value-type="float">
            <text:p>340</text:p>
          </table:table-cell>
          <table:table-cell office:value-type="float" office:value="1" calcext:value-type="float">
            <text:p>1</text:p>
          </table:table-cell>
          <table:table-cell office:value-type="string" calcext:value-type="string">
            <text:p>Designerska lampa stołowa stal LED dotykowa ściemnialna - Paulina</text:p>
          </table:table-cell>
          <table:table-cell office:value-type="string" calcext:value-type="string">
            <text:p>Lampy stołowe</text:p>
          </table:table-cell>
          <table:table-cell office:value-type="float" office:value="465" calcext:value-type="float">
            <text:p>46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12248285626" calcext:value-type="float">
            <text:p>4012248285626</text:p>
          </table:table-cell>
          <table:table-cell table:number-columns-repeated="9"/>
          <table:table-cell office:value-type="float" office:value="45" calcext:value-type="float">
            <text:p>45</text:p>
          </table:table-cell>
          <table:table-cell table:number-columns-repeated="3"/>
          <table:table-cell office:value-type="string" calcext:value-type="string">
            <text:p>both</text:p>
          </table:table-cell>
          <table:table-cell table:number-columns-repeated="4"/>
          <table:table-cell office:value-type="string" calcext:value-type="string">
            <text:p>Jesteśmy zakochani w tej Paulinie! Super elegancka lampa stołowa, która pasuje do stylowego i eleganckiego wnętrza. Lampa ma całkowitą wysokość 47 cm. Produkt dostarczany jest z przewodem i wtyczką o długości 160 cm. Podstawa lampy ma średnicę 13 cm. Lampa, która wytrzymuje do 20 000 godzin palenia przez długi czas. Ta Paulina ma dwa punkty świetlne ze zintegrowaną diodą LED. Dzięki 580 lumenom i 3000 kelwinów zapewnia jasne, białe światło w całym wnętrzu. Poręczna na przykład jako funkcjonalna lampka do czytania. Możesz go przyciemnić za pomocą ściemniacza dotykowego na urządzeniu. Ma trzy tryby: błyskawicznie przechodzi od funkcjonalnego światła roboczego do nastrojowego oświetlenia! Ciesz się więc Pauliną w każdej sytuacji. Wybierz stylową lampę stołową w swoim biurze lub salonie!</text:p>
          </table:table-cell>
          <table:table-cell office:value-type="string" calcext:value-type="string">
            <text:p>Organiczny</text:p>
          </table:table-cell>
          <table:table-cell office:value-type="string" calcext:value-type="string">
            <text:p>Meta title-Organiczny</text:p>
          </table:table-cell>
          <table:table-cell office:value-type="string" calcext:value-type="string">
            <text:p>Meta keywords-Organiczny</text:p>
          </table:table-cell>
          <table:table-cell office:value-type="string" calcext:value-type="string">
            <text:p>Meta description-Organi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5807_98153_0.jpg, https://www.lampyiswiatlo.pl/media/catalog/product/cache/dc8ebad46b1b99eec05144e062f13606/9/8/5807_98153_0.jpg</text:p>
          </table:table-cell>
          <table:table-cell office:value-type="string" calcext:value-type="string">
            <text:p>Designerska lampa stołowa stal LED dotykowa ściemnialna - Pauli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341" calcext:value-type="float">
            <text:p>341</text:p>
          </table:table-cell>
          <table:table-cell office:value-type="float" office:value="1" calcext:value-type="float">
            <text:p>1</text:p>
          </table:table-cell>
          <table:table-cell office:value-type="string" calcext:value-type="string">
            <text:p>Lampa stołowa art deco brąz LED - Tableau</text:p>
          </table:table-cell>
          <table:table-cell office:value-type="string" calcext:value-type="string">
            <text:p>Lampy stołowe</text:p>
          </table:table-cell>
          <table:table-cell office:value-type="float" office:value="269" calcext:value-type="float">
            <text:p>2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275285" calcext:value-type="float">
            <text:p>4017807275285</text:p>
          </table:table-cell>
          <table:table-cell table:number-columns-repeated="9"/>
          <table:table-cell office:value-type="float" office:value="130" calcext:value-type="float">
            <text:p>130</text:p>
          </table:table-cell>
          <table:table-cell table:number-columns-repeated="3"/>
          <table:table-cell office:value-type="string" calcext:value-type="string">
            <text:p>both</text:p>
          </table:table-cell>
          <table:table-cell table:number-columns-repeated="4"/>
          <table:table-cell office:value-type="string" calcext:value-type="string">
            <text:p>Lampa stołowa Tableau to doskonała propozycja dla osób gustujących w nowoczesnym designie.</text:p>
            <text:p/>
            <text:p>Elastyczne ramię pozwala skierować światło tam, gdzie jest to najbardziej potrzebne.</text:p>
            <text:p/>
            <text:p>Lampa wyposażona została w zintegrowane źródło światła LED, które emituje światło o barwie ciepło białej (3000K) na poziomie 380 lumenów. Dioda ta uzyskała klasę energetyczną A+, co oznacza, że jest nie tylko energooszczędna, ale zapewnia profity i dla Twojego portfela i dla środowiska. Wbudowany moduł LED gwarantuje 20 000 godzin świecenia. </text:p>
            <text:p/>
            <text:p>Ponadto, lampa jest ściemnialna.</text:p>
            <text:p/>
            <text:p>Całkowita wysokość: 38 cm</text:p>
            <text:p/>
            <text:p>Lampa stołowa Tableau będzie nie tylko praktycznym dodatkiem emitującymi funkcjonalne światło, ale również ozdobą każdego pomieszczeni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2/8817_92214_0.jpg, https://www.lampyiswiatlo.pl/media/catalog/product/cache/dc8ebad46b1b99eec05144e062f13606/9/2/8817_92214_0.jpg</text:p>
          </table:table-cell>
          <table:table-cell office:value-type="string" calcext:value-type="string">
            <text:p>Lampa stołowa art deco brąz LED - Tableau</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342" calcext:value-type="float">
            <text:p>342</text:p>
          </table:table-cell>
          <table:table-cell office:value-type="float" office:value="1" calcext:value-type="float">
            <text:p>1</text:p>
          </table:table-cell>
          <table:table-cell office:value-type="string" calcext:value-type="string">
            <text:p>Designerska lampa stołowa czarna klosz welurowy czarno-złoty - Rich</text:p>
          </table:table-cell>
          <table:table-cell office:value-type="string" calcext:value-type="string">
            <text:p>Lampy stołow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674" calcext:value-type="float">
            <text:p>8718881116674</text:p>
          </table:table-cell>
          <table:table-cell table:number-columns-repeated="9"/>
          <table:table-cell office:value-type="float" office:value="120" calcext:value-type="float">
            <text:p>120</text:p>
          </table:table-cell>
          <table:table-cell table:number-columns-repeated="3"/>
          <table:table-cell office:value-type="string" calcext:value-type="string">
            <text:p>both</text:p>
          </table:table-cell>
          <table:table-cell table:number-columns-repeated="4"/>
          <table:table-cell office:value-type="string" calcext:value-type="string">
            <text:p>Klasyczna lampa stołowa Rich składa się z metalowego stelażu i materiałowego klosza na niego nasadzonego. </text:p>
            <text:p/>
            <text:p>Ciekawa konstrukcja i minimalistyczny design sprawiają, że lampa ta jest niezwykle elegancka i pasuje do każdego wnętrzarskiego stylu. </text:p>
            <text:p/>
            <text:p>Średnica: 23.5 cm</text:p>
            <text:p/>
            <text:p>Całkowita wysokość: 48.5 cm</text:p>
            <text:p/>
            <text:p>Średnica klosza: 19.5 cm</text:p>
            <text:p/>
            <text:p>Wysokość klosza: 36 cm</text:p>
            <text:p/>
            <text:p>Długość kabla z wtyczką: 200 cm</text:p>
            <text:p/>
            <text:p>Lampa jest gotowa do podłączenia do instalacji o napięciu 230 V. Maksymalny pobór mocy wynosi 40W. W komplecie nie ma źródła światła. Takowe należy zakupić we własnym zakresie. Lampa wyposażona jest w gwint na E27. </text:p>
            <text:p/>
            <text:p>Lampa Rich z powodzeniem można umiejscowić w ciasnych miejscach, gdzie nie można sobie pozwolić na lampę o większych wymiarach.</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896_103286_0.jpg, https://www.lampyiswiatlo.pl/media/catalog/product/cache/dc8ebad46b1b99eec05144e062f13606/1/0/4896_103286_0.jpg</text:p>
          </table:table-cell>
          <table:table-cell office:value-type="string" calcext:value-type="string">
            <text:p>Designerska lampa stołowa czarna klosz welurowy czarno-złoty - Rich</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43" calcext:value-type="float">
            <text:p>343</text:p>
          </table:table-cell>
          <table:table-cell office:value-type="float" office:value="1" calcext:value-type="float">
            <text:p>1</text:p>
          </table:table-cell>
          <table:table-cell office:value-type="string" calcext:value-type="string">
            <text:p>Nowoczesna lampa stołowa czarna z diodą LED i ściemniaczem dotykowym - Roel</text:p>
          </table:table-cell>
          <table:table-cell office:value-type="string" calcext:value-type="string">
            <text:p>Lampy stołowe</text:p>
          </table:table-cell>
          <table:table-cell office:value-type="float" office:value="435" calcext:value-type="float">
            <text:p>43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12248349434" calcext:value-type="float">
            <text:p>4012248349434</text:p>
          </table:table-cell>
          <table:table-cell table:number-columns-repeated="9"/>
          <table:table-cell office:value-type="float" office:value="139" calcext:value-type="float">
            <text:p>139</text:p>
          </table:table-cell>
          <table:table-cell table:number-columns-repeated="3"/>
          <table:table-cell office:value-type="string" calcext:value-type="string">
            <text:p>both</text:p>
          </table:table-cell>
          <table:table-cell table:number-columns-repeated="4"/>
          <table:table-cell office:value-type="string" calcext:value-type="string">
            <text:p>Roel to ładna nowoczesna lampa stołowa. Idealny do czytania gazety lub dobrej książki! Roel jest czarny i wykonany z aluminium. Ma wysokość 60 cm, długość 31 cm i szerokość 14 cm. Jego stopa ma długość 14 cm. Lampa jest dostarczana z przewodem i wtyczką. Roel jest dostarczany z niewymiennym oświetleniem LED o mocy świetlnej 400 lumenów i 3000 - 5500 kelwinów, jest to idealna lampa stołowa! Średnio Roel wytrzymuje 25 000 godzin palenia. Roel jest łatwy w obsłudze za pomocą ściemniacza dotykowego. Dotykając stopy, przyciemniasz światło lub rozjaśniasz światło. Bardzo przydatne jest również to, że ma wbudowany zegar i termometr. Tej super nowoczesnej i funkcjonalnej lampy stołowej nie powinno zabraknąć w Twoim biurze lub gabinecie!</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045_103798_0.jpg, https://www.lampyiswiatlo.pl/media/catalog/product/cache/dc8ebad46b1b99eec05144e062f13606/1/0/6045_103798_0.jpg</text:p>
          </table:table-cell>
          <table:table-cell office:value-type="string" calcext:value-type="string">
            <text:p>Nowoczesna lampa stołowa czarna z diodą LED i ściemniaczem dotykowym - Roe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44" calcext:value-type="float">
            <text:p>344</text:p>
          </table:table-cell>
          <table:table-cell office:value-type="float" office:value="1" calcext:value-type="float">
            <text:p>1</text:p>
          </table:table-cell>
          <table:table-cell office:value-type="string" calcext:value-type="string">
            <text:p>Wiejska lampa stołowa z drewna bez klosza - łopian</text:p>
          </table:table-cell>
          <table:table-cell office:value-type="string" calcext:value-type="string">
            <text:p>Lampy stołowe</text:p>
          </table:table-cell>
          <table:table-cell office:value-type="float" office:value="985" calcext:value-type="float">
            <text:p>9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2053" calcext:value-type="float">
            <text:p>8718881092053</text:p>
          </table:table-cell>
          <table:table-cell table:number-columns-repeated="9"/>
          <table:table-cell office:value-type="float" office:value="101" calcext:value-type="float">
            <text:p>101</text:p>
          </table:table-cell>
          <table:table-cell table:number-columns-repeated="3"/>
          <table:table-cell office:value-type="string" calcext:value-type="string">
            <text:p>both</text:p>
          </table:table-cell>
          <table:table-cell table:number-columns-repeated="4"/>
          <table:table-cell office:value-type="string" calcext:value-type="string">
            <text:p>The Burdock to fajna lampa stołowa do salonu lub sypialni. Twoje biurko może również dać ci prawdziwy zastrzyk dzięki tej lampie. Ma wysokość 62 cm i szerokość 21 cm. Artykuł jest dostarczany z przewodem i wtyczką, których długość wynosi 150 cm. Bardzo przydatny: możesz go umieścić tam, gdzie chcesz! Ta lampa jest również ściemnialna za pomocą zewnętrznego ściemniacza (ściemniacz nie wchodzi w skład zestawu). <text:s/>Łopian jest całkowicie w domu w wiejskim i rustykalnym otoczeniu. Lampa jest dostarczana bez źródła światła, więc możesz sam wybrać ładne źródło światła o maksymalnej mocy 40 W. (pasuje do oprawki E27). Uwaga: jest również dostarczany bez abażuru. Dokonaj wyboru między naszymi różnymi abażurami i spraw, aby Twój łopian był całkowicie Twój!</text:p>
          </table:table-cell>
          <table:table-cell office:value-type="string" calcext:value-type="string">
            <text:p>Kula, Kwadratowy, Okrągły</text:p>
          </table:table-cell>
          <table:table-cell office:value-type="string" calcext:value-type="string">
            <text:p>Meta title-Kula, Kwadratowy, Okrągły</text:p>
          </table:table-cell>
          <table:table-cell office:value-type="string" calcext:value-type="string">
            <text:p>Meta keywords-Kula, Kwadratowy, Okrągły</text:p>
          </table:table-cell>
          <table:table-cell office:value-type="string" calcext:value-type="string">
            <text:p>Meta description-Kula, Kwadratowy,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3787_97793_0.jpg, https://www.lampyiswiatlo.pl/media/catalog/product/cache/dc8ebad46b1b99eec05144e062f13606/9/7/3787_97793_0.jpg</text:p>
          </table:table-cell>
          <table:table-cell office:value-type="string" calcext:value-type="string">
            <text:p>Wiejska lampa stołowa z drewna bez klosza - łopia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345" calcext:value-type="float">
            <text:p>345</text:p>
          </table:table-cell>
          <table:table-cell office:value-type="float" office:value="1" calcext:value-type="float">
            <text:p>1</text:p>
          </table:table-cell>
          <table:table-cell office:value-type="string" calcext:value-type="string">
            <text:p>Designerska lampa stołowa złota LED ściemnialna - Joya</text:p>
          </table:table-cell>
          <table:table-cell office:value-type="string" calcext:value-type="string">
            <text:p>Lampy stołowe</text:p>
          </table:table-cell>
          <table:table-cell office:value-type="float" office:value="159" calcext:value-type="float">
            <text:p>1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369540" calcext:value-type="float">
            <text:p>4017807369540</text:p>
          </table:table-cell>
          <table:table-cell table:number-columns-repeated="9"/>
          <table:table-cell office:value-type="float" office:value="87" calcext:value-type="float">
            <text:p>87</text:p>
          </table:table-cell>
          <table:table-cell table:number-columns-repeated="3"/>
          <table:table-cell office:value-type="string" calcext:value-type="string">
            <text:p>both</text:p>
          </table:table-cell>
          <table:table-cell table:number-columns-repeated="4"/>
          <table:table-cell office:value-type="string" calcext:value-type="string">
            <text:p>Lampę stołową Joya cechuje prosty design i klasyczna forma. Wspaniale prezentuje się zarówno w sypialni, jak i w salonie. </text:p>
            <text:p/>
            <text:p>Wysokość lampy: 24 cm</text:p>
            <text:p/>
            <text:p>Średnica podstawy: 11 cm</text:p>
            <text:p/>
            <text:p>Długość kabla z wtyczką: 145 cm</text:p>
            <text:p/>
            <text:p>Lampa stołowa Joya wyposażona została w zintegrowane źródło światła LED, które emituje światło o barwie ciepło białej 3000K na poziomie 200 lumenów.</text:p>
            <text:p>Wbudowany moduł LED gwarantuje 20 000 godzin świecenia. </text:p>
            <text:p/>
            <text:p>Ponadto, lampa jest ściemnialna. Może pracować w 3 trybach: 100%, 60% i 30% mocy emitowanego światła.</text:p>
            <text:p/>
            <text:p>Lampę stołową Joya wyróżnia ponadczasowy charakter i funkcjonalność! Na pewno sprawdzi się u Ciebie!</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4419_98335_0.jpg, https://www.lampyiswiatlo.pl/media/catalog/product/cache/dc8ebad46b1b99eec05144e062f13606/9/8/4419_98335_0.jpg</text:p>
          </table:table-cell>
          <table:table-cell office:value-type="string" calcext:value-type="string">
            <text:p>Designerska lampa stołowa złota LED ściemnialna - Joy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46" calcext:value-type="float">
            <text:p>346</text:p>
          </table:table-cell>
          <table:table-cell office:value-type="float" office:value="1" calcext:value-type="float">
            <text:p>1</text:p>
          </table:table-cell>
          <table:table-cell office:value-type="string" calcext:value-type="string">
            <text:p>Nowoczesna lampa stołowa stal z dotykowa ściemnialna zawiera LED - Douwe</text:p>
          </table:table-cell>
          <table:table-cell office:value-type="string" calcext:value-type="string">
            <text:p>Lampy stołowe</text:p>
          </table:table-cell>
          <table:table-cell office:value-type="float" office:value="379" calcext:value-type="float">
            <text:p>37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Leuchten Direct</text:p>
          </table:table-cell>
          <table:table-cell office:value-type="float" office:value="4043689911676" calcext:value-type="float">
            <text:p>4043689911676</text:p>
          </table:table-cell>
          <table:table-cell table:number-columns-repeated="9"/>
          <table:table-cell office:value-type="float" office:value="111" calcext:value-type="float">
            <text:p>111</text:p>
          </table:table-cell>
          <table:table-cell table:number-columns-repeated="3"/>
          <table:table-cell office:value-type="string" calcext:value-type="string">
            <text:p>both</text:p>
          </table:table-cell>
          <table:table-cell table:number-columns-repeated="4"/>
          <table:table-cell office:value-type="string" calcext:value-type="string">
            <text:p>Dzięki super nowoczesnemu wzornictwu ta lampa stołowa Douwe doskonale odnajdzie się w nowoczesnym wnętrzu. Przy całkowitej wysokości 81 cm przyciąga wzrok w Twoim salonie. Podstawa ma średnicę 15,5 cm. Lampa ma zintegrowaną diodę LED i nie jest wymienna. Ta dioda LED ma strumień świetlny 300 lumenów i 3000 kelwinów, co oznacza, że świeci funkcjonalnym światłem. Przydatny w kąciku do czytania. Ten Douwe ma nie mniej niż 20 000 godzin palenia i dlatego trwa długo. Bardzo miłym dodatkiem do tej lampy stołowej jest możliwość ściemniania ściemniaczem dotykowym. Ten ściemniacz znajduje się na górze pręta (biały przycisk). Naciskasz raz, aby go włączyć i tak dochodzi do jego najostrzejszego ustawienia. Gdy przytrzymasz przycisk, powoli się ściemni. Spraw, aby wieczorem było wyjątkowo przytulnie, przyciemniając światło! Wbudowane ramię do czytania jest regulowane, dzięki czemu możesz wybrać sposób zginania ramienia do czytania. Metalowe wykończenie w połączeniu z eleganckim designem zapewnia super nowoczesny wygląd! Krótko mówiąc, zdjęcie do obejrzeni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8463_98193_0.jpg, https://www.lampyiswiatlo.pl/media/catalog/product/cache/dc8ebad46b1b99eec05144e062f13606/9/8/8463_98193_0.jpg</text:p>
          </table:table-cell>
          <table:table-cell office:value-type="string" calcext:value-type="string">
            <text:p>Nowoczesna lampa stołowa stal z dotykowa ściemnialna zawiera LED - Douw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347" calcext:value-type="float">
            <text:p>347</text:p>
          </table:table-cell>
          <table:table-cell office:value-type="float" office:value="1" calcext:value-type="float">
            <text:p>1</text:p>
          </table:table-cell>
          <table:table-cell office:value-type="string" calcext:value-type="string">
            <text:p>Designerska lampa stołowa złota LED 3-stopniowe ściemnianie - Regina</text:p>
          </table:table-cell>
          <table:table-cell office:value-type="string" calcext:value-type="string">
            <text:p>Lampy stołowe</text:p>
          </table:table-cell>
          <table:table-cell office:value-type="float" office:value="159" calcext:value-type="float">
            <text:p>1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385724" calcext:value-type="float">
            <text:p>4017807385724</text:p>
          </table:table-cell>
          <table:table-cell table:number-columns-repeated="9"/>
          <table:table-cell office:value-type="float" office:value="77" calcext:value-type="float">
            <text:p>77</text:p>
          </table:table-cell>
          <table:table-cell table:number-columns-repeated="3"/>
          <table:table-cell office:value-type="string" calcext:value-type="string">
            <text:p>both</text:p>
          </table:table-cell>
          <table:table-cell table:number-columns-repeated="4"/>
          <table:table-cell office:value-type="string" calcext:value-type="string">
            <text:p>Lampę stołową Regina wyróżnia prosty design i klasyczna forma. Wspaniale prezentuje się zarówno w sypialni, jak i w salonie. </text:p>
            <text:p/>
            <text:p>Wysokość lampy: 24 cm</text:p>
            <text:p/>
            <text:p>Średnica podstawy: 11 cm</text:p>
            <text:p/>
            <text:p>Długość kabla z wtyczką: 140 cm</text:p>
            <text:p/>
            <text:p>Lampa stołowa Regina wyposażona została w zintegrowane źródło światła LED, które emituje światło o barwie ciepło białej 3000K na poziomie 200 lumenów! </text:p>
            <text:p>Wbudowany moduł LED gwarantuje 30 000 godzin świecenia. </text:p>
            <text:p/>
            <text:p>Ponadto, lampa jest ściemnialna. Może pracować w 3 trybach: 100%, 60% i 30% mocy emitowanego światła.</text:p>
            <text:p/>
            <text:p>Lampę stołową Regina wyróżnia ponadczasowy charakter i funkcjonalność! Na pewno sprawdzi się u Ciebie!</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156_98337_0.jpg, https://www.lampyiswiatlo.pl/media/catalog/product/cache/dc8ebad46b1b99eec05144e062f13606/9/8/9156_98337_0.jpg</text:p>
          </table:table-cell>
          <table:table-cell office:value-type="string" calcext:value-type="string">
            <text:p>Designerska lampa stołowa złota LED 3-stopniowe ściemnianie - Regi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48" calcext:value-type="float">
            <text:p>348</text:p>
          </table:table-cell>
          <table:table-cell office:value-type="float" office:value="1" calcext:value-type="float">
            <text:p>1</text:p>
          </table:table-cell>
          <table:table-cell office:value-type="string" calcext:value-type="string">
            <text:p>Designerska lampa stołowa brąz LED ściemniacz dotykowy - Notia</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054" calcext:value-type="float">
            <text:p>8718881110054</text:p>
          </table:table-cell>
          <table:table-cell table:number-columns-repeated="9"/>
          <table:table-cell office:value-type="float" office:value="46" calcext:value-type="float">
            <text:p>46</text:p>
          </table:table-cell>
          <table:table-cell table:number-columns-repeated="3"/>
          <table:table-cell office:value-type="string" calcext:value-type="string">
            <text:p>both</text:p>
          </table:table-cell>
          <table:table-cell table:number-columns-repeated="4"/>
          <table:table-cell office:value-type="string" calcext:value-type="string">
            <text:p>Notia to bardzo ładna designerska lampa stołowa. Dzięki regulowanemu ramieniu to Ty decydujesz, gdzie świeci światło. Idealny na przykład podczas czytania książki lub gazety. Notia wykonana jest ze stali ze szkłem i brązu. Ma wysokość 50,7 cm i długość 52,7 cm. Stopa ma średnicę 18 cm. Ten element jest dostarczany z przewodem (160 cm) i wtyczką. Notia posiada niewymienne oświetlenie LED o strumieniu świetlnym 2700 kelwinów i 900 lumenach. Jego wysoka jasność sprawia, że jest to prawdziwa potęga! Na szczęście można go ściemniać za pomocą ściemniacza dotykowego na górze. W ten sposób sam określasz natężenie światła. Bardzo przydatne! Lampa stołowa wytrzymuje średnio 20 000 godzin palenia. Idealna ponadczasowa lampa stołowa do salonu lub biura. To jest Noti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021_102526_0.jpg, https://www.lampyiswiatlo.pl/media/catalog/product/cache/dc8ebad46b1b99eec05144e062f13606/1/0/2021_102526_0.jpg</text:p>
          </table:table-cell>
          <table:table-cell office:value-type="string" calcext:value-type="string">
            <text:p>Designerska lampa stołowa brąz LED ściemniacz dotykowy - Not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349" calcext:value-type="float">
            <text:p>349</text:p>
          </table:table-cell>
          <table:table-cell office:value-type="float" office:value="1" calcext:value-type="float">
            <text:p>1</text:p>
          </table:table-cell>
          <table:table-cell office:value-type="string" calcext:value-type="string">
            <text:p>Lampa stołowa czarna klosz postarzany brąz 35cm - Simplo</text:p>
          </table:table-cell>
          <table:table-cell office:value-type="string" calcext:value-type="string">
            <text:p>Lampy stołowe</text:p>
          </table:table-cell>
          <table:table-cell office:value-type="float" office:value="545" calcext:value-type="float">
            <text:p>5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6767" calcext:value-type="float">
            <text:p>8718881106767</text:p>
          </table:table-cell>
          <table:table-cell table:number-columns-repeated="9"/>
          <table:table-cell office:value-type="float" office:value="92" calcext:value-type="float">
            <text:p>92</text:p>
          </table:table-cell>
          <table:table-cell table:number-columns-repeated="3"/>
          <table:table-cell office:value-type="string" calcext:value-type="string">
            <text:p>both</text:p>
          </table:table-cell>
          <table:table-cell table:number-columns-repeated="4"/>
          <table:table-cell office:value-type="string" calcext:value-type="string">
            <text:p>Lubisz klasykę w nowoczesnym wydaniu? W takim razie kolekcja lamp Simplo jest stworzona właśnie z myślą o Tobie!</text:p>
            <text:p/>
            <text:p>Klasyczny klosz nadaje lampie elegancji i ponadczasowego charakteru.</text:p>
            <text:p/>
            <text:p>Całkowita wysokość: 54.5 cm</text:p>
            <text:p/>
            <text:p>Wysokość (bez klosza): 39.5 cm</text:p>
            <text:p/>
            <text:p>Średnica podstawy: 14 cm</text:p>
            <text:p/>
            <text:p>Długość kabla z wtyczką: 200 cm</text:p>
            <text:p/>
            <text:p>Średnica klosza: 35 cm</text:p>
            <text:p/>
            <text:p>Wysokość klosza: 25 cm</text:p>
            <text:p/>
            <text:p>Lampa jest gotowa do podłączenia do instalacji o napięciu 230 V. Maksymalny pobór mocy wynosi 60W. W komplecie nie ma źródła światła. Takowe należy zakupić we własnym zakresie. Lampa wyposażona jest w gwint na E27. </text:p>
            <text:p/>
            <text:p>Simplo to doskonała propozycja lampy stołowej dla osób gustujących w nowoczesnych minimalistycznych wnętrzach.</text:p>
          </table:table-cell>
          <table:table-cell office:value-type="string" calcext:value-type="string">
            <text:p>Cylindryczny, Okrągły</text:p>
          </table:table-cell>
          <table:table-cell office:value-type="string" calcext:value-type="string">
            <text:p>Meta title-Cylindryczny, Okrągły</text:p>
          </table:table-cell>
          <table:table-cell office:value-type="string" calcext:value-type="string">
            <text:p>Meta keywords-Cylindryczny, Okrągły</text:p>
          </table:table-cell>
          <table:table-cell office:value-type="string" calcext:value-type="string">
            <text:p>Meta description-Cylindryczny,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465_102131_0.jpg, https://www.lampyiswiatlo.pl/media/catalog/product/cache/dc8ebad46b1b99eec05144e062f13606/1/0/2465_102131_0.jpg</text:p>
          </table:table-cell>
          <table:table-cell office:value-type="string" calcext:value-type="string">
            <text:p>Lampa stołowa czarna klosz postarzany brąz 35cm - Simp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50" calcext:value-type="float">
            <text:p>350</text:p>
          </table:table-cell>
          <table:table-cell office:value-type="float" office:value="1" calcext:value-type="float">
            <text:p>1</text:p>
          </table:table-cell>
          <table:table-cell office:value-type="string" calcext:value-type="string">
            <text:p>Designerska lampa stołowa srebrna LED ściemnialna - Krisscross</text:p>
          </table:table-cell>
          <table:table-cell office:value-type="string" calcext:value-type="string">
            <text:p>Lampy stołowe</text:p>
          </table:table-cell>
          <table:table-cell office:value-type="float" office:value="445" calcext:value-type="float">
            <text:p>4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Leuchten Direct</text:p>
          </table:table-cell>
          <table:table-cell office:value-type="float" office:value="4043689959906" calcext:value-type="float">
            <text:p>4043689959906</text:p>
          </table:table-cell>
          <table:table-cell table:number-columns-repeated="9"/>
          <table:table-cell office:value-type="float" office:value="89" calcext:value-type="float">
            <text:p>89</text:p>
          </table:table-cell>
          <table:table-cell table:number-columns-repeated="3"/>
          <table:table-cell office:value-type="string" calcext:value-type="string">
            <text:p>both</text:p>
          </table:table-cell>
          <table:table-cell table:number-columns-repeated="4"/>
          <table:table-cell office:value-type="string" calcext:value-type="string">
            <text:p>Jeśli szukasz pięknej nowoczesnej lampy stołowej, która od razu przyciągnie wzrok, ta lampa stołowa Kriscross jest dokładnie tym, czego potrzebujesz! Srebrne wykończenie nadaje mu ponadczasowego charakteru. Lampa posiada zintegrowany moduł LED. Ma strumień świetlny 3000 kelwinów i 800 lumenów: białe światło do celów funkcjonalnych! Ta lampa jest również ściemniana za pomocą przełącznika: dzięki czemu może idealnie przejść od funkcjonalnej do atmosfery. Ma wysokość 53 cm i średnicę 16 cm. Dostarczany jest z kablem o długości 180 cm. Kup teraz Kriscross i uzupełnij swoje wnętrze!</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2567_98993_0.jpg, https://www.lampyiswiatlo.pl/media/catalog/product/cache/dc8ebad46b1b99eec05144e062f13606/9/8/2567_98993_0.jpg</text:p>
          </table:table-cell>
          <table:table-cell office:value-type="string" calcext:value-type="string">
            <text:p>Designerska lampa stołowa srebrna LED ściemnialna - Krisscros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351" calcext:value-type="float">
            <text:p>351</text:p>
          </table:table-cell>
          <table:table-cell office:value-type="float" office:value="1" calcext:value-type="float">
            <text:p>1</text:p>
          </table:table-cell>
          <table:table-cell office:value-type="string" calcext:value-type="string">
            <text:p>Lampa stołowa art deco czarna przydymione szkło 45,5 cm - Pallon</text:p>
          </table:table-cell>
          <table:table-cell office:value-type="string" calcext:value-type="string">
            <text:p>Lampy stołow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5128" calcext:value-type="float">
            <text:p>8718881105128</text:p>
          </table:table-cell>
          <table:table-cell table:number-columns-repeated="9"/>
          <table:table-cell office:value-type="float" office:value="106" calcext:value-type="float">
            <text:p>106</text:p>
          </table:table-cell>
          <table:table-cell table:number-columns-repeated="3"/>
          <table:table-cell office:value-type="string" calcext:value-type="string">
            <text:p>both</text:p>
          </table:table-cell>
          <table:table-cell table:number-columns-repeated="4"/>
          <table:table-cell office:value-type="string" calcext:value-type="string">
            <text:p>Lampa stołowa Pallon będzie prawdziwą ozdobą Twojego domu. </text:p>
            <text:p/>
            <text:p>Szklany klosz sprawia, że emitowane światło jest jasne, jednak nie oślepiające. Ponadto warto zauważyć, że szklane lampy nigdy nie wychodzą z mody. Pallon to klasyka osadzana w nowoczesnym designie. </text:p>
            <text:p/>
            <text:p>Średnica klosza: 20 cm</text:p>
            <text:p/>
            <text:p>Wysokość klosza: 20 cm</text:p>
            <text:p/>
            <text:p>Całkowita wysokość lampy: 45.5 cm</text:p>
            <text:p/>
            <text:p>Lampa jest gotowa do podłączenia do instalacji o napięciu 230 V. Maksymalny pobór mocy wynosi 40W. W komplecie nie ma źródła światła. Takowe należy zakupić we własnym zakresie. Lampa wyposażona jest w gwint na E27. </text:p>
            <text:p/>
            <text:p>Dzięki zastosowaniu szkła konstrukcja lampy nabrała lekkości, a elementy w czarnym kolorze dodają jej klasy. Świetnie sprawdzi się jako dodatek do sypialni, salonu, czy przedpokoju.</text:p>
            <text:p/>
            <text:p>Sprawdź pozostałe lampy z kolekcji Pallon!</text:p>
            <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9226_99143_0.jpg, https://www.lampyiswiatlo.pl/media/catalog/product/cache/dc8ebad46b1b99eec05144e062f13606/9/9/9226_99143_0.jpg</text:p>
          </table:table-cell>
          <table:table-cell office:value-type="string" calcext:value-type="string">
            <text:p>Lampa stołowa art deco czarna przydymione szkło 45,5 cm - Pallo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352" calcext:value-type="float">
            <text:p>352</text:p>
          </table:table-cell>
          <table:table-cell office:value-type="float" office:value="1" calcext:value-type="float">
            <text:p>1</text:p>
          </table:table-cell>
          <table:table-cell office:value-type="string" calcext:value-type="string">
            <text:p>Designerska lampa stołowa czarna klosz lniany biały - Rich</text:p>
          </table:table-cell>
          <table:table-cell office:value-type="string" calcext:value-type="string">
            <text:p>Lampy stołow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711" calcext:value-type="float">
            <text:p>8718881116711</text:p>
          </table:table-cell>
          <table:table-cell table:number-columns-repeated="9"/>
          <table:table-cell office:value-type="float" office:value="87" calcext:value-type="float">
            <text:p>87</text:p>
          </table:table-cell>
          <table:table-cell table:number-columns-repeated="3"/>
          <table:table-cell office:value-type="string" calcext:value-type="string">
            <text:p>both</text:p>
          </table:table-cell>
          <table:table-cell table:number-columns-repeated="4"/>
          <table:table-cell office:value-type="string" calcext:value-type="string">
            <text:p>Klasyczna lampa stołowa Rich składa się z metalowego stelażu i materiałowego klosza na niego nasadzonego. </text:p>
            <text:p/>
            <text:p>Ciekawa konstrukcja i minimalistyczny design sprawiają, że lampa ta jest niezwykle elegancka i pasuje do każdego wnętrzarskiego stylu. </text:p>
            <text:p/>
            <text:p>Średnica: 23.5 cm</text:p>
            <text:p/>
            <text:p>Całkowita wysokość: 48.5 cm</text:p>
            <text:p/>
            <text:p>Średnica klosza: 19.5 cm</text:p>
            <text:p/>
            <text:p>Wysokość klosza: 36 cm</text:p>
            <text:p/>
            <text:p>Długość kabla z wtyczką: 200 cm</text:p>
            <text:p/>
            <text:p>Lampa jest gotowa do podłączenia do instalacji o napięciu 230 V. Maksymalny pobór mocy wynosi 40W. W komplecie nie ma źródła światła. Takowe należy zakupić we własnym zakresie. Lampa wyposażona jest w gwint na E27. </text:p>
            <text:p/>
            <text:p>Lampa Rich z powodzeniem można umiejscowić w ciasnych miejscach, gdzie nie można sobie pozwolić na lampę o większych wymiarach.</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954_103290_0.jpg, https://www.lampyiswiatlo.pl/media/catalog/product/cache/dc8ebad46b1b99eec05144e062f13606/1/0/3954_103290_0.jpg</text:p>
          </table:table-cell>
          <table:table-cell office:value-type="string" calcext:value-type="string">
            <text:p>Designerska lampa stołowa czarna klosz lniany biały - Rich</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53" calcext:value-type="float">
            <text:p>353</text:p>
          </table:table-cell>
          <table:table-cell office:value-type="float" office:value="1" calcext:value-type="float">
            <text:p>1</text:p>
          </table:table-cell>
          <table:table-cell office:value-type="string" calcext:value-type="string">
            <text:p>Inteligentna klasyczna lampa stołowa brązowa z zielonym szkłem, w tym Wifi A60 - Banker</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9858" calcext:value-type="float">
            <text:p>8718881129858</text:p>
          </table:table-cell>
          <table:table-cell table:number-columns-repeated="9"/>
          <table:table-cell office:value-type="float" office:value="76" calcext:value-type="float">
            <text:p>76</text:p>
          </table:table-cell>
          <table:table-cell table:number-columns-repeated="3"/>
          <table:table-cell office:value-type="string" calcext:value-type="string">
            <text:p>both</text:p>
          </table:table-cell>
          <table:table-cell table:number-columns-repeated="4"/>
          <table:table-cell office:value-type="string" calcext:value-type="string">
            <text:p>Prawdziwy klasyk w modnej kurtce, to elegancka edycja lampy Banker! Ta lampa stołowa Banker jest wyposażona w inteligentne źródło światła E27 A60 (maks. 9 W i 25 000 godzin świecenia). To źródło światła można łatwo ściemniać lub zmienić na dowolny kolor za pomocą aplikacji lub domowego inteligentnego asystenta. Źródło światła ma maksymalnie 800 lumenów i 2200 do 4000 kelwinów. W ten sposób masz idealne oświetlenie nastrojowe, oświetlenie funkcjonalne i oświetlenie podstawowe zaaranżowane w mgnieniu oka przez telefon! Lampa ma długość 26,5 cm, szerokość 25 cm i wysokość 35 cm. Podstawa ma średnicę 15 cm i wysokość 7 cm. Ta lampa idealnie pasuje do Twojego klasycznego, nowoczesnego lub botanicznego wnętrza. W ten sposób możesz uzupełnić swoje biurko, miejsce pracy lub szafkę w salonie! Wybierz tę wielofunkcyjną lampę stołową Banker!</text:p>
          </table:table-cell>
          <table:table-cell office:value-type="string" calcext:value-type="string">
            <text:p>Oblongue, Okrągły</text:p>
          </table:table-cell>
          <table:table-cell office:value-type="string" calcext:value-type="string">
            <text:p>Meta title-Oblongue, Okrągły</text:p>
          </table:table-cell>
          <table:table-cell office:value-type="string" calcext:value-type="string">
            <text:p>Meta keywords-Oblongue, Okrągły</text:p>
          </table:table-cell>
          <table:table-cell office:value-type="string" calcext:value-type="string">
            <text:p>Meta description-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548_104650_0.jpg, https://www.lampyiswiatlo.pl/media/catalog/product/cache/dc8ebad46b1b99eec05144e062f13606/1/0/5548_104650_0.jpg</text:p>
          </table:table-cell>
          <table:table-cell office:value-type="string" calcext:value-type="string">
            <text:p>Inteligentna klasyczna lampa stołowa brązowa z zielonym szkłem, w tym Wifi A60 - Banke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4">
          <table:table-cell office:value-type="float" office:value="354" calcext:value-type="float">
            <text:p>354</text:p>
          </table:table-cell>
          <table:table-cell office:value-type="float" office:value="1" calcext:value-type="float">
            <text:p>1</text:p>
          </table:table-cell>
          <table:table-cell office:value-type="string" calcext:value-type="string">
            <text:p>Designerska lampa stołowa czarna mleczne szkło 20 cm - Hero</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3001" calcext:value-type="float">
            <text:p>8718881103001</text:p>
          </table:table-cell>
          <table:table-cell table:number-columns-repeated="9"/>
          <table:table-cell office:value-type="float" office:value="74" calcext:value-type="float">
            <text:p>74</text:p>
          </table:table-cell>
          <table:table-cell table:number-columns-repeated="3"/>
          <table:table-cell office:value-type="string" calcext:value-type="string">
            <text:p>both</text:p>
          </table:table-cell>
          <table:table-cell table:number-columns-repeated="4"/>
          <table:table-cell office:value-type="string" calcext:value-type="string">
            <text:p>Nowoczesną lampę stołową Hero wyróżnia unikatowy design i najwyższa jakość wykonania. Kształt i wzornictwo przykuwają wzrok, a do tego lampa jest niezwykle funkcjonalna.</text:p>
            <text:p/>
            <text:p>Średnica podstawy: 24 cm</text:p>
            <text:p/>
            <text:p>Wysokość: 30 cm</text:p>
            <text:p/>
            <text:p>Średnica klosza: 20 cm</text:p>
            <text:p/>
            <text:p>Wysokość klosza: 20 cm</text:p>
            <text:p/>
            <text:p>Długość kabla z wtyczką: 180 cm</text:p>
            <text:p/>
            <text:p>Lampa jest gotowa do podłączenia do instalacji o napięciu 230 V. Maksymalny pobór mocy wynosi 60W. W komplecie nie ma źródła światła. Takowe należy zakupić we własnym zakresie. Lampa wyposażona jest w gwint na E27. </text:p>
            <text:p/>
            <text:p>Szklane lampy są ponadczasowe i świetnie odnajdą się w każdej aranżacji.</text:p>
            <text:p/>
            <text:p>Hero może być Twoją nową lampką na biurko, komodę lub na stolik nocny. </text:p>
            <text:p/>
            <text:p>Sprawdź pozostałe lampy z kolekcji Hero!</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598_98887_0.jpg, https://www.lampyiswiatlo.pl/media/catalog/product/cache/dc8ebad46b1b99eec05144e062f13606/9/8/9598_98887_0.jpg</text:p>
          </table:table-cell>
          <table:table-cell office:value-type="string" calcext:value-type="string">
            <text:p>Designerska lampa stołowa czarna mleczne szkło 20 cm - Her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1">
          <table:table-cell office:value-type="float" office:value="355" calcext:value-type="float">
            <text:p>355</text:p>
          </table:table-cell>
          <table:table-cell office:value-type="float" office:value="1" calcext:value-type="float">
            <text:p>1</text:p>
          </table:table-cell>
          <table:table-cell office:value-type="string" calcext:value-type="string">
            <text:p>Lampa stołowa regulowana czarna klosz lniany ciemnoszary 35cm - Parte</text:p>
          </table:table-cell>
          <table:table-cell office:value-type="string" calcext:value-type="string">
            <text:p>Lampy stołowe</text:p>
          </table:table-cell>
          <table:table-cell office:value-type="float" office:value="399" calcext:value-type="float">
            <text:p>3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0277" calcext:value-type="float">
            <text:p>8718881100277</text:p>
          </table:table-cell>
          <table:table-cell table:number-columns-repeated="9"/>
          <table:table-cell office:value-type="float" office:value="39" calcext:value-type="float">
            <text:p>39</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klosz nadaje lampie elegancji i ponadczasowego charakteru.</text:p>
            <text:p/>
            <text:p>Wysokość regulowana w zakresie (bez klosza): 34-50 cm</text:p>
            <text:p/>
            <text:p>Wysokość regulowana w zakresie (z kloszem): 54.5-69.5 cm</text:p>
            <text:p/>
            <text:p>Średnica podstawy: 14 cm</text:p>
            <text:p/>
            <text:p>Średnica klosza (góra): 30 cm</text:p>
            <text:p/>
            <text:p>Średnica klosza (dół): 35 cm</text:p>
            <text:p/>
            <text:p>Wysokość klosza: 20 cm</text:p>
            <text:p/>
            <text:p>Długość kabla z wtyczką: 20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1661_98523_0.jpg, https://www.lampyiswiatlo.pl/media/catalog/product/cache/dc8ebad46b1b99eec05144e062f13606/9/8/1661_98523_0.jpg</text:p>
          </table:table-cell>
          <table:table-cell office:value-type="string" calcext:value-type="string">
            <text:p>Lampa stołowa regulowana czarna klosz lniany ciemnoszary 35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56" calcext:value-type="float">
            <text:p>356</text:p>
          </table:table-cell>
          <table:table-cell office:value-type="float" office:value="1" calcext:value-type="float">
            <text:p>1</text:p>
          </table:table-cell>
          <table:table-cell office:value-type="string" calcext:value-type="string">
            <text:p>Lampa stołowa czarny aksamitny abażur czerwony 25 cm regulowany - Parte</text:p>
          </table:table-cell>
          <table:table-cell office:value-type="string" calcext:value-type="string">
            <text:p>Lampy stołowe</text:p>
          </table:table-cell>
          <table:table-cell office:value-type="float" office:value="465" calcext:value-type="float">
            <text:p>46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5348" calcext:value-type="float">
            <text:p>8718881125348</text:p>
          </table:table-cell>
          <table:table-cell table:number-columns-repeated="9"/>
          <table:table-cell office:value-type="float" office:value="58" calcext:value-type="float">
            <text:p>58</text:p>
          </table:table-cell>
          <table:table-cell table:number-columns-repeated="3"/>
          <table:table-cell office:value-type="string" calcext:value-type="string">
            <text:p>both</text:p>
          </table:table-cell>
          <table:table-cell table:number-columns-repeated="4"/>
          <table:table-cell office:value-type="string" calcext:value-type="string">
            <text:p>Stwórz efektowną lampę stołową w domu z naszą Parte! Piękna czarna oprawa połączona z ciemnoczerwonym abażurem. Prawdziwy kreator nastroju, który zapewnia przytulne światło w każdym pomieszczeniu w domu. Parte można łatwo regulować na wysokość dzięki mechanizmowi wysuwającemu: min. 60 cm i maks. 74 cm. Wybierz żądaną wysokość! Podstawa lampy ma średnicę 14 cm. Dostarczony przewód ma 200 cm długości. Klosz ma średnicę 25 cm. Jest wyposażona w oprawę E27, więc zapewnij sobie źródło światła (maks. 60 W) do tej Parte i ciesz się nastrojową lampą do salonu lub sypialni! Można go łatwo przyciemnić za pomocą zewnętrznego ściemniacza (brak w zestawie). Stwórz przyjemną atmosferę w domu dzięki swojej lampie stołowej!</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358_104203_0.jpg, https://www.lampyiswiatlo.pl/media/catalog/product/cache/dc8ebad46b1b99eec05144e062f13606/1/0/7358_104203_0.jpg</text:p>
          </table:table-cell>
          <table:table-cell office:value-type="string" calcext:value-type="string">
            <text:p>Lampa stołowa czarny aksamitny abażur czerwony 25 cm regulowany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57" calcext:value-type="float">
            <text:p>357</text:p>
          </table:table-cell>
          <table:table-cell office:value-type="float" office:value="1" calcext:value-type="float">
            <text:p>1</text:p>
          </table:table-cell>
          <table:table-cell office:value-type="string" calcext:value-type="string">
            <text:p>Industrialna lampa stołowa czarna z drewnem - Crate</text:p>
          </table:table-cell>
          <table:table-cell office:value-type="string" calcext:value-type="string">
            <text:p>Lampy stołowe</text:p>
          </table:table-cell>
          <table:table-cell office:value-type="float" office:value="399" calcext:value-type="float">
            <text:p>3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43689970406" calcext:value-type="float">
            <text:p>4043689970406</text:p>
          </table:table-cell>
          <table:table-cell table:number-columns-repeated="9"/>
          <table:table-cell office:value-type="float" office:value="66" calcext:value-type="float">
            <text:p>66</text:p>
          </table:table-cell>
          <table:table-cell table:number-columns-repeated="3"/>
          <table:table-cell office:value-type="string" calcext:value-type="string">
            <text:p>both</text:p>
          </table:table-cell>
          <table:table-cell table:number-columns-repeated="4"/>
          <table:table-cell office:value-type="string" calcext:value-type="string">
            <text:p>Lampa stołowa Krati to fajna industrialna lampa do Twojego wnętrza! Lampa wykonana jest z drewna ze stalą i jest wykończona w kolorze czarnym. Krati ma wysokość 40 cm, długość 23 cm i szerokość 23 cm. Ten artykuł zawiera przewód i wtyczkę. Uzupełniasz Krati o źródło światła z oprawą E27 (maks. 60 W), pamiętaj, aby zamówić je osobno. Lampa stołowa Krati doskonale komponuje się w salonie, na stole czy w sypialni na stoliku nocnym. Bardzo ładna przemysłowa lampa stołowa!</text:p>
          </table:table-cell>
          <table:table-cell office:value-type="string" calcext:value-type="string">
            <text:p>kwadr. / piramidalny</text:p>
          </table:table-cell>
          <table:table-cell office:value-type="string" calcext:value-type="string">
            <text:p>Meta title-kwadr. / piramidalny</text:p>
          </table:table-cell>
          <table:table-cell office:value-type="string" calcext:value-type="string">
            <text:p>Meta keywords-kwadr. / piramidalny</text:p>
          </table:table-cell>
          <table:table-cell office:value-type="string" calcext:value-type="string">
            <text:p>Meta description-kwadr. / piramidal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946_103728_0.jpg, https://www.lampyiswiatlo.pl/media/catalog/product/cache/dc8ebad46b1b99eec05144e062f13606/1/0/7946_103728_0.jpg</text:p>
          </table:table-cell>
          <table:table-cell office:value-type="string" calcext:value-type="string">
            <text:p>Industrialna lampa stołowa czarna z drewnem - Cra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58" calcext:value-type="float">
            <text:p>358</text:p>
          </table:table-cell>
          <table:table-cell office:value-type="float" office:value="1" calcext:value-type="float">
            <text:p>1</text:p>
          </table:table-cell>
          <table:table-cell office:value-type="string" calcext:value-type="string">
            <text:p>Mosiężna lampa stołowa Art Deco - Banci</text:p>
          </table:table-cell>
          <table:table-cell office:value-type="string" calcext:value-type="string">
            <text:p>Lampy stołow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9347" calcext:value-type="float">
            <text:p>8718881119347</text:p>
          </table:table-cell>
          <table:table-cell table:number-columns-repeated="9"/>
          <table:table-cell office:value-type="float" office:value="30" calcext:value-type="float">
            <text:p>30</text:p>
          </table:table-cell>
          <table:table-cell table:number-columns-repeated="3"/>
          <table:table-cell office:value-type="string" calcext:value-type="string">
            <text:p>both</text:p>
          </table:table-cell>
          <table:table-cell table:number-columns-repeated="4"/>
          <table:table-cell office:value-type="string" calcext:value-type="string">
            <text:p>Stwórz w domu piękną atmosferę w stylu Art Deco dzięki naszej lampie stołowej Banci. Super pięknie wykończony w mosiądzu i szkle. Żebrowane szkło zapewnia przyjemne rozproszone światło w całym pomieszczeniu. Lampa stołowa doskonale sprawdzi się jako nastrojowa lampa w przedpokoju, salonie czy sypialni. Ma średnicę 14 cm i wysokość 24 cm. Zapewnij przyjemne źródło światła E27 o maksymalnej mocy 25 W. Uwaga: to źródło światła nie jest dołączone i należy je zamówić osobno. Możesz również przyciemnić go zewnętrznym ściemniaczem (brak w zestawie). Spraw, by było przytulnie w domu dzięki naszej lampie stołowej Banci!</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825_103531_0.jpg, https://www.lampyiswiatlo.pl/media/catalog/product/cache/dc8ebad46b1b99eec05144e062f13606/1/0/8825_103531_0.jpg</text:p>
          </table:table-cell>
          <table:table-cell office:value-type="string" calcext:value-type="string">
            <text:p>Mosiężna lampa stołowa Art Deco - Banc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359" calcext:value-type="float">
            <text:p>359</text:p>
          </table:table-cell>
          <table:table-cell office:value-type="float" office:value="1" calcext:value-type="float">
            <text:p>1</text:p>
          </table:table-cell>
          <table:table-cell office:value-type="string" calcext:value-type="string">
            <text:p>Lampa stołowa mosiądz klosz welurowy różowo-złoty 25cm - Simplo</text:p>
          </table:table-cell>
          <table:table-cell office:value-type="string" calcext:value-type="string">
            <text:p>Lampy stołow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7474" calcext:value-type="float">
            <text:p>8718881107474</text:p>
          </table:table-cell>
          <table:table-cell table:number-columns-repeated="9"/>
          <table:table-cell office:value-type="float" office:value="144" calcext:value-type="float">
            <text:p>144</text:p>
          </table:table-cell>
          <table:table-cell table:number-columns-repeated="3"/>
          <table:table-cell office:value-type="string" calcext:value-type="string">
            <text:p>both</text:p>
          </table:table-cell>
          <table:table-cell table:number-columns-repeated="4"/>
          <table:table-cell office:value-type="string" calcext:value-type="string">
            <text:p>Lubisz klasykę w nowoczesnym wydaniu? W takim razie kolekcja lamp Simplo jest stworzona właśnie z myślą o Tobie!</text:p>
            <text:p/>
            <text:p>Klasyczny klosz nadaje lampie elegancji i ponadczasowego charakteru.</text:p>
            <text:p/>
            <text:p>Całkowita wysokość: 59.5 cm</text:p>
            <text:p/>
            <text:p>Wysokość (bez klosza): 39.5 cm</text:p>
            <text:p/>
            <text:p>Średnica podstawy: 14 cm</text:p>
            <text:p/>
            <text:p>Długość kabla z wtyczką: 200 cm</text:p>
            <text:p/>
            <text:p>Średnica klosza: 25 cm</text:p>
            <text:p/>
            <text:p>Wysokość klosza: 25 cm</text:p>
            <text:p/>
            <text:p>Lampa jest gotowa do podłączenia do instalacji o napięciu 230 V. Maksymalny pobór mocy wynosi 60W. W komplecie nie ma źródła światła. Takowe należy zakupić we własnym zakresie. Lampa wyposażona jest w gwint na E27. </text:p>
            <text:p/>
            <text:p>Simplo to doskonała propozycja lampy stołowej dla osób gustujących w nowoczesnych minimalistycznych wnętrzach.</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480_102170_0.jpg, https://www.lampyiswiatlo.pl/media/catalog/product/cache/dc8ebad46b1b99eec05144e062f13606/1/0/1480_102170_0.jpg</text:p>
          </table:table-cell>
          <table:table-cell office:value-type="string" calcext:value-type="string">
            <text:p>Lampa stołowa mosiądz klosz welurowy różowo-złoty 25cm - Simp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60" calcext:value-type="float">
            <text:p>360</text:p>
          </table:table-cell>
          <table:table-cell office:value-type="float" office:value="1" calcext:value-type="float">
            <text:p>1</text:p>
          </table:table-cell>
          <table:table-cell office:value-type="string" calcext:value-type="string">
            <text:p>Industrialna lampa stołowa czarna - Drum Mesh</text:p>
          </table:table-cell>
          <table:table-cell office:value-type="string" calcext:value-type="string">
            <text:p>Lampy stołow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5448" calcext:value-type="float">
            <text:p>8718881115448</text:p>
          </table:table-cell>
          <table:table-cell table:number-columns-repeated="9"/>
          <table:table-cell office:value-type="float" office:value="86" calcext:value-type="float">
            <text:p>86</text:p>
          </table:table-cell>
          <table:table-cell table:number-columns-repeated="3"/>
          <table:table-cell office:value-type="string" calcext:value-type="string">
            <text:p>both</text:p>
          </table:table-cell>
          <table:table-cell table:number-columns-repeated="4"/>
          <table:table-cell office:value-type="string" calcext:value-type="string">
            <text:p>Drum Mesh to lampa, która zachwyca wyjątkowym otwartym designem i wykończeniem. Klosz jest otwarty, co daje przyjemny efekt świetlny w pomieszczeniu. Ładnie wykończone czernią i drewnem za to trochę ekstra. Zapewnij zabawny efekt świetlny, kupując piękne źródło światła E27 o mocy 40 W. Uwaga: źródło światła nie jest dołączone i należy je zamówić osobno w naszym sklepie internetowym. Średnica klosza to 20 cm. Lampa ma całkowitą wysokość 60 cm i szerokość 20 cm. Dostarczony przewód ma 200 cm długości. Ta siatka bębnowa idealnie pasuje do twojej industrialnej sypialni jako lampka nocna, ale jest również prawdziwą atrakcją w biurze! Gotowy na więcej zabawy? Możesz przyciemnić lampę zewnętrznym ściemniaczem (brak w zestawie). Nawet przy zgaszonych światłach nasza Drum Mesh kradnie widowisko. Zdobądź to teraz!</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401_103177_0.jpg, https://www.lampyiswiatlo.pl/media/catalog/product/cache/dc8ebad46b1b99eec05144e062f13606/1/0/7401_103177_0.jpg</text:p>
          </table:table-cell>
          <table:table-cell office:value-type="string" calcext:value-type="string">
            <text:p>Industrialna lampa stołowa czarna - Drum Mesh</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361" calcext:value-type="float">
            <text:p>361</text:p>
          </table:table-cell>
          <table:table-cell office:value-type="float" office:value="1" calcext:value-type="float">
            <text:p>1</text:p>
          </table:table-cell>
          <table:table-cell office:value-type="string" calcext:value-type="string">
            <text:p>Lampa stołowa regulowana czarna klosz bawełniany czarny 35cm - Parte</text:p>
          </table:table-cell>
          <table:table-cell office:value-type="string" calcext:value-type="string">
            <text:p>Lampy stołowe</text:p>
          </table:table-cell>
          <table:table-cell office:value-type="float" office:value="389" calcext:value-type="float">
            <text:p>3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0253" calcext:value-type="float">
            <text:p>8718881100253</text:p>
          </table:table-cell>
          <table:table-cell table:number-columns-repeated="9"/>
          <table:table-cell office:value-type="float" office:value="32" calcext:value-type="float">
            <text:p>32</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bawełniany klosz nadaje lampie elegancji i ponadczasowego charakteru, a złote wnętrze sprawia, że emitowane światło jest ciepłe i nastrojowe.</text:p>
            <text:p/>
            <text:p>Wysokość regulowana w zakresie (bez klosza): 34-50 cm</text:p>
            <text:p/>
            <text:p>Wysokość regulowana w zakresie (z kloszem): 51.5-66.5 cm</text:p>
            <text:p/>
            <text:p>Średnica podstawy: 14 cm</text:p>
            <text:p/>
            <text:p>Średnica klosza: 32 cm</text:p>
            <text:p/>
            <text:p>Wysokość klosza: 18 cm</text:p>
            <text:p/>
            <text:p>Długość kabla z wtyczką: 20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2960_98520_0.jpg, https://www.lampyiswiatlo.pl/media/catalog/product/cache/dc8ebad46b1b99eec05144e062f13606/9/8/2960_98520_0.jpg</text:p>
          </table:table-cell>
          <table:table-cell office:value-type="string" calcext:value-type="string">
            <text:p>Lampa stołowa regulowana czarna klosz bawełniany czarny 35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1">
          <table:table-cell office:value-type="float" office:value="362" calcext:value-type="float">
            <text:p>362</text:p>
          </table:table-cell>
          <table:table-cell office:value-type="float" office:value="1" calcext:value-type="float">
            <text:p>1</text:p>
          </table:table-cell>
          <table:table-cell office:value-type="string" calcext:value-type="string">
            <text:p>Lampa stołowa regulowana czarna klosz lniany czarny 35cm - Parte</text:p>
          </table:table-cell>
          <table:table-cell office:value-type="string" calcext:value-type="string">
            <text:p>Lampy stołowe</text:p>
          </table:table-cell>
          <table:table-cell office:value-type="float" office:value="399" calcext:value-type="float">
            <text:p>3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1105" calcext:value-type="float">
            <text:p>8718881111105</text:p>
          </table:table-cell>
          <table:table-cell table:number-columns-repeated="9"/>
          <table:table-cell office:value-type="float" office:value="81" calcext:value-type="float">
            <text:p>81</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klosz nadaje lampie elegancji i ponadczasowego charakteru.</text:p>
            <text:p/>
            <text:p>Wysokość regulowana w zakresie (bez klosza): 34-50 cm</text:p>
            <text:p/>
            <text:p>Wysokość regulowana w zakresie (z kloszem): 54.5-69.5 cm</text:p>
            <text:p/>
            <text:p>Średnica podstawy: 14 cm</text:p>
            <text:p/>
            <text:p>Średnica klosza (góra): 30 cm</text:p>
            <text:p/>
            <text:p>Średnica klosza (dół): 35 cm</text:p>
            <text:p/>
            <text:p>Wysokość klosza: 20 cm</text:p>
            <text:p/>
            <text:p>Długość kabla z wtyczką: 20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093_98522_0.jpg, https://www.lampyiswiatlo.pl/media/catalog/product/cache/dc8ebad46b1b99eec05144e062f13606/9/8/9093_98522_0.jpg</text:p>
          </table:table-cell>
          <table:table-cell office:value-type="string" calcext:value-type="string">
            <text:p>Lampa stołowa regulowana czarna klosz lniany czarny 35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363" calcext:value-type="float">
            <text:p>363</text:p>
          </table:table-cell>
          <table:table-cell office:value-type="float" office:value="1" calcext:value-type="float">
            <text:p>1</text:p>
          </table:table-cell>
          <table:table-cell office:value-type="string" calcext:value-type="string">
            <text:p>Lampa stołowa art deco czarna ściemnialna - Tableau</text:p>
          </table:table-cell>
          <table:table-cell office:value-type="string" calcext:value-type="string">
            <text:p>Lampy stołow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573" calcext:value-type="float">
            <text:p>8718881110573</text:p>
          </table:table-cell>
          <table:table-cell table:number-columns-repeated="9"/>
          <table:table-cell office:value-type="float" office:value="122" calcext:value-type="float">
            <text:p>122</text:p>
          </table:table-cell>
          <table:table-cell table:number-columns-repeated="3"/>
          <table:table-cell office:value-type="string" calcext:value-type="string">
            <text:p>both</text:p>
          </table:table-cell>
          <table:table-cell table:number-columns-repeated="4"/>
          <table:table-cell office:value-type="string" calcext:value-type="string">
            <text:p>Lampa stołowa Tableau to doskonała propozycja dla osób gustujących w nowoczesnym designie.</text:p>
            <text:p/>
            <text:p>Elastyczne ramię pozwala skierować światło tam, gdzie jest to najbardziej potrzebne.</text:p>
            <text:p/>
            <text:p>Lampa wyposażona została w zintegrowane źródło światła LED, które emituje światło o barwie ciepło białej (2700K) na poziomie 700 lumenów. Dioda ta uzyskała klasę energetyczną A+, co oznacza, że jest nie tylko energooszczędna, ale zapewnia profity i dla Twojego portfela i dla środowiska. Wbudowany moduł LED gwarantuje 20 000 godzin świecenia. </text:p>
            <text:p/>
            <text:p>Ponadto, lampa jest ściemnialna.</text:p>
            <text:p/>
            <text:p>Całkowita wysokość: 40 cm</text:p>
            <text:p/>
            <text:p>Lampa stołowa Tableau będzie nie tylko praktycznym dodatkiem emitującymi funkcjonalne światło, ale również ozdobą każdego pomieszczeni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115_102621_0.jpg, https://www.lampyiswiatlo.pl/media/catalog/product/cache/dc8ebad46b1b99eec05144e062f13606/1/0/7115_102621_0.jpg</text:p>
          </table:table-cell>
          <table:table-cell office:value-type="string" calcext:value-type="string">
            <text:p>Lampa stołowa art deco czarna ściemnialna - Tableau</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364" calcext:value-type="float">
            <text:p>364</text:p>
          </table:table-cell>
          <table:table-cell office:value-type="float" office:value="1" calcext:value-type="float">
            <text:p>1</text:p>
          </table:table-cell>
          <table:table-cell office:value-type="string" calcext:value-type="string">
            <text:p>Lampa stołowa art deco złota mleczne szkło - Flore</text:p>
          </table:table-cell>
          <table:table-cell office:value-type="string" calcext:value-type="string">
            <text:p>Lampy stołowe</text:p>
          </table:table-cell>
          <table:table-cell office:value-type="float" office:value="259" calcext:value-type="float">
            <text:p>2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36075" calcext:value-type="float">
            <text:p>4017807436075</text:p>
          </table:table-cell>
          <table:table-cell table:number-columns-repeated="9"/>
          <table:table-cell office:value-type="float" office:value="97" calcext:value-type="float">
            <text:p>97</text:p>
          </table:table-cell>
          <table:table-cell table:number-columns-repeated="3"/>
          <table:table-cell office:value-type="string" calcext:value-type="string">
            <text:p>both</text:p>
          </table:table-cell>
          <table:table-cell table:number-columns-repeated="4"/>
          <table:table-cell office:value-type="string" calcext:value-type="string">
            <text:p>Lampa stołowa Flore nada wnętrzu odpowiedni charakter, wprowadzi przytulny nastrój w domowe zacisze.</text:p>
            <text:p/>
            <text:p>Szklany klosz sprawia, że emitowane światło jest jasne, jednak nie oślepiające. Ponadto warto zauważyć, że szklane lampy są idealnym dopełnieniem domowego wnętrza. </text:p>
            <text:p/>
            <text:p>Średnica klosza: 16 cm</text:p>
            <text:p/>
            <text:p>Całkowita wysokość lampy: 52 cm</text:p>
            <text:p/>
            <text:p>Średnica podstawy: 18 cm</text:p>
            <text:p/>
            <text:p>Długość kabla z wtyczką: 160 cm</text:p>
            <text:p/>
            <text:p>Lampa jest gotowa do podłączenia do instalacji o napięciu 230 V. Maksymalny pobór mocy wynosi 28W. W komplecie nie ma źródła światła. Takowe należy zakupić we własnym zakresie. Lampa wyposażona jest w gwint na E14.</text:p>
            <text:p/>
            <text:p>Dzięki zastosowaniu szkła konstrukcja lampy nabrała lekkości, a złote wykończenie dodaje jej klasy. </text:p>
            <text:p/>
            <text:p>Lampy z kolekcji Flore będą pasować niemal do każdej aranżacji, zapewniając przy tym delikatne i nastrojowe oświetlenie pomieszczenia.</text:p>
          </table:table-cell>
          <table:table-cell office:value-type="string" calcext:value-type="string">
            <text:p>Oblongue, Okrągły</text:p>
          </table:table-cell>
          <table:table-cell office:value-type="string" calcext:value-type="string">
            <text:p>Meta title-Oblongue, Okrągły</text:p>
          </table:table-cell>
          <table:table-cell office:value-type="string" calcext:value-type="string">
            <text:p>Meta keywords-Oblongue, Okrągły</text:p>
          </table:table-cell>
          <table:table-cell office:value-type="string" calcext:value-type="string">
            <text:p>Meta description-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310_102107_0.jpg, https://www.lampyiswiatlo.pl/media/catalog/product/cache/dc8ebad46b1b99eec05144e062f13606/1/0/8310_102107_0.jpg</text:p>
          </table:table-cell>
          <table:table-cell office:value-type="string" calcext:value-type="string">
            <text:p>Lampa stołowa art deco złota mleczne szkło - Flor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365" calcext:value-type="float">
            <text:p>365</text:p>
          </table:table-cell>
          <table:table-cell office:value-type="float" office:value="1" calcext:value-type="float">
            <text:p>1</text:p>
          </table:table-cell>
          <table:table-cell office:value-type="string" calcext:value-type="string">
            <text:p>Lampa stołowa regulowana złota/mosiądz klosz szary 35cm - Parte</text:p>
          </table:table-cell>
          <table:table-cell office:value-type="string" calcext:value-type="string">
            <text:p>Lampy stołowe</text:p>
          </table:table-cell>
          <table:table-cell office:value-type="float" office:value="399" calcext:value-type="float">
            <text:p>3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0437" calcext:value-type="float">
            <text:p>8718881100437</text:p>
          </table:table-cell>
          <table:table-cell table:number-columns-repeated="9"/>
          <table:table-cell office:value-type="float" office:value="54" calcext:value-type="float">
            <text:p>54</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klosz nadaje lampie elegancji i ponadczasowego charakteru.</text:p>
            <text:p/>
            <text:p>Wysokość regulowana w zakresie (bez klosza): 34-50 cm</text:p>
            <text:p/>
            <text:p>Wysokość regulowana w zakresie (z kloszem): 54.5-69.5 cm</text:p>
            <text:p/>
            <text:p>Średnica podstawy: 14 cm</text:p>
            <text:p/>
            <text:p>Średnica klosza: 35 cm</text:p>
            <text:p/>
            <text:p>Wysokość klosza: 20 cm</text:p>
            <text:p/>
            <text:p>Długość kabla z wtyczką: 20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3238_98540_0.jpg, https://www.lampyiswiatlo.pl/media/catalog/product/cache/dc8ebad46b1b99eec05144e062f13606/9/8/3238_98540_0.jpg</text:p>
          </table:table-cell>
          <table:table-cell office:value-type="string" calcext:value-type="string">
            <text:p>Lampa stołowa regulowana złota/mosiądz klosz szary 35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66" calcext:value-type="float">
            <text:p>366</text:p>
          </table:table-cell>
          <table:table-cell office:value-type="float" office:value="1" calcext:value-type="float">
            <text:p>1</text:p>
          </table:table-cell>
          <table:table-cell office:value-type="string" calcext:value-type="string">
            <text:p>Lampa stołowa czarny abażur wzór zebra 25 cm regulowana - Parte</text:p>
          </table:table-cell>
          <table:table-cell office:value-type="string" calcext:value-type="string">
            <text:p>Lampy stołowe</text:p>
          </table:table-cell>
          <table:table-cell office:value-type="float" office:value="465" calcext:value-type="float">
            <text:p>46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5362" calcext:value-type="float">
            <text:p>8718881125362</text:p>
          </table:table-cell>
          <table:table-cell table:number-columns-repeated="9"/>
          <table:table-cell office:value-type="float" office:value="110" calcext:value-type="float">
            <text:p>110</text:p>
          </table:table-cell>
          <table:table-cell table:number-columns-repeated="3"/>
          <table:table-cell office:value-type="string" calcext:value-type="string">
            <text:p>both</text:p>
          </table:table-cell>
          <table:table-cell table:number-columns-repeated="4"/>
          <table:table-cell office:value-type="string" calcext:value-type="string">
            <text:p>Postaw na przyciągające wzrok wnętrze dzięki tej efektownej lampie stołowej z abażurem w zebrę! Wykończony piękną czarną oprawą. Klosz posiada złote wnętrze, które zapewnia nastrojowy efekt świetlny w każdym pomieszczeniu. Parte można łatwo regulować na wysokość dzięki mechanizmowi wysuwającemu: min. 60 cm i maks. 74 cm. Wybierz żądaną wysokość! Podstawa lampy ma średnicę 14 cm. Dostarczony przewód ma 200 cm długości. Klosz ma średnicę 25 cm. Jest wyposażona w oprawę E27, więc zapewnij sobie źródło światła (maks. 60 W) do tej Parte i ciesz się nastrojową lampą do salonu lub sypialni! Można go łatwo przyciemnić za pomocą zewnętrznego ściemniacza (brak w zestawie). Stwórz przyjemną atmosferę w domu dzięki swojej lampie stołowej!</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728_104205_0.jpg, https://www.lampyiswiatlo.pl/media/catalog/product/cache/dc8ebad46b1b99eec05144e062f13606/1/0/5728_104205_0.jpg</text:p>
          </table:table-cell>
          <table:table-cell office:value-type="string" calcext:value-type="string">
            <text:p>Lampa stołowa czarny abażur wzór zebra 25 cm regulowana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2">
          <table:table-cell office:value-type="float" office:value="367" calcext:value-type="float">
            <text:p>367</text:p>
          </table:table-cell>
          <table:table-cell office:value-type="float" office:value="1" calcext:value-type="float">
            <text:p>1</text:p>
          </table:table-cell>
          <table:table-cell office:value-type="string" calcext:value-type="string">
            <text:p>Designerska lampa stołowa czarna przydymione szkło - Bliss Cute</text:p>
          </table:table-cell>
          <table:table-cell office:value-type="string" calcext:value-type="string">
            <text:p>Lampy stołowe</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3469" calcext:value-type="float">
            <text:p>8718881103469</text:p>
          </table:table-cell>
          <table:table-cell table:number-columns-repeated="9"/>
          <table:table-cell office:value-type="float" office:value="98" calcext:value-type="float">
            <text:p>98</text:p>
          </table:table-cell>
          <table:table-cell table:number-columns-repeated="3"/>
          <table:table-cell office:value-type="string" calcext:value-type="string">
            <text:p>both</text:p>
          </table:table-cell>
          <table:table-cell table:number-columns-repeated="4"/>
          <table:table-cell office:value-type="string" calcext:value-type="string">
            <text:p>Miłośnicy minimalizmu zapewne zachwycą się naszą kolekcją lamp Bliss. </text:p>
            <text:p/>
            <text:p>Przydymione szkło nie tylko nadaje lampie uroku i aury tajemniczości, ale po włączeniu sprawia, że lampa jest jeszcze ciekawsza, a przez to piękniejsza. </text:p>
            <text:p/>
            <text:p>Polecamy zastosować dekoracyjną żarówkę, aby wzmocnić efekt.</text:p>
            <text:p/>
            <text:p>Lampa Bliss Cute posiada gwint na E27. Maksymalny pobór mocy wynosi 60W. Do lampy nie jest dołączone źródło światła. Takowe musisz zakupić we własnym zakresie. </text:p>
            <text:p/>
            <text:p>Średnica podstawy: 10 cm</text:p>
            <text:p/>
            <text:p>Długość przewodu z wtyczką: 180 cm</text:p>
            <text:p/>
            <text:p>Średnica klosza: 14 cm</text:p>
            <text:p/>
            <text:p>Wysokość klosza: 20 cm</text:p>
            <text:p/>
            <text:p>Bliss Cute świetnie prezentować się będzie nie tylko w surowych, przemysłowych wnętrzach, ale również w bardziej klasycznych i stonowanych aranżacjach.</text:p>
            <text:p/>
          </table:table-cell>
          <table:table-cell office:value-type="string" calcext:value-type="string">
            <text:p>Cylindryczny, Okrągły</text:p>
          </table:table-cell>
          <table:table-cell office:value-type="string" calcext:value-type="string">
            <text:p>Meta title-Cylindryczny, Okrągły</text:p>
          </table:table-cell>
          <table:table-cell office:value-type="string" calcext:value-type="string">
            <text:p>Meta keywords-Cylindryczny, Okrągły</text:p>
          </table:table-cell>
          <table:table-cell office:value-type="string" calcext:value-type="string">
            <text:p>Meta description-Cylindryczny,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5021_98931_0.jpg, https://www.lampyiswiatlo.pl/media/catalog/product/cache/dc8ebad46b1b99eec05144e062f13606/9/8/5021_98931_0.jpg</text:p>
          </table:table-cell>
          <table:table-cell office:value-type="string" calcext:value-type="string">
            <text:p>Designerska lampa stołowa czarna przydymione szkło - Bliss Cu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68" calcext:value-type="float">
            <text:p>368</text:p>
          </table:table-cell>
          <table:table-cell office:value-type="float" office:value="1" calcext:value-type="float">
            <text:p>1</text:p>
          </table:table-cell>
          <table:table-cell office:value-type="string" calcext:value-type="string">
            <text:p>Lampa stołowa vintage czarna - Aap Sta</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3139" calcext:value-type="float">
            <text:p>8718881123139</text:p>
          </table:table-cell>
          <table:table-cell table:number-columns-repeated="9"/>
          <table:table-cell office:value-type="float" office:value="121" calcext:value-type="float">
            <text:p>121</text:p>
          </table:table-cell>
          <table:table-cell table:number-columns-repeated="3"/>
          <table:table-cell office:value-type="string" calcext:value-type="string">
            <text:p>both</text:p>
          </table:table-cell>
          <table:table-cell table:number-columns-repeated="4"/>
          <table:table-cell office:value-type="string" calcext:value-type="string">
            <text:p>Czy jesteś gotowy na przyciąganie wzroku do swojego wnętrza? Ten wesoły Monkey Stand może się tym zająć. Małpa patrząca pytająco na źródło światła nadaje przestrzeni zabawny zwrot. Wykonany jest z aluminium ze stalą i wykończony w kolorze czarnym. Monkey Sta ma wysokość 30 cm, długość 23 cm i szerokość 20 cm. Lampa stołowa jest dostarczana z przewodem (200 cm) i wtyczką. Upewnij się, że zamawiasz źródło światła z oprawą E27 (maks. 25 W), aby było kompletne. Lampa stołowa jest ściemniana za pomocą zewnętrznego ściemniacza, którego nie ma w zestawie. Aap Sta to ładna lampa do salonu na kredensie, stoliku bocznym lub na stoliku nocnym. Bardzo dobrze sprawdza się również w przedszkolu o tematyce dżungli! Ożyw swoje wnętrze dzięki lampie stołowej Aap Sta.</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379_103979_0.jpg, https://www.lampyiswiatlo.pl/media/catalog/product/cache/dc8ebad46b1b99eec05144e062f13606/1/0/1379_103979_0.jpg</text:p>
          </table:table-cell>
          <table:table-cell office:value-type="string" calcext:value-type="string">
            <text:p>Lampa stołowa vintage czarna - Aap St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69" calcext:value-type="float">
            <text:p>369</text:p>
          </table:table-cell>
          <table:table-cell office:value-type="float" office:value="1" calcext:value-type="float">
            <text:p>1</text:p>
          </table:table-cell>
          <table:table-cell office:value-type="string" calcext:value-type="string">
            <text:p>Lampa stołowa vintage mosiądz z czarnym - Papegoje Gren</text:p>
          </table:table-cell>
          <table:table-cell office:value-type="string" calcext:value-type="string">
            <text:p>Lampy stołowe</text:p>
          </table:table-cell>
          <table:table-cell office:value-type="float" office:value="285" calcext:value-type="float">
            <text:p>2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1289" calcext:value-type="float">
            <text:p>8718881121289</text:p>
          </table:table-cell>
          <table:table-cell table:number-columns-repeated="9"/>
          <table:table-cell office:value-type="float" office:value="106" calcext:value-type="float">
            <text:p>106</text:p>
          </table:table-cell>
          <table:table-cell table:number-columns-repeated="3"/>
          <table:table-cell office:value-type="string" calcext:value-type="string">
            <text:p>both</text:p>
          </table:table-cell>
          <table:table-cell table:number-columns-repeated="4"/>
          <table:table-cell office:value-type="string" calcext:value-type="string">
            <text:p>Papegoje Gren to taka wesoła lampa stołowa! Papuga obok źródła światła zapewnia zabawny akcent w Twoim wnętrzu. Lampa wykonana jest z aluminium ze stalą i wykończona w kolorze czarnym. Papuga wykończona jest w mosiądzu, to połączenie sprawia, że jest to lampa nowoczesna, ale również vintage. Papegoje Gren ma wysokość 21 cm, długość 15,5 cm i szerokość 9 cm. Stopa ma wysokość 2,5 cm, długość 15,5 cm i szerokość 9 cm. Lampa stołowa jest dostarczana z przewodem (200 cm) i wtyczką. Musisz sam zapewnić źródło światła. Musi mieć oprawę E27 (maks. 25 Watt) dla tej lampy stołowej. Lampę można ściemniać za pomocą zewnętrznego ściemniacza, którego nie ma w zestawie. Papegoje Gren pięknie prezentuje się w salonie na kredensie, na stoliku nocnym lub w biurze. Dodaj radości swojej przestrzeni dzięki lampie stołowej Papegoje Gren!</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542_103813_0.jpg, https://www.lampyiswiatlo.pl/media/catalog/product/cache/dc8ebad46b1b99eec05144e062f13606/1/0/5542_103813_0.jpg</text:p>
          </table:table-cell>
          <table:table-cell office:value-type="string" calcext:value-type="string">
            <text:p>Lampa stołowa vintage mosiądz z czarnym - Papegoje Gre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4">
          <table:table-cell office:value-type="float" office:value="370" calcext:value-type="float">
            <text:p>370</text:p>
          </table:table-cell>
          <table:table-cell office:value-type="float" office:value="1" calcext:value-type="float">
            <text:p>1</text:p>
          </table:table-cell>
          <table:table-cell office:value-type="string" calcext:value-type="string">
            <text:p>Rustykalna lampa stołowa czarna drewno 2-źródła światła - Dami Frame</text:p>
          </table:table-cell>
          <table:table-cell office:value-type="string" calcext:value-type="string">
            <text:p>Lampy stołowe</text:p>
          </table:table-cell>
          <table:table-cell office:value-type="float" office:value="255" calcext:value-type="float">
            <text:p>25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4267" calcext:value-type="float">
            <text:p>8718881114267</text:p>
          </table:table-cell>
          <table:table-cell table:number-columns-repeated="9"/>
          <table:table-cell office:value-type="float" office:value="33" calcext:value-type="float">
            <text:p>33</text:p>
          </table:table-cell>
          <table:table-cell table:number-columns-repeated="3"/>
          <table:table-cell office:value-type="string" calcext:value-type="string">
            <text:p>both</text:p>
          </table:table-cell>
          <table:table-cell table:number-columns-repeated="4"/>
          <table:table-cell office:value-type="string" calcext:value-type="string">
            <text:p>Lampa stołowa Dami Frame całkowicie odmieni Twoje wnętrze! Wpisuje się w najnowsze trendy wnętrzarskie, gdzie zawieszenie żarówek na belce drewna to prawdziwy hit!</text:p>
            <text:p/>
            <text:p>Wysokość: 58.5 cm</text:p>
            <text:p/>
            <text:p>Średnica podstawy: 16 cm</text:p>
            <text:p/>
            <text:p>Długość kabla z wtyczką: 160 cm</text:p>
            <text:p/>
            <text:p>Wysokość klosza: 14 cm</text:p>
            <text:p/>
            <text:p>Średnica klosza: 12 cm</text:p>
            <text:p/>
            <text:p>Lampa jest gotowa do podłączenia do instalacji o napięciu 230 V. </text:p>
            <text:p/>
            <text:p>W komplecie nie ma źródła światła. Takowe należy zakupić we własnym zakresie. Lampa wyposażona jest w 2 gwinty na E27, każdy o maksymalnym poborze mocy 10W. </text:p>
            <text:p/>
            <text:p>Zalecamy użycie dekoracyjnych żarówek, by jeszcze bardziej podkreślić charakter lampy.</text:p>
            <text:p/>
            <text:p>Lampa stołowa Dami Frame będzie wspaniałym uzupełnieniem tak klasycznej, jak i nowoczesnej aranżacji. Najlepiej prezentować się w salonie, gabinecie czy pokoju nastolatka.</text:p>
            <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289_103027_0.jpg, https://www.lampyiswiatlo.pl/media/catalog/product/cache/dc8ebad46b1b99eec05144e062f13606/1/0/5289_103027_0.jpg</text:p>
          </table:table-cell>
          <table:table-cell office:value-type="string" calcext:value-type="string">
            <text:p>Rustykalna lampa stołowa czarna drewno 2-źródła światła - Dami Fram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371" calcext:value-type="float">
            <text:p>371</text:p>
          </table:table-cell>
          <table:table-cell office:value-type="float" office:value="1" calcext:value-type="float">
            <text:p>1</text:p>
          </table:table-cell>
          <table:table-cell office:value-type="string" calcext:value-type="string">
            <text:p>Industrialna lampa stołowa czarna - Arthur</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9188" calcext:value-type="float">
            <text:p>8718881109188</text:p>
          </table:table-cell>
          <table:table-cell table:number-columns-repeated="9"/>
          <table:table-cell office:value-type="float" office:value="138" calcext:value-type="float">
            <text:p>138</text:p>
          </table:table-cell>
          <table:table-cell table:number-columns-repeated="3"/>
          <table:table-cell office:value-type="string" calcext:value-type="string">
            <text:p>both</text:p>
          </table:table-cell>
          <table:table-cell table:number-columns-repeated="4"/>
          <table:table-cell office:value-type="string" calcext:value-type="string">
            <text:p>Super nowoczesna i bardzo modna lampa podłogowa, której klosz wykonany został z grubego, czarnego drutu. </text:p>
            <text:p/>
            <text:p>Lampa stołowa Arthur jest gotowa do podłączenia do instalacji o napięciu 230 V. Maksymalny pobór mocy wynosi 40W. W komplecie nie ma źródła światła. Takowe należy zakupić we własnym zakresie. Zalecamy użycie żarówki LED. Lampa wyposażona jest w gwint na E27. </text:p>
            <text:p/>
            <text:p>Całkowita wysokość lampy: 25 cm</text:p>
            <text:p/>
            <text:p>Średnica klosza: 25 cm</text:p>
            <text:p/>
            <text:p>Średnica podstawy: 20 cm</text:p>
            <text:p/>
            <text:p>Długość przewodu z wtyczką: 180 zł</text:p>
            <text:p/>
            <text:p>Aby podkreślić charakter lampy wybierz dekoracyjną żarówkę z widocznym żarnikiem. </text:p>
            <text:p/>
            <text:p>Lampa stołowa Artur będzie cudownym dodatkiem do industrialnego bądź loftowego wnętrza.</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776_102434_0.jpg, https://www.lampyiswiatlo.pl/media/catalog/product/cache/dc8ebad46b1b99eec05144e062f13606/1/0/4776_102434_0.jpg</text:p>
          </table:table-cell>
          <table:table-cell office:value-type="string" calcext:value-type="string">
            <text:p>Industrialna lampa stołowa czarna - Arthu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72" calcext:value-type="float">
            <text:p>372</text:p>
          </table:table-cell>
          <table:table-cell office:value-type="float" office:value="1" calcext:value-type="float">
            <text:p>1</text:p>
          </table:table-cell>
          <table:table-cell office:value-type="string" calcext:value-type="string">
            <text:p>Lampa stołowa czarna z mosiądzem w tym LED z USB - Edward</text:p>
          </table:table-cell>
          <table:table-cell office:value-type="string" calcext:value-type="string">
            <text:p>Lampy stołowe</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2293" calcext:value-type="float">
            <text:p>8718881122293</text:p>
          </table:table-cell>
          <table:table-cell table:number-columns-repeated="9"/>
          <table:table-cell office:value-type="float" office:value="92" calcext:value-type="float">
            <text:p>92</text:p>
          </table:table-cell>
          <table:table-cell table:number-columns-repeated="3"/>
          <table:table-cell office:value-type="string" calcext:value-type="string">
            <text:p>both</text:p>
          </table:table-cell>
          <table:table-cell table:number-columns-repeated="4"/>
          <table:table-cell office:value-type="string" calcext:value-type="string">
            <text:p>Szukasz ładnej lampy stołowej do czytania gazety, książki lub podczas pracy? Wtedy Edward jest tym, czego szukasz! Ta lampa stołowa jest wykonana z aluminium z plastikiem i wykończona w kolorze czarnym z mosiądzem. Ma całkowitą wysokość 45 cm, długość 32 cm i szerokość 17 cm. Podstawa ma średnicę 17 cm. Edward jest dostarczany z przewodem (130 cm) i wtyczką. Lampa stołowa posiada niewymienne oświetlenie LED o strumieniu świetlnym 480 lumenów i 3000-6000 kelwinów. Jasność jest bardzo wysoka, ale na szczęście regulowana. Na nogach lampy stołowej znajdują się różne pozycje, aby dostosować intensywność światła, dzięki czemu zawsze masz pożądane światło. Lampa stołowa posiada również złącze USB do np. ładowania smartfona. Lampa stołowa Edward jest tym czego szukasz!</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191_103913_0.jpg, https://www.lampyiswiatlo.pl/media/catalog/product/cache/dc8ebad46b1b99eec05144e062f13606/1/0/6191_103913_0.jpg</text:p>
          </table:table-cell>
          <table:table-cell office:value-type="string" calcext:value-type="string">
            <text:p>Lampa stołowa czarna z mosiądzem w tym LED z USB - Edward</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73" calcext:value-type="float">
            <text:p>373</text:p>
          </table:table-cell>
          <table:table-cell office:value-type="float" office:value="1" calcext:value-type="float">
            <text:p>1</text:p>
          </table:table-cell>
          <table:table-cell office:value-type="string" calcext:value-type="string">
            <text:p>Nowoczesna lampa stołowa czarna 20 cm - Pua</text:p>
          </table:table-cell>
          <table:table-cell office:value-type="string" calcext:value-type="string">
            <text:p>Lampy stołow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9101" calcext:value-type="float">
            <text:p>8718881119101</text:p>
          </table:table-cell>
          <table:table-cell table:number-columns-repeated="9"/>
          <table:table-cell office:value-type="float" office:value="108" calcext:value-type="float">
            <text:p>108</text:p>
          </table:table-cell>
          <table:table-cell table:number-columns-repeated="3"/>
          <table:table-cell office:value-type="string" calcext:value-type="string">
            <text:p>both</text:p>
          </table:table-cell>
          <table:table-cell table:number-columns-repeated="4"/>
          <table:table-cell office:value-type="string" calcext:value-type="string">
            <text:p>Wyjątkowa lampa stołowa, nasza Pua. Ładnie wykończona w czarnym kolorze i super fajnym falistym kształcie. Zapewnia idealne oświetlenie nastrojowe w sypialni jako lampka nocna, ale także tworzy nastrój w salonie. Lampa ma średnicę 20 cm i wysokość 20,5 cm. Źródło światła jest widoczne w lampie, więc bez problemu możesz wybrać swój własny wariant! Dlatego wybierz ładne źródło światła, które pasuje do oprawy E27 (maks. 40 W). Lampa stołowa jest ściemniana za pomocą zewnętrznego ściemniacza (ściemniacz nie wchodzi w skład zestawu). Jest to bardzo przytulna lampa na wieczór. Dodaj elegancji do swojego domu dzięki naszej lampie stołowej Pua.</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904_103509_0.jpg, https://www.lampyiswiatlo.pl/media/catalog/product/cache/dc8ebad46b1b99eec05144e062f13606/1/0/7904_103509_0.jpg</text:p>
          </table:table-cell>
          <table:table-cell office:value-type="string" calcext:value-type="string">
            <text:p>Nowoczesna lampa stołowa czarna 20 cm - Pu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74" calcext:value-type="float">
            <text:p>374</text:p>
          </table:table-cell>
          <table:table-cell office:value-type="float" office:value="1" calcext:value-type="float">
            <text:p>1</text:p>
          </table:table-cell>
          <table:table-cell office:value-type="string" calcext:value-type="string">
            <text:p>Designerska lampa stołowa czarna ze złotem 30 cm - Melone</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390" calcext:value-type="float">
            <text:p>8718881098390</text:p>
          </table:table-cell>
          <table:table-cell table:number-columns-repeated="9"/>
          <table:table-cell office:value-type="float" office:value="103" calcext:value-type="float">
            <text:p>103</text:p>
          </table:table-cell>
          <table:table-cell table:number-columns-repeated="3"/>
          <table:table-cell office:value-type="string" calcext:value-type="string">
            <text:p>both</text:p>
          </table:table-cell>
          <table:table-cell table:number-columns-repeated="4"/>
          <table:table-cell office:value-type="string" calcext:value-type="string">
            <text:p>Lampa stołowa Melone z pewnością nie jest typową lampą stołową. Ten wyjątkowy przedmiot stanowi super nastrojowy dodatek do Twojego wnętrza, który jednocześnie rozprowadza światło w wyjątkowy sposób w całym pomieszczeniu. Lampa stołowa wykonana jest ze stali ze szkłem, co zapewnia luksusowy wygląd. Lampa ma wysokość 29 cm i średnicę 30 cm. Podstawa ma wysokość 3 cm i średnicę 15 cm. Ta lampa stołowa jest wyposażona w przewód (200 cm) z wtyczką, dzięki czemu możesz łatwo ustawić lampę tam, gdzie chcesz, aby nastrojowe oświetlenie. Wybierz źródło światła o mocy do 8 W z oprawą E27 i uzupełnij lampę. Ta lampa stołowa jest również ściemniana za pomocą zewnętrznego ściemniacza. Źródło światła i ściemniacz nie są dołączone. Spraw, aby Twoje wnętrze było wyjątkowe i nadaj swojemu domowi odrobinę designu dzięki lampie stołowej Melone!</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5870_98441_0.jpg, https://www.lampyiswiatlo.pl/media/catalog/product/cache/dc8ebad46b1b99eec05144e062f13606/9/8/5870_98441_0.jpg</text:p>
          </table:table-cell>
          <table:table-cell office:value-type="string" calcext:value-type="string">
            <text:p>Designerska lampa stołowa czarna ze złotem 30 cm - Melon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75" calcext:value-type="float">
            <text:p>375</text:p>
          </table:table-cell>
          <table:table-cell office:value-type="float" office:value="1" calcext:value-type="float">
            <text:p>1</text:p>
          </table:table-cell>
          <table:table-cell office:value-type="string" calcext:value-type="string">
            <text:p>Orientalna lampa stołowa złoto-różowy abażur z frędzlami - Franxa</text:p>
          </table:table-cell>
          <table:table-cell office:value-type="string" calcext:value-type="string">
            <text:p>Lampy stołowe</text:p>
          </table:table-cell>
          <table:table-cell office:value-type="float" office:value="345" calcext:value-type="float">
            <text:p>3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8913" calcext:value-type="float">
            <text:p>8718881118913</text:p>
          </table:table-cell>
          <table:table-cell table:number-columns-repeated="9"/>
          <table:table-cell office:value-type="float" office:value="30" calcext:value-type="float">
            <text:p>30</text:p>
          </table:table-cell>
          <table:table-cell table:number-columns-repeated="3"/>
          <table:table-cell office:value-type="string" calcext:value-type="string">
            <text:p>both</text:p>
          </table:table-cell>
          <table:table-cell table:number-columns-repeated="4"/>
          <table:table-cell office:value-type="string" calcext:value-type="string">
            <text:p>Ta atrakcyjna lampa stołowa jest wykończona złotą podstawą i jasnoróżowym kloszem z frędzlami. Luksusowy dodatek do Twojego domu! Uderzający klosz zapewnia rozproszone światło, tworząc w ten sposób przytulną atmosferę w domu. Lampa stołowa ma wysokość 52 cm, a klosz ma średnicę 30 cm. Dostarczony przewód ma 200 cm długości. Uzupełnij tę klimatyczną lampę stołową o źródło światła E27 o maksymalnej mocy 40 W. Uwaga: to źródło światła nie jest dołączone i należy je zamówić osobno. Aby wieczorem było jeszcze przytulniej, Franxa można również ściemniać za pomocą zewnętrznego ściemniacza (brak w zestawie). Luksusowy dodatek do Twojego biura, sypialni lub jako przyciągający wzrok w salonie. Wprowadź wschodni klimat do swojego domu już teraz!</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458_103490_0.jpg, https://www.lampyiswiatlo.pl/media/catalog/product/cache/dc8ebad46b1b99eec05144e062f13606/1/0/5458_103490_0.jpg</text:p>
          </table:table-cell>
          <table:table-cell office:value-type="string" calcext:value-type="string">
            <text:p>Orientalna lampa stołowa złoto-różowy abażur z frędzlami - Franx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76" calcext:value-type="float">
            <text:p>376</text:p>
          </table:table-cell>
          <table:table-cell office:value-type="float" office:value="1" calcext:value-type="float">
            <text:p>1</text:p>
          </table:table-cell>
          <table:table-cell office:value-type="string" calcext:value-type="string">
            <text:p>Lampa stołowa vintage mosiężna - Aap Sta</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1272" calcext:value-type="float">
            <text:p>8718881121272</text:p>
          </table:table-cell>
          <table:table-cell table:number-columns-repeated="9"/>
          <table:table-cell office:value-type="float" office:value="115" calcext:value-type="float">
            <text:p>115</text:p>
          </table:table-cell>
          <table:table-cell table:number-columns-repeated="3"/>
          <table:table-cell office:value-type="string" calcext:value-type="string">
            <text:p>both</text:p>
          </table:table-cell>
          <table:table-cell table:number-columns-repeated="4"/>
          <table:table-cell office:value-type="string" calcext:value-type="string">
            <text:p>Dzięki tej wesołej lampie stołowej natychmiast wprowadzisz atmosferę dżungli do swojego domu! Monkey Sta to, jak sama nazwa wskazuje, małpa, która posiada źródło światła. Lampa stołowa wykonana jest z aluminium ze stalą i wykończona w mosiądzu. Ma wysokość 30 cm, długość 23 cm i szerokość 20 cm. Lampa stołowa jest dostarczana z przewodem (200 cm) i wtyczką. Wykończ lampę stołową źródłem światła z oprawką E27 (maks. 25 Watt). Nie zapomnij zamówić ich osobno. Możesz podłączyć lampę do zewnętrznego ściemniacza, jeśli chcesz stworzyć dodatkową atmosferę w pomieszczeniu. Aap Sta to piękny element przyciągający wzrok do salonu, na stolik nocny lub do biura. Ożyw swoje wnętrze lampą stołową Aap Sta!</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913_103814_0.jpg, https://www.lampyiswiatlo.pl/media/catalog/product/cache/dc8ebad46b1b99eec05144e062f13606/1/0/5913_103814_0.jpg</text:p>
          </table:table-cell>
          <table:table-cell office:value-type="string" calcext:value-type="string">
            <text:p>Lampa stołowa vintage mosiężna - Aap St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77" calcext:value-type="float">
            <text:p>377</text:p>
          </table:table-cell>
          <table:table-cell office:value-type="float" office:value="1" calcext:value-type="float">
            <text:p>1</text:p>
          </table:table-cell>
          <table:table-cell office:value-type="string" calcext:value-type="string">
            <text:p>Moderne tafellamp zwart met kap zebra 25 cm - Simplo</text:p>
          </table:table-cell>
          <table:table-cell office:value-type="string" calcext:value-type="string">
            <text:p>Lampy stołow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5287" calcext:value-type="float">
            <text:p>8718881125287</text:p>
          </table:table-cell>
          <table:table-cell table:number-columns-repeated="9"/>
          <table:table-cell office:value-type="float" office:value="32" calcext:value-type="float">
            <text:p>32</text:p>
          </table:table-cell>
          <table:table-cell table:number-columns-repeated="3"/>
          <table:table-cell office:value-type="string" calcext:value-type="string">
            <text:p>both</text:p>
          </table:table-cell>
          <table:table-cell table:number-columns-repeated="4"/>
          <table:table-cell office:value-type="string" calcext:value-type="string">
            <text:p>Brak opisu</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030_104197_0.jpg, https://www.lampyiswiatlo.pl/media/catalog/product/cache/dc8ebad46b1b99eec05144e062f13606/1/0/4030_104197_0.jpg</text:p>
          </table:table-cell>
          <table:table-cell office:value-type="string" calcext:value-type="string">
            <text:p>Moderne tafellamp zwart met kap zebra 25 cm - Simp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378" calcext:value-type="float">
            <text:p>378</text:p>
          </table:table-cell>
          <table:table-cell office:value-type="float" office:value="1" calcext:value-type="float">
            <text:p>1</text:p>
          </table:table-cell>
          <table:table-cell office:value-type="string" calcext:value-type="string">
            <text:p>Lampa stołowa regulowana złota/mosiądz klosz plisowany kremowy 35cm - Parte</text:p>
          </table:table-cell>
          <table:table-cell office:value-type="string" calcext:value-type="string">
            <text:p>Lampy stołowe</text:p>
          </table:table-cell>
          <table:table-cell office:value-type="float" office:value="405" calcext:value-type="float">
            <text:p>4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0451" calcext:value-type="float">
            <text:p>8718881100451</text:p>
          </table:table-cell>
          <table:table-cell table:number-columns-repeated="9"/>
          <table:table-cell office:value-type="float" office:value="113" calcext:value-type="float">
            <text:p>113</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plisowany klosz nadaje lampie elegancji i ponadczasowego charakteru.</text:p>
            <text:p/>
            <text:p>Wysokość regulowana w zakresie (bez klosza): 34-50 cm</text:p>
            <text:p/>
            <text:p>Wysokość regulowana w zakresie (z kloszem): 54-69 cm</text:p>
            <text:p/>
            <text:p>Średnica podstawy: 14 cm</text:p>
            <text:p/>
            <text:p>Średnica klosza: 35 cm</text:p>
            <text:p/>
            <text:p>Wysokość klosza: 21 cm</text:p>
            <text:p/>
            <text:p>Długość kabla z wtyczką: 20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6865_98542_0.jpg, https://www.lampyiswiatlo.pl/media/catalog/product/cache/dc8ebad46b1b99eec05144e062f13606/9/8/6865_98542_0.jpg</text:p>
          </table:table-cell>
          <table:table-cell office:value-type="string" calcext:value-type="string">
            <text:p>Lampa stołowa regulowana złota/mosiądz klosz plisowany kremowy 35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1">
          <table:table-cell office:value-type="float" office:value="379" calcext:value-type="float">
            <text:p>379</text:p>
          </table:table-cell>
          <table:table-cell office:value-type="float" office:value="1" calcext:value-type="float">
            <text:p>1</text:p>
          </table:table-cell>
          <table:table-cell office:value-type="string" calcext:value-type="string">
            <text:p>Lampa stołowa regulowana czarna klosz lniany szarobrązowy 35cm - Parte</text:p>
          </table:table-cell>
          <table:table-cell office:value-type="string" calcext:value-type="string">
            <text:p>Lampy stołowe</text:p>
          </table:table-cell>
          <table:table-cell office:value-type="float" office:value="389" calcext:value-type="float">
            <text:p>3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0284" calcext:value-type="float">
            <text:p>8718881100284</text:p>
          </table:table-cell>
          <table:table-cell table:number-columns-repeated="9"/>
          <table:table-cell office:value-type="float" office:value="143" calcext:value-type="float">
            <text:p>143</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klosz nadaje lampie elegancji i ponadczasowego charakteru.</text:p>
            <text:p/>
            <text:p>Wysokość regulowana w zakresie (bez klosza): 34-50 cm</text:p>
            <text:p/>
            <text:p>Wysokość regulowana w zakresie (z kloszem): 54.5-69.5 cm</text:p>
            <text:p/>
            <text:p>Średnica podstawy: 14 cm</text:p>
            <text:p/>
            <text:p>Średnica klosza (góra): 30 cm</text:p>
            <text:p/>
            <text:p>Średnica klosza (dół): 35 cm</text:p>
            <text:p/>
            <text:p>Wysokość klosza: 20 cm</text:p>
            <text:p/>
            <text:p>Długość kabla z wtyczką: 20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3737_98524_0.jpg, https://www.lampyiswiatlo.pl/media/catalog/product/cache/dc8ebad46b1b99eec05144e062f13606/9/8/3737_98524_0.jpg</text:p>
          </table:table-cell>
          <table:table-cell office:value-type="string" calcext:value-type="string">
            <text:p>Lampa stołowa regulowana czarna klosz lniany szarobrązowy 35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380" calcext:value-type="float">
            <text:p>380</text:p>
          </table:table-cell>
          <table:table-cell office:value-type="float" office:value="1" calcext:value-type="float">
            <text:p>1</text:p>
          </table:table-cell>
          <table:table-cell office:value-type="string" calcext:value-type="string">
            <text:p>Klasyczna lampa bankierka mosiądz szkło zielone - Banker</text:p>
          </table:table-cell>
          <table:table-cell office:value-type="string" calcext:value-type="string">
            <text:p>Lampy stołowe</text:p>
          </table:table-cell>
          <table:table-cell office:value-type="float" office:value="449" calcext:value-type="float">
            <text:p>4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429" calcext:value-type="float">
            <text:p>8718881110429</text:p>
          </table:table-cell>
          <table:table-cell table:number-columns-repeated="9"/>
          <table:table-cell office:value-type="float" office:value="116" calcext:value-type="float">
            <text:p>116</text:p>
          </table:table-cell>
          <table:table-cell table:number-columns-repeated="3"/>
          <table:table-cell office:value-type="string" calcext:value-type="string">
            <text:p>both</text:p>
          </table:table-cell>
          <table:table-cell table:number-columns-repeated="4"/>
          <table:table-cell office:value-type="string" calcext:value-type="string">
            <text:p>Prawdziwy klasyk w naszej ofercie: lampa notarialna inaczej zwaną bankierką! </text:p>
            <text:p/>
            <text:p>Wysokość: 34.5 cm</text:p>
            <text:p/>
            <text:p>Długość klosza: 26.5 cm</text:p>
            <text:p/>
            <text:p>Długość kabla z wtyczką: 160 cm</text:p>
            <text:p/>
            <text:p>Lampa jest gotowa do podłączenia do instalacji o napięciu 230 V. Maksymalny pobór mocy wynosi 60W. W komplecie nie ma źródła światła. Takowe należy zakupić we własnym zakresie. Lampa wyposażona jest w gwint na E27. </text:p>
            <text:p/>
            <text:p>Szklane lampy są ponadczasowe i świetnie odnajdą się w każdej aranżacji.</text:p>
            <text:p/>
            <text:p>Z lampą Banker Twoje biurko nabierze szyku!</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731_102606_0.jpg, https://www.lampyiswiatlo.pl/media/catalog/product/cache/dc8ebad46b1b99eec05144e062f13606/1/0/4731_102606_0.jpg</text:p>
          </table:table-cell>
          <table:table-cell office:value-type="string" calcext:value-type="string">
            <text:p>Klasyczna lampa bankierka mosiądz szkło zielone - Banke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81" calcext:value-type="float">
            <text:p>381</text:p>
          </table:table-cell>
          <table:table-cell office:value-type="float" office:value="1" calcext:value-type="float">
            <text:p>1</text:p>
          </table:table-cell>
          <table:table-cell office:value-type="string" calcext:value-type="string">
            <text:p>Nowoczesna lampa stołowa czarna z bambusem - Bambuk</text:p>
          </table:table-cell>
          <table:table-cell office:value-type="string" calcext:value-type="string">
            <text:p>Lampy stołowe</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9170" calcext:value-type="float">
            <text:p>8718881119170</text:p>
          </table:table-cell>
          <table:table-cell table:number-columns-repeated="9"/>
          <table:table-cell office:value-type="float" office:value="60" calcext:value-type="float">
            <text:p>60</text:p>
          </table:table-cell>
          <table:table-cell table:number-columns-repeated="3"/>
          <table:table-cell office:value-type="string" calcext:value-type="string">
            <text:p>both</text:p>
          </table:table-cell>
          <table:table-cell table:number-columns-repeated="4"/>
          <table:table-cell office:value-type="string" calcext:value-type="string">
            <text:p>Ta fajna, nowoczesna lampa stołowa sprawi, że Twoje wnętrze będzie odrobinę ciaśniejsze! Biały klosz w lampie zapewnia przyjemne rozprowadzenie światła. Lampa ma wysokość 25 cm i średnicę 25 cm. Podstawa ma średnicę 12 cm. Do tej lampy stołowej dołączony jest przewód (200 cm) z wtyczką. Uzupełnij tę lampę stołową o źródło światła E27 o mocy do 40 watów. Chcesz przyciemnić oświetlenie? Jest to możliwe dzięki zewnętrznemu ściemniaczowi! Uwaga: źródło światła i ściemniacz nie są dołączone. Ta lampa stołowa to prawdziwy dodatek do Twojego salonu, na stoliku nocnym lub na biurku. Zapewnij swojemu nowoczesnemu wnętrzu idealne oświetlenie nastrojowe, funkcjonalne lub podstawowe. Niech Twój dom zabłyśnie dzięki lampie stołowej Bambuk!</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049_103516_0.jpg, https://www.lampyiswiatlo.pl/media/catalog/product/cache/dc8ebad46b1b99eec05144e062f13606/1/0/4049_103516_0.jpg</text:p>
          </table:table-cell>
          <table:table-cell office:value-type="string" calcext:value-type="string">
            <text:p>Nowoczesna lampa stołowa czarna z bambusem - Bambu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82" calcext:value-type="float">
            <text:p>382</text:p>
          </table:table-cell>
          <table:table-cell office:value-type="float" office:value="1" calcext:value-type="float">
            <text:p>1</text:p>
          </table:table-cell>
          <table:table-cell office:value-type="string" calcext:value-type="string">
            <text:p>Nowoczesna lampa stołowa na statyw mosiężny - Wire</text:p>
          </table:table-cell>
          <table:table-cell office:value-type="string" calcext:value-type="string">
            <text:p>Lampy stołow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8456" calcext:value-type="float">
            <text:p>8718881118456</text:p>
          </table:table-cell>
          <table:table-cell table:number-columns-repeated="9"/>
          <table:table-cell office:value-type="float" office:value="75" calcext:value-type="float">
            <text:p>75</text:p>
          </table:table-cell>
          <table:table-cell table:number-columns-repeated="3"/>
          <table:table-cell office:value-type="string" calcext:value-type="string">
            <text:p>both</text:p>
          </table:table-cell>
          <table:table-cell table:number-columns-repeated="4"/>
          <table:table-cell office:value-type="string" calcext:value-type="string">
            <text:p>Ta urocza lampa stołowa to absolutny must have! Złoty kolor i subtelny kaptur dodadzą Twojemu wnętrzu odrobiny dodatkowego charakteru. Lampa ma wysokość 56 cm i średnicę 25 cm i jest dostarczana z przewodem (190 cm) z wtyczką. Wybierz ładne źródło światła E27 (maks. 40 W), aby uzupełnić tę lampę (źródło światła nie jest dołączone). Wolisz przyciemnić lampę? Jest to możliwe dzięki zewnętrznemu ściemniaczowi. Uwaga: to nie jest wliczone w cenę. Lampa stołowa Wire może całkowicie rozjaśnić Twój nowoczesny, romantyczny lub botaniczny styl życia i jest idealna jako oświetlenie podstawowe lub nastrojowe w Twoim wnętrz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536_103447_0.jpg, https://www.lampyiswiatlo.pl/media/catalog/product/cache/dc8ebad46b1b99eec05144e062f13606/1/0/6536_103447_0.jpg</text:p>
          </table:table-cell>
          <table:table-cell office:value-type="string" calcext:value-type="string">
            <text:p>Nowoczesna lampa stołowa na statyw mosiężny - Wir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83" calcext:value-type="float">
            <text:p>383</text:p>
          </table:table-cell>
          <table:table-cell office:value-type="float" office:value="1" calcext:value-type="float">
            <text:p>1</text:p>
          </table:table-cell>
          <table:table-cell office:value-type="string" calcext:value-type="string">
            <text:p>Lampa stołowa czarna z diodą LED RGBV i złączem USB - Manuel</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2279" calcext:value-type="float">
            <text:p>8718881122279</text:p>
          </table:table-cell>
          <table:table-cell table:number-columns-repeated="9"/>
          <table:table-cell office:value-type="float" office:value="88" calcext:value-type="float">
            <text:p>88</text:p>
          </table:table-cell>
          <table:table-cell table:number-columns-repeated="3"/>
          <table:table-cell office:value-type="string" calcext:value-type="string">
            <text:p>both</text:p>
          </table:table-cell>
          <table:table-cell table:number-columns-repeated="4"/>
          <table:table-cell office:value-type="string" calcext:value-type="string">
            <text:p>Manuel to super fajna lampa stołowa. Nie tylko ze względu na piękny design, ale można go również regulować w jasnym kolorze. Oprócz prostego użycia oświetlenia LED, kolor światła stopy można dostosować do czerwonego, zielonego, niebieskiego i fioletowego. Manuel ma strumień świetlny 450 lumenów i 3000-6000 kelwinów. Część do czytania lampy stołowej można przyciemniać, dzięki czemu zawsze masz idealną intensywność światła! Manuel jest wykonany z aluminium z plastikiem i wykończony na czarno. Ma wysokość 45 cm, długość 32 cm i szerokość 17 cm. Podstawa ma średnicę 17 cm. Manuel jest dostarczany z przewodem (130 cm) i wtyczką. Zapewnij przyjemne oświetlenie w biurze lub w domu podczas czytania gazety dzięki lampie stołowej Manuel!</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241_103911_0.jpg, https://www.lampyiswiatlo.pl/media/catalog/product/cache/dc8ebad46b1b99eec05144e062f13606/1/0/8241_103911_0.jpg</text:p>
          </table:table-cell>
          <table:table-cell office:value-type="string" calcext:value-type="string">
            <text:p>Lampa stołowa czarna z diodą LED RGBV i złączem USB - Manue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384" calcext:value-type="float">
            <text:p>384</text:p>
          </table:table-cell>
          <table:table-cell office:value-type="float" office:value="1" calcext:value-type="float">
            <text:p>1</text:p>
          </table:table-cell>
          <table:table-cell office:value-type="string" calcext:value-type="string">
            <text:p>Designerska lampa stołowa szara - Esra</text:p>
          </table:table-cell>
          <table:table-cell office:value-type="string" calcext:value-type="string">
            <text:p>Lampy stołowe</text:p>
          </table:table-cell>
          <table:table-cell office:value-type="float" office:value="379" calcext:value-type="float">
            <text:p>37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25536" calcext:value-type="float">
            <text:p>4017807425536</text:p>
          </table:table-cell>
          <table:table-cell table:number-columns-repeated="9"/>
          <table:table-cell office:value-type="float" office:value="58" calcext:value-type="float">
            <text:p>58</text:p>
          </table:table-cell>
          <table:table-cell table:number-columns-repeated="3"/>
          <table:table-cell office:value-type="string" calcext:value-type="string">
            <text:p>both</text:p>
          </table:table-cell>
          <table:table-cell table:number-columns-repeated="4"/>
          <table:table-cell office:value-type="string" calcext:value-type="string">
            <text:p>Efektowna lampa stołowa przeznaczona dla miłośników nowoczesnych rozwiązań, którzy uwielbiają minimalizm połączony z wysoką jakością i funkcjonalnością.</text:p>
            <text:p/>
            <text:p>Wysokość: 45 cm</text:p>
            <text:p/>
            <text:p>Średnica podstawy: 15 cm</text:p>
            <text:p/>
            <text:p>Średnica klosza: 25 cm</text:p>
            <text:p/>
            <text:p>Wysokość: 16 cm</text:p>
            <text:p/>
            <text:p>Długość kabla z wtyczką: 170 cm</text:p>
            <text:p/>
            <text:p>Lampa jest gotowa do podłączenia do instalacji o napięciu 230V. W komplecie nie ma źródła światła. Takowe należy zakupić we własnym zakresie. Lampa wyposażona jest w 2 gwinty na E14, każdy o maksymalnym poborze mocy do 15W.</text:p>
            <text:p/>
            <text:p>Lampa stołowa Esra będzie prawdziwą ozdobą Twojego wnętrza!</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203_102077_0.jpg, https://www.lampyiswiatlo.pl/media/catalog/product/cache/dc8ebad46b1b99eec05144e062f13606/1/0/1203_102077_0.jpg</text:p>
          </table:table-cell>
          <table:table-cell office:value-type="string" calcext:value-type="string">
            <text:p>Designerska lampa stołowa szara - Es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85" calcext:value-type="float">
            <text:p>385</text:p>
          </table:table-cell>
          <table:table-cell office:value-type="float" office:value="1" calcext:value-type="float">
            <text:p>1</text:p>
          </table:table-cell>
          <table:table-cell office:value-type="string" calcext:value-type="string">
            <text:p>Wiejska lampa stołowa czarna z rattanem - Treccia</text:p>
          </table:table-cell>
          <table:table-cell office:value-type="string" calcext:value-type="string">
            <text:p>Lampy stołowe</text:p>
          </table:table-cell>
          <table:table-cell office:value-type="float" office:value="349" calcext:value-type="float">
            <text:p>3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43689969998" calcext:value-type="float">
            <text:p>4043689969998</text:p>
          </table:table-cell>
          <table:table-cell table:number-columns-repeated="9"/>
          <table:table-cell office:value-type="float" office:value="44" calcext:value-type="float">
            <text:p>44</text:p>
          </table:table-cell>
          <table:table-cell table:number-columns-repeated="3"/>
          <table:table-cell office:value-type="string" calcext:value-type="string">
            <text:p>both</text:p>
          </table:table-cell>
          <table:table-cell table:number-columns-repeated="4"/>
          <table:table-cell office:value-type="string" calcext:value-type="string">
            <text:p>Wow, jaka piękna lampa Treccia! Jego wiejski wygląd tworzy przytulną atmosferę w domu. Lampa stołowa wykonana jest z czarnej stali z rattanem. Treccia ma wysokość 42 cm i średnicę 25 cm. Uzupełniasz lampę stołową o źródło światła z oprawą E27 (max. 60 Watt). Wybierz źródło światła, które również ładnie wygląda, bo tak dobrze je widzisz. Oko też czegoś chce! Treccia jest dostarczana z przewodem (150 cm) i wtyczką i można ją ściemniać za pomocą zewnętrznego ściemniacza. Lampa stołowa Treccia idealnie pasuje do Twojego stolika nocnego, bocznego czy biura. Wprowadź przytulność do swojego domu dzięki lampie stołowej Treccia!</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453_103766_0.jpg, https://www.lampyiswiatlo.pl/media/catalog/product/cache/dc8ebad46b1b99eec05144e062f13606/1/0/7453_103766_0.jpg</text:p>
          </table:table-cell>
          <table:table-cell office:value-type="string" calcext:value-type="string">
            <text:p>Wiejska lampa stołowa czarna z rattanem - Trecc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386" calcext:value-type="float">
            <text:p>386</text:p>
          </table:table-cell>
          <table:table-cell office:value-type="float" office:value="1" calcext:value-type="float">
            <text:p>1</text:p>
          </table:table-cell>
          <table:table-cell office:value-type="string" calcext:value-type="string">
            <text:p>Lampa stołowa art deco czarna - Pallon</text:p>
          </table:table-cell>
          <table:table-cell office:value-type="string" calcext:value-type="string">
            <text:p>Lampy stołow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840" calcext:value-type="float">
            <text:p>8718881098840</text:p>
          </table:table-cell>
          <table:table-cell table:number-columns-repeated="9"/>
          <table:table-cell office:value-type="float" office:value="59" calcext:value-type="float">
            <text:p>59</text:p>
          </table:table-cell>
          <table:table-cell table:number-columns-repeated="3"/>
          <table:table-cell office:value-type="string" calcext:value-type="string">
            <text:p>both</text:p>
          </table:table-cell>
          <table:table-cell table:number-columns-repeated="4"/>
          <table:table-cell office:value-type="string" calcext:value-type="string">
            <text:p>Szukasz oryginalnej lampy, która odmieni wnętrze Twojego domu? Lampy z kolekcji Pallon to spełnienie Twoich marzeń. </text:p>
            <text:p> </text:p>
            <text:p>Klasyczna forma zyskała wiele uroku za sprawą połączenia przezroczystego szkła i czerni.</text:p>
            <text:p> </text:p>
            <text:p>Lampa jest gotowa do podłączenia do instalacji o napięciu 230 V. Maksymalny pobór mocy wynosi 25W. W komplecie nie ma źródła światła. Takowe należy zakupić we własnym zakresie. Zalecamy użycie żarówki LED z widocznym żarnikiem, która będzie idealnym dopełnieniem. Lampa wyposażona jest w gwint na E27. </text:p>
            <text:p> </text:p>
            <text:p>Całkowita wysokość lampy: 23 cm</text:p>
            <text:p> </text:p>
            <text:p>Średnica podstawy: 12 cm</text:p>
            <text:p> </text:p>
            <text:p>Średnica szkła: 20 cm</text:p>
            <text:p> </text:p>
            <text:p>Długość przewodu z wtyczką: 155 cm</text:p>
            <text:p> </text:p>
            <text:p>Dzięki zastosowaniu szkła konstrukcja lampy nabrała lekkości, a elementy w czarnym kolorze dodają jej klasy. Świetnie sprawdzi się jako dodatek do sypialni, salonu, przedpokoju czy kuchni.</text:p>
            <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352_98704_0.jpg, https://www.lampyiswiatlo.pl/media/catalog/product/cache/dc8ebad46b1b99eec05144e062f13606/9/8/9352_98704_0.jpg</text:p>
          </table:table-cell>
          <table:table-cell office:value-type="string" calcext:value-type="string">
            <text:p>Lampa stołowa art deco czarna - Pallo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87" calcext:value-type="float">
            <text:p>387</text:p>
          </table:table-cell>
          <table:table-cell office:value-type="float" office:value="1" calcext:value-type="float">
            <text:p>1</text:p>
          </table:table-cell>
          <table:table-cell office:value-type="string" calcext:value-type="string">
            <text:p>Nowoczesna lampa stołowa czarna ze złotem 20 cm - Melone</text:p>
          </table:table-cell>
          <table:table-cell office:value-type="string" calcext:value-type="string">
            <text:p>Lampy stołowe</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352" calcext:value-type="float">
            <text:p>8718881098352</text:p>
          </table:table-cell>
          <table:table-cell table:number-columns-repeated="9"/>
          <table:table-cell office:value-type="float" office:value="66" calcext:value-type="float">
            <text:p>66</text:p>
          </table:table-cell>
          <table:table-cell table:number-columns-repeated="3"/>
          <table:table-cell office:value-type="string" calcext:value-type="string">
            <text:p>both</text:p>
          </table:table-cell>
          <table:table-cell table:number-columns-repeated="4"/>
          <table:table-cell office:value-type="string" calcext:value-type="string">
            <text:p>Lampa stołowa Melone z pewnością nie jest typową lampą stołową. Ten wyjątkowy przedmiot stanowi super nastrojowy dodatek do Twojego wnętrza, który jednocześnie rozprowadza światło w wyjątkowy sposób w całym pomieszczeniu. Lampa stołowa wykonana jest ze stali ze szkłem, co zapewnia luksusowy wygląd. Lampa ma wysokość 20 cm i średnicę 20 cm. Podstawa ma wysokość 3 cm i średnicę 15 cm. Ta lampa stołowa jest wyposażona w przewód (200 cm) z wtyczką, dzięki czemu możesz łatwo ustawić lampę tam, gdzie chcesz, aby nastrojowe oświetlenie. Wybierz źródło światła o mocy do 8 W z oprawą E27 i uzupełnij lampę. Ta lampa stołowa jest również ściemniana za pomocą zewnętrznego ściemniacza. Źródło światła i ściemniacz nie są dołączone. Spraw, aby Twoje wnętrze było wyjątkowe i nadaj swojemu domowi odrobinę designu dzięki lampie stołowej Melon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3507_98440_0.jpg, https://www.lampyiswiatlo.pl/media/catalog/product/cache/dc8ebad46b1b99eec05144e062f13606/9/8/3507_98440_0.jpg</text:p>
          </table:table-cell>
          <table:table-cell office:value-type="string" calcext:value-type="string">
            <text:p>Nowoczesna lampa stołowa czarna ze złotem 20 cm - Melon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88" calcext:value-type="float">
            <text:p>388</text:p>
          </table:table-cell>
          <table:table-cell office:value-type="float" office:value="1" calcext:value-type="float">
            <text:p>1</text:p>
          </table:table-cell>
          <table:table-cell office:value-type="string" calcext:value-type="string">
            <text:p>Wiejska lampa stołowa czarna z drewnem - Jelle</text:p>
          </table:table-cell>
          <table:table-cell office:value-type="string" calcext:value-type="string">
            <text:p>Lampy stołowe</text:p>
          </table:table-cell>
          <table:table-cell office:value-type="float" office:value="255" calcext:value-type="float">
            <text:p>25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3337" calcext:value-type="float">
            <text:p>8718881123337</text:p>
          </table:table-cell>
          <table:table-cell table:number-columns-repeated="9"/>
          <table:table-cell office:value-type="float" office:value="82" calcext:value-type="float">
            <text:p>82</text:p>
          </table:table-cell>
          <table:table-cell table:number-columns-repeated="3"/>
          <table:table-cell office:value-type="string" calcext:value-type="string">
            <text:p>both</text:p>
          </table:table-cell>
          <table:table-cell table:number-columns-repeated="4"/>
          <table:table-cell office:value-type="string" calcext:value-type="string">
            <text:p>Czy Twoje wnętrze może mieć wiejski akcent? Z lampą stołową Jelle będzie dobrze! Połączenie drewna ze stalą sprawia, że jest to również bardzo wytrzymała lampa. Ma wysokość 40 cm, długość 18,5 cm i szerokość 12 cm. Podstawa ma średnicę 12 cm i wysokość 3 cm. Stalowy klosz ma średnicę 7 cm i wysokość 8 cm. Jelle jest dostarczany z przewodem (160 cm) i wtyczką. Zamów źródło światła GU10 (maks. 8 W), aby je uzupełnić. Lampa stołowa jest ściemniana za pomocą zewnętrznego ściemniacza, którego nie ma w zestawie. Jelle idealnie pasuje do salonu, sypialni czy biura. Więc nie wahaj się dłużej!</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702_103998_0.jpg, https://www.lampyiswiatlo.pl/media/catalog/product/cache/dc8ebad46b1b99eec05144e062f13606/1/0/7702_103998_0.jpg</text:p>
          </table:table-cell>
          <table:table-cell office:value-type="string" calcext:value-type="string">
            <text:p>Wiejska lampa stołowa czarna z drewnem - Jell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89" calcext:value-type="float">
            <text:p>389</text:p>
          </table:table-cell>
          <table:table-cell office:value-type="float" office:value="1" calcext:value-type="float">
            <text:p>1</text:p>
          </table:table-cell>
          <table:table-cell office:value-type="string" calcext:value-type="string">
            <text:p>Orientalna lampa stołowa czarna ze sznurkiem - Riki</text:p>
          </table:table-cell>
          <table:table-cell office:value-type="string" calcext:value-type="string">
            <text:p>Lampy stołowe</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445" calcext:value-type="float">
            <text:p>8718881116445</text:p>
          </table:table-cell>
          <table:table-cell table:number-columns-repeated="9"/>
          <table:table-cell office:value-type="float" office:value="84" calcext:value-type="float">
            <text:p>84</text:p>
          </table:table-cell>
          <table:table-cell table:number-columns-repeated="3"/>
          <table:table-cell office:value-type="string" calcext:value-type="string">
            <text:p>both</text:p>
          </table:table-cell>
          <table:table-cell table:number-columns-repeated="4"/>
          <table:table-cell office:value-type="string" calcext:value-type="string">
            <text:p>Wyobraź sobie siebie w orientalnej atmosferze dzięki lampie stołowej Riki! Lina wokół klosza nadaje lampie przyjemny, nastrojowy rozsył światła w pomieszczeniu. Lampa ma wysokość 63 cm i średnicę 27 cm. Do lampy dołączony jest przewód z wtyczką 240 cm. Dzięki źródłu światła E27 możesz uzupełnić tę lampę (brak w zestawie). Lampę Riki można również ściemniać za pomocą zewnętrznego ściemniacza. To nie jest wliczone w cenę. To sprawia, że ta lampa doskonale sprawdza się jako oświetlenie nastrojowe i oświetlenie podstawowe. Szukasz atmosfery? Nie czekaj dłużej i kup lampę stołową Riki!</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188_103241_0.jpg, https://www.lampyiswiatlo.pl/media/catalog/product/cache/dc8ebad46b1b99eec05144e062f13606/1/0/3188_103241_0.jpg</text:p>
          </table:table-cell>
          <table:table-cell office:value-type="string" calcext:value-type="string">
            <text:p>Orientalna lampa stołowa czarna ze sznurkiem - Rik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90" calcext:value-type="float">
            <text:p>390</text:p>
          </table:table-cell>
          <table:table-cell office:value-type="float" office:value="1" calcext:value-type="float">
            <text:p>1</text:p>
          </table:table-cell>
          <table:table-cell office:value-type="string" calcext:value-type="string">
            <text:p>Designerska lampa stołowa czarna ze złotem z przydymionym szkłem - Qara</text:p>
          </table:table-cell>
          <table:table-cell office:value-type="string" calcext:value-type="string">
            <text:p>Lampy stołowe</text:p>
          </table:table-cell>
          <table:table-cell office:value-type="float" office:value="38500" calcext:value-type="float">
            <text:p>38500</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9032" calcext:value-type="float">
            <text:p>8718881129032</text:p>
          </table:table-cell>
          <table:table-cell table:number-columns-repeated="9"/>
          <table:table-cell office:value-type="float" office:value="34" calcext:value-type="float">
            <text:p>34</text:p>
          </table:table-cell>
          <table:table-cell table:number-columns-repeated="3"/>
          <table:table-cell office:value-type="string" calcext:value-type="string">
            <text:p>both</text:p>
          </table:table-cell>
          <table:table-cell table:number-columns-repeated="4"/>
          <table:table-cell office:value-type="string" calcext:value-type="string">
            <text:p>Wow, jaka piękna jest lampa stołowa Qara! Jej szklany klosz ma efekt dymu, który, gdy światło jest włączone, wytwarza więcej ciepła w pomieszczeniu. Prosta konstrukcja sprawia, że sprawdzi się w nowoczesnym lub designerskim wnętrzu. Lampa wykonana jest ze szkła ze stalą i wykończona w kolorze złotym z czarnym. Ma wysokość 59,5 cm, długość 25,5 cm i szerokość 16 cm. Sznurek ma długość 200 cm. Czarna podstawa ma średnicę 18 cm i wysokość 2,5 cm. Szklany klosz ma średnicę 16 cm i wysokość 16 cm. Lampę stołową kończymy źródłem światła z oprawą E27 (maks. 40 Watt). Nie zapomnij zamówić ich osobno. Chcesz, aby w Twoim wnętrzu było jeszcze bardziej przytulnie? Następnie możesz podłączyć ściemniacz do lampy, nie jest to dołączone. Qara to piękna lampa stołowa do salonu, gabinetu lub sypialni. Dodaj stylu swojemu wnętrzu dzięki lampie stołowej Qar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980_104559_0.jpg, https://www.lampyiswiatlo.pl/media/catalog/product/cache/dc8ebad46b1b99eec05144e062f13606/1/0/3980_104559_0.jpg</text:p>
          </table:table-cell>
          <table:table-cell office:value-type="string" calcext:value-type="string">
            <text:p>Designerska lampa stołowa czarna ze złotem z przydymionym szkłem - Qa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391" calcext:value-type="float">
            <text:p>391</text:p>
          </table:table-cell>
          <table:table-cell office:value-type="float" office:value="1" calcext:value-type="float">
            <text:p>1</text:p>
          </table:table-cell>
          <table:table-cell office:value-type="string" calcext:value-type="string">
            <text:p>Klasyczna lampa stołowa czarna klosz kremowy - Taula</text:p>
          </table:table-cell>
          <table:table-cell office:value-type="string" calcext:value-type="string">
            <text:p>Lampy stołowe</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153" calcext:value-type="float">
            <text:p>8718881110153</text:p>
          </table:table-cell>
          <table:table-cell table:number-columns-repeated="9"/>
          <table:table-cell office:value-type="float" office:value="53" calcext:value-type="float">
            <text:p>53</text:p>
          </table:table-cell>
          <table:table-cell table:number-columns-repeated="3"/>
          <table:table-cell office:value-type="string" calcext:value-type="string">
            <text:p>both</text:p>
          </table:table-cell>
          <table:table-cell table:number-columns-repeated="4"/>
          <table:table-cell office:value-type="string" calcext:value-type="string">
            <text:p>Lampy z kolekcji Taula są synonimem przytulności i klasycznej elegancji. </text:p>
            <text:p/>
            <text:p>Wysokość z kloszem: 72.5 cm</text:p>
            <text:p/>
            <text:p>Średnica podstawy: 17 cm</text:p>
            <text:p/>
            <text:p>Średnica klosza (u dołu): 40 cm</text:p>
            <text:p/>
            <text:p>Wysokość klosza: 29 cm</text:p>
            <text:p/>
            <text:p>Długość kabla z wtyczką: 160 cm</text:p>
            <text:p/>
            <text:p>Lampa jest gotowa do podłączenia do instalacji o napięciu 230 V. Maksymalny pobór mocy wynosi 60W. W komplecie nie ma źródła światła. Takowe należy zakupić we własnym zakresie. Lampa wyposażona jest w gwint na E27. </text:p>
            <text:p/>
            <text:p>Lampa stołowa Taula jest nie tylko funkcjonalna, ale i bardzo dekoracyjna. Ożywi i dynamizuje każdą przestrzeń.</text:p>
          </table:table-cell>
          <table:table-cell office:value-type="string" calcext:value-type="string">
            <text:p>okrągły / ścięty stożek</text:p>
          </table:table-cell>
          <table:table-cell office:value-type="string" calcext:value-type="string">
            <text:p>Meta title-okrągły / ścięty stożek</text:p>
          </table:table-cell>
          <table:table-cell office:value-type="string" calcext:value-type="string">
            <text:p>Meta keywords-okrągły / ścięty stożek</text:p>
          </table:table-cell>
          <table:table-cell office:value-type="string" calcext:value-type="string">
            <text:p>Meta description-okrągły / ścięty stożek</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450_102536_0.jpg, https://www.lampyiswiatlo.pl/media/catalog/product/cache/dc8ebad46b1b99eec05144e062f13606/1/0/9450_102536_0.jpg</text:p>
          </table:table-cell>
          <table:table-cell office:value-type="string" calcext:value-type="string">
            <text:p>Klasyczna lampa stołowa czarna klosz kremowy - Taul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92" calcext:value-type="float">
            <text:p>392</text:p>
          </table:table-cell>
          <table:table-cell office:value-type="float" office:value="1" calcext:value-type="float">
            <text:p>1</text:p>
          </table:table-cell>
          <table:table-cell office:value-type="string" calcext:value-type="string">
            <text:p>Lampa stołowa vintage czarna - Monkey Det</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3146" calcext:value-type="float">
            <text:p>8718881123146</text:p>
          </table:table-cell>
          <table:table-cell table:number-columns-repeated="9"/>
          <table:table-cell office:value-type="float" office:value="53" calcext:value-type="float">
            <text:p>53</text:p>
          </table:table-cell>
          <table:table-cell table:number-columns-repeated="3"/>
          <table:table-cell office:value-type="string" calcext:value-type="string">
            <text:p>both</text:p>
          </table:table-cell>
          <table:table-cell table:number-columns-repeated="4"/>
          <table:table-cell office:value-type="string" calcext:value-type="string">
            <text:p>Dzięki tej wesołej lampie stołowej natychmiast wprowadzisz atmosferę dżungli do swojego domu! Monkey Det to, jak sama nazwa wskazuje, małpa siedząca i trzymająca źródło światła. Lampa stołowa wykonana jest z aluminium ze stalą i wykończona w kolorze czarnym. Ma wysokość 25,5 cm, długość 23,5 cm i szerokość 23 cm. Lampa stołowa jest dostarczana z przewodem (200 cm) i wtyczką. Wykończ lampę stołową źródłem światła z oprawką E27 (maks. 25 Watt). Nie zapomnij zamówić ich osobno. Możesz podłączyć lampę do zewnętrznego ściemniacza, jeśli chcesz stworzyć dodatkową atmosferę w pomieszczeniu. Aap Det to piękny element przyciągający wzrok do salonu, na szafkę nocną lub do biura. Ożyw swoje wnętrze lampą stołową Aap Det!</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406_103980_0.jpg, https://www.lampyiswiatlo.pl/media/catalog/product/cache/dc8ebad46b1b99eec05144e062f13606/1/0/8406_103980_0.jpg</text:p>
          </table:table-cell>
          <table:table-cell office:value-type="string" calcext:value-type="string">
            <text:p>Lampa stołowa vintage czarna - Monkey Det</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393" calcext:value-type="float">
            <text:p>393</text:p>
          </table:table-cell>
          <table:table-cell office:value-type="float" office:value="1" calcext:value-type="float">
            <text:p>1</text:p>
          </table:table-cell>
          <table:table-cell office:value-type="string" calcext:value-type="string">
            <text:p>Lampa stołowa mosiądz klosz czarno-złoty 32cm - Simplo</text:p>
          </table:table-cell>
          <table:table-cell office:value-type="string" calcext:value-type="string">
            <text:p>Lampy stołowe</text:p>
          </table:table-cell>
          <table:table-cell office:value-type="float" office:value="349" calcext:value-type="float">
            <text:p>3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7450" calcext:value-type="float">
            <text:p>8718881107450</text:p>
          </table:table-cell>
          <table:table-cell table:number-columns-repeated="9"/>
          <table:table-cell office:value-type="float" office:value="148" calcext:value-type="float">
            <text:p>148</text:p>
          </table:table-cell>
          <table:table-cell table:number-columns-repeated="3"/>
          <table:table-cell office:value-type="string" calcext:value-type="string">
            <text:p>both</text:p>
          </table:table-cell>
          <table:table-cell table:number-columns-repeated="4"/>
          <table:table-cell office:value-type="string" calcext:value-type="string">
            <text:p>Lubisz klasykę w nowoczesnym wydaniu? W takim razie kolekcja lamp Simplo jest stworzona właśnie z myślą o Tobie!</text:p>
            <text:p/>
            <text:p>Klasyczny klosz nadaje lampie elegancji i ponadczasowego charakteru.</text:p>
            <text:p/>
            <text:p>Całkowita wysokość: 52.5 cm</text:p>
            <text:p/>
            <text:p>Wysokość (bez klosza): 39.5 cm</text:p>
            <text:p/>
            <text:p>Średnica podstawy: 14 cm</text:p>
            <text:p/>
            <text:p>Długość kabla z wtyczką: 200 cm</text:p>
            <text:p/>
            <text:p>Średnica klosza: 32 cm</text:p>
            <text:p/>
            <text:p>Wysokość klosza: 18 cm</text:p>
            <text:p/>
            <text:p>Lampa jest gotowa do podłączenia do instalacji o napięciu 230 V. Maksymalny pobór mocy wynosi 60W. W komplecie nie ma źródła światła. Takowe należy zakupić we własnym zakresie. Lampa wyposażona jest w gwint na E27. </text:p>
            <text:p/>
            <text:p>Simplo to doskonała propozycja lampy stołowej dla osób gustujących w nowoczesnych minimalistycznych wnętrzach.</text:p>
          </table:table-cell>
          <table:table-cell office:value-type="string" calcext:value-type="string">
            <text:p>okrągły / ścięty stożek</text:p>
          </table:table-cell>
          <table:table-cell office:value-type="string" calcext:value-type="string">
            <text:p>Meta title-okrągły / ścięty stożek</text:p>
          </table:table-cell>
          <table:table-cell office:value-type="string" calcext:value-type="string">
            <text:p>Meta keywords-okrągły / ścięty stożek</text:p>
          </table:table-cell>
          <table:table-cell office:value-type="string" calcext:value-type="string">
            <text:p>Meta description-okrągły / ścięty stożek</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125_102168_0.jpg, https://www.lampyiswiatlo.pl/media/catalog/product/cache/dc8ebad46b1b99eec05144e062f13606/1/0/8125_102168_0.jpg</text:p>
          </table:table-cell>
          <table:table-cell office:value-type="string" calcext:value-type="string">
            <text:p>Lampa stołowa mosiądz klosz czarno-złoty 32cm - Simp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1">
          <table:table-cell office:value-type="float" office:value="394" calcext:value-type="float">
            <text:p>394</text:p>
          </table:table-cell>
          <table:table-cell office:value-type="float" office:value="1" calcext:value-type="float">
            <text:p>1</text:p>
          </table:table-cell>
          <table:table-cell office:value-type="string" calcext:value-type="string">
            <text:p>Lampa stołowa regulowana złota/mosiądz klosz biały 35cm - Parte</text:p>
          </table:table-cell>
          <table:table-cell office:value-type="string" calcext:value-type="string">
            <text:p>Lampy stołowe</text:p>
          </table:table-cell>
          <table:table-cell office:value-type="float" office:value="399" calcext:value-type="float">
            <text:p>3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0824" calcext:value-type="float">
            <text:p>8718881050824</text:p>
          </table:table-cell>
          <table:table-cell table:number-columns-repeated="9"/>
          <table:table-cell office:value-type="float" office:value="122" calcext:value-type="float">
            <text:p>122</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klosz nadaje lampie elegancji i ponadczasowego charakteru.</text:p>
            <text:p/>
            <text:p>Całkowita wysokość: 70 cm</text:p>
            <text:p/>
            <text:p>Wysokość regulowana w zakresie (bez klosza): 34-50 cm</text:p>
            <text:p/>
            <text:p>Średnica podstawy: 14 cm</text:p>
            <text:p/>
            <text:p>Średnica klosza (góra): 30 cm</text:p>
            <text:p/>
            <text:p>Średnica klosza (dół): 35 cm</text:p>
            <text:p/>
            <text:p>Wysokość klosza: 20 cm</text:p>
            <text:p/>
            <text:p>Długość kabla z wtyczką: 18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1859_93248_0.jpg, https://www.lampyiswiatlo.pl/media/catalog/product/cache/dc8ebad46b1b99eec05144e062f13606/9/3/1859_93248_0.jpg</text:p>
          </table:table-cell>
          <table:table-cell office:value-type="string" calcext:value-type="string">
            <text:p>Lampa stołowa regulowana złota/mosiądz klosz biały 35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395" calcext:value-type="float">
            <text:p>395</text:p>
          </table:table-cell>
          <table:table-cell office:value-type="float" office:value="1" calcext:value-type="float">
            <text:p>1</text:p>
          </table:table-cell>
          <table:table-cell office:value-type="string" calcext:value-type="string">
            <text:p>Lampa stołowa regulowana złota/mosiądz klosz szarobrązowy 35 cm - Parte</text:p>
          </table:table-cell>
          <table:table-cell office:value-type="string" calcext:value-type="string">
            <text:p>Lampy stołowe</text:p>
          </table:table-cell>
          <table:table-cell office:value-type="float" office:value="389" calcext:value-type="float">
            <text:p>3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0444" calcext:value-type="float">
            <text:p>8718881100444</text:p>
          </table:table-cell>
          <table:table-cell table:number-columns-repeated="9"/>
          <table:table-cell office:value-type="float" office:value="84" calcext:value-type="float">
            <text:p>84</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klosz nadaje lampie elegancji i ponadczasowego charakteru.</text:p>
            <text:p/>
            <text:p>Wysokość regulowana w zakresie (bez klosza): 34-50 cm</text:p>
            <text:p/>
            <text:p>Wysokość regulowana w zakresie (z kloszem): 54.5-69.5 cm</text:p>
            <text:p/>
            <text:p>Średnica podstawy: 14 cm</text:p>
            <text:p/>
            <text:p>Średnica klosza: 35 cm</text:p>
            <text:p/>
            <text:p>Wysokość klosza: 20 cm</text:p>
            <text:p/>
            <text:p>Długość kabla z wtyczką: 20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1725_98541_0.jpg, https://www.lampyiswiatlo.pl/media/catalog/product/cache/dc8ebad46b1b99eec05144e062f13606/9/8/1725_98541_0.jpg</text:p>
          </table:table-cell>
          <table:table-cell office:value-type="string" calcext:value-type="string">
            <text:p>Lampa stołowa regulowana złota/mosiądz klosz szarobrązowy 35 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396" calcext:value-type="float">
            <text:p>396</text:p>
          </table:table-cell>
          <table:table-cell office:value-type="float" office:value="1" calcext:value-type="float">
            <text:p>1</text:p>
          </table:table-cell>
          <table:table-cell office:value-type="string" calcext:value-type="string">
            <text:p>Lampa stołowa regulowana czarna klosz welurowy różowy 25cm - Parte</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0222" calcext:value-type="float">
            <text:p>8718881100222</text:p>
          </table:table-cell>
          <table:table-cell table:number-columns-repeated="9"/>
          <table:table-cell office:value-type="float" office:value="84" calcext:value-type="float">
            <text:p>84</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welurowy klosz nadaje lampie elegancji i ponadczasowego charakteru, a złote wnętrze sprawia, że emitowane światło jest ciepłe i nastrojowe.</text:p>
            <text:p/>
            <text:p>Wysokość regulowana w zakresie (bez klosza): 59-74 cm</text:p>
            <text:p/>
            <text:p>Wysokość regulowana w zakresie (z kloszem): 45-61 cm</text:p>
            <text:p/>
            <text:p>Średnica podstawy: 14 cm</text:p>
            <text:p/>
            <text:p>Średnica klosza: 25 cm</text:p>
            <text:p/>
            <text:p>Wysokość klosza: 25 cm</text:p>
            <text:p/>
            <text:p>Długość kabla z wtyczką: 18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4601_98517_0.jpg, https://www.lampyiswiatlo.pl/media/catalog/product/cache/dc8ebad46b1b99eec05144e062f13606/9/8/4601_98517_0.jpg</text:p>
          </table:table-cell>
          <table:table-cell office:value-type="string" calcext:value-type="string">
            <text:p>Lampa stołowa regulowana czarna klosz welurowy różowy 25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97" calcext:value-type="float">
            <text:p>397</text:p>
          </table:table-cell>
          <table:table-cell office:value-type="float" office:value="1" calcext:value-type="float">
            <text:p>1</text:p>
          </table:table-cell>
          <table:table-cell office:value-type="string" calcext:value-type="string">
            <text:p>Lampa stołowa vintage złota 26 cm - Botanica</text:p>
          </table:table-cell>
          <table:table-cell office:value-type="string" calcext:value-type="string">
            <text:p>Lampy stołowe</text:p>
          </table:table-cell>
          <table:table-cell office:value-type="float" office:value="419" calcext:value-type="float">
            <text:p>4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4203" calcext:value-type="float">
            <text:p>8718881134203</text:p>
          </table:table-cell>
          <table:table-cell table:number-columns-repeated="9"/>
          <table:table-cell office:value-type="float" office:value="37" calcext:value-type="float">
            <text:p>37</text:p>
          </table:table-cell>
          <table:table-cell table:number-columns-repeated="3"/>
          <table:table-cell office:value-type="string" calcext:value-type="string">
            <text:p>both</text:p>
          </table:table-cell>
          <table:table-cell table:number-columns-repeated="4"/>
          <table:table-cell office:value-type="string" calcext:value-type="string">
            <text:p>Wprowadź do swojego domu ciepłą i tropikalną atmosferę dzięki lampie stołowej Botanica! Jej liście sprawią, że wprowadzisz dżunglę do swojego domu. Lampa wykonana jest ze stali i wykończona w kolorze złotym. Botanica ma średnicę 26 cm i wysokość 41 cm. Podstawa ma średnicę 15,5 cm i wysokość 4 cm. Lampa dostarczana jest z przewodem (170 cm) i wtyczką. Uzupełniasz lampę stołową o źródło światła z oprawą E27 (maks. 60 Watt). Nie zapomnij zamówić ich osobno. Dodaj atmosferę do swojego salonu, gabinetu lub sypialni dzięki Botanica.</text:p>
          </table:table-cell>
          <table:table-cell office:value-type="string" calcext:value-type="string">
            <text:p>Organiczny</text:p>
          </table:table-cell>
          <table:table-cell office:value-type="string" calcext:value-type="string">
            <text:p>Meta title-Organiczny</text:p>
          </table:table-cell>
          <table:table-cell office:value-type="string" calcext:value-type="string">
            <text:p>Meta keywords-Organiczny</text:p>
          </table:table-cell>
          <table:table-cell office:value-type="string" calcext:value-type="string">
            <text:p>Meta description-Organi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031_105092_0.jpg, https://www.lampyiswiatlo.pl/media/catalog/product/cache/dc8ebad46b1b99eec05144e062f13606/1/0/1031_105092_0.jpg</text:p>
          </table:table-cell>
          <table:table-cell office:value-type="string" calcext:value-type="string">
            <text:p>Lampa stołowa vintage złota 26 cm - Botanic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1">
          <table:table-cell office:value-type="float" office:value="398" calcext:value-type="float">
            <text:p>398</text:p>
          </table:table-cell>
          <table:table-cell office:value-type="float" office:value="1" calcext:value-type="float">
            <text:p>1</text:p>
          </table:table-cell>
          <table:table-cell office:value-type="string" calcext:value-type="string">
            <text:p>Lampa stołowa regulowana czarna klosz lniany biały 35cm - Parte</text:p>
          </table:table-cell>
          <table:table-cell office:value-type="string" calcext:value-type="string">
            <text:p>Lampy stołowe</text:p>
          </table:table-cell>
          <table:table-cell office:value-type="float" office:value="399" calcext:value-type="float">
            <text:p>3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0291" calcext:value-type="float">
            <text:p>8718881100291</text:p>
          </table:table-cell>
          <table:table-cell table:number-columns-repeated="9"/>
          <table:table-cell office:value-type="float" office:value="68" calcext:value-type="float">
            <text:p>68</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klosz nadaje lampie elegancji i ponadczasowego charakteru.</text:p>
            <text:p/>
            <text:p>Wysokość regulowana w zakresie (bez klosza): 34-50 cm</text:p>
            <text:p/>
            <text:p>Wysokość regulowana w zakresie (z kloszem): 54.5-69.5 cm</text:p>
            <text:p/>
            <text:p>Średnica podstawy: 14 cm</text:p>
            <text:p/>
            <text:p>Średnica klosza (góra): 30 cm</text:p>
            <text:p/>
            <text:p>Średnica klosza (dół): 35 cm</text:p>
            <text:p/>
            <text:p>Wysokość klosza: 20 cm</text:p>
            <text:p/>
            <text:p>Długość kabla z wtyczką: 20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4129_98525_0.jpg, https://www.lampyiswiatlo.pl/media/catalog/product/cache/dc8ebad46b1b99eec05144e062f13606/9/8/4129_98525_0.jpg</text:p>
          </table:table-cell>
          <table:table-cell office:value-type="string" calcext:value-type="string">
            <text:p>Lampa stołowa regulowana czarna klosz lniany biały 35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399" calcext:value-type="float">
            <text:p>399</text:p>
          </table:table-cell>
          <table:table-cell office:value-type="float" office:value="1" calcext:value-type="float">
            <text:p>1</text:p>
          </table:table-cell>
          <table:table-cell office:value-type="string" calcext:value-type="string">
            <text:p>Nowoczesna lampa stołowa czarna tkanina abażur szary regulowana 25 cm - Parte</text:p>
          </table:table-cell>
          <table:table-cell office:value-type="string" calcext:value-type="string">
            <text:p>Lampy stołowe</text:p>
          </table:table-cell>
          <table:table-cell office:value-type="float" office:value="465" calcext:value-type="float">
            <text:p>46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1851" calcext:value-type="float">
            <text:p>8718881131851</text:p>
          </table:table-cell>
          <table:table-cell table:number-columns-repeated="9"/>
          <table:table-cell office:value-type="float" office:value="57" calcext:value-type="float">
            <text:p>57</text:p>
          </table:table-cell>
          <table:table-cell table:number-columns-repeated="3"/>
          <table:table-cell office:value-type="string" calcext:value-type="string">
            <text:p>both</text:p>
          </table:table-cell>
          <table:table-cell table:number-columns-repeated="4"/>
          <table:table-cell office:value-type="string" calcext:value-type="string">
            <text:p>Ładna lampa stołowa na Twój stolik! Parte to czarna, stalowa lampa o regulowanej wysokości. Super poręczny! Minimalna wysokość to 60 cm, a maksymalna wysokość to 74 cm. Ponadto ma średnicę 74 cm, a stopa ma średnicę 14 cm i wysokość 2,5 cm. Klosz z tkaniny ma średnicę 25 cm i wysokość 25 cm. Wnętrze kaptura jest w kolorze ciemnoszarym. Lampa stołowa dostarczana jest bez źródła światła. Zamów więc źródło światła z oprawą E27 (maks. 60 W), aby móc z niego korzystać od razu po otrzymaniu. W zestawie wtyczka i przewód (200 cm). Lampa jest ściemniana za pomocą zewnętrznego ściemniacza (brak w zestawie). Czy masz pustą przestrzeń na komodzie lub stoliku bocznym? W takim razie zamów tę ładną lampę stołową!</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108_104207_0.jpg, https://www.lampyiswiatlo.pl/media/catalog/product/cache/dc8ebad46b1b99eec05144e062f13606/1/0/5108_104207_0.jpg</text:p>
          </table:table-cell>
          <table:table-cell office:value-type="string" calcext:value-type="string">
            <text:p>Nowoczesna lampa stołowa czarna tkanina abażur szary regulowana 25 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400" calcext:value-type="float">
            <text:p>400</text:p>
          </table:table-cell>
          <table:table-cell office:value-type="float" office:value="1" calcext:value-type="float">
            <text:p>1</text:p>
          </table:table-cell>
          <table:table-cell office:value-type="string" calcext:value-type="string">
            <text:p>Lampa stołowa regulowana czarna klosz welurowy czarny 25cm - Parte</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0154" calcext:value-type="float">
            <text:p>8718881100154</text:p>
          </table:table-cell>
          <table:table-cell table:number-columns-repeated="9"/>
          <table:table-cell office:value-type="float" office:value="83" calcext:value-type="float">
            <text:p>83</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welurowy klosz nadaje lampie elegancji i ponadczasowego charakteru, a złote wnętrze sprawia, że emitowane światło jest ciepłe i nastrojowe.</text:p>
            <text:p/>
            <text:p>Wysokość regulowana w zakresie (bez klosza): 59-74 cm</text:p>
            <text:p/>
            <text:p>Wysokość regulowana w zakresie (z kloszem): 45-61 cm</text:p>
            <text:p/>
            <text:p>Średnica podstawy: 14 cm</text:p>
            <text:p/>
            <text:p>Średnica klosza: 25 cm</text:p>
            <text:p/>
            <text:p>Wysokość klosza: 25 cm</text:p>
            <text:p/>
            <text:p>Długość kabla z wtyczką: 18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6520_98510_0.jpg, https://www.lampyiswiatlo.pl/media/catalog/product/cache/dc8ebad46b1b99eec05144e062f13606/9/8/6520_98510_0.jpg</text:p>
          </table:table-cell>
          <table:table-cell office:value-type="string" calcext:value-type="string">
            <text:p>Lampa stołowa regulowana czarna klosz welurowy czarny 25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401" calcext:value-type="float">
            <text:p>401</text:p>
          </table:table-cell>
          <table:table-cell office:value-type="float" office:value="1" calcext:value-type="float">
            <text:p>1</text:p>
          </table:table-cell>
          <table:table-cell office:value-type="string" calcext:value-type="string">
            <text:p>Lampa stołowa regulowana czarna klosz welurowy niebieski 25cm - Parte</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0192" calcext:value-type="float">
            <text:p>8718881100192</text:p>
          </table:table-cell>
          <table:table-cell table:number-columns-repeated="9"/>
          <table:table-cell office:value-type="float" office:value="133" calcext:value-type="float">
            <text:p>133</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welurowy klosz nadaje lampie elegancji i ponadczasowego charakteru, a złote wnętrze sprawia, że emitowane światło jest ciepłe i nastrojowe.</text:p>
            <text:p/>
            <text:p>Wysokość regulowana w zakresie (bez klosza): 59-74 cm</text:p>
            <text:p/>
            <text:p>Wysokość regulowana w zakresie (z kloszem): 45-61 cm</text:p>
            <text:p/>
            <text:p>Średnica podstawy: 14 cm</text:p>
            <text:p/>
            <text:p>Średnica klosza: 25 cm</text:p>
            <text:p/>
            <text:p>Wysokość klosza: 25 cm</text:p>
            <text:p/>
            <text:p>Długość kabla z wtyczką: 18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4018_98514_0.jpg, https://www.lampyiswiatlo.pl/media/catalog/product/cache/dc8ebad46b1b99eec05144e062f13606/9/8/4018_98514_0.jpg</text:p>
          </table:table-cell>
          <table:table-cell office:value-type="string" calcext:value-type="string">
            <text:p>Lampa stołowa regulowana czarna klosz welurowy niebieski 25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02" calcext:value-type="float">
            <text:p>402</text:p>
          </table:table-cell>
          <table:table-cell office:value-type="float" office:value="1" calcext:value-type="float">
            <text:p>1</text:p>
          </table:table-cell>
          <table:table-cell office:value-type="string" calcext:value-type="string">
            <text:p>Designerska lampa stołowa czarna 3-punktowa - Wimme</text:p>
          </table:table-cell>
          <table:table-cell office:value-type="string" calcext:value-type="string">
            <text:p>Lampy stołowe</text:p>
          </table:table-cell>
          <table:table-cell office:value-type="float" office:value="315" calcext:value-type="float">
            <text:p>3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1822" calcext:value-type="float">
            <text:p>8718881111822</text:p>
          </table:table-cell>
          <table:table-cell table:number-columns-repeated="9"/>
          <table:table-cell office:value-type="float" office:value="52" calcext:value-type="float">
            <text:p>52</text:p>
          </table:table-cell>
          <table:table-cell table:number-columns-repeated="3"/>
          <table:table-cell office:value-type="string" calcext:value-type="string">
            <text:p>both</text:p>
          </table:table-cell>
          <table:table-cell table:number-columns-repeated="4"/>
          <table:table-cell office:value-type="string" calcext:value-type="string">
            <text:p>Praktyczna i doskonale pasująca do designerskiego wnętrza: nasza lampa stołowa Wimme! Wykończony w ponadczasowej czerni i wykonany ze stali. Czuje się jak w domu, w miejscu pracy, w domu lub w biurze! Również prawdziwy nastrój w salonie. <text:s/>Ma wysokość 41,5 cm i szerokość 15,5 cm. Posiada dwa regulowane ramiona: jedno ramię ma długość 38 cm, a drugie 30 cm. Dołączony przewód ma 185 cm długości. <text:s/>Wimme jest dostarczany bez źródeł światła; więc upewnij się, że masz 3 ładne źródła światła (maks. 60 W) z oprawą E27. Wimme doskonale sprawdza się jako funkcjonalna lampa w biurze lub jako nastrojowa lampa w salonie. Możesz go przyciemnić za pomocą zewnętrznego ściemniacza (ściemniacz nie jest dołączony). Uzupełnij swoje wnętrze tą designerską lampą i nadaj salonowi dodatkową atmosferę.</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294_102756_0.jpg, https://www.lampyiswiatlo.pl/media/catalog/product/cache/dc8ebad46b1b99eec05144e062f13606/1/0/8294_102756_0.jpg</text:p>
          </table:table-cell>
          <table:table-cell office:value-type="string" calcext:value-type="string">
            <text:p>Designerska lampa stołowa czarna 3-punktowa - Wimm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403" calcext:value-type="float">
            <text:p>403</text:p>
          </table:table-cell>
          <table:table-cell office:value-type="float" office:value="1" calcext:value-type="float">
            <text:p>1</text:p>
          </table:table-cell>
          <table:table-cell office:value-type="string" calcext:value-type="string">
            <text:p>Designerska lampa stołowa czarna przydymione szkło 25cm - Dome</text:p>
          </table:table-cell>
          <table:table-cell office:value-type="string" calcext:value-type="string">
            <text:p>Lampy stołow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7702" calcext:value-type="float">
            <text:p>8718881107702</text:p>
          </table:table-cell>
          <table:table-cell table:number-columns-repeated="9"/>
          <table:table-cell office:value-type="float" office:value="101" calcext:value-type="float">
            <text:p>101</text:p>
          </table:table-cell>
          <table:table-cell table:number-columns-repeated="3"/>
          <table:table-cell office:value-type="string" calcext:value-type="string">
            <text:p>both</text:p>
          </table:table-cell>
          <table:table-cell table:number-columns-repeated="4"/>
          <table:table-cell office:value-type="string" calcext:value-type="string">
            <text:p>Lampa stołowa Dome będzie prawdziwą ozdobą Twojego domu. </text:p>
            <text:p/>
            <text:p>Szklany klosz sprawia, że emitowane światło jest jasne, jednak nie oślepiające. Ponadto warto zauważyć, że szklane lampy nigdy nie wychodzą z mody. Dome to klasyka osadzana w nowoczesnym designie. </text:p>
            <text:p/>
            <text:p>Średnica klosza: 15 cm</text:p>
            <text:p/>
            <text:p>Średnica podstawy: 15 cm</text:p>
            <text:p/>
            <text:p>Całkowita wysokość lampy: 25 cm</text:p>
            <text:p/>
            <text:p>Długość przewodu z wtyczką: 195 cm</text:p>
            <text:p/>
            <text:p>Lampa jest gotowa do podłączenia do instalacji o napięciu 230 V. Maksymalny pobór mocy wynosi 40W. W komplecie nie ma źródła światła. Takowe należy zakupić we własnym zakresie. Lampa wyposażona jest w gwint na E27. Zalecamy wybór dekoracyjnej żarówki, która dodatkowo podkreśli urok lampy.</text:p>
            <text:p/>
            <text:p>Lampa stołowa Dome świetnie sprawdzi się jako dodatek do sypialni, salonu czy gabinetu.</text:p>
            <text:p/>
            <text:p>Sprawdź pozostałe lampy z kolekcji Dome!</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069_102219_0.jpg, https://www.lampyiswiatlo.pl/media/catalog/product/cache/dc8ebad46b1b99eec05144e062f13606/1/0/6069_102219_0.jpg</text:p>
          </table:table-cell>
          <table:table-cell office:value-type="string" calcext:value-type="string">
            <text:p>Designerska lampa stołowa czarna przydymione szkło 25cm - Dom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04" calcext:value-type="float">
            <text:p>404</text:p>
          </table:table-cell>
          <table:table-cell office:value-type="float" office:value="1" calcext:value-type="float">
            <text:p>1</text:p>
          </table:table-cell>
          <table:table-cell office:value-type="string" calcext:value-type="string">
            <text:p>Nowoczesna lampa stołowa ze statywem miedzianym - Redo</text:p>
          </table:table-cell>
          <table:table-cell office:value-type="string" calcext:value-type="string">
            <text:p>Lampy stołowe</text:p>
          </table:table-cell>
          <table:table-cell office:value-type="float" office:value="449" calcext:value-type="float">
            <text:p>4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8333" calcext:value-type="float">
            <text:p>8718881118333</text:p>
          </table:table-cell>
          <table:table-cell table:number-columns-repeated="9"/>
          <table:table-cell office:value-type="float" office:value="86" calcext:value-type="float">
            <text:p>86</text:p>
          </table:table-cell>
          <table:table-cell table:number-columns-repeated="3"/>
          <table:table-cell office:value-type="string" calcext:value-type="string">
            <text:p>both</text:p>
          </table:table-cell>
          <table:table-cell table:number-columns-repeated="4"/>
          <table:table-cell office:value-type="string" calcext:value-type="string">
            <text:p>Bardzo atrakcyjna i nowoczesna lampa stołowa, tak można najlepiej opisać Redo. Lampa wykonana jest ze stali, ale jej miedziany kolor nadaje jej ciepły wygląd. Lampa stołowa ma średnicę 25 cm i wysokość 57 cm. Klosz ma średnicę 25 cm i wysokość 31 cm. Ponownie jest dostarczany wraz z przewodem (170 cm) i wtyczką. Wybierz ładną oprawę E27 (max. 40 W) źródło światła, ponieważ jest ona dobrze widoczna w oprawie. Nie zapomnij zamówić tego dodatkowo. Redo można ściemniać za pomocą zewnętrznego ściemniacza, nie jest to uwzględnione. Dodaj przytulności do swojego salonu, sypialni lub jadalni dzięki lampie stołowej Redo.</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469_103436_0.jpg, https://www.lampyiswiatlo.pl/media/catalog/product/cache/dc8ebad46b1b99eec05144e062f13606/1/0/7469_103436_0.jpg</text:p>
          </table:table-cell>
          <table:table-cell office:value-type="string" calcext:value-type="string">
            <text:p>Nowoczesna lampa stołowa ze statywem miedzianym - Red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05" calcext:value-type="float">
            <text:p>405</text:p>
          </table:table-cell>
          <table:table-cell office:value-type="float" office:value="1" calcext:value-type="float">
            <text:p>1</text:p>
          </table:table-cell>
          <table:table-cell office:value-type="string" calcext:value-type="string">
            <text:p>Vintage lampa stołowa stal zawiera LED dotykowa - Bauhaus</text:p>
          </table:table-cell>
          <table:table-cell office:value-type="string" calcext:value-type="string">
            <text:p>Lampy stołowe</text:p>
          </table:table-cell>
          <table:table-cell office:value-type="float" office:value="349" calcext:value-type="float">
            <text:p>3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371758" calcext:value-type="float">
            <text:p>4017807371758</text:p>
          </table:table-cell>
          <table:table-cell table:number-columns-repeated="9"/>
          <table:table-cell office:value-type="float" office:value="43" calcext:value-type="float">
            <text:p>43</text:p>
          </table:table-cell>
          <table:table-cell table:number-columns-repeated="3"/>
          <table:table-cell office:value-type="string" calcext:value-type="string">
            <text:p>both</text:p>
          </table:table-cell>
          <table:table-cell table:number-columns-repeated="4"/>
          <table:table-cell office:value-type="string" calcext:value-type="string">
            <text:p>Ta lampa stołowa w stylu vintage wydaje się pochodzić z lat 70., ale ma udogodnienia tego wieku. Rama wykonana jest z metalu w stali, a klosz jest z białego mlecznego szkła. Daje to tej lampie rozproszone, wygodne światło. Lampę można przyciemnić w czterech krokach za pomocą dotyku, co sprawia, że lampa jest super łatwa jako lampa nocna lub lampa stołowa na szafce. Prosty klasyczny design o wysokiej wartości w stylu vintage. Piękny design klasyki i przedmiot sam w sobie, dzięki czemu jest niezbędny dla entuzjastów. <text:s/>Lampa ma wysokość 38,5 cm. Klosz ma średnicę 19 cm i wysokość 12 cm. Podstawa ma średnicę 15 cm. Sznur ma długość 140 cm. Lampa ma zintegrowane źródło światła LED o mocy 4 W, 350 lumenów, 3000 kelwinów i 20000 godzin świecenia. <text:s/>Wprowadź atmosferę do domu dzięki lampie stołowej Bauhaus</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4511_97714_0.jpg, https://www.lampyiswiatlo.pl/media/catalog/product/cache/dc8ebad46b1b99eec05144e062f13606/9/7/4511_97714_0.jpg</text:p>
          </table:table-cell>
          <table:table-cell office:value-type="string" calcext:value-type="string">
            <text:p>Vintage lampa stołowa stal zawiera LED dotykowa - Bauhau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06" calcext:value-type="float">
            <text:p>406</text:p>
          </table:table-cell>
          <table:table-cell office:value-type="float" office:value="1" calcext:value-type="float">
            <text:p>1</text:p>
          </table:table-cell>
          <table:table-cell office:value-type="string" calcext:value-type="string">
            <text:p>Designerska lampa stołowa mosiężna - Johanna</text:p>
          </table:table-cell>
          <table:table-cell office:value-type="string" calcext:value-type="string">
            <text:p>Lampy stołow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0275" calcext:value-type="float">
            <text:p>8718881120275</text:p>
          </table:table-cell>
          <table:table-cell table:number-columns-repeated="9"/>
          <table:table-cell office:value-type="float" office:value="108" calcext:value-type="float">
            <text:p>108</text:p>
          </table:table-cell>
          <table:table-cell table:number-columns-repeated="3"/>
          <table:table-cell office:value-type="string" calcext:value-type="string">
            <text:p>both</text:p>
          </table:table-cell>
          <table:table-cell table:number-columns-repeated="4"/>
          <table:table-cell office:value-type="string" calcext:value-type="string">
            <text:p>Cóż za wesoła lampa stołowa Johanna! Swoim kształtem przypomina drzewo, ale w stylowej kurtce. Lampa wykonana jest ze stali i wykończona w mosiądzu. Listwy zawieszone nad źródłem światła w kształcie kuli zapewniają przytulny efekt świetlny w pomieszczeniu. Johanna ma średnicę 20 cm i wysokość 40 cm. Podstawa ma średnicę 15 cm i wysokość 2,5 cm. Stalowy klosz ma średnicę 20 cm i wysokość 15 cm. Dołączony do lampy przewód ma długość 200 cm. Źródło światła, w którym uzupełniasz lampę, ma oprawę E27 (maks. 40 Watt). Więc nie zapomnij zamówić ich osobno. Wybierz źródło światła, które również ładnie wygląda, ponieważ jest wyraźnie widoczne w oprawie. Lampę stołową można przyciemnić po podłączeniu do ściemniacza (brak w zestawie). Johanna to idealna lampa stołowa do kredensu, stolika nocnego lub do pokoju dziecinnego. Spraw, by Twoje wnętrze było stylowe z Johanną!</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742_103619_0.jpg, https://www.lampyiswiatlo.pl/media/catalog/product/cache/dc8ebad46b1b99eec05144e062f13606/1/0/8742_103619_0.jpg</text:p>
          </table:table-cell>
          <table:table-cell office:value-type="string" calcext:value-type="string">
            <text:p>Designerska lampa stołowa mosiężna - Johan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407" calcext:value-type="float">
            <text:p>407</text:p>
          </table:table-cell>
          <table:table-cell office:value-type="float" office:value="1" calcext:value-type="float">
            <text:p>1</text:p>
          </table:table-cell>
          <table:table-cell office:value-type="string" calcext:value-type="string">
            <text:p>Lampa stołowa art deco czarno-złota 18,5 cm - Pajaro</text:p>
          </table:table-cell>
          <table:table-cell office:value-type="string" calcext:value-type="string">
            <text:p>Lampy stołowe</text:p>
          </table:table-cell>
          <table:table-cell office:value-type="float" office:value="345" calcext:value-type="float">
            <text:p>3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2868" calcext:value-type="float">
            <text:p>8718881102868</text:p>
          </table:table-cell>
          <table:table-cell table:number-columns-repeated="9"/>
          <table:table-cell office:value-type="float" office:value="82" calcext:value-type="float">
            <text:p>82</text:p>
          </table:table-cell>
          <table:table-cell table:number-columns-repeated="3"/>
          <table:table-cell office:value-type="string" calcext:value-type="string">
            <text:p>both</text:p>
          </table:table-cell>
          <table:table-cell table:number-columns-repeated="4"/>
          <table:table-cell office:value-type="string" calcext:value-type="string">
            <text:p>Pomysłowo zaprojektowana lampa stołowa Pajaro, która jest nie tylko piękna, ale i funkcjonalna. Podstawa została wykonana według założeń stylu art deco. </text:p>
            <text:p/>
            <text:p>Wymiary podstawy: 11 x 15 cm</text:p>
            <text:p/>
            <text:p>Wysokość: 18.5 cm</text:p>
            <text:p/>
            <text:p>Długość kabla z wtyczką: 150 cm</text:p>
            <text:p/>
            <text:p>Lampa jest gotowa do podłączenia do instalacji o napięciu 230 V. Maksymalny pobór mocy wynosi 40W. W komplecie nie ma źródła światła. Takowe należy zakupić we własnym zakresie. Lampa wyposażona jest w gwint na E27. </text:p>
            <text:p/>
            <text:p>Zalecamy użycie ozdobnej żarówki, która jeszcze bardziej podkreśli charakter lampy.</text:p>
            <text:p/>
            <text:p>Lampa stołowa Pajaro świetnie prezentować się będzie zarówno w salonie, gabinecie jak i sypialni.</text:p>
            <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4294_98873_0.jpg, https://www.lampyiswiatlo.pl/media/catalog/product/cache/dc8ebad46b1b99eec05144e062f13606/9/8/4294_98873_0.jpg</text:p>
          </table:table-cell>
          <table:table-cell office:value-type="string" calcext:value-type="string">
            <text:p>Lampa stołowa art deco czarno-złota 18,5 cm - Pajar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08" calcext:value-type="float">
            <text:p>408</text:p>
          </table:table-cell>
          <table:table-cell office:value-type="float" office:value="1" calcext:value-type="float">
            <text:p>1</text:p>
          </table:table-cell>
          <table:table-cell office:value-type="string" calcext:value-type="string">
            <text:p>Designerska lampa stołowa stal LED ściemniacz dotykowy - Notia</text:p>
          </table:table-cell>
          <table:table-cell office:value-type="string" calcext:value-type="string">
            <text:p>Lampy stołow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030" calcext:value-type="float">
            <text:p>8718881110030</text:p>
          </table:table-cell>
          <table:table-cell table:number-columns-repeated="9"/>
          <table:table-cell office:value-type="float" office:value="112" calcext:value-type="float">
            <text:p>112</text:p>
          </table:table-cell>
          <table:table-cell table:number-columns-repeated="3"/>
          <table:table-cell office:value-type="string" calcext:value-type="string">
            <text:p>both</text:p>
          </table:table-cell>
          <table:table-cell table:number-columns-repeated="4"/>
          <table:table-cell office:value-type="string" calcext:value-type="string">
            <text:p>Notia to bardzo dobra i nowoczesna lampa stołowa. Dzięki regulowanemu ramieniu to Ty decydujesz, gdzie świeci światło. Idealny na przykład podczas czytania książki lub gazety. Notia wykonana jest ze stali ze szkłem. Ma wysokość 50,7 cm, długość 52,7 cm i szerokość 18 cm. Stopa ma średnicę 18 cm. Ten element jest dostarczany z przewodem (160 cm) i wtyczką. Notia posiada niewymienne oświetlenie LED o strumieniu świetlnym 2700 kelwinów i 900 lumenach. Jego wysoka jasność sprawia, że jest to prawdziwa potęga. Na szczęście można go ściemniać za pomocą ściemniacza dotykowego na górze. W ten sposób sam określasz natężenie światła. Super poręczny! Lampa stołowa wytrzymuje średnio 20 000 godzin palenia. Idealna ponadczasowa i nowoczesna lampa stołowa do salonu lub biur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958_102524_0.jpg, https://www.lampyiswiatlo.pl/media/catalog/product/cache/dc8ebad46b1b99eec05144e062f13606/1/0/4958_102524_0.jpg</text:p>
          </table:table-cell>
          <table:table-cell office:value-type="string" calcext:value-type="string">
            <text:p>Designerska lampa stołowa stal LED ściemniacz dotykowy - Not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09" calcext:value-type="float">
            <text:p>409</text:p>
          </table:table-cell>
          <table:table-cell office:value-type="float" office:value="1" calcext:value-type="float">
            <text:p>1</text:p>
          </table:table-cell>
          <table:table-cell office:value-type="string" calcext:value-type="string">
            <text:p>Nowoczesna lampa stołowa statyw mosiężny - Barir</text:p>
          </table:table-cell>
          <table:table-cell office:value-type="string" calcext:value-type="string">
            <text:p>Lampy stołowe</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8432" calcext:value-type="float">
            <text:p>8718881118432</text:p>
          </table:table-cell>
          <table:table-cell table:number-columns-repeated="9"/>
          <table:table-cell office:value-type="float" office:value="63" calcext:value-type="float">
            <text:p>63</text:p>
          </table:table-cell>
          <table:table-cell table:number-columns-repeated="3"/>
          <table:table-cell office:value-type="string" calcext:value-type="string">
            <text:p>both</text:p>
          </table:table-cell>
          <table:table-cell table:number-columns-repeated="4"/>
          <table:table-cell office:value-type="string" calcext:value-type="string">
            <text:p>Nadanie Twojemu wnętrzu nowego wyglądu nie jest takie trudne! Lampa stołowa Barir to lampa stołowa, która tchnie nowe życie w Twój dom. Złoty kolor w połączeniu z chłodnym kloszem tej lampy stołowej sprawi, że Twoje wnętrze od razu stanie się super klimatyczne. Jest to zatem idealna lampa jako nastrojowe oświetlenie lub funkcjonalne oświetlenie Twojego biurka lub kredensu! Lampa ma wysokość 56 cm i średnicę 25 cm. Do lampy stołowej Barir dołączony jest przewód (190 cm) z wtyczką. Uzupełnij tę lampę stołową o źródło światła E27 o mocy do 40 W (źródło światła nie jest dołączone). To urządzenie można ściemniać za pomocą zewnętrznego ściemniacza (brak w zestawie). Uzupełnij swoje miejsce pracy, salon lub jadalnię i postaw na lampę stołową Barir!</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558_103445_0.jpg, https://www.lampyiswiatlo.pl/media/catalog/product/cache/dc8ebad46b1b99eec05144e062f13606/1/0/9558_103445_0.jpg</text:p>
          </table:table-cell>
          <table:table-cell office:value-type="string" calcext:value-type="string">
            <text:p>Nowoczesna lampa stołowa statyw mosiężny - Bari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10" calcext:value-type="float">
            <text:p>410</text:p>
          </table:table-cell>
          <table:table-cell office:value-type="float" office:value="1" calcext:value-type="float">
            <text:p>1</text:p>
          </table:table-cell>
          <table:table-cell office:value-type="string" calcext:value-type="string">
            <text:p>Nowoczesna lampa stołowa czarny abażur z tkaniny czarny ze złotem - VT 1</text:p>
          </table:table-cell>
          <table:table-cell office:value-type="string" calcext:value-type="string">
            <text:p>Lampy stołow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841" calcext:value-type="float">
            <text:p>8718881116841</text:p>
          </table:table-cell>
          <table:table-cell table:number-columns-repeated="9"/>
          <table:table-cell office:value-type="float" office:value="98" calcext:value-type="float">
            <text:p>98</text:p>
          </table:table-cell>
          <table:table-cell table:number-columns-repeated="3"/>
          <table:table-cell office:value-type="string" calcext:value-type="string">
            <text:p>both</text:p>
          </table:table-cell>
          <table:table-cell table:number-columns-repeated="4"/>
          <table:table-cell office:value-type="string" calcext:value-type="string">
            <text:p>Lampy stołowe w pokoju to prawdziwa atmosfera, szczególnie ta VT 1! Pozwala to tworzyć przytulne kąciki z odpowiednią ilością światła. VT 1 jest wykonany ze stali z tkaniną i wykończony w kolorze czarnym. Wnętrze klosza wykończone jest w kolorze złotym, co daje efekt ciepłego światła przy włączonym oświetleniu. Ma długość 17 cm, szerokość 17 cm i wysokość 44 cm. Stopa ma długość 12 cm, szerokość 12 cm i wysokość 2 cm. VT 1 jest dostarczany z przewodem (200 cm) i wtyczką. Uzupełniasz lampę stołową o źródło światła z oprawą E27 (maks. 60 Watt). Upewnij się, że zamawiasz je osobno w sklepie internetowym. Oświetlenie można również ściemniać za pomocą zewnętrznego ściemniacza, którego nie ma w zestawie. VT 1 doskonale sprawdzi się na szafce nocnej, kredensie czy w salonie. W nowoczesnym wnętrzu czuje się jak w domu. Lampa stołowa VT 1 jest dokładnie tym, czego szukasz!</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863_103303_0.jpg, https://www.lampyiswiatlo.pl/media/catalog/product/cache/dc8ebad46b1b99eec05144e062f13606/1/0/2863_103303_0.jpg</text:p>
          </table:table-cell>
          <table:table-cell office:value-type="string" calcext:value-type="string">
            <text:p>Nowoczesna lampa stołowa czarny abażur z tkaniny czarny ze złotem - VT 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411" calcext:value-type="float">
            <text:p>411</text:p>
          </table:table-cell>
          <table:table-cell office:value-type="float" office:value="1" calcext:value-type="float">
            <text:p>1</text:p>
          </table:table-cell>
          <table:table-cell office:value-type="string" calcext:value-type="string">
            <text:p>Lampa stołowa czarna klosz czarno-złoty 32cm - Simplo</text:p>
          </table:table-cell>
          <table:table-cell office:value-type="string" calcext:value-type="string">
            <text:p>Lampy stołowe</text:p>
          </table:table-cell>
          <table:table-cell office:value-type="float" office:value="349" calcext:value-type="float">
            <text:p>3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7382" calcext:value-type="float">
            <text:p>8718881107382</text:p>
          </table:table-cell>
          <table:table-cell table:number-columns-repeated="9"/>
          <table:table-cell office:value-type="float" office:value="51" calcext:value-type="float">
            <text:p>51</text:p>
          </table:table-cell>
          <table:table-cell table:number-columns-repeated="3"/>
          <table:table-cell office:value-type="string" calcext:value-type="string">
            <text:p>both</text:p>
          </table:table-cell>
          <table:table-cell table:number-columns-repeated="4"/>
          <table:table-cell office:value-type="string" calcext:value-type="string">
            <text:p>Lubisz klasykę w nowoczesnym wydaniu? W takim razie kolekcja lamp Simplo jest stworzona właśnie z myślą o Tobie!</text:p>
            <text:p/>
            <text:p>Klasyczny klosz nadaje lampie elegancji i ponadczasowego charakteru.</text:p>
            <text:p/>
            <text:p>Całkowita wysokość: 52.5 cm</text:p>
            <text:p/>
            <text:p>Wysokość (bez klosza): 39.5 cm</text:p>
            <text:p/>
            <text:p>Średnica podstawy: 14 cm</text:p>
            <text:p/>
            <text:p>Długość kabla z wtyczką: 200 cm</text:p>
            <text:p/>
            <text:p>Średnica klosza: 32 cm</text:p>
            <text:p/>
            <text:p>Wysokość klosza: 18 cm</text:p>
            <text:p/>
            <text:p>Lampa jest gotowa do podłączenia do instalacji o napięciu 230 V. Maksymalny pobór mocy wynosi 60W. W komplecie nie ma źródła światła. Takowe należy zakupić we własnym zakresie. Lampa wyposażona jest w gwint na E27. </text:p>
            <text:p/>
            <text:p>Simplo to doskonała propozycja lampy stołowej dla osób gustujących w nowoczesnych minimalistycznych wnętrzach.</text:p>
          </table:table-cell>
          <table:table-cell office:value-type="string" calcext:value-type="string">
            <text:p>okrągły / ścięty stożek</text:p>
          </table:table-cell>
          <table:table-cell office:value-type="string" calcext:value-type="string">
            <text:p>Meta title-okrągły / ścięty stożek</text:p>
          </table:table-cell>
          <table:table-cell office:value-type="string" calcext:value-type="string">
            <text:p>Meta keywords-okrągły / ścięty stożek</text:p>
          </table:table-cell>
          <table:table-cell office:value-type="string" calcext:value-type="string">
            <text:p>Meta description-okrągły / ścięty stożek</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903_102161_0.jpg, https://www.lampyiswiatlo.pl/media/catalog/product/cache/dc8ebad46b1b99eec05144e062f13606/1/0/7903_102161_0.jpg</text:p>
          </table:table-cell>
          <table:table-cell office:value-type="string" calcext:value-type="string">
            <text:p>Lampa stołowa czarna klosz czarno-złoty 32cm - Simp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12" calcext:value-type="float">
            <text:p>412</text:p>
          </table:table-cell>
          <table:table-cell office:value-type="float" office:value="1" calcext:value-type="float">
            <text:p>1</text:p>
          </table:table-cell>
          <table:table-cell office:value-type="string" calcext:value-type="string">
            <text:p>Lampa stołowa i ścienna czarna w tym LED ze ściemniaczem dotykowym - Joni</text:p>
          </table:table-cell>
          <table:table-cell office:value-type="string" calcext:value-type="string">
            <text:p>Lampy stołowe</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2323" calcext:value-type="float">
            <text:p>8718881122323</text:p>
          </table:table-cell>
          <table:table-cell table:number-columns-repeated="9"/>
          <table:table-cell office:value-type="float" office:value="142" calcext:value-type="float">
            <text:p>142</text:p>
          </table:table-cell>
          <table:table-cell table:number-columns-repeated="3"/>
          <table:table-cell office:value-type="string" calcext:value-type="string">
            <text:p>both</text:p>
          </table:table-cell>
          <table:table-cell table:number-columns-repeated="4"/>
          <table:table-cell office:value-type="string" calcext:value-type="string">
            <text:p>Ten Joni może być używany na kilka sposobów. Możesz go używać jako lampy stołowej, ale także jako kinkiet. Jego szyja jest łatwa do regulacji, ponieważ jest bardzo elastyczna. Super poręczny! Ta lampa wykonana jest z aluminium z plastikiem i jest wykończona w kolorze czarnym. Ma wysokość 38 cm, długość 32 cm i szerokość 17 cm. Podstawa ma średnicę 17 cm. Joni jest dostarczany z przewodem (130 cm) i wtyczką. Zintegrowana dioda LED ma strumień świetlny 500 lumenów i 3000-6000 kelwinów. Daje to lampie dużo białego światła. Można to ściemniać za pomocą ściemniacza dotykowego na nodze. Po prostu ustawiasz jasność, naciskając przycisk. Dzięki temu zawsze masz pożądaną intensywność światła! Tej super funkcjonalnej lampy nie powinno zabraknąć w domu mól książkowy!</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086_103915_0.jpg, https://www.lampyiswiatlo.pl/media/catalog/product/cache/dc8ebad46b1b99eec05144e062f13606/1/0/8086_103915_0.jpg</text:p>
          </table:table-cell>
          <table:table-cell office:value-type="string" calcext:value-type="string">
            <text:p>Lampa stołowa i ścienna czarna w tym LED ze ściemniaczem dotykowym - Jon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413" calcext:value-type="float">
            <text:p>413</text:p>
          </table:table-cell>
          <table:table-cell office:value-type="float" office:value="1" calcext:value-type="float">
            <text:p>1</text:p>
          </table:table-cell>
          <table:table-cell office:value-type="string" calcext:value-type="string">
            <text:p>Lampa stołowa regulowana czarna klosz plisowany kremowy 35cm - Parte</text:p>
          </table:table-cell>
          <table:table-cell office:value-type="string" calcext:value-type="string">
            <text:p>Lampy stołowe</text:p>
          </table:table-cell>
          <table:table-cell office:value-type="float" office:value="405" calcext:value-type="float">
            <text:p>4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0260" calcext:value-type="float">
            <text:p>8718881100260</text:p>
          </table:table-cell>
          <table:table-cell table:number-columns-repeated="9"/>
          <table:table-cell office:value-type="float" office:value="144" calcext:value-type="float">
            <text:p>144</text:p>
          </table:table-cell>
          <table:table-cell table:number-columns-repeated="3"/>
          <table:table-cell office:value-type="string" calcext:value-type="string">
            <text:p>both</text:p>
          </table:table-cell>
          <table:table-cell table:number-columns-repeated="4"/>
          <table:table-cell office:value-type="string" calcext:value-type="string">
            <text:p>Lampę stołową Parte charakteryzuje prostota i minimalizm.</text:p>
            <text:p/>
            <text:p>Regulowana wysokość oraz włącznik światła na trzonku są niekwestionowanym atutem tej lampy.</text:p>
            <text:p/>
            <text:p>Klasyczny plisowany klosz nadaje lampie elegancji i ponadczasowego charakteru.</text:p>
            <text:p/>
            <text:p>Wysokość regulowana w zakresie (bez klosza): 34-50 cm</text:p>
            <text:p/>
            <text:p>Wysokość regulowana w zakresie (z kloszem): 54-69 cm</text:p>
            <text:p/>
            <text:p>Średnica podstawy: 14 cm</text:p>
            <text:p/>
            <text:p>Średnica klosza (dół): 35 cm</text:p>
            <text:p/>
            <text:p>Wysokość klosza: 21 cm</text:p>
            <text:p/>
            <text:p>Długość kabla z wtyczką: 200 cm</text:p>
            <text:p/>
            <text:p>Lampa jest gotowa do podłączenia do instalacji o napięciu 230 V. Maksymalny pobór mocy wynosi 60W. W komplecie nie ma źródła światła. Takowe należy zakupić we własnym zakresie. Lampa wyposażona jest w gwint na E27. </text:p>
            <text:p/>
            <text:p>Parte to doskonała propozycja lampy stołowej dla osób gustujących w nowoczesnych minimalistycznych wnętrzach.</text:p>
          </table:table-cell>
          <table:table-cell office:value-type="string" calcext:value-type="string">
            <text:p>Cylindryczny, Oblongue, Okrągły</text:p>
          </table:table-cell>
          <table:table-cell office:value-type="string" calcext:value-type="string">
            <text:p>Meta title-Cylindryczny, Oblongue, Okrągły</text:p>
          </table:table-cell>
          <table:table-cell office:value-type="string" calcext:value-type="string">
            <text:p>Meta keywords-Cylindryczny, Oblongue, Okrągły</text:p>
          </table:table-cell>
          <table:table-cell office:value-type="string" calcext:value-type="string">
            <text:p>Meta description-Cylindryczny, Oblongue,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3169_98521_0.jpg, https://www.lampyiswiatlo.pl/media/catalog/product/cache/dc8ebad46b1b99eec05144e062f13606/9/8/3169_98521_0.jpg</text:p>
          </table:table-cell>
          <table:table-cell office:value-type="string" calcext:value-type="string">
            <text:p>Lampa stołowa regulowana czarna klosz plisowany kremowy 35cm - Par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14" calcext:value-type="float">
            <text:p>414</text:p>
          </table:table-cell>
          <table:table-cell office:value-type="float" office:value="1" calcext:value-type="float">
            <text:p>1</text:p>
          </table:table-cell>
          <table:table-cell office:value-type="string" calcext:value-type="string">
            <text:p>Klasyczna lampa bankierka czarna przydymione szkło - Banker</text:p>
          </table:table-cell>
          <table:table-cell office:value-type="string" calcext:value-type="string">
            <text:p>Lampy stołowe</text:p>
          </table:table-cell>
          <table:table-cell office:value-type="float" office:value="449" calcext:value-type="float">
            <text:p>4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0368" calcext:value-type="float">
            <text:p>8718881110368</text:p>
          </table:table-cell>
          <table:table-cell table:number-columns-repeated="9"/>
          <table:table-cell office:value-type="float" office:value="125" calcext:value-type="float">
            <text:p>125</text:p>
          </table:table-cell>
          <table:table-cell table:number-columns-repeated="3"/>
          <table:table-cell office:value-type="string" calcext:value-type="string">
            <text:p>both</text:p>
          </table:table-cell>
          <table:table-cell table:number-columns-repeated="4"/>
          <table:table-cell office:value-type="string" calcext:value-type="string">
            <text:p>Prawdziwy klasyk w naszej ofercie: lampa notarialna inaczej zwaną bankierką! </text:p>
            <text:p/>
            <text:p>Wysokość: 34.5 cm</text:p>
            <text:p/>
            <text:p>Długość klosza: 26.5 cm</text:p>
            <text:p/>
            <text:p>Długość kabla z wtyczką: 160 cm</text:p>
            <text:p/>
            <text:p>Lampa jest gotowa do podłączenia do instalacji o napięciu 230 V. Maksymalny pobór mocy wynosi 60W. W komplecie nie ma źródła światła. Takowe należy zakupić we własnym zakresie. Lampa wyposażona jest w gwint na E27. </text:p>
            <text:p/>
            <text:p>Szklane lampy są ponadczasowe i świetnie odnajdą się w każdej aranżacji.</text:p>
            <text:p/>
            <text:p>Z lampą Banker Twoje biurko nabierze szyku!</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255_102600_0.jpg, https://www.lampyiswiatlo.pl/media/catalog/product/cache/dc8ebad46b1b99eec05144e062f13606/1/0/2255_102600_0.jpg</text:p>
          </table:table-cell>
          <table:table-cell office:value-type="string" calcext:value-type="string">
            <text:p>Klasyczna lampa bankierka czarna przydymione szkło - Banke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15" calcext:value-type="float">
            <text:p>415</text:p>
          </table:table-cell>
          <table:table-cell office:value-type="float" office:value="1" calcext:value-type="float">
            <text:p>1</text:p>
          </table:table-cell>
          <table:table-cell office:value-type="string" calcext:value-type="string">
            <text:p>Klasyczna lampa stołowa czarna regulowana bez klosza - Accia</text:p>
          </table:table-cell>
          <table:table-cell office:value-type="string" calcext:value-type="string">
            <text:p>Lampy stołow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49699" calcext:value-type="float">
            <text:p>8718881049699</text:p>
          </table:table-cell>
          <table:table-cell table:number-columns-repeated="9"/>
          <table:table-cell office:value-type="float" office:value="102" calcext:value-type="float">
            <text:p>102</text:p>
          </table:table-cell>
          <table:table-cell table:number-columns-repeated="3"/>
          <table:table-cell office:value-type="string" calcext:value-type="string">
            <text:p>both</text:p>
          </table:table-cell>
          <table:table-cell table:number-columns-repeated="4"/>
          <table:table-cell office:value-type="string" calcext:value-type="string">
            <text:p>Przemysłowa, ale także klasyczna lampa stołowa, wykończona w czarnym metalu. Z Accia możesz iść w obie strony! Wesoły abażur przyciągający wzrok lub czarny abażur zapewniający elegancki wygląd. Możesz łatwo regulować wysokość Accia dzięki wysuwanemu mechanizmowi, który można zablokować za pomocą wytrzymałego pokrętła. <text:s/>Ma maksymalną wysokość 54 cm, ale możesz go wyregulować do minimum 41 cm, więc wybierz odpowiednią wysokość! Podstawa lampy ma średnicę 13 cm. Jest wyposażony w oprawę E14, więc upewnij się, że masz źródło światła (maks. 40 Watt) dla tej Accia i ciesz się nastrojową lampą do salonu lub sypialni! Łatwo jest przyciemnić za pomocą zewnętrznego ściemniacza. Stwórz przyjemną atmosferę w domu z lampą stołową!</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3055_93119_0.jpg, https://www.lampyiswiatlo.pl/media/catalog/product/cache/dc8ebad46b1b99eec05144e062f13606/9/3/3055_93119_0.jpg</text:p>
          </table:table-cell>
          <table:table-cell office:value-type="string" calcext:value-type="string">
            <text:p>Klasyczna lampa stołowa czarna regulowana bez klosza - Acc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16" calcext:value-type="float">
            <text:p>416</text:p>
          </table:table-cell>
          <table:table-cell office:value-type="float" office:value="1" calcext:value-type="float">
            <text:p>1</text:p>
          </table:table-cell>
          <table:table-cell office:value-type="string" calcext:value-type="string">
            <text:p>Lampa stołowa skandynawska biała - Pepa Lua</text:p>
          </table:table-cell>
          <table:table-cell office:value-type="string" calcext:value-type="string">
            <text:p>Lampy stołowe</text:p>
          </table:table-cell>
          <table:table-cell office:value-type="float" office:value="759" calcext:value-type="float">
            <text:p>7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3810" calcext:value-type="float">
            <text:p>8718881103810</text:p>
          </table:table-cell>
          <table:table-cell table:number-columns-repeated="9"/>
          <table:table-cell office:value-type="float" office:value="30" calcext:value-type="float">
            <text:p>30</text:p>
          </table:table-cell>
          <table:table-cell table:number-columns-repeated="3"/>
          <table:table-cell office:value-type="string" calcext:value-type="string">
            <text:p>both</text:p>
          </table:table-cell>
          <table:table-cell table:number-columns-repeated="4"/>
          <table:table-cell office:value-type="string" calcext:value-type="string">
            <text:p>Lampa z papieru to ciekawe rozwiązanie oświetleniowe. Papierowy klosz lampy Pepa Lua stworzy odpowiedni nastrój w Twoim wnętrzu.</text:p>
            <text:p/>
            <text:p>Całkowita wysokość: 48 cm </text:p>
            <text:p/>
            <text:p>Średnica klosza: 30 cm</text:p>
            <text:p/>
            <text:p>Wysokość klosza: 30 cm</text:p>
            <text:p/>
            <text:p>Średnica rozstawu nóżek: 24 cm</text:p>
            <text:p/>
            <text:p>Lampa jest gotowa do podłączenia do instalacji o napięciu 230V. W komplecie nie ma źródła światła. Takowe należy zakupić we własnym zakresie. Lampa wyposażona jest w gwint na E27 o maksymalnym poborze mocy 11W.</text:p>
            <text:p/>
            <text:p>Lampa Pepa Lua jest w stanie sprawić, że wnętrze nabierze niepowtarzalnego charakteru.</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4296_98960_0.jpg, https://www.lampyiswiatlo.pl/media/catalog/product/cache/dc8ebad46b1b99eec05144e062f13606/9/8/4296_98960_0.jpg</text:p>
          </table:table-cell>
          <table:table-cell office:value-type="string" calcext:value-type="string">
            <text:p>Lampa stołowa skandynawska biała - Pepa Lu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17" calcext:value-type="float">
            <text:p>417</text:p>
          </table:table-cell>
          <table:table-cell office:value-type="float" office:value="1" calcext:value-type="float">
            <text:p>1</text:p>
          </table:table-cell>
          <table:table-cell office:value-type="string" calcext:value-type="string">
            <text:p>Lampa stołowa Art Deco czarna z przydymionym szkłem - Karel</text:p>
          </table:table-cell>
          <table:table-cell office:value-type="string" calcext:value-type="string">
            <text:p>Lampy stołowe</text:p>
          </table:table-cell>
          <table:table-cell office:value-type="float" office:value="255" calcext:value-type="float">
            <text:p>25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9439" calcext:value-type="float">
            <text:p>8718881119439</text:p>
          </table:table-cell>
          <table:table-cell table:number-columns-repeated="9"/>
          <table:table-cell office:value-type="float" office:value="70" calcext:value-type="float">
            <text:p>70</text:p>
          </table:table-cell>
          <table:table-cell table:number-columns-repeated="3"/>
          <table:table-cell office:value-type="string" calcext:value-type="string">
            <text:p>both</text:p>
          </table:table-cell>
          <table:table-cell table:number-columns-repeated="4"/>
          <table:table-cell office:value-type="string" calcext:value-type="string">
            <text:p>Ta ładna lampa stołowa jest luksusowo wykończona przydymionym szkłem i ponadczasową czernią. Ekscentryczny design Karela kradnie widowisko w każdym pokoju w domu! Żebrowane szkło zapewnia rozproszone światło w salonie lub jadalni. To idealne oświetlenie nastrojowe do sypialni! Lampa ma średnicę 20 cm i wysokość 22 cm. Dostarczony przewód ma 200 cm długości. Zapewnij efektowne źródło światła E27 o maksymalnej mocy 25 W. Uwaga: to źródło światła nie jest dołączone i należy je zamówić osobno! Można go ściemniać za pomocą zewnętrznego ściemniacza (brak w zestawie). Wspaniały dodatek do Twojego dom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258_103540_0.jpg, https://www.lampyiswiatlo.pl/media/catalog/product/cache/dc8ebad46b1b99eec05144e062f13606/1/0/8258_103540_0.jpg</text:p>
          </table:table-cell>
          <table:table-cell office:value-type="string" calcext:value-type="string">
            <text:p>Lampa stołowa Art Deco czarna z przydymionym szkłem - Kare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18" calcext:value-type="float">
            <text:p>418</text:p>
          </table:table-cell>
          <table:table-cell office:value-type="float" office:value="1" calcext:value-type="float">
            <text:p>1</text:p>
          </table:table-cell>
          <table:table-cell office:value-type="string" calcext:value-type="string">
            <text:p>Lampa stołowa vintage czarna - Cage Abe</text:p>
          </table:table-cell>
          <table:table-cell office:value-type="string" calcext:value-type="string">
            <text:p>Lampy stołowe</text:p>
          </table:table-cell>
          <table:table-cell office:value-type="float" office:value="409" calcext:value-type="float">
            <text:p>4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3115" calcext:value-type="float">
            <text:p>8718881123115</text:p>
          </table:table-cell>
          <table:table-cell table:number-columns-repeated="9"/>
          <table:table-cell office:value-type="float" office:value="36" calcext:value-type="float">
            <text:p>36</text:p>
          </table:table-cell>
          <table:table-cell table:number-columns-repeated="3"/>
          <table:table-cell office:value-type="string" calcext:value-type="string">
            <text:p>both</text:p>
          </table:table-cell>
          <table:table-cell table:number-columns-repeated="4"/>
          <table:table-cell office:value-type="string" calcext:value-type="string">
            <text:p>Nadaj swojemu wnętrzu zabawny akcent dzięki lampie stołowej Cage Abe. Fajną rzeczą w tej lampie jest to, że wygląda, jakby małpa była w klatce i określa, kiedy zapala się światło. Oczywiście zawsze możesz to zrobić samodzielnie za pomocą włącznika na przewodzie (200 cm). Lampa wykonana jest z aluminium wraz ze stalą i plastikiem. Stojak i małpka wykończone są na czarno. Dzięki temu lampa idealnie wpasuje się we wnętrze nowoczesne lub vintage. Cage Abe ma całkowitą wysokość 45,75 cm, długość 15,2 cm i szerokość 15,3 cm. Stopa ma wysokość 4 cm. Lampę stołową uzupełniasz zamawiając źródło światła z oprawą E27 (maks. 25 Watt). Jeśli chcesz stworzyć dodatkową atmosferę w pomieszczeniu, możesz podłączyć lampę do ściemniacza (brak w zestawie). Ta ładna lampa podłogowa doskonale sprawdzi się w salonie, gabinecie lub sypialni. Rozjaśnij swoje wnętrze starą lampą podłogową Cage Abe.</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370_103977_0.jpg, https://www.lampyiswiatlo.pl/media/catalog/product/cache/dc8ebad46b1b99eec05144e062f13606/1/0/9370_103977_0.jpg</text:p>
          </table:table-cell>
          <table:table-cell office:value-type="string" calcext:value-type="string">
            <text:p>Lampa stołowa vintage czarna - Cage Ab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19" calcext:value-type="float">
            <text:p>419</text:p>
          </table:table-cell>
          <table:table-cell office:value-type="float" office:value="1" calcext:value-type="float">
            <text:p>1</text:p>
          </table:table-cell>
          <table:table-cell office:value-type="string" calcext:value-type="string">
            <text:p>Lampa stołowa vintage mosiężna - Hjort Tre</text:p>
          </table:table-cell>
          <table:table-cell office:value-type="string" calcext:value-type="string">
            <text:p>Lampy stołowe</text:p>
          </table:table-cell>
          <table:table-cell office:value-type="float" office:value="425" calcext:value-type="float">
            <text:p>4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3153" calcext:value-type="float">
            <text:p>8718881123153</text:p>
          </table:table-cell>
          <table:table-cell table:number-columns-repeated="9"/>
          <table:table-cell office:value-type="float" office:value="96" calcext:value-type="float">
            <text:p>96</text:p>
          </table:table-cell>
          <table:table-cell table:number-columns-repeated="3"/>
          <table:table-cell office:value-type="string" calcext:value-type="string">
            <text:p>both</text:p>
          </table:table-cell>
          <table:table-cell table:number-columns-repeated="4"/>
          <table:table-cell office:value-type="string" calcext:value-type="string">
            <text:p>Hjort tre to lampa stołowa vintage dla miłośników zwierząt. Trapez w kształcie zwierząt sprawia, że jest to wyjątkowa lampa! Wykonany jest z aluminium z dodatkiem tworzywa sztucznego. Ponieważ jest wykończona w mosiądzu, ta lampa stołowa idealnie pasuje do salonu, biura czy sypialni. Bardzo dobrze sprawdzi się również w pokoju dziecięcym z motywem zwierząt lub dżungli. Lampa ma wysokość 34 cm, długość 18 cm i szerokość 12,5 cm. Stopa ma wysokość 2,5 cm, długość 18 cm i szerokość 12,5 cm. Hjort Tre jest dostarczany z przewodem (200 cm) i wtyczką. Wykończ lampę stołową źródłem światła z oprawką E27 (maks. 25 Watt). Nie zapomnij zamówić ich osobno. Lampa jest ściemniana za pomocą zewnętrznego ściemniacza, którego nie ma w zestawie. Rozświetl swoje wnętrze lampą stołową Hjort Tre!</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381_103981_0.jpg, https://www.lampyiswiatlo.pl/media/catalog/product/cache/dc8ebad46b1b99eec05144e062f13606/1/0/3381_103981_0.jpg</text:p>
          </table:table-cell>
          <table:table-cell office:value-type="string" calcext:value-type="string">
            <text:p>Lampa stołowa vintage mosiężna - Hjort Tr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20" calcext:value-type="float">
            <text:p>420</text:p>
          </table:table-cell>
          <table:table-cell office:value-type="float" office:value="1" calcext:value-type="float">
            <text:p>1</text:p>
          </table:table-cell>
          <table:table-cell office:value-type="string" calcext:value-type="string">
            <text:p>Vintage lampa stołowa mosiądz z czarnym - Cage Abe</text:p>
          </table:table-cell>
          <table:table-cell office:value-type="string" calcext:value-type="string">
            <text:p>Lampy stołowe</text:p>
          </table:table-cell>
          <table:table-cell office:value-type="float" office:value="409" calcext:value-type="float">
            <text:p>4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1258" calcext:value-type="float">
            <text:p>8718881121258</text:p>
          </table:table-cell>
          <table:table-cell table:number-columns-repeated="9"/>
          <table:table-cell office:value-type="float" office:value="53" calcext:value-type="float">
            <text:p>53</text:p>
          </table:table-cell>
          <table:table-cell table:number-columns-repeated="3"/>
          <table:table-cell office:value-type="string" calcext:value-type="string">
            <text:p>both</text:p>
          </table:table-cell>
          <table:table-cell table:number-columns-repeated="4"/>
          <table:table-cell office:value-type="string" calcext:value-type="string">
            <text:p>Nadaj swojemu wnętrzu zabawny akcent dzięki lampie stołowej Cage Abe. Fajną rzeczą w tej lampie jest to, że wygląda, jakby małpa była w klatce i określa, kiedy zapala się światło. Oczywiście zawsze możesz to zrobić samodzielnie za pomocą włącznika na przewodzie (200 cm). Lampa wykonana jest z aluminium wraz ze stalą i plastikiem. Stojak wykończony jest w kolorze czarnym, a małpka w mosiądzu. Daje to ładny kontrast, a lampa idealnie pasuje do wnętrza nowoczesnego lub vintage. Cage Abe ma całkowitą wysokość 45,75 cm, długość 15,2 cm i szerokość 15,3 cm. Stopa ma wysokość 4 cm. Lampę stołową uzupełniasz zamawiając źródło światła z oprawą E27 (maks. 25 Watt). Jeśli chcesz stworzyć dodatkową atmosferę w pomieszczeniu, możesz podłączyć lampę do ściemniacza (brak w zestawie). Ta ładna lampa podłogowa doskonale sprawdzi się w salonie, gabinecie lub sypialni. Rozjaśnij swoje wnętrze starą lampą podłogową Cage Abe.</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901_103812_0.jpg, https://www.lampyiswiatlo.pl/media/catalog/product/cache/dc8ebad46b1b99eec05144e062f13606/1/0/9901_103812_0.jpg</text:p>
          </table:table-cell>
          <table:table-cell office:value-type="string" calcext:value-type="string">
            <text:p>Vintage lampa stołowa mosiądz z czarnym - Cage Ab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21" calcext:value-type="float">
            <text:p>421</text:p>
          </table:table-cell>
          <table:table-cell office:value-type="float" office:value="1" calcext:value-type="float">
            <text:p>1</text:p>
          </table:table-cell>
          <table:table-cell office:value-type="string" calcext:value-type="string">
            <text:p>Lampa stołowa i ścienna biała w tym LED ze ściemniaczem dotykowym - Joni</text:p>
          </table:table-cell>
          <table:table-cell office:value-type="string" calcext:value-type="string">
            <text:p>Lampy stołowe</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2330" calcext:value-type="float">
            <text:p>8718881122330</text:p>
          </table:table-cell>
          <table:table-cell table:number-columns-repeated="9"/>
          <table:table-cell office:value-type="float" office:value="136" calcext:value-type="float">
            <text:p>136</text:p>
          </table:table-cell>
          <table:table-cell table:number-columns-repeated="3"/>
          <table:table-cell office:value-type="string" calcext:value-type="string">
            <text:p>both</text:p>
          </table:table-cell>
          <table:table-cell table:number-columns-repeated="4"/>
          <table:table-cell office:value-type="string" calcext:value-type="string">
            <text:p>Ten Joni może być używany na kilka sposobów. Możesz go używać jako lampy stołowej, ale także jako kinkiet. Jego szyja jest łatwa do regulacji, ponieważ jest bardzo elastyczna. Super poręczny! Ta lampa wykonana jest z aluminium z tworzywem sztucznym i wykończona jest w kolorze białym. Ma wysokość 38 cm, długość 32 cm i szerokość 17 cm. Podstawa ma średnicę 17 cm. Joni jest dostarczany z przewodem (130 cm) i wtyczką. Zintegrowana dioda LED ma strumień świetlny 500 lumenów i 3000-6000 kelwinów. Daje to lampie dużo białego światła. Można to ściemniać za pomocą ściemniacza dotykowego na nodze. Po prostu ustawiasz jasność, naciskając przycisk. Dzięki temu zawsze masz pożądaną intensywność światła! Tej super funkcjonalnej lampy nie powinno zabraknąć w domu mól książkowy!</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588_103916_0.jpg, https://www.lampyiswiatlo.pl/media/catalog/product/cache/dc8ebad46b1b99eec05144e062f13606/1/0/1588_103916_0.jpg</text:p>
          </table:table-cell>
          <table:table-cell office:value-type="string" calcext:value-type="string">
            <text:p>Lampa stołowa i ścienna biała w tym LED ze ściemniaczem dotykowym - Jon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422" calcext:value-type="float">
            <text:p>422</text:p>
          </table:table-cell>
          <table:table-cell office:value-type="float" office:value="1" calcext:value-type="float">
            <text:p>1</text:p>
          </table:table-cell>
          <table:table-cell office:value-type="string" calcext:value-type="string">
            <text:p>Nowoczesna lampa stołowa czarna bez klosza - Simplo</text:p>
          </table:table-cell>
          <table:table-cell office:value-type="string" calcext:value-type="string">
            <text:p>Lampy stołow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5067" calcext:value-type="float">
            <text:p>8718881105067</text:p>
          </table:table-cell>
          <table:table-cell table:number-columns-repeated="9"/>
          <table:table-cell office:value-type="float" office:value="69" calcext:value-type="float">
            <text:p>69</text:p>
          </table:table-cell>
          <table:table-cell table:number-columns-repeated="3"/>
          <table:table-cell office:value-type="string" calcext:value-type="string">
            <text:p>both</text:p>
          </table:table-cell>
          <table:table-cell table:number-columns-repeated="4"/>
          <table:table-cell office:value-type="string" calcext:value-type="string">
            <text:p>Lubisz klasykę w nowoczesnym wydaniu? W takim razie kolekcja lamp Simplo jest stworzona właśnie z myślą o Tobie!</text:p>
            <text:p/>
            <text:p>Wysokość: 39.5 cm</text:p>
            <text:p/>
            <text:p>Średnica podstawy: 14 cm</text:p>
            <text:p/>
            <text:p>Długość kabla z wtyczką: 200 cm</text:p>
            <text:p/>
            <text:p>Lampa jest gotowa do podłączenia do instalacji o napięciu 230 V. Maksymalny pobór mocy wynosi 60W. W komplecie nie ma źródła światła. Takowe należy zakupić we własnym zakresie. Lampa wyposażona jest w gwint na E27. </text:p>
            <text:p/>
            <text:p>Wystarczy dobrać elegancki klosz, by lampa stołowa Simplo stała się wyrazistym dodatkiem zarówno do sypialni, jak i salon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3232_99137_0.jpg, https://www.lampyiswiatlo.pl/media/catalog/product/cache/dc8ebad46b1b99eec05144e062f13606/9/9/3232_99137_0.jpg</text:p>
          </table:table-cell>
          <table:table-cell office:value-type="string" calcext:value-type="string">
            <text:p>Nowoczesna lampa stołowa czarna bez klosza - Simp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23" calcext:value-type="float">
            <text:p>423</text:p>
          </table:table-cell>
          <table:table-cell office:value-type="float" office:value="1" calcext:value-type="float">
            <text:p>1</text:p>
          </table:table-cell>
          <table:table-cell office:value-type="string" calcext:value-type="string">
            <text:p>Lampa stołowa Art Deco czarna ze szkłem dymnym - Banci</text:p>
          </table:table-cell>
          <table:table-cell office:value-type="string" calcext:value-type="string">
            <text:p>Lampy stołow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9354" calcext:value-type="float">
            <text:p>8718881119354</text:p>
          </table:table-cell>
          <table:table-cell table:number-columns-repeated="9"/>
          <table:table-cell office:value-type="float" office:value="130" calcext:value-type="float">
            <text:p>130</text:p>
          </table:table-cell>
          <table:table-cell table:number-columns-repeated="3"/>
          <table:table-cell office:value-type="string" calcext:value-type="string">
            <text:p>both</text:p>
          </table:table-cell>
          <table:table-cell table:number-columns-repeated="4"/>
          <table:table-cell office:value-type="string" calcext:value-type="string">
            <text:p>Wprowadź przytulność do swojego domu dzięki lampie stołowej Banci. Efekt dymnego szkła tworzy tajemniczy efekt świetlny. Wnętrze lampy jest srebrne, co sprawia, że jest bardzo piękna nawet wtedy, gdy nie pali się światło. Lampa wykonana jest ze szkła ze stalą i wykończona w kolorze czarnym. Banci ma całkowitą średnicę 14 cm i wysokość 24 cm. Podstawa ma średnicę 12 cm i wysokość 2,5 cm. Szklany klosz ma średnicę 14 cm i wysokość 20 cm. Lampa stołowa jest dostarczana z przewodem (200 cm) i wtyczką. Uzupełniasz Banci o źródło światła, które ma oprawę E27 (maks. 25 W). Nie zapomnij zamówić ich osobno. Lampę można ściemniać za pomocą zewnętrznego ściemniacza, który nie jest dołączony. Banci to idealny stół do kredensu, stolika nocnego lub po prostu na stole w jadalni. Uatrakcyjnij swoje wnętrze dzięki lampie stołowej Banci!</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788_103532_0.jpg, https://www.lampyiswiatlo.pl/media/catalog/product/cache/dc8ebad46b1b99eec05144e062f13606/1/0/6788_103532_0.jpg</text:p>
          </table:table-cell>
          <table:table-cell office:value-type="string" calcext:value-type="string">
            <text:p>Lampa stołowa Art Deco czarna ze szkłem dymnym - Banc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24" calcext:value-type="float">
            <text:p>424</text:p>
          </table:table-cell>
          <table:table-cell office:value-type="float" office:value="1" calcext:value-type="float">
            <text:p>1</text:p>
          </table:table-cell>
          <table:table-cell office:value-type="string" calcext:value-type="string">
            <text:p>Designerska lampa stołowa czarna - Johanna</text:p>
          </table:table-cell>
          <table:table-cell office:value-type="string" calcext:value-type="string">
            <text:p>Lampy stołow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0206" calcext:value-type="float">
            <text:p>8718881120206</text:p>
          </table:table-cell>
          <table:table-cell table:number-columns-repeated="9"/>
          <table:table-cell office:value-type="float" office:value="109" calcext:value-type="float">
            <text:p>109</text:p>
          </table:table-cell>
          <table:table-cell table:number-columns-repeated="3"/>
          <table:table-cell office:value-type="string" calcext:value-type="string">
            <text:p>both</text:p>
          </table:table-cell>
          <table:table-cell table:number-columns-repeated="4"/>
          <table:table-cell office:value-type="string" calcext:value-type="string">
            <text:p>Cóż za wesoła lampa stołowa Johanna! Swoim kształtem przypomina drzewo, ale w stylowej kurtce. Lampa wykonana jest ze stali i wykończona w kolorze czarnym. Listwy zawieszone nad źródłem światła w kształcie kuli zapewniają przytulny efekt świetlny w pomieszczeniu. Johanna ma średnicę 20 cm i wysokość 40 cm. Podstawa ma średnicę 15 cm i wysokość 2,5 cm. Stalowy klosz ma średnicę 20 cm i wysokość 15 cm. Dołączony do lampy przewód ma długość 200 cm. Źródło światła, w którym uzupełniasz lampę, ma oprawę E27 (maks. 40 Watt). Więc nie zapomnij zamówić ich osobno. Wybierz źródło światła, które również ładnie wygląda, ponieważ jest wyraźnie widoczne w oprawie. Lampę stołową można przyciemnić po podłączeniu do ściemniacza (brak w zestawie). Johanna to idealna lampa stołowa do kredensu, stolika nocnego lub do pokoju dziecinnego. Spraw, by Twoje wnętrze było stylowe z Johanną!</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142_103612_0.jpg, https://www.lampyiswiatlo.pl/media/catalog/product/cache/dc8ebad46b1b99eec05144e062f13606/1/0/8142_103612_0.jpg</text:p>
          </table:table-cell>
          <table:table-cell office:value-type="string" calcext:value-type="string">
            <text:p>Designerska lampa stołowa czarna - Johann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25" calcext:value-type="float">
            <text:p>425</text:p>
          </table:table-cell>
          <table:table-cell office:value-type="float" office:value="1" calcext:value-type="float">
            <text:p>1</text:p>
          </table:table-cell>
          <table:table-cell office:value-type="string" calcext:value-type="string">
            <text:p>Moderne tafellamp zwart met kap rood 25 cm - Simplo</text:p>
          </table:table-cell>
          <table:table-cell office:value-type="string" calcext:value-type="string">
            <text:p>Lampy stołow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5263" calcext:value-type="float">
            <text:p>8718881125263</text:p>
          </table:table-cell>
          <table:table-cell table:number-columns-repeated="9"/>
          <table:table-cell office:value-type="float" office:value="46" calcext:value-type="float">
            <text:p>46</text:p>
          </table:table-cell>
          <table:table-cell table:number-columns-repeated="3"/>
          <table:table-cell office:value-type="string" calcext:value-type="string">
            <text:p>both</text:p>
          </table:table-cell>
          <table:table-cell table:number-columns-repeated="4"/>
          <table:table-cell office:value-type="string" calcext:value-type="string">
            <text:p>Brak opisu</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630_104195_0.jpg, https://www.lampyiswiatlo.pl/media/catalog/product/cache/dc8ebad46b1b99eec05144e062f13606/1/0/6630_104195_0.jpg</text:p>
          </table:table-cell>
          <table:table-cell office:value-type="string" calcext:value-type="string">
            <text:p>Moderne tafellamp zwart met kap rood 25 cm - Simp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26" calcext:value-type="float">
            <text:p>426</text:p>
          </table:table-cell>
          <table:table-cell office:value-type="float" office:value="1" calcext:value-type="float">
            <text:p>1</text:p>
          </table:table-cell>
          <table:table-cell office:value-type="string" calcext:value-type="string">
            <text:p>Moderne tafellamp zwart met kap grijs 25 cm - Simplo</text:p>
          </table:table-cell>
          <table:table-cell office:value-type="string" calcext:value-type="string">
            <text:p>Lampy stołow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5300" calcext:value-type="float">
            <text:p>8718881125300</text:p>
          </table:table-cell>
          <table:table-cell table:number-columns-repeated="9"/>
          <table:table-cell office:value-type="float" office:value="55" calcext:value-type="float">
            <text:p>55</text:p>
          </table:table-cell>
          <table:table-cell table:number-columns-repeated="3"/>
          <table:table-cell office:value-type="string" calcext:value-type="string">
            <text:p>both</text:p>
          </table:table-cell>
          <table:table-cell table:number-columns-repeated="4"/>
          <table:table-cell office:value-type="string" calcext:value-type="string">
            <text:p>Brak opisu</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509_104199_0.jpg, https://www.lampyiswiatlo.pl/media/catalog/product/cache/dc8ebad46b1b99eec05144e062f13606/1/0/6509_104199_0.jpg</text:p>
          </table:table-cell>
          <table:table-cell office:value-type="string" calcext:value-type="string">
            <text:p>Moderne tafellamp zwart met kap grijs 25 cm - Simp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27" calcext:value-type="float">
            <text:p>427</text:p>
          </table:table-cell>
          <table:table-cell office:value-type="float" office:value="1" calcext:value-type="float">
            <text:p>1</text:p>
          </table:table-cell>
          <table:table-cell office:value-type="string" calcext:value-type="string">
            <text:p>Designerska lampa stołowa biała z mosiądzem - Ella</text:p>
          </table:table-cell>
          <table:table-cell office:value-type="string" calcext:value-type="string">
            <text:p>Lampy stołowe</text:p>
          </table:table-cell>
          <table:table-cell office:value-type="float" office:value="405" calcext:value-type="float">
            <text:p>4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8531" calcext:value-type="float">
            <text:p>8718881118531</text:p>
          </table:table-cell>
          <table:table-cell table:number-columns-repeated="9"/>
          <table:table-cell office:value-type="float" office:value="100" calcext:value-type="float">
            <text:p>100</text:p>
          </table:table-cell>
          <table:table-cell table:number-columns-repeated="3"/>
          <table:table-cell office:value-type="string" calcext:value-type="string">
            <text:p>both</text:p>
          </table:table-cell>
          <table:table-cell table:number-columns-repeated="4"/>
          <table:table-cell office:value-type="string" calcext:value-type="string">
            <text:p>Piękna designerska lampa o wyjątkowym designie: otwarty klosz z mosiądzu i pięknie wykończona podstawa w granitowym designie. Ta lampa stołowa ma wysokość 45 cm i średnicę 35 cm. Podstawa ma wysokość 15 cm. Dostarczony przewód ma 200 cm długości. Uzupełnij tę piękną Ellę o źródło światła E27 o maksymalnej mocy 40 W (uwaga: źródło światła nie jest dołączone i należy je zamówić osobno). Wskazówka: zapewnij efektowne źródło światła, które jest w pełni widoczne w oprawie! Lampa stołowa jest również ściemniana za pomocą zewnętrznego ściemniacza (brak w zestawie). Wyjątkowy dodatek do Twojego domu. Niezależnie od tego, czy lampa jest umieszczona w salonie, sypialni, czy w biurze: ta designerska lampa stołowa zawsze robi wrażeni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489_103455_0.jpg, https://www.lampyiswiatlo.pl/media/catalog/product/cache/dc8ebad46b1b99eec05144e062f13606/1/0/3489_103455_0.jpg</text:p>
          </table:table-cell>
          <table:table-cell office:value-type="string" calcext:value-type="string">
            <text:p>Designerska lampa stołowa biała z mosiądzem - Ell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428" calcext:value-type="float">
            <text:p>428</text:p>
          </table:table-cell>
          <table:table-cell office:value-type="float" office:value="1" calcext:value-type="float">
            <text:p>1</text:p>
          </table:table-cell>
          <table:table-cell office:value-type="string" calcext:value-type="string">
            <text:p>Nowoczesny kinkiet antracyt - Baleno II</text:p>
          </table:table-cell>
          <table:table-cell office:value-type="string" calcext:value-type="string">
            <text:p>Lampy zewnętrzne</text:p>
          </table:table-cell>
          <table:table-cell office:value-type="float" office:value="115" calcext:value-type="float">
            <text:p>1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1167" calcext:value-type="float">
            <text:p>8718881111167</text:p>
          </table:table-cell>
          <table:table-cell table:number-columns-repeated="9"/>
          <table:table-cell office:value-type="float" office:value="61" calcext:value-type="float">
            <text:p>61</text:p>
          </table:table-cell>
          <table:table-cell table:number-columns-repeated="3"/>
          <table:table-cell office:value-type="string" calcext:value-type="string">
            <text:p>both</text:p>
          </table:table-cell>
          <table:table-cell table:number-columns-repeated="4"/>
          <table:table-cell office:value-type="string" calcext:value-type="string">
            <text:p>Nowoczesny kinkiet Baleno II wyróżnia unikatowy design i najwyższa jakość wykonania. </text:p>
            <text:p/>
            <text:p>Posiada stopień ochrony IP44, który zapewnia bezpieczną pracę lampy w deszczu i kurzu. Oznacza to pokrótce, że lampa nadaje się również do użytku zewnętrznego.</text:p>
            <text:p/>
            <text:p>Wysokość: 16 cm</text:p>
            <text:p/>
            <text:p>Szerokość: 7 cm</text:p>
            <text:p/>
            <text:p>Odległość od ściany: 9.2 cm</text:p>
            <text:p/>
            <text:p>Kinkiet Baleno II jest gotowy do podłączenia do instalacji o napięciu 230 V. Maksymalny pobór mocy wynosi 2 x 7W. W komplecie nie ma źródła światła. Takowe należy zakupić we własnym zakresie. Zalecamy użycie żarówki LED. Oprawa wyposażona jest w 2 gwinty na GU10. </text:p>
            <text:p/>
            <text:p>Kinkiet Baleno II idealnie sprawdzi się do oświetlenia elewacji, tarasu, drzwi wejściowych czy garażu.</text:p>
            <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268_102679_0.jpg, https://www.lampyiswiatlo.pl/media/catalog/product/cache/dc8ebad46b1b99eec05144e062f13606/1/0/5268_102679_0.jpg</text:p>
          </table:table-cell>
          <table:table-cell office:value-type="string" calcext:value-type="string">
            <text:p>Nowoczesny kinkiet antracyt - Baleno I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29" calcext:value-type="float">
            <text:p>429</text:p>
          </table:table-cell>
          <table:table-cell office:value-type="float" office:value="1" calcext:value-type="float">
            <text:p>1</text:p>
          </table:table-cell>
          <table:table-cell office:value-type="string" calcext:value-type="string">
            <text:p>Nowoczesna zewnętrzna lampa punktowa czarna IP65 - Delux</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7908" calcext:value-type="float">
            <text:p>8718881127908</text:p>
          </table:table-cell>
          <table:table-cell table:number-columns-repeated="9"/>
          <table:table-cell office:value-type="float" office:value="144" calcext:value-type="float">
            <text:p>144</text:p>
          </table:table-cell>
          <table:table-cell table:number-columns-repeated="3"/>
          <table:table-cell office:value-type="string" calcext:value-type="string">
            <text:p>both</text:p>
          </table:table-cell>
          <table:table-cell table:number-columns-repeated="4"/>
          <table:table-cell office:value-type="string" calcext:value-type="string">
            <text:p>Czy jesteś gotowy na odrobinę atmosfery w swoim ogrodzie? Z naziemnym miejscem Delux wszystko będzie w porządku. Ustaw kilka punktów obok siebie przy ścieżce w ogrodzie, na podjeździe lub na tarasie i ciesz się nastrojowym oświetleniem. Spot wykonany jest ze stali nierdzewnej z dodatkiem tworzywa sztucznego i szkła, wykończony w kolorze czarnym. Ma średnicę 13 cm. Szkło ma średnicę 8,7 cm. Rozmiar instalacji to 12,6 cm średnicy i 14,5 cm głębokości. Kończysz Delux źródłem światła z oprawą GU10 (maks. 50 Watt). Dzięki wartości IP IP65, spot jest bryzgoszczelny. Psst, czy kiedykolwiek pomyślałeś o tym miejscu w łazience, to naprawdę daje luksusowy wygląd. Delux można ściemniać za pomocą zewnętrznego ściemniacza, którego nie ma w zestawie. Dodaj więcej atmosfery do swojego ogrodu dzięki punktowi naziemnemu Delux.</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557_104448_0.jpg, https://www.lampyiswiatlo.pl/media/catalog/product/cache/dc8ebad46b1b99eec05144e062f13606/1/0/5557_104448_0.jpg</text:p>
          </table:table-cell>
          <table:table-cell office:value-type="string" calcext:value-type="string">
            <text:p>Nowoczesna zewnętrzna lampa punktowa czarna IP65 - Delux</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30" calcext:value-type="float">
            <text:p>430</text:p>
          </table:table-cell>
          <table:table-cell office:value-type="float" office:value="1" calcext:value-type="float">
            <text:p>1</text:p>
          </table:table-cell>
          <table:table-cell office:value-type="string" calcext:value-type="string">
            <text:p>Przemysłowy kinkiet czarny 38 cm 2-punktowy IP44 - Charlois</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9249" calcext:value-type="float">
            <text:p>8718881109249</text:p>
          </table:table-cell>
          <table:table-cell table:number-columns-repeated="9"/>
          <table:table-cell office:value-type="float" office:value="138" calcext:value-type="float">
            <text:p>138</text:p>
          </table:table-cell>
          <table:table-cell table:number-columns-repeated="3"/>
          <table:table-cell office:value-type="string" calcext:value-type="string">
            <text:p>both</text:p>
          </table:table-cell>
          <table:table-cell table:number-columns-repeated="4"/>
          <table:table-cell office:value-type="string" calcext:value-type="string">
            <text:p>Ten solidny kinkiet jest dla śmiałków. Charlois to dwupłatowiec z nie mniej niż dwoma źródłami światła, co sprawia, że wyglądają jak lustrzane odbicie. Wykonany jest z czarnego aluminium z plastikiem i ma przezroczyste panele z boku. Dodając ładne źródło światła, przyciągasz wzrok! Lampa ma głębokość 13,5 cm, wysokość 38 cm i długość 14 cm. Płyta montażowa ma głębokość 2,5 cm, wysokość 20 cm i długość 9 cm. Uzupełniasz Charlois dwoma źródłami światła, każde z oprawą E27 (maks. 40 W), które nadal musisz zamówić osobno. Lampę można ściemniać za pomocą zewnętrznego ściemniacza, który nie jest dołączony. Lampa ma wartość IP IP44, dzięki czemu jest bryzgoszczelna. Charlois to idealna lampa ścienna do drzwi wejściowych, altanki czy lustra w łazience!</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734_102446_0.jpg, https://www.lampyiswiatlo.pl/media/catalog/product/cache/dc8ebad46b1b99eec05144e062f13606/1/0/6734_102446_0.jpg</text:p>
          </table:table-cell>
          <table:table-cell office:value-type="string" calcext:value-type="string">
            <text:p>Przemysłowy kinkiet czarny 38 cm 2-punktowy IP44 - Charloi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31" calcext:value-type="float">
            <text:p>431</text:p>
          </table:table-cell>
          <table:table-cell office:value-type="float" office:value="1" calcext:value-type="float">
            <text:p>1</text:p>
          </table:table-cell>
          <table:table-cell office:value-type="string" calcext:value-type="string">
            <text:p>Kinkiet zewnętrzny czarny IP44 z czujnikiem zmierzchu - Duo</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6064" calcext:value-type="float">
            <text:p>8718881106064</text:p>
          </table:table-cell>
          <table:table-cell table:number-columns-repeated="9"/>
          <table:table-cell office:value-type="float" office:value="45" calcext:value-type="float">
            <text:p>45</text:p>
          </table:table-cell>
          <table:table-cell table:number-columns-repeated="3"/>
          <table:table-cell office:value-type="string" calcext:value-type="string">
            <text:p>both</text:p>
          </table:table-cell>
          <table:table-cell table:number-columns-repeated="4"/>
          <table:table-cell office:value-type="string" calcext:value-type="string">
            <text:p>Nowoczesny kinkiet Duo wyróżnia unikatowy design i najwyższa jakość wykonania. </text:p>
            <text:p/>
            <text:p>Posiada stopień ochrony IP44, który zapewnia bezpieczną pracę lampy w deszczu i kurzu. </text:p>
            <text:p/>
            <text:p>Wysokość: 21.5 cm</text:p>
            <text:p/>
            <text:p>Odległość od ściany: 11 cm</text:p>
            <text:p/>
            <text:p>Kinkiet Duo jest gotowy do podłączenia do instalacji o napięciu 230 V. Maksymalny pobór mocy wynosi 35W. W komplecie nie ma źródła światła. Takowe należy zakupić we własnym zakresie. Zalecamy użycie żarówki LED. Oprawa wyposażona jest w 2 gwinty na GU10. </text:p>
            <text:p/>
            <text:p>Ponadto, kinkiet Duo wyposażony został w czujnik zmierzchu, co oznacza, że automatycznie włącza się po zapadnięciu zmierzchu i wyłącza kiedy robi się widno.</text:p>
            <text:p/>
            <text:p>Kinkiet Duo idealnie sprawdzi się do oświetlenia elewacji, tarasu, drzwi wejściowych czy garażu.</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4236_99499_0.jpg, https://www.lampyiswiatlo.pl/media/catalog/product/cache/dc8ebad46b1b99eec05144e062f13606/9/9/4236_99499_0.jpg</text:p>
          </table:table-cell>
          <table:table-cell office:value-type="string" calcext:value-type="string">
            <text:p>Kinkiet zewnętrzny czarny IP44 z czujnikiem zmierzchu - Du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32" calcext:value-type="float">
            <text:p>432</text:p>
          </table:table-cell>
          <table:table-cell office:value-type="float" office:value="1" calcext:value-type="float">
            <text:p>1</text:p>
          </table:table-cell>
          <table:table-cell office:value-type="string" calcext:value-type="string">
            <text:p>Kinkiet zewnętrzny antracyt IP44 z czujnikiem zmierzchu - Duo</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7571" calcext:value-type="float">
            <text:p>8718881057571</text:p>
          </table:table-cell>
          <table:table-cell table:number-columns-repeated="9"/>
          <table:table-cell office:value-type="float" office:value="37" calcext:value-type="float">
            <text:p>37</text:p>
          </table:table-cell>
          <table:table-cell table:number-columns-repeated="3"/>
          <table:table-cell office:value-type="string" calcext:value-type="string">
            <text:p>both</text:p>
          </table:table-cell>
          <table:table-cell table:number-columns-repeated="4"/>
          <table:table-cell office:value-type="string" calcext:value-type="string">
            <text:p>Nowoczesny kinkiet Duo wyróżnia unikatowy design i najwyższa jakość wykonania. </text:p>
            <text:p/>
            <text:p>Posiada stopień ochrony IP44, który zapewnia bezpieczną pracę lampy w deszczu i kurzu. </text:p>
            <text:p/>
            <text:p>Wysokość: 21.5 cm</text:p>
            <text:p/>
            <text:p>Odległość od ściany: 11 cm</text:p>
            <text:p/>
            <text:p>Kinkiet Duo jest gotowy do podłączenia do instalacji o napięciu 230 V. Maksymalny pobór mocy wynosi 35W. W komplecie nie ma źródła światła. Takowe należy zakupić we własnym zakresie. Zalecamy użycie żarówki LED. Oprawa wyposażona jest w 2 gwinty na GU10. </text:p>
            <text:p/>
            <text:p>Ponadto, kinkiet Duo wyposażony został w czujnik zmierzchu, co oznacza, że automatycznie włącza się po zapadnięciu zmierzchu i wyłącza kiedy robi się widno.</text:p>
            <text:p/>
            <text:p>Kinkiet Duo idealnie sprawdzi się do oświetlenia elewacji, tarasu, drzwi wejściowych czy garaż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9303_93918_0.jpg, https://www.lampyiswiatlo.pl/media/catalog/product/cache/dc8ebad46b1b99eec05144e062f13606/9/3/9303_93918_0.jpg</text:p>
          </table:table-cell>
          <table:table-cell office:value-type="string" calcext:value-type="string">
            <text:p>Kinkiet zewnętrzny antracyt IP44 z czujnikiem zmierzchu - Du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433" calcext:value-type="float">
            <text:p>433</text:p>
          </table:table-cell>
          <table:table-cell office:value-type="float" office:value="1" calcext:value-type="float">
            <text:p>1</text:p>
          </table:table-cell>
          <table:table-cell office:value-type="string" calcext:value-type="string">
            <text:p>Przemysłowy kinkiet zewnętrzny rdzawobrązowy IP44 - Denmark</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27369" calcext:value-type="float">
            <text:p>8718881027369</text:p>
          </table:table-cell>
          <table:table-cell table:number-columns-repeated="9"/>
          <table:table-cell office:value-type="float" office:value="135" calcext:value-type="float">
            <text:p>135</text:p>
          </table:table-cell>
          <table:table-cell table:number-columns-repeated="3"/>
          <table:table-cell office:value-type="string" calcext:value-type="string">
            <text:p>both</text:p>
          </table:table-cell>
          <table:table-cell table:number-columns-repeated="4"/>
          <table:table-cell office:value-type="string" calcext:value-type="string">
            <text:p>Nowoczesna lampa zewnętrzna. Trzon lampy wykonany został z aluminium pokrytego poliestrową powłoką proszkową i zakończony przezroczystym kloszem z tworzywa sztucznego. Denmark pięknie oświetli elewację budynku.</text:p>
            <text:p/>
            <text:p>Posiada stopień ochrony IP44, który zapewnia bezpieczną pracę lampy w deszczu i kurzu.</text:p>
            <text:p/>
            <text:p>Wysokość: 17 cm</text:p>
            <text:p/>
            <text:p>Wymiary lampy: 8.5 x 8.5 cm</text:p>
            <text:p/>
            <text:p>Lampa jest gotowa do podłączenia do instalacji o napięciu 230 V. Maksymalny pobór mocy wynosi 13W. W komplecie nie ma źródła światła. Takowe należy zakupić we własnym zakresie. Lampa wyposażona jest w gwint na E27. </text:p>
            <text:p/>
            <text:p>Lampy z serii Denmark emitują przyjemne, klimatyczne światło.</text:p>
            <text:p/>
            <text:p>Seria Denmark idealnie sprawdzi się w Twoim ogrodzie!</text:p>
            <text:p/>
            <text:p/>
            <text:p>Uwaga: Może tymczasowo występować zjawisko kondensacji pary wodnej. Jest to normalne i wszystkie lampy zewnętrzne zostały zaprojektowane, by radzić sobie z tym problemem. Kondensacja zazwyczaj ustępuje po pewnym czasie od jej włączenia.</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0/4316_90784_0.jpg, https://www.lampyiswiatlo.pl/media/catalog/product/cache/dc8ebad46b1b99eec05144e062f13606/9/0/4316_90784_0.jpg</text:p>
          </table:table-cell>
          <table:table-cell office:value-type="string" calcext:value-type="string">
            <text:p>Przemysłowy kinkiet zewnętrzny rdzawobrązowy IP44 - Denmar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434" calcext:value-type="float">
            <text:p>434</text:p>
          </table:table-cell>
          <table:table-cell office:value-type="float" office:value="1" calcext:value-type="float">
            <text:p>1</text:p>
          </table:table-cell>
          <table:table-cell office:value-type="string" calcext:value-type="string">
            <text:p>Spot z klinem antracyt regulowany <text:s/>IP44 - Solo</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7663" calcext:value-type="float">
            <text:p>8718881057663</text:p>
          </table:table-cell>
          <table:table-cell table:number-columns-repeated="9"/>
          <table:table-cell office:value-type="float" office:value="101" calcext:value-type="float">
            <text:p>101</text:p>
          </table:table-cell>
          <table:table-cell table:number-columns-repeated="3"/>
          <table:table-cell office:value-type="string" calcext:value-type="string">
            <text:p>both</text:p>
          </table:table-cell>
          <table:table-cell table:number-columns-repeated="4"/>
          <table:table-cell office:value-type="string" calcext:value-type="string">
            <text:p>Prosta i ponadczasowa lampa zewnętrzna Solo sprawdzi się do oświetlenia krzewów, drzew i kwietników.</text:p>
            <text:p/>
            <text:p>Reflektor jest regulowany za pomocą przegubu kulowego, dzięki któremu możesz zdecydować o kierunku padania emitowanego światła.</text:p>
            <text:p/>
            <text:p>Posiada stopień ochrony IP44, który zapewnia bezpieczną pracę lampy w deszczu i kurzu. </text:p>
            <text:p/>
            <text:p>Wysokość: 28 cm</text:p>
            <text:p/>
            <text:p>Średnica reflektora: 6 cm</text:p>
            <text:p/>
            <text:p>Długość przewodu: 240 cm</text:p>
            <text:p/>
            <text:p>Lampa jest gotowa do podłączenia do instalacji o napięciu 230 V. Maksymalny pobór mocy wynosi 35W. W komplecie nie ma źródła światła. Takowe należy zakupić we własnym zakresie. Lampa wyposażona jest w gwint na GU10. </text:p>
            <text:p/>
            <text:p>Sprawdź pozostałe lampy z rodziny Solo!</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9289_93926_0.jpg, https://www.lampyiswiatlo.pl/media/catalog/product/cache/dc8ebad46b1b99eec05144e062f13606/9/3/9289_93926_0.jpg</text:p>
          </table:table-cell>
          <table:table-cell office:value-type="string" calcext:value-type="string">
            <text:p>Spot z klinem antracyt regulowany <text:s/>IP44 - So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2">
          <table:table-cell office:value-type="float" office:value="435" calcext:value-type="float">
            <text:p>435</text:p>
          </table:table-cell>
          <table:table-cell office:value-type="float" office:value="1" calcext:value-type="float">
            <text:p>1</text:p>
          </table:table-cell>
          <table:table-cell office:value-type="string" calcext:value-type="string">
            <text:p>Przemysłowa zewnętrzna lampa stojąca 30 cm rdzawobrązowa IP44 - Denmark</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27376" calcext:value-type="float">
            <text:p>8718881027376</text:p>
          </table:table-cell>
          <table:table-cell table:number-columns-repeated="9"/>
          <table:table-cell office:value-type="float" office:value="83" calcext:value-type="float">
            <text:p>83</text:p>
          </table:table-cell>
          <table:table-cell table:number-columns-repeated="3"/>
          <table:table-cell office:value-type="string" calcext:value-type="string">
            <text:p>both</text:p>
          </table:table-cell>
          <table:table-cell table:number-columns-repeated="4"/>
          <table:table-cell office:value-type="string" calcext:value-type="string">
            <text:p>Nowoczesna lampa zewnętrzna. Trzon lampy wykonany został z aluminium pokrytego poliestrową powłoką proszkową i zakończony przezroczystym kloszem z tworzywa sztucznego. Denmark pięknie oświetli podjazd, taras, ścieżkę ogrodową lub krzewy i inne rośliny. </text:p>
            <text:p/>
            <text:p>Posiada stopień ochrony IP44, który zapewnia bezpieczną pracę lampy w deszczu i kurzu.</text:p>
            <text:p/>
            <text:p>Wysokość: 30 cm</text:p>
            <text:p/>
            <text:p>Wymiary podstawy: 12 x 12 cm</text:p>
            <text:p/>
            <text:p>Wymiary lampy: 8.5 x 8.5 cm</text:p>
            <text:p/>
            <text:p>Lampa jest gotowa do podłączenia do instalacji o napięciu 230 V. Maksymalny pobór mocy wynosi 13W. W komplecie nie ma źródła światła. Takowe należy zakupić we własnym zakresie. Lampa wyposażona jest w gwint na E27. </text:p>
            <text:p/>
            <text:p>Lampy z serii Denmark emitują przyjemne, klimatyczne światło.</text:p>
            <text:p/>
            <text:p>Seria Denmark idealnie sprawdzi się w Twoim ogrodzie!</text:p>
            <text:p/>
            <text:p/>
            <text:p>Uwaga: Może tymczasowo występować zjawisko kondensacji pary wodnej. Jest to normalne i wszystkie lampy zewnętrzne zostały zaprojektowane, by radzić sobie z tym problemem. Kondensacja zazwyczaj ustępuje po pewnym czasie od jej włączenia.</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0/2213_90785_0.jpg, https://www.lampyiswiatlo.pl/media/catalog/product/cache/dc8ebad46b1b99eec05144e062f13606/9/0/2213_90785_0.jpg</text:p>
          </table:table-cell>
          <table:table-cell office:value-type="string" calcext:value-type="string">
            <text:p>Przemysłowa zewnętrzna lampa stojąca 30 cm rdzawobrązowa IP44 - Denmar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436" calcext:value-type="float">
            <text:p>436</text:p>
          </table:table-cell>
          <table:table-cell office:value-type="float" office:value="1" calcext:value-type="float">
            <text:p>1</text:p>
          </table:table-cell>
          <table:table-cell office:value-type="string" calcext:value-type="string">
            <text:p>Nowoczesna oprawa do wbudowania stal LED 3-stopniowe ściemnianie IP65 - Simply</text:p>
          </table:table-cell>
          <table:table-cell office:value-type="string" calcext:value-type="string">
            <text:p>Lampy zewnętrzne</text:p>
          </table:table-cell>
          <table:table-cell office:value-type="float" office:value="72.95" calcext:value-type="float">
            <text:p>72.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605" calcext:value-type="float">
            <text:p>8718881116605</text:p>
          </table:table-cell>
          <table:table-cell table:number-columns-repeated="9"/>
          <table:table-cell office:value-type="float" office:value="42" calcext:value-type="float">
            <text:p>42</text:p>
          </table:table-cell>
          <table:table-cell table:number-columns-repeated="3"/>
          <table:table-cell office:value-type="string" calcext:value-type="string">
            <text:p>both</text:p>
          </table:table-cell>
          <table:table-cell table:number-columns-repeated="4"/>
          <table:table-cell office:value-type="string" calcext:value-type="string">
            <text:p>Nowoczesna oprawa do wbudowania Simply świetnie sprawdzi się jako oświetlenie nowoczesnych i minimalistycznych wnętrz. </text:p>
            <text:p/>
            <text:p>Oprawa posiada stopień ochrony IP65 dlatego można ją stosować w łazience i na zewnątrz.</text:p>
            <text:p/>
            <text:p>Wymiary oprawy: 9 x 9 cm</text:p>
            <text:p/>
            <text:p>Średnica otworu montażowego: 7 cm</text:p>
            <text:p/>
            <text:p>Głębokość: 5.5 cm</text:p>
            <text:p/>
            <text:p>Oprawa Simply wyposażona została w zintegrowane źródło światła LED, które emituje światło o barwie ciepło białej (2700K) na poziomie 350 lumenów! Dioda ta uzyskała klasę energetyczną A++, co oznacza, że jest nie tylko energooszczędna, ale zapewnia profity i dla Twojego portfela i dla środowiska. </text:p>
            <text:p>Wbudowany moduł LED gwarantuje 25 000 godzin świecenia.</text:p>
            <text:p/>
            <text:p>Ponadto oprawa jest ściemnialna za pomocą włącznika w ścianie. Pierwsze włączenie - 100% mocy emitowanego światła, szybkie wyłączenie i ponowne włączenie - 60% - kolejne szybkie wyłączenie i włączenie - 30%.</text:p>
            <text:p/>
            <text:p>Oprawy do wbudowania Simply to niezbędny element oświetlenia funkcjonalnego.</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812_103279_0.jpg, https://www.lampyiswiatlo.pl/media/catalog/product/cache/dc8ebad46b1b99eec05144e062f13606/1/0/2812_103279_0.jpg</text:p>
          </table:table-cell>
          <table:table-cell office:value-type="string" calcext:value-type="string">
            <text:p>Nowoczesna oprawa do wbudowania stal LED 3-stopniowe ściemnianie IP65 - Simpl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37" calcext:value-type="float">
            <text:p>437</text:p>
          </table:table-cell>
          <table:table-cell office:value-type="float" office:value="1" calcext:value-type="float">
            <text:p>1</text:p>
          </table:table-cell>
          <table:table-cell office:value-type="string" calcext:value-type="string">
            <text:p>Industrialny plafon zewnętrzny czarny 2-źródła światła - Rotterdam</text:p>
          </table:table-cell>
          <table:table-cell office:value-type="string" calcext:value-type="string">
            <text:p>Lampy zewnętrzn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5102" calcext:value-type="float">
            <text:p>8718881055102</text:p>
          </table:table-cell>
          <table:table-cell table:number-columns-repeated="9"/>
          <table:table-cell office:value-type="float" office:value="101" calcext:value-type="float">
            <text:p>101</text:p>
          </table:table-cell>
          <table:table-cell table:number-columns-repeated="3"/>
          <table:table-cell office:value-type="string" calcext:value-type="string">
            <text:p>both</text:p>
          </table:table-cell>
          <table:table-cell table:number-columns-repeated="4"/>
          <table:table-cell office:value-type="string" calcext:value-type="string">
            <text:p>Nowoczesny plafon zewnętrzny Rotterdam pięknie oświetli taras, ganek bądź wejście do domu. </text:p>
            <text:p/>
            <text:p>Posiada stopień ochrony IP23, który zapewnia bezpieczną pracę lampy w deszczu..</text:p>
            <text:p/>
            <text:p>Wysokość: 10 cm</text:p>
            <text:p/>
            <text:p>Wymiary: 28 x 28 cm</text:p>
            <text:p/>
            <text:p>Lampa jest gotowa do podłączenia do instalacji o napięciu 230 V. Maksymalny pobór mocy wynosi 2 x 60W. W komplecie nie ma źródła światła. Takowe należy zakupić we własnym zakresie. Lampa wyposażona jest w 2 gwinty na E27.</text:p>
            <text:p/>
            <text:p>Zalecamy użycie dekoracyjnych żarówek, które podkreślą charakter lampy.</text:p>
            <text:p/>
            <text:p>Seria Rotterdam idealnie sprawdzi się jako oświetlenie na tarasie i w ogrodzie!</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6611_93680_0.jpg, https://www.lampyiswiatlo.pl/media/catalog/product/cache/dc8ebad46b1b99eec05144e062f13606/9/3/6611_93680_0.jpg</text:p>
          </table:table-cell>
          <table:table-cell office:value-type="string" calcext:value-type="string">
            <text:p>Industrialny plafon zewnętrzny czarny 2-źródła światła - Rotterda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38" calcext:value-type="float">
            <text:p>438</text:p>
          </table:table-cell>
          <table:table-cell office:value-type="float" office:value="1" calcext:value-type="float">
            <text:p>1</text:p>
          </table:table-cell>
          <table:table-cell office:value-type="string" calcext:value-type="string">
            <text:p>Designerska stojąca lampa zewnętrzna czarna 100 cm IP44 - Schiedam</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9218" calcext:value-type="float">
            <text:p>8718881109218</text:p>
          </table:table-cell>
          <table:table-cell table:number-columns-repeated="9"/>
          <table:table-cell office:value-type="float" office:value="96" calcext:value-type="float">
            <text:p>96</text:p>
          </table:table-cell>
          <table:table-cell table:number-columns-repeated="3"/>
          <table:table-cell office:value-type="string" calcext:value-type="string">
            <text:p>both</text:p>
          </table:table-cell>
          <table:table-cell table:number-columns-repeated="4"/>
          <table:table-cell office:value-type="string" calcext:value-type="string">
            <text:p>Szukasz stojącej lampy zewnętrznej do ogrodu, na taras lub przy ścieżce ogrodowej? W takim razie Schiedam jest naprawdę coś dla Ciebie! Ta lampa zewnętrzna wykonana jest z czarnego aluminium i wykończona plastikiem. Ma średnicę 14,8 cm i wysokość 100 cm. Uzupełniasz Schiedam o źródło światła z oprawą E27 (maks. 40 W), które nadal musisz zamówić osobno. Lampa jest ściemniana za pomocą zewnętrznego ściemniacza (brak w zestawie). Wieczorem możesz uczynić go bardzo przytulnym w ogrodzie lub na tarasie dzięki tej zewnętrznej lampie. Dzięki wartości IP IP44 Schiedam jest bryzgoszczelny, więc można go łatwo umieścić w dowolnym miejscu w ogrodzie. Dodaj ten piękny projekt do swojego ogrodu i stwórz dodatkową atmosferę!</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324_102443_0.jpg, https://www.lampyiswiatlo.pl/media/catalog/product/cache/dc8ebad46b1b99eec05144e062f13606/1/0/7324_102443_0.jpg</text:p>
          </table:table-cell>
          <table:table-cell office:value-type="string" calcext:value-type="string">
            <text:p>Designerska stojąca lampa zewnętrzna czarna 100 cm IP44 - Schieda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39" calcext:value-type="float">
            <text:p>439</text:p>
          </table:table-cell>
          <table:table-cell office:value-type="float" office:value="1" calcext:value-type="float">
            <text:p>1</text:p>
          </table:table-cell>
          <table:table-cell office:value-type="string" calcext:value-type="string">
            <text:p>Nowoczesna lampa zewnętrzna antracyt 45cm regulowana - Solo</text:p>
          </table:table-cell>
          <table:table-cell office:value-type="string" calcext:value-type="string">
            <text:p>Lampy zewnętrzn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7595" calcext:value-type="float">
            <text:p>8718881057595</text:p>
          </table:table-cell>
          <table:table-cell table:number-columns-repeated="9"/>
          <table:table-cell office:value-type="float" office:value="56" calcext:value-type="float">
            <text:p>56</text:p>
          </table:table-cell>
          <table:table-cell table:number-columns-repeated="3"/>
          <table:table-cell office:value-type="string" calcext:value-type="string">
            <text:p>both</text:p>
          </table:table-cell>
          <table:table-cell table:number-columns-repeated="4"/>
          <table:table-cell office:value-type="string" calcext:value-type="string">
            <text:p>Prosta i ponadczasowa lampa zewnętrzna Solo pięknie oświetli podjazd, taras, ścieżkę ogrodową lub krzewy i inne rośliny. </text:p>
            <text:p/>
            <text:p>Reflektor jest regulowany za pomocą przegubu kulowego, dzięki któremu możesz zdecydować o kierunku padania emitowanego światła.</text:p>
            <text:p/>
            <text:p>Posiada stopień ochrony IP44, który zapewnia bezpieczną pracę lampy w deszczu i kurzu. </text:p>
            <text:p/>
            <text:p>Wysokość: 45.5 cm</text:p>
            <text:p/>
            <text:p>Średnica podstawy: 10 cm</text:p>
            <text:p/>
            <text:p>Lampa jest gotowa do podłączenia do instalacji o napięciu 230 V. Maksymalny pobór mocy wynosi 35W. W komplecie nie ma źródła światła. Takowe należy zakupić we własnym zakresie. Lampa wyposażona jest w gwint na GU10. </text:p>
            <text:p/>
            <text:p>Sprawdź pozostałe lampy z rodziny Solo!</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6822_93928_0.jpg, https://www.lampyiswiatlo.pl/media/catalog/product/cache/dc8ebad46b1b99eec05144e062f13606/9/3/6822_93928_0.jpg</text:p>
          </table:table-cell>
          <table:table-cell office:value-type="string" calcext:value-type="string">
            <text:p>Nowoczesna lampa zewnętrzna antracyt 45cm regulowana - So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440" calcext:value-type="float">
            <text:p>440</text:p>
          </table:table-cell>
          <table:table-cell office:value-type="float" office:value="1" calcext:value-type="float">
            <text:p>1</text:p>
          </table:table-cell>
          <table:table-cell office:value-type="string" calcext:value-type="string">
            <text:p>Nowoczesny kinkiet zewnętrzna czarny szkło - Rotterdam Long</text:p>
          </table:table-cell>
          <table:table-cell office:value-type="string" calcext:value-type="string">
            <text:p>Lampy zewnętrzne</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5956" calcext:value-type="float">
            <text:p>8718881085956</text:p>
          </table:table-cell>
          <table:table-cell table:number-columns-repeated="9"/>
          <table:table-cell office:value-type="float" office:value="131" calcext:value-type="float">
            <text:p>131</text:p>
          </table:table-cell>
          <table:table-cell table:number-columns-repeated="3"/>
          <table:table-cell office:value-type="string" calcext:value-type="string">
            <text:p>both</text:p>
          </table:table-cell>
          <table:table-cell table:number-columns-repeated="4"/>
          <table:table-cell office:value-type="string" calcext:value-type="string">
            <text:p>Nowoczesny kinkiet zewnętrzny w czarnym kolorze nawiązujący do stylu retro. Rotterdam Long pięknie oświetli taras, ganek bądź wejście do domu. </text:p>
            <text:p/>
            <text:p>Posiada stopień ochrony IP44, który zapewnia bezpieczną pracę lampy w deszczu i kurzu.</text:p>
            <text:p/>
            <text:p>Całkowita wysokość: 35.2 cm</text:p>
            <text:p/>
            <text:p>Długość: 12.2 cm</text:p>
            <text:p/>
            <text:p>Głębokość: 12.2 cm</text:p>
            <text:p/>
            <text:p>Lampa jest gotowa do podłączenia do instalacji o napięciu 230 V. Maksymalny pobór mocy wynosi 60W. W komplecie nie ma źródła światła. Takowe należy zakupić we własnym zakresie. Lampa wyposażona jest w gwint na E27.</text:p>
            <text:p/>
            <text:p>Zalecamy użycie dekoracyjnej żarówki, która podkreśli charakter lampy.</text:p>
            <text:p/>
            <text:p>Seria Rotterdam idealnie sprawdzi się jako oświetlenie na tarasie i w ogrodzie!</text:p>
            <text:p/>
          </table:table-cell>
          <table:table-cell office:value-type="string" calcext:value-type="string">
            <text:p>Oblongue, Podłużny</text:p>
          </table:table-cell>
          <table:table-cell office:value-type="string" calcext:value-type="string">
            <text:p>Meta title-Oblongue, Podłużny</text:p>
          </table:table-cell>
          <table:table-cell office:value-type="string" calcext:value-type="string">
            <text:p>Meta keywords-Oblongue, Podłużny</text:p>
          </table:table-cell>
          <table:table-cell office:value-type="string" calcext:value-type="string">
            <text:p>Meta description-Oblongue, 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6113_97210_0.jpg, https://www.lampyiswiatlo.pl/media/catalog/product/cache/dc8ebad46b1b99eec05144e062f13606/9/7/6113_97210_0.jpg</text:p>
          </table:table-cell>
          <table:table-cell office:value-type="string" calcext:value-type="string">
            <text:p>Nowoczesny kinkiet zewnętrzna czarny szkło - Rotterdam Long</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41" calcext:value-type="float">
            <text:p>441</text:p>
          </table:table-cell>
          <table:table-cell office:value-type="float" office:value="1" calcext:value-type="float">
            <text:p>1</text:p>
          </table:table-cell>
          <table:table-cell office:value-type="string" calcext:value-type="string">
            <text:p>Klasyczny kinkiet zewnętrzny ciemnoszary - Oxford</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04360" calcext:value-type="float">
            <text:p>8718881004360</text:p>
          </table:table-cell>
          <table:table-cell table:number-columns-repeated="9"/>
          <table:table-cell office:value-type="float" office:value="148" calcext:value-type="float">
            <text:p>148</text:p>
          </table:table-cell>
          <table:table-cell table:number-columns-repeated="3"/>
          <table:table-cell office:value-type="string" calcext:value-type="string">
            <text:p>both</text:p>
          </table:table-cell>
          <table:table-cell table:number-columns-repeated="4"/>
          <table:table-cell office:value-type="string" calcext:value-type="string">
            <text:p>Kinkiet zewnętrzny Oxford pięknie oświetli drzwi i elewację budynku o zmroku oraz stworzy przyjemną atmosferę, która sprzyja relaksowi na świeżym powietrzu.</text:p>
            <text:p/>
            <text:p>Lampa posiada stopień ochrony IP44, który zapewnia bezpieczną pracę lampy w deszczu i kurzu.</text:p>
            <text:p/>
            <text:p>Wysokość: 25.5 cm</text:p>
            <text:p/>
            <text:p>Odległość od ściany: 23 cm</text:p>
            <text:p/>
            <text:p>Lampa jest gotowa do podłączenia do instalacji o napięciu 230 V. Maksymalny pobór mocy wynosi 60W. W komplecie nie ma źródła światła. Takowe należy zakupić we własnym zakresie. Lampa wyposażona jest w gwint na E27.</text:p>
            <text:p/>
            <text:p>Zalecamy użycie dekoracyjnej żarówki, która podkreśli charakter lampy.</text:p>
            <text:p/>
            <text:p>Lampa Oxford wykreuje magiczny klimat wokół domu i ogrodu.</text:p>
          </table:table-cell>
          <table:table-cell office:value-type="string" calcext:value-type="string">
            <text:p>Kula, Okrągły</text:p>
          </table:table-cell>
          <table:table-cell office:value-type="string" calcext:value-type="string">
            <text:p>Meta title-Kula, Okrągły</text:p>
          </table:table-cell>
          <table:table-cell office:value-type="string" calcext:value-type="string">
            <text:p>Meta keywords-Kula, Okrągły</text:p>
          </table:table-cell>
          <table:table-cell office:value-type="string" calcext:value-type="string">
            <text:p>Meta description-Kula,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4/4/6604_44945_0.jpg, https://www.lampyiswiatlo.pl/media/catalog/product/cache/dc8ebad46b1b99eec05144e062f13606/4/4/6604_44945_0.jpg</text:p>
          </table:table-cell>
          <table:table-cell office:value-type="string" calcext:value-type="string">
            <text:p>Klasyczny kinkiet zewnętrzny ciemnoszary - Oxford</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442" calcext:value-type="float">
            <text:p>442</text:p>
          </table:table-cell>
          <table:table-cell office:value-type="float" office:value="1" calcext:value-type="float">
            <text:p>1</text:p>
          </table:table-cell>
          <table:table-cell office:value-type="string" calcext:value-type="string">
            <text:p>Nowoczesna lampa zewnętrzna 30cm czarna klosz matowy - Denmark</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1181" calcext:value-type="float">
            <text:p>8718881111181</text:p>
          </table:table-cell>
          <table:table-cell table:number-columns-repeated="9"/>
          <table:table-cell office:value-type="float" office:value="32" calcext:value-type="float">
            <text:p>32</text:p>
          </table:table-cell>
          <table:table-cell table:number-columns-repeated="3"/>
          <table:table-cell office:value-type="string" calcext:value-type="string">
            <text:p>both</text:p>
          </table:table-cell>
          <table:table-cell table:number-columns-repeated="4"/>
          <table:table-cell office:value-type="string" calcext:value-type="string">
            <text:p>Nowoczesna lampa zewnętrzna. Trzon lampy wykonany został z aluminium pokrytego poliestrową powłoką proszkową i zakończony matowym kloszem z tworzywa sztucznego. Denmark pięknie oświetli podjazd, taras, ścieżkę ogrodową lub krzewy i inne rośliny. </text:p>
            <text:p/>
            <text:p>Posiada stopień ochrony IP44, który zapewnia bezpieczną pracę lampy w deszczu i kurzu.</text:p>
            <text:p/>
            <text:p>Wysokość: 30 cm</text:p>
            <text:p/>
            <text:p>Wymiary lampy: 8.3 x 8.3 cm</text:p>
            <text:p/>
            <text:p>Lampa jest gotowa do podłączenia do instalacji o napięciu 230 V. Maksymalny pobór mocy wynosi 15W. W komplecie nie ma źródła światła. Takowe należy zakupić we własnym zakresie. Lampa wyposażona jest w gwint na E27. </text:p>
            <text:p/>
            <text:p>Lampy z serii Denmark emitują przyjemne, klimatyczne światło.</text:p>
            <text:p/>
            <text:p>Seria Denmark idealnie sprawdzi się w Twoim ogrodzie!</text:p>
            <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401_102681_0.jpg, https://www.lampyiswiatlo.pl/media/catalog/product/cache/dc8ebad46b1b99eec05144e062f13606/1/0/7401_102681_0.jpg</text:p>
          </table:table-cell>
          <table:table-cell office:value-type="string" calcext:value-type="string">
            <text:p>Nowoczesna lampa zewnętrzna 30cm czarna klosz matowy - Denmar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43" calcext:value-type="float">
            <text:p>443</text:p>
          </table:table-cell>
          <table:table-cell office:value-type="float" office:value="1" calcext:value-type="float">
            <text:p>1</text:p>
          </table:table-cell>
          <table:table-cell office:value-type="string" calcext:value-type="string">
            <text:p>Kinkiet zewnętrzny stal IP44 z czujnikiem zmierzchu - Duo</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7564" calcext:value-type="float">
            <text:p>8718881057564</text:p>
          </table:table-cell>
          <table:table-cell table:number-columns-repeated="9"/>
          <table:table-cell office:value-type="float" office:value="103" calcext:value-type="float">
            <text:p>103</text:p>
          </table:table-cell>
          <table:table-cell table:number-columns-repeated="3"/>
          <table:table-cell office:value-type="string" calcext:value-type="string">
            <text:p>both</text:p>
          </table:table-cell>
          <table:table-cell table:number-columns-repeated="4"/>
          <table:table-cell office:value-type="string" calcext:value-type="string">
            <text:p>Nowoczesny kinkiet Duo wyróżnia unikatowy design i najwyższa jakość wykonania. </text:p>
            <text:p/>
            <text:p>Posiada stopień ochrony IP44, który zapewnia bezpieczną pracę lampy w deszczu i kurzu. </text:p>
            <text:p/>
            <text:p>Wysokość: 21.5 cm</text:p>
            <text:p/>
            <text:p>Odległość od ściany: 11 cm</text:p>
            <text:p/>
            <text:p>Kinkiet Duo jest gotowy do podłączenia do instalacji o napięciu 230 V. Maksymalny pobór mocy wynosi 35W. W komplecie nie ma źródła światła. Takowe należy zakupić we własnym zakresie. Zalecamy użycie żarówki LED. Oprawa wyposażona jest w 2 gwinty na GU10. </text:p>
            <text:p/>
            <text:p>Ponadto, kinkiet Duo wyposażony został w czujnik zmierzchu, co oznacza, że automatycznie włącza się po zapadnięciu zmierzchu i wyłącza kiedy robi się widno.</text:p>
            <text:p/>
            <text:p>Kinkiet Duo idealnie sprawdzi się do oświetlenia elewacji, tarasu, drzwi wejściowych czy garaż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3766_93917_0.jpg, https://www.lampyiswiatlo.pl/media/catalog/product/cache/dc8ebad46b1b99eec05144e062f13606/9/3/3766_93917_0.jpg</text:p>
          </table:table-cell>
          <table:table-cell office:value-type="string" calcext:value-type="string">
            <text:p>Kinkiet zewnętrzny stal IP44 z czujnikiem zmierzchu - Du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44" calcext:value-type="float">
            <text:p>444</text:p>
          </table:table-cell>
          <table:table-cell office:value-type="float" office:value="1" calcext:value-type="float">
            <text:p>1</text:p>
          </table:table-cell>
          <table:table-cell office:value-type="string" calcext:value-type="string">
            <text:p>Kinkiet zewnętrzny czarny IP44 regulowany - Solo</text:p>
          </table:table-cell>
          <table:table-cell office:value-type="string" calcext:value-type="string">
            <text:p>Lampy zewnętrzne</text:p>
          </table:table-cell>
          <table:table-cell office:value-type="float" office:value="115" calcext:value-type="float">
            <text:p>1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5999" calcext:value-type="float">
            <text:p>8718881105999</text:p>
          </table:table-cell>
          <table:table-cell table:number-columns-repeated="9"/>
          <table:table-cell office:value-type="float" office:value="133" calcext:value-type="float">
            <text:p>133</text:p>
          </table:table-cell>
          <table:table-cell table:number-columns-repeated="3"/>
          <table:table-cell office:value-type="string" calcext:value-type="string">
            <text:p>both</text:p>
          </table:table-cell>
          <table:table-cell table:number-columns-repeated="4"/>
          <table:table-cell office:value-type="string" calcext:value-type="string">
            <text:p>Prosty i ponadczasowy kinkiet Solo zapewni idealne podświetlenie elewacji budynku.</text:p>
            <text:p/>
            <text:p>Posiada stopień ochrony IP44, który zapewnia bezpieczną pracę lampy w deszczu i kurzu. </text:p>
            <text:p/>
            <text:p>Reflektor jest regulowany za pomocą przegubu kulowego, dzięki któremu możesz zdecydować o kierunku padania emitowanego światła.</text:p>
            <text:p/>
            <text:p>Wysokość: 14.4 cm</text:p>
            <text:p/>
            <text:p>Odległość od ściany: 9.5 cm</text:p>
            <text:p/>
            <text:p>Lampa jest gotowa do podłączenia do instalacji o napięciu 230 V. Maksymalny pobór mocy wynosi 35W. W komplecie nie ma źródła światła. Takowe należy zakupić we własnym zakresie. Lampa wyposażona jest w gwint na GU10. </text:p>
            <text:p/>
            <text:p>Sprawdź pozostałe lampy z rodziny Solo!</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9886_99492_0.jpg, https://www.lampyiswiatlo.pl/media/catalog/product/cache/dc8ebad46b1b99eec05144e062f13606/9/9/9886_99492_0.jpg</text:p>
          </table:table-cell>
          <table:table-cell office:value-type="string" calcext:value-type="string">
            <text:p>Kinkiet zewnętrzny czarny IP44 regulowany - So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45" calcext:value-type="float">
            <text:p>445</text:p>
          </table:table-cell>
          <table:table-cell office:value-type="float" office:value="1" calcext:value-type="float">
            <text:p>1</text:p>
          </table:table-cell>
          <table:table-cell office:value-type="string" calcext:value-type="string">
            <text:p>Kinkiet zewnętrzny czarny z plastikiem IP44 stal nierdzewna - Sfera</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3918" calcext:value-type="float">
            <text:p>8718881113918</text:p>
          </table:table-cell>
          <table:table-cell table:number-columns-repeated="9"/>
          <table:table-cell office:value-type="float" office:value="45" calcext:value-type="float">
            <text:p>45</text:p>
          </table:table-cell>
          <table:table-cell table:number-columns-repeated="3"/>
          <table:table-cell office:value-type="string" calcext:value-type="string">
            <text:p>both</text:p>
          </table:table-cell>
          <table:table-cell table:number-columns-repeated="4"/>
          <table:table-cell office:value-type="string" calcext:value-type="string">
            <text:p>Solidny i prosty nowoczesny kinkiet zewnętrzny wykończony kloszem ze stali nierdzewnej i tworzywa sztucznego. Sfera jest mocna i trwała, dzięki czemu jest idealną lampą ścienną do każdego miejsca w ogrodzie lub na zewnątrz, aby stworzyć atmosferę. Ten kinkiet ma niewielkie rozmiary, ma całkowitą wysokość 36,9 cm i głębokość 27 cm. Lampa posiada IP44, dzięki czemu idealnie nadaje się do użytku na zewnątrz! Kończysz lampę źródłem światła z oprawą E27 (maks. 40 Watt), którą należy zamówić osobno. Lampa jest ściemniana za pomocą zewnętrznego ściemniacza (ściemniacz nie wchodzi w skład zestawu). Rozświetl swoją ścianę zewnętrzną za pomocą Sfery!</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654_102981_0.jpg, https://www.lampyiswiatlo.pl/media/catalog/product/cache/dc8ebad46b1b99eec05144e062f13606/1/0/2654_102981_0.jpg</text:p>
          </table:table-cell>
          <table:table-cell office:value-type="string" calcext:value-type="string">
            <text:p>Kinkiet zewnętrzny czarny z plastikiem IP44 stal nierdzewna - Sfe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46" calcext:value-type="float">
            <text:p>446</text:p>
          </table:table-cell>
          <table:table-cell office:value-type="float" office:value="1" calcext:value-type="float">
            <text:p>1</text:p>
          </table:table-cell>
          <table:table-cell office:value-type="string" calcext:value-type="string">
            <text:p>Zestaw 5 x oprawa do wbudowania stal IP65 - Delux</text:p>
          </table:table-cell>
          <table:table-cell office:value-type="string" calcext:value-type="string">
            <text:p>Lampy zewnętrzne</text:p>
          </table:table-cell>
          <table:table-cell office:value-type="float" office:value="1375" calcext:value-type="float">
            <text:p>13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5377" calcext:value-type="float">
            <text:p>8718881075377</text:p>
          </table:table-cell>
          <table:table-cell table:number-columns-repeated="9"/>
          <table:table-cell office:value-type="float" office:value="115" calcext:value-type="float">
            <text:p>115</text:p>
          </table:table-cell>
          <table:table-cell table:number-columns-repeated="3"/>
          <table:table-cell office:value-type="string" calcext:value-type="string">
            <text:p>both</text:p>
          </table:table-cell>
          <table:table-cell table:number-columns-repeated="4"/>
          <table:table-cell office:value-type="string" calcext:value-type="string">
            <text:p>Piękne miejsce na ziemi dobrej jakości z ciężką osłoną ze stali nierdzewnej. Ten punkt naziemny ma uchylne wnętrze, dzięki czemu światło może być skierowane z ziemi. Lampa jest ściemniana za pomocą zewnętrznego ściemniacza (ściemniacz nie wchodzi w skład zestawu). Lampa ma średnicę 13 cm. Wymiary montażowe tego spotu: średnica 12,6 cm i głębokość 14,5 cm. Punkt jest dostarczany z kablem o długości ok. 30 cm, który należy wodoszczelnie połączyć z przewodem uziemiającym. Miejsce można również przejechać (można przejechać samochodem). Uzupełniasz lampę o źródło światła GU10 o mocy maks. 50. To źródło światła można zamówić osobno. Delux jest bryzgoszczelna, dzięki czemu jest idealną lampą do użytku na zewnątrz. Teraz jeszcze taniej w zestawie 5 sztuk!</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5/7036_95600_0.jpg, https://www.lampyiswiatlo.pl/media/catalog/product/cache/dc8ebad46b1b99eec05144e062f13606/9/5/7036_95600_0.jpg</text:p>
          </table:table-cell>
          <table:table-cell office:value-type="string" calcext:value-type="string">
            <text:p>Zestaw 5 x oprawa do wbudowania stal IP65 - Delux</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447" calcext:value-type="float">
            <text:p>447</text:p>
          </table:table-cell>
          <table:table-cell office:value-type="float" office:value="1" calcext:value-type="float">
            <text:p>1</text:p>
          </table:table-cell>
          <table:table-cell office:value-type="string" calcext:value-type="string">
            <text:p>Kinkiet zewnętrzny czarny IP44 - Solo</text:p>
          </table:table-cell>
          <table:table-cell office:value-type="string" calcext:value-type="string">
            <text:p>Lampy zewnętrzne</text:p>
          </table:table-cell>
          <table:table-cell office:value-type="float" office:value="115" calcext:value-type="float">
            <text:p>1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5982" calcext:value-type="float">
            <text:p>8718881105982</text:p>
          </table:table-cell>
          <table:table-cell table:number-columns-repeated="9"/>
          <table:table-cell office:value-type="float" office:value="107" calcext:value-type="float">
            <text:p>107</text:p>
          </table:table-cell>
          <table:table-cell table:number-columns-repeated="3"/>
          <table:table-cell office:value-type="string" calcext:value-type="string">
            <text:p>both</text:p>
          </table:table-cell>
          <table:table-cell table:number-columns-repeated="4"/>
          <table:table-cell office:value-type="string" calcext:value-type="string">
            <text:p>Prosty i ponadczasowy kinkiet Solo zapewni idealne podświetlenie elewacji budynku.</text:p>
            <text:p/>
            <text:p>Posiada stopień ochrony IP44, który zapewnia bezpieczną pracę lampy w deszczu i kurzu. </text:p>
            <text:p/>
            <text:p>Wysokość: 11.8 cm</text:p>
            <text:p/>
            <text:p>Odległość od ściany: 11 cm</text:p>
            <text:p/>
            <text:p>Lampa jest gotowa do podłączenia do instalacji o napięciu 230 V. Maksymalny pobór mocy wynosi 35W. W komplecie nie ma źródła światła. Takowe należy zakupić we własnym zakresie. Lampa wyposażona jest w gwint na GU10. </text:p>
            <text:p/>
            <text:p>Sprawdź pozostałe lampy z rodziny Solo!</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2720_99491_0.jpg, https://www.lampyiswiatlo.pl/media/catalog/product/cache/dc8ebad46b1b99eec05144e062f13606/9/9/2720_99491_0.jpg</text:p>
          </table:table-cell>
          <table:table-cell office:value-type="string" calcext:value-type="string">
            <text:p>Kinkiet zewnętrzny czarny IP44 - So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448" calcext:value-type="float">
            <text:p>448</text:p>
          </table:table-cell>
          <table:table-cell office:value-type="float" office:value="1" calcext:value-type="float">
            <text:p>1</text:p>
          </table:table-cell>
          <table:table-cell office:value-type="string" calcext:value-type="string">
            <text:p>Kinkiet zewnętrzny biały 11.5cm LED IP65 - Batt</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2986" calcext:value-type="float">
            <text:p>8718881082986</text:p>
          </table:table-cell>
          <table:table-cell table:number-columns-repeated="9"/>
          <table:table-cell office:value-type="float" office:value="131" calcext:value-type="float">
            <text:p>131</text:p>
          </table:table-cell>
          <table:table-cell table:number-columns-repeated="3"/>
          <table:table-cell office:value-type="string" calcext:value-type="string">
            <text:p>both</text:p>
          </table:table-cell>
          <table:table-cell table:number-columns-repeated="4"/>
          <table:table-cell office:value-type="string" calcext:value-type="string">
            <text:p>Prosty i uniwersalny kinkiet do pośredniego oświetlenia ściany w dwóch kierunkach. </text:p>
            <text:p/>
            <text:p>W komplecie z super wydajną diodą LED, która emituje światło o barwie ciepło białej (3000K) na poziomie 400 lumenów! Wbudowany moduł LED gwarantuje 30 000 godzin świecenia. Dioda ta uzyskała klasę energetyczną A++, co oznacza, że jest nie tylko energooszczędna, ale zapewnia profity i dla Twojego portfela i dla środowiska. </text:p>
            <text:p/>
            <text:p>Wysokość: 9 cm</text:p>
            <text:p/>
            <text:p>Długość: 11.5 cm</text:p>
            <text:p/>
            <text:p>Odległość od ściany: 3 cm</text:p>
            <text:p/>
            <text:p>Kinkiet Batt posiada wysoki stopień ochrony - IP65, który zapewnia bezpieczną pracę lampy w deszczu i kurzu. </text:p>
            <text:p/>
            <text:p>Kinkiet został wykonany z wysokiej jakości aluminium. </text:p>
            <text:p/>
            <text:p>Kinkiet Batt to połączenie jakości, wzornictwa i wydajności! Nadaje się zarówno do użytku wewnętrznego, jak i zewnętrznego.</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7513_96787_0.jpg, https://www.lampyiswiatlo.pl/media/catalog/product/cache/dc8ebad46b1b99eec05144e062f13606/9/6/7513_96787_0.jpg</text:p>
          </table:table-cell>
          <table:table-cell office:value-type="string" calcext:value-type="string">
            <text:p>Kinkiet zewnętrzny biały 11.5cm LED IP65 - Batt</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49" calcext:value-type="float">
            <text:p>449</text:p>
          </table:table-cell>
          <table:table-cell office:value-type="float" office:value="1" calcext:value-type="float">
            <text:p>1</text:p>
          </table:table-cell>
          <table:table-cell office:value-type="string" calcext:value-type="string">
            <text:p>Oprawa do wbudowania LED 350lm 3000K 5W IP65 - Blanca</text:p>
          </table:table-cell>
          <table:table-cell office:value-type="string" calcext:value-type="string">
            <text:p>Lampy zewnętrzne</text:p>
          </table:table-cell>
          <table:table-cell office:value-type="float" office:value="54.95" calcext:value-type="float">
            <text:p>54.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4785" calcext:value-type="float">
            <text:p>8718881054785</text:p>
          </table:table-cell>
          <table:table-cell table:number-columns-repeated="9"/>
          <table:table-cell office:value-type="float" office:value="69" calcext:value-type="float">
            <text:p>69</text:p>
          </table:table-cell>
          <table:table-cell table:number-columns-repeated="3"/>
          <table:table-cell office:value-type="string" calcext:value-type="string">
            <text:p>both</text:p>
          </table:table-cell>
          <table:table-cell table:number-columns-repeated="4"/>
          <table:table-cell office:value-type="string" calcext:value-type="string">
            <text:p>Elegancki i nowoczesny spot wpuszczany z wbudowanym energooszczędnym oświetleniem LED. Idealne miejsce wpuszczane na zewnątrz, częściowo ze względu na wartość IP IP65. Można go również umieścić w łazience, ponieważ jest idealnym miejscem na oświetlenie podstawowe. Plamka ma średnicę 9 cm. Wymiary montażowe: głębokość 5 cm i średnica 6,5 cm. Lampa ma średnio 25 000 godzin świecenia. Zapewnia ciepłe, białe światło 280 lumenów i 3000 kelwinów. Uwaga: to miejsce nie jest ściemniane. Szukasz ponadczasowego miejsca w zagłębieniu? Idź po Blancę!</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2805_93655_0.jpg, https://www.lampyiswiatlo.pl/media/catalog/product/cache/dc8ebad46b1b99eec05144e062f13606/9/3/2805_93655_0.jpg</text:p>
          </table:table-cell>
          <table:table-cell office:value-type="string" calcext:value-type="string">
            <text:p>Oprawa do wbudowania LED 350lm 3000K 5W IP65 - Blanc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50" calcext:value-type="float">
            <text:p>450</text:p>
          </table:table-cell>
          <table:table-cell office:value-type="float" office:value="1" calcext:value-type="float">
            <text:p>1</text:p>
          </table:table-cell>
          <table:table-cell office:value-type="string" calcext:value-type="string">
            <text:p>Nowoczesny kinkiet czarny IP65 - Houks</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3574" calcext:value-type="float">
            <text:p>8718881113574</text:p>
          </table:table-cell>
          <table:table-cell table:number-columns-repeated="9"/>
          <table:table-cell office:value-type="float" office:value="149" calcext:value-type="float">
            <text:p>149</text:p>
          </table:table-cell>
          <table:table-cell table:number-columns-repeated="3"/>
          <table:table-cell office:value-type="string" calcext:value-type="string">
            <text:p>both</text:p>
          </table:table-cell>
          <table:table-cell table:number-columns-repeated="4"/>
          <table:table-cell office:value-type="string" calcext:value-type="string">
            <text:p>Cóż za piękna lampa zewnętrzna to Houks! Ten nowoczesny kinkiet zewnętrzny idealnie komponuje się przy ogrodzeniu, pod wiatą lub na tarasie. Wykonany jest z tworzywa sztucznego i wykończony w ponadczasowej czerni. Houki mają głębokość 10,1 cm, wysokość 9 cm i długość 23 cm. Uzupełniasz lampę o źródło światła z oprawą E27 (maks. 15 W), które nadal musisz zamówić osobno. Przyciemnij lampę zewnętrznym ściemniaczem, aby wieczorem było przytulnie! Uwaga: ten ściemniacz nie jest dołączony. Dzięki wartości IP IP65 lampa jest bryzgoszczelna. Ten kinkiet byłby zatem odpowiedni również do łazienki, jakie to byłoby piękne! Zaletą tej lampy jest to, że światło świeci zarówno w górę, jak iw dół. Więc nie wahaj się ani chwili dłużej i wybierz kinkiet Houks!</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871_102949_0.jpg, https://www.lampyiswiatlo.pl/media/catalog/product/cache/dc8ebad46b1b99eec05144e062f13606/1/0/9871_102949_0.jpg</text:p>
          </table:table-cell>
          <table:table-cell office:value-type="string" calcext:value-type="string">
            <text:p>Nowoczesny kinkiet czarny IP65 - Houk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451" calcext:value-type="float">
            <text:p>451</text:p>
          </table:table-cell>
          <table:table-cell office:value-type="float" office:value="1" calcext:value-type="float">
            <text:p>1</text:p>
          </table:table-cell>
          <table:table-cell office:value-type="string" calcext:value-type="string">
            <text:p>Kinkiet zewnętrzny stal czujnik zmierzchu IP44 - Emmerald</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7427" calcext:value-type="float">
            <text:p>8718881057427</text:p>
          </table:table-cell>
          <table:table-cell table:number-columns-repeated="9"/>
          <table:table-cell office:value-type="float" office:value="101" calcext:value-type="float">
            <text:p>101</text:p>
          </table:table-cell>
          <table:table-cell table:number-columns-repeated="3"/>
          <table:table-cell office:value-type="string" calcext:value-type="string">
            <text:p>both</text:p>
          </table:table-cell>
          <table:table-cell table:number-columns-repeated="4"/>
          <table:table-cell office:value-type="string" calcext:value-type="string">
            <text:p>Kolekcja kinkietów zewnętrznych Emmerald 1 kreuje magiczną atmosferę, która sprzyja relaksowi na świeżym powietrzu.</text:p>
            <text:p/>
            <text:p>Kinkiet Emmerald emituje światło nie tylko do przodu, ale również z tyłu.</text:p>
            <text:p/>
            <text:p>Posiada stopień ochrony IP44, który zapewnia bezpieczną pracę lampy w deszczu i kurzu. </text:p>
            <text:p/>
            <text:p>Wysokość: 26 cm</text:p>
            <text:p/>
            <text:p>Odległość od ściany: 9 cm</text:p>
            <text:p/>
            <text:p>Lampa jest gotowa do podłączenia do instalacji o napięciu 230 V. Maksymalny pobór mocy wynosi 40W. W komplecie nie ma źródła światła. Takowe należy zakupić we własnym zakresie. Lampa wyposażona jest w gwint na E27. </text:p>
            <text:p/>
            <text:p>Ponadto, kinkiet Emmerald wyposażony został w czujnik zmierzchu, co oznacza, że automatycznie włącza się po zapadnięciu zmierzchu i wyłącza kiedy robi się widno.</text:p>
            <text:p/>
            <text:p>Kinkiet Emmerald świetnie sprawdzi się jako oświetlenie elewacji, balkonu czy tarasu.</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5133_93903_0.jpg, https://www.lampyiswiatlo.pl/media/catalog/product/cache/dc8ebad46b1b99eec05144e062f13606/9/3/5133_93903_0.jpg</text:p>
          </table:table-cell>
          <table:table-cell office:value-type="string" calcext:value-type="string">
            <text:p>Kinkiet zewnętrzny stal czujnik zmierzchu IP44 - Emmerald</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452" calcext:value-type="float">
            <text:p>452</text:p>
          </table:table-cell>
          <table:table-cell office:value-type="float" office:value="1" calcext:value-type="float">
            <text:p>1</text:p>
          </table:table-cell>
          <table:table-cell office:value-type="string" calcext:value-type="string">
            <text:p>Industrialny plafon zewnętrzny czarny - Rotterdam</text:p>
          </table:table-cell>
          <table:table-cell office:value-type="string" calcext:value-type="string">
            <text:p>Lampy zewnętrzne</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5072" calcext:value-type="float">
            <text:p>8718881055072</text:p>
          </table:table-cell>
          <table:table-cell table:number-columns-repeated="9"/>
          <table:table-cell office:value-type="float" office:value="65" calcext:value-type="float">
            <text:p>65</text:p>
          </table:table-cell>
          <table:table-cell table:number-columns-repeated="3"/>
          <table:table-cell office:value-type="string" calcext:value-type="string">
            <text:p>both</text:p>
          </table:table-cell>
          <table:table-cell table:number-columns-repeated="4"/>
          <table:table-cell office:value-type="string" calcext:value-type="string">
            <text:p>Nowoczesny plafon zewnętrzny Rotterdam pięknie oświetli taras, ganek bądź wejście do domu. </text:p>
            <text:p/>
            <text:p>Posiada stopień ochrony IP23, który zapewnia bezpieczną pracę lampy w deszczu.</text:p>
            <text:p/>
            <text:p>Całkowita wysokość: 22.5 cm</text:p>
            <text:p/>
            <text:p>Długość: 16 cm</text:p>
            <text:p/>
            <text:p>Wymiary przysyfitki: 12 x 12 cm</text:p>
            <text:p/>
            <text:p>Lampa jest gotowa do podłączenia do instalacji o napięciu 230 V. Maksymalny pobór mocy wynosi 60W. W komplecie nie ma źródła światła. Takowe należy zakupić we własnym zakresie. Lampa wyposażona jest w gwint na E27.</text:p>
            <text:p/>
            <text:p>Zalecamy użycie dekoracyjnej żarówki, która podkreśli charakter lampy.</text:p>
            <text:p/>
            <text:p>Seria Rotterdam idealnie sprawdzi się jako oświetlenie na tarasie i w ogrodzie!</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6538_93677_0.jpg, https://www.lampyiswiatlo.pl/media/catalog/product/cache/dc8ebad46b1b99eec05144e062f13606/9/3/6538_93677_0.jpg</text:p>
          </table:table-cell>
          <table:table-cell office:value-type="string" calcext:value-type="string">
            <text:p>Industrialny plafon zewnętrzny czarny - Rotterda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53" calcext:value-type="float">
            <text:p>453</text:p>
          </table:table-cell>
          <table:table-cell office:value-type="float" office:value="1" calcext:value-type="float">
            <text:p>1</text:p>
          </table:table-cell>
          <table:table-cell office:value-type="string" calcext:value-type="string">
            <text:p>Nowoczesna lampa zewnętrzna słup stal nierdzewna 50 cm - Sfera</text:p>
          </table:table-cell>
          <table:table-cell office:value-type="string" calcext:value-type="string">
            <text:p>Lampy zewnętrzn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18220" calcext:value-type="float">
            <text:p>8718881018220</text:p>
          </table:table-cell>
          <table:table-cell table:number-columns-repeated="9"/>
          <table:table-cell office:value-type="float" office:value="93" calcext:value-type="float">
            <text:p>93</text:p>
          </table:table-cell>
          <table:table-cell table:number-columns-repeated="3"/>
          <table:table-cell office:value-type="string" calcext:value-type="string">
            <text:p>both</text:p>
          </table:table-cell>
          <table:table-cell table:number-columns-repeated="4"/>
          <table:table-cell office:value-type="string" calcext:value-type="string">
            <text:p>Solidna i prosta nowoczesna lampa zewnętrzna ze stali nierdzewnej, czyli Sfera. Kula idealnie pasuje do nowoczesnego środowiska. Plastikowy sferyczny klosz ma kolor biały, dzięki czemu światło jest pięknie rozprowadzane. Naprawdę przyciąga wzrok do ogrodu! Przy wartości IP IP44 woda rozbryzgowa jest zamknięta. <text:s/>Czapka Sfery ma średnicę 25 cm. Słup ma wysokość 50 cm. Lampa ma dużą oprawkę E27 i jest dostarczana bez źródła światła, więc upewnij się, że nadal ją zamawiasz (maks. 60 Watt). Aby jeszcze bardziej cieszyć się wieczorem, lampa ta może być również ściemniana (ściemniacz nie jest dołączony). <text:s/>Rozświetl swój ogród lub taras dzięki Sferze!</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8/9/3969_89459_0.jpg, https://www.lampyiswiatlo.pl/media/catalog/product/cache/dc8ebad46b1b99eec05144e062f13606/8/9/3969_89459_0.jpg</text:p>
          </table:table-cell>
          <table:table-cell office:value-type="string" calcext:value-type="string">
            <text:p>Nowoczesna lampa zewnętrzna słup stal nierdzewna 50 cm - Sfe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54" calcext:value-type="float">
            <text:p>454</text:p>
          </table:table-cell>
          <table:table-cell office:value-type="float" office:value="1" calcext:value-type="float">
            <text:p>1</text:p>
          </table:table-cell>
          <table:table-cell office:value-type="string" calcext:value-type="string">
            <text:p>Latarnia zewnętrzna stojąca czarna 120 cm IP44 - Nowy Orlean</text:p>
          </table:table-cell>
          <table:table-cell office:value-type="string" calcext:value-type="string">
            <text:p>Lampy zewnętrzn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964" calcext:value-type="float">
            <text:p>8718881116964</text:p>
          </table:table-cell>
          <table:table-cell table:number-columns-repeated="9"/>
          <table:table-cell office:value-type="float" office:value="40" calcext:value-type="float">
            <text:p>40</text:p>
          </table:table-cell>
          <table:table-cell table:number-columns-repeated="3"/>
          <table:table-cell office:value-type="string" calcext:value-type="string">
            <text:p>both</text:p>
          </table:table-cell>
          <table:table-cell table:number-columns-repeated="4"/>
          <table:table-cell office:value-type="string" calcext:value-type="string">
            <text:p>Szukasz klasycznej czarnej latarni? Wtedy znalazłeś to w latarni New Orleans wykonanej z aluminium ze szklanymi taflami! Możesz zobaczyć vintage design na wszystkich krzywiznach i wdzięcznym wykończeniu. Stojąca lampa zewnętrzna ma sześć przezroczystych diamentów, dzięki czemu źródło światła jest dobrze widoczne, więc wybierz piękną żarówkę. Ta latarnia ma średnicę 20 cm i wysokość 120 cm. Lampa ma dużą oprawę E27 i jest dostarczana bez źródła światła, więc upewnij się, że ją z nią zamawiasz (maks. 60 W). Możesz umieścić tę latarnię w swoim ogrodzie, również ładnie z kilkoma obok siebie wzdłuż ścieżki ogrodowej. Dzięki tej klasycznej ściemnianej lampie New Orleans naprawdę dodasz stylu swojemu ogrodowi.</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635_103315_0.jpg, https://www.lampyiswiatlo.pl/media/catalog/product/cache/dc8ebad46b1b99eec05144e062f13606/1/0/3635_103315_0.jpg</text:p>
          </table:table-cell>
          <table:table-cell office:value-type="string" calcext:value-type="string">
            <text:p>Latarnia zewnętrzna stojąca czarna 120 cm IP44 - Nowy Orlea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55" calcext:value-type="float">
            <text:p>455</text:p>
          </table:table-cell>
          <table:table-cell office:value-type="float" office:value="1" calcext:value-type="float">
            <text:p>1</text:p>
          </table:table-cell>
          <table:table-cell office:value-type="string" calcext:value-type="string">
            <text:p>Latarnia zewnętrzna w stylu vintage brąz - Antigua</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4471" calcext:value-type="float">
            <text:p>8718881054471</text:p>
          </table:table-cell>
          <table:table-cell table:number-columns-repeated="9"/>
          <table:table-cell office:value-type="float" office:value="52" calcext:value-type="float">
            <text:p>52</text:p>
          </table:table-cell>
          <table:table-cell table:number-columns-repeated="3"/>
          <table:table-cell office:value-type="string" calcext:value-type="string">
            <text:p>both</text:p>
          </table:table-cell>
          <table:table-cell table:number-columns-repeated="4"/>
          <table:table-cell office:value-type="string" calcext:value-type="string">
            <text:p>Szukasz klasycznej, zabytkowej kinkiety zewnętrznej? Zatem ta Antigua jest dla Ciebie! Elegancki design w stylu vintage z witrażami naprawdę dodaje stylu drzwiom / wejściom. <text:s/>Ten zewnętrzny kinkiet w kształcie wiszącej latarni ma wysokość 44,5 cm, głębokość 26 cm i szerokość 18 cm. Lampa ma dużą oprawkę E27 i jest dostarczana bez źródła światła, więc upewnij się, że nadal ją zamawiasz (maks. 100 Watt). <text:s/>Aby wieczorem było przytulnie, możesz również przyciemnić tę lampę (ściemniacz nie jest dołączony). Uzupełnij swój ogród lub fasadę tym Antigui!</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6030_93623_0.jpg, https://www.lampyiswiatlo.pl/media/catalog/product/cache/dc8ebad46b1b99eec05144e062f13606/9/3/6030_93623_0.jpg</text:p>
          </table:table-cell>
          <table:table-cell office:value-type="string" calcext:value-type="string">
            <text:p>Latarnia zewnętrzna w stylu vintage brąz - Antigu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56" calcext:value-type="float">
            <text:p>456</text:p>
          </table:table-cell>
          <table:table-cell office:value-type="float" office:value="1" calcext:value-type="float">
            <text:p>1</text:p>
          </table:table-cell>
          <table:table-cell office:value-type="string" calcext:value-type="string">
            <text:p>Lampa zewnętrzna mosiądz antyczny IP44 - New Haven</text:p>
          </table:table-cell>
          <table:table-cell office:value-type="string" calcext:value-type="string">
            <text:p>Lampy zewnętrzne</text:p>
          </table:table-cell>
          <table:table-cell office:value-type="float" office:value="125" calcext:value-type="float">
            <text:p>1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285" calcext:value-type="float">
            <text:p>8718881116285</text:p>
          </table:table-cell>
          <table:table-cell table:number-columns-repeated="9"/>
          <table:table-cell office:value-type="float" office:value="117" calcext:value-type="float">
            <text:p>117</text:p>
          </table:table-cell>
          <table:table-cell table:number-columns-repeated="3"/>
          <table:table-cell office:value-type="string" calcext:value-type="string">
            <text:p>both</text:p>
          </table:table-cell>
          <table:table-cell table:number-columns-repeated="4"/>
          <table:table-cell office:value-type="string" calcext:value-type="string">
            <text:p>Ta lampa zewnętrzna New Haven tworzy romantyczną atmosferę w całym ogrodzie lub na tarasie! Jest pięknie wykończony w kolorze antycznego mosiądzu, szklane tafle i rozpoznawalny klasyczny wygląd! Lampa ma wysokość 42,2 cm i średnicę 17,1 cm. Dzięki wartości IP IP44 doskonale nadaje się do użytku jako lampa zewnętrzna, jest odporna na zachlapanie wodą. Uzupełnij tę romantyczną atrakcję o źródło światła E27 o maksymalnej mocy 15 W. Uwaga: nadal musisz zamówić osobno źródło światła, nie jest dołączone. Możesz uczynić ją jeszcze bardziej przytulną, ściemniając tę lampę wieczorem (ściemniacz nie jest dołączony). Przytulny dodatek do wszystkich przestrzeni zewnętrznych!</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804_103204_0.jpg, https://www.lampyiswiatlo.pl/media/catalog/product/cache/dc8ebad46b1b99eec05144e062f13606/1/0/7804_103204_0.jpg</text:p>
          </table:table-cell>
          <table:table-cell office:value-type="string" calcext:value-type="string">
            <text:p>Lampa zewnętrzna mosiądz antyczny IP44 - New Have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57" calcext:value-type="float">
            <text:p>457</text:p>
          </table:table-cell>
          <table:table-cell office:value-type="float" office:value="1" calcext:value-type="float">
            <text:p>1</text:p>
          </table:table-cell>
          <table:table-cell office:value-type="string" calcext:value-type="string">
            <text:p>Kinkiet zewnętrzny antracyt IP44 z czujnikiem zmierzchu - Solo</text:p>
          </table:table-cell>
          <table:table-cell office:value-type="string" calcext:value-type="string">
            <text:p>Lampy zewnętrzne</text:p>
          </table:table-cell>
          <table:table-cell office:value-type="float" office:value="169" calcext:value-type="float">
            <text:p>1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7649" calcext:value-type="float">
            <text:p>8718881057649</text:p>
          </table:table-cell>
          <table:table-cell table:number-columns-repeated="9"/>
          <table:table-cell office:value-type="float" office:value="77" calcext:value-type="float">
            <text:p>77</text:p>
          </table:table-cell>
          <table:table-cell table:number-columns-repeated="3"/>
          <table:table-cell office:value-type="string" calcext:value-type="string">
            <text:p>both</text:p>
          </table:table-cell>
          <table:table-cell table:number-columns-repeated="4"/>
          <table:table-cell office:value-type="string" calcext:value-type="string">
            <text:p>Prosty i ponadczasowy kinkiet Solo zapewni idealne podświetlenie elewacji budynku.</text:p>
            <text:p/>
            <text:p>Posiada stopień ochrony IP44, który zapewnia bezpieczną pracę lampy w deszczu i kurzu. </text:p>
            <text:p/>
            <text:p>Wysokość: 15 cm</text:p>
            <text:p/>
            <text:p>Odległość od ściany: 10.7 cm</text:p>
            <text:p/>
            <text:p>Lampa jest gotowa do podłączenia do instalacji o napięciu 230 V. Maksymalny pobór mocy wynosi 35W. W komplecie nie ma źródła światła. Takowe należy zakupić we własnym zakresie. Lampa wyposażona jest w gwint na GU10. </text:p>
            <text:p/>
            <text:p>Ponadto, kinkiet Solo wyposażony został w czujnik zmierzchu, co oznacza, że automatycznie włącza się po zapadnięciu zmierzchu i wyłącza kiedy robi się widno.</text:p>
            <text:p/>
            <text:p>Sprawdź pozostałe lampy z rodziny Solo!</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8561_93924_0.jpg, https://www.lampyiswiatlo.pl/media/catalog/product/cache/dc8ebad46b1b99eec05144e062f13606/9/3/8561_93924_0.jpg</text:p>
          </table:table-cell>
          <table:table-cell office:value-type="string" calcext:value-type="string">
            <text:p>Kinkiet zewnętrzny antracyt IP44 z czujnikiem zmierzchu - So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58" calcext:value-type="float">
            <text:p>458</text:p>
          </table:table-cell>
          <table:table-cell office:value-type="float" office:value="1" calcext:value-type="float">
            <text:p>1</text:p>
          </table:table-cell>
          <table:table-cell office:value-type="string" calcext:value-type="string">
            <text:p>Przemysłowy kinkiet zewnętrzny czarny IP44 ze szkłem - Rotterdam</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34794" calcext:value-type="float">
            <text:p>8718881034794</text:p>
          </table:table-cell>
          <table:table-cell table:number-columns-repeated="9"/>
          <table:table-cell office:value-type="float" office:value="131" calcext:value-type="float">
            <text:p>131</text:p>
          </table:table-cell>
          <table:table-cell table:number-columns-repeated="3"/>
          <table:table-cell office:value-type="string" calcext:value-type="string">
            <text:p>both</text:p>
          </table:table-cell>
          <table:table-cell table:number-columns-repeated="4"/>
          <table:table-cell office:value-type="string" calcext:value-type="string">
            <text:p>Ten kinkiet Rotterdam składa się z prostokątnej ramy ze szklanymi panelami po bokach. Wybierz ładne źródło światła, ponieważ jest ono widoczne w oprawie. W tej oprawie źródło światła pasuje do oprawy E27 (maks. 60 Watt). Lampę można również ściemniać za pomocą zewnętrznego ściemniacza (ściemniacz nie wchodzi w skład zestawu). Rotterdam jest wykonany ze stali nierdzewnej i ma wartość IP IP44, dzięki czemu jest bryzgoszczelny. Idealne do miejsc osłoniętych takich jak pod zadaszeniem lub przy drzwiach wejściowych. Ten kinkiet pięknie wisi przy drzwiach wejściowych lub w ogrodzie Twojego letniego domku! Lampa ma długość 16 cm, wysokość 33,5 cm i głębokość 10 cm. Stwórz przytulną atmosferę w ogrodzie z Rotterdamem!</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1/4659_91423_0.jpg, https://www.lampyiswiatlo.pl/media/catalog/product/cache/dc8ebad46b1b99eec05144e062f13606/9/1/4659_91423_0.jpg</text:p>
          </table:table-cell>
          <table:table-cell office:value-type="string" calcext:value-type="string">
            <text:p>Przemysłowy kinkiet zewnętrzny czarny IP44 ze szkłem - Rotterda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59" calcext:value-type="float">
            <text:p>459</text:p>
          </table:table-cell>
          <table:table-cell office:value-type="float" office:value="1" calcext:value-type="float">
            <text:p>1</text:p>
          </table:table-cell>
          <table:table-cell office:value-type="string" calcext:value-type="string">
            <text:p>Plafon czarny 40cm IP44 3-stopniowe ściemnianie LED 2700K - Steve</text:p>
          </table:table-cell>
          <table:table-cell office:value-type="string" calcext:value-type="string">
            <text:p>Lampy zewnętrzn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1747" calcext:value-type="float">
            <text:p>8718881111747</text:p>
          </table:table-cell>
          <table:table-cell table:number-columns-repeated="9"/>
          <table:table-cell office:value-type="float" office:value="114" calcext:value-type="float">
            <text:p>114</text:p>
          </table:table-cell>
          <table:table-cell table:number-columns-repeated="3"/>
          <table:table-cell office:value-type="string" calcext:value-type="string">
            <text:p>both</text:p>
          </table:table-cell>
          <table:table-cell table:number-columns-repeated="4"/>
          <table:table-cell office:value-type="string" calcext:value-type="string">
            <text:p>Idealne oświetlenie podstawowe w domu. Steve wykonany jest z plastiku w ponadczasowym czarnym kolorze. Przy długości i szerokości 40 cm jest to dobra lampa podstawowa. Płyta montażowa ma długość i szerokość 37,5 cm. Lampa posiada niewymienne oświetlenie LED. Dzięki strumieniowi świetlnemu 2700 kelwinów i 1500 lumenom jest to prawdziwa potęga i zapewnia jasne, funkcjonalne światło. Uwaga: nadaje się tylko w gabinecie, przedpokoju lub w biurze. Średnio oświetlenie LED trwa 30 000 godzin. Lampa jest ściemniana za pomocą 3-stopniowego ściemniacza. Oznacza to, że po jednokrotnym naciśnięciu własnego włącznika światła uzyskujesz 100% światła (światło funkcjonalne). Kiedy naciskasz ponownie, otrzymujesz 60% światła, a za trzecim razem 30% światła (oświetlenie nastrojowe). Idealny do tworzenia atmosfery w pomieszczeniu! Dzięki wartości IP IP44 nadaje się również do użytku w łazience (bryzgoszczelny). Wybierz ponadczasowość z naszym Stevem!</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023_102748_0.jpg, https://www.lampyiswiatlo.pl/media/catalog/product/cache/dc8ebad46b1b99eec05144e062f13606/1/0/8023_102748_0.jpg</text:p>
          </table:table-cell>
          <table:table-cell office:value-type="string" calcext:value-type="string">
            <text:p>Plafon czarny 40cm IP44 3-stopniowe ściemnianie LED 2700K - Stev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60" calcext:value-type="float">
            <text:p>460</text:p>
          </table:table-cell>
          <table:table-cell office:value-type="float" office:value="1" calcext:value-type="float">
            <text:p>1</text:p>
          </table:table-cell>
          <table:table-cell office:value-type="string" calcext:value-type="string">
            <text:p>Rustykalny kinkiet zewnętrzny czarny IP44 - Bussum</text:p>
          </table:table-cell>
          <table:table-cell office:value-type="string" calcext:value-type="string">
            <text:p>Lampy zewnętrzn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09600" calcext:value-type="float">
            <text:p>8718881009600</text:p>
          </table:table-cell>
          <table:table-cell table:number-columns-repeated="9"/>
          <table:table-cell office:value-type="float" office:value="105" calcext:value-type="float">
            <text:p>105</text:p>
          </table:table-cell>
          <table:table-cell table:number-columns-repeated="3"/>
          <table:table-cell office:value-type="string" calcext:value-type="string">
            <text:p>both</text:p>
          </table:table-cell>
          <table:table-cell table:number-columns-repeated="4"/>
          <table:table-cell office:value-type="string" calcext:value-type="string">
            <text:p>Kinkiet zewnętrzny Bussum pięknie oświetli drzwi i elewację budynku o zmroku oraz stworzy przyjemną atmosferę, która sprzyja relaksowi na świeżym powietrzu.</text:p>
            <text:p/>
            <text:p>Lampa posiada stopień ochrony IP44, który zapewnia bezpieczną pracę lampy w deszczu i kurzu.</text:p>
            <text:p/>
            <text:p>Wysokość: 36 cm</text:p>
            <text:p/>
            <text:p>Odległość od ściany: 22.5 cm</text:p>
            <text:p/>
            <text:p>Lampa jest gotowa do podłączenia do instalacji o napięciu 230 V. Maksymalny pobór mocy wynosi 60W. W komplecie nie ma źródła światła. Takowe należy zakupić we własnym zakresie. Lampa wyposażona jest w gwint na E27.</text:p>
            <text:p/>
            <text:p>Zalecamy użycie dekoracyjnej żarówki, która podkreśli charakter lampy.</text:p>
            <text:p/>
            <text:p>Lampa Bussum wykreuje magiczny klimat wokół domu i ogrodu.</text:p>
          </table:table-cell>
          <table:table-cell office:value-type="string" calcext:value-type="string">
            <text:p>Oblongue, Podłużny</text:p>
          </table:table-cell>
          <table:table-cell office:value-type="string" calcext:value-type="string">
            <text:p>Meta title-Oblongue, Podłużny</text:p>
          </table:table-cell>
          <table:table-cell office:value-type="string" calcext:value-type="string">
            <text:p>Meta keywords-Oblongue, Podłużny</text:p>
          </table:table-cell>
          <table:table-cell office:value-type="string" calcext:value-type="string">
            <text:p>Meta description-Oblongue, 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4/5/3576_45947_0.jpg, https://www.lampyiswiatlo.pl/media/catalog/product/cache/dc8ebad46b1b99eec05144e062f13606/4/5/3576_45947_0.jpg</text:p>
          </table:table-cell>
          <table:table-cell office:value-type="string" calcext:value-type="string">
            <text:p>Rustykalny kinkiet zewnętrzny czarny IP44 - Bussu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461" calcext:value-type="float">
            <text:p>461</text:p>
          </table:table-cell>
          <table:table-cell office:value-type="float" office:value="1" calcext:value-type="float">
            <text:p>1</text:p>
          </table:table-cell>
          <table:table-cell office:value-type="string" calcext:value-type="string">
            <text:p>Lampa zewnętrzna stal 80cm - Malios</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04926" calcext:value-type="float">
            <text:p>8718881004926</text:p>
          </table:table-cell>
          <table:table-cell table:number-columns-repeated="9"/>
          <table:table-cell office:value-type="float" office:value="137" calcext:value-type="float">
            <text:p>137</text:p>
          </table:table-cell>
          <table:table-cell table:number-columns-repeated="3"/>
          <table:table-cell office:value-type="string" calcext:value-type="string">
            <text:p>both</text:p>
          </table:table-cell>
          <table:table-cell table:number-columns-repeated="4"/>
          <table:table-cell office:value-type="string" calcext:value-type="string">
            <text:p>Nowoczesna lampa zewnętrzna w kolorze stali zakończona mlecznym kloszem.</text:p>
            <text:p/>
            <text:p>Posiada stopień ochrony IP44, który zapewnia bezpieczną pracę lampy w deszczu i kurzu.</text:p>
            <text:p/>
            <text:p>Wysokość: 80 cm</text:p>
            <text:p/>
            <text:p>Wymiary podstawy: 12.5 x 12.5 cm</text:p>
            <text:p/>
            <text:p>Lampa jest gotowa do podłączenia do instalacji o napięciu 230 V. Maksymalny pobór mocy wynosi 60W. W komplecie nie ma źródła światła. Takowe należy zakupić we własnym zakresie. Lampa wyposażona jest w gwint na E27. </text:p>
            <text:p/>
            <text:p>Lampy z serii Malios emitują przyjemne, klimatyczne światło.</text:p>
            <text:p/>
            <text:p>Seria Malios idealnie sprawdzi się w Twoim ogrodzie!</text:p>
            <text:p/>
          </table:table-cell>
          <table:table-cell office:value-type="string" calcext:value-type="string">
            <text:p>Oblongue, Podłużny</text:p>
          </table:table-cell>
          <table:table-cell office:value-type="string" calcext:value-type="string">
            <text:p>Meta title-Oblongue, Podłużny</text:p>
          </table:table-cell>
          <table:table-cell office:value-type="string" calcext:value-type="string">
            <text:p>Meta keywords-Oblongue, Podłużny</text:p>
          </table:table-cell>
          <table:table-cell office:value-type="string" calcext:value-type="string">
            <text:p>Meta description-Oblongue, 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4/5/8411_45094_0.jpg, https://www.lampyiswiatlo.pl/media/catalog/product/cache/dc8ebad46b1b99eec05144e062f13606/4/5/8411_45094_0.jpg</text:p>
          </table:table-cell>
          <table:table-cell office:value-type="string" calcext:value-type="string">
            <text:p>Lampa zewnętrzna stal 80cm - Malio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462" calcext:value-type="float">
            <text:p>462</text:p>
          </table:table-cell>
          <table:table-cell office:value-type="float" office:value="1" calcext:value-type="float">
            <text:p>1</text:p>
          </table:table-cell>
          <table:table-cell office:value-type="string" calcext:value-type="string">
            <text:p>Rustykalna lampa zewnętrzna czarna IP44 - Guardado</text:p>
          </table:table-cell>
          <table:table-cell office:value-type="string" calcext:value-type="string">
            <text:p>Lampy zewnętrzn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0815" calcext:value-type="float">
            <text:p>8718881070815</text:p>
          </table:table-cell>
          <table:table-cell table:number-columns-repeated="9"/>
          <table:table-cell office:value-type="float" office:value="30" calcext:value-type="float">
            <text:p>30</text:p>
          </table:table-cell>
          <table:table-cell table:number-columns-repeated="3"/>
          <table:table-cell office:value-type="string" calcext:value-type="string">
            <text:p>both</text:p>
          </table:table-cell>
          <table:table-cell table:number-columns-repeated="4"/>
          <table:table-cell office:value-type="string" calcext:value-type="string">
            <text:p>Lampę zewnętrzną Guardado wyróżnia unikatowy design i najwyższa jakość wykonania. </text:p>
            <text:p/>
            <text:p>Kolekcja Guardado swoją konstrukcją nawiązuje do stylu retro. </text:p>
            <text:p/>
            <text:p>Szklany klosz sprawia, że emitowane światło rozprasza się w każdym kierunku. </text:p>
            <text:p/>
            <text:p>W komplecie nie ma źródła światła. Takowe należy zakupić we własnym zakresie. Lampa wyposażona jest w gwint na E27 o maksymalnym poborze mocy do 60W. </text:p>
            <text:p/>
            <text:p>Wysokość: 126 cm</text:p>
            <text:p/>
            <text:p>Średnica podstawy: 17 cm</text:p>
            <text:p/>
            <text:p>Wysokość klosza: 30 cm</text:p>
            <text:p/>
            <text:p>Średnica klosza: 18 cm</text:p>
            <text:p/>
            <text:p>Lampa posiada stopień ochrony IP44, który zapewnia bezpieczną pracę lampy w deszczu i kurzu. </text:p>
            <text:p/>
            <text:p>Dzięki kolekcji Guardado Twój ogród nabierze blasku i niebagatelnego charakter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5/5566_95201_0.jpg, https://www.lampyiswiatlo.pl/media/catalog/product/cache/dc8ebad46b1b99eec05144e062f13606/9/5/5566_95201_0.jpg</text:p>
          </table:table-cell>
          <table:table-cell office:value-type="string" calcext:value-type="string">
            <text:p>Rustykalna lampa zewnętrzna czarna IP44 - Guardad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463" calcext:value-type="float">
            <text:p>463</text:p>
          </table:table-cell>
          <table:table-cell office:value-type="float" office:value="1" calcext:value-type="float">
            <text:p>1</text:p>
          </table:table-cell>
          <table:table-cell office:value-type="string" calcext:value-type="string">
            <text:p>Nowoczesny zewnętrzny kinkiet antracyt IP44 - Ben 2</text:p>
          </table:table-cell>
          <table:table-cell office:value-type="string" calcext:value-type="string">
            <text:p>Lampy zewnętrzne</text:p>
          </table:table-cell>
          <table:table-cell office:value-type="float" office:value="139" calcext:value-type="float">
            <text:p>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3815" calcext:value-type="float">
            <text:p>8718881083815</text:p>
          </table:table-cell>
          <table:table-cell table:number-columns-repeated="9"/>
          <table:table-cell office:value-type="float" office:value="76" calcext:value-type="float">
            <text:p>76</text:p>
          </table:table-cell>
          <table:table-cell table:number-columns-repeated="3"/>
          <table:table-cell office:value-type="string" calcext:value-type="string">
            <text:p>both</text:p>
          </table:table-cell>
          <table:table-cell table:number-columns-repeated="4"/>
          <table:table-cell office:value-type="string" calcext:value-type="string">
            <text:p>Prosty i ponadczasowy kinkiet Ben zapewni idealne podświetlenie elewacji budynku.</text:p>
            <text:p/>
            <text:p>Posiada stopień ochrony IP44, który zapewnia bezpieczną pracę lampy w deszczu i kurzu. </text:p>
            <text:p/>
            <text:p>Wysokość: 15 cm</text:p>
            <text:p/>
            <text:p>Odległość od ściany: 9 cm</text:p>
            <text:p/>
            <text:p>Lampa jest gotowa do podłączenia do instalacji o napięciu 230 V. Maksymalny pobór mocy wynosi 2 x 35W. W komplecie nie ma źródła światła. Takowe należy zakupić we własnym zakresie. Lampa wyposażona jest w 2 gwinty na GU10. </text:p>
            <text:p/>
            <text:p>Sprawdź pozostałe lampy z rodziny Ben!</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3767_96873_0.jpg, https://www.lampyiswiatlo.pl/media/catalog/product/cache/dc8ebad46b1b99eec05144e062f13606/9/6/3767_96873_0.jpg</text:p>
          </table:table-cell>
          <table:table-cell office:value-type="string" calcext:value-type="string">
            <text:p>Nowoczesny zewnętrzny kinkiet antracyt IP44 - Ben 2</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464" calcext:value-type="float">
            <text:p>464</text:p>
          </table:table-cell>
          <table:table-cell office:value-type="float" office:value="1" calcext:value-type="float">
            <text:p>1</text:p>
          </table:table-cell>
          <table:table-cell office:value-type="string" calcext:value-type="string">
            <text:p>Klasyczna lampa zewnętrzna czarna 170cm IP44 - New Orleans</text:p>
          </table:table-cell>
          <table:table-cell office:value-type="string" calcext:value-type="string">
            <text:p>Lampy zewnętrzne</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1387052132" calcext:value-type="float">
            <text:p>8711387052132</text:p>
          </table:table-cell>
          <table:table-cell table:number-columns-repeated="9"/>
          <table:table-cell office:value-type="float" office:value="74" calcext:value-type="float">
            <text:p>74</text:p>
          </table:table-cell>
          <table:table-cell table:number-columns-repeated="3"/>
          <table:table-cell office:value-type="string" calcext:value-type="string">
            <text:p>both</text:p>
          </table:table-cell>
          <table:table-cell table:number-columns-repeated="4"/>
          <table:table-cell office:value-type="string" calcext:value-type="string">
            <text:p>Klasyczna lampa stojąca New Orleans nadaje się do oświetlenia większych przestrzeni, ułatwiając Ci poruszanie się po ogrodzie, gdy zapadnie zmrok</text:p>
            <text:p/>
            <text:p>Posiada stopień ochrony IP44, który zapewnia bezpieczną pracę lampy w deszczu i kurzu.</text:p>
            <text:p/>
            <text:p>Wysokość: 170 cm</text:p>
            <text:p/>
            <text:p>Szerokość: 23 cm</text:p>
            <text:p/>
            <text:p>Średnica podstawy: 17 cm</text:p>
            <text:p/>
            <text:p>W komplecie nie ma źródła światła. Takowe należy zakupić we własnym zakresie. Lampa wyposażona jest w gwint na E27 o maksymalnym poborze mocy do 60W. </text:p>
            <text:p/>
            <text:p>Zalecamy użycie dekoracyjnej żarówki, które dodatkowo podkreśli charakter lampy.</text:p>
            <text:p/>
            <text:p>Dzięki serii New Orleans zamienisz swój ogród w cudowną krainę światł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1/8411_91576_0.jpg, https://www.lampyiswiatlo.pl/media/catalog/product/cache/dc8ebad46b1b99eec05144e062f13606/9/1/8411_91576_0.jpg</text:p>
          </table:table-cell>
          <table:table-cell office:value-type="string" calcext:value-type="string">
            <text:p>Klasyczna lampa zewnętrzna czarna 170cm IP44 - New Orlean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465" calcext:value-type="float">
            <text:p>465</text:p>
          </table:table-cell>
          <table:table-cell office:value-type="float" office:value="1" calcext:value-type="float">
            <text:p>1</text:p>
          </table:table-cell>
          <table:table-cell office:value-type="string" calcext:value-type="string">
            <text:p>Romantyczny kinkiet zewnętrzny brąz - Londyn</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04377" calcext:value-type="float">
            <text:p>8718881004377</text:p>
          </table:table-cell>
          <table:table-cell table:number-columns-repeated="9"/>
          <table:table-cell office:value-type="float" office:value="39" calcext:value-type="float">
            <text:p>39</text:p>
          </table:table-cell>
          <table:table-cell table:number-columns-repeated="3"/>
          <table:table-cell office:value-type="string" calcext:value-type="string">
            <text:p>both</text:p>
          </table:table-cell>
          <table:table-cell table:number-columns-repeated="4"/>
          <table:table-cell office:value-type="string" calcext:value-type="string">
            <text:p>Kinkiet zewnętrzny Londen pięknie oświetli drzwi i elewację budynku o zmroku oraz stworzy przyjemną atmosferę, która sprzyja relaksowi na świeżym powietrzu.</text:p>
            <text:p/>
            <text:p>Lampa posiada stopień ochrony IP23, który zapewnia bezpieczną pracę lampy w deszczu.</text:p>
            <text:p/>
            <text:p>Wysokość: 34 cm</text:p>
            <text:p/>
            <text:p>Odległość od ściany: 18 cm</text:p>
            <text:p/>
            <text:p>Lampa jest gotowa do podłączenia do instalacji o napięciu 230 V. Maksymalny pobór mocy wynosi 60W. W komplecie nie ma źródła światła. Takowe należy zakupić we własnym zakresie. Lampa wyposażona jest w gwint na E27.</text:p>
            <text:p/>
            <text:p>Lampa Londen wykreuje magiczny klimat wokół domu i ogrodu.</text:p>
          </table:table-cell>
          <table:table-cell office:value-type="string" calcext:value-type="string">
            <text:p>Kwadratowy, Sześcian</text:p>
          </table:table-cell>
          <table:table-cell office:value-type="string" calcext:value-type="string">
            <text:p>Meta title-Kwadratowy, Sześcian</text:p>
          </table:table-cell>
          <table:table-cell office:value-type="string" calcext:value-type="string">
            <text:p>Meta keywords-Kwadratowy, Sześcian</text:p>
          </table:table-cell>
          <table:table-cell office:value-type="string" calcext:value-type="string">
            <text:p>Meta description-Kwadratowy, Sześcian</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4/4/8879_44946_0.jpg, https://www.lampyiswiatlo.pl/media/catalog/product/cache/dc8ebad46b1b99eec05144e062f13606/4/4/8879_44946_0.jpg</text:p>
          </table:table-cell>
          <table:table-cell office:value-type="string" calcext:value-type="string">
            <text:p>Romantyczny kinkiet zewnętrzny brąz - Londy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66" calcext:value-type="float">
            <text:p>466</text:p>
          </table:table-cell>
          <table:table-cell office:value-type="float" office:value="1" calcext:value-type="float">
            <text:p>1</text:p>
          </table:table-cell>
          <table:table-cell office:value-type="string" calcext:value-type="string">
            <text:p>Lampa LED do wbudowania LEDlite Square 7</text:p>
          </table:table-cell>
          <table:table-cell office:value-type="string" calcext:value-type="string">
            <text:p>Lampy zewnętrzne</text:p>
          </table:table-cell>
          <table:table-cell office:value-type="float" office:value="139" calcext:value-type="float">
            <text:p>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04858" calcext:value-type="float">
            <text:p>8718881004858</text:p>
          </table:table-cell>
          <table:table-cell table:number-columns-repeated="9"/>
          <table:table-cell office:value-type="float" office:value="97" calcext:value-type="float">
            <text:p>97</text:p>
          </table:table-cell>
          <table:table-cell table:number-columns-repeated="3"/>
          <table:table-cell office:value-type="string" calcext:value-type="string">
            <text:p>both</text:p>
          </table:table-cell>
          <table:table-cell table:number-columns-repeated="4"/>
          <table:table-cell office:value-type="string" calcext:value-type="string">
            <text:p>Ta wpuszczana lampa jest super ekonomiczna dzięki wbudowanemu oświetleniu LED (niewymienne LED). Ma długość i szerokość 7 cm. Można go łatwo podłączyć do 230 Volt. Zintegrowana dioda LED ma moc 60 lumenów i 3000 kelwinów. Przy 30 000 godzin świecenia źródło światła wytrzymuje długo! Stopień ochrony IP44 gwarantuje, że można go łatwo umieścić na zewnątrz i dlatego świetnie sprawdza się jako oświetlenie zewnętrzne w ogrodzie lub pod tarasem!</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4/5/1549_45087_0.jpg, https://www.lampyiswiatlo.pl/media/catalog/product/cache/dc8ebad46b1b99eec05144e062f13606/4/5/1549_45087_0.jpg</text:p>
          </table:table-cell>
          <table:table-cell office:value-type="string" calcext:value-type="string">
            <text:p>Lampa LED do wbudowania LEDlite Square 7</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2">
          <table:table-cell office:value-type="float" office:value="467" calcext:value-type="float">
            <text:p>467</text:p>
          </table:table-cell>
          <table:table-cell office:value-type="float" office:value="1" calcext:value-type="float">
            <text:p>1</text:p>
          </table:table-cell>
          <table:table-cell office:value-type="string" calcext:value-type="string">
            <text:p>Przemysłowa zewnętrzna lampa stojąca 50 cm rdzawobrązowa IP44 - Denmark</text:p>
          </table:table-cell>
          <table:table-cell office:value-type="string" calcext:value-type="string">
            <text:p>Lampy zewnętrzne</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27383" calcext:value-type="float">
            <text:p>8718881027383</text:p>
          </table:table-cell>
          <table:table-cell table:number-columns-repeated="9"/>
          <table:table-cell office:value-type="float" office:value="94" calcext:value-type="float">
            <text:p>94</text:p>
          </table:table-cell>
          <table:table-cell table:number-columns-repeated="3"/>
          <table:table-cell office:value-type="string" calcext:value-type="string">
            <text:p>both</text:p>
          </table:table-cell>
          <table:table-cell table:number-columns-repeated="4"/>
          <table:table-cell office:value-type="string" calcext:value-type="string">
            <text:p>Nowoczesna lampa zewnętrzna. Trzon lampy wykonany został z aluminium pokrytego poliestrową powłoką proszkową i zakończony przezroczystym kloszem z tworzywa sztucznego. Denmark pięknie oświetli podjazd, taras, ścieżkę ogrodową lub krzewy i inne rośliny. </text:p>
            <text:p/>
            <text:p>Posiada stopień ochrony IP44, który zapewnia bezpieczną pracę lampy w deszczu i kurzu.</text:p>
            <text:p/>
            <text:p>Wysokość: 50 cm</text:p>
            <text:p/>
            <text:p>Wymiary podstawy: 12 x 12 cm</text:p>
            <text:p/>
            <text:p>Wymiary lampy: 8.5 x 8.5 cm</text:p>
            <text:p/>
            <text:p>Lampa jest gotowa do podłączenia do instalacji o napięciu 230 V. Maksymalny pobór mocy wynosi 13W. W komplecie nie ma źródła światła. Takowe należy zakupić we własnym zakresie. Lampa wyposażona jest w gwint na E27. </text:p>
            <text:p/>
            <text:p>Lampy z serii Denmark emitują przyjemne, klimatyczne światło.</text:p>
            <text:p/>
            <text:p>Seria Denmark idealnie sprawdzi się w Twoim ogrodzie!</text:p>
            <text:p/>
            <text:p/>
            <text:p>Uwaga: Może tymczasowo występować zjawisko kondensacji pary wodnej. Jest to normalne i wszystkie lampy zewnętrzne zostały zaprojektowane, by radzić sobie z tym problemem. Kondensacja zazwyczaj ustępuje po pewnym czasie od jej włączeni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0/3693_90786_0.jpg, https://www.lampyiswiatlo.pl/media/catalog/product/cache/dc8ebad46b1b99eec05144e062f13606/9/0/3693_90786_0.jpg</text:p>
          </table:table-cell>
          <table:table-cell office:value-type="string" calcext:value-type="string">
            <text:p>Przemysłowa zewnętrzna lampa stojąca 50 cm rdzawobrązowa IP44 - Denmark</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68" calcext:value-type="float">
            <text:p>468</text:p>
          </table:table-cell>
          <table:table-cell office:value-type="float" office:value="1" calcext:value-type="float">
            <text:p>1</text:p>
          </table:table-cell>
          <table:table-cell office:value-type="string" calcext:value-type="string">
            <text:p>Nowoczesny kinkiet czarny - Baleno II</text:p>
          </table:table-cell>
          <table:table-cell office:value-type="string" calcext:value-type="string">
            <text:p>Lampy zewnętrzne</text:p>
          </table:table-cell>
          <table:table-cell office:value-type="float" office:value="115" calcext:value-type="float">
            <text:p>1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1143" calcext:value-type="float">
            <text:p>8718881111143</text:p>
          </table:table-cell>
          <table:table-cell table:number-columns-repeated="9"/>
          <table:table-cell office:value-type="float" office:value="57" calcext:value-type="float">
            <text:p>57</text:p>
          </table:table-cell>
          <table:table-cell table:number-columns-repeated="3"/>
          <table:table-cell office:value-type="string" calcext:value-type="string">
            <text:p>both</text:p>
          </table:table-cell>
          <table:table-cell table:number-columns-repeated="4"/>
          <table:table-cell office:value-type="string" calcext:value-type="string">
            <text:p>Nowoczesny kinkiet Baleno II wyróżnia unikatowy design i najwyższa jakość wykonania. </text:p>
            <text:p/>
            <text:p>Posiada stopień ochrony IP44, który zapewnia bezpieczną pracę lampy w deszczu i kurzu. Oznacza to pokrótce, że lampa nadaje się również do użytku zewnętrznego.</text:p>
            <text:p/>
            <text:p>Wysokość: 16 cm</text:p>
            <text:p/>
            <text:p>Szerokość: 7 cm</text:p>
            <text:p/>
            <text:p>Odległość od ściany: 9.2 cm</text:p>
            <text:p/>
            <text:p>Kinkiet Baleno II jest gotowy do podłączenia do instalacji o napięciu 230 V. Maksymalny pobór mocy wynosi 2 x 7W. W komplecie nie ma źródła światła. Takowe należy zakupić we własnym zakresie. Zalecamy użycie żarówki LED. Oprawa wyposażona jest w 2 gwinty na GU10. </text:p>
            <text:p/>
            <text:p>Kinkiet Baleno II idealnie sprawdzi się do oświetlenia elewacji, tarasu, drzwi wejściowych czy garażu.</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893_102677_0.jpg, https://www.lampyiswiatlo.pl/media/catalog/product/cache/dc8ebad46b1b99eec05144e062f13606/1/0/2893_102677_0.jpg</text:p>
          </table:table-cell>
          <table:table-cell office:value-type="string" calcext:value-type="string">
            <text:p>Nowoczesny kinkiet czarny - Baleno I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69" calcext:value-type="float">
            <text:p>469</text:p>
          </table:table-cell>
          <table:table-cell office:value-type="float" office:value="1" calcext:value-type="float">
            <text:p>1</text:p>
          </table:table-cell>
          <table:table-cell office:value-type="string" calcext:value-type="string">
            <text:p>Oprawa do wbudowania stal IP65 - Delux</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30451" calcext:value-type="float">
            <text:p>8718881030451</text:p>
          </table:table-cell>
          <table:table-cell table:number-columns-repeated="9"/>
          <table:table-cell office:value-type="float" office:value="91" calcext:value-type="float">
            <text:p>91</text:p>
          </table:table-cell>
          <table:table-cell table:number-columns-repeated="3"/>
          <table:table-cell office:value-type="string" calcext:value-type="string">
            <text:p>both</text:p>
          </table:table-cell>
          <table:table-cell table:number-columns-repeated="4"/>
          <table:table-cell office:value-type="string" calcext:value-type="string">
            <text:p>Piękne, wpuszczane w ziemię miejsce dobrej jakości z ciężką osłoną ze stali nierdzewnej. Ten punkt naziemny ma uchylne wnętrze, dzięki czemu światło może być skierowane z ziemi. Lampa jest ściemniana za pomocą zewnętrznego ściemniacza (ściemniacz nie wchodzi w skład zestawu). Lampa ma średnicę 13 cm. Wymiary montażowe tego spotu: średnica 12,6 cm i głębokość 14,5 cm. Punkt jest dostarczany z kablem o długości ok. 30 cm, który należy wodoszczelnie połączyć z przewodem uziemiającym. Miejsce można również przejechać (można przejechać samochodem). Uzupełniasz lampę o źródło światła GU10 o mocy maks. 50. To źródło światła można zamówić osobno. Delux jest bryzgoszczelna, dzięki czemu jest idealną lampą do użytku na zewnątrz.</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0/9473_90969_0.jpg, https://www.lampyiswiatlo.pl/media/catalog/product/cache/dc8ebad46b1b99eec05144e062f13606/9/0/9473_90969_0.jpg</text:p>
          </table:table-cell>
          <table:table-cell office:value-type="string" calcext:value-type="string">
            <text:p>Oprawa do wbudowania stal IP65 - Delux</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70" calcext:value-type="float">
            <text:p>470</text:p>
          </table:table-cell>
          <table:table-cell office:value-type="float" office:value="1" calcext:value-type="float">
            <text:p>1</text:p>
          </table:table-cell>
          <table:table-cell office:value-type="string" calcext:value-type="string">
            <text:p>Nowoczesny kinkiet zewnętrzny czarny IP44 z przydymionym szkłem - Dania</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6642" calcext:value-type="float">
            <text:p>8718881126642</text:p>
          </table:table-cell>
          <table:table-cell table:number-columns-repeated="9"/>
          <table:table-cell office:value-type="float" office:value="47" calcext:value-type="float">
            <text:p>47</text:p>
          </table:table-cell>
          <table:table-cell table:number-columns-repeated="3"/>
          <table:table-cell office:value-type="string" calcext:value-type="string">
            <text:p>both</text:p>
          </table:table-cell>
          <table:table-cell table:number-columns-repeated="4"/>
          <table:table-cell office:value-type="string" calcext:value-type="string">
            <text:p>Czy chciałbyś dodać więcej atmosfery na zewnątrz? Możesz to zrobić za pomocą kinkietu Dania. Ten czarny kinkiet wykonany jest z aluminium z plastikiem. To, co czyni go tak wyjątkowym, to fakt, że szkło ma efekt dymu. Tworzy to przytulną atmosferę. Kinkiet ma głębokość 1,1 cm, wysokość 16,5 cm i długość 8,3 cm. Płyta montażowa ma głębokość 3 cm, długość 6 cm i szerokość 6 cm. Uzupełniasz Danię o źródło światła z oprawą E27 (maks. 15 Watt). Nie zapomnij zamówić ich osobno. Lampa jest ściemniana za pomocą zewnętrznego ściemniacza (brak w zestawie). Dzięki wartości IP IP44 kinkiet jest bryzgoszczelny. Dzięki temu doskonale sprawdza się w miejscach osłoniętych, takich jak przy drzwiach wejściowych lub pod zadaszeniem. Spraw, aby Twoje otoczenie było bezpieczne i klimatyczne dzięki kinkiecie Dania.</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240_104335_0.jpg, https://www.lampyiswiatlo.pl/media/catalog/product/cache/dc8ebad46b1b99eec05144e062f13606/1/0/9240_104335_0.jpg</text:p>
          </table:table-cell>
          <table:table-cell office:value-type="string" calcext:value-type="string">
            <text:p>Nowoczesny kinkiet zewnętrzny czarny IP44 z przydymionym szkłem - Dan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71" calcext:value-type="float">
            <text:p>471</text:p>
          </table:table-cell>
          <table:table-cell office:value-type="float" office:value="1" calcext:value-type="float">
            <text:p>1</text:p>
          </table:table-cell>
          <table:table-cell office:value-type="string" calcext:value-type="string">
            <text:p>Nowoczesny kinkiet zewnętrzny szary IP55 z diodami LED - Amelia</text:p>
          </table:table-cell>
          <table:table-cell office:value-type="string" calcext:value-type="string">
            <text:p>Lampy zewnętrzne</text:p>
          </table:table-cell>
          <table:table-cell office:value-type="float" office:value="199" calcext:value-type="float">
            <text:p>1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7318" calcext:value-type="float">
            <text:p>8718881087318</text:p>
          </table:table-cell>
          <table:table-cell table:number-columns-repeated="9"/>
          <table:table-cell office:value-type="float" office:value="68" calcext:value-type="float">
            <text:p>68</text:p>
          </table:table-cell>
          <table:table-cell table:number-columns-repeated="3"/>
          <table:table-cell office:value-type="string" calcext:value-type="string">
            <text:p>both</text:p>
          </table:table-cell>
          <table:table-cell table:number-columns-repeated="4"/>
          <table:table-cell office:value-type="string" calcext:value-type="string">
            <text:p>Szukasz ładnej lampy wiszącej na zewnątrz? Ten jest idealny dla Ciebie! Idealnie pasuje do nowoczesnego otoczenia. Kiedy powiesisz kilka obok siebie na zewnętrznej ścianie, od razu stworzysz wieczorem przyjemną atmosferę. Jest to oświetlenie LED, dzięki czemu lampa wytrzymuje bardzo długo i jest energooszczędna. Ze względu na wartość IP 55, jest bryzgoszczelna i pyłoszczelna, więc z pewnością może wytrzymać, gdy pada deszcz! Lampa ma głębokość 11 cm, średnicę 9,5 cm i wysokość 25,5 cm. Lampa posiada zintegrowane źródło światła o mocy 6 W, 800 lumenów, 2700 Kelwinów i 25 000 godzin świecenia. Nadaj swojej fasadzie więcej atmosfery dzięki lampie ściennej Amelia!</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4854_97320_0.jpg, https://www.lampyiswiatlo.pl/media/catalog/product/cache/dc8ebad46b1b99eec05144e062f13606/9/7/4854_97320_0.jpg</text:p>
          </table:table-cell>
          <table:table-cell office:value-type="string" calcext:value-type="string">
            <text:p>Nowoczesny kinkiet zewnętrzny szary IP55 z diodami LED - Amel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72" calcext:value-type="float">
            <text:p>472</text:p>
          </table:table-cell>
          <table:table-cell office:value-type="float" office:value="1" calcext:value-type="float">
            <text:p>1</text:p>
          </table:table-cell>
          <table:table-cell office:value-type="string" calcext:value-type="string">
            <text:p>Plafon czarny 30cm IP44 3-stopniowe ściemnianie LED 2700K - Steve</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1723" calcext:value-type="float">
            <text:p>8718881111723</text:p>
          </table:table-cell>
          <table:table-cell table:number-columns-repeated="9"/>
          <table:table-cell office:value-type="float" office:value="41" calcext:value-type="float">
            <text:p>41</text:p>
          </table:table-cell>
          <table:table-cell table:number-columns-repeated="3"/>
          <table:table-cell office:value-type="string" calcext:value-type="string">
            <text:p>both</text:p>
          </table:table-cell>
          <table:table-cell table:number-columns-repeated="4"/>
          <table:table-cell office:value-type="string" calcext:value-type="string">
            <text:p>Chodźmy nowocześnie ze Stevem. Wykonany jest z tworzywa sztucznego i wykończony w czarnym kolorze. Steve ma długość i szerokość 30 cm oraz wysokość 2,5 cm. Płyta montażowa ma długość i szerokość 27,5 cm. Lampa posiada niewymienne oświetlenie LED. Dzięki strumieniowi świetlnemu 2700 kelwinów i 1000 lumenów jest to prawdziwa potęga i zapewnia jasne, funkcjonalne światło. Uwaga: nadaje się tylko w gabinecie, przedpokoju lub w biurze. Oświetlenie LED wytrzymuje średnio 30 000 godzin świecenia. Lampa jest ściemniana za pomocą 3-stopniowego ściemniacza. Oznacza to, że po jednokrotnym naciśnięciu własnego włącznika światła uzyskujesz 100% światła (światło funkcjonalne). Kiedy naciskasz ponownie, otrzymujesz 60% światła, a za trzecim razem 30% światła (oświetlenie nastrojowe). Idealny do tworzenia atmosfery w pomieszczeniu! Dzięki wartości IP IP44 nadaje się również do użytku w łazience (bryzgoszczelny). Steve wprowadza ponadczasowy akcent do Twojego domu!</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635_102746_0.jpg, https://www.lampyiswiatlo.pl/media/catalog/product/cache/dc8ebad46b1b99eec05144e062f13606/1/0/3635_102746_0.jpg</text:p>
          </table:table-cell>
          <table:table-cell office:value-type="string" calcext:value-type="string">
            <text:p>Plafon czarny 30cm IP44 3-stopniowe ściemnianie LED 2700K - Stev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73" calcext:value-type="float">
            <text:p>473</text:p>
          </table:table-cell>
          <table:table-cell office:value-type="float" office:value="1" calcext:value-type="float">
            <text:p>1</text:p>
          </table:table-cell>
          <table:table-cell office:value-type="string" calcext:value-type="string">
            <text:p>Klasyczna latarnia antyczne złoto 3-świetlna IP44 - Capital</text:p>
          </table:table-cell>
          <table:table-cell office:value-type="string" calcext:value-type="string">
            <text:p>Lampy zewnętrzne</text:p>
          </table:table-cell>
          <table:table-cell office:value-type="float" office:value="685" calcext:value-type="float">
            <text:p>6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438" calcext:value-type="float">
            <text:p>8718881116438</text:p>
          </table:table-cell>
          <table:table-cell table:number-columns-repeated="9"/>
          <table:table-cell office:value-type="float" office:value="109" calcext:value-type="float">
            <text:p>109</text:p>
          </table:table-cell>
          <table:table-cell table:number-columns-repeated="3"/>
          <table:table-cell office:value-type="string" calcext:value-type="string">
            <text:p>both</text:p>
          </table:table-cell>
          <table:table-cell table:number-columns-repeated="4"/>
          <table:table-cell office:value-type="string" calcext:value-type="string">
            <text:p>Klasyczna pod względem wielkości latarnia z 3 lampami. Jest pięknie wykończony plastikiem w kolorze antycznego złota i słynnym romantycznym i klasycznym wzorem latarni! Charakteryzuje się całkowitą wysokością 216 cm i średnicą 51 cm. Uzupełniasz tę stolicę o 3 źródła światła E27 o maksymalnej mocy 15 W (uwaga: te źródła światła nie są dołączone do lampy). Kapitał kradnie show w Twoim ogrodzie! Dzięki wartości IP IP44 jest doskonale odporny na zachlapanie wodą! Chcesz jeszcze więcej zabawy? Następnie możesz również przyciemnić tę lampę za pomocą zewnętrznego ściemniacza (nie ma go w zestawie). Pięknie jest zobaczyć tę stolicę nawet przy zgaszonych światłach!</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661_103219_0.jpg, https://www.lampyiswiatlo.pl/media/catalog/product/cache/dc8ebad46b1b99eec05144e062f13606/1/0/5661_103219_0.jpg</text:p>
          </table:table-cell>
          <table:table-cell office:value-type="string" calcext:value-type="string">
            <text:p>Klasyczna latarnia antyczne złoto 3-świetlna IP44 - Capita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474" calcext:value-type="float">
            <text:p>474</text:p>
          </table:table-cell>
          <table:table-cell office:value-type="float" office:value="1" calcext:value-type="float">
            <text:p>1</text:p>
          </table:table-cell>
          <table:table-cell office:value-type="string" calcext:value-type="string">
            <text:p>Nowoczesna zewnętrzna lampa wisząca czarna IP44 - Jarra</text:p>
          </table:table-cell>
          <table:table-cell office:value-type="string" calcext:value-type="string">
            <text:p>Lampy zewnętrzn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4879" calcext:value-type="float">
            <text:p>8718881104879</text:p>
          </table:table-cell>
          <table:table-cell table:number-columns-repeated="9"/>
          <table:table-cell office:value-type="float" office:value="50" calcext:value-type="float">
            <text:p>50</text:p>
          </table:table-cell>
          <table:table-cell table:number-columns-repeated="3"/>
          <table:table-cell office:value-type="string" calcext:value-type="string">
            <text:p>both</text:p>
          </table:table-cell>
          <table:table-cell table:number-columns-repeated="4"/>
          <table:table-cell office:value-type="string" calcext:value-type="string">
            <text:p>Nowoczesna lampa wisząca Jarra świetnie sprawdzi do oświetlenia podjazdu, tarasu, ścieżki ogrodowej lub krzewów i innych roślin. </text:p>
            <text:p/>
            <text:p>Posiada stopień ochrony IP44, który zapewnia bezpieczną pracę lampy w deszczu i kurzu.</text:p>
            <text:p/>
            <text:p>Regulowana wysokość w zakresie: 55.5-150 cm</text:p>
            <text:p/>
            <text:p>Średnica klosza: 11.6 cm</text:p>
            <text:p/>
            <text:p>Wysokość klosza: 22.6 cm</text:p>
            <text:p/>
            <text:p>W komplecie nie ma źródła światła. Takowe należy zakupić we własnym zakresie. Lampa wyposażona jest w gwint na E27 o maksymalnym poborze mocy do 40W. </text:p>
            <text:p/>
            <text:p>Zalecamy użycie dekoracyjnej żarówki, która dodatkowo podkreśli charakter lampy.</text:p>
            <text:p/>
            <text:p>Seria Jarra kreuje magiczną atmosferę, która sprzyja relaksowi na świeżym powietrzu!</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6453_99119_0.jpg, https://www.lampyiswiatlo.pl/media/catalog/product/cache/dc8ebad46b1b99eec05144e062f13606/9/9/6453_99119_0.jpg</text:p>
          </table:table-cell>
          <table:table-cell office:value-type="string" calcext:value-type="string">
            <text:p>Nowoczesna zewnętrzna lampa wisząca czarna IP44 - Jar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75" calcext:value-type="float">
            <text:p>475</text:p>
          </table:table-cell>
          <table:table-cell office:value-type="float" office:value="1" calcext:value-type="float">
            <text:p>1</text:p>
          </table:table-cell>
          <table:table-cell office:value-type="string" calcext:value-type="string">
            <text:p>Zestaw 4 pinów w tym LED IP68 - Garly</text:p>
          </table:table-cell>
          <table:table-cell office:value-type="string" calcext:value-type="string">
            <text:p>Lampy zewnętrzne</text:p>
          </table:table-cell>
          <table:table-cell office:value-type="float" office:value="545" calcext:value-type="float">
            <text:p>5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06784" calcext:value-type="float">
            <text:p>8718881006784</text:p>
          </table:table-cell>
          <table:table-cell table:number-columns-repeated="9"/>
          <table:table-cell office:value-type="float" office:value="109" calcext:value-type="float">
            <text:p>109</text:p>
          </table:table-cell>
          <table:table-cell table:number-columns-repeated="3"/>
          <table:table-cell office:value-type="string" calcext:value-type="string">
            <text:p>both</text:p>
          </table:table-cell>
          <table:table-cell table:number-columns-repeated="4"/>
          <table:table-cell office:value-type="string" calcext:value-type="string">
            <text:p>Zestaw czterech plamek Garly do ogrodu. Są małe i dlatego idealnie nadają się do umieszczenia w ogrodzie! Są one dostarczane w komplecie z podstawą (średnica 10 cm) i szpilką, dzięki czemu możesz wybrać sposób zastosowania tego zestawu. Mimo niewielkich rozmiarów świetnie nadają się na przykład do oświetlenia drzewa w ogrodzie. Jest to pośrednie światło, które sprawia, że naprawdę wygodnie jest siedzieć wieczorem na zewnątrz! <text:s/>Dzięki wartości IP IP68 jest wodoodporny, nawet pod wodą! Plamy są wyposażone we zintegrowany moduł LED (niewymienny) o mocy 3 W, 270 lumenów i 3000 kelwinów na plamkę. <text:s/>Mają wysokość 7 cm i średnicę 2,4 cm. Artykuł jest dostarczany z przewodem i wtyczką. Kable diod LED to 2 x 2 metry i 2 x 3 metry. Kabel z wtyczką ma 1,5 metra. <text:s/>Główkę plamki można regulować, dzięki czemu możesz skierować światło tam, gdzie chcesz. Nowoczesne i eleganckie miejsce w ogrodzie: oto Garly.</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4/5/4648_45482_0.jpg, https://www.lampyiswiatlo.pl/media/catalog/product/cache/dc8ebad46b1b99eec05144e062f13606/4/5/4648_45482_0.jpg</text:p>
          </table:table-cell>
          <table:table-cell office:value-type="string" calcext:value-type="string">
            <text:p>Zestaw 4 pinów w tym LED IP68 - Garl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76" calcext:value-type="float">
            <text:p>476</text:p>
          </table:table-cell>
          <table:table-cell office:value-type="float" office:value="1" calcext:value-type="float">
            <text:p>1</text:p>
          </table:table-cell>
          <table:table-cell office:value-type="string" calcext:value-type="string">
            <text:p>Zewnętrzna lampa wisząca wiejska antracyt IP44 - grafit Kansas</text:p>
          </table:table-cell>
          <table:table-cell office:value-type="string" calcext:value-type="string">
            <text:p>Lampy zewnętrzn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8330" calcext:value-type="float">
            <text:p>8718881078330</text:p>
          </table:table-cell>
          <table:table-cell table:number-columns-repeated="9"/>
          <table:table-cell office:value-type="float" office:value="84" calcext:value-type="float">
            <text:p>84</text:p>
          </table:table-cell>
          <table:table-cell table:number-columns-repeated="3"/>
          <table:table-cell office:value-type="string" calcext:value-type="string">
            <text:p>both</text:p>
          </table:table-cell>
          <table:table-cell table:number-columns-repeated="4"/>
          <table:table-cell office:value-type="string" calcext:value-type="string">
            <text:p>Grafitowa lampa wisząca Kansas ma matowe wykończenie w ciemnoszarym i białym wnętrzu klosza. Styl rustykalny naprawdę dodaje stylu drzwiom / wejściom. Ma całkowitą wysokość 90 cm, którą można skrócić podczas instalacji dzięki wytrzymałemu ogniwu łańcucha. Wykonany jest z aluminium i szkła. Dzięki wartości IP IP44 jest bryzgoszczelny i chroniony przed kroplami deszczu. <text:s/>Uzupełnij grafit Kansas o dowolne źródło światła, pasując do oprawy E27 (maks. 60 Watt). Źródło światła wygląda świetnie w tym przezroczystym szkle. Lampa jest również ściemnialna za pomocą zewnętrznego ściemniacza. Wybierz grafitową lampę wiszącą Kansas i nadaj swojemu tarasowi wiejski akcent.</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5/7807_95904_0.jpg, https://www.lampyiswiatlo.pl/media/catalog/product/cache/dc8ebad46b1b99eec05144e062f13606/9/5/7807_95904_0.jpg</text:p>
          </table:table-cell>
          <table:table-cell office:value-type="string" calcext:value-type="string">
            <text:p>Zewnętrzna lampa wisząca wiejska antracyt IP44 - grafit Kansa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77" calcext:value-type="float">
            <text:p>477</text:p>
          </table:table-cell>
          <table:table-cell office:value-type="float" office:value="1" calcext:value-type="float">
            <text:p>1</text:p>
          </table:table-cell>
          <table:table-cell office:value-type="string" calcext:value-type="string">
            <text:p>Przemysłowa lampa wisząca zewnętrzna czarna - Amsterdam</text:p>
          </table:table-cell>
          <table:table-cell office:value-type="string" calcext:value-type="string">
            <text:p>Lampy zewnętrzn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34862" calcext:value-type="float">
            <text:p>8718881034862</text:p>
          </table:table-cell>
          <table:table-cell table:number-columns-repeated="9"/>
          <table:table-cell office:value-type="float" office:value="93" calcext:value-type="float">
            <text:p>93</text:p>
          </table:table-cell>
          <table:table-cell table:number-columns-repeated="3"/>
          <table:table-cell office:value-type="string" calcext:value-type="string">
            <text:p>both</text:p>
          </table:table-cell>
          <table:table-cell table:number-columns-repeated="4"/>
          <table:table-cell office:value-type="string" calcext:value-type="string">
            <text:p>Ta lampa wisząca Amsterdam składa się z kwadratowej ramy ze szklanymi panelami po bokach. Tworzy to piękny efekt świetlny na tarasie. Wybierz źródło światła, które pasuje do oprawy E27 (maks. 60 W). Wybierz efektowny wariant! Lampę można również ściemniać za pomocą zewnętrznego ściemniacza (ściemniacz nie wchodzi w skład zestawu). Amsterdam jest wykonany ze stali nierdzewnej i ma wartość IP IP23: odporny na lekki deszcz. Zawieś go pod swoim tarasem lub pod dachem, aby stworzyć dodatkową atmosferę. Lampa ma wysokość 100 cm, długość i szerokość 21 cm. Idź na zabawę z naszym Amsterdamem!</text:p>
          </table:table-cell>
          <table:table-cell office:value-type="string" calcext:value-type="string">
            <text:p>Kwadratowy, Sześcian</text:p>
          </table:table-cell>
          <table:table-cell office:value-type="string" calcext:value-type="string">
            <text:p>Meta title-Kwadratowy, Sześcian</text:p>
          </table:table-cell>
          <table:table-cell office:value-type="string" calcext:value-type="string">
            <text:p>Meta keywords-Kwadratowy, Sześcian</text:p>
          </table:table-cell>
          <table:table-cell office:value-type="string" calcext:value-type="string">
            <text:p>Meta description-Kwadratowy, Sześcian</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1/3968_91430_0.jpg, https://www.lampyiswiatlo.pl/media/catalog/product/cache/dc8ebad46b1b99eec05144e062f13606/9/1/3968_91430_0.jpg</text:p>
          </table:table-cell>
          <table:table-cell office:value-type="string" calcext:value-type="string">
            <text:p>Przemysłowa lampa wisząca zewnętrzna czarna - Amsterda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478" calcext:value-type="float">
            <text:p>478</text:p>
          </table:table-cell>
          <table:table-cell office:value-type="float" office:value="1" calcext:value-type="float">
            <text:p>1</text:p>
          </table:table-cell>
          <table:table-cell office:value-type="string" calcext:value-type="string">
            <text:p>Nowoczesny kinkiet zewnętrzny stal czujnik zmierzchu IP44 - Mira</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7472" calcext:value-type="float">
            <text:p>8718881057472</text:p>
          </table:table-cell>
          <table:table-cell table:number-columns-repeated="9"/>
          <table:table-cell office:value-type="float" office:value="118" calcext:value-type="float">
            <text:p>118</text:p>
          </table:table-cell>
          <table:table-cell table:number-columns-repeated="3"/>
          <table:table-cell office:value-type="string" calcext:value-type="string">
            <text:p>both</text:p>
          </table:table-cell>
          <table:table-cell table:number-columns-repeated="4"/>
          <table:table-cell office:value-type="string" calcext:value-type="string">
            <text:p>Kolekcja kinkietów zewnętrznych Mira kreuje magiczną atmosferę, która sprzyja relaksowi na świeżym powietrzu.</text:p>
            <text:p/>
            <text:p>Kinkiet Mira emituje światło nie tylko do przodu, ale góra-dół.</text:p>
            <text:p/>
            <text:p>Posiada stopień ochrony IP44, który zapewnia bezpieczną pracę lampy w deszczu i kurzu. </text:p>
            <text:p/>
            <text:p>Wysokość: 19 cm</text:p>
            <text:p/>
            <text:p>Odległość od ściany: 10 cm</text:p>
            <text:p/>
            <text:p>Lampa jest gotowa do podłączenia do instalacji o napięciu 230 V. Maksymalny pobór mocy wynosi 60W. W komplecie nie ma źródła światła. Takowe należy zakupić we własnym zakresie. Lampa wyposażona jest w gwint na E27. </text:p>
            <text:p/>
            <text:p>Ponadto, kinkiet Mira wyposażony został w czujnik zmierzchu, co oznacza, że automatycznie włącza się po zapadnięciu zmierzchu i wyłącza kiedy robi się widno.</text:p>
            <text:p/>
            <text:p>Kinkiet Mira świetnie sprawdzi się jako oświetlenie elewacji, balkonu czy tarasu.</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9149_93908_0.jpg, https://www.lampyiswiatlo.pl/media/catalog/product/cache/dc8ebad46b1b99eec05144e062f13606/9/3/9149_93908_0.jpg</text:p>
          </table:table-cell>
          <table:table-cell office:value-type="string" calcext:value-type="string">
            <text:p>Nowoczesny kinkiet zewnętrzny stal czujnik zmierzchu IP44 - Mi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79" calcext:value-type="float">
            <text:p>479</text:p>
          </table:table-cell>
          <table:table-cell office:value-type="float" office:value="1" calcext:value-type="float">
            <text:p>1</text:p>
          </table:table-cell>
          <table:table-cell office:value-type="string" calcext:value-type="string">
            <text:p>Kinkiet zewnętrzny antracyt 17.5cm LED IP65 - Batt</text:p>
          </table:table-cell>
          <table:table-cell office:value-type="string" calcext:value-type="string">
            <text:p>Lampy zewnętrzn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3006" calcext:value-type="float">
            <text:p>8718881083006</text:p>
          </table:table-cell>
          <table:table-cell table:number-columns-repeated="9"/>
          <table:table-cell office:value-type="float" office:value="110" calcext:value-type="float">
            <text:p>110</text:p>
          </table:table-cell>
          <table:table-cell table:number-columns-repeated="3"/>
          <table:table-cell office:value-type="string" calcext:value-type="string">
            <text:p>both</text:p>
          </table:table-cell>
          <table:table-cell table:number-columns-repeated="4"/>
          <table:table-cell office:value-type="string" calcext:value-type="string">
            <text:p>Lampa minimalistyczna, ale jakże klimatyczna. Kinkiet Batt LED może być stosowany w wielu pomieszczeniach. Dzięki wartości IP 65 ten kinkiet może być używany w łazience, ale równie łatwo na zewnątrz. Najwyższej jakości lampa zewnętrzna wykonana z wysokiej jakości aluminium z poliestrową powłoką proszkową. Dzięki diodom LED „high power” lampa ta zapewnia dużo światła przy niskim zużyciu energii. Lampa ma głębokość 3 cm, wysokość 9 cm i szerokość 17,5 cm. Lampa posiada 2 źródła światła LED o mocy 6 W, 400 lumenów i 3000 kelwinów. Batt ma również średnią liczbę godzin spalania 30 000. Połączenie jakości, designu, oszczędności i strumienia świetlnego sprawia, że lampa ta nadaje się do wielu zastosowań, zarówno wewnątrz jak i na zewnątrz, więc jest idealna!</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2147_96789_0.jpg, https://www.lampyiswiatlo.pl/media/catalog/product/cache/dc8ebad46b1b99eec05144e062f13606/9/6/2147_96789_0.jpg</text:p>
          </table:table-cell>
          <table:table-cell office:value-type="string" calcext:value-type="string">
            <text:p>Kinkiet zewnętrzny antracyt 17.5cm LED IP65 - Batt</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80" calcext:value-type="float">
            <text:p>480</text:p>
          </table:table-cell>
          <table:table-cell office:value-type="float" office:value="1" calcext:value-type="float">
            <text:p>1</text:p>
          </table:table-cell>
          <table:table-cell office:value-type="string" calcext:value-type="string">
            <text:p>Nowoczesna lampa zewnętrzna szara 70cm - Sneezy</text:p>
          </table:table-cell>
          <table:table-cell office:value-type="string" calcext:value-type="string">
            <text:p>Lampy zewnętrzne</text:p>
          </table:table-cell>
          <table:table-cell office:value-type="float" office:value="2055" calcext:value-type="float">
            <text:p>205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4763" calcext:value-type="float">
            <text:p>8718881104763</text:p>
          </table:table-cell>
          <table:table-cell table:number-columns-repeated="9"/>
          <table:table-cell office:value-type="float" office:value="81" calcext:value-type="float">
            <text:p>81</text:p>
          </table:table-cell>
          <table:table-cell table:number-columns-repeated="3"/>
          <table:table-cell office:value-type="string" calcext:value-type="string">
            <text:p>both</text:p>
          </table:table-cell>
          <table:table-cell table:number-columns-repeated="4"/>
          <table:table-cell office:value-type="string" calcext:value-type="string">
            <text:p>Sneezy to idealna lampa do uzupełnienia Twojego nowoczesnego lub eleganckiego tarasu! Twój ogród również przyciągnie wzrok. Lampa świeci w dół, co daje ładny efekt świetlny na ziemi. Szary kolor lampy sprawia, że jest bardzo ponadczasowa. Lampa ma wysokość 70 cm, długość 12 cm i szerokość 10 cm. Lampa posiada zintegrowane źródło światła LED o mocy 7 Watt. Lampa nie jest ściemniana. Sneezy to prawdziwy atut Twojego ogrodu!</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5222_99108_0.jpg, https://www.lampyiswiatlo.pl/media/catalog/product/cache/dc8ebad46b1b99eec05144e062f13606/9/9/5222_99108_0.jpg</text:p>
          </table:table-cell>
          <table:table-cell office:value-type="string" calcext:value-type="string">
            <text:p>Nowoczesna lampa zewnętrzna szara 70cm - Sneez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2">
          <table:table-cell office:value-type="float" office:value="481" calcext:value-type="float">
            <text:p>481</text:p>
          </table:table-cell>
          <table:table-cell office:value-type="float" office:value="1" calcext:value-type="float">
            <text:p>1</text:p>
          </table:table-cell>
          <table:table-cell office:value-type="string" calcext:value-type="string">
            <text:p>Kinkiet zewnętrzny czarny IP44 z czujnikiem ruchu - Miro</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2028" calcext:value-type="float">
            <text:p>8718881102028</text:p>
          </table:table-cell>
          <table:table-cell table:number-columns-repeated="9"/>
          <table:table-cell office:value-type="float" office:value="71" calcext:value-type="float">
            <text:p>71</text:p>
          </table:table-cell>
          <table:table-cell table:number-columns-repeated="3"/>
          <table:table-cell office:value-type="string" calcext:value-type="string">
            <text:p>both</text:p>
          </table:table-cell>
          <table:table-cell table:number-columns-repeated="4"/>
          <table:table-cell office:value-type="string" calcext:value-type="string">
            <text:p>Nowoczesny kinkiet zewnętrzny w kolorze czarnym. Kinkiet Miro pięknie oświetli elewację budynku oraz taras. </text:p>
            <text:p/>
            <text:p>Emituje piękne, nastrojowe światło.</text:p>
            <text:p/>
            <text:p>Posiada stopień ochrony IP44, który zapewnia bezpieczną pracę lampy w deszczu i kurzu.</text:p>
            <text:p/>
            <text:p>Wysokość: 21.4 cm</text:p>
            <text:p/>
            <text:p>Długość: 17.6 cm</text:p>
            <text:p/>
            <text:p>Głębokość: 6.5 cm</text:p>
            <text:p/>
            <text:p>Kinkiet Miro jest gotowy do podłączenia do instalacji o napięciu 230 V. Maksymalny pobór mocy wynosi 10W. W komplecie nie ma źródła światła. Takowe należy zakupić we własnym zakresie. Lampa wyposażona jest w gwint na E27. </text:p>
            <text:p/>
            <text:p>Ponadto, kinkiet Miro wyposażony został w czujnik ruchu. Lampa jest włączana automatycznie po wykryciu ruchu.</text:p>
            <text:p/>
            <text:p>Seria Miro idealnie sprawdzi się w Twoim ogrodzie!</text:p>
            <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6024_98794_0.jpg, https://www.lampyiswiatlo.pl/media/catalog/product/cache/dc8ebad46b1b99eec05144e062f13606/9/8/6024_98794_0.jpg</text:p>
          </table:table-cell>
          <table:table-cell office:value-type="string" calcext:value-type="string">
            <text:p>Kinkiet zewnętrzny czarny IP44 z czujnikiem ruchu - Mir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482" calcext:value-type="float">
            <text:p>482</text:p>
          </table:table-cell>
          <table:table-cell office:value-type="float" office:value="1" calcext:value-type="float">
            <text:p>1</text:p>
          </table:table-cell>
          <table:table-cell office:value-type="string" calcext:value-type="string">
            <text:p>Kinkiet/ Plafon okrągły mosiądz IP44 - Noutica</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3635" calcext:value-type="float">
            <text:p>8718881113635</text:p>
          </table:table-cell>
          <table:table-cell table:number-columns-repeated="9"/>
          <table:table-cell office:value-type="float" office:value="107" calcext:value-type="float">
            <text:p>107</text:p>
          </table:table-cell>
          <table:table-cell table:number-columns-repeated="3"/>
          <table:table-cell office:value-type="string" calcext:value-type="string">
            <text:p>both</text:p>
          </table:table-cell>
          <table:table-cell table:number-columns-repeated="4"/>
          <table:table-cell office:value-type="string" calcext:value-type="string">
            <text:p>Noutica to seria lamp w stylu marynistycznym. Kojarzy się z oświetleniem typowym dla statków lub nadmorskich domków.</text:p>
            <text:p/>
            <text:p>Grube szkło z widocznym żłobieniem sprawia, że emitowane światło jest przyjemne i nastrojowe, a przy tym jest niezwykle ozdobne.</text:p>
            <text:p/>
            <text:p>Kinkiet posiada podwyższone IP44, co oznacza, że można zamontować go również w łazience bądź na zewnątrz budynku.</text:p>
            <text:p/>
            <text:p>Odległość od ściany: 10.5 cm</text:p>
            <text:p/>
            <text:p>Wysokość: 23 cm</text:p>
            <text:p/>
            <text:p>Kinkiet jest gotowy do podłączenia do instalacji o napięciu 230V. W komplecie nie ma źródła światła. Takowe należy zakupić we własnym zakresie. Kinkiet wyposażony jest w gwint na E27 o maksymalnym poborze mocy do 60W. </text:p>
            <text:p/>
            <text:p>Kinkiet Noutica jest bardzo charakterystyczny i pasuje też do każdego wymiaru wnętrza.</text:p>
            <text:p/>
            <text:p>Można go zamontować na ścianie jako kinkiet bądź na suficie jako plafon.</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933_102955_0.jpg, https://www.lampyiswiatlo.pl/media/catalog/product/cache/dc8ebad46b1b99eec05144e062f13606/1/0/2933_102955_0.jpg</text:p>
          </table:table-cell>
          <table:table-cell office:value-type="string" calcext:value-type="string">
            <text:p>Kinkiet/ Plafon okrągły mosiądz IP44 - Noutic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83" calcext:value-type="float">
            <text:p>483</text:p>
          </table:table-cell>
          <table:table-cell office:value-type="float" office:value="1" calcext:value-type="float">
            <text:p>1</text:p>
          </table:table-cell>
          <table:table-cell office:value-type="string" calcext:value-type="string">
            <text:p>Designerski kinkiet zewnętrzny czarny IP44 - Schiedam</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9195" calcext:value-type="float">
            <text:p>8718881109195</text:p>
          </table:table-cell>
          <table:table-cell table:number-columns-repeated="9"/>
          <table:table-cell office:value-type="float" office:value="139" calcext:value-type="float">
            <text:p>139</text:p>
          </table:table-cell>
          <table:table-cell table:number-columns-repeated="3"/>
          <table:table-cell office:value-type="string" calcext:value-type="string">
            <text:p>both</text:p>
          </table:table-cell>
          <table:table-cell table:number-columns-repeated="4"/>
          <table:table-cell office:value-type="string" calcext:value-type="string">
            <text:p>Schiedam to fajna zewnętrzna lampa ścienna, która wytrzyma deszcz. Lampa wykonana jest z czarnego aluminium i tworzywa sztucznego. Ma głębokość 18,5 cm, wysokość 32,5 cm i długość 14,3 cm. Płyta montażowa ma średnicę 11 cm i głębokość 2,5 cm. Uzupełniasz ten kinkiet zewnętrzny o źródło światła z oprawą E27 (maks. 40 W), które nadal musisz zamówić osobno. Lampa jest ściemniana za pomocą zewnętrznego ściemniacza (brak w zestawie). W ten sposób sprawisz, że wieczorem na tarasie lub w ogrodzie będzie bardzo przytulnie! Ze względu na wartość IP IP44, kinkiet zewnętrzny jest bryzgoszczelny, idealny do drzwi wejściowych lub szopy ogrodowej. Każdy znajdzie w domu miejsce dla tego pięknego Schiedama.</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004_102441_0.jpg, https://www.lampyiswiatlo.pl/media/catalog/product/cache/dc8ebad46b1b99eec05144e062f13606/1/0/5004_102441_0.jpg</text:p>
          </table:table-cell>
          <table:table-cell office:value-type="string" calcext:value-type="string">
            <text:p>Designerski kinkiet zewnętrzny czarny IP44 - Schieda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484" calcext:value-type="float">
            <text:p>484</text:p>
          </table:table-cell>
          <table:table-cell office:value-type="float" office:value="1" calcext:value-type="float">
            <text:p>1</text:p>
          </table:table-cell>
          <table:table-cell office:value-type="string" calcext:value-type="string">
            <text:p>Nowoczesna kwadratowa lampa zewnętrzna LED czujnik zmierzchu - Plater</text:p>
          </table:table-cell>
          <table:table-cell office:value-type="string" calcext:value-type="string">
            <text:p>Lampy zewnętrzne</text:p>
          </table:table-cell>
          <table:table-cell office:value-type="float" office:value="385" calcext:value-type="float">
            <text:p>3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3181" calcext:value-type="float">
            <text:p>8718881083181</text:p>
          </table:table-cell>
          <table:table-cell table:number-columns-repeated="9"/>
          <table:table-cell office:value-type="float" office:value="42" calcext:value-type="float">
            <text:p>42</text:p>
          </table:table-cell>
          <table:table-cell table:number-columns-repeated="3"/>
          <table:table-cell office:value-type="string" calcext:value-type="string">
            <text:p>both</text:p>
          </table:table-cell>
          <table:table-cell table:number-columns-repeated="4"/>
          <table:table-cell office:value-type="string" calcext:value-type="string">
            <text:p>Nowoczesną lampę Plater wyróżnia klasyczny design i najwyższa jakość wykonania. </text:p>
            <text:p/>
            <text:p>Posiada stopień ochrony IP65, który zapewnia całkowitą ochronę przed wnikaniem pyłu oraz ochronę przed strumieniem wody z dowolnego kierunku. Oznacza to pokrótce, że lampa nadaje się do użytku zewnętrznego. </text:p>
            <text:p/>
            <text:p>W komplecie z super wydajną diodą LED emitującą światło o barwie ciepło białej (2700K) na poziomie 1800 lumenów. To źródło światła posiada klasę energetyczną A++, co oznacza, że jest nie tylko energooszczędne, ale zapewnia profity i dla Twojego portfela i dla środowiska. </text:p>
            <text:p/>
            <text:p>Lampa nie nadaje się do ściemniania. </text:p>
            <text:p/>
            <text:p>Lampę Plater można zamontować do ściany bądź do sufitu. </text:p>
            <text:p/>
            <text:p>Średnica: 27.8 x 27.8 cm</text:p>
            <text:p/>
            <text:p>Wysokość: 5 cm</text:p>
            <text:p/>
            <text:p>Ponadto, lampa wyposażona została w czujnik zmierzchu, który uruchamia się po zapadnięciu zmierzchu. </text:p>
            <text:p/>
            <text:p>Plater idealnie sprawdzi się do oświetlenia elewacji, tarasu, drzwi wejściowych czy garażu.</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4419_96811_0.jpg, https://www.lampyiswiatlo.pl/media/catalog/product/cache/dc8ebad46b1b99eec05144e062f13606/9/6/4419_96811_0.jpg</text:p>
          </table:table-cell>
          <table:table-cell office:value-type="string" calcext:value-type="string">
            <text:p>Nowoczesna kwadratowa lampa zewnętrzna LED czujnik zmierzchu - Plate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85" calcext:value-type="float">
            <text:p>485</text:p>
          </table:table-cell>
          <table:table-cell office:value-type="float" office:value="1" calcext:value-type="float">
            <text:p>1</text:p>
          </table:table-cell>
          <table:table-cell office:value-type="string" calcext:value-type="string">
            <text:p>Lampa stojąca biała 110 cm IP44 - Storm Extra Large</text:p>
          </table:table-cell>
          <table:table-cell office:value-type="string" calcext:value-type="string">
            <text:p>Lampy zewnętrzne</text:p>
          </table:table-cell>
          <table:table-cell office:value-type="float" office:value="1745" calcext:value-type="float">
            <text:p>17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7348" calcext:value-type="float">
            <text:p>8718881097348</text:p>
          </table:table-cell>
          <table:table-cell table:number-columns-repeated="9"/>
          <table:table-cell office:value-type="float" office:value="137" calcext:value-type="float">
            <text:p>137</text:p>
          </table:table-cell>
          <table:table-cell table:number-columns-repeated="3"/>
          <table:table-cell office:value-type="string" calcext:value-type="string">
            <text:p>both</text:p>
          </table:table-cell>
          <table:table-cell table:number-columns-repeated="4"/>
          <table:table-cell office:value-type="string" calcext:value-type="string">
            <text:p>Nasza słynna Burza ma starszego brata! Wielofunkcyjny i przyjazny dla środowiska. Projektantka Femke Creemers z Caravanity zastosowała kultowy kształt lampy burzowej i przekształciła ją w lampę, która jest naprawdę odporna na burzę (wartość IP IP44). Jest to kultowa lampa zewnętrzna, którą można wykorzystać jako przyciągającą wzrok w ogrodzie lub pod tarasem. <text:s/>Ta burza ma wysokość 110 cm i szerokość 75 cm. Podstawa ma średnicę 50 cm. Jest dostarczany z kablem o długości 4,8 metra: tak bardzo długo! Uzupełnij swoją burzę źródłem światła, które pasuje do oprawy E27. Uwaga: burzy nie można ściemniać. Oczywiście zawsze możesz wybrać źródło światła z efektem płomienia, aby uzyskać jeszcze więcej atmosfery. <text:s/>Wybierz wyjątkowy efekt przyciągający wzrok w swoim ogrodzie dzięki Storm Extra Larg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1922_98370_0.jpg, https://www.lampyiswiatlo.pl/media/catalog/product/cache/dc8ebad46b1b99eec05144e062f13606/9/8/1922_98370_0.jpg</text:p>
          </table:table-cell>
          <table:table-cell office:value-type="string" calcext:value-type="string">
            <text:p>Lampa stojąca biała 110 cm IP44 - Storm Extra Larg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86" calcext:value-type="float">
            <text:p>486</text:p>
          </table:table-cell>
          <table:table-cell office:value-type="float" office:value="1" calcext:value-type="float">
            <text:p>1</text:p>
          </table:table-cell>
          <table:table-cell office:value-type="string" calcext:value-type="string">
            <text:p>Oprawa dogruntowa IP67 - Tribus</text:p>
          </table:table-cell>
          <table:table-cell office:value-type="string" calcext:value-type="string">
            <text:p>Lampy zewnętrzne</text:p>
          </table:table-cell>
          <table:table-cell office:value-type="float" office:value="545" calcext:value-type="float">
            <text:p>5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45837" calcext:value-type="float">
            <text:p>8718881045837</text:p>
          </table:table-cell>
          <table:table-cell table:number-columns-repeated="9"/>
          <table:table-cell office:value-type="float" office:value="141" calcext:value-type="float">
            <text:p>141</text:p>
          </table:table-cell>
          <table:table-cell table:number-columns-repeated="3"/>
          <table:table-cell office:value-type="string" calcext:value-type="string">
            <text:p>both</text:p>
          </table:table-cell>
          <table:table-cell table:number-columns-repeated="4"/>
          <table:table-cell office:value-type="string" calcext:value-type="string">
            <text:p>Oprawa dogruntowa Tribus to doskonały sposób na oświetlenie podjazdów, obiektów ogrodowych, kostki brukowej. </text:p>
            <text:p/>
            <text:p>Posiada stopień ochrony IP67, dzięki temu jest ona odporna na bardzo ciężkie warunki atmosferyczne takie jak śnieg czy deszcz.</text:p>
            <text:p/>
            <text:p>Klosz lampy najazdowej wykonany jest ze szkła hartowanego, który chroni oprawę przed najazdami pojazdów.</text:p>
            <text:p/>
            <text:p>W komplecie nie ma źródła światła. Takowe należy zakupić we własnym zakresie. Lampa wyposażona jest w 3 gwinty na GU10, każdy o maksymalnym poborze mocy do 35W. </text:p>
            <text:p/>
            <text:p>Średnica: 20 cm</text:p>
            <text:p/>
            <text:p>Głębokość: 22 cm</text:p>
            <text:p/>
            <text:p>Opraw dogruntowa Tribus idealnie sprawdzi się w Twoim ogrodzie!</text:p>
          </table:table-cell>
          <table:table-cell office:value-type="string" calcext:value-type="string">
            <text:p>Cylindryczny, Okrągły</text:p>
          </table:table-cell>
          <table:table-cell office:value-type="string" calcext:value-type="string">
            <text:p>Meta title-Cylindryczny, Okrągły</text:p>
          </table:table-cell>
          <table:table-cell office:value-type="string" calcext:value-type="string">
            <text:p>Meta keywords-Cylindryczny, Okrągły</text:p>
          </table:table-cell>
          <table:table-cell office:value-type="string" calcext:value-type="string">
            <text:p>Meta description-Cylindryczny,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2/9979_92639_0.jpg, https://www.lampyiswiatlo.pl/media/catalog/product/cache/dc8ebad46b1b99eec05144e062f13606/9/2/9979_92639_0.jpg</text:p>
          </table:table-cell>
          <table:table-cell office:value-type="string" calcext:value-type="string">
            <text:p>Oprawa dogruntowa IP67 - Tribu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87" calcext:value-type="float">
            <text:p>487</text:p>
          </table:table-cell>
          <table:table-cell office:value-type="float" office:value="1" calcext:value-type="float">
            <text:p>1</text:p>
          </table:table-cell>
          <table:table-cell office:value-type="string" calcext:value-type="string">
            <text:p>Klasyczna latarnia czarna 3-świetlna IP44 - Capital</text:p>
          </table:table-cell>
          <table:table-cell office:value-type="string" calcext:value-type="string">
            <text:p>Lampy zewnętrzne</text:p>
          </table:table-cell>
          <table:table-cell office:value-type="float" office:value="685" calcext:value-type="float">
            <text:p>6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421" calcext:value-type="float">
            <text:p>8718881116421</text:p>
          </table:table-cell>
          <table:table-cell table:number-columns-repeated="9"/>
          <table:table-cell office:value-type="float" office:value="76" calcext:value-type="float">
            <text:p>76</text:p>
          </table:table-cell>
          <table:table-cell table:number-columns-repeated="3"/>
          <table:table-cell office:value-type="string" calcext:value-type="string">
            <text:p>both</text:p>
          </table:table-cell>
          <table:table-cell table:number-columns-repeated="4"/>
          <table:table-cell office:value-type="string" calcext:value-type="string">
            <text:p>Klasyczna pod względem wielkości latarnia z 3 lampami. Jest pięknie wykończony plastikiem w czarnym kolorze i dobrze znanym romantycznym i klasycznym wzornictwie latarni! Charakteryzuje się całkowitą wysokością 216 cm i średnicą 51 cm. Uzupełniasz tę stolicę o 3 źródła światła E27 o maksymalnej mocy 15 W (uwaga: te źródła światła nie są dołączone do lampy). Kapitał kradnie show w Twoim ogrodzie! Dzięki wartości IP IP44 jest doskonale odporny na zachlapanie wodą! Chcesz jeszcze więcej zabawy? Następnie możesz również przyciemnić tę lampę za pomocą zewnętrznego ściemniacza (nie ma go w zestawie). Pięknie jest zobaczyć tę stolicę nawet przy zgaszonych światłach!</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751_103218_0.jpg, https://www.lampyiswiatlo.pl/media/catalog/product/cache/dc8ebad46b1b99eec05144e062f13606/1/0/9751_103218_0.jpg</text:p>
          </table:table-cell>
          <table:table-cell office:value-type="string" calcext:value-type="string">
            <text:p>Klasyczna latarnia czarna 3-świetlna IP44 - Capita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88" calcext:value-type="float">
            <text:p>488</text:p>
          </table:table-cell>
          <table:table-cell office:value-type="float" office:value="1" calcext:value-type="float">
            <text:p>1</text:p>
          </table:table-cell>
          <table:table-cell office:value-type="string" calcext:value-type="string">
            <text:p>Industrialna lampa sufitowa czarna IP44 - Charlois</text:p>
          </table:table-cell>
          <table:table-cell office:value-type="string" calcext:value-type="string">
            <text:p>Lampy zewnętrzne</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9225" calcext:value-type="float">
            <text:p>8718881109225</text:p>
          </table:table-cell>
          <table:table-cell table:number-columns-repeated="9"/>
          <table:table-cell office:value-type="float" office:value="130" calcext:value-type="float">
            <text:p>130</text:p>
          </table:table-cell>
          <table:table-cell table:number-columns-repeated="3"/>
          <table:table-cell office:value-type="string" calcext:value-type="string">
            <text:p>both</text:p>
          </table:table-cell>
          <table:table-cell table:number-columns-repeated="4"/>
          <table:table-cell office:value-type="string" calcext:value-type="string">
            <text:p>Charlois zamienia Twój dom w dom! Lampa sufitowa wykonana jest z czarnego aluminium z plastikiem. Ma 11,5 cm wysokości, 24 cm długości i 24 cm szerokości. Uzupełniasz Charlois dwoma źródłami światła z oprawą E27 (maks. 40 W), które nadal musisz zamówić osobno. Lampę można ściemniać za pomocą zewnętrznego ściemniacza, aby wieczorem była jeszcze bardziej przytulna. Ze względu na wartość IP IP44, lampa sufitowa nadaje się zarówno na taras, jak i do łazienki jako oświetlenie podstawowe. Krótko mówiąc, idealna lampa sufitowa w doskonałej cenie!</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392_102444_0.jpg, https://www.lampyiswiatlo.pl/media/catalog/product/cache/dc8ebad46b1b99eec05144e062f13606/1/0/8392_102444_0.jpg</text:p>
          </table:table-cell>
          <table:table-cell office:value-type="string" calcext:value-type="string">
            <text:p>Industrialna lampa sufitowa czarna IP44 - Charloi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89" calcext:value-type="float">
            <text:p>489</text:p>
          </table:table-cell>
          <table:table-cell office:value-type="float" office:value="1" calcext:value-type="float">
            <text:p>1</text:p>
          </table:table-cell>
          <table:table-cell office:value-type="string" calcext:value-type="string">
            <text:p>Nowoczesna lampa sufitowa złota 41 cm IP44 - Yuma</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5720" calcext:value-type="float">
            <text:p>8718881125720</text:p>
          </table:table-cell>
          <table:table-cell table:number-columns-repeated="9"/>
          <table:table-cell office:value-type="float" office:value="147" calcext:value-type="float">
            <text:p>147</text:p>
          </table:table-cell>
          <table:table-cell table:number-columns-repeated="3"/>
          <table:table-cell office:value-type="string" calcext:value-type="string">
            <text:p>both</text:p>
          </table:table-cell>
          <table:table-cell table:number-columns-repeated="4"/>
          <table:table-cell office:value-type="string" calcext:value-type="string">
            <text:p>Nowoczesna i efektowna lampa. Zgadnij co? Może być również stosowany w łazience! Dzięki wartości IP44 jest bryzgoszczelny. Kto powiedział, że w łazience nie można używać pięknego oświetlenia? Yuma wykonana jest ze złotej stali ze szkłem. Ma średnicę 41 cm i wysokość 9,3 cm. Płyta montażowa ma również średnicę 41 cm i wysokość 2,8 cm. Dostarczana jest bez źródła światła, więc nie zapomnij zamówić źródła światła z oprawą E27 (maks. 40 W). Ta piękna lampa jest również ściemniana za pomocą zewnętrznego ściemniacza, co jest idealne, jeśli chcesz przełączać się między światłem funkcjonalnym a nastrojowym. Odpicuj swoją łazienkę lampą Yuma!</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375_104242_0.jpg, https://www.lampyiswiatlo.pl/media/catalog/product/cache/dc8ebad46b1b99eec05144e062f13606/1/0/8375_104242_0.jpg</text:p>
          </table:table-cell>
          <table:table-cell office:value-type="string" calcext:value-type="string">
            <text:p>Nowoczesna lampa sufitowa złota 41 cm IP44 - Yum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90" calcext:value-type="float">
            <text:p>490</text:p>
          </table:table-cell>
          <table:table-cell office:value-type="float" office:value="1" calcext:value-type="float">
            <text:p>1</text:p>
          </table:table-cell>
          <table:table-cell office:value-type="string" calcext:value-type="string">
            <text:p>Nowoczesna lampa zewnętrzna szara 40cm - Sneezy</text:p>
          </table:table-cell>
          <table:table-cell office:value-type="string" calcext:value-type="string">
            <text:p>Lampy zewnętrzne</text:p>
          </table:table-cell>
          <table:table-cell office:value-type="float" office:value="1825" calcext:value-type="float">
            <text:p>18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4770" calcext:value-type="float">
            <text:p>8718881104770</text:p>
          </table:table-cell>
          <table:table-cell table:number-columns-repeated="9"/>
          <table:table-cell office:value-type="float" office:value="105" calcext:value-type="float">
            <text:p>105</text:p>
          </table:table-cell>
          <table:table-cell table:number-columns-repeated="3"/>
          <table:table-cell office:value-type="string" calcext:value-type="string">
            <text:p>both</text:p>
          </table:table-cell>
          <table:table-cell table:number-columns-repeated="4"/>
          <table:table-cell office:value-type="string" calcext:value-type="string">
            <text:p>Sneezy to idealna lampa do uzupełnienia Twojego nowoczesnego lub eleganckiego tarasu! Twój ogród również przyciągnie wzrok. Lampa świeci w dół, co daje ładny efekt świetlny na ziemi. Szary kolor lampy sprawia, że jest bardzo ponadczasowa. Lampa ma wysokość 40 cm, długość 15 cm i szerokość 15 cm. Lampa posiada zintegrowane źródło światła LED o mocy 7 Watt. Lampa nie jest ściemniana. Sneezy to prawdziwy atut Twojego ogrodu!</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6930_99109_0.jpg, https://www.lampyiswiatlo.pl/media/catalog/product/cache/dc8ebad46b1b99eec05144e062f13606/9/9/6930_99109_0.jpg</text:p>
          </table:table-cell>
          <table:table-cell office:value-type="string" calcext:value-type="string">
            <text:p>Nowoczesna lampa zewnętrzna szara 40cm - Sneez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91" calcext:value-type="float">
            <text:p>491</text:p>
          </table:table-cell>
          <table:table-cell office:value-type="float" office:value="1" calcext:value-type="float">
            <text:p>1</text:p>
          </table:table-cell>
          <table:table-cell office:value-type="string" calcext:value-type="string">
            <text:p>Nowoczesny plafon prostokątny chrom LED IP44 - Flat</text:p>
          </table:table-cell>
          <table:table-cell office:value-type="string" calcext:value-type="string">
            <text:p>Lampy zewnętrzne</text:p>
          </table:table-cell>
          <table:table-cell office:value-type="float" office:value="1429" calcext:value-type="float">
            <text:p>14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12248314753" calcext:value-type="float">
            <text:p>4012248314753</text:p>
          </table:table-cell>
          <table:table-cell table:number-columns-repeated="9"/>
          <table:table-cell office:value-type="float" office:value="116" calcext:value-type="float">
            <text:p>116</text:p>
          </table:table-cell>
          <table:table-cell table:number-columns-repeated="3"/>
          <table:table-cell office:value-type="string" calcext:value-type="string">
            <text:p>both</text:p>
          </table:table-cell>
          <table:table-cell table:number-columns-repeated="4"/>
          <table:table-cell office:value-type="string" calcext:value-type="string">
            <text:p>To Flat to elegancka lampa sufitowa, pasująca do każdego wnętrza! Lampa posiada zintegrowane źródło światła LED o mocy 33 W i 20 000 godzin świecenia. Jest regulowany w kelwinach za pomocą przełącznika: możesz przejść od 2700 K do 5000 K. Więc przejdź od białego światła do światła funkcjonalnego! Super poręczny! Połączenie 4100 lumenów z minimum 2700 K zapewnia, że światło jest bardzo jasne. Idealny do biura lub garażu! Dzięki wartości IP 44 można ją idealnie umieścić w łazience. Matowe szkło lampy "przyciemnia" światło i nadaje wnętrzu miękki wygląd. Lampa ma długość 120 cm, wysokość 6,5 cm i szerokość 30 cm. Płyta montażowa ma długość 60 cm i szerokość 20 cm. Uzupełnij swoje wnętrze tym mieszkaniem!</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7183_98161_0.jpg, https://www.lampyiswiatlo.pl/media/catalog/product/cache/dc8ebad46b1b99eec05144e062f13606/9/8/7183_98161_0.jpg</text:p>
          </table:table-cell>
          <table:table-cell office:value-type="string" calcext:value-type="string">
            <text:p>Nowoczesny plafon prostokątny chrom LED IP44 - Flat</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492" calcext:value-type="float">
            <text:p>492</text:p>
          </table:table-cell>
          <table:table-cell office:value-type="float" office:value="1" calcext:value-type="float">
            <text:p>1</text:p>
          </table:table-cell>
          <table:table-cell office:value-type="string" calcext:value-type="string">
            <text:p>Rustykalny kinkiet czarny IP44 - Guardado</text:p>
          </table:table-cell>
          <table:table-cell office:value-type="string" calcext:value-type="string">
            <text:p>Lampy zewnętrzn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0792" calcext:value-type="float">
            <text:p>8718881070792</text:p>
          </table:table-cell>
          <table:table-cell table:number-columns-repeated="9"/>
          <table:table-cell office:value-type="float" office:value="53" calcext:value-type="float">
            <text:p>53</text:p>
          </table:table-cell>
          <table:table-cell table:number-columns-repeated="3"/>
          <table:table-cell office:value-type="string" calcext:value-type="string">
            <text:p>both</text:p>
          </table:table-cell>
          <table:table-cell table:number-columns-repeated="4"/>
          <table:table-cell office:value-type="string" calcext:value-type="string">
            <text:p>Nowoczesny kinkiet Guardado wyróżnia unikatowy design i najwyższa jakość wykonania. </text:p>
            <text:p/>
            <text:p>Kolekcja Guardado swoją konstrukcją nawiązuje do stylu retro. </text:p>
            <text:p/>
            <text:p>Szklany klosz sprawia, że emitowane światło rozprasza się w każdym kierunku. </text:p>
            <text:p/>
            <text:p>W komplecie nie ma źródła światła. Takowe należy zakupić we własnym zakresie. Lampa wyposażona jest w gwint na E27 o maksymalnym poborze mocy do 60W. </text:p>
            <text:p/>
            <text:p>Odległość od ściany: 23 cm</text:p>
            <text:p/>
            <text:p>Wysokość: 30 cm</text:p>
            <text:p/>
            <text:p>Średnica klosza: 18 cm</text:p>
            <text:p/>
            <text:p>Lampa posiada stopień ochrony IP44, który zapewnia bezpieczną pracę lampy w deszczu i kurzu. </text:p>
            <text:p/>
            <text:p>Dzięki kolekcji Guardado Twój ogród nabierze blasku i niebagatelnego charakter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5/9216_95199_0.jpg, https://www.lampyiswiatlo.pl/media/catalog/product/cache/dc8ebad46b1b99eec05144e062f13606/9/5/9216_95199_0.jpg</text:p>
          </table:table-cell>
          <table:table-cell office:value-type="string" calcext:value-type="string">
            <text:p>Rustykalny kinkiet czarny IP44 - Guardad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493" calcext:value-type="float">
            <text:p>493</text:p>
          </table:table-cell>
          <table:table-cell office:value-type="float" office:value="1" calcext:value-type="float">
            <text:p>1</text:p>
          </table:table-cell>
          <table:table-cell office:value-type="string" calcext:value-type="string">
            <text:p>Przemysłowa inteligentna lampa sufitowa zewnętrzna czarna, w tym ST64 Wifi - Rotterdam</text:p>
          </table:table-cell>
          <table:table-cell office:value-type="string" calcext:value-type="string">
            <text:p>Lampy zewnętrzne</text:p>
          </table:table-cell>
          <table:table-cell office:value-type="float" office:value="449" calcext:value-type="float">
            <text:p>44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9705" calcext:value-type="float">
            <text:p>8718881119705</text:p>
          </table:table-cell>
          <table:table-cell table:number-columns-repeated="9"/>
          <table:table-cell office:value-type="float" office:value="115" calcext:value-type="float">
            <text:p>115</text:p>
          </table:table-cell>
          <table:table-cell table:number-columns-repeated="3"/>
          <table:table-cell office:value-type="string" calcext:value-type="string">
            <text:p>both</text:p>
          </table:table-cell>
          <table:table-cell table:number-columns-repeated="4"/>
          <table:table-cell office:value-type="string" calcext:value-type="string">
            <text:p>Wybierz industrialny wygląd swojego ogrodu dzięki zewnętrznej lampie sufitowej Rotterdam. Ta lampa sufitowa jest wyposażona w źródło światła E27 w postaci ST64 o mocy 7 W i 15 000 godzin świecenia. Przydatną cechą dołączonego źródła światła jest to, że można nim łatwo sterować za pomocą aplikacji na smartfonie, Google Home lub Alexa. Źródło światła ma łącznie 806 lumenów i można je ustawić w zakresie od 1800 do 3600 kelwinów. Zapewnia to idealną intensywność i kolor światła, jakiego zawsze potrzebujesz. Rotterdam jest wykonany ze stali nierdzewnej i ma wartość IP IP23: dzięki temu jest odporny na wilgoć, ale nie na bezpośredni deszcz! Ta lampa sufitowa pięknie wisi pod baldachimem lub w ogrodzie Twojej altanki! Lampa ma długość 16 cm, wysokość 22,5 cm i szerokość 16 cm. Postaw na doskonały nastrój lub oświetlenie robocze dzięki lampie sufitowej Rotterdam na zewnątrz!</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511_103565_0.jpg, https://www.lampyiswiatlo.pl/media/catalog/product/cache/dc8ebad46b1b99eec05144e062f13606/1/0/4511_103565_0.jpg</text:p>
          </table:table-cell>
          <table:table-cell office:value-type="string" calcext:value-type="string">
            <text:p>Przemysłowa inteligentna lampa sufitowa zewnętrzna czarna, w tym ST64 Wifi - Rotterda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494" calcext:value-type="float">
            <text:p>494</text:p>
          </table:table-cell>
          <table:table-cell office:value-type="float" office:value="1" calcext:value-type="float">
            <text:p>1</text:p>
          </table:table-cell>
          <table:table-cell office:value-type="string" calcext:value-type="string">
            <text:p>Nowoczesna oprawa do wbudowania czarna LED 3-stopniowe ściemnianie IP65 - Simply</text:p>
          </table:table-cell>
          <table:table-cell office:value-type="string" calcext:value-type="string">
            <text:p>Lampy zewnętrzne</text:p>
          </table:table-cell>
          <table:table-cell office:value-type="float" office:value="72.95" calcext:value-type="float">
            <text:p>72.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599" calcext:value-type="float">
            <text:p>8718881116599</text:p>
          </table:table-cell>
          <table:table-cell table:number-columns-repeated="9"/>
          <table:table-cell office:value-type="float" office:value="111" calcext:value-type="float">
            <text:p>111</text:p>
          </table:table-cell>
          <table:table-cell table:number-columns-repeated="3"/>
          <table:table-cell office:value-type="string" calcext:value-type="string">
            <text:p>both</text:p>
          </table:table-cell>
          <table:table-cell table:number-columns-repeated="4"/>
          <table:table-cell office:value-type="string" calcext:value-type="string">
            <text:p>Nowoczesna oprawa do wbudowania Simply świetnie sprawdzi się jako oświetlenie nowoczesnych i minimalistycznych wnętrz. </text:p>
            <text:p/>
            <text:p>Oprawa posiada stopień ochrony IP65 dlatego można ją stosować w łazience i na zewnątrz.</text:p>
            <text:p/>
            <text:p>Wymiary oprawy: 9 x 9 cm</text:p>
            <text:p/>
            <text:p>Średnica otworu montażowego: 7 cm</text:p>
            <text:p/>
            <text:p>Głębokość: 5.5 cm</text:p>
            <text:p/>
            <text:p>Oprawa Simply wyposażona została w zintegrowane źródło światła LED, które emituje światło o barwie ciepło białej (2700K) na poziomie 350 lumenów! Dioda ta uzyskała klasę energetyczną A++, co oznacza, że jest nie tylko energooszczędna, ale zapewnia profity i dla Twojego portfela i dla środowiska. </text:p>
            <text:p>Wbudowany moduł LED gwarantuje 25 000 godzin świecenia.</text:p>
            <text:p/>
            <text:p>Ponadto oprawa jest ściemnialna za pomocą włącznika w ścianie. Pierwsze włączenie - 100% mocy emitowanego światła, szybkie wyłączenie i ponowne włączenie - 60% - kolejne szybkie wyłączenie i włączenie - 30%.</text:p>
            <text:p/>
            <text:p>Oprawy do wbudowania Simply to niezbędny element oświetlenia funkcjonalnego.</text:p>
            <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672_103278_0.jpg, https://www.lampyiswiatlo.pl/media/catalog/product/cache/dc8ebad46b1b99eec05144e062f13606/1/0/2672_103278_0.jpg</text:p>
          </table:table-cell>
          <table:table-cell office:value-type="string" calcext:value-type="string">
            <text:p>Nowoczesna oprawa do wbudowania czarna LED 3-stopniowe ściemnianie IP65 - Simpl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95" calcext:value-type="float">
            <text:p>495</text:p>
          </table:table-cell>
          <table:table-cell office:value-type="float" office:value="1" calcext:value-type="float">
            <text:p>1</text:p>
          </table:table-cell>
          <table:table-cell office:value-type="string" calcext:value-type="string">
            <text:p>Klasyczny kinkiet zewnętrzny czarny IP44 - New Orleans down</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5788" calcext:value-type="float">
            <text:p>8718881095788</text:p>
          </table:table-cell>
          <table:table-cell table:number-columns-repeated="9"/>
          <table:table-cell office:value-type="float" office:value="66" calcext:value-type="float">
            <text:p>66</text:p>
          </table:table-cell>
          <table:table-cell table:number-columns-repeated="3"/>
          <table:table-cell office:value-type="string" calcext:value-type="string">
            <text:p>both</text:p>
          </table:table-cell>
          <table:table-cell table:number-columns-repeated="4"/>
          <table:table-cell office:value-type="string" calcext:value-type="string">
            <text:p>Dzięki klasycznemu kinkietowi New Orleans down oryginalnie podkreślisz elewację budynku.</text:p>
            <text:p/>
            <text:p>Kinkiet posiada stopień ochrony IP44, który zapewnia bezpieczną pracę lampy w deszczu i kurzu.</text:p>
            <text:p/>
            <text:p>Wysokość: 40 cm</text:p>
            <text:p/>
            <text:p>Odległość od ściany: 28 cm</text:p>
            <text:p/>
            <text:p>W komplecie nie ma źródła światła. Takowe należy zakupić we własnym zakresie. Lampa wyposażona jest gwint na E27 o maksymalnym poborze mocy do 60W. </text:p>
            <text:p/>
            <text:p>Zalecamy użycie dekoracyjnej żarówki, która dodatkowo podkreśli charakter lampy.</text:p>
            <text:p/>
            <text:p>Dzięki serii New Orleans zamienisz swój ogród w cudowną krainę światła!</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1/7139_91572_0.jpg, https://www.lampyiswiatlo.pl/media/catalog/product/cache/dc8ebad46b1b99eec05144e062f13606/9/1/7139_91572_0.jpg</text:p>
          </table:table-cell>
          <table:table-cell office:value-type="string" calcext:value-type="string">
            <text:p>Klasyczny kinkiet zewnętrzny czarny IP44 - New Orleans dow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496" calcext:value-type="float">
            <text:p>496</text:p>
          </table:table-cell>
          <table:table-cell office:value-type="float" office:value="1" calcext:value-type="float">
            <text:p>1</text:p>
          </table:table-cell>
          <table:table-cell office:value-type="string" calcext:value-type="string">
            <text:p>Nowoczesny kinkiet zewnętrzny stal czujnik ruchu/zmierzchu IP44 - Mira</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7465" calcext:value-type="float">
            <text:p>8718881057465</text:p>
          </table:table-cell>
          <table:table-cell table:number-columns-repeated="9"/>
          <table:table-cell office:value-type="float" office:value="94" calcext:value-type="float">
            <text:p>94</text:p>
          </table:table-cell>
          <table:table-cell table:number-columns-repeated="3"/>
          <table:table-cell office:value-type="string" calcext:value-type="string">
            <text:p>both</text:p>
          </table:table-cell>
          <table:table-cell table:number-columns-repeated="4"/>
          <table:table-cell office:value-type="string" calcext:value-type="string">
            <text:p>Kolekcja kinkietów zewnętrznych Mira kreuje magiczną atmosferę, która sprzyja relaksowi na świeżym powietrzu.</text:p>
            <text:p/>
            <text:p>Kinkiet Mira emituje światło nie tylko do przodu, ale góra-dół.</text:p>
            <text:p/>
            <text:p>Posiada stopień ochrony IP44, który zapewnia bezpieczną pracę lampy w deszczu i kurzu. </text:p>
            <text:p/>
            <text:p>Wysokość: 19 cm</text:p>
            <text:p/>
            <text:p>Odległość od ściany: 10 cm</text:p>
            <text:p/>
            <text:p>Lampa jest gotowa do podłączenia do instalacji o napięciu 230 V. Maksymalny pobór mocy wynosi 60W. W komplecie nie ma źródła światła. Takowe należy zakupić we własnym zakresie. Lampa wyposażona jest w gwint na E27. </text:p>
            <text:p/>
            <text:p>Ponadto, kinkiet Mira wyposażony został w czujnik ruchu, co oznacza, że włącza się po wykryciu ruchu.</text:p>
            <text:p/>
            <text:p>Kinkiet Mira świetnie sprawdzi się jako oświetlenie elewacji, balkonu czy tarasu.</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9297_93907_0.jpg, https://www.lampyiswiatlo.pl/media/catalog/product/cache/dc8ebad46b1b99eec05144e062f13606/9/3/9297_93907_0.jpg</text:p>
          </table:table-cell>
          <table:table-cell office:value-type="string" calcext:value-type="string">
            <text:p>Nowoczesny kinkiet zewnętrzny stal czujnik ruchu/zmierzchu IP44 - Mi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97" calcext:value-type="float">
            <text:p>497</text:p>
          </table:table-cell>
          <table:table-cell office:value-type="float" office:value="1" calcext:value-type="float">
            <text:p>1</text:p>
          </table:table-cell>
          <table:table-cell office:value-type="string" calcext:value-type="string">
            <text:p>Kinkiet zewnętrzny aluminium czujnik zmierzchu LED - Uma</text:p>
          </table:table-cell>
          <table:table-cell office:value-type="string" calcext:value-type="string">
            <text:p>Lampy zewnętrzne</text:p>
          </table:table-cell>
          <table:table-cell office:value-type="float" office:value="289" calcext:value-type="float">
            <text:p>2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3907" calcext:value-type="float">
            <text:p>8718881083907</text:p>
          </table:table-cell>
          <table:table-cell table:number-columns-repeated="9"/>
          <table:table-cell office:value-type="float" office:value="90" calcext:value-type="float">
            <text:p>90</text:p>
          </table:table-cell>
          <table:table-cell table:number-columns-repeated="3"/>
          <table:table-cell office:value-type="string" calcext:value-type="string">
            <text:p>both</text:p>
          </table:table-cell>
          <table:table-cell table:number-columns-repeated="4"/>
          <table:table-cell office:value-type="string" calcext:value-type="string">
            <text:p>Nowoczesny kinkiet zewnętrzny Uma pięknie oświetli elewację budynku, taras czy balkon.</text:p>
            <text:p/>
            <text:p>Posiada stopień ochrony IP44, który zapewnia bezpieczną pracę lampy w deszczu i kurzu.</text:p>
            <text:p/>
            <text:p>Wysokość: 10.5 cm</text:p>
            <text:p/>
            <text:p>Głębokość: 12 cm</text:p>
            <text:p/>
            <text:p>Kinkiet Uma został wyposażony w zintegrowane źródło światła LED, które emituje światło o barwie ciepło białej (3000K) na poziomie 310 lumenów! Wbudowany moduł LED gwarantuje 30 000 godzin świecenia. Dioda ta uzyskała klasę energetyczną A++, co oznacza, że jest nie tylko energooszczędna, ale zapewnia profity i dla Twojego portfela i dla środowiska. </text:p>
            <text:p/>
            <text:p>Ponadto, kinkiet Uma wyposażony został w czujnik zmierzchu, co oznacza, że automatycznie włącza się po zapadnięciu zmierzchu i wyłącza kiedy robi się widno.</text:p>
            <text:p/>
            <text:p>Seria Uma idealnie sprawdzi się w Twoim ogrodzie!</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4374_96861_0.jpg, https://www.lampyiswiatlo.pl/media/catalog/product/cache/dc8ebad46b1b99eec05144e062f13606/9/6/4374_96861_0.jpg</text:p>
          </table:table-cell>
          <table:table-cell office:value-type="string" calcext:value-type="string">
            <text:p>Kinkiet zewnętrzny aluminium czujnik zmierzchu LED - Um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498" calcext:value-type="float">
            <text:p>498</text:p>
          </table:table-cell>
          <table:table-cell office:value-type="float" office:value="1" calcext:value-type="float">
            <text:p>1</text:p>
          </table:table-cell>
          <table:table-cell office:value-type="string" calcext:value-type="string">
            <text:p>Nowoczesna lampa zewnętrzna beż 70cm - Grumpy</text:p>
          </table:table-cell>
          <table:table-cell office:value-type="string" calcext:value-type="string">
            <text:p>Lampy zewnętrzne</text:p>
          </table:table-cell>
          <table:table-cell office:value-type="float" office:value="1599" calcext:value-type="float">
            <text:p>15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4749" calcext:value-type="float">
            <text:p>8718881104749</text:p>
          </table:table-cell>
          <table:table-cell table:number-columns-repeated="9"/>
          <table:table-cell office:value-type="float" office:value="143" calcext:value-type="float">
            <text:p>143</text:p>
          </table:table-cell>
          <table:table-cell table:number-columns-repeated="3"/>
          <table:table-cell office:value-type="string" calcext:value-type="string">
            <text:p>both</text:p>
          </table:table-cell>
          <table:table-cell table:number-columns-repeated="4"/>
          <table:table-cell office:value-type="string" calcext:value-type="string">
            <text:p>Nowoczesna lampa stojąca Grumpy świetnie sprawdzi się do oświetlenia podjazdu, tarasu, ścieżki ogrodowej lub krzewów i innych roślin. </text:p>
            <text:p/>
            <text:p>Posiada stopień ochrony IP44, który zapewnia bezpieczną pracę lampy w deszczu i kurzu.</text:p>
            <text:p/>
            <text:p>Wysokość: 70 cm</text:p>
            <text:p/>
            <text:p>Średnica klosza: 12 x 12 cm</text:p>
            <text:p/>
            <text:p>Wymiary podstawy: 17 x 17 cm</text:p>
            <text:p/>
            <text:p>W komplecie nie ma źródła światła. Takowe należy zakupić we własnym zakresie. Lampa wyposażona jest w gwint na E27 o maksymalnym poborze mocy do 13W. </text:p>
            <text:p/>
            <text:p>Dzięki serii Grumpy  zamienisz swój ogród w cudowną krainę światła!</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1919_99106_0.jpg, https://www.lampyiswiatlo.pl/media/catalog/product/cache/dc8ebad46b1b99eec05144e062f13606/9/9/1919_99106_0.jpg</text:p>
          </table:table-cell>
          <table:table-cell office:value-type="string" calcext:value-type="string">
            <text:p>Nowoczesna lampa zewnętrzna beż 70cm - Grump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7">
          <table:table-cell office:value-type="float" office:value="499" calcext:value-type="float">
            <text:p>499</text:p>
          </table:table-cell>
          <table:table-cell office:value-type="float" office:value="1" calcext:value-type="float">
            <text:p>1</text:p>
          </table:table-cell>
          <table:table-cell office:value-type="string" calcext:value-type="string">
            <text:p>Rustykalna lampa zewnętrzna czarna IP44 3-źródła światła - Guardado</text:p>
          </table:table-cell>
          <table:table-cell office:value-type="string" calcext:value-type="string">
            <text:p>Lampy zewnętrzne</text:p>
          </table:table-cell>
          <table:table-cell office:value-type="float" office:value="1229" calcext:value-type="float">
            <text:p>1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0822" calcext:value-type="float">
            <text:p>8718881070822</text:p>
          </table:table-cell>
          <table:table-cell table:number-columns-repeated="9"/>
          <table:table-cell office:value-type="float" office:value="34" calcext:value-type="float">
            <text:p>34</text:p>
          </table:table-cell>
          <table:table-cell table:number-columns-repeated="3"/>
          <table:table-cell office:value-type="string" calcext:value-type="string">
            <text:p>both</text:p>
          </table:table-cell>
          <table:table-cell table:number-columns-repeated="4"/>
          <table:table-cell office:value-type="string" calcext:value-type="string">
            <text:p>Lampę zewnętrzną Guardado wyróżnia unikatowy design i najwyższa jakość wykonania. </text:p>
            <text:p>Kolekcja Guardado swoją konstrukcją nawiązuje do stylu retro. Szklany klosz sprawia, że emitowane światło rozprasza się w każdym kierunku. </text:p>
            <text:p/>
            <text:p>W komplecie nie ma źródła światła. Takowe należy zakupić we własnym zakresie. Lampa wyposażona jest w 3 gwinty na E27, każdy o maksymalnym poborze mocy do 60W. </text:p>
            <text:p/>
            <text:p>Wysokość lampy jest regulowana w zakresie 180-230 cm. </text:p>
            <text:p/>
            <text:p>Lampa posiada stopień ochrony IP44, który zapewnia bezpieczną pracę lampy w deszczu i kurzu. </text:p>
            <text:p/>
            <text:p>Dzięki kolekcji Guardado Twój ogród nabierze blasku i niebagatelnego charakteru.</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5/1788_95202_0.jpg, https://www.lampyiswiatlo.pl/media/catalog/product/cache/dc8ebad46b1b99eec05144e062f13606/9/5/1788_95202_0.jpg</text:p>
          </table:table-cell>
          <table:table-cell office:value-type="string" calcext:value-type="string">
            <text:p>Rustykalna lampa zewnętrzna czarna IP44 3-źródła światła - Guardad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500" calcext:value-type="float">
            <text:p>500</text:p>
          </table:table-cell>
          <table:table-cell office:value-type="float" office:value="1" calcext:value-type="float">
            <text:p>1</text:p>
          </table:table-cell>
          <table:table-cell office:value-type="string" calcext:value-type="string">
            <text:p>Nowoczesna zewnętrzna lampa stojąca czarna szkło 100.5cm - Rotterdam</text:p>
          </table:table-cell>
          <table:table-cell office:value-type="string" calcext:value-type="string">
            <text:p>Lampy zewnętrzn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5932" calcext:value-type="float">
            <text:p>8718881085932</text:p>
          </table:table-cell>
          <table:table-cell table:number-columns-repeated="9"/>
          <table:table-cell office:value-type="float" office:value="146" calcext:value-type="float">
            <text:p>146</text:p>
          </table:table-cell>
          <table:table-cell table:number-columns-repeated="3"/>
          <table:table-cell office:value-type="string" calcext:value-type="string">
            <text:p>both</text:p>
          </table:table-cell>
          <table:table-cell table:number-columns-repeated="4"/>
          <table:table-cell office:value-type="string" calcext:value-type="string">
            <text:p>Nowoczesna lampa zewnętrzna w czarnym kolorze nawiązująca do stylu retro. Rotterdam pięknie oświetli podjazd, taras, ścieżkę ogrodową lub krzewy i inne rośliny. </text:p>
            <text:p/>
            <text:p>Posiada stopień ochrony IP44, który zapewnia bezpieczną pracę lampy w deszczu i kurzu.</text:p>
            <text:p/>
            <text:p>Wysokość: 100.5 cm</text:p>
            <text:p/>
            <text:p>Średnica podstawy: 13 cm</text:p>
            <text:p/>
            <text:p>Wysokość klosza: 27 cm</text:p>
            <text:p/>
            <text:p>Szerokość klosza: 16,2 cm</text:p>
            <text:p/>
            <text:p>Lampa jest gotowa do podłączenia do instalacji o napięciu 230 V. Maksymalny pobór mocy wynosi 60W. W komplecie nie ma źródła światła. Takowe należy zakupić we własnym zakresie. Lampa wyposażona jest w gwint na E27.</text:p>
            <text:p/>
            <text:p>Zalecamy użycie dekoracyjnej żarówki, która podkreśli charakter lampy.</text:p>
            <text:p/>
            <text:p>Seria Rotterdam idealnie sprawdzi się na tarasie i w ogrodzie!</text:p>
          </table:table-cell>
          <table:table-cell office:value-type="string" calcext:value-type="string">
            <text:p>Oblongue, Podłużny</text:p>
          </table:table-cell>
          <table:table-cell office:value-type="string" calcext:value-type="string">
            <text:p>Meta title-Oblongue, Podłużny</text:p>
          </table:table-cell>
          <table:table-cell office:value-type="string" calcext:value-type="string">
            <text:p>Meta keywords-Oblongue, Podłużny</text:p>
          </table:table-cell>
          <table:table-cell office:value-type="string" calcext:value-type="string">
            <text:p>Meta description-Oblongue, 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8759_97208_0.jpg, https://www.lampyiswiatlo.pl/media/catalog/product/cache/dc8ebad46b1b99eec05144e062f13606/9/7/8759_97208_0.jpg</text:p>
          </table:table-cell>
          <table:table-cell office:value-type="string" calcext:value-type="string">
            <text:p>Nowoczesna zewnętrzna lampa stojąca czarna szkło 100.5cm - Rotterda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501" calcext:value-type="float">
            <text:p>501</text:p>
          </table:table-cell>
          <table:table-cell office:value-type="float" office:value="1" calcext:value-type="float">
            <text:p>1</text:p>
          </table:table-cell>
          <table:table-cell office:value-type="string" calcext:value-type="string">
            <text:p>Kinkiet zewnętrzny stal czujnik ruchu/zmierzchu IP44 - Emmerald</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7403" calcext:value-type="float">
            <text:p>8718881057403</text:p>
          </table:table-cell>
          <table:table-cell table:number-columns-repeated="9"/>
          <table:table-cell office:value-type="float" office:value="109" calcext:value-type="float">
            <text:p>109</text:p>
          </table:table-cell>
          <table:table-cell table:number-columns-repeated="3"/>
          <table:table-cell office:value-type="string" calcext:value-type="string">
            <text:p>both</text:p>
          </table:table-cell>
          <table:table-cell table:number-columns-repeated="4"/>
          <table:table-cell office:value-type="string" calcext:value-type="string">
            <text:p>Kolekcja kinkietów zewnętrznych Emmerald kreuje magiczną atmosferę, która sprzyja relaksowi na świeżym powietrzu.</text:p>
            <text:p/>
            <text:p>Kinkiet Emmerald emituje światło nie tylko do przodu, ale również z tyłu.</text:p>
            <text:p/>
            <text:p>Posiada stopień ochrony IP44, który zapewnia bezpieczną pracę lampy w deszczu i kurzu. </text:p>
            <text:p/>
            <text:p>Wysokość: 26 cm</text:p>
            <text:p/>
            <text:p>Odległość od ściany: 9 cm</text:p>
            <text:p/>
            <text:p>Lampa jest gotowa do podłączenia do instalacji o napięciu 230 V. Maksymalny pobór mocy wynosi 40W. W komplecie nie ma źródła światła. Takowe należy zakupić we własnym zakresie. Lampa wyposażona jest w gwint na E27. </text:p>
            <text:p/>
            <text:p>Ponadto, kinkiet Emmerald wyposażony został w czujnik ruchu i zmierzchu. Lampa jest włączana automatycznie po wykryciu ruchu.</text:p>
            <text:p/>
            <text:p>Kinkiet Emmerald świetnie sprawdzi się jako oświetlenie elewacji, balkonu czy tarasu.</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8698_93901_0.jpg, https://www.lampyiswiatlo.pl/media/catalog/product/cache/dc8ebad46b1b99eec05144e062f13606/9/3/8698_93901_0.jpg</text:p>
          </table:table-cell>
          <table:table-cell office:value-type="string" calcext:value-type="string">
            <text:p>Kinkiet zewnętrzny stal czujnik ruchu/zmierzchu IP44 - Emmerald</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502" calcext:value-type="float">
            <text:p>502</text:p>
          </table:table-cell>
          <table:table-cell office:value-type="float" office:value="1" calcext:value-type="float">
            <text:p>1</text:p>
          </table:table-cell>
          <table:table-cell office:value-type="string" calcext:value-type="string">
            <text:p>Nowoczesna lampa zewnętrzna ciemnoszara 230cm 3-źródła światła - Platar</text:p>
          </table:table-cell>
          <table:table-cell office:value-type="string" calcext:value-type="string">
            <text:p>Lampy zewnętrzne</text:p>
          </table:table-cell>
          <table:table-cell office:value-type="float" office:value="1689" calcext:value-type="float">
            <text:p>16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2955" calcext:value-type="float">
            <text:p>8718881082955</text:p>
          </table:table-cell>
          <table:table-cell table:number-columns-repeated="9"/>
          <table:table-cell office:value-type="float" office:value="72" calcext:value-type="float">
            <text:p>72</text:p>
          </table:table-cell>
          <table:table-cell table:number-columns-repeated="3"/>
          <table:table-cell office:value-type="string" calcext:value-type="string">
            <text:p>both</text:p>
          </table:table-cell>
          <table:table-cell table:number-columns-repeated="4"/>
          <table:table-cell office:value-type="string" calcext:value-type="string">
            <text:p>Nowoczesną lampę Platar wyróżnia unikatowy design i najwyższa jakość wykonania. </text:p>
            <text:p/>
            <text:p>Kolekcja Platar swoją konstrukcją nawiązuje do stylu retro, ale w nieco odświeżonym wydaniu.</text:p>
            <text:p/>
            <text:p>Przezroczyste klosze sprawiają, że emitowane światło rozprasza się w każdym kierunku. </text:p>
            <text:p/>
            <text:p>W komplecie nie ma źródła światła. Takowe należy zakupić we własnym zakresie. Lampa wyposażona jest w 3 gwinty na E27, każdy o maksymalnym poborze mocy do 60W. </text:p>
            <text:p/>
            <text:p>Zalecamy użycie dekoracyjnych żarówek, która dodatkowo podkreślą charakter lampy.</text:p>
            <text:p/>
            <text:p>Wysokość: 230 cm</text:p>
            <text:p/>
            <text:p>Średnica podstawy: 15 cm</text:p>
            <text:p/>
            <text:p>Szerokość: 60 cm</text:p>
            <text:p/>
            <text:p>Lampa posiada stopień ochrony IP44, który zapewnia bezpieczną pracę lampy w deszczu i kurzu. </text:p>
            <text:p/>
            <text:p>Dzięki kolekcji Platar Twój ogród nabierze blasku i niebagatelnego charakteru.</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6/2227_96784_0.jpg, https://www.lampyiswiatlo.pl/media/catalog/product/cache/dc8ebad46b1b99eec05144e062f13606/9/6/2227_96784_0.jpg</text:p>
          </table:table-cell>
          <table:table-cell office:value-type="string" calcext:value-type="string">
            <text:p>Nowoczesna lampa zewnętrzna ciemnoszara 230cm 3-źródła światła - Platar</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8">
          <table:table-cell office:value-type="float" office:value="503" calcext:value-type="float">
            <text:p>503</text:p>
          </table:table-cell>
          <table:table-cell office:value-type="float" office:value="1" calcext:value-type="float">
            <text:p>1</text:p>
          </table:table-cell>
          <table:table-cell office:value-type="string" calcext:value-type="string">
            <text:p>Nowoczesny kinkiet zewnętrzny czarny IP44 z czujnikiem ruchu - Gleam</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2097" calcext:value-type="float">
            <text:p>8718881102097</text:p>
          </table:table-cell>
          <table:table-cell table:number-columns-repeated="9"/>
          <table:table-cell office:value-type="float" office:value="140" calcext:value-type="float">
            <text:p>140</text:p>
          </table:table-cell>
          <table:table-cell table:number-columns-repeated="3"/>
          <table:table-cell office:value-type="string" calcext:value-type="string">
            <text:p>both</text:p>
          </table:table-cell>
          <table:table-cell table:number-columns-repeated="4"/>
          <table:table-cell office:value-type="string" calcext:value-type="string">
            <text:p>Nowoczesny kinkiet zewnętrzny w kolorze czarnym zakończona przezroczystym kloszem z tworzywa sztucznego.</text:p>
            <text:p/>
            <text:p>Posiada stopień ochrony IP44, który zapewnia bezpieczną pracę lampy w deszczu i kurzu.</text:p>
            <text:p/>
            <text:p>Wysokość: 35 cm</text:p>
            <text:p/>
            <text:p>Średnica klosza: 10.2 cm</text:p>
            <text:p/>
            <text:p>Wysokość klosza: 20.5 cm</text:p>
            <text:p/>
            <text:p>Średnica płytki montażowej: 11 cm</text:p>
            <text:p/>
            <text:p>Głębokość: 16 cm</text:p>
            <text:p/>
            <text:p>Kinkiet Gleam jest gotowy do podłączenia do instalacji o napięciu 230 V. Maksymalny pobór mocy wynosi 60W. W komplecie nie ma źródła światła. Takowe należy zakupić we własnym zakresie. Lampa wyposażona jest w gwint na E27. </text:p>
            <text:p/>
            <text:p>Zalecamy użycie dekoracyjnej żarówki, która podkreśli charakter lampy.</text:p>
            <text:p/>
            <text:p>Ponadto, kinkiet Gleam wyposażony został w czujnik ruchu. Lampa jest włączana automatycznie po wykryciu ruchu.</text:p>
            <text:p/>
            <text:p>Kolekcję Gleam cechuje oryginalny design, który sprawi, że Twój ogród odżyje!</text:p>
            <text:p/>
          </table:table-cell>
          <table:table-cell office:value-type="string" calcext:value-type="string">
            <text:p>Cylindryczny, Okrągły</text:p>
          </table:table-cell>
          <table:table-cell office:value-type="string" calcext:value-type="string">
            <text:p>Meta title-Cylindryczny, Okrągły</text:p>
          </table:table-cell>
          <table:table-cell office:value-type="string" calcext:value-type="string">
            <text:p>Meta keywords-Cylindryczny, Okrągły</text:p>
          </table:table-cell>
          <table:table-cell office:value-type="string" calcext:value-type="string">
            <text:p>Meta description-Cylindryczny,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262_98801_0.jpg, https://www.lampyiswiatlo.pl/media/catalog/product/cache/dc8ebad46b1b99eec05144e062f13606/9/8/9262_98801_0.jpg</text:p>
          </table:table-cell>
          <table:table-cell office:value-type="string" calcext:value-type="string">
            <text:p>Nowoczesny kinkiet zewnętrzny czarny IP44 z czujnikiem ruchu - Glea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504" calcext:value-type="float">
            <text:p>504</text:p>
          </table:table-cell>
          <table:table-cell office:value-type="float" office:value="1" calcext:value-type="float">
            <text:p>1</text:p>
          </table:table-cell>
          <table:table-cell office:value-type="string" calcext:value-type="string">
            <text:p>Nowoczesny plafon zewnętrzny czarny 22.6cm IP44 - Jarra</text:p>
          </table:table-cell>
          <table:table-cell office:value-type="string" calcext:value-type="string">
            <text:p>Lampy zewnętrzn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4893" calcext:value-type="float">
            <text:p>8718881104893</text:p>
          </table:table-cell>
          <table:table-cell table:number-columns-repeated="9"/>
          <table:table-cell office:value-type="float" office:value="89" calcext:value-type="float">
            <text:p>89</text:p>
          </table:table-cell>
          <table:table-cell table:number-columns-repeated="3"/>
          <table:table-cell office:value-type="string" calcext:value-type="string">
            <text:p>both</text:p>
          </table:table-cell>
          <table:table-cell table:number-columns-repeated="4"/>
          <table:table-cell office:value-type="string" calcext:value-type="string">
            <text:p>Nowoczesny plafon Jarra świetnie sprawdzi do oświetlenia tarasu lub balkonu.</text:p>
            <text:p/>
            <text:p>Posiada stopień ochrony IP44, który zapewnia bezpieczną pracę lampy w deszczu i kurzu.</text:p>
            <text:p/>
            <text:p>Wysokość: 22.6 cm</text:p>
            <text:p/>
            <text:p>Średnica płytki montażowej: 11.6 cm</text:p>
            <text:p/>
            <text:p>Wysokość klosza: 18.6 cm</text:p>
            <text:p/>
            <text:p>W komplecie nie ma źródła światła. Takowe należy zakupić we własnym zakresie. Lampa wyposażona jest w gwint na E27 o maksymalnym poborze mocy do 40W. </text:p>
            <text:p/>
            <text:p>Zalecamy użycie dekoracyjnej żarówki, która dodatkowo podkreśli charakter lampy.</text:p>
            <text:p/>
            <text:p>Seria Jarra kreuje magiczną atmosferę, która sprzyja relaksowi na świeżym powietrzu!</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3248_99121_0.jpg, https://www.lampyiswiatlo.pl/media/catalog/product/cache/dc8ebad46b1b99eec05144e062f13606/9/9/3248_99121_0.jpg</text:p>
          </table:table-cell>
          <table:table-cell office:value-type="string" calcext:value-type="string">
            <text:p>Nowoczesny plafon zewnętrzny czarny 22.6cm IP44 - Jar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05" calcext:value-type="float">
            <text:p>505</text:p>
          </table:table-cell>
          <table:table-cell office:value-type="float" office:value="1" calcext:value-type="float">
            <text:p>1</text:p>
          </table:table-cell>
          <table:table-cell office:value-type="string" calcext:value-type="string">
            <text:p>Kinkiet zewnętrzny czarny IP44 z wyłącznikiem zmierzchowym - Dania</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6666" calcext:value-type="float">
            <text:p>8718881126666</text:p>
          </table:table-cell>
          <table:table-cell table:number-columns-repeated="9"/>
          <table:table-cell office:value-type="float" office:value="56" calcext:value-type="float">
            <text:p>56</text:p>
          </table:table-cell>
          <table:table-cell table:number-columns-repeated="3"/>
          <table:table-cell office:value-type="string" calcext:value-type="string">
            <text:p>both</text:p>
          </table:table-cell>
          <table:table-cell table:number-columns-repeated="4"/>
          <table:table-cell office:value-type="string" calcext:value-type="string">
            <text:p>Czy chciałbyś dodać więcej atmosfery na zewnątrz? Możesz to zrobić za pomocą kinkietu Dania. Ten czarny kinkiet wykonany jest z aluminium z plastikiem. To, co czyni go tak wyjątkowym, to fakt, że szkło ma efekt dymu. Tworzy to przytulną atmosferę. Kinkiet ma głębokość 11,7 cm, wysokość 18,7 cm i długość 8,3 cm. Płyta montażowa ma głębokość 2,8 cm, długość 6 cm i szerokość 6 cm. Uzupełniasz Danię o źródło światła z oprawą E27 (maks. 15 Watt). Nie zapomnij zamówić ich osobno. Lampa jest ściemniana za pomocą zewnętrznego ściemniacza (brak w zestawie). Dzięki wartości IP IP44 kinkiet jest bryzgoszczelny. Dzięki temu doskonale sprawdza się w miejscach osłoniętych, takich jak przy drzwiach wejściowych lub pod zadaszeniem. Dzięki wyłącznikowi zmierzchowemu oświetlenie włącza się natychmiast po wykryciu ruchu. W ten sposób nigdy nie zapomnisz włączyć lub wyłączyć lampy, bardzo przydatne! Spraw, aby Twoje otoczenie było bezpieczne i klimatyczne dzięki kinkiecie Dania.</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899_104337_0.jpg, https://www.lampyiswiatlo.pl/media/catalog/product/cache/dc8ebad46b1b99eec05144e062f13606/1/0/4899_104337_0.jpg</text:p>
          </table:table-cell>
          <table:table-cell office:value-type="string" calcext:value-type="string">
            <text:p>Kinkiet zewnętrzny czarny IP44 z wyłącznikiem zmierzchowym - Dan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06" calcext:value-type="float">
            <text:p>506</text:p>
          </table:table-cell>
          <table:table-cell office:value-type="float" office:value="1" calcext:value-type="float">
            <text:p>1</text:p>
          </table:table-cell>
          <table:table-cell office:value-type="string" calcext:value-type="string">
            <text:p>Zestaw 5 x oprawa do wbudowania biała 3-stopniowe ściemnianie - Ulo</text:p>
          </table:table-cell>
          <table:table-cell office:value-type="string" calcext:value-type="string">
            <text:p>Lampy zewnętrzne</text:p>
          </table:table-cell>
          <table:table-cell office:value-type="float" office:value="299" calcext:value-type="float">
            <text:p>2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9126" calcext:value-type="float">
            <text:p>8718881109126</text:p>
          </table:table-cell>
          <table:table-cell table:number-columns-repeated="9"/>
          <table:table-cell office:value-type="float" office:value="51" calcext:value-type="float">
            <text:p>51</text:p>
          </table:table-cell>
          <table:table-cell table:number-columns-repeated="3"/>
          <table:table-cell office:value-type="string" calcext:value-type="string">
            <text:p>both</text:p>
          </table:table-cell>
          <table:table-cell table:number-columns-repeated="4"/>
          <table:table-cell office:value-type="string" calcext:value-type="string">
            <text:p>Ulo to ponadczasowe miejsce do wbudowania, które idealnie pasuje do salonu, sypialni czy jadalni. Ma średnicę 8,2 cm i wysokość 3 cm. Instalacja ma średnicę 6,8 cm i głębokość 3,1 cm. Plamka wykonana jest z tworzywa sztucznego o białym wyglądzie. Ulo jest dostarczany z niewymiennym oświetleniem LED (maks. 5 Watt). Ma wartość 2700 -27000 kelwinów i 330 lumenów, co czyni go prawdziwą potęgą! Średnio dioda LED wytrzymuje 25 000 godzin świecenia. Lampa wyposażona jest w 3-stopniowy ściemniacz, dzięki któremu można stworzyć dodatkowy klimat w pomieszczeniu. Po jednokrotnym naciśnięciu przełącznika uzyskasz 100% światła (pełne światło), po ponownym naciśnięciu uzyskasz 60% światła. Za trzecim razem otrzymujesz 30% światła (światło otoczenia). Spoty doskonale sprawdzają się jako oświetlenie podstawowe, a przy tak pięknym miejscu jak Ulo przyjemnie się na nie patrzy. Teraz w wyjątkowo przystępnej cenie w zestawie 5 sztuk!</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077_102439_0.jpg, https://www.lampyiswiatlo.pl/media/catalog/product/cache/dc8ebad46b1b99eec05144e062f13606/1/0/6077_102439_0.jpg</text:p>
          </table:table-cell>
          <table:table-cell office:value-type="string" calcext:value-type="string">
            <text:p>Zestaw 5 x oprawa do wbudowania biała 3-stopniowe ściemnianie - U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507" calcext:value-type="float">
            <text:p>507</text:p>
          </table:table-cell>
          <table:table-cell office:value-type="float" office:value="1" calcext:value-type="float">
            <text:p>1</text:p>
          </table:table-cell>
          <table:table-cell office:value-type="string" calcext:value-type="string">
            <text:p>Nowoczesny kinkiet antracyt - Baleno I</text:p>
          </table:table-cell>
          <table:table-cell office:value-type="string" calcext:value-type="string">
            <text:p>Lampy zewnętrzne</text:p>
          </table:table-cell>
          <table:table-cell office:value-type="float" office:value="91.95" calcext:value-type="float">
            <text:p>91.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1136" calcext:value-type="float">
            <text:p>8718881111136</text:p>
          </table:table-cell>
          <table:table-cell table:number-columns-repeated="9"/>
          <table:table-cell office:value-type="float" office:value="84" calcext:value-type="float">
            <text:p>84</text:p>
          </table:table-cell>
          <table:table-cell table:number-columns-repeated="3"/>
          <table:table-cell office:value-type="string" calcext:value-type="string">
            <text:p>both</text:p>
          </table:table-cell>
          <table:table-cell table:number-columns-repeated="4"/>
          <table:table-cell office:value-type="string" calcext:value-type="string">
            <text:p>Prosty i ponadczasowy kinkiet Baleno I zapewni idealne podświetlenie elewacji budynku.</text:p>
            <text:p/>
            <text:p>Posiada stopień ochrony IP44, który zapewnia bezpieczną pracę lampy w deszczu i kurzu. </text:p>
            <text:p/>
            <text:p>Wysokość: 9 cm</text:p>
            <text:p/>
            <text:p>Długość: 7 cm</text:p>
            <text:p/>
            <text:p>Odległość od ściany: 9.2 cm</text:p>
            <text:p/>
            <text:p>Lampa jest gotowa do podłączenia do instalacji o napięciu 230 V. Maksymalny pobór mocy wynosi 7W. W komplecie nie ma źródła światła. Takowe należy zakupić we własnym zakresie. Lampa wyposażona jest w gwint na GU10. </text:p>
            <text:p/>
            <text:p>Sprawdź pozostałe produkty z rodziny Baleno!</text:p>
            <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788_102676_0.jpg, https://www.lampyiswiatlo.pl/media/catalog/product/cache/dc8ebad46b1b99eec05144e062f13606/1/0/5788_102676_0.jpg</text:p>
          </table:table-cell>
          <table:table-cell office:value-type="string" calcext:value-type="string">
            <text:p>Nowoczesny kinkiet antracyt - Baleno 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08" calcext:value-type="float">
            <text:p>508</text:p>
          </table:table-cell>
          <table:table-cell office:value-type="float" office:value="1" calcext:value-type="float">
            <text:p>1</text:p>
          </table:table-cell>
          <table:table-cell office:value-type="string" calcext:value-type="string">
            <text:p>Nowoczesny kinkiet zewnętrzny czarny IP54 - Kiki</text:p>
          </table:table-cell>
          <table:table-cell office:value-type="string" calcext:value-type="string">
            <text:p>Lampy zewnętrzne</text:p>
          </table:table-cell>
          <table:table-cell office:value-type="float" office:value="139" calcext:value-type="float">
            <text:p>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6468" calcext:value-type="float">
            <text:p>8718881126468</text:p>
          </table:table-cell>
          <table:table-cell table:number-columns-repeated="9"/>
          <table:table-cell office:value-type="float" office:value="45" calcext:value-type="float">
            <text:p>45</text:p>
          </table:table-cell>
          <table:table-cell table:number-columns-repeated="3"/>
          <table:table-cell office:value-type="string" calcext:value-type="string">
            <text:p>both</text:p>
          </table:table-cell>
          <table:table-cell table:number-columns-repeated="4"/>
          <table:table-cell office:value-type="string" calcext:value-type="string">
            <text:p>Zewnętrzna lampa ścienna Kiki, dzięki swojemu wzornictwu, dodaje nowoczesnego akcentu Twojemu ogrodowi. Wygląda na to, że lampa wyrosła ze ściany. Lampa wykonana jest z tworzywa sztucznego i ma kolor czarny. Ma głębokość 15,8 cm i średnicę 9,2 cm. Uzupełniasz Kiki o źródło światła z oprawą E27 (maks. 15 Watt). Upewnij się, że zamawiasz je osobno. Dzięki wartości IP IP54 lampa jest bryzgoszczelna, dzięki czemu nadaje się do ustawienia przy drzwiach wejściowych lub w szopie ogrodowej. Lampa jest ściemniana za pomocą zewnętrznego ściemniacza, którego nie ma w zestawie. Zapewnij więcej bezpieczeństwa i światła w swoim ogrodzie dzięki lampie ściennej Kiki.</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849_104316_0.jpg, https://www.lampyiswiatlo.pl/media/catalog/product/cache/dc8ebad46b1b99eec05144e062f13606/1/0/8849_104316_0.jpg</text:p>
          </table:table-cell>
          <table:table-cell office:value-type="string" calcext:value-type="string">
            <text:p>Nowoczesny kinkiet zewnętrzny czarny IP54 - Kik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509" calcext:value-type="float">
            <text:p>509</text:p>
          </table:table-cell>
          <table:table-cell office:value-type="float" office:value="1" calcext:value-type="float">
            <text:p>1</text:p>
          </table:table-cell>
          <table:table-cell office:value-type="string" calcext:value-type="string">
            <text:p>Nowoczesna lampa zewnętrzna stal 45 cm - Malios</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07965" calcext:value-type="float">
            <text:p>8718881007965</text:p>
          </table:table-cell>
          <table:table-cell table:number-columns-repeated="9"/>
          <table:table-cell office:value-type="float" office:value="125" calcext:value-type="float">
            <text:p>125</text:p>
          </table:table-cell>
          <table:table-cell table:number-columns-repeated="3"/>
          <table:table-cell office:value-type="string" calcext:value-type="string">
            <text:p>both</text:p>
          </table:table-cell>
          <table:table-cell table:number-columns-repeated="4"/>
          <table:table-cell office:value-type="string" calcext:value-type="string">
            <text:p>Nowoczesna lampa zewnętrzna w kolorze stali zakończona mlecznym kloszem.</text:p>
            <text:p/>
            <text:p>Posiada stopień ochrony IP44, który zapewnia bezpieczną pracę lampy w deszczu i kurzu.</text:p>
            <text:p/>
            <text:p>Wysokość: 45 cm</text:p>
            <text:p/>
            <text:p>Wymiary podstawy: 12.5 x 12.5 cm</text:p>
            <text:p/>
            <text:p>Lampa jest gotowa do podłączenia do instalacji o napięciu 230 V. Maksymalny pobór mocy wynosi 60W. W komplecie nie ma źródła światła. Takowe należy zakupić we własnym zakresie. Lampa wyposażona jest w gwint na E27. </text:p>
            <text:p/>
            <text:p>Lampy z serii Malios emitują przyjemne, klimatyczne światło.</text:p>
            <text:p/>
            <text:p>Seria Malios idealnie sprawdzi się w Twoim ogrodzie!</text:p>
          </table:table-cell>
          <table:table-cell office:value-type="string" calcext:value-type="string">
            <text:p>Oblongue, Podłużny, Sześcian</text:p>
          </table:table-cell>
          <table:table-cell office:value-type="string" calcext:value-type="string">
            <text:p>Meta title-Oblongue, Podłużny, Sześcian</text:p>
          </table:table-cell>
          <table:table-cell office:value-type="string" calcext:value-type="string">
            <text:p>Meta keywords-Oblongue, Podłużny, Sześcian</text:p>
          </table:table-cell>
          <table:table-cell office:value-type="string" calcext:value-type="string">
            <text:p>Meta description-Oblongue, Podłużny, Sześcian</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4/5/2821_45673_0.jpg, https://www.lampyiswiatlo.pl/media/catalog/product/cache/dc8ebad46b1b99eec05144e062f13606/4/5/2821_45673_0.jpg</text:p>
          </table:table-cell>
          <table:table-cell office:value-type="string" calcext:value-type="string">
            <text:p>Nowoczesna lampa zewnętrzna stal 45 cm - Malio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10" calcext:value-type="float">
            <text:p>510</text:p>
          </table:table-cell>
          <table:table-cell office:value-type="float" office:value="1" calcext:value-type="float">
            <text:p>1</text:p>
          </table:table-cell>
          <table:table-cell office:value-type="string" calcext:value-type="string">
            <text:p>Set van 6 moderne buiten grondspot RVS IP65 - Delux</text:p>
          </table:table-cell>
          <table:table-cell office:value-type="string" calcext:value-type="string">
            <text:p>Lampy zewnętrzne</text:p>
          </table:table-cell>
          <table:table-cell office:value-type="float" office:value="1229" calcext:value-type="float">
            <text:p>1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6819" calcext:value-type="float">
            <text:p>8718881126819</text:p>
          </table:table-cell>
          <table:table-cell table:number-columns-repeated="9"/>
          <table:table-cell office:value-type="float" office:value="79" calcext:value-type="float">
            <text:p>79</text:p>
          </table:table-cell>
          <table:table-cell table:number-columns-repeated="3"/>
          <table:table-cell office:value-type="string" calcext:value-type="string">
            <text:p>both</text:p>
          </table:table-cell>
          <table:table-cell table:number-columns-repeated="4"/>
          <table:table-cell office:value-type="string" calcext:value-type="string">
            <text:p>Brak opis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976_104352_0.jpg, https://www.lampyiswiatlo.pl/media/catalog/product/cache/dc8ebad46b1b99eec05144e062f13606/1/0/6976_104352_0.jpg</text:p>
          </table:table-cell>
          <table:table-cell office:value-type="string" calcext:value-type="string">
            <text:p>Set van 6 moderne buiten grondspot RVS IP65 - Delux</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11" calcext:value-type="float">
            <text:p>511</text:p>
          </table:table-cell>
          <table:table-cell office:value-type="float" office:value="1" calcext:value-type="float">
            <text:p>1</text:p>
          </table:table-cell>
          <table:table-cell office:value-type="string" calcext:value-type="string">
            <text:p>Zewnętrzna lampa podłogowa rattanowa IP44 w tym LED RGBW - Mart Maurice</text:p>
          </table:table-cell>
          <table:table-cell office:value-type="string" calcext:value-type="string">
            <text:p>Lampy zewnętrzne</text:p>
          </table:table-cell>
          <table:table-cell office:value-type="float" office:value="1109" calcext:value-type="float">
            <text:p>11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2278" calcext:value-type="float">
            <text:p>8718881132278</text:p>
          </table:table-cell>
          <table:table-cell table:number-columns-repeated="9"/>
          <table:table-cell office:value-type="float" office:value="43" calcext:value-type="float">
            <text:p>43</text:p>
          </table:table-cell>
          <table:table-cell table:number-columns-repeated="3"/>
          <table:table-cell office:value-type="string" calcext:value-type="string">
            <text:p>both</text:p>
          </table:table-cell>
          <table:table-cell table:number-columns-repeated="4"/>
          <table:table-cell office:value-type="string" calcext:value-type="string">
            <text:p>Wybierz styl Ibizy w swoim ogrodzie z Mart Maurice! Ta rattanowa lampa podłogowa przyciąga wzrok. Ma wysokość 170 cm, a klosz 70x40 cm. Lampa podłogowa jest wyposażona w (niewymienne) diody LED i ściemniacz, które można obsługiwać za pomocą dołączonego pilota. Źródło światła posiada funkcję RGBW, dzięki której można regulować kolory światła. Możesz zmienić kolor światła z czerwonego, zielonego, niebieskiego na ciepły biały. Lampę można ładować za pomocą kabla USB. Dopasuj kolorystykę do atmosfery, w jakiej chcesz i spraw, aby ta lampa stała się nieodzownym dodatkiem w Twoim ogrodzie!</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631_104907_0.jpg, https://www.lampyiswiatlo.pl/media/catalog/product/cache/dc8ebad46b1b99eec05144e062f13606/1/0/2631_104907_0.jpg</text:p>
          </table:table-cell>
          <table:table-cell office:value-type="string" calcext:value-type="string">
            <text:p>Zewnętrzna lampa podłogowa rattanowa IP44 w tym LED RGBW - Mart Mauric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6">
          <table:table-cell office:value-type="float" office:value="512" calcext:value-type="float">
            <text:p>512</text:p>
          </table:table-cell>
          <table:table-cell office:value-type="float" office:value="1" calcext:value-type="float">
            <text:p>1</text:p>
          </table:table-cell>
          <table:table-cell office:value-type="string" calcext:value-type="string">
            <text:p>Nowoczesny kinkiet zewnętrzny stal nierdzewna IP44 czujnik ruchu - Sfera</text:p>
          </table:table-cell>
          <table:table-cell office:value-type="string" calcext:value-type="string">
            <text:p>Lampy zewnętrzn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88759" calcext:value-type="float">
            <text:p>8718881088759</text:p>
          </table:table-cell>
          <table:table-cell table:number-columns-repeated="9"/>
          <table:table-cell office:value-type="float" office:value="139" calcext:value-type="float">
            <text:p>139</text:p>
          </table:table-cell>
          <table:table-cell table:number-columns-repeated="3"/>
          <table:table-cell office:value-type="string" calcext:value-type="string">
            <text:p>both</text:p>
          </table:table-cell>
          <table:table-cell table:number-columns-repeated="4"/>
          <table:table-cell office:value-type="string" calcext:value-type="string">
            <text:p>Nowoczesny kinkiet zewnętrzny Sfera wyróżnia unikatowy design i najwyższa jakość wykonania. Świetnie oświetli przestrzeń wokół budynku. </text:p>
            <text:p/>
            <text:p>Ponadto, lampa wyposażona została w czujnik ruchu.</text:p>
            <text:p/>
            <text:p>Zasięg czujnika: dystans - 10 m, czas świecenia - od 6 sek do 4 min, kąt padania - 120 st.</text:p>
            <text:p/>
            <text:p>Posiada stopień ochrony IP44, który zapewnia bezpieczną pracę lampy w deszczu i kurzu. </text:p>
            <text:p/>
            <text:p>W komplecie nie ma źródła światła. Takowe należy zakupić we własnym zakresie. Lampa wyposażona jest w gwint na E27 o maksymalnym poborze mocy do 60W. </text:p>
            <text:p/>
            <text:p>Wysokość lampy: 39 cm</text:p>
            <text:p/>
            <text:p>Średnica klosza: 25 cm</text:p>
            <text:p/>
            <text:p>Wysokość klosza: 27 cm</text:p>
            <text:p/>
            <text:p>Średnica płytki montażowej: 12 cm</text:p>
            <text:p/>
            <text:p>Odległość od ściany: 28 cm</text:p>
            <text:p/>
            <text:p>Kolekcja kinkietów zewnętrznych Sfera wygodnie oświetla i dekoruje elewację, kreuje magiczną atmosferę, która sprzyja relaksowi na świeżym powietrzu.</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7/4481_97463_0.jpg, https://www.lampyiswiatlo.pl/media/catalog/product/cache/dc8ebad46b1b99eec05144e062f13606/9/7/4481_97463_0.jpg</text:p>
          </table:table-cell>
          <table:table-cell office:value-type="string" calcext:value-type="string">
            <text:p>Nowoczesny kinkiet zewnętrzny stal nierdzewna IP44 czujnik ruchu - Sfe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513" calcext:value-type="float">
            <text:p>513</text:p>
          </table:table-cell>
          <table:table-cell office:value-type="float" office:value="1" calcext:value-type="float">
            <text:p>1</text:p>
          </table:table-cell>
          <table:table-cell office:value-type="string" calcext:value-type="string">
            <text:p>Nowoczesna lampa zewnętrzna beż 40cm - Grumpy</text:p>
          </table:table-cell>
          <table:table-cell office:value-type="string" calcext:value-type="string">
            <text:p>Lampy zewnętrzne</text:p>
          </table:table-cell>
          <table:table-cell office:value-type="float" office:value="1369" calcext:value-type="float">
            <text:p>1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4756" calcext:value-type="float">
            <text:p>8718881104756</text:p>
          </table:table-cell>
          <table:table-cell table:number-columns-repeated="9"/>
          <table:table-cell office:value-type="float" office:value="130" calcext:value-type="float">
            <text:p>130</text:p>
          </table:table-cell>
          <table:table-cell table:number-columns-repeated="3"/>
          <table:table-cell office:value-type="string" calcext:value-type="string">
            <text:p>both</text:p>
          </table:table-cell>
          <table:table-cell table:number-columns-repeated="4"/>
          <table:table-cell office:value-type="string" calcext:value-type="string">
            <text:p>Nowoczesna lampa stojąca Grumpy świetnie sprawdzi się do oświetlenia podjazdu, tarasu, ścieżki ogrodowej lub krzewów i innych roślin. </text:p>
            <text:p/>
            <text:p>Posiada stopień ochrony IP44, który zapewnia bezpieczną pracę lampy w deszczu i kurzu.</text:p>
            <text:p/>
            <text:p>Wysokość: 40 cm</text:p>
            <text:p/>
            <text:p>Średnica klosza: 12 x 12 cm</text:p>
            <text:p/>
            <text:p>Wymiary podstawy: 17 x 17 cm</text:p>
            <text:p/>
            <text:p>W komplecie nie ma źródła światła. Takowe należy zakupić we własnym zakresie. Lampa wyposażona jest w gwint na E27 o maksymalnym poborze mocy do 13W. </text:p>
            <text:p/>
            <text:p>Dzięki serii Grumpy  zamienisz swój ogród w cudowną krainę światła!</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5682_99107_0.jpg, https://www.lampyiswiatlo.pl/media/catalog/product/cache/dc8ebad46b1b99eec05144e062f13606/9/9/5682_99107_0.jpg</text:p>
          </table:table-cell>
          <table:table-cell office:value-type="string" calcext:value-type="string">
            <text:p>Nowoczesna lampa zewnętrzna beż 40cm - Grump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14" calcext:value-type="float">
            <text:p>514</text:p>
          </table:table-cell>
          <table:table-cell office:value-type="float" office:value="1" calcext:value-type="float">
            <text:p>1</text:p>
          </table:table-cell>
          <table:table-cell office:value-type="string" calcext:value-type="string">
            <text:p>Plafon biały 40cm IP44 3-stopniowe ściemnianie LED 2700K - Steve</text:p>
          </table:table-cell>
          <table:table-cell office:value-type="string" calcext:value-type="string">
            <text:p>Lampy zewnętrzn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1730" calcext:value-type="float">
            <text:p>8718881111730</text:p>
          </table:table-cell>
          <table:table-cell table:number-columns-repeated="9"/>
          <table:table-cell office:value-type="float" office:value="63" calcext:value-type="float">
            <text:p>63</text:p>
          </table:table-cell>
          <table:table-cell table:number-columns-repeated="3"/>
          <table:table-cell office:value-type="string" calcext:value-type="string">
            <text:p>both</text:p>
          </table:table-cell>
          <table:table-cell table:number-columns-repeated="4"/>
          <table:table-cell office:value-type="string" calcext:value-type="string">
            <text:p>Wybierz ponadczasowość z naszym Stevem. Wykończony plastikiem w kolorze białym. Steve ma długość i szerokość 40 cm oraz wysokość 2,5 cm. Płyta montażowa ma długość i szerokość 37,5 cm Lampa posiada niewymienne oświetlenie LED. Dzięki strumieniowi świetlnemu 2700 kelwinów i 1500 lumenom jest to prawdziwa potęga i zapewnia jasne, funkcjonalne światło. Uwaga: nadaje się tylko do gabinetu, przedpokoju lub biura.Średnio oświetlenie LED wytrzymuje 30 000 godzin świecenia. Lampa jest ściemniana za pomocą 3-stopniowego ściemniacza. Oznacza to, że po jednokrotnym naciśnięciu własnego włącznika światła uzyskujesz 100% światła (światło funkcjonalne). Kiedy naciskasz ponownie, otrzymujesz 60% światła, a za trzecim razem 30% światła (oświetlenie nastrojowe). Idealny do tworzenia atmosfery w pomieszczeniu! Steve nadaje się również do łazienki. Dzięki wartości IP IP44 nadaje się również do użytku w łazience (bryzgoszczelny). Wybierz ponadczasowy ze Stevem!</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566_102747_0.jpg, https://www.lampyiswiatlo.pl/media/catalog/product/cache/dc8ebad46b1b99eec05144e062f13606/1/0/2566_102747_0.jpg</text:p>
          </table:table-cell>
          <table:table-cell office:value-type="string" calcext:value-type="string">
            <text:p>Plafon biały 40cm IP44 3-stopniowe ściemnianie LED 2700K - Stev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15" calcext:value-type="float">
            <text:p>515</text:p>
          </table:table-cell>
          <table:table-cell office:value-type="float" office:value="1" calcext:value-type="float">
            <text:p>1</text:p>
          </table:table-cell>
          <table:table-cell office:value-type="string" calcext:value-type="string">
            <text:p>Zewnętrzna lampa podłogowa bambusowa IP44 w tym LED RGBW - Mart Maurice</text:p>
          </table:table-cell>
          <table:table-cell office:value-type="string" calcext:value-type="string">
            <text:p>Lampy zewnętrzne</text:p>
          </table:table-cell>
          <table:table-cell office:value-type="float" office:value="1109" calcext:value-type="float">
            <text:p>11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2285" calcext:value-type="float">
            <text:p>8718881132285</text:p>
          </table:table-cell>
          <table:table-cell table:number-columns-repeated="9"/>
          <table:table-cell office:value-type="float" office:value="79" calcext:value-type="float">
            <text:p>79</text:p>
          </table:table-cell>
          <table:table-cell table:number-columns-repeated="3"/>
          <table:table-cell office:value-type="string" calcext:value-type="string">
            <text:p>both</text:p>
          </table:table-cell>
          <table:table-cell table:number-columns-repeated="4"/>
          <table:table-cell office:value-type="string" calcext:value-type="string">
            <text:p>Stwórz orientalną atmosferę w mgnieniu oka dzięki tej bambusowej lampie podłogowej. Solidna czarna stal pasuje do naturalnego bambusowego klosza. Lampa podłogowa ma wartość IP44 i dlatego jest bryzgoszczelna. Ma 170 cm wysokości, 70 cm długości i 40 cm szerokości. Jest dostarczany ze źródłem światła, całkowicie gotowym do użycia. Źródło światła posiada również funkcję RGBW, w której można regulować kolory światła. Możesz zmienić kolor światła z czerwonego, zielonego, niebieskiego na ciepły biały. Dzięki 3000 kelwinów zapewnia ciepłe, białe światło, a przy 180 lumenach jest prawdziwą lampą nastrojową. Nie potrzebujesz podłączenia do zasilania, ponieważ magnetyczne źródło światła można łatwo ładować za pomocą dołączonego kabla ładującego. Lampę można również ściemniać za pomocą zewnętrznego ściemniacza (brak w zestawie).</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251_104908_0.jpg, https://www.lampyiswiatlo.pl/media/catalog/product/cache/dc8ebad46b1b99eec05144e062f13606/1/0/8251_104908_0.jpg</text:p>
          </table:table-cell>
          <table:table-cell office:value-type="string" calcext:value-type="string">
            <text:p>Zewnętrzna lampa podłogowa bambusowa IP44 w tym LED RGBW - Mart Mauric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516" calcext:value-type="float">
            <text:p>516</text:p>
          </table:table-cell>
          <table:table-cell office:value-type="float" office:value="1" calcext:value-type="float">
            <text:p>1</text:p>
          </table:table-cell>
          <table:table-cell office:value-type="string" calcext:value-type="string">
            <text:p>Nowoczesna zewnętrzna lampa stojąca czarna klosz biały 35cm IP65 - Virginia</text:p>
          </table:table-cell>
          <table:table-cell office:value-type="string" calcext:value-type="string">
            <text:p>Lampy zewnętrzne</text:p>
          </table:table-cell>
          <table:table-cell office:value-type="float" office:value="589" calcext:value-type="float">
            <text:p>5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8174" calcext:value-type="float">
            <text:p>8718881108174</text:p>
          </table:table-cell>
          <table:table-cell table:number-columns-repeated="9"/>
          <table:table-cell office:value-type="float" office:value="76" calcext:value-type="float">
            <text:p>76</text:p>
          </table:table-cell>
          <table:table-cell table:number-columns-repeated="3"/>
          <table:table-cell office:value-type="string" calcext:value-type="string">
            <text:p>both</text:p>
          </table:table-cell>
          <table:table-cell table:number-columns-repeated="4"/>
          <table:table-cell office:value-type="string" calcext:value-type="string">
            <text:p>Nowoczesna lampa stojąca Virginia świetnie sprawdzi do oświetlenia tarasu, ścieżki ogrodowej czy też wybranych miejsc w ogrodzie. </text:p>
            <text:p/>
            <text:p>Posiada stopień ochrony IP65, który zapewnia bezpieczną pracę lampy w deszczu i kurzu.</text:p>
            <text:p/>
            <text:p>Wysokość: 150 cm</text:p>
            <text:p/>
            <text:p>Średnica klosza: 35 cm</text:p>
            <text:p/>
            <text:p>Wysokość klosza: 30 cm</text:p>
            <text:p/>
            <text:p>Średnica podstawy: 30 cm</text:p>
            <text:p/>
            <text:p>Długość kabla z wtyczką: 200 cm</text:p>
            <text:p/>
            <text:p>W komplecie nie ma źródła światła. Takowe należy zakupić we własnym zakresie. Lampa wyposażona jest w gwint na E27 o maksymalnym poborze mocy do 23W. </text:p>
            <text:p/>
            <text:p>Dzięki lampie Virginia zamienisz swój ogród w cudowną krainę światł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304_102357_0.jpg, https://www.lampyiswiatlo.pl/media/catalog/product/cache/dc8ebad46b1b99eec05144e062f13606/1/0/3304_102357_0.jpg</text:p>
          </table:table-cell>
          <table:table-cell office:value-type="string" calcext:value-type="string">
            <text:p>Nowoczesna zewnętrzna lampa stojąca czarna klosz biały 35cm IP65 - Virgin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17" calcext:value-type="float">
            <text:p>517</text:p>
          </table:table-cell>
          <table:table-cell office:value-type="float" office:value="1" calcext:value-type="float">
            <text:p>1</text:p>
          </table:table-cell>
          <table:table-cell office:value-type="string" calcext:value-type="string">
            <text:p>Nowoczesny kinkiet zewnętrzny czarny IP65 w tym LED solarny - Charlotte</text:p>
          </table:table-cell>
          <table:table-cell office:value-type="string" calcext:value-type="string">
            <text:p>Lampy zewnętrzne</text:p>
          </table:table-cell>
          <table:table-cell office:value-type="float" office:value="319" calcext:value-type="float">
            <text:p>3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7465" calcext:value-type="float">
            <text:p>8718881127465</text:p>
          </table:table-cell>
          <table:table-cell table:number-columns-repeated="9"/>
          <table:table-cell office:value-type="float" office:value="124" calcext:value-type="float">
            <text:p>124</text:p>
          </table:table-cell>
          <table:table-cell table:number-columns-repeated="3"/>
          <table:table-cell office:value-type="string" calcext:value-type="string">
            <text:p>both</text:p>
          </table:table-cell>
          <table:table-cell table:number-columns-repeated="4"/>
          <table:table-cell office:value-type="string" calcext:value-type="string">
            <text:p>Nowoczesna lampa ścienna Charlotte natychmiast ożywi Twój ogród! Jego elegancki wygląd sprawia, że jest ponadczasowy i pasuje do każdego stylu życia. Wykonany jest ze stali i wykończony na czarno. Charlotte ma 13 cm głębokości, 13 cm wysokości i 13 cm długości. W górnej części lampy znajduje się panel słoneczny, który automatycznie ładuje lampę. Tak energooszczędny! Zintegrowane oświetlenie LED ma strumień świetlny 100 lumenów i 2700 kelwinów. Średnio oświetlenie wystarcza na 30 000 godzin świecenia, dzięki czemu możesz cieszyć się lampą przez bardzo długi czas. Dzięki wartości IP IP65 lampa jest bryzgoszczelna, idealna do ustawienia przy drzwiach wejściowych lub przy ogrodzeniu. Dzięki czujnikowi ruchu oświetlenie włącza się automatycznie po wykryciu ruchu. Dzięki temu nigdy nie musisz się martwić, czy włączyłeś lub wyłączyłeś oświetlenie. Kinkiet zewnętrzny Charlotte sprawi, że Twoje życie stanie się bardziej nowoczesne i klimatyczne.</text:p>
          </table:table-cell>
          <table:table-cell office:value-type="string" calcext:value-type="string">
            <text:p>Sześcian</text:p>
          </table:table-cell>
          <table:table-cell office:value-type="string" calcext:value-type="string">
            <text:p>Meta title-Sześcian</text:p>
          </table:table-cell>
          <table:table-cell office:value-type="string" calcext:value-type="string">
            <text:p>Meta keywords-Sześcian</text:p>
          </table:table-cell>
          <table:table-cell office:value-type="string" calcext:value-type="string">
            <text:p>Meta description-Sześcian</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137_104418_0.jpg, https://www.lampyiswiatlo.pl/media/catalog/product/cache/dc8ebad46b1b99eec05144e062f13606/1/0/4137_104418_0.jpg</text:p>
          </table:table-cell>
          <table:table-cell office:value-type="string" calcext:value-type="string">
            <text:p>Nowoczesny kinkiet zewnętrzny czarny IP65 w tym LED solarny - Charlot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18" calcext:value-type="float">
            <text:p>518</text:p>
          </table:table-cell>
          <table:table-cell office:value-type="float" office:value="1" calcext:value-type="float">
            <text:p>1</text:p>
          </table:table-cell>
          <table:table-cell office:value-type="string" calcext:value-type="string">
            <text:p>Kinkiet zewnętrzny czarny z czujnikiem ruchu IP44 - Rotterdam 1</text:p>
          </table:table-cell>
          <table:table-cell office:value-type="string" calcext:value-type="string">
            <text:p>Lampy zewnętrzn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1423" calcext:value-type="float">
            <text:p>8718881071423</text:p>
          </table:table-cell>
          <table:table-cell table:number-columns-repeated="9"/>
          <table:table-cell office:value-type="float" office:value="117" calcext:value-type="float">
            <text:p>117</text:p>
          </table:table-cell>
          <table:table-cell table:number-columns-repeated="3"/>
          <table:table-cell office:value-type="string" calcext:value-type="string">
            <text:p>both</text:p>
          </table:table-cell>
          <table:table-cell table:number-columns-repeated="4"/>
          <table:table-cell office:value-type="string" calcext:value-type="string">
            <text:p>Kinkiet Rotterdam doda Twojemu dachowi lub szopie ogrodowej jeszcze więcej. Elegancki i minimalistyczny design sprawia, że ta lampa ścienna się wyróżnia. Ten nowoczesny kinkiet składa się z prostokątnej ramy ze szklanymi panelami po bokach. Zapewnia to przyjemny efekt prasowania na ścianie. Dzięki zastosowaniu specjalnej żarówki, kinkiet Rotterdam przyciąga wzrok w Twoim ogrodzie! Dzięki wartości IP IP44 ta lampa zewnętrzna jest bryzgoszczelna. Łatwo jest również podłączyć do 230 woltów. Nie musisz już szukać kluczy do domu w ciemności. Rotterdam posiada czujnik ruchu i zareaguje na wykryte ruchy, włączając oświetlenie. Zasięg tej lampy to około 7 metrów. Lampa ma 32,5 cm wysokości, 16,5 cm szerokości i 10 cm głębokości. Wykonany z wysokiej jakości aluminium, ten nowoczesny i elegancki kinkiet Rotterdam jest z pewnością dodatkowym atutem Twojej elewacji.</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5/6947_95260_0.jpg, https://www.lampyiswiatlo.pl/media/catalog/product/cache/dc8ebad46b1b99eec05144e062f13606/9/5/6947_95260_0.jpg</text:p>
          </table:table-cell>
          <table:table-cell office:value-type="string" calcext:value-type="string">
            <text:p>Kinkiet zewnętrzny czarny z czujnikiem ruchu IP44 - Rotterdam 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519" calcext:value-type="float">
            <text:p>519</text:p>
          </table:table-cell>
          <table:table-cell office:value-type="float" office:value="1" calcext:value-type="float">
            <text:p>1</text:p>
          </table:table-cell>
          <table:table-cell office:value-type="string" calcext:value-type="string">
            <text:p>Nowoczesny plafon kwadratowy chrom 45cm LED IP44 - Flat</text:p>
          </table:table-cell>
          <table:table-cell office:value-type="string" calcext:value-type="string">
            <text:p>Lampy zewnętrzne</text:p>
          </table:table-cell>
          <table:table-cell office:value-type="float" office:value="965" calcext:value-type="float">
            <text:p>96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12248314746" calcext:value-type="float">
            <text:p>4012248314746</text:p>
          </table:table-cell>
          <table:table-cell table:number-columns-repeated="9"/>
          <table:table-cell office:value-type="float" office:value="101" calcext:value-type="float">
            <text:p>101</text:p>
          </table:table-cell>
          <table:table-cell table:number-columns-repeated="3"/>
          <table:table-cell office:value-type="string" calcext:value-type="string">
            <text:p>both</text:p>
          </table:table-cell>
          <table:table-cell table:number-columns-repeated="4"/>
          <table:table-cell office:value-type="string" calcext:value-type="string">
            <text:p>Nowoczesny plafon Flat wyróżnia unikatowy design i najwyższa jakość wykonania. Pasuje do każdego typu wnętrza. </text:p>
            <text:p/>
            <text:p>Podwyższony stopień ochrony IP44 pozwala na jego bezpieczne użytkowanie również w łazience.</text:p>
            <text:p/>
            <text:p>Plafon Flat  wyposażony został w zintegrowane źródło światła LED, które emituje światło na poziomie 2800 lumenów! </text:p>
            <text:p>Dioda ta uzyskała klasę energetyczną A, co oznacza, że jest nie tylko energooszczędna, ale zapewnia profity i dla Twojego portfela i dla środowiska. </text:p>
            <text:p/>
            <text:p>Używając włącznika/wyłącznika może regulować temperaturę emitowanego światła: od ciepło białej (2700K) do chłodnej (5000K).</text:p>
            <text:p/>
            <text:p>Wymiary plafonu: 45 x 45 cm</text:p>
            <text:p/>
            <text:p>Wymiary płytki montażowej: 20 x 20 cm</text:p>
            <text:p/>
            <text:p>Wysokość: 6 cm</text:p>
            <text:p/>
            <text:p>Plafon Flat świetnie sprawdzi się jako główne oświetlenie w salonie, kuchni czy przedpokoju.</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3710_98160_0.jpg, https://www.lampyiswiatlo.pl/media/catalog/product/cache/dc8ebad46b1b99eec05144e062f13606/9/8/3710_98160_0.jpg</text:p>
          </table:table-cell>
          <table:table-cell office:value-type="string" calcext:value-type="string">
            <text:p>Nowoczesny plafon kwadratowy chrom 45cm LED IP44 - Flat</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20" calcext:value-type="float">
            <text:p>520</text:p>
          </table:table-cell>
          <table:table-cell office:value-type="float" office:value="1" calcext:value-type="float">
            <text:p>1</text:p>
          </table:table-cell>
          <table:table-cell office:value-type="string" calcext:value-type="string">
            <text:p>Nowoczesna lampa ścienna złota IP44 - Cederic</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5874" calcext:value-type="float">
            <text:p>8718881125874</text:p>
          </table:table-cell>
          <table:table-cell table:number-columns-repeated="9"/>
          <table:table-cell office:value-type="float" office:value="48" calcext:value-type="float">
            <text:p>48</text:p>
          </table:table-cell>
          <table:table-cell table:number-columns-repeated="3"/>
          <table:table-cell office:value-type="string" calcext:value-type="string">
            <text:p>both</text:p>
          </table:table-cell>
          <table:table-cell table:number-columns-repeated="4"/>
          <table:table-cell office:value-type="string" calcext:value-type="string">
            <text:p>Cóż za ładna, okrągła lampa Cederic! Subtelny, ale szykowny akcent w Twojej łazience. Cederic to stalowa lampa w kolorze złotym ze szkłem. Ma głębokość 11,7 cm i średnicę 10 cm. Płyta montażowa ma głębokość 4 cm i średnicę 10 cm. Zmieści się w nim źródło światła z oprawką G9 (maks. 28 watów). Musisz to zamówić osobno, ponieważ nie jest wliczone w cenę. Lampa ma wartość IP IP44. Oznacza to, że jest bryzgoszczelny i dlatego doskonale nadaje się do wilgotnych pomieszczeń. Jak łazienka! Można go również ściemniać za pomocą zewnętrznego ściemniacza (brak ściemniacza w zestawie). Szukasz subtelnego, a zarazem nowoczesnego kinkietu? W takim razie Cederic jest dla ciebie.</text:p>
          </table:table-cell>
          <table:table-cell office:value-type="string" calcext:value-type="string">
            <text:p>Kula</text:p>
          </table:table-cell>
          <table:table-cell office:value-type="string" calcext:value-type="string">
            <text:p>Meta title-Kula</text:p>
          </table:table-cell>
          <table:table-cell office:value-type="string" calcext:value-type="string">
            <text:p>Meta keywords-Kula</text:p>
          </table:table-cell>
          <table:table-cell office:value-type="string" calcext:value-type="string">
            <text:p>Meta description-Kula</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185_104257_0.jpg, https://www.lampyiswiatlo.pl/media/catalog/product/cache/dc8ebad46b1b99eec05144e062f13606/1/0/4185_104257_0.jpg</text:p>
          </table:table-cell>
          <table:table-cell office:value-type="string" calcext:value-type="string">
            <text:p>Nowoczesna lampa ścienna złota IP44 - Cederic</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21" calcext:value-type="float">
            <text:p>521</text:p>
          </table:table-cell>
          <table:table-cell office:value-type="float" office:value="1" calcext:value-type="float">
            <text:p>1</text:p>
          </table:table-cell>
          <table:table-cell office:value-type="string" calcext:value-type="string">
            <text:p>Zestaw 3 łazienkowych opraw typu downlight w kolorze czarnym IP44 - Xena Square</text:p>
          </table:table-cell>
          <table:table-cell office:value-type="string" calcext:value-type="string">
            <text:p>Lampy zewnętrzne</text:p>
          </table:table-cell>
          <table:table-cell office:value-type="float" office:value="305" calcext:value-type="float">
            <text:p>3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5586" calcext:value-type="float">
            <text:p>8718881105586</text:p>
          </table:table-cell>
          <table:table-cell table:number-columns-repeated="9"/>
          <table:table-cell office:value-type="float" office:value="88" calcext:value-type="float">
            <text:p>88</text:p>
          </table:table-cell>
          <table:table-cell table:number-columns-repeated="3"/>
          <table:table-cell office:value-type="string" calcext:value-type="string">
            <text:p>both</text:p>
          </table:table-cell>
          <table:table-cell table:number-columns-repeated="4"/>
          <table:table-cell office:value-type="string" calcext:value-type="string">
            <text:p>Idealne wpuszczane miejsce do oświetlania Twojej łazienki! Nadaj swojej łazience wyjątkowo nowoczesny wygląd dzięki temu czarnemu Xena Square. Ma całkowitą długość i szerokość 8 cm. Wycięcie w tym miejscu ma 6,5 cm i głębokość 12 cm. Spot jest wyposażony w sprężyny zaciskowe, dzięki czemu można go łatwo przymocować do sufitu. Uzupełnij swój Xena Square, kupując źródło światła pasujące do oprawy GU10 (maks. 50 W). Dzięki wartości IP IP44 jest bryzgoszczelny i można go idealnie umieścić w łazience jako funkcjonalne oświetlenie. Spot można również ściemniać za pomocą zewnętrznego ściemniacza, dzięki czemu możesz stworzyć przytulną atmosferę w swojej łazience! Teraz jeszcze taniej w zestawie 3 szt.</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6217_99248_0.jpg, https://www.lampyiswiatlo.pl/media/catalog/product/cache/dc8ebad46b1b99eec05144e062f13606/9/9/6217_99248_0.jpg</text:p>
          </table:table-cell>
          <table:table-cell office:value-type="string" calcext:value-type="string">
            <text:p>Zestaw 3 łazienkowych opraw typu downlight w kolorze czarnym IP44 - Xena Squar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22" calcext:value-type="float">
            <text:p>522</text:p>
          </table:table-cell>
          <table:table-cell office:value-type="float" office:value="1" calcext:value-type="float">
            <text:p>1</text:p>
          </table:table-cell>
          <table:table-cell office:value-type="string" calcext:value-type="string">
            <text:p>Zestaw 6 wpuszczanych reflektorów białych z diodą LED 3-stopniowego ściemniania IP65 - Simply</text:p>
          </table:table-cell>
          <table:table-cell office:value-type="string" calcext:value-type="string">
            <text:p>Lampy zewnętrzne</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7151" calcext:value-type="float">
            <text:p>8718881127151</text:p>
          </table:table-cell>
          <table:table-cell table:number-columns-repeated="9"/>
          <table:table-cell office:value-type="float" office:value="30" calcext:value-type="float">
            <text:p>30</text:p>
          </table:table-cell>
          <table:table-cell table:number-columns-repeated="3"/>
          <table:table-cell office:value-type="string" calcext:value-type="string">
            <text:p>both</text:p>
          </table:table-cell>
          <table:table-cell table:number-columns-repeated="4"/>
          <table:table-cell office:value-type="string" calcext:value-type="string">
            <text:p>Te nowoczesne oprawy wpuszczane świetnie prezentują się w eleganckim stylu. Szukasz zestawu wpuszczanych reflektorów punktowych? Wtedy Simply może być czymś dla Ciebie. Reflektory Simply wpuszczane są dostarczane w zestawie po 6 sztuk i są wykonane z białego plastiku. Plamy mają długość 9 cm, szerokość 9 cm i wysokość 4,8 cm. Wymiary montażowe mają średnicę 7 cm i głębokość 7 cm. Otrzymasz je wraz z (niewymiennym) źródłem światła LED. Plamka daje 350 lumenów światła. Można je przyciemniać w 3 krokach, dzięki czemu możesz wybrać, jak jasne ma być światło. Od bardziej nastrojowego oświetlenia po funkcjonalne światło. Źródła światła mają 2700 kelwinów, co daje dodatkowe ciepłe, białe światło. Dzięki wartości IP IP65 są bryzgoszczelne i dobrze znoszą strumienie wody. Szukasz kwadratowych, białych, wpuszczanych plamek? Wtedy po prostu jest rozwiązaniem!</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9853_104388_0.jpg, https://www.lampyiswiatlo.pl/media/catalog/product/cache/dc8ebad46b1b99eec05144e062f13606/1/0/9853_104388_0.jpg</text:p>
          </table:table-cell>
          <table:table-cell office:value-type="string" calcext:value-type="string">
            <text:p>Zestaw 6 wpuszczanych reflektorów białych z diodą LED 3-stopniowego ściemniania IP65 - Simpl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23" calcext:value-type="float">
            <text:p>523</text:p>
          </table:table-cell>
          <table:table-cell office:value-type="float" office:value="1" calcext:value-type="float">
            <text:p>1</text:p>
          </table:table-cell>
          <table:table-cell office:value-type="string" calcext:value-type="string">
            <text:p>Set van 6 moderne grondspot staal RVS - Basic Round</text:p>
          </table:table-cell>
          <table:table-cell office:value-type="string" calcext:value-type="string">
            <text:p>Lampy zewnętrzne</text:p>
          </table:table-cell>
          <table:table-cell office:value-type="float" office:value="909" calcext:value-type="float">
            <text:p>9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6802" calcext:value-type="float">
            <text:p>8718881126802</text:p>
          </table:table-cell>
          <table:table-cell table:number-columns-repeated="9"/>
          <table:table-cell office:value-type="float" office:value="61" calcext:value-type="float">
            <text:p>61</text:p>
          </table:table-cell>
          <table:table-cell table:number-columns-repeated="3"/>
          <table:table-cell office:value-type="string" calcext:value-type="string">
            <text:p>both</text:p>
          </table:table-cell>
          <table:table-cell table:number-columns-repeated="4"/>
          <table:table-cell office:value-type="string" calcext:value-type="string">
            <text:p>Brak opis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565_104351_0.jpg, https://www.lampyiswiatlo.pl/media/catalog/product/cache/dc8ebad46b1b99eec05144e062f13606/1/0/8565_104351_0.jpg</text:p>
          </table:table-cell>
          <table:table-cell office:value-type="string" calcext:value-type="string">
            <text:p>Set van 6 moderne grondspot staal RVS - Basic Round</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24" calcext:value-type="float">
            <text:p>524</text:p>
          </table:table-cell>
          <table:table-cell office:value-type="float" office:value="1" calcext:value-type="float">
            <text:p>1</text:p>
          </table:table-cell>
          <table:table-cell office:value-type="string" calcext:value-type="string">
            <text:p>Kinkiet zewnętrzny szary w tym LED IP54 z czujnikiem ruchu - Litt</text:p>
          </table:table-cell>
          <table:table-cell office:value-type="string" calcext:value-type="string">
            <text:p>Lampy zewnętrzne</text:p>
          </table:table-cell>
          <table:table-cell office:value-type="float" office:value="685" calcext:value-type="float">
            <text:p>6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2378" calcext:value-type="float">
            <text:p>8718881122378</text:p>
          </table:table-cell>
          <table:table-cell table:number-columns-repeated="9"/>
          <table:table-cell office:value-type="float" office:value="116" calcext:value-type="float">
            <text:p>116</text:p>
          </table:table-cell>
          <table:table-cell table:number-columns-repeated="3"/>
          <table:table-cell office:value-type="string" calcext:value-type="string">
            <text:p>both</text:p>
          </table:table-cell>
          <table:table-cell table:number-columns-repeated="4"/>
          <table:table-cell office:value-type="string" calcext:value-type="string">
            <text:p>Nie ma nic ładniejszego niż dobra lampa zewnętrzna przy drzwiach wejściowych lub na szopie ogrodowej. Litt jest przykładem tak doskonałej lampy zewnętrznej w tych miejscach. Wykonany jest z aluminium z tworzywem sztucznym i wykończony jest w kolorze antracytowej szarości. Litt włącza się, gdy tylko wykryje ruch i wyłącza się automatycznie. Nie musisz się więc martwić, że lampa pali się całą noc, ma głębokość 13,4 cm, wysokość 19,8 cm i długość 8,4 cm. Płyta montażowa ma głębokość 2,5 cm, wysokość 7 cm i długość 7,4 cm. Litt posiada niewymienne oświetlenie LED, które ma strumień świetlny 440 lumenów i 2700 kelwinów. Dzięki temu oświetlenie doskonale nadaje się do użytku na zewnątrz. Dzięki wysokiej wartości IP IP54 kinkiet jest bryzgoszczelny i dlatego może wytrzymać ulewny deszcz. Spraw, aby Twoje otoczenie było bezpieczniejsze dzięki lampie ściennej Litt.</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802_103920_0.jpg, https://www.lampyiswiatlo.pl/media/catalog/product/cache/dc8ebad46b1b99eec05144e062f13606/1/0/6802_103920_0.jpg</text:p>
          </table:table-cell>
          <table:table-cell office:value-type="string" calcext:value-type="string">
            <text:p>Kinkiet zewnętrzny szary w tym LED IP54 z czujnikiem ruchu - Litt</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525" calcext:value-type="float">
            <text:p>525</text:p>
          </table:table-cell>
          <table:table-cell office:value-type="float" office:value="1" calcext:value-type="float">
            <text:p>1</text:p>
          </table:table-cell>
          <table:table-cell office:value-type="string" calcext:value-type="string">
            <text:p>Kinkiet/ Plafon owalny czarny IP44 - Noutica</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3642" calcext:value-type="float">
            <text:p>8718881113642</text:p>
          </table:table-cell>
          <table:table-cell table:number-columns-repeated="9"/>
          <table:table-cell office:value-type="float" office:value="46" calcext:value-type="float">
            <text:p>46</text:p>
          </table:table-cell>
          <table:table-cell table:number-columns-repeated="3"/>
          <table:table-cell office:value-type="string" calcext:value-type="string">
            <text:p>both</text:p>
          </table:table-cell>
          <table:table-cell table:number-columns-repeated="4"/>
          <table:table-cell office:value-type="string" calcext:value-type="string">
            <text:p>Noutica to seria lamp w stylu marynistycznym. Kojarzy się z oświetleniem typowym dla statków lub nadmorskich domków.</text:p>
            <text:p/>
            <text:p>Grube szkło z widocznym żłobieniem sprawia, że emitowane światło jest przyjemne i nastrojowe, a przy tym jest niezwykle ozdobne.</text:p>
            <text:p/>
            <text:p>Kinkiet posiada podwyższone IP44, co oznacza, że można zamontować go również w łazience bądź na zewnątrz budynku.</text:p>
            <text:p/>
            <text:p>Odległość od ściany: 16 cm</text:p>
            <text:p/>
            <text:p>Wysokość: 10.6 cm</text:p>
            <text:p/>
            <text:p>Kinkiet jest gotowy do podłączenia do instalacji o napięciu 230V. W komplecie nie ma źródła światła. Takowe należy zakupić we własnym zakresie. Kinkiet wyposażony jest w gwint na E27 o maksymalnym poborze mocy do 60W. </text:p>
            <text:p/>
            <text:p>Kinkiet Noutica jest bardzo charakterystyczny i pasuje też do każdego wymiaru wnętrza.</text:p>
            <text:p/>
            <text:p>Można go zamontować na ścianie jako kinkiet bądź na suficie jako plafon.</text:p>
          </table:table-cell>
          <table:table-cell office:value-type="string" calcext:value-type="string">
            <text:p>Owalny</text:p>
          </table:table-cell>
          <table:table-cell office:value-type="string" calcext:value-type="string">
            <text:p>Meta title-Owalny</text:p>
          </table:table-cell>
          <table:table-cell office:value-type="string" calcext:value-type="string">
            <text:p>Meta keywords-Owalny</text:p>
          </table:table-cell>
          <table:table-cell office:value-type="string" calcext:value-type="string">
            <text:p>Meta description-Owal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583_102956_0.jpg, https://www.lampyiswiatlo.pl/media/catalog/product/cache/dc8ebad46b1b99eec05144e062f13606/1/0/6583_102956_0.jpg</text:p>
          </table:table-cell>
          <table:table-cell office:value-type="string" calcext:value-type="string">
            <text:p>Kinkiet/ Plafon owalny czarny IP44 - Noutic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26" calcext:value-type="float">
            <text:p>526</text:p>
          </table:table-cell>
          <table:table-cell office:value-type="float" office:value="1" calcext:value-type="float">
            <text:p>1</text:p>
          </table:table-cell>
          <table:table-cell office:value-type="string" calcext:value-type="string">
            <text:p>Latarnia zewnętrzna czarna 220 cm 2-świetlna IP44 - Nowy Orlean</text:p>
          </table:table-cell>
          <table:table-cell office:value-type="string" calcext:value-type="string">
            <text:p>Lampy zewnętrzne</text:p>
          </table:table-cell>
          <table:table-cell office:value-type="float" office:value="685" calcext:value-type="float">
            <text:p>6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988" calcext:value-type="float">
            <text:p>8718881116988</text:p>
          </table:table-cell>
          <table:table-cell table:number-columns-repeated="9"/>
          <table:table-cell office:value-type="float" office:value="123" calcext:value-type="float">
            <text:p>123</text:p>
          </table:table-cell>
          <table:table-cell table:number-columns-repeated="3"/>
          <table:table-cell office:value-type="string" calcext:value-type="string">
            <text:p>both</text:p>
          </table:table-cell>
          <table:table-cell table:number-columns-repeated="4"/>
          <table:table-cell office:value-type="string" calcext:value-type="string">
            <text:p>Klasyczna latarnia zewnętrzna, którą często widzisz w filmach! Nowy Orlean powraca z zemstą i jest całkowicie współczesny dzięki nostalgicznemu projektowi. Latarnia zewnętrzna wykonana jest ze stali nierdzewnej ze szkłem. Ma wysokość 220 cm, długość 60 cm i szerokość 20 cm. Nowy Orlean jest dostarczany bez źródeł światła. Dlatego upewnij się, że masz dwa źródła światła, każde z oprawą E27 (maks. 60 W). Latarnia zewnętrzna jest ściemniana za pomocą zewnętrznego ściemniacza, nie jest to uwzględnione. Ze względu na wysoką wartość IP IP44 latarnia nadaje się do użytku na zewnątrz. Nadaj swojemu ogrodowi klasyczny wygląd dzięki latarni zewnętrznej New Orleans!</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401_103317_0.jpg, https://www.lampyiswiatlo.pl/media/catalog/product/cache/dc8ebad46b1b99eec05144e062f13606/1/0/7401_103317_0.jpg</text:p>
          </table:table-cell>
          <table:table-cell office:value-type="string" calcext:value-type="string">
            <text:p>Latarnia zewnętrzna czarna 220 cm 2-świetlna IP44 - Nowy Orlea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27" calcext:value-type="float">
            <text:p>527</text:p>
          </table:table-cell>
          <table:table-cell office:value-type="float" office:value="1" calcext:value-type="float">
            <text:p>1</text:p>
          </table:table-cell>
          <table:table-cell office:value-type="string" calcext:value-type="string">
            <text:p>Designerska zewnętrzna lampa podłogowa czarna IP44 z LED RGBW - Mart Pua</text:p>
          </table:table-cell>
          <table:table-cell office:value-type="string" calcext:value-type="string">
            <text:p>Lampy zewnętrzne</text:p>
          </table:table-cell>
          <table:table-cell office:value-type="float" office:value="925" calcext:value-type="float">
            <text:p>9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2292" calcext:value-type="float">
            <text:p>8718881132292</text:p>
          </table:table-cell>
          <table:table-cell table:number-columns-repeated="9"/>
          <table:table-cell office:value-type="float" office:value="33" calcext:value-type="float">
            <text:p>33</text:p>
          </table:table-cell>
          <table:table-cell table:number-columns-repeated="3"/>
          <table:table-cell office:value-type="string" calcext:value-type="string">
            <text:p>both</text:p>
          </table:table-cell>
          <table:table-cell table:number-columns-repeated="4"/>
          <table:table-cell office:value-type="string" calcext:value-type="string">
            <text:p>Piękna designerska lampa zewnętrzna na Twój taras. Dzięki wartości IP44 jest bryzgoszczelny i idealnie nadaje się do umieszczenia pod dachem, aby poczuć się jak w prawdziwym salonie - ale potem w ogrodzie. Wydobądź wnętrze z Mart Pua! Lampa podłogowa ma 170 cm wysokości, 73 cm długości i 46 cm szerokości. Źródło światła jest w komplecie, więc nie musisz zamawiać go osobno. Daje 180 lumenów światła i dlatego jest naprawdę przeznaczony do oświetlenia nastrojowego. Barwę światła można regulować dzięki funkcji RGBW. Wybierz czerwony, zielony, niebieski lub po prostu: ciepłą biel (3000 K). Lampę można ładować za pomocą dołączonego kabla USB.</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882_104909_0.jpg, https://www.lampyiswiatlo.pl/media/catalog/product/cache/dc8ebad46b1b99eec05144e062f13606/1/0/6882_104909_0.jpg</text:p>
          </table:table-cell>
          <table:table-cell office:value-type="string" calcext:value-type="string">
            <text:p>Designerska zewnętrzna lampa podłogowa czarna IP44 z LED RGBW - Mart Pu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28" calcext:value-type="float">
            <text:p>528</text:p>
          </table:table-cell>
          <table:table-cell office:value-type="float" office:value="1" calcext:value-type="float">
            <text:p>1</text:p>
          </table:table-cell>
          <table:table-cell office:value-type="string" calcext:value-type="string">
            <text:p>Latarnia zewnętrzna czarna 220 cm 3-świetlna IP44 - Nowy Orlean</text:p>
          </table:table-cell>
          <table:table-cell office:value-type="string" calcext:value-type="string">
            <text:p>Lampy zewnętrzne</text:p>
          </table:table-cell>
          <table:table-cell office:value-type="float" office:value="819" calcext:value-type="float">
            <text:p>8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995" calcext:value-type="float">
            <text:p>8718881116995</text:p>
          </table:table-cell>
          <table:table-cell table:number-columns-repeated="9"/>
          <table:table-cell office:value-type="float" office:value="69" calcext:value-type="float">
            <text:p>69</text:p>
          </table:table-cell>
          <table:table-cell table:number-columns-repeated="3"/>
          <table:table-cell office:value-type="string" calcext:value-type="string">
            <text:p>both</text:p>
          </table:table-cell>
          <table:table-cell table:number-columns-repeated="4"/>
          <table:table-cell office:value-type="string" calcext:value-type="string">
            <text:p>Klasyczna latarnia zewnętrzna, którą często widzisz w filmach! Nowy Orlean powraca z zemstą i jest całkowicie współczesny dzięki nostalgicznemu projektowi. Latarnia zewnętrzna wykonana jest ze stali nierdzewnej ze szkłem. Ma wysokość 220 cm i średnicę 56 cm. Nowy Orlean jest dostarczany bez źródeł światła. Dlatego upewnij się, że masz trzy źródła światła, każde z oprawą E27 (maks. 60 W). Latarnia zewnętrzna jest ściemniana za pomocą zewnętrznego ściemniacza, nie jest to uwzględnione. Ze względu na wysoką wartość IP IP44 latarnia nadaje się do użytku na zewnątrz. Nadaj swojemu ogrodowi klasyczny wygląd dzięki latarni zewnętrznej New Orleans!</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632_103318_0.jpg, https://www.lampyiswiatlo.pl/media/catalog/product/cache/dc8ebad46b1b99eec05144e062f13606/1/0/3632_103318_0.jpg</text:p>
          </table:table-cell>
          <table:table-cell office:value-type="string" calcext:value-type="string">
            <text:p>Latarnia zewnętrzna czarna 220 cm 3-świetlna IP44 - Nowy Orlea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529" calcext:value-type="float">
            <text:p>529</text:p>
          </table:table-cell>
          <table:table-cell office:value-type="float" office:value="1" calcext:value-type="float">
            <text:p>1</text:p>
          </table:table-cell>
          <table:table-cell office:value-type="string" calcext:value-type="string">
            <text:p>Kinkiet zewnętrzny antracyt IP44 grafit - Kansas</text:p>
          </table:table-cell>
          <table:table-cell office:value-type="string" calcext:value-type="string">
            <text:p>Lampy zewnętrzn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13706" calcext:value-type="float">
            <text:p>8718881013706</text:p>
          </table:table-cell>
          <table:table-cell table:number-columns-repeated="9"/>
          <table:table-cell office:value-type="float" office:value="87" calcext:value-type="float">
            <text:p>87</text:p>
          </table:table-cell>
          <table:table-cell table:number-columns-repeated="3"/>
          <table:table-cell office:value-type="string" calcext:value-type="string">
            <text:p>both</text:p>
          </table:table-cell>
          <table:table-cell table:number-columns-repeated="4"/>
          <table:table-cell office:value-type="string" calcext:value-type="string">
            <text:p>Kinkiet zewnętrzny Kansas pięknie oświetli drzwi i elewację budynku o zmroku oraz stworzy przyjemną atmosferę, która sprzyja relaksowi na świeżym powietrzu.</text:p>
            <text:p/>
            <text:p>Lampa posiada stopień ochrony IP44, który zapewnia bezpieczną pracę lampy w deszczu i kurzu.</text:p>
            <text:p/>
            <text:p>Wysokość: 30.3 cm</text:p>
            <text:p/>
            <text:p>Odległość od ściany: 29.4 cm</text:p>
            <text:p/>
            <text:p>Lampa jest gotowa do podłączenia do instalacji o napięciu 230 V. Maksymalny pobór mocy wynosi 60W. W komplecie nie ma źródła światła. Takowe należy zakupić we własnym zakresie. Lampa wyposażona jest w gwint na E27.</text:p>
            <text:p/>
            <text:p>Zalecamy użycie dekoracyjnej żarówki, która podkreśli charakter lampy.</text:p>
            <text:p/>
            <text:p>Lampa Kansas wykreuje magiczny klimat wokół domu i ogrodu.</text:p>
          </table:table-cell>
          <table:table-cell office:value-type="string" calcext:value-type="string">
            <text:p>Kula, Okrągły</text:p>
          </table:table-cell>
          <table:table-cell office:value-type="string" calcext:value-type="string">
            <text:p>Meta title-Kula, Okrągły</text:p>
          </table:table-cell>
          <table:table-cell office:value-type="string" calcext:value-type="string">
            <text:p>Meta keywords-Kula, Okrągły</text:p>
          </table:table-cell>
          <table:table-cell office:value-type="string" calcext:value-type="string">
            <text:p>Meta description-Kula,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7/0/2308_70089_0.jpg, https://www.lampyiswiatlo.pl/media/catalog/product/cache/dc8ebad46b1b99eec05144e062f13606/7/0/2308_70089_0.jpg</text:p>
          </table:table-cell>
          <table:table-cell office:value-type="string" calcext:value-type="string">
            <text:p>Kinkiet zewnętrzny antracyt IP44 grafit - Kansa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30" calcext:value-type="float">
            <text:p>530</text:p>
          </table:table-cell>
          <table:table-cell office:value-type="float" office:value="1" calcext:value-type="float">
            <text:p>1</text:p>
          </table:table-cell>
          <table:table-cell office:value-type="string" calcext:value-type="string">
            <text:p>Industrialny kinkiet zewnętrzny czarny szkło IP44 - Rotterdam 2</text:p>
          </table:table-cell>
          <table:table-cell office:value-type="string" calcext:value-type="string">
            <text:p>Lampy zewnętrzn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34800" calcext:value-type="float">
            <text:p>8718881034800</text:p>
          </table:table-cell>
          <table:table-cell table:number-columns-repeated="9"/>
          <table:table-cell office:value-type="float" office:value="91" calcext:value-type="float">
            <text:p>91</text:p>
          </table:table-cell>
          <table:table-cell table:number-columns-repeated="3"/>
          <table:table-cell office:value-type="string" calcext:value-type="string">
            <text:p>both</text:p>
          </table:table-cell>
          <table:table-cell table:number-columns-repeated="4"/>
          <table:table-cell office:value-type="string" calcext:value-type="string">
            <text:p>Ta lampa ścienna Rotterdam składa się z kwadratowej ramy ze szklanymi panelami po bokach. Tworzy to przyjemny efekt prasowania na zewnętrznej ścianie. Dlatego ważne jest, aby wybrać piękne źródło światła, bo jest ono widoczne! Wybierz źródło światła, które pasuje do oprawy E27 (maks. 60 W). Lampę można również ściemniać za pomocą zewnętrznego ściemniacza (ściemniacz nie wchodzi w skład zestawu). Rotterdam jest wykonany ze stali nierdzewnej i ma wartość IP IP44: doskonale odporny na deszcz! Ten kinkiet pięknie wisi przy drzwiach wejściowych lub w ogrodzie Twojego letniego domku! Lampa ma długość 16 cm i wysokość 25,5 cm. Stwórz przytulną atmosferę w ogrodzie z Rotterdamem.</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1/9917_91424_0.jpg, https://www.lampyiswiatlo.pl/media/catalog/product/cache/dc8ebad46b1b99eec05144e062f13606/9/1/9917_91424_0.jpg</text:p>
          </table:table-cell>
          <table:table-cell office:value-type="string" calcext:value-type="string">
            <text:p>Industrialny kinkiet zewnętrzny czarny szkło IP44 - Rotterdam 2</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31" calcext:value-type="float">
            <text:p>531</text:p>
          </table:table-cell>
          <table:table-cell office:value-type="float" office:value="1" calcext:value-type="float">
            <text:p>1</text:p>
          </table:table-cell>
          <table:table-cell office:value-type="string" calcext:value-type="string">
            <text:p>Nowoczesny kinkiet zewnętrzny czarny IP44 - Hurricane 1</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179" calcext:value-type="float">
            <text:p>8718881116179</text:p>
          </table:table-cell>
          <table:table-cell table:number-columns-repeated="9"/>
          <table:table-cell office:value-type="float" office:value="109" calcext:value-type="float">
            <text:p>109</text:p>
          </table:table-cell>
          <table:table-cell table:number-columns-repeated="3"/>
          <table:table-cell office:value-type="string" calcext:value-type="string">
            <text:p>both</text:p>
          </table:table-cell>
          <table:table-cell table:number-columns-repeated="4"/>
          <table:table-cell office:value-type="string" calcext:value-type="string">
            <text:p>Hurricane 1 to ładny kinkiet do drzwi wejściowych lub szopy ogrodowej. Dba nie tylko o to, aby światło świeciło w dół, ale także w górę i w twoją stronę. W ten sposób zawsze masz wystarczająco dużo światła w ciemności! Kinkiet wykonany jest ze stali nierdzewnej z tworzywem sztucznym i jest wykończony w kolorze czarnym. Ma głębokość 12,8 cm, wysokość 11 cm i długość 28,7 cm. Kompletujesz kinkiet ze źródłem światła z oprawą E27 (max. 40 W). Upewnij się, że zamawiasz je osobno. Lampę można ściemniać za pomocą zewnętrznego ściemniacza (brak w zestawie). Ze względu na wysoką wartość IP IP44, kinkiet nadaje się do użytku na zewnątrz i jest bryzgoszczelny. Hurricane 1 to idealna lampa ścienna, jeśli chcesz dodać stylu swojemu ogrodowi. Więc nie wahaj się ani chwili dłużej!</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189_103230_0.jpg, https://www.lampyiswiatlo.pl/media/catalog/product/cache/dc8ebad46b1b99eec05144e062f13606/1/0/1189_103230_0.jpg</text:p>
          </table:table-cell>
          <table:table-cell office:value-type="string" calcext:value-type="string">
            <text:p>Nowoczesny kinkiet zewnętrzny czarny IP44 - Hurricane 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32" calcext:value-type="float">
            <text:p>532</text:p>
          </table:table-cell>
          <table:table-cell office:value-type="float" office:value="1" calcext:value-type="float">
            <text:p>1</text:p>
          </table:table-cell>
          <table:table-cell office:value-type="string" calcext:value-type="string">
            <text:p>Lampa punktowa czarna uchylna w tym LED IP65 - Ensign</text:p>
          </table:table-cell>
          <table:table-cell office:value-type="string" calcext:value-type="string">
            <text:p>Lampy zewnętrzne</text:p>
          </table:table-cell>
          <table:table-cell office:value-type="float" office:value="269" calcext:value-type="float">
            <text:p>2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4464" calcext:value-type="float">
            <text:p>8718881054464</text:p>
          </table:table-cell>
          <table:table-cell table:number-columns-repeated="9"/>
          <table:table-cell office:value-type="float" office:value="57" calcext:value-type="float">
            <text:p>57</text:p>
          </table:table-cell>
          <table:table-cell table:number-columns-repeated="3"/>
          <table:table-cell office:value-type="string" calcext:value-type="string">
            <text:p>both</text:p>
          </table:table-cell>
          <table:table-cell table:number-columns-repeated="4"/>
          <table:table-cell office:value-type="string" calcext:value-type="string">
            <text:p>Łatwa i prosta żarówka to Ensign. Jest bardzo mały i dlatego idealnie nadaje się do umieszczenia w ogrodzie! Pomimo niewielkich rozmiarów doskonale nadaje się na przykład do oświetlenia drzewa w ogrodzie. <text:s/>Dzięki wartości IP IP65 jest wodoodporny. Ta lampa jest wyposażona w niewymienny moduł LED 210 lumenów, 3000 kelwinów i 30 000 godzin świecenia. Dzięki temu nie musisz już zamawiać źródła światła, jest ono gotowe zabłysnąć w Twoim ogrodzie! <text:s/>Plamka ma wysokość 11 cm. Szpilka uziemiająca ma długość 18 cm. Główkę plamki można regulować, dzięki czemu możesz skierować światło tam, gdzie chcesz. Podstawowe i eleganckie miejsce w ogrodzie: to miejsce na ziemi Ensign.</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7261_93622_0.jpg, https://www.lampyiswiatlo.pl/media/catalog/product/cache/dc8ebad46b1b99eec05144e062f13606/9/3/7261_93622_0.jpg</text:p>
          </table:table-cell>
          <table:table-cell office:value-type="string" calcext:value-type="string">
            <text:p>Lampa punktowa czarna uchylna w tym LED IP65 - Ensig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33" calcext:value-type="float">
            <text:p>533</text:p>
          </table:table-cell>
          <table:table-cell office:value-type="float" office:value="1" calcext:value-type="float">
            <text:p>1</text:p>
          </table:table-cell>
          <table:table-cell office:value-type="string" calcext:value-type="string">
            <text:p>Nowoczesny kinkiet czarny IP44 - Jara</text:p>
          </table:table-cell>
          <table:table-cell office:value-type="string" calcext:value-type="string">
            <text:p>Lampy zewnętrzne</text:p>
          </table:table-cell>
          <table:table-cell office:value-type="float" office:value="219" calcext:value-type="float">
            <text:p>2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3581" calcext:value-type="float">
            <text:p>8718881113581</text:p>
          </table:table-cell>
          <table:table-cell table:number-columns-repeated="9"/>
          <table:table-cell office:value-type="float" office:value="137" calcext:value-type="float">
            <text:p>137</text:p>
          </table:table-cell>
          <table:table-cell table:number-columns-repeated="3"/>
          <table:table-cell office:value-type="string" calcext:value-type="string">
            <text:p>both</text:p>
          </table:table-cell>
          <table:table-cell table:number-columns-repeated="4"/>
          <table:table-cell office:value-type="string" calcext:value-type="string">
            <text:p>Jara to elegancki kinkiet, który doskonale sprawdzi się np. przy drzwiach wejściowych lub altanie ogrodowej. Ale ta lampa ścienna sprawdza się również w łazience: przy lustrze czuje się jak w domu! Lampa wykonana jest z czarnego aluminium z plastikiem i ma kształt walca. Jara ma całkowitą wysokość 27,8 cm i średnicę 8,2 cm. Uzupełniasz lampę o źródło światła LED z oprawą E27 (15 Watt). Lampa ma wartość IP IP44 i dlatego jest bryzgoszczelna. Lampa jest ściemniana za pomocą zewnętrznego ściemniacza, którego nie ma w zestawie. Z łatwością znajdziesz miejsce na ten nowoczesny kinkiet wewnątrz lub na zewnątrz!</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901_102950_0.jpg, https://www.lampyiswiatlo.pl/media/catalog/product/cache/dc8ebad46b1b99eec05144e062f13606/1/0/4901_102950_0.jpg</text:p>
          </table:table-cell>
          <table:table-cell office:value-type="string" calcext:value-type="string">
            <text:p>Nowoczesny kinkiet czarny IP44 - Ja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34" calcext:value-type="float">
            <text:p>534</text:p>
          </table:table-cell>
          <table:table-cell office:value-type="float" office:value="1" calcext:value-type="float">
            <text:p>1</text:p>
          </table:table-cell>
          <table:table-cell office:value-type="string" calcext:value-type="string">
            <text:p>Kinkiet zewnętrzny szary IP54 z czujnikiem ruchu LED - Simon</text:p>
          </table:table-cell>
          <table:table-cell office:value-type="string" calcext:value-type="string">
            <text:p>Lampy zewnętrzne</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91272" calcext:value-type="float">
            <text:p>4017807491272</text:p>
          </table:table-cell>
          <table:table-cell table:number-columns-repeated="9"/>
          <table:table-cell office:value-type="float" office:value="69" calcext:value-type="float">
            <text:p>69</text:p>
          </table:table-cell>
          <table:table-cell table:number-columns-repeated="3"/>
          <table:table-cell office:value-type="string" calcext:value-type="string">
            <text:p>both</text:p>
          </table:table-cell>
          <table:table-cell table:number-columns-repeated="4"/>
          <table:table-cell office:value-type="string" calcext:value-type="string">
            <text:p>Zewnętrzny kinkiet Simon zapewnia bezpieczny ogród. Dzięki czujnikowi ruchu lampa włącza się automatycznie po wykryciu ruchu. W ten sposób nigdy nie zapomnisz włączyć oświetlenia zewnętrznego, bardzo przydatne! Simon jest wykonany ze stali i wykończony w kolorze antracytowej szarości. Ma głębokość 9,1 cm, wysokość 16 cm i długość 13 cm. Płyta montażowa ma głębokość 3,5 cm, wysokość 14 cm i długość 11 cm. Dioda LED jest zintegrowana z oprawą. Ma strumień świetlny 420 lumenów i 3000 kelwinów. Idealnie sprawdzi się przy drzwiach wejściowych lub w altanie ogrodowej. Średnio kinkiet zewnętrzny wytrzymuje około 25 000 godzin palenia. Dzięki wartości IP IP54 lampa jest bryzgoszczelna, więc może wytrzymać niewielki deszcz. Lampa jest również regulowana, dzięki czemu Ty decydujesz, gdzie świeci oświetlenie. Zdobądź teraz tego przydatnego Simona!</text:p>
          </table:table-cell>
          <table:table-cell office:value-type="string" calcext:value-type="string">
            <text:p>Kwadratowy, Okrągły</text:p>
          </table:table-cell>
          <table:table-cell office:value-type="string" calcext:value-type="string">
            <text:p>Meta title-Kwadratowy, Okrągły</text:p>
          </table:table-cell>
          <table:table-cell office:value-type="string" calcext:value-type="string">
            <text:p>Meta keywords-Kwadratowy, Okrągły</text:p>
          </table:table-cell>
          <table:table-cell office:value-type="string" calcext:value-type="string">
            <text:p>Meta description-Kwadratowy,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770_104584_0.jpg, https://www.lampyiswiatlo.pl/media/catalog/product/cache/dc8ebad46b1b99eec05144e062f13606/1/0/5770_104584_0.jpg</text:p>
          </table:table-cell>
          <table:table-cell office:value-type="string" calcext:value-type="string">
            <text:p>Kinkiet zewnętrzny szary IP54 z czujnikiem ruchu LED - Simo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3">
          <table:table-cell office:value-type="float" office:value="535" calcext:value-type="float">
            <text:p>535</text:p>
          </table:table-cell>
          <table:table-cell office:value-type="float" office:value="1" calcext:value-type="float">
            <text:p>1</text:p>
          </table:table-cell>
          <table:table-cell office:value-type="string" calcext:value-type="string">
            <text:p>Przemysłowa lampa stojąca zewnętrzna antracyt 65cm IP44 - Baleno</text:p>
          </table:table-cell>
          <table:table-cell office:value-type="string" calcext:value-type="string">
            <text:p>Lampy zewnętrzn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0015" calcext:value-type="float">
            <text:p>8718881050015</text:p>
          </table:table-cell>
          <table:table-cell table:number-columns-repeated="9"/>
          <table:table-cell office:value-type="float" office:value="86" calcext:value-type="float">
            <text:p>86</text:p>
          </table:table-cell>
          <table:table-cell table:number-columns-repeated="3"/>
          <table:table-cell office:value-type="string" calcext:value-type="string">
            <text:p>both</text:p>
          </table:table-cell>
          <table:table-cell table:number-columns-repeated="4"/>
          <table:table-cell office:value-type="string" calcext:value-type="string">
            <text:p>Nowoczesna lampa zewnętrzna Baleno pięknie oświetli podjazd, taras, ścieżkę ogrodową lub krzewy i inne rośliny. </text:p>
            <text:p/>
            <text:p>Posiada stopień ochrony IP44, który zapewnia bezpieczną pracę lampy w deszczu i kurzu.</text:p>
            <text:p/>
            <text:p>Wysokość: 65 cm</text:p>
            <text:p/>
            <text:p>Wymiary podstawy: 12 x 8 cm</text:p>
            <text:p/>
            <text:p>Lampa Baleno jest gotowa do podłączenia do instalacji o napięciu 230 V. Maksymalny pobór mocy wynosi 11W. W komplecie nie ma źródła światła. Takowe należy zakupić we własnym zakresie. Lampa wyposażona jest w gwint na GU10. </text:p>
            <text:p/>
            <text:p>Seria Baleno idealnie sprawdzi się w Twoim ogrodzie!</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7320_93170_0.jpg, https://www.lampyiswiatlo.pl/media/catalog/product/cache/dc8ebad46b1b99eec05144e062f13606/9/3/7320_93170_0.jpg</text:p>
          </table:table-cell>
          <table:table-cell office:value-type="string" calcext:value-type="string">
            <text:p>Przemysłowa lampa stojąca zewnętrzna antracyt 65cm IP44 - Balen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536" calcext:value-type="float">
            <text:p>536</text:p>
          </table:table-cell>
          <table:table-cell office:value-type="float" office:value="1" calcext:value-type="float">
            <text:p>1</text:p>
          </table:table-cell>
          <table:table-cell office:value-type="string" calcext:value-type="string">
            <text:p>Zestaw 5 x oprawa dogruntowa 10.5cm IP65 - Basic Square</text:p>
          </table:table-cell>
          <table:table-cell office:value-type="string" calcext:value-type="string">
            <text:p>Lampy zewnętrzne</text:p>
          </table:table-cell>
          <table:table-cell office:value-type="float" office:value="1145" calcext:value-type="float">
            <text:p>114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9021" calcext:value-type="float">
            <text:p>8718881099021</text:p>
          </table:table-cell>
          <table:table-cell table:number-columns-repeated="9"/>
          <table:table-cell office:value-type="float" office:value="89" calcext:value-type="float">
            <text:p>89</text:p>
          </table:table-cell>
          <table:table-cell table:number-columns-repeated="3"/>
          <table:table-cell office:value-type="string" calcext:value-type="string">
            <text:p>both</text:p>
          </table:table-cell>
          <table:table-cell table:number-columns-repeated="4"/>
          <table:table-cell office:value-type="string" calcext:value-type="string">
            <text:p>Zestaw 5 opraw dogruntowych Basic Square.</text:p>
            <text:p/>
            <text:p>Oprawa dogruntowa Basic Square to doskonały sposób na oświetlenie podjazdów, obiektów ogrodowych, kostki brukowej. </text:p>
            <text:p/>
            <text:p>Posiada stopień ochrony IP65, dzięki temu jest ona odporna na bardzo ciężkie warunki atmosferyczne takie jak śnieg czy deszcz.</text:p>
            <text:p/>
            <text:p>Klosz lampy najazdowej wykonany jest ze szkła hartowanego, który chroni oprawę przed najazdami pojazdów.</text:p>
            <text:p/>
            <text:p>W komplecie nie ma źródła światła. Takowe należy zakupić we własnym zakresie. Lampa wyposażona jest w gwint na GU10 o maksymalnym poborze mocy do 50W. </text:p>
            <text:p/>
            <text:p>Wymiary: 10.5 x 10.5 cm</text:p>
            <text:p/>
            <text:p>Głębokość: 13 cm</text:p>
            <text:p/>
            <text:p>Opraw dogruntowa Basic Square idealnie sprawdzi się w Twoim ogrodzie!</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6115_98719_0.jpg, https://www.lampyiswiatlo.pl/media/catalog/product/cache/dc8ebad46b1b99eec05144e062f13606/9/8/6115_98719_0.jpg</text:p>
          </table:table-cell>
          <table:table-cell office:value-type="string" calcext:value-type="string">
            <text:p>Zestaw 5 x oprawa dogruntowa 10.5cm IP65 - Basic Squar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37" calcext:value-type="float">
            <text:p>537</text:p>
          </table:table-cell>
          <table:table-cell office:value-type="float" office:value="1" calcext:value-type="float">
            <text:p>1</text:p>
          </table:table-cell>
          <table:table-cell office:value-type="string" calcext:value-type="string">
            <text:p>Stojąca lampa zewnętrzna czarna IP65 w tym LED solarna - Charlotte</text:p>
          </table:table-cell>
          <table:table-cell office:value-type="string" calcext:value-type="string">
            <text:p>Lampy zewnętrzne</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7441" calcext:value-type="float">
            <text:p>8718881127441</text:p>
          </table:table-cell>
          <table:table-cell table:number-columns-repeated="9"/>
          <table:table-cell office:value-type="float" office:value="94" calcext:value-type="float">
            <text:p>94</text:p>
          </table:table-cell>
          <table:table-cell table:number-columns-repeated="3"/>
          <table:table-cell office:value-type="string" calcext:value-type="string">
            <text:p>both</text:p>
          </table:table-cell>
          <table:table-cell table:number-columns-repeated="4"/>
          <table:table-cell office:value-type="string" calcext:value-type="string">
            <text:p>Gotowy na nowoczesne oświetlenie do swojego ogrodu? W takim razie Charlotte jest tym, czego szukasz. Ta stojąca lampa zewnętrzna działa na energię słoneczną, dzięki czemu panel słoneczny automatycznie ładuje lampę. Przyjazne dla środowiska! Lampa wykonana jest ze stali i wykończona w kolorze czarnym. Ma wysokość 40 cm, długość 13 cm i szerokość 13 cm. Lampa zewnętrzna posiada niewymienne oświetlenie LED. Ma strumień świetlny 70 lumenów i 2700 kelwinów. Lampa zapewnia w ten sposób nastrojowe i wyjątkowo ciepłe, białe światło. Charlotte ma wartość IP IP65 i dlatego jest bryzgoszczelna. Tak idealny na zewnątrz! Spraw, by w Twoim ogrodzie było przytulnie dzięki stojącej lampie zewnętrznej Charlotte.</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852_104416_0.jpg, https://www.lampyiswiatlo.pl/media/catalog/product/cache/dc8ebad46b1b99eec05144e062f13606/1/0/3852_104416_0.jpg</text:p>
          </table:table-cell>
          <table:table-cell office:value-type="string" calcext:value-type="string">
            <text:p>Stojąca lampa zewnętrzna czarna IP65 w tym LED solarna - Charlott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38" calcext:value-type="float">
            <text:p>538</text:p>
          </table:table-cell>
          <table:table-cell office:value-type="float" office:value="1" calcext:value-type="float">
            <text:p>1</text:p>
          </table:table-cell>
          <table:table-cell office:value-type="string" calcext:value-type="string">
            <text:p>Zewnętrzna lampa wisząca antyczne złoto IP44 - New Haven</text:p>
          </table:table-cell>
          <table:table-cell office:value-type="string" calcext:value-type="string">
            <text:p>Lampy zewnętrzne</text:p>
          </table:table-cell>
          <table:table-cell office:value-type="float" office:value="125" calcext:value-type="float">
            <text:p>1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063" calcext:value-type="float">
            <text:p>8718881116063</text:p>
          </table:table-cell>
          <table:table-cell table:number-columns-repeated="9"/>
          <table:table-cell office:value-type="float" office:value="58" calcext:value-type="float">
            <text:p>58</text:p>
          </table:table-cell>
          <table:table-cell table:number-columns-repeated="3"/>
          <table:table-cell office:value-type="string" calcext:value-type="string">
            <text:p>both</text:p>
          </table:table-cell>
          <table:table-cell table:number-columns-repeated="4"/>
          <table:table-cell office:value-type="string" calcext:value-type="string">
            <text:p>Ta lampa zewnętrzna New Haven tworzy romantyczną atmosferę w całym ogrodzie lub na tarasie! Jest pięknie wykończony w kolorze antycznego złota, szklane tafle i rozpoznawalny klasyczny wygląd! Lampa ma wysokość 84 cm i średnicę 17,1 cm. Dzięki wartości IP IP44 doskonale nadaje się do użytku jako lampa zewnętrzna, jest odporna na zachlapanie wodą. Uzupełnij tę romantyczną atrakcję o źródło światła E27 o maksymalnej mocy 15 W. Uwaga: nadal musisz zamówić osobno źródło światła, nie jest dołączone. Możesz uczynić ją jeszcze bardziej przytulną, ściemniając tę lampę wieczorem (ściemniacz nie jest dołączony). Przytulny dodatek na zewnątrz!</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317_103203_0.jpg, https://www.lampyiswiatlo.pl/media/catalog/product/cache/dc8ebad46b1b99eec05144e062f13606/1/0/6317_103203_0.jpg</text:p>
          </table:table-cell>
          <table:table-cell office:value-type="string" calcext:value-type="string">
            <text:p>Zewnętrzna lampa wisząca antyczne złoto IP44 - New Have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5">
          <table:table-cell office:value-type="float" office:value="539" calcext:value-type="float">
            <text:p>539</text:p>
          </table:table-cell>
          <table:table-cell office:value-type="float" office:value="1" calcext:value-type="float">
            <text:p>1</text:p>
          </table:table-cell>
          <table:table-cell office:value-type="string" calcext:value-type="string">
            <text:p>Oprawa dogruntowa stal IP65 - Basic Round</text:p>
          </table:table-cell>
          <table:table-cell office:value-type="string" calcext:value-type="string">
            <text:p>Lampy zewnętrzne</text:p>
          </table:table-cell>
          <table:table-cell office:value-type="float" office:value="185" calcext:value-type="float">
            <text:p>1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01796" calcext:value-type="float">
            <text:p>8718881001796</text:p>
          </table:table-cell>
          <table:table-cell table:number-columns-repeated="9"/>
          <table:table-cell office:value-type="float" office:value="34" calcext:value-type="float">
            <text:p>34</text:p>
          </table:table-cell>
          <table:table-cell table:number-columns-repeated="3"/>
          <table:table-cell office:value-type="string" calcext:value-type="string">
            <text:p>both</text:p>
          </table:table-cell>
          <table:table-cell table:number-columns-repeated="4"/>
          <table:table-cell office:value-type="string" calcext:value-type="string">
            <text:p>Oprawa dogruntowa Basic Round to doskonały sposób na oświetlenie podjazdów, obiektów ogrodowych, kostki brukowej. </text:p>
            <text:p/>
            <text:p>Posiada stopień ochrony IP65, dzięki temu jest ona odporna na bardzo ciężkie warunki atmosferyczne takie jak śnieg czy deszcz.</text:p>
            <text:p/>
            <text:p>Klosz lampy najazdowej wykonany jest ze szkła hartowanego który chroni oprawę przed najazdami pojazdów.</text:p>
            <text:p/>
            <text:p>W komplecie nie ma źródła światła. Takowe należy zakupić we własnym zakresie. Lampa wyposażona jest w gwint na GU10 o maksymalnym poborze mocy do 50W. </text:p>
            <text:p/>
            <text:p>Średnica: 10.5 cm</text:p>
            <text:p/>
            <text:p>Głębokość: 13 cm</text:p>
            <text:p/>
            <text:p>Opraw dogruntowa Basic Round idealnie sprawdzi się w Twoim ogrodzie!</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4/3/2771_43617_0.jpg, https://www.lampyiswiatlo.pl/media/catalog/product/cache/dc8ebad46b1b99eec05144e062f13606/4/3/2771_43617_0.jpg</text:p>
          </table:table-cell>
          <table:table-cell office:value-type="string" calcext:value-type="string">
            <text:p>Oprawa dogruntowa stal IP65 - Basic Round</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40" calcext:value-type="float">
            <text:p>540</text:p>
          </table:table-cell>
          <table:table-cell office:value-type="float" office:value="1" calcext:value-type="float">
            <text:p>1</text:p>
          </table:table-cell>
          <table:table-cell office:value-type="string" calcext:value-type="string">
            <text:p>Nowoczesna lampa zewnętrzna słup stal nierdzewna 100 cm - Sfera</text:p>
          </table:table-cell>
          <table:table-cell office:value-type="string" calcext:value-type="string">
            <text:p>Lampy zewnętrzne</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18237" calcext:value-type="float">
            <text:p>8718881018237</text:p>
          </table:table-cell>
          <table:table-cell table:number-columns-repeated="9"/>
          <table:table-cell office:value-type="float" office:value="142" calcext:value-type="float">
            <text:p>142</text:p>
          </table:table-cell>
          <table:table-cell table:number-columns-repeated="3"/>
          <table:table-cell office:value-type="string" calcext:value-type="string">
            <text:p>both</text:p>
          </table:table-cell>
          <table:table-cell table:number-columns-repeated="4"/>
          <table:table-cell office:value-type="string" calcext:value-type="string">
            <text:p>Solidna i prosta nowoczesna lampa zewnętrzna ze stali nierdzewnej, czyli Sfera. Kula idealnie pasuje do nowoczesnego środowiska. Plastikowy sferyczny klosz ma kolor biały, dzięki czemu światło jest pięknie rozprowadzane. Naprawdę przyciąga wzrok do ogrodu! Przy wartości IP IP44 woda rozbryzgowa jest zamknięta. <text:s/>Czapka Sfery ma średnicę 25 cm. Słup ma wysokość 100 cm. Lampa ma dużą oprawkę E27 i jest dostarczana bez źródła światła, więc upewnij się, że nadal ją zamawiasz (maks. 60 Watt). Aby jeszcze bardziej cieszyć się wieczorem, lampa ta może być również ściemniana (ściemniacz nie jest dołączony). <text:s/>Rozświetl swój ogród lub taras dzięki Sferze!</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8/9/6390_89460_0.jpg, https://www.lampyiswiatlo.pl/media/catalog/product/cache/dc8ebad46b1b99eec05144e062f13606/8/9/6390_89460_0.jpg</text:p>
          </table:table-cell>
          <table:table-cell office:value-type="string" calcext:value-type="string">
            <text:p>Nowoczesna lampa zewnętrzna słup stal nierdzewna 100 cm - Sfer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41" calcext:value-type="float">
            <text:p>541</text:p>
          </table:table-cell>
          <table:table-cell office:value-type="float" office:value="1" calcext:value-type="float">
            <text:p>1</text:p>
          </table:table-cell>
          <table:table-cell office:value-type="string" calcext:value-type="string">
            <text:p>Zewnętrzna lampa wisząca rattanowa IP44 w tym LED RGBW do wielokrotnego ładowania - Maurice</text:p>
          </table:table-cell>
          <table:table-cell office:value-type="string" calcext:value-type="string">
            <text:p>Lampy zewnętrzne</text:p>
          </table:table-cell>
          <table:table-cell office:value-type="float" office:value="735" calcext:value-type="float">
            <text:p>73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43689974398" calcext:value-type="float">
            <text:p>4043689974398</text:p>
          </table:table-cell>
          <table:table-cell table:number-columns-repeated="9"/>
          <table:table-cell office:value-type="float" office:value="87" calcext:value-type="float">
            <text:p>87</text:p>
          </table:table-cell>
          <table:table-cell table:number-columns-repeated="3"/>
          <table:table-cell office:value-type="string" calcext:value-type="string">
            <text:p>both</text:p>
          </table:table-cell>
          <table:table-cell table:number-columns-repeated="4"/>
          <table:table-cell office:value-type="string" calcext:value-type="string">
            <text:p>Rozświetl swój zadaszony taras z Maurice. Maurice to orientalna rattanowa lampa wisząca do użytku na zewnątrz. I zgadnij co: nie potrzebujesz podłączenia do zasilania! Możesz łatwo naładować magnetyczne źródło światła za pomocą dołączonego kabla ładującego. Dzięki klasie ochrony IP44 lampa jest bryzgoszczelna i idealnie nadaje się do użytku na zewnątrz. Za pomocą pilota możesz regulować światło i wybierać spośród różnych ustawień kolorów: czerwonego, zielonego, niebieskiego lub ciepłej bieli. Zobacz, który kolor najlepiej pasuje do atmosfery, której szukasz i przyciemnij go według własnych upodobań. Lampa ma wysokość 160 cm i średnicę 40 cm.</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313_104901_0.jpg, https://www.lampyiswiatlo.pl/media/catalog/product/cache/dc8ebad46b1b99eec05144e062f13606/1/0/6313_104901_0.jpg</text:p>
          </table:table-cell>
          <table:table-cell office:value-type="string" calcext:value-type="string">
            <text:p>Zewnętrzna lampa wisząca rattanowa IP44 w tym LED RGBW do wielokrotnego ładowania - Mauric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42" calcext:value-type="float">
            <text:p>542</text:p>
          </table:table-cell>
          <table:table-cell office:value-type="float" office:value="1" calcext:value-type="float">
            <text:p>1</text:p>
          </table:table-cell>
          <table:table-cell office:value-type="string" calcext:value-type="string">
            <text:p>Zewnętrzna lampa wisząca bambusowa IP44 ze ściemniaczem LED RGB - Maurice</text:p>
          </table:table-cell>
          <table:table-cell office:value-type="string" calcext:value-type="string">
            <text:p>Lampy zewnętrzne</text:p>
          </table:table-cell>
          <table:table-cell office:value-type="float" office:value="735" calcext:value-type="float">
            <text:p>73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Paul Neuhaus</text:p>
          </table:table-cell>
          <table:table-cell office:value-type="float" office:value="4043689974381" calcext:value-type="float">
            <text:p>4043689974381</text:p>
          </table:table-cell>
          <table:table-cell table:number-columns-repeated="9"/>
          <table:table-cell office:value-type="float" office:value="144" calcext:value-type="float">
            <text:p>144</text:p>
          </table:table-cell>
          <table:table-cell table:number-columns-repeated="3"/>
          <table:table-cell office:value-type="string" calcext:value-type="string">
            <text:p>both</text:p>
          </table:table-cell>
          <table:table-cell table:number-columns-repeated="4"/>
          <table:table-cell office:value-type="string" calcext:value-type="string">
            <text:p>Nadaj swojemu ogrodowi orientalną atmosferę dzięki tej bambusowej lampie wiszącej na zewnątrz. Oświetlenie LED RGB można ustawić na ciepłe białe, czerwone, zielone lub niebieskie światło. Łatwy w obsłudze za pomocą dołączonego pilota. Ma wysokość 36 cm i szerokość 42 cm. Do lampy dołączona jest (niewymienna) dioda LED, pilot do obsługi RGB oraz ściemniacz. Lampa wisząca jest bryzgoszczelna o wartości IP IP44. Lampa posiada zasilanie USB. Zawieś Maurice na swoim dachu i spraw, aby był wyjątkowo przytulny na swoim tarasie!</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509_104902_0.jpg, https://www.lampyiswiatlo.pl/media/catalog/product/cache/dc8ebad46b1b99eec05144e062f13606/1/0/2509_104902_0.jpg</text:p>
          </table:table-cell>
          <table:table-cell office:value-type="string" calcext:value-type="string">
            <text:p>Zewnętrzna lampa wisząca bambusowa IP44 ze ściemniaczem LED RGB - Mauric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43" calcext:value-type="float">
            <text:p>543</text:p>
          </table:table-cell>
          <table:table-cell office:value-type="float" office:value="1" calcext:value-type="float">
            <text:p>1</text:p>
          </table:table-cell>
          <table:table-cell office:value-type="string" calcext:value-type="string">
            <text:p>Klasyczna lampa sufitowa stalowa 28 cm - Flavi</text:p>
          </table:table-cell>
          <table:table-cell office:value-type="string" calcext:value-type="string">
            <text:p>Lampy zewnętrzne</text:p>
          </table:table-cell>
          <table:table-cell office:value-type="float" office:value="369" calcext:value-type="float">
            <text:p>3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7640" calcext:value-type="float">
            <text:p>8718881117640</text:p>
          </table:table-cell>
          <table:table-cell table:number-columns-repeated="9"/>
          <table:table-cell office:value-type="float" office:value="37" calcext:value-type="float">
            <text:p>37</text:p>
          </table:table-cell>
          <table:table-cell table:number-columns-repeated="3"/>
          <table:table-cell office:value-type="string" calcext:value-type="string">
            <text:p>both</text:p>
          </table:table-cell>
          <table:table-cell table:number-columns-repeated="4"/>
          <table:table-cell office:value-type="string" calcext:value-type="string">
            <text:p>Lampa sufitowa Flavi przyciąga wzrok do Twojego sufitu! Stalowe wykończenie lampy naprawdę wyróżnia się na tle białej obudowy. Lampa ma wysokość 9 cm i średnicę 28 cm. Płyta montażowa ma wysokość 3,5 cm i średnicę 28 cm. Uzupełnij tę lampę sufitową o dwa źródła światła o maksymalnej mocy 15 W każde z oprawą E27. Więc sam określ jasność, jaką chcesz. To urządzenie można również ściemniać za pomocą zewnętrznego ściemniacza. Uwaga: źródła światła i ściemniacz nie są dołączone. Spraw, aby lampa sufitowa Flavi była idealnym oświetleniem funkcjonalnym, nastrojowym lub podstawowym oświetleniem w Twoim domu!</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3079_103367_0.jpg, https://www.lampyiswiatlo.pl/media/catalog/product/cache/dc8ebad46b1b99eec05144e062f13606/1/0/3079_103367_0.jpg</text:p>
          </table:table-cell>
          <table:table-cell office:value-type="string" calcext:value-type="string">
            <text:p>Klasyczna lampa sufitowa stalowa 28 cm - Flav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44" calcext:value-type="float">
            <text:p>544</text:p>
          </table:table-cell>
          <table:table-cell office:value-type="float" office:value="1" calcext:value-type="float">
            <text:p>1</text:p>
          </table:table-cell>
          <table:table-cell office:value-type="string" calcext:value-type="string">
            <text:p>Vintage kinkiet zewnętrzny brązowy czujnik ruchu IP44 - Herman</text:p>
          </table:table-cell>
          <table:table-cell office:value-type="string" calcext:value-type="string">
            <text:p>Lampy zewnętrzne</text:p>
          </table:table-cell>
          <table:table-cell office:value-type="float" office:value="599" calcext:value-type="float">
            <text:p>59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92613" calcext:value-type="float">
            <text:p>4017807492613</text:p>
          </table:table-cell>
          <table:table-cell table:number-columns-repeated="9"/>
          <table:table-cell office:value-type="float" office:value="48" calcext:value-type="float">
            <text:p>48</text:p>
          </table:table-cell>
          <table:table-cell table:number-columns-repeated="3"/>
          <table:table-cell office:value-type="string" calcext:value-type="string">
            <text:p>both</text:p>
          </table:table-cell>
          <table:table-cell table:number-columns-repeated="4"/>
          <table:table-cell office:value-type="string" calcext:value-type="string">
            <text:p>Czy lubisz vintage? W takim razie kinkiet zewnętrzny Herman jest dla Ciebie idealny. Jego klasyczny design wprowadzi do Twojego ogrodu klimat retro. Herman jest wykonany ze stali z aluminium i wykończony w kolorze rdzawobrązowym. Ma głębokość 38 cm, wysokość 45,5 cm i długość 30 cm. Płyta montażowa ma głębokość 4,5 cm i średnicę 11 cm. Zamów źródło światła z oprawą E27 (maks. 40 Watt) do tej lampy, aby ją uzupełnić. Dzięki wartości IP IP44 kinkiet jest bryzgoszczelny, idealny na przykład przy drzwiach wejściowych lub altanie ogrodowej. Herman można ściemniać za pomocą zewnętrznego ściemniacza, którego nie ma w zestawie. Dzięki czujnikowi ruchu lampa włącza się natychmiast po wykryciu ruchu. Idealny, dzięki czemu nigdy nie zapomnisz włączyć lub wyłączyć lampy. Uzupełnij swój vintage ogród z Hermanem.</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4801_104588_0.jpg, https://www.lampyiswiatlo.pl/media/catalog/product/cache/dc8ebad46b1b99eec05144e062f13606/1/0/4801_104588_0.jpg</text:p>
          </table:table-cell>
          <table:table-cell office:value-type="string" calcext:value-type="string">
            <text:p>Vintage kinkiet zewnętrzny brązowy czujnik ruchu IP44 - Herma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45" calcext:value-type="float">
            <text:p>545</text:p>
          </table:table-cell>
          <table:table-cell office:value-type="float" office:value="1" calcext:value-type="float">
            <text:p>1</text:p>
          </table:table-cell>
          <table:table-cell office:value-type="string" calcext:value-type="string">
            <text:p>Nowoczesna stojąca lampa zewnętrzna stal 60 cm IP44 - Doc</text:p>
          </table:table-cell>
          <table:table-cell office:value-type="string" calcext:value-type="string">
            <text:p>Lampy zewnętrzne</text:p>
          </table:table-cell>
          <table:table-cell office:value-type="float" office:value="685" calcext:value-type="float">
            <text:p>6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4701" calcext:value-type="float">
            <text:p>8718881104701</text:p>
          </table:table-cell>
          <table:table-cell table:number-columns-repeated="9"/>
          <table:table-cell office:value-type="float" office:value="99" calcext:value-type="float">
            <text:p>99</text:p>
          </table:table-cell>
          <table:table-cell table:number-columns-repeated="3"/>
          <table:table-cell office:value-type="string" calcext:value-type="string">
            <text:p>both</text:p>
          </table:table-cell>
          <table:table-cell table:number-columns-repeated="4"/>
          <table:table-cell office:value-type="string" calcext:value-type="string">
            <text:p>Zewnętrzna lampa Doc będzie prawdziwym atutem w Twoim ogrodzie. Ta elegancka lampa stojąca jest pięknie wykończona w stali ze szklanym mlekiem. Ta lampa emituje piękne białe światło przez tę szklankę mleka. <text:s/>Lampa ma średnicę 10 cm i wysokość 60 cm. Kończymy lampą ze źródłem światła z oprawką E27 (maks. 15 Watów), którą należy jeszcze zamówić osobno. Lampa jest ściemnialna za pomocą zewnętrznego ściemniacza (ściemniacz nie wchodzi w skład zestawu). <text:s/>Rozświetl swój ogród dzięki lampie zewnętrznej Doc!</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2558_99102_0.jpg, https://www.lampyiswiatlo.pl/media/catalog/product/cache/dc8ebad46b1b99eec05144e062f13606/9/9/2558_99102_0.jpg</text:p>
          </table:table-cell>
          <table:table-cell office:value-type="string" calcext:value-type="string">
            <text:p>Nowoczesna stojąca lampa zewnętrzna stal 60 cm IP44 - Doc</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46" calcext:value-type="float">
            <text:p>546</text:p>
          </table:table-cell>
          <table:table-cell office:value-type="float" office:value="1" calcext:value-type="float">
            <text:p>1</text:p>
          </table:table-cell>
          <table:table-cell office:value-type="string" calcext:value-type="string">
            <text:p>Kinkiet zewnętrzny czarny IP44 LED z czujnikiem zmierzchu - Dualy</text:p>
          </table:table-cell>
          <table:table-cell office:value-type="string" calcext:value-type="string">
            <text:p>Lampy zewnętrzn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1939" calcext:value-type="float">
            <text:p>8718881101939</text:p>
          </table:table-cell>
          <table:table-cell table:number-columns-repeated="9"/>
          <table:table-cell office:value-type="float" office:value="59" calcext:value-type="float">
            <text:p>59</text:p>
          </table:table-cell>
          <table:table-cell table:number-columns-repeated="3"/>
          <table:table-cell office:value-type="string" calcext:value-type="string">
            <text:p>both</text:p>
          </table:table-cell>
          <table:table-cell table:number-columns-repeated="4"/>
          <table:table-cell office:value-type="string" calcext:value-type="string">
            <text:p>Ten 9-watowy Dualy ma elegancki wygląd, idealny do ścian zewnętrznych. Pięknie wykończone czernią i plastikiem, dzięki czemu efekt świetlny jest bardziej miękki. Ma wysokość 20 cm i długość 16 cm. Głębokość lampy to 5,3 cm. Przy średniej liczbie 30 000 godzin świecenia możesz cieszyć się tą lampą przez długi czas. Dualy działa na czujniku jasno-ciemno. Lampa włącza się, gdy robi się ciemno i gaśnie, gdy znowu robi się jasno. Lampa posiada zintegrowaną diodę LED o strumieniu świetlnym 3000 K i 500 lumenów. Zapewnia to ciepłe, białe światło. Uwaga: tej lampy nie można ściemniać i dlatego szczególnie nadaje się do funkcjonalnego oświetlenia na tarasie lub przy drzwiach wejściowych. Dzięki wartości IP IP44 naprawdę nadaje się jako oświetlenie zewnętrzne!</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9554_98786_0.jpg, https://www.lampyiswiatlo.pl/media/catalog/product/cache/dc8ebad46b1b99eec05144e062f13606/9/8/9554_98786_0.jpg</text:p>
          </table:table-cell>
          <table:table-cell office:value-type="string" calcext:value-type="string">
            <text:p>Kinkiet zewnętrzny czarny IP44 LED z czujnikiem zmierzchu - Dual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47" calcext:value-type="float">
            <text:p>547</text:p>
          </table:table-cell>
          <table:table-cell office:value-type="float" office:value="1" calcext:value-type="float">
            <text:p>1</text:p>
          </table:table-cell>
          <table:table-cell office:value-type="string" calcext:value-type="string">
            <text:p>Moderne plafondlamp messing IP44 4-lichts - Cederic</text:p>
          </table:table-cell>
          <table:table-cell office:value-type="string" calcext:value-type="string">
            <text:p>Lampy zewnętrzne</text:p>
          </table:table-cell>
          <table:table-cell office:value-type="float" office:value="625" calcext:value-type="float">
            <text:p>6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5966" calcext:value-type="float">
            <text:p>8718881125966</text:p>
          </table:table-cell>
          <table:table-cell table:number-columns-repeated="9"/>
          <table:table-cell office:value-type="float" office:value="97" calcext:value-type="float">
            <text:p>97</text:p>
          </table:table-cell>
          <table:table-cell table:number-columns-repeated="3"/>
          <table:table-cell office:value-type="string" calcext:value-type="string">
            <text:p>both</text:p>
          </table:table-cell>
          <table:table-cell table:number-columns-repeated="4"/>
          <table:table-cell office:value-type="string" calcext:value-type="string">
            <text:p>Brak opisu</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823_104266_0.jpg, https://www.lampyiswiatlo.pl/media/catalog/product/cache/dc8ebad46b1b99eec05144e062f13606/1/0/7823_104266_0.jpg</text:p>
          </table:table-cell>
          <table:table-cell office:value-type="string" calcext:value-type="string">
            <text:p>Moderne plafondlamp messing IP44 4-lichts - Cederic</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7">
          <table:table-cell office:value-type="float" office:value="548" calcext:value-type="float">
            <text:p>548</text:p>
          </table:table-cell>
          <table:table-cell office:value-type="float" office:value="1" calcext:value-type="float">
            <text:p>1</text:p>
          </table:table-cell>
          <table:table-cell office:value-type="string" calcext:value-type="string">
            <text:p>Lampa zewnętrzna stal 45cm z gniazdem IP44 - Malios</text:p>
          </table:table-cell>
          <table:table-cell office:value-type="string" calcext:value-type="string">
            <text:p>Lampy zewnętrzne</text:p>
          </table:table-cell>
          <table:table-cell office:value-type="float" office:value="229" calcext:value-type="float">
            <text:p>22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04940" calcext:value-type="float">
            <text:p>8718881004940</text:p>
          </table:table-cell>
          <table:table-cell table:number-columns-repeated="9"/>
          <table:table-cell office:value-type="float" office:value="50" calcext:value-type="float">
            <text:p>50</text:p>
          </table:table-cell>
          <table:table-cell table:number-columns-repeated="3"/>
          <table:table-cell office:value-type="string" calcext:value-type="string">
            <text:p>both</text:p>
          </table:table-cell>
          <table:table-cell table:number-columns-repeated="4"/>
          <table:table-cell office:value-type="string" calcext:value-type="string">
            <text:p>Nowoczesna lampa zewnętrzna w kolorze ciemnoszarym zakończona mlecznym kloszem.</text:p>
            <text:p/>
            <text:p>Posiada stopień ochrony IP44, który zapewnia bezpieczną pracę lampy w deszczu i kurzu.</text:p>
            <text:p/>
            <text:p>Wysokość: 45 cm</text:p>
            <text:p/>
            <text:p>Wymiary podstawy: 12.5 x 12.5 cm</text:p>
            <text:p/>
            <text:p>Lampa jest gotowa do podłączenia do instalacji o napięciu 230 V. Maksymalny pobór mocy wynosi 60W. W komplecie nie ma źródła światła. Takowe należy zakupić we własnym zakresie. Lampa wyposażona jest w gwint na E27. </text:p>
            <text:p/>
            <text:p>Ponadto, lampa ma wbudowane gniazdo elektryczne do którego można podłączyć inne lampy bądź kosiarkę.</text:p>
            <text:p/>
            <text:p>Lampy z serii Malios emitują przyjemne, klimatyczne światło.</text:p>
            <text:p/>
            <text:p>Seria Malios idealnie sprawdzi się w Twoim ogrodzie!</text:p>
            <text:p/>
          </table:table-cell>
          <table:table-cell office:value-type="string" calcext:value-type="string">
            <text:p>Oblongue, Podłużny</text:p>
          </table:table-cell>
          <table:table-cell office:value-type="string" calcext:value-type="string">
            <text:p>Meta title-Oblongue, Podłużny</text:p>
          </table:table-cell>
          <table:table-cell office:value-type="string" calcext:value-type="string">
            <text:p>Meta keywords-Oblongue, Podłużny</text:p>
          </table:table-cell>
          <table:table-cell office:value-type="string" calcext:value-type="string">
            <text:p>Meta description-Oblongue, 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4/5/2196_45096_0.jpg, https://www.lampyiswiatlo.pl/media/catalog/product/cache/dc8ebad46b1b99eec05144e062f13606/4/5/2196_45096_0.jpg</text:p>
          </table:table-cell>
          <table:table-cell office:value-type="string" calcext:value-type="string">
            <text:p>Lampa zewnętrzna stal 45cm z gniazdem IP44 - Malio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49" calcext:value-type="float">
            <text:p>549</text:p>
          </table:table-cell>
          <table:table-cell office:value-type="float" office:value="1" calcext:value-type="float">
            <text:p>1</text:p>
          </table:table-cell>
          <table:table-cell office:value-type="string" calcext:value-type="string">
            <text:p>Moderne plafondlamp zwart IP44 4-lichts - Cederic</text:p>
          </table:table-cell>
          <table:table-cell office:value-type="string" calcext:value-type="string">
            <text:p>Lampy zewnętrzne</text:p>
          </table:table-cell>
          <table:table-cell office:value-type="float" office:value="589" calcext:value-type="float">
            <text:p>5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5959" calcext:value-type="float">
            <text:p>8718881125959</text:p>
          </table:table-cell>
          <table:table-cell table:number-columns-repeated="9"/>
          <table:table-cell office:value-type="float" office:value="145" calcext:value-type="float">
            <text:p>145</text:p>
          </table:table-cell>
          <table:table-cell table:number-columns-repeated="3"/>
          <table:table-cell office:value-type="string" calcext:value-type="string">
            <text:p>both</text:p>
          </table:table-cell>
          <table:table-cell table:number-columns-repeated="4"/>
          <table:table-cell office:value-type="string" calcext:value-type="string">
            <text:p>Brak opisu</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823_104265_0.jpg, https://www.lampyiswiatlo.pl/media/catalog/product/cache/dc8ebad46b1b99eec05144e062f13606/1/0/2823_104265_0.jpg</text:p>
          </table:table-cell>
          <table:table-cell office:value-type="string" calcext:value-type="string">
            <text:p>Moderne plafondlamp zwart IP44 4-lichts - Cederic</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550" calcext:value-type="float">
            <text:p>550</text:p>
          </table:table-cell>
          <table:table-cell office:value-type="float" office:value="1" calcext:value-type="float">
            <text:p>1</text:p>
          </table:table-cell>
          <table:table-cell office:value-type="string" calcext:value-type="string">
            <text:p>Kinkiet zewnętrzny czarny IP44 z czujnikiem zmierzchu - Solo</text:p>
          </table:table-cell>
          <table:table-cell office:value-type="string" calcext:value-type="string">
            <text:p>Lampy zewnętrzne</text:p>
          </table:table-cell>
          <table:table-cell office:value-type="float" office:value="169" calcext:value-type="float">
            <text:p>1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6019" calcext:value-type="float">
            <text:p>8718881106019</text:p>
          </table:table-cell>
          <table:table-cell table:number-columns-repeated="9"/>
          <table:table-cell office:value-type="float" office:value="60" calcext:value-type="float">
            <text:p>60</text:p>
          </table:table-cell>
          <table:table-cell table:number-columns-repeated="3"/>
          <table:table-cell office:value-type="string" calcext:value-type="string">
            <text:p>both</text:p>
          </table:table-cell>
          <table:table-cell table:number-columns-repeated="4"/>
          <table:table-cell office:value-type="string" calcext:value-type="string">
            <text:p>Prosty i ponadczasowy kinkiet Solo zapewni idealne podświetlenie elewacji budynku.</text:p>
            <text:p/>
            <text:p>Posiada stopień ochrony IP44, który zapewnia bezpieczną pracę lampy w deszczu i kurzu. </text:p>
            <text:p/>
            <text:p>Wysokość: 15 cm</text:p>
            <text:p/>
            <text:p>Odległość od ściany: 10.7 cm</text:p>
            <text:p/>
            <text:p>Lampa jest gotowa do podłączenia do instalacji o napięciu 230 V. Maksymalny pobór mocy wynosi 35W. W komplecie nie ma źródła światła. Takowe należy zakupić we własnym zakresie. Lampa wyposażona jest w gwint na GU10. </text:p>
            <text:p/>
            <text:p>Ponadto, kinkiet Solo wyposażony został w czujnik zmierzchu, co oznacza, że automatycznie włącza się po zapadnięciu zmierzchu i wyłącza kiedy robi się widno.</text:p>
            <text:p/>
            <text:p>Sprawdź pozostałe lampy z rodziny Solo!</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4933_99494_0.jpg, https://www.lampyiswiatlo.pl/media/catalog/product/cache/dc8ebad46b1b99eec05144e062f13606/9/9/4933_99494_0.jpg</text:p>
          </table:table-cell>
          <table:table-cell office:value-type="string" calcext:value-type="string">
            <text:p>Kinkiet zewnętrzny czarny IP44 z czujnikiem zmierzchu - So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4">
          <table:table-cell office:value-type="float" office:value="551" calcext:value-type="float">
            <text:p>551</text:p>
          </table:table-cell>
          <table:table-cell office:value-type="float" office:value="1" calcext:value-type="float">
            <text:p>1</text:p>
          </table:table-cell>
          <table:table-cell office:value-type="string" calcext:value-type="string">
            <text:p>Klasyczna lampa zewnętrzna czarna IP44 - New Orleans 3</text:p>
          </table:table-cell>
          <table:table-cell office:value-type="string" calcext:value-type="string">
            <text:p>Lampy zewnętrzne</text:p>
          </table:table-cell>
          <table:table-cell office:value-type="float" office:value="1095" calcext:value-type="float">
            <text:p>109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5825" calcext:value-type="float">
            <text:p>8718881095825</text:p>
          </table:table-cell>
          <table:table-cell table:number-columns-repeated="9"/>
          <table:table-cell office:value-type="float" office:value="75" calcext:value-type="float">
            <text:p>75</text:p>
          </table:table-cell>
          <table:table-cell table:number-columns-repeated="3"/>
          <table:table-cell office:value-type="string" calcext:value-type="string">
            <text:p>both</text:p>
          </table:table-cell>
          <table:table-cell table:number-columns-repeated="4"/>
          <table:table-cell office:value-type="string" calcext:value-type="string">
            <text:p>Klasyczna lampa stojąca New Orleans 3 nadaje się do oświetlenia większych przestrzeni, ułatwiając Ci poruszanie się po ogrodzie, gdy zapadnie zmrok</text:p>
            <text:p/>
            <text:p>Posiada stopień ochrony IP44, który zapewnia bezpieczną pracę lampy w deszczu i kurzu.</text:p>
            <text:p/>
            <text:p>Wysokość: 200 cm</text:p>
            <text:p/>
            <text:p>Szerokość: 55 cm</text:p>
            <text:p/>
            <text:p>Średnica podstawy: 26 cm</text:p>
            <text:p/>
            <text:p>W komplecie nie ma źródła światła. Takowe należy zakupić we własnym zakresie. Lampa wyposażona jest w 3 gwinty na E27, każdy o maksymalnym poborze mocy do 60W. </text:p>
            <text:p/>
            <text:p>Zalecamy użycie dekoracyjnych żarówek, które dodatkowo podkreślą charakter lampy.</text:p>
            <text:p/>
            <text:p>Dzięki serii New Orleans zamienisz swój ogród w cudowną krainę światł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1/2928_91578_0.jpg, https://www.lampyiswiatlo.pl/media/catalog/product/cache/dc8ebad46b1b99eec05144e062f13606/9/1/2928_91578_0.jpg</text:p>
          </table:table-cell>
          <table:table-cell office:value-type="string" calcext:value-type="string">
            <text:p>Klasyczna lampa zewnętrzna czarna IP44 - New Orleans 3</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52" calcext:value-type="float">
            <text:p>552</text:p>
          </table:table-cell>
          <table:table-cell office:value-type="float" office:value="1" calcext:value-type="float">
            <text:p>1</text:p>
          </table:table-cell>
          <table:table-cell office:value-type="string" calcext:value-type="string">
            <text:p>Nowoczesna lampa sufitowa czarna kwadratowa z LED IP44 - Lys</text:p>
          </table:table-cell>
          <table:table-cell office:value-type="string" calcext:value-type="string">
            <text:p>Lampy zewnętrzne</text:p>
          </table:table-cell>
          <table:table-cell office:value-type="float" office:value="305" calcext:value-type="float">
            <text:p>3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4403" calcext:value-type="float">
            <text:p>8718881114403</text:p>
          </table:table-cell>
          <table:table-cell table:number-columns-repeated="9"/>
          <table:table-cell office:value-type="float" office:value="47" calcext:value-type="float">
            <text:p>47</text:p>
          </table:table-cell>
          <table:table-cell table:number-columns-repeated="3"/>
          <table:table-cell office:value-type="string" calcext:value-type="string">
            <text:p>both</text:p>
          </table:table-cell>
          <table:table-cell table:number-columns-repeated="4"/>
          <table:table-cell office:value-type="string" calcext:value-type="string">
            <text:p>Elegancka lampa sufitowa, która będzie pięknie wyglądać zarówno na zewnątrz, jak i w łazience. Ten kwadratowy Lys jest nowoczesny w swojej prostocie i ponadczasowy ze względu na swój czarny kolor. Bardzo przydatne jako podstawowe oświetlenie pod dachem, przy drzwiach wejściowych lub w łazience. Dzięki wartości IP IP44 jest bryzgoszczelny. Lampa sufitowa ma wysokość 2,5 cm, długość 30 cm i szerokość 30 cm. Łatwy montaż na suficie dzięki płycie montażowej. Ma 2,5 cm wysokości, 23,5 cm długości i 23,5 cm szerokości. Lys ma zintegrowaną diodę LED o jasności 1000 lumenów i 3000 kelwinów. Zwróć uwagę! Nie można przyciemnić tej lampy sufitowej. Z 30 000 godzin palenia możesz cieszyć się Lysem przez długi czas. Lys to prawdziwa potęga z neutralnym białym światłem. Idealny do znalezienia kluczyków przy drzwiach wejściowych lub do pielęgnacji w lustrze łazienkowym.</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075_102995_0.jpg, https://www.lampyiswiatlo.pl/media/catalog/product/cache/dc8ebad46b1b99eec05144e062f13606/1/0/2075_102995_0.jpg</text:p>
          </table:table-cell>
          <table:table-cell office:value-type="string" calcext:value-type="string">
            <text:p>Nowoczesna lampa sufitowa czarna kwadratowa z LED IP44 - Ly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8">
          <table:table-cell office:value-type="float" office:value="553" calcext:value-type="float">
            <text:p>553</text:p>
          </table:table-cell>
          <table:table-cell office:value-type="float" office:value="1" calcext:value-type="float">
            <text:p>1</text:p>
          </table:table-cell>
          <table:table-cell office:value-type="string" calcext:value-type="string">
            <text:p>Nowoczesna zewnętrzna lampa stojąca kwadratowa czarna IP44 - Jarra Balanco</text:p>
          </table:table-cell>
          <table:table-cell office:value-type="string" calcext:value-type="string">
            <text:p>Lampy zewnętrzne</text:p>
          </table:table-cell>
          <table:table-cell office:value-type="float" office:value="819" calcext:value-type="float">
            <text:p>81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4923" calcext:value-type="float">
            <text:p>8718881104923</text:p>
          </table:table-cell>
          <table:table-cell table:number-columns-repeated="9"/>
          <table:table-cell office:value-type="float" office:value="31" calcext:value-type="float">
            <text:p>31</text:p>
          </table:table-cell>
          <table:table-cell table:number-columns-repeated="3"/>
          <table:table-cell office:value-type="string" calcext:value-type="string">
            <text:p>both</text:p>
          </table:table-cell>
          <table:table-cell table:number-columns-repeated="4"/>
          <table:table-cell office:value-type="string" calcext:value-type="string">
            <text:p>Nowoczesna lampa stojąca Jarra Balanco świetnie sprawdzi do oświetlenia podjazdu, tarasu, ścieżki ogrodowej lub krzewów i innych roślin. </text:p>
            <text:p/>
            <text:p>Posiada stopień ochrony IP44, który zapewnia bezpieczną pracę lampy w deszczu i kurzu.</text:p>
            <text:p/>
            <text:p>Wysokość: 100 cm</text:p>
            <text:p/>
            <text:p>Średnica klosza: 16 cm</text:p>
            <text:p/>
            <text:p>Wysokość klosza: 27 cm</text:p>
            <text:p/>
            <text:p>Średnica podstawy: 30 cm</text:p>
            <text:p/>
            <text:p>Długość przewodu z wtyczką: 70 cm</text:p>
            <text:p/>
            <text:p>W komplecie nie ma źródła światła. Takowe należy zakupić we własnym zakresie. Lampa wyposażona jest w gwint na E27 o maksymalnym poborze mocy do 40W. </text:p>
            <text:p/>
            <text:p>Zalecamy użycie dekoracyjnej żarówki, która dodatkowo podkreśli charakter lampy.</text:p>
            <text:p/>
            <text:p>Seria Jarra Balanco kreuje magiczną atmosferę, która sprzyja relaksowi na świeżym powietrzu!</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9/4206_99124_0.jpg, https://www.lampyiswiatlo.pl/media/catalog/product/cache/dc8ebad46b1b99eec05144e062f13606/9/9/4206_99124_0.jpg</text:p>
          </table:table-cell>
          <table:table-cell office:value-type="string" calcext:value-type="string">
            <text:p>Nowoczesna zewnętrzna lampa stojąca kwadratowa czarna IP44 - Jarra Balanc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554" calcext:value-type="float">
            <text:p>554</text:p>
          </table:table-cell>
          <table:table-cell office:value-type="float" office:value="1" calcext:value-type="float">
            <text:p>1</text:p>
          </table:table-cell>
          <table:table-cell office:value-type="string" calcext:value-type="string">
            <text:p>Zestaw 6 x oprawa dogruntowa stal IP65 LED - Basic Round</text:p>
          </table:table-cell>
          <table:table-cell office:value-type="string" calcext:value-type="string">
            <text:p>Lampy zewnętrzne</text:p>
          </table:table-cell>
          <table:table-cell office:value-type="float" office:value="1205" calcext:value-type="float">
            <text:p>120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5513" calcext:value-type="float">
            <text:p>8718881075513</text:p>
          </table:table-cell>
          <table:table-cell table:number-columns-repeated="9"/>
          <table:table-cell office:value-type="float" office:value="36" calcext:value-type="float">
            <text:p>36</text:p>
          </table:table-cell>
          <table:table-cell table:number-columns-repeated="3"/>
          <table:table-cell office:value-type="string" calcext:value-type="string">
            <text:p>both</text:p>
          </table:table-cell>
          <table:table-cell table:number-columns-repeated="4"/>
          <table:table-cell office:value-type="string" calcext:value-type="string">
            <text:p>Oprawa dogruntowa Basic Round to doskonały sposób na oświetlenie podjazdów, obiektów ogrodowych, kostki brukowej. </text:p>
            <text:p/>
            <text:p>Posiada stopień ochrony IP65, dzięki temu jest ona odporna na bardzo ciężkie warunki atmosferyczne takie jak śnieg czy deszcz.</text:p>
            <text:p/>
            <text:p>Klosz lampy najazdowej wykonany jest ze szkła hartowanego który chroni oprawę przed najazdami pojazdów.</text:p>
            <text:p/>
            <text:p>W komplecie źródło światła: 6 x GU10 3W LED.</text:p>
            <text:p/>
            <text:p>Średnica: 11 cm</text:p>
            <text:p/>
            <text:p>Głębokość: 14.5 cm</text:p>
            <text:p/>
            <text:p>Opraw dogruntowa Basic Round idealnie sprawdzi się w Twoim ogrodzie!</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5/1456_95614_0.jpg, https://www.lampyiswiatlo.pl/media/catalog/product/cache/dc8ebad46b1b99eec05144e062f13606/9/5/1456_95614_0.jpg</text:p>
          </table:table-cell>
          <table:table-cell office:value-type="string" calcext:value-type="string">
            <text:p>Zestaw 6 x oprawa dogruntowa stal IP65 LED - Basic Round</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55" calcext:value-type="float">
            <text:p>555</text:p>
          </table:table-cell>
          <table:table-cell office:value-type="float" office:value="1" calcext:value-type="float">
            <text:p>1</text:p>
          </table:table-cell>
          <table:table-cell office:value-type="string" calcext:value-type="string">
            <text:p>Kinkiet zewnętrzny rdzawobrązowy czujnik ruchu IP44 - Ruben</text:p>
          </table:table-cell>
          <table:table-cell office:value-type="string" calcext:value-type="string">
            <text:p>Lampy zewnętrzne</text:p>
          </table:table-cell>
          <table:table-cell office:value-type="float" office:value="555" calcext:value-type="float">
            <text:p>55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92446" calcext:value-type="float">
            <text:p>4017807492446</text:p>
          </table:table-cell>
          <table:table-cell table:number-columns-repeated="9"/>
          <table:table-cell office:value-type="float" office:value="98" calcext:value-type="float">
            <text:p>98</text:p>
          </table:table-cell>
          <table:table-cell table:number-columns-repeated="3"/>
          <table:table-cell office:value-type="string" calcext:value-type="string">
            <text:p>both</text:p>
          </table:table-cell>
          <table:table-cell table:number-columns-repeated="4"/>
          <table:table-cell office:value-type="string" calcext:value-type="string">
            <text:p>Prawdziwy dodatek do Twojego ogrodu; czyli kinkiet Ruben! Rdzawobrązowy kolor natychmiast nadaje Twojemu ogrodowi surowy wygląd. W ten sposób możesz rozszerzyć swój industrialny styl życia od wewnątrz na zewnątrz. Lampa jest dostarczana bez lichbtronu E27 (maks. 28 Watt). Lampa ma długość 12,5 cm, wysokość 33 cm i głębokość 18,6 cm. Płyta montażowa ma długość 8,5 cm, wysokość 33 cm i głębokość 2,5 cm. Ta lampa ścienna zawiera czujnik ruchu, dzięki czemu światło włącza się natychmiast, gdy przechodzisz obok: zawsze bezpieczne uczucie w ogrodzie dzięki lampie ściennej Ruben! Nie czekaj dłużej i wybierz ten solidny kinkiet i wzbogac swój ogród lub fasadę.</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464_104593_0.jpg, https://www.lampyiswiatlo.pl/media/catalog/product/cache/dc8ebad46b1b99eec05144e062f13606/1/0/7464_104593_0.jpg</text:p>
          </table:table-cell>
          <table:table-cell office:value-type="string" calcext:value-type="string">
            <text:p>Kinkiet zewnętrzny rdzawobrązowy czujnik ruchu IP44 - Rube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56" calcext:value-type="float">
            <text:p>556</text:p>
          </table:table-cell>
          <table:table-cell office:value-type="float" office:value="1" calcext:value-type="float">
            <text:p>1</text:p>
          </table:table-cell>
          <table:table-cell office:value-type="string" calcext:value-type="string">
            <text:p>Antyczny kinkiet zewnętrzny złoty IP44 - New Haven</text:p>
          </table:table-cell>
          <table:table-cell office:value-type="string" calcext:value-type="string">
            <text:p>Lampy zewnętrzne</text:p>
          </table:table-cell>
          <table:table-cell office:value-type="float" office:value="125" calcext:value-type="float">
            <text:p>12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032" calcext:value-type="float">
            <text:p>8718881116032</text:p>
          </table:table-cell>
          <table:table-cell table:number-columns-repeated="9"/>
          <table:table-cell office:value-type="float" office:value="112" calcext:value-type="float">
            <text:p>112</text:p>
          </table:table-cell>
          <table:table-cell table:number-columns-repeated="3"/>
          <table:table-cell office:value-type="string" calcext:value-type="string">
            <text:p>both</text:p>
          </table:table-cell>
          <table:table-cell table:number-columns-repeated="4"/>
          <table:table-cell office:value-type="string" calcext:value-type="string">
            <text:p>Antyczny kinkiet zewnętrzny New Haven wywołuje w Tobie nostalgiczne uczucie! Kinkiet zewnętrzny taki, jaki powinien być. Wykonany jest z tworzywa sztucznego ze szkłem i wykończony w kolorze złotym. Lampa ma głębokość 21,5 cm, wysokość 35,6 cm i długość 17,1 cm. Płyta montażowa ma głębokość 1,5 cm, wysokość 14 cm i długość 11 cm. Uzupełniasz New Haven o źródło światła z oprawą E27 (maks. 15 Watów). Upewnij się, że zamawiasz je osobno. Ze względu na wysoką wartość IP IP44, kinkiet jest bryzgoszczelny, dzięki czemu nadaje się na zewnątrz przy drzwiach wejściowych lub altanie ogrodowej. Stwórz bezpieczne środowisko zewnętrzne dzięki lampie ściennej New Haven.</text:p>
          </table:table-cell>
          <table:table-cell office:value-type="string" calcext:value-type="string">
            <text:p>Inne</text:p>
          </table:table-cell>
          <table:table-cell office:value-type="string" calcext:value-type="string">
            <text:p>Meta title-Inne</text:p>
          </table:table-cell>
          <table:table-cell office:value-type="string" calcext:value-type="string">
            <text:p>Meta keywords-Inne</text:p>
          </table:table-cell>
          <table:table-cell office:value-type="string" calcext:value-type="string">
            <text:p>Meta description-Inn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631_103200_0.jpg, https://www.lampyiswiatlo.pl/media/catalog/product/cache/dc8ebad46b1b99eec05144e062f13606/1/0/7631_103200_0.jpg</text:p>
          </table:table-cell>
          <table:table-cell office:value-type="string" calcext:value-type="string">
            <text:p>Antyczny kinkiet zewnętrzny złoty IP44 - New Have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557" calcext:value-type="float">
            <text:p>557</text:p>
          </table:table-cell>
          <table:table-cell office:value-type="float" office:value="1" calcext:value-type="float">
            <text:p>1</text:p>
          </table:table-cell>
          <table:table-cell office:value-type="string" calcext:value-type="string">
            <text:p>Solarna lampa stołowa czarna efekt płomienia LED IP44 - Lajo</text:p>
          </table:table-cell>
          <table:table-cell office:value-type="string" calcext:value-type="string">
            <text:p>Lampy zewnętrzne</text:p>
          </table:table-cell>
          <table:table-cell office:value-type="float" office:value="259" calcext:value-type="float">
            <text:p>25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52853" calcext:value-type="float">
            <text:p>4017807452853</text:p>
          </table:table-cell>
          <table:table-cell table:number-columns-repeated="9"/>
          <table:table-cell office:value-type="float" office:value="54" calcext:value-type="float">
            <text:p>54</text:p>
          </table:table-cell>
          <table:table-cell table:number-columns-repeated="3"/>
          <table:table-cell office:value-type="string" calcext:value-type="string">
            <text:p>both</text:p>
          </table:table-cell>
          <table:table-cell table:number-columns-repeated="4"/>
          <table:table-cell office:value-type="string" calcext:value-type="string">
            <text:p>Zewnętrzna lampa solarna Lajo zapewnia cudowną w atmosferę w długie letnie wieczory. </text:p>
            <text:p/>
            <text:p>Posiada stopień ochrony IP44, który zapewnia bezpieczną pracę lampy w deszczu i kurzu.</text:p>
            <text:p/>
            <text:p>Wysokość: 42 cm</text:p>
            <text:p/>
            <text:p>Wymiary: 16 x 16 cm</text:p>
            <text:p/>
            <text:p>Lampa Lajo emituje światło przypominające płomień świecy falujący na wietrze. </text:p>
            <text:p/>
            <text:p>Lampy solarne to idealne rozwiązanie dla wszystkich, którym bliska jest ochrona środowiska i inteligentne rozwiązania. Lampy solarne nie potrzebują energii elektrycznej, więc nie potrzebujesz ani gniazdka ani wtyczki. Wystarczy energia słoneczna w dzień, aby naładować baterie i cieszyć się przyjemnym oświetleniem wieczorem!</text:p>
            <text:p/>
            <text:p>Lampa solarna Lajo zapewnia cudowną w atmosferę w długie letnie wieczory. </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741_103052_0.jpg, https://www.lampyiswiatlo.pl/media/catalog/product/cache/dc8ebad46b1b99eec05144e062f13606/1/0/5741_103052_0.jpg</text:p>
          </table:table-cell>
          <table:table-cell office:value-type="string" calcext:value-type="string">
            <text:p>Solarna lampa stołowa czarna efekt płomienia LED IP44 - Laj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58" calcext:value-type="float">
            <text:p>558</text:p>
          </table:table-cell>
          <table:table-cell office:value-type="float" office:value="1" calcext:value-type="float">
            <text:p>1</text:p>
          </table:table-cell>
          <table:table-cell office:value-type="string" calcext:value-type="string">
            <text:p>Kinkiet zewnętrzny szary z czujnikiem ruchu LED IP54 - Harvey</text:p>
          </table:table-cell>
          <table:table-cell office:value-type="string" calcext:value-type="string">
            <text:p>Lampy zewnętrzne</text:p>
          </table:table-cell>
          <table:table-cell office:value-type="float" office:value="639" calcext:value-type="float">
            <text:p>6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2354" calcext:value-type="float">
            <text:p>8718881122354</text:p>
          </table:table-cell>
          <table:table-cell table:number-columns-repeated="9"/>
          <table:table-cell office:value-type="float" office:value="58" calcext:value-type="float">
            <text:p>58</text:p>
          </table:table-cell>
          <table:table-cell table:number-columns-repeated="3"/>
          <table:table-cell office:value-type="string" calcext:value-type="string">
            <text:p>both</text:p>
          </table:table-cell>
          <table:table-cell table:number-columns-repeated="4"/>
          <table:table-cell office:value-type="string" calcext:value-type="string">
            <text:p>Zapewnij bezpieczne i nowoczesne środowisko zewnętrzne dzięki Harvey. Ten kinkiet świetnie prezentuje się przy drzwiach wejściowych lub altanie ogrodowej i zapewnia przyjemne oświetlenie tam, gdzie jest to potrzebne. Włącza się, gdy tylko wykryje ruch i wyłącza się automatycznie. Więc nie musisz się martwić, że lampa pali się przez całą noc. Kinkiet wykonany jest z aluminium z tworzywem sztucznym i wykończony jest w kolorze antracytowej szarości. Ma głębokość 13,4 cm, wysokość 8,6 cm i długość 17 cm. Płyta montażowa ma głębokość 2,5 cm, wysokość 8,6 cm i długość 17 cm. Harvey posiada niewymienne oświetlenie LED. Ma strumień świetlny 600 lumenów i 2700 kelwinów, co czyni go idealnym światłem w ciemności. Ze względu na wysoką wartość IP IP54 lampa jest bryzgoszczelna i nadaje się do użytku na zewnątrz. Zadbaj o bezpieczeństwo w swoim ogrodzie dzięki lampie ściennej Harvey.</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149_103918_0.jpg, https://www.lampyiswiatlo.pl/media/catalog/product/cache/dc8ebad46b1b99eec05144e062f13606/1/0/8149_103918_0.jpg</text:p>
          </table:table-cell>
          <table:table-cell office:value-type="string" calcext:value-type="string">
            <text:p>Kinkiet zewnętrzny szary z czujnikiem ruchu LED IP54 - Harvey</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59" calcext:value-type="float">
            <text:p>559</text:p>
          </table:table-cell>
          <table:table-cell office:value-type="float" office:value="1" calcext:value-type="float">
            <text:p>1</text:p>
          </table:table-cell>
          <table:table-cell office:value-type="string" calcext:value-type="string">
            <text:p>Moderne plafondlamp staal IP44 4-lichts - Cederic</text:p>
          </table:table-cell>
          <table:table-cell office:value-type="string" calcext:value-type="string">
            <text:p>Lampy zewnętrzne</text:p>
          </table:table-cell>
          <table:table-cell office:value-type="float" office:value="589" calcext:value-type="float">
            <text:p>5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5942" calcext:value-type="float">
            <text:p>8718881125942</text:p>
          </table:table-cell>
          <table:table-cell table:number-columns-repeated="9"/>
          <table:table-cell office:value-type="float" office:value="130" calcext:value-type="float">
            <text:p>130</text:p>
          </table:table-cell>
          <table:table-cell table:number-columns-repeated="3"/>
          <table:table-cell office:value-type="string" calcext:value-type="string">
            <text:p>both</text:p>
          </table:table-cell>
          <table:table-cell table:number-columns-repeated="4"/>
          <table:table-cell office:value-type="string" calcext:value-type="string">
            <text:p>Brak opisu</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7139_104264_0.jpg, https://www.lampyiswiatlo.pl/media/catalog/product/cache/dc8ebad46b1b99eec05144e062f13606/1/0/7139_104264_0.jpg</text:p>
          </table:table-cell>
          <table:table-cell office:value-type="string" calcext:value-type="string">
            <text:p>Moderne plafondlamp staal IP44 4-lichts - Cederic</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60" calcext:value-type="float">
            <text:p>560</text:p>
          </table:table-cell>
          <table:table-cell office:value-type="float" office:value="1" calcext:value-type="float">
            <text:p>1</text:p>
          </table:table-cell>
          <table:table-cell office:value-type="string" calcext:value-type="string">
            <text:p>Inteligentna stojąca lampa zewnętrzna rdzawobrązowa 50 cm z Wifi A60 - Dania</text:p>
          </table:table-cell>
          <table:table-cell office:value-type="string" calcext:value-type="string">
            <text:p>Lampy zewnętrzne</text:p>
          </table:table-cell>
          <table:table-cell office:value-type="float" office:value="379" calcext:value-type="float">
            <text:p>37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31776" calcext:value-type="float">
            <text:p>8718881131776</text:p>
          </table:table-cell>
          <table:table-cell table:number-columns-repeated="9"/>
          <table:table-cell office:value-type="float" office:value="31" calcext:value-type="float">
            <text:p>31</text:p>
          </table:table-cell>
          <table:table-cell table:number-columns-repeated="3"/>
          <table:table-cell office:value-type="string" calcext:value-type="string">
            <text:p>both</text:p>
          </table:table-cell>
          <table:table-cell table:number-columns-repeated="4"/>
          <table:table-cell office:value-type="string" calcext:value-type="string">
            <text:p>Czas na nastrojowe oświetlenie ogrodu? Wybierz stojącą lampę zewnętrzną w Danii i ciesz się najpiękniejszym, eleganckim oświetleniem! Kolor rdzawobrązowy z plastikową nasadką daje nowoczesny i industrialny efekt. Lampa ma długość 8,5 cm, szerokość 8,5 cm i wysokość 50 cm. Lampa jest wyposażona w inteligentne źródło światła E27 o łącznej mocy 7 W i 15 000 godzin świecenia. To źródło światła jest łatwe w obsłudze za pomocą telefonu lub inteligentnego asystenta domowego. Źródło światła jest ściemniane i ma łącznie 806 lumenów i jest ściemniane w zakresie od 1800 do 3000 kelwinów. W ten sposób zawsze określasz idealne oświetlenie nastrojowe lub funkcjonalne oświetlenie w swoim ogrodzie. Dzięki IP44 ta lampa zewnętrzna jest bryzgoszczelna! Oświetl swój ogród w fajny i atrakcyjny sposób dzięki tej stojącej lampie zewnętrznej z inteligentnym źródłem światła Dani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6617_104606_0.jpg, https://www.lampyiswiatlo.pl/media/catalog/product/cache/dc8ebad46b1b99eec05144e062f13606/1/0/6617_104606_0.jpg</text:p>
          </table:table-cell>
          <table:table-cell office:value-type="string" calcext:value-type="string">
            <text:p>Inteligentna stojąca lampa zewnętrzna rdzawobrązowa 50 cm z Wifi A60 - Dan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61" calcext:value-type="float">
            <text:p>561</text:p>
          </table:table-cell>
          <table:table-cell office:value-type="float" office:value="1" calcext:value-type="float">
            <text:p>1</text:p>
          </table:table-cell>
          <table:table-cell office:value-type="string" calcext:value-type="string">
            <text:p>Kinkiet zewnętrzny ciemnoszary IP54 z czujnikiem ruchu LED - Simon</text:p>
          </table:table-cell>
          <table:table-cell office:value-type="string" calcext:value-type="string">
            <text:p>Lampy zewnętrzne</text:p>
          </table:table-cell>
          <table:table-cell office:value-type="float" office:value="509" calcext:value-type="float">
            <text:p>50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Trio Leuchten</text:p>
          </table:table-cell>
          <table:table-cell office:value-type="float" office:value="4017807491371" calcext:value-type="float">
            <text:p>4017807491371</text:p>
          </table:table-cell>
          <table:table-cell table:number-columns-repeated="9"/>
          <table:table-cell office:value-type="float" office:value="109" calcext:value-type="float">
            <text:p>109</text:p>
          </table:table-cell>
          <table:table-cell table:number-columns-repeated="3"/>
          <table:table-cell office:value-type="string" calcext:value-type="string">
            <text:p>both</text:p>
          </table:table-cell>
          <table:table-cell table:number-columns-repeated="4"/>
          <table:table-cell office:value-type="string" calcext:value-type="string">
            <text:p>Simon to nowoczesny kinkiet z dwoma źródłami światła, które możesz sam skierować we właściwym kierunku. Użyteczne! Kinkiet jest ciemnoszary i wykonany ze stali. Ma głębokość 9,1 cm, wysokość 12,1 cm i długość 23 cm. Płyta montażowa ma wysokość 10 cm i długość 21 cm. Simon ma dwa źródła światła i jest dostarczany z diodami LED (niewymiennymi). Lampy dają 3000 kelwinów ciepła światła, które ma neutralną białą barwę. Idealny na zewnątrz! Dzięki 420 lumenom na lampę zapewnia dużo (funkcjonalnego) światła. Kinkiet Simon posiada czujnik ruchu i włącza się automatycznie, gdy znajdziesz się w zasięgu czujnika ruchu. Dzięki wartości IP54 jest bryzgoszczelna i bezpyłowa oraz nadaje się do zawieszenia w osłoniętych miejscach, takich jak ściana. Piękna lampa do drzwi wejściowych lub do ogrodu przy szopie!</text:p>
          </table:table-cell>
          <table:table-cell office:value-type="string" calcext:value-type="string">
            <text:p>Kwadratowy, Okrągły</text:p>
          </table:table-cell>
          <table:table-cell office:value-type="string" calcext:value-type="string">
            <text:p>Meta title-Kwadratowy, Okrągły</text:p>
          </table:table-cell>
          <table:table-cell office:value-type="string" calcext:value-type="string">
            <text:p>Meta keywords-Kwadratowy, Okrągły</text:p>
          </table:table-cell>
          <table:table-cell office:value-type="string" calcext:value-type="string">
            <text:p>Meta description-Kwadratowy, 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905_104585_0.jpg, https://www.lampyiswiatlo.pl/media/catalog/product/cache/dc8ebad46b1b99eec05144e062f13606/1/0/1905_104585_0.jpg</text:p>
          </table:table-cell>
          <table:table-cell office:value-type="string" calcext:value-type="string">
            <text:p>Kinkiet zewnętrzny ciemnoszary IP54 z czujnikiem ruchu LED - Simon</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62" calcext:value-type="float">
            <text:p>562</text:p>
          </table:table-cell>
          <table:table-cell office:value-type="float" office:value="1" calcext:value-type="float">
            <text:p>1</text:p>
          </table:table-cell>
          <table:table-cell office:value-type="string" calcext:value-type="string">
            <text:p>Nowoczesny słupek zewnętrzny szary w tym LED IP54 - Litt</text:p>
          </table:table-cell>
          <table:table-cell office:value-type="string" calcext:value-type="string">
            <text:p>Lampy zewnętrzne</text:p>
          </table:table-cell>
          <table:table-cell office:value-type="float" office:value="685" calcext:value-type="float">
            <text:p>6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2385" calcext:value-type="float">
            <text:p>8718881122385</text:p>
          </table:table-cell>
          <table:table-cell table:number-columns-repeated="9"/>
          <table:table-cell office:value-type="float" office:value="87" calcext:value-type="float">
            <text:p>87</text:p>
          </table:table-cell>
          <table:table-cell table:number-columns-repeated="3"/>
          <table:table-cell office:value-type="string" calcext:value-type="string">
            <text:p>both</text:p>
          </table:table-cell>
          <table:table-cell table:number-columns-repeated="4"/>
          <table:table-cell office:value-type="string" calcext:value-type="string">
            <text:p>Udekoruj swój ogród tą piękną stojącą lampą zewnętrzną Litt. Super klimatyczne przy ścieżce w ogrodzie lub na tarasie. Litt jest wykonany z aluminium z tworzywem sztucznym i wykończony jest w kolorze antracytowej szarości. Ma wysokość 60 cm, długość 13,2 cm i szerokość 12,4 cm. Posiada niewymienne oświetlenie LED. Ma strumień świetlny 440 lumenów i 2700 kelwinów. Dzięki wartości IP IP54 lampa zewnętrzna jest bryzgoszczelna i dlatego może wytrzymać zachlapanie wodą. Uatrakcyjnij swój ogród dzięki lampie zewnętrznej Litt.</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033_103921_0.jpg, https://www.lampyiswiatlo.pl/media/catalog/product/cache/dc8ebad46b1b99eec05144e062f13606/1/0/5033_103921_0.jpg</text:p>
          </table:table-cell>
          <table:table-cell office:value-type="string" calcext:value-type="string">
            <text:p>Nowoczesny słupek zewnętrzny szary w tym LED IP54 - Litt</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63" calcext:value-type="float">
            <text:p>563</text:p>
          </table:table-cell>
          <table:table-cell office:value-type="float" office:value="1" calcext:value-type="float">
            <text:p>1</text:p>
          </table:table-cell>
          <table:table-cell office:value-type="string" calcext:value-type="string">
            <text:p>Nowoczesna lampa ścienna złota 48 cm IP44 3-punktowa - Cederic</text:p>
          </table:table-cell>
          <table:table-cell office:value-type="string" calcext:value-type="string">
            <text:p>Lampy zewnętrzne</text:p>
          </table:table-cell>
          <table:table-cell office:value-type="float" office:value="489" calcext:value-type="float">
            <text:p>4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5935" calcext:value-type="float">
            <text:p>8718881125935</text:p>
          </table:table-cell>
          <table:table-cell table:number-columns-repeated="9"/>
          <table:table-cell office:value-type="float" office:value="92" calcext:value-type="float">
            <text:p>92</text:p>
          </table:table-cell>
          <table:table-cell table:number-columns-repeated="3"/>
          <table:table-cell office:value-type="string" calcext:value-type="string">
            <text:p>both</text:p>
          </table:table-cell>
          <table:table-cell table:number-columns-repeated="4"/>
          <table:table-cell office:value-type="string" calcext:value-type="string">
            <text:p>Ten duży kinkiet przyciągnie uwagę w Twojej łazience. Ulepsz swoją łazienkę za pomocą nowoczesnej lampy ściennej! Funkcjonalny i po prostu bardzo piękny. Cederic to złoty, stalowy kinkiet ze szkłem i 3 punktami świetlnymi. Ma głębokość 10,4 cm, wysokość 8 cm i długość nie mniejszą niż 48 cm. Płyta montażowa ma głębokość 2,5 cm, wysokość 8 cm i długość 48 cm. Źródła światła są ekskluzywne, więc zamów trzy źródła światła z oprawą G9 (maks. 28 watów). Dzięki wysokiej wartości IP IP44 są odporne na zachlapanie wodą i dlatego można je stosować również w łazience. Można go ściemniać za pomocą zewnętrznego ściemniacza (brak w zestawie), dzięki czemu nadaje się do dowolnego celu. Czy ta lampa może wkrótce oświetlić Twoją łazienkę?</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203_104263_0.jpg, https://www.lampyiswiatlo.pl/media/catalog/product/cache/dc8ebad46b1b99eec05144e062f13606/1/0/2203_104263_0.jpg</text:p>
          </table:table-cell>
          <table:table-cell office:value-type="string" calcext:value-type="string">
            <text:p>Nowoczesna lampa ścienna złota 48 cm IP44 3-punktowa - Cederic</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564" calcext:value-type="float">
            <text:p>564</text:p>
          </table:table-cell>
          <table:table-cell office:value-type="float" office:value="1" calcext:value-type="float">
            <text:p>1</text:p>
          </table:table-cell>
          <table:table-cell office:value-type="string" calcext:value-type="string">
            <text:p>Nowoczesna zewnętrzna lampa stojąca czarna klosz biały 25cm IP65 - Virginia</text:p>
          </table:table-cell>
          <table:table-cell office:value-type="string" calcext:value-type="string">
            <text:p>Lampy zewnętrzn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08181" calcext:value-type="float">
            <text:p>8718881108181</text:p>
          </table:table-cell>
          <table:table-cell table:number-columns-repeated="9"/>
          <table:table-cell office:value-type="float" office:value="79" calcext:value-type="float">
            <text:p>79</text:p>
          </table:table-cell>
          <table:table-cell table:number-columns-repeated="3"/>
          <table:table-cell office:value-type="string" calcext:value-type="string">
            <text:p>both</text:p>
          </table:table-cell>
          <table:table-cell table:number-columns-repeated="4"/>
          <table:table-cell office:value-type="string" calcext:value-type="string">
            <text:p>Nowoczesna lampa stojąca Virginia świetnie sprawdzi do oświetlenia tarasu, ścieżki ogrodowej czy też wybranych miejsc w ogrodzie. </text:p>
            <text:p/>
            <text:p>Posiada stopień ochrony IP65, który zapewnia bezpieczną pracę lampy w deszczu i kurzu.</text:p>
            <text:p/>
            <text:p>Wysokość: 135 cm</text:p>
            <text:p/>
            <text:p>Średnica klosza: 25 cm</text:p>
            <text:p/>
            <text:p>Wysokość klosza: 20 cm</text:p>
            <text:p/>
            <text:p>Średnica podstawy: 30 cm</text:p>
            <text:p/>
            <text:p>Długość kabla z wtyczką: 210 cm</text:p>
            <text:p/>
            <text:p>W komplecie nie ma źródła światła. Takowe należy zakupić we własnym zakresie. Lampa wyposażona jest w gwint na E27 o maksymalnym poborze mocy do 23W. </text:p>
            <text:p/>
            <text:p>Dzięki lampie Virginia zamienisz swój ogród w cudowną krainę światła!</text:p>
          </table:table-cell>
          <table:table-cell office:value-type="string" calcext:value-type="string">
            <text:p>Oblongue</text:p>
          </table:table-cell>
          <table:table-cell office:value-type="string" calcext:value-type="string">
            <text:p>Meta title-Oblongue</text:p>
          </table:table-cell>
          <table:table-cell office:value-type="string" calcext:value-type="string">
            <text:p>Meta keywords-Oblongue</text:p>
          </table:table-cell>
          <table:table-cell office:value-type="string" calcext:value-type="string">
            <text:p>Meta description-Oblongue</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2074_102358_0.jpg, https://www.lampyiswiatlo.pl/media/catalog/product/cache/dc8ebad46b1b99eec05144e062f13606/1/0/2074_102358_0.jpg</text:p>
          </table:table-cell>
          <table:table-cell office:value-type="string" calcext:value-type="string">
            <text:p>Nowoczesna zewnętrzna lampa stojąca czarna klosz biały 25cm IP65 - Virginia</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65" calcext:value-type="float">
            <text:p>565</text:p>
          </table:table-cell>
          <table:table-cell office:value-type="float" office:value="1" calcext:value-type="float">
            <text:p>1</text:p>
          </table:table-cell>
          <table:table-cell office:value-type="string" calcext:value-type="string">
            <text:p>Kinkiet zewnętrzny szary w tym LED IP54 z czujnikiem ruchu - Zane</text:p>
          </table:table-cell>
          <table:table-cell office:value-type="string" calcext:value-type="string">
            <text:p>Lampy zewnętrzne</text:p>
          </table:table-cell>
          <table:table-cell office:value-type="float" office:value="685" calcext:value-type="float">
            <text:p>68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22408" calcext:value-type="float">
            <text:p>8718881122408</text:p>
          </table:table-cell>
          <table:table-cell table:number-columns-repeated="9"/>
          <table:table-cell office:value-type="float" office:value="101" calcext:value-type="float">
            <text:p>101</text:p>
          </table:table-cell>
          <table:table-cell table:number-columns-repeated="3"/>
          <table:table-cell office:value-type="string" calcext:value-type="string">
            <text:p>both</text:p>
          </table:table-cell>
          <table:table-cell table:number-columns-repeated="4"/>
          <table:table-cell office:value-type="string" calcext:value-type="string">
            <text:p>Zapewnij bezpieczne środowisko zewnętrzne dzięki lampie ściennej Zane. Ta lampa idealnie komponuje się z nowoczesnym stylem życia. Jest bardzo poręczny, ponieważ można go regulować. W ten sposób decydujesz, gdzie świeci światło. Litt włącza się, gdy tylko wykryje ruch i wyłącza się automatycznie przez czujnik ruchu. Więc nie musisz się martwić, że lampa pali się przez całą noc. Zane jest wykonany z aluminium z plastikiem i wykończony jest w kolorze antracytowej szarości. Ma głębokość 13,02 cm, wysokość 11,75 i długość 12,04 cm. Płyta montażowa ma głębokość 1 cm, długość 6,6 cm i szerokość 7,6 cm. Kinkiet ma zintegrowane oświetlenie LED i dlatego nie można go wymienić. Ma strumień świetlny 600 lumenów i 2700 kelwinów. Daje to lampie zewnętrznej dużo światła, dzięki czemu możesz łatwo włożyć klucz do dziurki od klucza, gdy jesteś przy drzwiach wejściowych. Dzięki wartości IP IP54 kinkiet jest bryzgoszczelny i może wytrzymać ulewny deszcz. Uzupełnij swój domek ogrodowy lub drzwi wejściowe kinkietem zewnętrznym Zane.</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5578_103923_0.jpg, https://www.lampyiswiatlo.pl/media/catalog/product/cache/dc8ebad46b1b99eec05144e062f13606/1/0/5578_103923_0.jpg</text:p>
          </table:table-cell>
          <table:table-cell office:value-type="string" calcext:value-type="string">
            <text:p>Kinkiet zewnętrzny szary w tym LED IP54 z czujnikiem ruchu - Zan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6">
          <table:table-cell office:value-type="float" office:value="566" calcext:value-type="float">
            <text:p>566</text:p>
          </table:table-cell>
          <table:table-cell office:value-type="float" office:value="1" calcext:value-type="float">
            <text:p>1</text:p>
          </table:table-cell>
          <table:table-cell office:value-type="string" calcext:value-type="string">
            <text:p>Lampa stojąca biała 51 cm IP44 - Storm Large</text:p>
          </table:table-cell>
          <table:table-cell office:value-type="string" calcext:value-type="string">
            <text:p>Lampy zewnętrzne</text:p>
          </table:table-cell>
          <table:table-cell office:value-type="float" office:value="589" calcext:value-type="float">
            <text:p>58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7331" calcext:value-type="float">
            <text:p>8718881097331</text:p>
          </table:table-cell>
          <table:table-cell table:number-columns-repeated="9"/>
          <table:table-cell office:value-type="float" office:value="132" calcext:value-type="float">
            <text:p>132</text:p>
          </table:table-cell>
          <table:table-cell table:number-columns-repeated="3"/>
          <table:table-cell office:value-type="string" calcext:value-type="string">
            <text:p>both</text:p>
          </table:table-cell>
          <table:table-cell table:number-columns-repeated="4"/>
          <table:table-cell office:value-type="string" calcext:value-type="string">
            <text:p>Znana wszystkim lampa sztormowa ma nowy, designerski wygląd. </text:p>
            <text:p/>
            <text:p>Lampa Storm jest piękna, wielofunkcyjna i łatwa w użytkowaniu! </text:p>
            <text:p>Możesz być pewny, że dzięki tej lampie, każdy zwróci uwagę na Twój ogród bądź taras.</text:p>
            <text:p> </text:p>
            <text:p>Lampa ma podwyższony stopień ochrony IP44, co oznacza, że można bezpiecznie użytkować go na zewnątrz.</text:p>
            <text:p> </text:p>
            <text:p>Wysokość: 51 cm</text:p>
            <text:p> </text:p>
            <text:p>Szerokość: 36 cm</text:p>
            <text:p> </text:p>
            <text:p>Średnica podstawy: 23 cm</text:p>
            <text:p> </text:p>
            <text:p>Długość przewodu z wtyczką: 480 cm</text:p>
            <text:p> </text:p>
            <text:p>Tryb świecenia: Funkcjonalne białe światło (3000K) - Światło do czytania (2000K 100%) - Nastrojowe światło (2000K 50%) - Blask świec</text:p>
            <text:p/>
          </table:table-cell>
          <table:table-cell office:value-type="string" calcext:value-type="string">
            <text:p>Okrągły</text:p>
          </table:table-cell>
          <table:table-cell office:value-type="string" calcext:value-type="string">
            <text:p>Meta title-Okrągły</text:p>
          </table:table-cell>
          <table:table-cell office:value-type="string" calcext:value-type="string">
            <text:p>Meta keywords-Okrągły</text:p>
          </table:table-cell>
          <table:table-cell office:value-type="string" calcext:value-type="string">
            <text:p>Meta description-Okrągł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4994_98369_0.jpg, https://www.lampyiswiatlo.pl/media/catalog/product/cache/dc8ebad46b1b99eec05144e062f13606/9/8/4994_98369_0.jpg</text:p>
          </table:table-cell>
          <table:table-cell office:value-type="string" calcext:value-type="string">
            <text:p>Lampa stojąca biała 51 cm IP44 - Storm Large</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3">
          <table:table-cell office:value-type="float" office:value="567" calcext:value-type="float">
            <text:p>567</text:p>
          </table:table-cell>
          <table:table-cell office:value-type="float" office:value="1" calcext:value-type="float">
            <text:p>1</text:p>
          </table:table-cell>
          <table:table-cell office:value-type="string" calcext:value-type="string">
            <text:p>Kinkiet zewnętrzny stal IP44 z czujnikiem ruchu - Solo</text:p>
          </table:table-cell>
          <table:table-cell office:value-type="string" calcext:value-type="string">
            <text:p>Lampy zewnętrzne</text:p>
          </table:table-cell>
          <table:table-cell office:value-type="float" office:value="169" calcext:value-type="float">
            <text:p>16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57601" calcext:value-type="float">
            <text:p>8718881057601</text:p>
          </table:table-cell>
          <table:table-cell table:number-columns-repeated="9"/>
          <table:table-cell office:value-type="float" office:value="69" calcext:value-type="float">
            <text:p>69</text:p>
          </table:table-cell>
          <table:table-cell table:number-columns-repeated="3"/>
          <table:table-cell office:value-type="string" calcext:value-type="string">
            <text:p>both</text:p>
          </table:table-cell>
          <table:table-cell table:number-columns-repeated="4"/>
          <table:table-cell office:value-type="string" calcext:value-type="string">
            <text:p>Prosty i ponadczasowy kinkiet Solo zapewni idealne podświetlenie elewacji budynku.</text:p>
            <text:p/>
            <text:p>Posiada stopień ochrony IP44, który zapewnia bezpieczną pracę lampy w deszczu i kurzu. </text:p>
            <text:p/>
            <text:p>Wysokość: 15 cm</text:p>
            <text:p/>
            <text:p>Odległość od ściany: 10.7 cm</text:p>
            <text:p/>
            <text:p>Lampa jest gotowa do podłączenia do instalacji o napięciu 230 V. Maksymalny pobór mocy wynosi 35W. W komplecie nie ma źródła światła. Takowe należy zakupić we własnym zakresie. Lampa wyposażona jest w gwint na GU10. </text:p>
            <text:p/>
            <text:p>Ponadto, kinkiet Solo wyposażony został w czujnik ruchu. Lampa jest włączana automatycznie po wykryciu ruchu.</text:p>
            <text:p/>
            <text:p>Sprawdź pozostałe lampy z rodziny Solo!</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3/9575_93921_0.jpg, https://www.lampyiswiatlo.pl/media/catalog/product/cache/dc8ebad46b1b99eec05144e062f13606/9/3/9575_93921_0.jpg</text:p>
          </table:table-cell>
          <table:table-cell office:value-type="string" calcext:value-type="string">
            <text:p>Kinkiet zewnętrzny stal IP44 z czujnikiem ruchu - So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68" calcext:value-type="float">
            <text:p>568</text:p>
          </table:table-cell>
          <table:table-cell office:value-type="float" office:value="1" calcext:value-type="float">
            <text:p>1</text:p>
          </table:table-cell>
          <table:table-cell office:value-type="string" calcext:value-type="string">
            <text:p>Nowoczesny kinkiet zewnętrzny czarny - Rullo</text:p>
          </table:table-cell>
          <table:table-cell office:value-type="string" calcext:value-type="string">
            <text:p>Lampy zewnętrzne</text:p>
          </table:table-cell>
          <table:table-cell office:value-type="float" office:value="275" calcext:value-type="float">
            <text:p>2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98888" calcext:value-type="float">
            <text:p>8718881098888</text:p>
          </table:table-cell>
          <table:table-cell table:number-columns-repeated="9"/>
          <table:table-cell office:value-type="float" office:value="126" calcext:value-type="float">
            <text:p>126</text:p>
          </table:table-cell>
          <table:table-cell table:number-columns-repeated="3"/>
          <table:table-cell office:value-type="string" calcext:value-type="string">
            <text:p>both</text:p>
          </table:table-cell>
          <table:table-cell table:number-columns-repeated="4"/>
          <table:table-cell office:value-type="string" calcext:value-type="string">
            <text:p>Przytulna lampa zewnętrzna, to Rullo. Ładnie wykończone na czarno ze stali nierdzewnej. Ładnie pasuje pod nowoczesny lub wiejski taras, tworząc przytulną atmosferę! Lampa ma wysokość 24,5 cm i średnicę 8,5 cm. Płyta montażowa do ściany ma wysokość 11,5 cm i długość 7 cm. <text:s/>Uzupełniasz Rullo o źródło światła pasujące do oprawy E27 (maks. 15 Watt). Lampa jest również ściemnialna za pomocą zewnętrznego ściemniacza. <text:s/>Uwaga: ta lampa ma wartość IP IP44, dzięki czemu jest bryzgoszczelna. Możesz więc zamontować go pod tarasem, aby stworzyć przytulną atmosferę podczas ciepłych letnich wieczorów!</text:p>
          </table:table-cell>
          <table:table-cell office:value-type="string" calcext:value-type="string">
            <text:p>Cylindryczny</text:p>
          </table:table-cell>
          <table:table-cell office:value-type="string" calcext:value-type="string">
            <text:p>Meta title-Cylindryczny</text:p>
          </table:table-cell>
          <table:table-cell office:value-type="string" calcext:value-type="string">
            <text:p>Meta keywords-Cylindryczny</text:p>
          </table:table-cell>
          <table:table-cell office:value-type="string" calcext:value-type="string">
            <text:p>Meta description-Cylindrycz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8/1674_98708_0.jpg, https://www.lampyiswiatlo.pl/media/catalog/product/cache/dc8ebad46b1b99eec05144e062f13606/9/8/1674_98708_0.jpg</text:p>
          </table:table-cell>
          <table:table-cell office:value-type="string" calcext:value-type="string">
            <text:p>Nowoczesny kinkiet zewnętrzny czarny - Rullo</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69" calcext:value-type="float">
            <text:p>569</text:p>
          </table:table-cell>
          <table:table-cell office:value-type="float" office:value="1" calcext:value-type="float">
            <text:p>1</text:p>
          </table:table-cell>
          <table:table-cell office:value-type="string" calcext:value-type="string">
            <text:p>Przemysłowa inteligentna lampa sufitowa zewnętrzna czarna, w tym 2 WiFi ST64 - Rotterdam</text:p>
          </table:table-cell>
          <table:table-cell office:value-type="string" calcext:value-type="string">
            <text:p>Lampy zewnętrzne</text:p>
          </table:table-cell>
          <table:table-cell office:value-type="float" office:value="575" calcext:value-type="float">
            <text:p>57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9866" calcext:value-type="float">
            <text:p>8718881119866</text:p>
          </table:table-cell>
          <table:table-cell table:number-columns-repeated="9"/>
          <table:table-cell office:value-type="float" office:value="53" calcext:value-type="float">
            <text:p>53</text:p>
          </table:table-cell>
          <table:table-cell table:number-columns-repeated="3"/>
          <table:table-cell office:value-type="string" calcext:value-type="string">
            <text:p>both</text:p>
          </table:table-cell>
          <table:table-cell table:number-columns-repeated="4"/>
          <table:table-cell office:value-type="string" calcext:value-type="string">
            <text:p>Ta przemysłowa lampa zewnętrzna Rotterdam to elegancka lampa sufitowa. Składa się z kwadratowej ramy ze szklanymi panelami po bokach. Ponieważ dwie oprawy są umieszczone naprzeciw siebie, ta przemysłowa lampa zewnętrzna ma zabawny charakter. De Rotterdam doda trochę więcej do szopy, dachu lub ogrodu. Lampa ma długość i szerokość 28 cm oraz wysokość 10 cm. Rotterdam jest wyposażony w 2 źródła światła WiFi ST64. Można nimi sterować przez Wi-Fi za pomocą aplikacji na telefon, Google Home lub Alexa. Na przykład możesz dostosować intensywność światła do 806 lumenów, przyciemniając je. Możesz również samodzielnie określić temperaturę barwową (1800 - 3600 kelwinów), możesz przejść od bardzo ciepłego białego światła do neutralnego białego światła. Średnia żywotność lampy wynosi 15 000 godzin. Rotterdam jest wykonany ze stali nierdzewnej i ma wartość IP IP23: dzięki temu jest odporny na wilgoć, ale nie na bezpośredni deszcz! Ta lampa sufitowa pięknie wisi pod baldachimem lub w ogrodzie Twojej altanki!</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1391_103581_0.jpg, https://www.lampyiswiatlo.pl/media/catalog/product/cache/dc8ebad46b1b99eec05144e062f13606/1/0/1391_103581_0.jpg</text:p>
          </table:table-cell>
          <table:table-cell office:value-type="string" calcext:value-type="string">
            <text:p>Przemysłowa inteligentna lampa sufitowa zewnętrzna czarna, w tym 2 WiFi ST64 - Rotterdam</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70" calcext:value-type="float">
            <text:p>570</text:p>
          </table:table-cell>
          <table:table-cell office:value-type="float" office:value="1" calcext:value-type="float">
            <text:p>1</text:p>
          </table:table-cell>
          <table:table-cell office:value-type="string" calcext:value-type="string">
            <text:p>Kinkiet zewnętrzny czarny z czujnikiem światła i ciemności - Rotterdam 1</text:p>
          </table:table-cell>
          <table:table-cell office:value-type="string" calcext:value-type="string">
            <text:p>Lampy zewnętrzne</text:p>
          </table:table-cell>
          <table:table-cell office:value-type="float" office:value="415" calcext:value-type="float">
            <text:p>415</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071430" calcext:value-type="float">
            <text:p>8718881071430</text:p>
          </table:table-cell>
          <table:table-cell table:number-columns-repeated="9"/>
          <table:table-cell office:value-type="float" office:value="69" calcext:value-type="float">
            <text:p>69</text:p>
          </table:table-cell>
          <table:table-cell table:number-columns-repeated="3"/>
          <table:table-cell office:value-type="string" calcext:value-type="string">
            <text:p>both</text:p>
          </table:table-cell>
          <table:table-cell table:number-columns-repeated="4"/>
          <table:table-cell office:value-type="string" calcext:value-type="string">
            <text:p>Kinkiet Rotterdam sprawi, że Twój dach lub szopka ogrodowa będzie trochę ekstra. Ta fajna lampa ścienna składa się z prostokątnej ramy ze szklanymi panelami po bokach. Tworzy to piękny efekt prasowania na Twojej ścianie.Dzięki zastosowaniu specjalnej żarówki kinkiet Rotterdam przyciąga wzrok w Twoim ogrodzie! Dzięki wartości IP IP44 ta lampa zewnętrzna jest bryzgoszczelna. Można go również łatwo podłączyć do 230 woltów. Poza tym ta lampa jest bardzo miła dla oka, jest również bardzo poręczna. Posiada czujnik światło-ciemność LUX (czujnik zmierzchu); lampa zewnętrzna włącza się, gdy robi się ciemno i gaśnie, gdy znowu robi się jasno. Super poręczny! Lampa ma 32,5 cm wysokości, 10 cm głębokości i 16,5 cm szerokości. Wykonany z wysokiej jakości aluminium, ten nowoczesny i elegancki kinkiet Rotterdam jest z pewnością atutem Twojej elewacji.</text:p>
          </table:table-cell>
          <table:table-cell office:value-type="string" calcext:value-type="string">
            <text:p>Podłużny</text:p>
          </table:table-cell>
          <table:table-cell office:value-type="string" calcext:value-type="string">
            <text:p>Meta title-Podłużny</text:p>
          </table:table-cell>
          <table:table-cell office:value-type="string" calcext:value-type="string">
            <text:p>Meta keywords-Podłużny</text:p>
          </table:table-cell>
          <table:table-cell office:value-type="string" calcext:value-type="string">
            <text:p>Meta description-Podłużn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9/5/6321_95261_0.jpg, https://www.lampyiswiatlo.pl/media/catalog/product/cache/dc8ebad46b1b99eec05144e062f13606/9/5/6321_95261_0.jpg</text:p>
          </table:table-cell>
          <table:table-cell office:value-type="string" calcext:value-type="string">
            <text:p>Kinkiet zewnętrzny czarny z czujnikiem światła i ciemności - Rotterdam 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2">
          <table:table-cell office:value-type="float" office:value="571" calcext:value-type="float">
            <text:p>571</text:p>
          </table:table-cell>
          <table:table-cell office:value-type="float" office:value="1" calcext:value-type="float">
            <text:p>1</text:p>
          </table:table-cell>
          <table:table-cell office:value-type="string" calcext:value-type="string">
            <text:p>Kinkiet zewnętrzny antyczne złoto regulowany IP44 - Capital</text:p>
          </table:table-cell>
          <table:table-cell office:value-type="string" calcext:value-type="string">
            <text:p>Lampy zewnętrzne</text:p>
          </table:table-cell>
          <table:table-cell office:value-type="float" office:value="139" calcext:value-type="float">
            <text:p>139</text:p>
          </table:table-cell>
          <table:table-cell office:value-type="float" office:value="1" calcext:value-type="float">
            <text:p>1</text:p>
          </table:table-cell>
          <table:table-cell/>
          <table:table-cell office:value-type="float" office:value="0" calcext:value-type="float">
            <text:p>0</text:p>
          </table:table-cell>
          <table:table-cell table:number-columns-repeated="7"/>
          <table:table-cell office:value-type="string" calcext:value-type="string">
            <text:p>QAZQA</text:p>
          </table:table-cell>
          <table:table-cell office:value-type="float" office:value="8718881116339" calcext:value-type="float">
            <text:p>8718881116339</text:p>
          </table:table-cell>
          <table:table-cell table:number-columns-repeated="9"/>
          <table:table-cell office:value-type="float" office:value="104" calcext:value-type="float">
            <text:p>104</text:p>
          </table:table-cell>
          <table:table-cell table:number-columns-repeated="3"/>
          <table:table-cell office:value-type="string" calcext:value-type="string">
            <text:p>both</text:p>
          </table:table-cell>
          <table:table-cell table:number-columns-repeated="4"/>
          <table:table-cell office:value-type="string" calcext:value-type="string">
            <text:p>Ładna lampa zewnętrzna o wyjątkowym wykończeniu w kolorze antycznego złota, która nadaje klasyczny i romantyczny wygląd! Ten kinkiet kradnie widowisko przy drzwiach wejściowych lub na tarasie! Jest regulowany, więc możesz zdecydować się na montaż w dół lub w górę: super zabawa! Dzięki wartości IP IP44 jest doskonale odporny na zachlapanie wodą. Lampa ma wysokość 35 cm i głębokość 19,7 cm. Dzięki źródłu światła E27 o maksymalnej mocy 15 W uzupełniasz naszą stolicę i jest gotowa zabłysnąć w Twoim ogrodzie! Uwaga: źródło światła nie jest dołączone do tej lampy. Możesz go przyciemnić za pomocą zewnętrznego ściemniacza (brak w zestawie). W ten sposób sprawisz, że będzie wyjątkowo przytulny! Klasyczny rozmiar na zewnątrz: to jest nasz kinkiet Capital</text:p>
          </table:table-cell>
          <table:table-cell office:value-type="string" calcext:value-type="string">
            <text:p>Kwadratowy</text:p>
          </table:table-cell>
          <table:table-cell office:value-type="string" calcext:value-type="string">
            <text:p>Meta title-Kwadratowy</text:p>
          </table:table-cell>
          <table:table-cell office:value-type="string" calcext:value-type="string">
            <text:p>Meta keywords-Kwadratowy</text:p>
          </table:table-cell>
          <table:table-cell office:value-type="string" calcext:value-type="string">
            <text:p>Meta description-Kwadratowy</text:p>
          </table:table-cell>
          <table:table-cell/>
          <table:table-cell office:value-type="string" calcext:value-type="string">
            <text:p>W magazynie</text:p>
          </table:table-cell>
          <table:table-cell office:value-type="string" calcext:value-type="string">
            <text:p>Dostępny</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https://www.lampyiswiatlo.pl/media/catalog/product/cache/4d1a78dffc153f3bf5f24297bc2fd154/1/0/8817_103209_0.jpg, https://www.lampyiswiatlo.pl/media/catalog/product/cache/dc8ebad46b1b99eec05144e062f13606/1/0/8817_103209_0.jpg</text:p>
          </table:table-cell>
          <table:table-cell office:value-type="string" calcext:value-type="string">
            <text:p>Kinkiet zewnętrzny antyczne złoto regulowany IP44 - Capital</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new</text:p>
          </table:table-cell>
          <table:table-cell table:number-columns-repeated="5" office:value-type="float" office:value="0" calcext:value-type="float">
            <text:p>0</text:p>
          </table:table-cell>
          <table:table-cell table:number-columns-repeated="9"/>
        </table:table-row>
        <table:table-row table:style-name="ro1" table:number-rows-repeated="1048003">
          <table:table-cell table:number-columns-repeated="67"/>
        </table:table-row>
        <table:table-row table:style-name="ro1">
          <table:table-cell table:number-columns-repeated="67"/>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P0" style:volatile="true">
      <number:number number:decimal-places="0" number:min-decimal-places="0" number:min-integer-digits="1" number:grouping="true"/>
    </number:number-style>
    <number:number-style style:name="N121">
      <number:text>-</number:text>
      <number:number number:decimal-places="0" number:min-decimal-places="0" number:min-integer-digits="1" number:grouping="true"/>
      <style:map style:condition="value()&gt;=0" style:apply-style-name="N121P0"/>
    </number:number-style>
    <number:number-style style:name="N122P0" style:volatile="true">
      <number:number number:decimal-places="0" number:min-decimal-places="0" number:min-integer-digits="1" number:grouping="true"/>
    </number:number-style>
    <number:number-style style:name="N122">
      <style:text-properties fo:color="#ff0000"/>
      <number:text>-</number:text>
      <number:number number:decimal-places="0" number:min-decimal-places="0" number:min-integer-digits="1" number:grouping="true"/>
      <style:map style:condition="value()&gt;=0" style:apply-style-name="N122P0"/>
    </number:number-style>
    <number:number-style style:name="N123P0" style:volatile="true">
      <number:number number:decimal-places="2" number:min-decimal-places="2" number:min-integer-digits="1" number:grouping="true"/>
    </number:number-style>
    <number:number-style style:name="N123">
      <number:text>-</number:text>
      <number:number number:decimal-places="2" number:min-decimal-places="2"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style:text-properties fo:color="#ff0000"/>
      <number:text>-</number:text>
      <number:number number:decimal-places="2" number:min-decimal-places="2" number:min-integer-digits="1" number:grouping="true"/>
      <style:map style:condition="value()&gt;=0" style:apply-style-name="N124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Worksheet" style:display-name="PageStyle_Work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Untitled Spreadsheet</dc:title>
    <meta:initial-creator>Unknown Creator</meta:initial-creator>
    <meta:creation-date>2021-11-14T22:11:10</meta:creation-date>
    <dc:date>2022-01-09T15:13:04.215000000</dc:date>
    <meta:generator>LibreOffice/7.1.7.2$Windows_X86_64 LibreOffice_project/c6a4e3954236145e2acb0b65f68614365aeee33f</meta:generator>
    <meta:editing-duration>PT28S</meta:editing-duration>
    <meta:editing-cycles>1</meta:editing-cycles>
    <meta:document-statistic meta:table-count="1" meta:cell-count="17199" meta:object-count="0"/>
    <meta:user-defined meta:name="AppVersion">16.0300</meta:user-defined>
    <meta:user-defined meta:name="Company">Microsoft Corporation</meta:user-defined>
  </office:meta>
</office:document-meta>
</file>